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/>
    </style:style>
    <style:style style:name="ce2" style:family="table-cell" style:parent-style-name="Default">
      <style:text-properties fo:color="#9966cc"/>
    </style:style>
    <style:style style:name="ce3" style:family="table-cell" style:parent-style-name="Default">
      <style:text-properties fo:color="#9999ff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e6e6ff"/>
      <style:text-properties fo:color="#008000"/>
    </style:style>
    <style:style style:name="ce6" style:family="table-cell" style:parent-style-name="Default">
      <style:table-cell-properties fo:background-color="#e6e6ff"/>
      <style:text-properties fo:color="#9966cc"/>
    </style:style>
    <style:style style:name="ce7" style:family="table-cell" style:parent-style-name="Default">
      <style:table-cell-properties fo:background-color="#e6e6ff"/>
      <style:text-properties fo:color="#9999ff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87699">
            <text:p>887699</text:p>
          </table:table-cell>
          <table:table-cell office:value-type="float" office:value="639370">
            <text:p>639370</text:p>
          </table:table-cell>
          <table:table-cell office:value-type="float" office:value="223874">
            <text:p>223874</text:p>
          </table:table-cell>
          <table:table-cell office:value-type="float" office:value="1441">
            <text:p>1441</text:p>
          </table:table-cell>
          <table:table-cell office:value-type="float" office:value="23012">
            <text:p>230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2001753">
            <text:p>2001753</text:p>
          </table:table-cell>
          <table:table-cell office:value-type="float" office:value="669578">
            <text:p>669578</text:p>
          </table:table-cell>
          <table:table-cell office:value-type="float" office:value="1308032">
            <text:p>1308032</text:p>
          </table:table-cell>
          <table:table-cell office:value-type="float" office:value="1194">
            <text:p>1194</text:p>
          </table:table-cell>
          <table:table-cell office:value-type="float" office:value="22948">
            <text:p>229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0560411">
            <text:p>10560411</text:p>
          </table:table-cell>
          <table:table-cell office:value-type="float" office:value="662620">
            <text:p>662620</text:p>
          </table:table-cell>
          <table:table-cell office:value-type="float" office:value="9873471">
            <text:p>9873471</text:p>
          </table:table-cell>
          <table:table-cell office:value-type="float" office:value="1245">
            <text:p>1245</text:p>
          </table:table-cell>
          <table:table-cell office:value-type="float" office:value="23074">
            <text:p>230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38156">
            <text:p>838156</text:p>
          </table:table-cell>
          <table:table-cell office:value-type="float" office:value="666256">
            <text:p>666256</text:p>
          </table:table-cell>
          <table:table-cell office:value-type="float" office:value="147373">
            <text:p>147373</text:p>
          </table:table-cell>
          <table:table-cell office:value-type="float" office:value="1684">
            <text:p>1684</text:p>
          </table:table-cell>
          <table:table-cell office:value-type="float" office:value="22841">
            <text:p>228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333844">
            <text:p>1333844</text:p>
          </table:table-cell>
          <table:table-cell office:value-type="float" office:value="657713">
            <text:p>657713</text:p>
          </table:table-cell>
          <table:table-cell office:value-type="float" office:value="652092">
            <text:p>652092</text:p>
          </table:table-cell>
          <table:table-cell office:value-type="float" office:value="1090">
            <text:p>1090</text:p>
          </table:table-cell>
          <table:table-cell office:value-type="float" office:value="22947">
            <text:p>229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5621211">
            <text:p>5621211</text:p>
          </table:table-cell>
          <table:table-cell office:value-type="float" office:value="641459">
            <text:p>641459</text:p>
          </table:table-cell>
          <table:table-cell office:value-type="float" office:value="4955702">
            <text:p>4955702</text:p>
          </table:table-cell>
          <table:table-cell office:value-type="float" office:value="1066">
            <text:p>1066</text:p>
          </table:table-cell>
          <table:table-cell office:value-type="float" office:value="22982">
            <text:p>229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806984">
            <text:p>806984</text:p>
          </table:table-cell>
          <table:table-cell office:value-type="float" office:value="672203">
            <text:p>672203</text:p>
          </table:table-cell>
          <table:table-cell office:value-type="float" office:value="109948">
            <text:p>109948</text:p>
          </table:table-cell>
          <table:table-cell office:value-type="float" office:value="1865">
            <text:p>1865</text:p>
          </table:table-cell>
          <table:table-cell office:value-type="float" office:value="22967">
            <text:p>229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1045464">
            <text:p>1045464</text:p>
          </table:table-cell>
          <table:table-cell office:value-type="float" office:value="659556">
            <text:p>659556</text:p>
          </table:table-cell>
          <table:table-cell office:value-type="float" office:value="361557">
            <text:p>361557</text:p>
          </table:table-cell>
          <table:table-cell office:value-type="float" office:value="1364">
            <text:p>1364</text:p>
          </table:table-cell>
          <table:table-cell office:value-type="float" office:value="22986">
            <text:p>229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3218400">
            <text:p>3218400</text:p>
          </table:table-cell>
          <table:table-cell office:value-type="float" office:value="657428">
            <text:p>657428</text:p>
          </table:table-cell>
          <table:table-cell office:value-type="float" office:value="2536921">
            <text:p>2536921</text:p>
          </table:table-cell>
          <table:table-cell office:value-type="float" office:value="1191">
            <text:p>1191</text:p>
          </table:table-cell>
          <table:table-cell office:value-type="float" office:value="22858">
            <text:p>228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83010">
            <text:p>783010</text:p>
          </table:table-cell>
          <table:table-cell office:value-type="float" office:value="664300">
            <text:p>664300</text:p>
          </table:table-cell>
          <table:table-cell office:value-type="float" office:value="92537">
            <text:p>92537</text:p>
          </table:table-cell>
          <table:table-cell office:value-type="float" office:value="3088">
            <text:p>3088</text:p>
          </table:table-cell>
          <table:table-cell office:value-type="float" office:value="23084">
            <text:p>230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3352">
            <text:p>193352</text:p>
          </table:table-cell>
          <table:table-cell office:value-type="float" office:value="168469">
            <text:p>168469</text:p>
          </table:table-cell>
          <table:table-cell office:value-type="float" office:value="16546">
            <text:p>16546</text:p>
          </table:table-cell>
          <table:table-cell office:value-type="float" office:value="449">
            <text:p>449</text:p>
          </table:table-cell>
          <table:table-cell office:value-type="float" office:value="7886">
            <text:p>78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20435">
            <text:p>220435</text:p>
          </table:table-cell>
          <table:table-cell office:value-type="float" office:value="165821">
            <text:p>165821</text:p>
          </table:table-cell>
          <table:table-cell office:value-type="float" office:value="46507">
            <text:p>46507</text:p>
          </table:table-cell>
          <table:table-cell office:value-type="float" office:value="240">
            <text:p>240</text:p>
          </table:table-cell>
          <table:table-cell office:value-type="float" office:value="7865">
            <text:p>78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464877">
            <text:p>464877</text:p>
          </table:table-cell>
          <table:table-cell office:value-type="float" office:value="164241">
            <text:p>164241</text:p>
          </table:table-cell>
          <table:table-cell office:value-type="float" office:value="292508">
            <text:p>292508</text:p>
          </table:table-cell>
          <table:table-cell office:value-type="float" office:value="216">
            <text:p>216</text:p>
          </table:table-cell>
          <table:table-cell office:value-type="float" office:value="7911">
            <text:p>79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7203">
            <text:p>187203</text:p>
          </table:table-cell>
          <table:table-cell office:value-type="float" office:value="163561">
            <text:p>163561</text:p>
          </table:table-cell>
          <table:table-cell office:value-type="float" office:value="14890">
            <text:p>14890</text:p>
          </table:table-cell>
          <table:table-cell office:value-type="float" office:value="714">
            <text:p>714</text:p>
          </table:table-cell>
          <table:table-cell office:value-type="float" office:value="8036">
            <text:p>80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1401">
            <text:p>201401</text:p>
          </table:table-cell>
          <table:table-cell office:value-type="float" office:value="163871">
            <text:p>163871</text:p>
          </table:table-cell>
          <table:table-cell office:value-type="float" office:value="29276">
            <text:p>29276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320761">
            <text:p>320761</text:p>
          </table:table-cell>
          <table:table-cell office:value-type="float" office:value="161389">
            <text:p>161389</text:p>
          </table:table-cell>
          <table:table-cell office:value-type="float" office:value="151207">
            <text:p>151207</text:p>
          </table:table-cell>
          <table:table-cell office:value-type="float" office:value="212">
            <text:p>212</text:p>
          </table:table-cell>
          <table:table-cell office:value-type="float" office:value="7951">
            <text:p>79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8971">
            <text:p>188971</text:p>
          </table:table-cell>
          <table:table-cell office:value-type="float" office:value="165823">
            <text:p>165823</text:p>
          </table:table-cell>
          <table:table-cell office:value-type="float" office:value="13949">
            <text:p>13949</text:p>
          </table:table-cell>
          <table:table-cell office:value-type="float" office:value="1344">
            <text:p>1344</text:p>
          </table:table-cell>
          <table:table-cell office:value-type="float" office:value="7853">
            <text:p>78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4137">
            <text:p>194137</text:p>
          </table:table-cell>
          <table:table-cell office:value-type="float" office:value="165134">
            <text:p>165134</text:p>
          </table:table-cell>
          <table:table-cell office:value-type="float" office:value="20722">
            <text:p>20722</text:p>
          </table:table-cell>
          <table:table-cell office:value-type="float" office:value="343">
            <text:p>343</text:p>
          </table:table-cell>
          <table:table-cell office:value-type="float" office:value="7937">
            <text:p>79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53497">
            <text:p>253497</text:p>
          </table:table-cell>
          <table:table-cell office:value-type="float" office:value="164017">
            <text:p>164017</text:p>
          </table:table-cell>
          <table:table-cell office:value-type="float" office:value="81288">
            <text:p>81288</text:p>
          </table:table-cell>
          <table:table-cell office:value-type="float" office:value="219">
            <text:p>219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87135">
            <text:p>387135</text:p>
          </table:table-cell>
          <table:table-cell office:value-type="float" office:value="331149">
            <text:p>331149</text:p>
          </table:table-cell>
          <table:table-cell office:value-type="float" office:value="39800">
            <text:p>39800</text:p>
          </table:table-cell>
          <table:table-cell office:value-type="float" office:value="631">
            <text:p>631</text:p>
          </table:table-cell>
          <table:table-cell office:value-type="float" office:value="15553">
            <text:p>155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495099">
            <text:p>495099</text:p>
          </table:table-cell>
          <table:table-cell office:value-type="float" office:value="324692">
            <text:p>324692</text:p>
          </table:table-cell>
          <table:table-cell office:value-type="float" office:value="154464">
            <text:p>154464</text:p>
          </table:table-cell>
          <table:table-cell office:value-type="float" office:value="424">
            <text:p>424</text:p>
          </table:table-cell>
          <table:table-cell office:value-type="float" office:value="15517">
            <text:p>155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1465537">
            <text:p>1465537</text:p>
          </table:table-cell>
          <table:table-cell office:value-type="float" office:value="318566">
            <text:p>318566</text:p>
          </table:table-cell>
          <table:table-cell office:value-type="float" office:value="1130753">
            <text:p>1130753</text:p>
          </table:table-cell>
          <table:table-cell office:value-type="float" office:value="426">
            <text:p>426</text:p>
          </table:table-cell>
          <table:table-cell office:value-type="float" office:value="15791">
            <text:p>157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73361">
            <text:p>373361</text:p>
          </table:table-cell>
          <table:table-cell office:value-type="float" office:value="323008">
            <text:p>323008</text:p>
          </table:table-cell>
          <table:table-cell office:value-type="float" office:value="33544">
            <text:p>33544</text:p>
          </table:table-cell>
          <table:table-cell office:value-type="float" office:value="905">
            <text:p>905</text:p>
          </table:table-cell>
          <table:table-cell office:value-type="float" office:value="15903">
            <text:p>159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440933">
            <text:p>440933</text:p>
          </table:table-cell>
          <table:table-cell office:value-type="float" office:value="334052">
            <text:p>334052</text:p>
          </table:table-cell>
          <table:table-cell office:value-type="float" office:value="90718">
            <text:p>90718</text:p>
          </table:table-cell>
          <table:table-cell office:value-type="float" office:value="378">
            <text:p>378</text:p>
          </table:table-cell>
          <table:table-cell office:value-type="float" office:value="15782">
            <text:p>157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911308">
            <text:p>911308</text:p>
          </table:table-cell>
          <table:table-cell office:value-type="float" office:value="326174">
            <text:p>326174</text:p>
          </table:table-cell>
          <table:table-cell office:value-type="float" office:value="569045">
            <text:p>569045</text:p>
          </table:table-cell>
          <table:table-cell office:value-type="float" office:value="389">
            <text:p>389</text:p>
          </table:table-cell>
          <table:table-cell office:value-type="float" office:value="15699">
            <text:p>156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75067">
            <text:p>375067</text:p>
          </table:table-cell>
          <table:table-cell office:value-type="float" office:value="328867">
            <text:p>328867</text:p>
          </table:table-cell>
          <table:table-cell office:value-type="float" office:value="29051">
            <text:p>29051</text:p>
          </table:table-cell>
          <table:table-cell office:value-type="float" office:value="1466">
            <text:p>1466</text:p>
          </table:table-cell>
          <table:table-cell office:value-type="float" office:value="15683">
            <text:p>156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402452">
            <text:p>402452</text:p>
          </table:table-cell>
          <table:table-cell office:value-type="float" office:value="330397">
            <text:p>330397</text:p>
          </table:table-cell>
          <table:table-cell office:value-type="float" office:value="55822">
            <text:p>55822</text:p>
          </table:table-cell>
          <table:table-cell office:value-type="float" office:value="490">
            <text:p>490</text:p>
          </table:table-cell>
          <table:table-cell office:value-type="float" office:value="15741">
            <text:p>157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626379">
            <text:p>626379</text:p>
          </table:table-cell>
          <table:table-cell office:value-type="float" office:value="320931">
            <text:p>320931</text:p>
          </table:table-cell>
          <table:table-cell office:value-type="float" office:value="289206">
            <text:p>289206</text:p>
          </table:table-cell>
          <table:table-cell office:value-type="float" office:value="432">
            <text:p>432</text:p>
          </table:table-cell>
          <table:table-cell office:value-type="float" office:value="15808">
            <text:p>158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67943">
            <text:p>367943</text:p>
          </table:table-cell>
          <table:table-cell office:value-type="float" office:value="322805">
            <text:p>322805</text:p>
          </table:table-cell>
          <table:table-cell office:value-type="float" office:value="27122">
            <text:p>27122</text:p>
          </table:table-cell>
          <table:table-cell office:value-type="float" office:value="2542">
            <text:p>2542</text:p>
          </table:table-cell>
          <table:table-cell office:value-type="float" office:value="15473">
            <text:p>154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08824">
            <text:p>808824</text:p>
          </table:table-cell>
          <table:table-cell office:value-type="float" office:value="658537">
            <text:p>658537</text:p>
          </table:table-cell>
          <table:table-cell office:value-type="float" office:value="117542">
            <text:p>117542</text:p>
          </table:table-cell>
          <table:table-cell office:value-type="float" office:value="1133">
            <text:p>1133</text:p>
          </table:table-cell>
          <table:table-cell office:value-type="float" office:value="31610">
            <text:p>316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271527">
            <text:p>1271527</text:p>
          </table:table-cell>
          <table:table-cell office:value-type="float" office:value="654067">
            <text:p>654067</text:p>
          </table:table-cell>
          <table:table-cell office:value-type="float" office:value="584980">
            <text:p>584980</text:p>
          </table:table-cell>
          <table:table-cell office:value-type="float" office:value="860">
            <text:p>860</text:p>
          </table:table-cell>
          <table:table-cell office:value-type="float" office:value="31620">
            <text:p>3162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223524">
            <text:p>5223524</text:p>
          </table:table-cell>
          <table:table-cell office:value-type="float" office:value="659129">
            <text:p>659129</text:p>
          </table:table-cell>
          <table:table-cell office:value-type="float" office:value="4531686">
            <text:p>4531686</text:p>
          </table:table-cell>
          <table:table-cell office:value-type="float" office:value="859">
            <text:p>859</text:p>
          </table:table-cell>
          <table:table-cell office:value-type="float" office:value="31849">
            <text:p>3184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67683">
            <text:p>767683</text:p>
          </table:table-cell>
          <table:table-cell office:value-type="float" office:value="653616">
            <text:p>653616</text:p>
          </table:table-cell>
          <table:table-cell office:value-type="float" office:value="81011">
            <text:p>81011</text:p>
          </table:table-cell>
          <table:table-cell office:value-type="float" office:value="1304">
            <text:p>1304</text:p>
          </table:table-cell>
          <table:table-cell office:value-type="float" office:value="31751">
            <text:p>317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995056">
            <text:p>995056</text:p>
          </table:table-cell>
          <table:table-cell office:value-type="float" office:value="640403">
            <text:p>640403</text:p>
          </table:table-cell>
          <table:table-cell office:value-type="float" office:value="321897">
            <text:p>321897</text:p>
          </table:table-cell>
          <table:table-cell office:value-type="float" office:value="901">
            <text:p>901</text:p>
          </table:table-cell>
          <table:table-cell office:value-type="float" office:value="31852">
            <text:p>318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956404">
            <text:p>2956404</text:p>
          </table:table-cell>
          <table:table-cell office:value-type="float" office:value="658523">
            <text:p>658523</text:p>
          </table:table-cell>
          <table:table-cell office:value-type="float" office:value="2265258">
            <text:p>2265258</text:p>
          </table:table-cell>
          <table:table-cell office:value-type="float" office:value="823">
            <text:p>823</text:p>
          </table:table-cell>
          <table:table-cell office:value-type="float" office:value="31798">
            <text:p>317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53503">
            <text:p>753503</text:p>
          </table:table-cell>
          <table:table-cell office:value-type="float" office:value="653388">
            <text:p>653388</text:p>
          </table:table-cell>
          <table:table-cell office:value-type="float" office:value="66210">
            <text:p>66210</text:p>
          </table:table-cell>
          <table:table-cell office:value-type="float" office:value="1875">
            <text:p>1875</text:p>
          </table:table-cell>
          <table:table-cell office:value-type="float" office:value="32028">
            <text:p>320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863787">
            <text:p>863787</text:p>
          </table:table-cell>
          <table:table-cell office:value-type="float" office:value="650322">
            <text:p>650322</text:p>
          </table:table-cell>
          <table:table-cell office:value-type="float" office:value="181022">
            <text:p>181022</text:p>
          </table:table-cell>
          <table:table-cell office:value-type="float" office:value="919">
            <text:p>919</text:p>
          </table:table-cell>
          <table:table-cell office:value-type="float" office:value="31522">
            <text:p>315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780003">
            <text:p>1780003</text:p>
          </table:table-cell>
          <table:table-cell office:value-type="float" office:value="643536">
            <text:p>643536</text:p>
          </table:table-cell>
          <table:table-cell office:value-type="float" office:value="1103909">
            <text:p>1103909</text:p>
          </table:table-cell>
          <table:table-cell office:value-type="float" office:value="780">
            <text:p>780</text:p>
          </table:table-cell>
          <table:table-cell office:value-type="float" office:value="31776">
            <text:p>317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7266">
            <text:p>757266</text:p>
          </table:table-cell>
          <table:table-cell office:value-type="float" office:value="663576">
            <text:p>663576</text:p>
          </table:table-cell>
          <table:table-cell office:value-type="float" office:value="59723">
            <text:p>59723</text:p>
          </table:table-cell>
          <table:table-cell office:value-type="float" office:value="2534">
            <text:p>2534</text:p>
          </table:table-cell>
          <table:table-cell office:value-type="float" office:value="31431">
            <text:p>314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9941">
            <text:p>199941</text:p>
          </table:table-cell>
          <table:table-cell office:value-type="float" office:value="164393">
            <text:p>164393</text:p>
          </table:table-cell>
          <table:table-cell office:value-type="float" office:value="11850">
            <text:p>11850</text:p>
          </table:table-cell>
          <table:table-cell office:value-type="float" office:value="330">
            <text:p>330</text:p>
          </table:table-cell>
          <table:table-cell office:value-type="float" office:value="23366">
            <text:p>233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88523">
            <text:p>188523</text:p>
          </table:table-cell>
          <table:table-cell office:value-type="float" office:value="162349">
            <text:p>162349</text:p>
          </table:table-cell>
          <table:table-cell office:value-type="float" office:value="13533">
            <text:p>13533</text:p>
          </table:table-cell>
          <table:table-cell office:value-type="float" office:value="119">
            <text:p>119</text:p>
          </table:table-cell>
          <table:table-cell office:value-type="float" office:value="12521">
            <text:p>125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29606">
            <text:p>229606</text:p>
          </table:table-cell>
          <table:table-cell office:value-type="float" office:value="159872">
            <text:p>159872</text:p>
          </table:table-cell>
          <table:table-cell office:value-type="float" office:value="57567">
            <text:p>57567</text:p>
          </table:table-cell>
          <table:table-cell office:value-type="float" office:value="83">
            <text:p>83</text:p>
          </table:table-cell>
          <table:table-cell office:value-type="float" office:value="12083">
            <text:p>120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201758">
            <text:p>201758</text:p>
          </table:table-cell>
          <table:table-cell office:value-type="float" office:value="165578">
            <text:p>165578</text:p>
          </table:table-cell>
          <table:table-cell office:value-type="float" office:value="11487">
            <text:p>11487</text:p>
          </table:table-cell>
          <table:table-cell office:value-type="float" office:value="592">
            <text:p>592</text:p>
          </table:table-cell>
          <table:table-cell office:value-type="float" office:value="24100">
            <text:p>24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89713">
            <text:p>189713</text:p>
          </table:table-cell>
          <table:table-cell office:value-type="float" office:value="165727">
            <text:p>165727</text:p>
          </table:table-cell>
          <table:table-cell office:value-type="float" office:value="12308">
            <text:p>12308</text:p>
          </table:table-cell>
          <table:table-cell office:value-type="float" office:value="153">
            <text:p>153</text:p>
          </table:table-cell>
          <table:table-cell office:value-type="float" office:value="11524">
            <text:p>115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14367">
            <text:p>214367</text:p>
          </table:table-cell>
          <table:table-cell office:value-type="float" office:value="169649">
            <text:p>169649</text:p>
          </table:table-cell>
          <table:table-cell office:value-type="float" office:value="31448">
            <text:p>31448</text:p>
          </table:table-cell>
          <table:table-cell office:value-type="float" office:value="101">
            <text:p>101</text:p>
          </table:table-cell>
          <table:table-cell office:value-type="float" office:value="13167">
            <text:p>131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75193">
            <text:p>175193</text:p>
          </table:table-cell>
          <table:table-cell office:value-type="float" office:value="159393">
            <text:p>159393</text:p>
          </table:table-cell>
          <table:table-cell office:value-type="float" office:value="5816">
            <text:p>5816</text:p>
          </table:table-cell>
          <table:table-cell office:value-type="float" office:value="1240">
            <text:p>1240</text:p>
          </table:table-cell>
          <table:table-cell office:value-type="float" office:value="8744">
            <text:p>87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2556">
            <text:p>192556</text:p>
          </table:table-cell>
          <table:table-cell office:value-type="float" office:value="168519">
            <text:p>168519</text:p>
          </table:table-cell>
          <table:table-cell office:value-type="float" office:value="11838">
            <text:p>11838</text:p>
          </table:table-cell>
          <table:table-cell office:value-type="float" office:value="195">
            <text:p>195</text:p>
          </table:table-cell>
          <table:table-cell office:value-type="float" office:value="12003">
            <text:p>120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96148">
            <text:p>196148</text:p>
          </table:table-cell>
          <table:table-cell office:value-type="float" office:value="166042">
            <text:p>166042</text:p>
          </table:table-cell>
          <table:table-cell office:value-type="float" office:value="18510">
            <text:p>18510</text:p>
          </table:table-cell>
          <table:table-cell office:value-type="float" office:value="111">
            <text:p>111</text:p>
          </table:table-cell>
          <table:table-cell office:value-type="float" office:value="11483">
            <text:p>114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93573">
            <text:p>393573</text:p>
          </table:table-cell>
          <table:table-cell office:value-type="float" office:value="341863">
            <text:p>341863</text:p>
          </table:table-cell>
          <table:table-cell office:value-type="float" office:value="24522">
            <text:p>24522</text:p>
          </table:table-cell>
          <table:table-cell office:value-type="float" office:value="389">
            <text:p>389</text:p>
          </table:table-cell>
          <table:table-cell office:value-type="float" office:value="26797">
            <text:p>267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393870">
            <text:p>393870</text:p>
          </table:table-cell>
          <table:table-cell office:value-type="float" office:value="329884">
            <text:p>329884</text:p>
          </table:table-cell>
          <table:table-cell office:value-type="float" office:value="38195">
            <text:p>38195</text:p>
          </table:table-cell>
          <table:table-cell office:value-type="float" office:value="216">
            <text:p>216</text:p>
          </table:table-cell>
          <table:table-cell office:value-type="float" office:value="25574">
            <text:p>255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566766">
            <text:p>566766</text:p>
          </table:table-cell>
          <table:table-cell office:value-type="float" office:value="328531">
            <text:p>328531</text:p>
          </table:table-cell>
          <table:table-cell office:value-type="float" office:value="213594">
            <text:p>213594</text:p>
          </table:table-cell>
          <table:table-cell office:value-type="float" office:value="178">
            <text:p>178</text:p>
          </table:table-cell>
          <table:table-cell office:value-type="float" office:value="24462">
            <text:p>244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92832">
            <text:p>392832</text:p>
          </table:table-cell>
          <table:table-cell office:value-type="float" office:value="321721">
            <text:p>321721</text:p>
          </table:table-cell>
          <table:table-cell office:value-type="float" office:value="23729">
            <text:p>23729</text:p>
          </table:table-cell>
          <table:table-cell office:value-type="float" office:value="682">
            <text:p>682</text:p>
          </table:table-cell>
          <table:table-cell office:value-type="float" office:value="46699">
            <text:p>466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92801">
            <text:p>392801</text:p>
          </table:table-cell>
          <table:table-cell office:value-type="float" office:value="335788">
            <text:p>335788</text:p>
          </table:table-cell>
          <table:table-cell office:value-type="float" office:value="30759">
            <text:p>30759</text:p>
          </table:table-cell>
          <table:table-cell office:value-type="float" office:value="230">
            <text:p>230</text:p>
          </table:table-cell>
          <table:table-cell office:value-type="float" office:value="26023">
            <text:p>260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62136">
            <text:p>462136</text:p>
          </table:table-cell>
          <table:table-cell office:value-type="float" office:value="326884">
            <text:p>326884</text:p>
          </table:table-cell>
          <table:table-cell office:value-type="float" office:value="111076">
            <text:p>111076</text:p>
          </table:table-cell>
          <table:table-cell office:value-type="float" office:value="188">
            <text:p>188</text:p>
          </table:table-cell>
          <table:table-cell office:value-type="float" office:value="23987">
            <text:p>239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91450">
            <text:p>391450</text:p>
          </table:table-cell>
          <table:table-cell office:value-type="float" office:value="321602">
            <text:p>321602</text:p>
          </table:table-cell>
          <table:table-cell office:value-type="float" office:value="23190">
            <text:p>23190</text:p>
          </table:table-cell>
          <table:table-cell office:value-type="float" office:value="1290">
            <text:p>1290</text:p>
          </table:table-cell>
          <table:table-cell office:value-type="float" office:value="45366">
            <text:p>453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413819">
            <text:p>413819</text:p>
          </table:table-cell>
          <table:table-cell office:value-type="float" office:value="342684">
            <text:p>342684</text:p>
          </table:table-cell>
          <table:table-cell office:value-type="float" office:value="25773">
            <text:p>25773</text:p>
          </table:table-cell>
          <table:table-cell office:value-type="float" office:value="283">
            <text:p>283</text:p>
          </table:table-cell>
          <table:table-cell office:value-type="float" office:value="45078">
            <text:p>450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411745">
            <text:p>411745</text:p>
          </table:table-cell>
          <table:table-cell office:value-type="float" office:value="326110">
            <text:p>326110</text:p>
          </table:table-cell>
          <table:table-cell office:value-type="float" office:value="61776">
            <text:p>61776</text:p>
          </table:table-cell>
          <table:table-cell office:value-type="float" office:value="197">
            <text:p>197</text:p>
          </table:table-cell>
          <table:table-cell office:value-type="float" office:value="23660">
            <text:p>236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97075">
            <text:p>397075</text:p>
          </table:table-cell>
          <table:table-cell office:value-type="float" office:value="323099">
            <text:p>323099</text:p>
          </table:table-cell>
          <table:table-cell office:value-type="float" office:value="24784">
            <text:p>24784</text:p>
          </table:table-cell>
          <table:table-cell office:value-type="float" office:value="2458">
            <text:p>2458</text:p>
          </table:table-cell>
          <table:table-cell office:value-type="float" office:value="46733">
            <text:p>467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56019">
            <text:p>756019</text:p>
          </table:table-cell>
          <table:table-cell office:value-type="float" office:value="647722">
            <text:p>647722</text:p>
          </table:table-cell>
          <table:table-cell office:value-type="float" office:value="54237">
            <text:p>54237</text:p>
          </table:table-cell>
          <table:table-cell office:value-type="float" office:value="625">
            <text:p>625</text:p>
          </table:table-cell>
          <table:table-cell office:value-type="float" office:value="53433">
            <text:p>534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25807">
            <text:p>825807</text:p>
          </table:table-cell>
          <table:table-cell office:value-type="float" office:value="649953">
            <text:p>649953</text:p>
          </table:table-cell>
          <table:table-cell office:value-type="float" office:value="128234">
            <text:p>128234</text:p>
          </table:table-cell>
          <table:table-cell office:value-type="float" office:value="389">
            <text:p>389</text:p>
          </table:table-cell>
          <table:table-cell office:value-type="float" office:value="47230">
            <text:p>472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63665">
            <text:p>1563665</text:p>
          </table:table-cell>
          <table:table-cell office:value-type="float" office:value="655864">
            <text:p>655864</text:p>
          </table:table-cell>
          <table:table-cell office:value-type="float" office:value="852790">
            <text:p>852790</text:p>
          </table:table-cell>
          <table:table-cell office:value-type="float" office:value="357">
            <text:p>357</text:p>
          </table:table-cell>
          <table:table-cell office:value-type="float" office:value="54652">
            <text:p>546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51102">
            <text:p>751102</text:p>
          </table:table-cell>
          <table:table-cell office:value-type="float" office:value="649138">
            <text:p>649138</text:p>
          </table:table-cell>
          <table:table-cell office:value-type="float" office:value="48422">
            <text:p>48422</text:p>
          </table:table-cell>
          <table:table-cell office:value-type="float" office:value="884">
            <text:p>884</text:p>
          </table:table-cell>
          <table:table-cell office:value-type="float" office:value="52655">
            <text:p>526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88258">
            <text:p>788258</text:p>
          </table:table-cell>
          <table:table-cell office:value-type="float" office:value="655563">
            <text:p>655563</text:p>
          </table:table-cell>
          <table:table-cell office:value-type="float" office:value="84977">
            <text:p>84977</text:p>
          </table:table-cell>
          <table:table-cell office:value-type="float" office:value="429">
            <text:p>429</text:p>
          </table:table-cell>
          <table:table-cell office:value-type="float" office:value="47287">
            <text:p>4728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36612">
            <text:p>1136612</text:p>
          </table:table-cell>
          <table:table-cell office:value-type="float" office:value="662445">
            <text:p>662445</text:p>
          </table:table-cell>
          <table:table-cell office:value-type="float" office:value="425140">
            <text:p>425140</text:p>
          </table:table-cell>
          <table:table-cell office:value-type="float" office:value="367">
            <text:p>367</text:p>
          </table:table-cell>
          <table:table-cell office:value-type="float" office:value="48658">
            <text:p>486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7651">
            <text:p>797651</text:p>
          </table:table-cell>
          <table:table-cell office:value-type="float" office:value="650956">
            <text:p>650956</text:p>
          </table:table-cell>
          <table:table-cell office:value-type="float" office:value="48825">
            <text:p>48825</text:p>
          </table:table-cell>
          <table:table-cell office:value-type="float" office:value="1512">
            <text:p>1512</text:p>
          </table:table-cell>
          <table:table-cell office:value-type="float" office:value="96355">
            <text:p>963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74425">
            <text:p>774425</text:p>
          </table:table-cell>
          <table:table-cell office:value-type="float" office:value="663424">
            <text:p>663424</text:p>
          </table:table-cell>
          <table:table-cell office:value-type="float" office:value="63260">
            <text:p>63260</text:p>
          </table:table-cell>
          <table:table-cell office:value-type="float" office:value="461">
            <text:p>461</text:p>
          </table:table-cell>
          <table:table-cell office:value-type="float" office:value="47279">
            <text:p>4727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29423">
            <text:p>929423</text:p>
          </table:table-cell>
          <table:table-cell office:value-type="float" office:value="658412">
            <text:p>658412</text:p>
          </table:table-cell>
          <table:table-cell office:value-type="float" office:value="222340">
            <text:p>222340</text:p>
          </table:table-cell>
          <table:table-cell office:value-type="float" office:value="362">
            <text:p>362</text:p>
          </table:table-cell>
          <table:table-cell office:value-type="float" office:value="48307">
            <text:p>483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30680">
            <text:p>730680</text:p>
          </table:table-cell>
          <table:table-cell office:value-type="float" office:value="633263">
            <text:p>633263</text:p>
          </table:table-cell>
          <table:table-cell office:value-type="float" office:value="44118">
            <text:p>44118</text:p>
          </table:table-cell>
          <table:table-cell office:value-type="float" office:value="2661">
            <text:p>2661</text:p>
          </table:table-cell>
          <table:table-cell office:value-type="float" office:value="50637">
            <text:p>506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243254">
            <text:p>243254</text:p>
          </table:table-cell>
          <table:table-cell office:value-type="float" office:value="162518">
            <text:p>162518</text:p>
          </table:table-cell>
          <table:table-cell office:value-type="float" office:value="75203">
            <text:p>75203</text:p>
          </table:table-cell>
          <table:table-cell office:value-type="float" office:value="852">
            <text:p>852</text:p>
          </table:table-cell>
          <table:table-cell office:value-type="float" office:value="4680">
            <text:p>46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514311">
            <text:p>514311</text:p>
          </table:table-cell>
          <table:table-cell office:value-type="float" office:value="163893">
            <text:p>163893</text:p>
          </table:table-cell>
          <table:table-cell office:value-type="float" office:value="345066">
            <text:p>345066</text:p>
          </table:table-cell>
          <table:table-cell office:value-type="float" office:value="665">
            <text:p>665</text:p>
          </table:table-cell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696616">
            <text:p>2696616</text:p>
          </table:table-cell>
          <table:table-cell office:value-type="float" office:value="161129">
            <text:p>161129</text:p>
          </table:table-cell>
          <table:table-cell office:value-type="float" office:value="2530200">
            <text:p>2530200</text:p>
          </table:table-cell>
          <table:table-cell office:value-type="float" office:value="602">
            <text:p>602</text:p>
          </table:table-cell>
          <table:table-cell office:value-type="float" office:value="4684">
            <text:p>46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223088">
            <text:p>223088</text:p>
          </table:table-cell>
          <table:table-cell office:value-type="float" office:value="160790">
            <text:p>160790</text:p>
          </table:table-cell>
          <table:table-cell office:value-type="float" office:value="56473">
            <text:p>56473</text:p>
          </table:table-cell>
          <table:table-cell office:value-type="float" office:value="1118">
            <text:p>1118</text:p>
          </table:table-cell>
          <table:table-cell office:value-type="float" office:value="4705">
            <text:p>47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355713">
            <text:p>355713</text:p>
          </table:table-cell>
          <table:table-cell office:value-type="float" office:value="160080">
            <text:p>160080</text:p>
          </table:table-cell>
          <table:table-cell office:value-type="float" office:value="190267">
            <text:p>190267</text:p>
          </table:table-cell>
          <table:table-cell office:value-type="float" office:value="681">
            <text:p>681</text:p>
          </table:table-cell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1436152">
            <text:p>1436152</text:p>
          </table:table-cell>
          <table:table-cell office:value-type="float" office:value="163844">
            <text:p>163844</text:p>
          </table:table-cell>
          <table:table-cell office:value-type="float" office:value="1266995">
            <text:p>1266995</text:p>
          </table:table-cell>
          <table:table-cell office:value-type="float" office:value="603">
            <text:p>603</text:p>
          </table:table-cell>
          <table:table-cell office:value-type="float" office:value="4710">
            <text:p>47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212387">
            <text:p>212387</text:p>
          </table:table-cell>
          <table:table-cell office:value-type="float" office:value="157465">
            <text:p>157465</text:p>
          </table:table-cell>
          <table:table-cell office:value-type="float" office:value="48534">
            <text:p>48534</text:p>
          </table:table-cell>
          <table:table-cell office:value-type="float" office:value="1700">
            <text:p>1700</text:p>
          </table:table-cell>
          <table:table-cell office:value-type="float" office:value="4687">
            <text:p>46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281056">
            <text:p>281056</text:p>
          </table:table-cell>
          <table:table-cell office:value-type="float" office:value="162603">
            <text:p>162603</text:p>
          </table:table-cell>
          <table:table-cell office:value-type="float" office:value="113014">
            <text:p>113014</text:p>
          </table:table-cell>
          <table:table-cell office:value-type="float" office:value="721">
            <text:p>721</text:p>
          </table:table-cell>
          <table:table-cell office:value-type="float" office:value="4716">
            <text:p>47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823575">
            <text:p>823575</text:p>
          </table:table-cell>
          <table:table-cell office:value-type="float" office:value="161403">
            <text:p>161403</text:p>
          </table:table-cell>
          <table:table-cell office:value-type="float" office:value="656858">
            <text:p>656858</text:p>
          </table:table-cell>
          <table:table-cell office:value-type="float" office:value="623">
            <text:p>623</text:p>
          </table:table-cell>
          <table:table-cell office:value-type="float" office:value="4689">
            <text:p>46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1551">
            <text:p>191551</text:p>
          </table:table-cell>
          <table:table-cell office:value-type="float" office:value="166609">
            <text:p>166609</text:p>
          </table:table-cell>
          <table:table-cell office:value-type="float" office:value="16493">
            <text:p>16493</text:p>
          </table:table-cell>
          <table:table-cell office:value-type="float" office:value="472">
            <text:p>472</text:p>
          </table:table-cell>
          <table:table-cell office:value-type="float" office:value="7975">
            <text:p>79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26399">
            <text:p>226399</text:p>
          </table:table-cell>
          <table:table-cell office:value-type="float" office:value="171877">
            <text:p>171877</text:p>
          </table:table-cell>
          <table:table-cell office:value-type="float" office:value="46328">
            <text:p>46328</text:p>
          </table:table-cell>
          <table:table-cell office:value-type="float" office:value="233">
            <text:p>233</text:p>
          </table:table-cell>
          <table:table-cell office:value-type="float" office:value="7961">
            <text:p>79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470642">
            <text:p>470642</text:p>
          </table:table-cell>
          <table:table-cell office:value-type="float" office:value="169608">
            <text:p>169608</text:p>
          </table:table-cell>
          <table:table-cell office:value-type="float" office:value="292870">
            <text:p>292870</text:p>
          </table:table-cell>
          <table:table-cell office:value-type="float" office:value="203">
            <text:p>203</text:p>
          </table:table-cell>
          <table:table-cell office:value-type="float" office:value="7959">
            <text:p>79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8440">
            <text:p>188440</text:p>
          </table:table-cell>
          <table:table-cell office:value-type="float" office:value="164871">
            <text:p>164871</text:p>
          </table:table-cell>
          <table:table-cell office:value-type="float" office:value="14871">
            <text:p>14871</text:p>
          </table:table-cell>
          <table:table-cell office:value-type="float" office:value="746">
            <text:p>746</text:p>
          </table:table-cell>
          <table:table-cell office:value-type="float" office:value="7951">
            <text:p>79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3825">
            <text:p>203825</text:p>
          </table:table-cell>
          <table:table-cell office:value-type="float" office:value="166665">
            <text:p>166665</text:p>
          </table:table-cell>
          <table:table-cell office:value-type="float" office:value="28958">
            <text:p>28958</text:p>
          </table:table-cell>
          <table:table-cell office:value-type="float" office:value="274">
            <text:p>274</text:p>
          </table:table-cell>
          <table:table-cell office:value-type="float" office:value="7926">
            <text:p>79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334554">
            <text:p>334554</text:p>
          </table:table-cell>
          <table:table-cell office:value-type="float" office:value="175809">
            <text:p>175809</text:p>
          </table:table-cell>
          <table:table-cell office:value-type="float" office:value="150559">
            <text:p>150559</text:p>
          </table:table-cell>
          <table:table-cell office:value-type="float" office:value="190">
            <text:p>190</text:p>
          </table:table-cell>
          <table:table-cell office:value-type="float" office:value="7994">
            <text:p>799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91834">
            <text:p>191834</text:p>
          </table:table-cell>
          <table:table-cell office:value-type="float" office:value="168937">
            <text:p>168937</text:p>
          </table:table-cell>
          <table:table-cell office:value-type="float" office:value="13766">
            <text:p>13766</text:p>
          </table:table-cell>
          <table:table-cell office:value-type="float" office:value="1279">
            <text:p>1279</text:p>
          </table:table-cell>
          <table:table-cell office:value-type="float" office:value="7851">
            <text:p>78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4003">
            <text:p>194003</text:p>
          </table:table-cell>
          <table:table-cell office:value-type="float" office:value="165017">
            <text:p>165017</text:p>
          </table:table-cell>
          <table:table-cell office:value-type="float" office:value="20719">
            <text:p>20719</text:p>
          </table:table-cell>
          <table:table-cell office:value-type="float" office:value="342">
            <text:p>342</text:p>
          </table:table-cell>
          <table:table-cell office:value-type="float" office:value="7923">
            <text:p>79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54371">
            <text:p>254371</text:p>
          </table:table-cell>
          <table:table-cell office:value-type="float" office:value="165273">
            <text:p>165273</text:p>
          </table:table-cell>
          <table:table-cell office:value-type="float" office:value="80934">
            <text:p>80934</text:p>
          </table:table-cell>
          <table:table-cell office:value-type="float" office:value="213">
            <text:p>213</text:p>
          </table:table-cell>
          <table:table-cell office:value-type="float" office:value="7949">
            <text:p>794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98610">
            <text:p>798610</text:p>
          </table:table-cell>
          <table:table-cell office:value-type="float" office:value="646947">
            <text:p>646947</text:p>
          </table:table-cell>
          <table:table-cell office:value-type="float" office:value="118812">
            <text:p>118812</text:p>
          </table:table-cell>
          <table:table-cell office:value-type="float" office:value="1111">
            <text:p>1111</text:p>
          </table:table-cell>
          <table:table-cell office:value-type="float" office:value="31737">
            <text:p>317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292521">
            <text:p>1292521</text:p>
          </table:table-cell>
          <table:table-cell office:value-type="float" office:value="662304">
            <text:p>662304</text:p>
          </table:table-cell>
          <table:table-cell office:value-type="float" office:value="597670">
            <text:p>597670</text:p>
          </table:table-cell>
          <table:table-cell office:value-type="float" office:value="822">
            <text:p>822</text:p>
          </table:table-cell>
          <table:table-cell office:value-type="float" office:value="31723">
            <text:p>317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252368">
            <text:p>5252368</text:p>
          </table:table-cell>
          <table:table-cell office:value-type="float" office:value="662480">
            <text:p>662480</text:p>
          </table:table-cell>
          <table:table-cell office:value-type="float" office:value="4557276">
            <text:p>4557276</text:p>
          </table:table-cell>
          <table:table-cell office:value-type="float" office:value="828">
            <text:p>828</text:p>
          </table:table-cell>
          <table:table-cell office:value-type="float" office:value="31783">
            <text:p>317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65341">
            <text:p>765341</text:p>
          </table:table-cell>
          <table:table-cell office:value-type="float" office:value="646851">
            <text:p>646851</text:p>
          </table:table-cell>
          <table:table-cell office:value-type="float" office:value="85414">
            <text:p>85414</text:p>
          </table:table-cell>
          <table:table-cell office:value-type="float" office:value="1354">
            <text:p>1354</text:p>
          </table:table-cell>
          <table:table-cell office:value-type="float" office:value="31720">
            <text:p>317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018182">
            <text:p>1018182</text:p>
          </table:table-cell>
          <table:table-cell office:value-type="float" office:value="662756">
            <text:p>662756</text:p>
          </table:table-cell>
          <table:table-cell office:value-type="float" office:value="322874">
            <text:p>322874</text:p>
          </table:table-cell>
          <table:table-cell office:value-type="float" office:value="864">
            <text:p>864</text:p>
          </table:table-cell>
          <table:table-cell office:value-type="float" office:value="31686">
            <text:p>316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998501">
            <text:p>2998501</text:p>
          </table:table-cell>
          <table:table-cell office:value-type="float" office:value="654429">
            <text:p>654429</text:p>
          </table:table-cell>
          <table:table-cell office:value-type="float" office:value="2311365">
            <text:p>2311365</text:p>
          </table:table-cell>
          <table:table-cell office:value-type="float" office:value="863">
            <text:p>863</text:p>
          </table:table-cell>
          <table:table-cell office:value-type="float" office:value="31842">
            <text:p>318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74722">
            <text:p>774722</text:p>
          </table:table-cell>
          <table:table-cell office:value-type="float" office:value="670939">
            <text:p>670939</text:p>
          </table:table-cell>
          <table:table-cell office:value-type="float" office:value="70202">
            <text:p>70202</text:p>
          </table:table-cell>
          <table:table-cell office:value-type="float" office:value="1959">
            <text:p>1959</text:p>
          </table:table-cell>
          <table:table-cell office:value-type="float" office:value="31622">
            <text:p>316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877493">
            <text:p>877493</text:p>
          </table:table-cell>
          <table:table-cell office:value-type="float" office:value="656701">
            <text:p>656701</text:p>
          </table:table-cell>
          <table:table-cell office:value-type="float" office:value="188009">
            <text:p>188009</text:p>
          </table:table-cell>
          <table:table-cell office:value-type="float" office:value="942">
            <text:p>942</text:p>
          </table:table-cell>
          <table:table-cell office:value-type="float" office:value="31839">
            <text:p>3183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876748">
            <text:p>1876748</text:p>
          </table:table-cell>
          <table:table-cell office:value-type="float" office:value="662271">
            <text:p>662271</text:p>
          </table:table-cell>
          <table:table-cell office:value-type="float" office:value="1181880">
            <text:p>1181880</text:p>
          </table:table-cell>
          <table:table-cell office:value-type="float" office:value="867">
            <text:p>867</text:p>
          </table:table-cell>
          <table:table-cell office:value-type="float" office:value="31729">
            <text:p>317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5211">
            <text:p>755211</text:p>
          </table:table-cell>
          <table:table-cell office:value-type="float" office:value="657014">
            <text:p>657014</text:p>
          </table:table-cell>
          <table:table-cell office:value-type="float" office:value="63548">
            <text:p>63548</text:p>
          </table:table-cell>
          <table:table-cell office:value-type="float" office:value="3065">
            <text:p>3065</text:p>
          </table:table-cell>
          <table:table-cell office:value-type="float" office:value="31584">
            <text:p>315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7382">
            <text:p>197382</text:p>
          </table:table-cell>
          <table:table-cell office:value-type="float" office:value="163515">
            <text:p>163515</text:p>
          </table:table-cell>
          <table:table-cell office:value-type="float" office:value="16746">
            <text:p>16746</text:p>
          </table:table-cell>
          <table:table-cell office:value-type="float" office:value="394">
            <text:p>394</text:p>
          </table:table-cell>
          <table:table-cell office:value-type="float" office:value="16726">
            <text:p>167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93417">
            <text:p>193417</text:p>
          </table:table-cell>
          <table:table-cell office:value-type="float" office:value="160804">
            <text:p>160804</text:p>
          </table:table-cell>
          <table:table-cell office:value-type="float" office:value="15573">
            <text:p>15573</text:p>
          </table:table-cell>
          <table:table-cell office:value-type="float" office:value="632">
            <text:p>632</text:p>
          </table:table-cell>
          <table:table-cell office:value-type="float" office:value="16406">
            <text:p>164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95310">
            <text:p>195310</text:p>
          </table:table-cell>
          <table:table-cell office:value-type="float" office:value="162532">
            <text:p>162532</text:p>
          </table:table-cell>
          <table:table-cell office:value-type="float" office:value="15212">
            <text:p>15212</text:p>
          </table:table-cell>
          <table:table-cell office:value-type="float" office:value="1220">
            <text:p>1220</text:p>
          </table:table-cell>
          <table:table-cell office:value-type="float" office:value="16344">
            <text:p>163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200089">
            <text:p>200089</text:p>
          </table:table-cell>
          <table:table-cell office:value-type="float" office:value="166305">
            <text:p>166305</text:p>
          </table:table-cell>
          <table:table-cell office:value-type="float" office:value="17292">
            <text:p>17292</text:p>
          </table:table-cell>
          <table:table-cell office:value-type="float" office:value="268">
            <text:p>268</text:p>
          </table:table-cell>
          <table:table-cell office:value-type="float" office:value="16222">
            <text:p>162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9735">
            <text:p>189735</text:p>
          </table:table-cell>
          <table:table-cell office:value-type="float" office:value="163964">
            <text:p>163964</text:p>
          </table:table-cell>
          <table:table-cell office:value-type="float" office:value="11788">
            <text:p>11788</text:p>
          </table:table-cell>
          <table:table-cell office:value-type="float" office:value="360">
            <text:p>360</text:p>
          </table:table-cell>
          <table:table-cell office:value-type="float" office:value="13622">
            <text:p>136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93405">
            <text:p>193405</text:p>
          </table:table-cell>
          <table:table-cell office:value-type="float" office:value="168242">
            <text:p>168242</text:p>
          </table:table-cell>
          <table:table-cell office:value-type="float" office:value="13759">
            <text:p>13759</text:p>
          </table:table-cell>
          <table:table-cell office:value-type="float" office:value="124">
            <text:p>124</text:p>
          </table:table-cell>
          <table:table-cell office:value-type="float" office:value="11279">
            <text:p>112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36953">
            <text:p>236953</text:p>
          </table:table-cell>
          <table:table-cell office:value-type="float" office:value="167046">
            <text:p>167046</text:p>
          </table:table-cell>
          <table:table-cell office:value-type="float" office:value="57645">
            <text:p>57645</text:p>
          </table:table-cell>
          <table:table-cell office:value-type="float" office:value="98">
            <text:p>98</text:p>
          </table:table-cell>
          <table:table-cell office:value-type="float" office:value="12162">
            <text:p>121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7288">
            <text:p>187288</text:p>
          </table:table-cell>
          <table:table-cell office:value-type="float" office:value="162726">
            <text:p>162726</text:p>
          </table:table-cell>
          <table:table-cell office:value-type="float" office:value="11567">
            <text:p>11567</text:p>
          </table:table-cell>
          <table:table-cell office:value-type="float" office:value="640">
            <text:p>640</text:p>
          </table:table-cell>
          <table:table-cell office:value-type="float" office:value="12354">
            <text:p>123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4518">
            <text:p>204518</text:p>
          </table:table-cell>
          <table:table-cell office:value-type="float" office:value="169284">
            <text:p>169284</text:p>
          </table:table-cell>
          <table:table-cell office:value-type="float" office:value="12545">
            <text:p>12545</text:p>
          </table:table-cell>
          <table:table-cell office:value-type="float" office:value="155">
            <text:p>155</text:p>
          </table:table-cell>
          <table:table-cell office:value-type="float" office:value="22533">
            <text:p>225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05297">
            <text:p>205297</text:p>
          </table:table-cell>
          <table:table-cell office:value-type="float" office:value="161882">
            <text:p>161882</text:p>
          </table:table-cell>
          <table:table-cell office:value-type="float" office:value="31475">
            <text:p>31475</text:p>
          </table:table-cell>
          <table:table-cell office:value-type="float" office:value="100">
            <text:p>100</text:p>
          </table:table-cell>
          <table:table-cell office:value-type="float" office:value="11839">
            <text:p>1183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97965">
            <text:p>197965</text:p>
          </table:table-cell>
          <table:table-cell office:value-type="float" office:value="164277">
            <text:p>164277</text:p>
          </table:table-cell>
          <table:table-cell office:value-type="float" office:value="10530">
            <text:p>10530</text:p>
          </table:table-cell>
          <table:table-cell office:value-type="float" office:value="1179">
            <text:p>1179</text:p>
          </table:table-cell>
          <table:table-cell office:value-type="float" office:value="21978">
            <text:p>219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85863">
            <text:p>185863</text:p>
          </table:table-cell>
          <table:table-cell office:value-type="float" office:value="161964">
            <text:p>161964</text:p>
          </table:table-cell>
          <table:table-cell office:value-type="float" office:value="11693">
            <text:p>11693</text:p>
          </table:table-cell>
          <table:table-cell office:value-type="float" office:value="211">
            <text:p>211</text:p>
          </table:table-cell>
          <table:table-cell office:value-type="float" office:value="11993">
            <text:p>119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9434">
            <text:p>189434</text:p>
          </table:table-cell>
          <table:table-cell office:value-type="float" office:value="159410">
            <text:p>159410</text:p>
          </table:table-cell>
          <table:table-cell office:value-type="float" office:value="18489">
            <text:p>18489</text:p>
          </table:table-cell>
          <table:table-cell office:value-type="float" office:value="100">
            <text:p>100</text:p>
          </table:table-cell>
          <table:table-cell office:value-type="float" office:value="11433">
            <text:p>114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70407">
            <text:p>770407</text:p>
          </table:table-cell>
          <table:table-cell office:value-type="float" office:value="663246">
            <text:p>663246</text:p>
          </table:table-cell>
          <table:table-cell office:value-type="float" office:value="57065">
            <text:p>57065</text:p>
          </table:table-cell>
          <table:table-cell office:value-type="float" office:value="598">
            <text:p>598</text:p>
          </table:table-cell>
          <table:table-cell office:value-type="float" office:value="49497">
            <text:p>494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52583">
            <text:p>852583</text:p>
          </table:table-cell>
          <table:table-cell office:value-type="float" office:value="675602">
            <text:p>675602</text:p>
          </table:table-cell>
          <table:table-cell office:value-type="float" office:value="128840">
            <text:p>128840</text:p>
          </table:table-cell>
          <table:table-cell office:value-type="float" office:value="367">
            <text:p>367</text:p>
          </table:table-cell>
          <table:table-cell office:value-type="float" office:value="47773">
            <text:p>477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55761">
            <text:p>1555761</text:p>
          </table:table-cell>
          <table:table-cell office:value-type="float" office:value="652927">
            <text:p>652927</text:p>
          </table:table-cell>
          <table:table-cell office:value-type="float" office:value="853044">
            <text:p>853044</text:p>
          </table:table-cell>
          <table:table-cell office:value-type="float" office:value="349">
            <text:p>349</text:p>
          </table:table-cell>
          <table:table-cell office:value-type="float" office:value="49439">
            <text:p>4943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15866">
            <text:p>815866</text:p>
          </table:table-cell>
          <table:table-cell office:value-type="float" office:value="668195">
            <text:p>668195</text:p>
          </table:table-cell>
          <table:table-cell office:value-type="float" office:value="50611">
            <text:p>50611</text:p>
          </table:table-cell>
          <table:table-cell office:value-type="float" office:value="838">
            <text:p>838</text:p>
          </table:table-cell>
          <table:table-cell office:value-type="float" office:value="96221">
            <text:p>962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802800">
            <text:p>802800</text:p>
          </table:table-cell>
          <table:table-cell office:value-type="float" office:value="666357">
            <text:p>666357</text:p>
          </table:table-cell>
          <table:table-cell office:value-type="float" office:value="87359">
            <text:p>87359</text:p>
          </table:table-cell>
          <table:table-cell office:value-type="float" office:value="430">
            <text:p>430</text:p>
          </table:table-cell>
          <table:table-cell office:value-type="float" office:value="48653">
            <text:p>486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41119">
            <text:p>1141119</text:p>
          </table:table-cell>
          <table:table-cell office:value-type="float" office:value="653882">
            <text:p>653882</text:p>
          </table:table-cell>
          <table:table-cell office:value-type="float" office:value="437906">
            <text:p>437906</text:p>
          </table:table-cell>
          <table:table-cell office:value-type="float" office:value="371">
            <text:p>371</text:p>
          </table:table-cell>
          <table:table-cell office:value-type="float" office:value="48957">
            <text:p>489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4354">
            <text:p>794354</text:p>
          </table:table-cell>
          <table:table-cell office:value-type="float" office:value="650891">
            <text:p>650891</text:p>
          </table:table-cell>
          <table:table-cell office:value-type="float" office:value="48493">
            <text:p>48493</text:p>
          </table:table-cell>
          <table:table-cell office:value-type="float" office:value="1455">
            <text:p>1455</text:p>
          </table:table-cell>
          <table:table-cell office:value-type="float" office:value="93514">
            <text:p>935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76104">
            <text:p>776104</text:p>
          </table:table-cell>
          <table:table-cell office:value-type="float" office:value="659204">
            <text:p>659204</text:p>
          </table:table-cell>
          <table:table-cell office:value-type="float" office:value="67239">
            <text:p>67239</text:p>
          </table:table-cell>
          <table:table-cell office:value-type="float" office:value="429">
            <text:p>429</text:p>
          </table:table-cell>
          <table:table-cell office:value-type="float" office:value="49230">
            <text:p>492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25478">
            <text:p>925478</text:p>
          </table:table-cell>
          <table:table-cell office:value-type="float" office:value="647660">
            <text:p>647660</text:p>
          </table:table-cell>
          <table:table-cell office:value-type="float" office:value="228677">
            <text:p>228677</text:p>
          </table:table-cell>
          <table:table-cell office:value-type="float" office:value="383">
            <text:p>383</text:p>
          </table:table-cell>
          <table:table-cell office:value-type="float" office:value="48756">
            <text:p>487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9570">
            <text:p>759570</text:p>
          </table:table-cell>
          <table:table-cell office:value-type="float" office:value="660485">
            <text:p>660485</text:p>
          </table:table-cell>
          <table:table-cell office:value-type="float" office:value="47053">
            <text:p>47053</text:p>
          </table:table-cell>
          <table:table-cell office:value-type="float" office:value="2635">
            <text:p>2635</text:p>
          </table:table-cell>
          <table:table-cell office:value-type="float" office:value="49396">
            <text:p>493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2758759">
            <text:p>2758759</text:p>
          </table:table-cell>
          <table:table-cell office:value-type="float" office:value="680825">
            <text:p>680825</text:p>
          </table:table-cell>
          <table:table-cell office:value-type="float" office:value="1314486">
            <text:p>1314486</text:p>
          </table:table-cell>
          <table:table-cell office:value-type="float" office:value="1774">
            <text:p>1774</text:p>
          </table:table-cell>
          <table:table-cell office:value-type="float" office:value="761673">
            <text:p>7616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2125827">
            <text:p>2125827</text:p>
          </table:table-cell>
          <table:table-cell office:value-type="float" office:value="647786">
            <text:p>647786</text:p>
          </table:table-cell>
          <table:table-cell office:value-type="float" office:value="1371690">
            <text:p>1371690</text:p>
          </table:table-cell>
          <table:table-cell office:value-type="float" office:value="1322">
            <text:p>1322</text:p>
          </table:table-cell>
          <table:table-cell office:value-type="float" office:value="105028">
            <text:p>1050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1086437">
            <text:p>11086437</text:p>
          </table:table-cell>
          <table:table-cell office:value-type="float" office:value="682022">
            <text:p>682022</text:p>
          </table:table-cell>
          <table:table-cell office:value-type="float" office:value="10296831">
            <text:p>10296831</text:p>
          </table:table-cell>
          <table:table-cell office:value-type="float" office:value="1264">
            <text:p>1264</text:p>
          </table:table-cell>
          <table:table-cell office:value-type="float" office:value="106318">
            <text:p>1063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2979275">
            <text:p>2979275</text:p>
          </table:table-cell>
          <table:table-cell office:value-type="float" office:value="689283">
            <text:p>689283</text:p>
          </table:table-cell>
          <table:table-cell office:value-type="float" office:value="1309912">
            <text:p>1309912</text:p>
          </table:table-cell>
          <table:table-cell office:value-type="float" office:value="2142">
            <text:p>2142</text:p>
          </table:table-cell>
          <table:table-cell office:value-type="float" office:value="977937">
            <text:p>9779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998615">
            <text:p>1998615</text:p>
          </table:table-cell>
          <table:table-cell office:value-type="float" office:value="668871">
            <text:p>668871</text:p>
          </table:table-cell>
          <table:table-cell office:value-type="float" office:value="1229999">
            <text:p>1229999</text:p>
          </table:table-cell>
          <table:table-cell office:value-type="float" office:value="1387">
            <text:p>1387</text:p>
          </table:table-cell>
          <table:table-cell office:value-type="float" office:value="98356">
            <text:p>983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6004858">
            <text:p>6004858</text:p>
          </table:table-cell>
          <table:table-cell office:value-type="float" office:value="687037">
            <text:p>687037</text:p>
          </table:table-cell>
          <table:table-cell office:value-type="float" office:value="5210666">
            <text:p>5210666</text:p>
          </table:table-cell>
          <table:table-cell office:value-type="float" office:value="1275">
            <text:p>1275</text:p>
          </table:table-cell>
          <table:table-cell office:value-type="float" office:value="105878">
            <text:p>1058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2766350">
            <text:p>2766350</text:p>
          </table:table-cell>
          <table:table-cell office:value-type="float" office:value="663368">
            <text:p>663368</text:p>
          </table:table-cell>
          <table:table-cell office:value-type="float" office:value="1133479">
            <text:p>1133479</text:p>
          </table:table-cell>
          <table:table-cell office:value-type="float" office:value="2604">
            <text:p>2604</text:p>
          </table:table-cell>
          <table:table-cell office:value-type="float" office:value="966898">
            <text:p>9668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3088562">
            <text:p>3088562</text:p>
          </table:table-cell>
          <table:table-cell office:value-type="float" office:value="668858">
            <text:p>668858</text:p>
          </table:table-cell>
          <table:table-cell office:value-type="float" office:value="1492292">
            <text:p>1492292</text:p>
          </table:table-cell>
          <table:table-cell office:value-type="float" office:value="1494">
            <text:p>1494</text:p>
          </table:table-cell>
          <table:table-cell office:value-type="float" office:value="925917">
            <text:p>9259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3424998">
            <text:p>3424998</text:p>
          </table:table-cell>
          <table:table-cell office:value-type="float" office:value="671809">
            <text:p>671809</text:p>
          </table:table-cell>
          <table:table-cell office:value-type="float" office:value="2645976">
            <text:p>2645976</text:p>
          </table:table-cell>
          <table:table-cell office:value-type="float" office:value="1267">
            <text:p>1267</text:p>
          </table:table-cell>
          <table:table-cell office:value-type="float" office:value="105945">
            <text:p>1059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2807142">
            <text:p>2807142</text:p>
          </table:table-cell>
          <table:table-cell office:value-type="float" office:value="654828">
            <text:p>654828</text:p>
          </table:table-cell>
          <table:table-cell office:value-type="float" office:value="1271101">
            <text:p>1271101</text:p>
          </table:table-cell>
          <table:table-cell office:value-type="float" office:value="3824">
            <text:p>3824</text:p>
          </table:table-cell>
          <table:table-cell office:value-type="float" office:value="877388">
            <text:p>87738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6016">
            <text:p>186016</text:p>
          </table:table-cell>
          <table:table-cell office:value-type="float" office:value="162996">
            <text:p>162996</text:p>
          </table:table-cell>
          <table:table-cell office:value-type="float" office:value="15050">
            <text:p>15050</text:p>
          </table:table-cell>
          <table:table-cell office:value-type="float" office:value="354">
            <text:p>354</text:p>
          </table:table-cell>
          <table:table-cell office:value-type="float" office:value="7615">
            <text:p>761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18322">
            <text:p>218322</text:p>
          </table:table-cell>
          <table:table-cell office:value-type="float" office:value="168868">
            <text:p>168868</text:p>
          </table:table-cell>
          <table:table-cell office:value-type="float" office:value="41612">
            <text:p>41612</text:p>
          </table:table-cell>
          <table:table-cell office:value-type="float" office:value="188">
            <text:p>188</text:p>
          </table:table-cell>
          <table:table-cell office:value-type="float" office:value="7652">
            <text:p>765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3488">
            <text:p>183488</text:p>
          </table:table-cell>
          <table:table-cell office:value-type="float" office:value="161458">
            <text:p>161458</text:p>
          </table:table-cell>
          <table:table-cell office:value-type="float" office:value="13439">
            <text:p>13439</text:p>
          </table:table-cell>
          <table:table-cell office:value-type="float" office:value="738">
            <text:p>738</text:p>
          </table:table-cell>
          <table:table-cell office:value-type="float" office:value="7850">
            <text:p>785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7361">
            <text:p>207361</text:p>
          </table:table-cell>
          <table:table-cell office:value-type="float" office:value="173133">
            <text:p>173133</text:p>
          </table:table-cell>
          <table:table-cell office:value-type="float" office:value="26109">
            <text:p>26109</text:p>
          </table:table-cell>
          <table:table-cell office:value-type="float" office:value="266">
            <text:p>266</text:p>
          </table:table-cell>
          <table:table-cell office:value-type="float" office:value="7851">
            <text:p>785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9241">
            <text:p>189241</text:p>
          </table:table-cell>
          <table:table-cell office:value-type="float" office:value="167846">
            <text:p>167846</text:p>
          </table:table-cell>
          <table:table-cell office:value-type="float" office:value="12517">
            <text:p>12517</text:p>
          </table:table-cell>
          <table:table-cell office:value-type="float" office:value="1271">
            <text:p>1271</text:p>
          </table:table-cell>
          <table:table-cell office:value-type="float" office:value="7606">
            <text:p>760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1477">
            <text:p>191477</text:p>
          </table:table-cell>
          <table:table-cell office:value-type="float" office:value="165033">
            <text:p>165033</text:p>
          </table:table-cell>
          <table:table-cell office:value-type="float" office:value="18516">
            <text:p>18516</text:p>
          </table:table-cell>
          <table:table-cell office:value-type="float" office:value="256">
            <text:p>256</text:p>
          </table:table-cell>
          <table:table-cell office:value-type="float" office:value="7670">
            <text:p>767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44497">
            <text:p>244497</text:p>
          </table:table-cell>
          <table:table-cell office:value-type="float" office:value="164246">
            <text:p>164246</text:p>
          </table:table-cell>
          <table:table-cell office:value-type="float" office:value="72346">
            <text:p>72346</text:p>
          </table:table-cell>
          <table:table-cell office:value-type="float" office:value="221">
            <text:p>221</text:p>
          </table:table-cell>
          <table:table-cell office:value-type="float" office:value="7683">
            <text:p>768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office:value-type="float" office:value="184887">
            <text:p>184887</text:p>
          </table:table-cell>
          <table:table-cell office:value-type="float" office:value="163126">
            <text:p>163126</text:p>
          </table:table-cell>
          <table:table-cell office:value-type="float" office:value="11644">
            <text:p>11644</text:p>
          </table:table-cell>
          <table:table-cell office:value-type="float" office:value="2476">
            <text:p>2476</text:p>
          </table:table-cell>
          <table:table-cell office:value-type="float" office:value="7640">
            <text:p>764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257473">
            <text:p>257473</text:p>
          </table:table-cell>
          <table:table-cell office:value-type="float" office:value="199024">
            <text:p>199024</text:p>
          </table:table-cell>
          <table:table-cell office:value-type="float" office:value="42243">
            <text:p>42243</text:p>
          </table:table-cell>
          <table:table-cell office:value-type="float" office:value="687">
            <text:p>687</text:p>
          </table:table-cell>
          <table:table-cell office:value-type="float" office:value="15518">
            <text:p>1551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377029">
            <text:p>377029</text:p>
          </table:table-cell>
          <table:table-cell office:value-type="float" office:value="199245">
            <text:p>199245</text:p>
          </table:table-cell>
          <table:table-cell office:value-type="float" office:value="161691">
            <text:p>161691</text:p>
          </table:table-cell>
          <table:table-cell office:value-type="float" office:value="452">
            <text:p>452</text:p>
          </table:table-cell>
          <table:table-cell office:value-type="float" office:value="15640">
            <text:p>1564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1369969">
            <text:p>1369969</text:p>
          </table:table-cell>
          <table:table-cell office:value-type="float" office:value="199171">
            <text:p>199171</text:p>
          </table:table-cell>
          <table:table-cell office:value-type="float" office:value="1154833">
            <text:p>1154833</text:p>
          </table:table-cell>
          <table:table-cell office:value-type="float" office:value="425">
            <text:p>425</text:p>
          </table:table-cell>
          <table:table-cell office:value-type="float" office:value="15539">
            <text:p>1553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250242">
            <text:p>250242</text:p>
          </table:table-cell>
          <table:table-cell office:value-type="float" office:value="199009">
            <text:p>199009</text:p>
          </table:table-cell>
          <table:table-cell office:value-type="float" office:value="34293">
            <text:p>34293</text:p>
          </table:table-cell>
          <table:table-cell office:value-type="float" office:value="982">
            <text:p>982</text:p>
          </table:table-cell>
          <table:table-cell office:value-type="float" office:value="15956">
            <text:p>1595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08408">
            <text:p>308408</text:p>
          </table:table-cell>
          <table:table-cell office:value-type="float" office:value="198881">
            <text:p>198881</text:p>
          </table:table-cell>
          <table:table-cell office:value-type="float" office:value="93557">
            <text:p>93557</text:p>
          </table:table-cell>
          <table:table-cell office:value-type="float" office:value="479">
            <text:p>479</text:p>
          </table:table-cell>
          <table:table-cell office:value-type="float" office:value="15489">
            <text:p>1548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803947">
            <text:p>803947</text:p>
          </table:table-cell>
          <table:table-cell office:value-type="float" office:value="198945">
            <text:p>198945</text:p>
          </table:table-cell>
          <table:table-cell office:value-type="float" office:value="589013">
            <text:p>589013</text:p>
          </table:table-cell>
          <table:table-cell office:value-type="float" office:value="439">
            <text:p>439</text:p>
          </table:table-cell>
          <table:table-cell office:value-type="float" office:value="15549">
            <text:p>1554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246453">
            <text:p>246453</text:p>
          </table:table-cell>
          <table:table-cell office:value-type="float" office:value="198860">
            <text:p>198860</text:p>
          </table:table-cell>
          <table:table-cell office:value-type="float" office:value="30524">
            <text:p>30524</text:p>
          </table:table-cell>
          <table:table-cell office:value-type="float" office:value="1511">
            <text:p>1511</text:p>
          </table:table-cell>
          <table:table-cell office:value-type="float" office:value="15556">
            <text:p>1555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273643">
            <text:p>273643</text:p>
          </table:table-cell>
          <table:table-cell office:value-type="float" office:value="199214">
            <text:p>199214</text:p>
          </table:table-cell>
          <table:table-cell office:value-type="float" office:value="58377">
            <text:p>58377</text:p>
          </table:table-cell>
          <table:table-cell office:value-type="float" office:value="527">
            <text:p>527</text:p>
          </table:table-cell>
          <table:table-cell office:value-type="float" office:value="15524">
            <text:p>1552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515718">
            <text:p>515718</text:p>
          </table:table-cell>
          <table:table-cell office:value-type="float" office:value="198684">
            <text:p>198684</text:p>
          </table:table-cell>
          <table:table-cell office:value-type="float" office:value="301163">
            <text:p>301163</text:p>
          </table:table-cell>
          <table:table-cell office:value-type="float" office:value="408">
            <text:p>408</text:p>
          </table:table-cell>
          <table:table-cell office:value-type="float" office:value="15461">
            <text:p>1546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245310">
            <text:p>245310</text:p>
          </table:table-cell>
          <table:table-cell office:value-type="float" office:value="198772">
            <text:p>198772</text:p>
          </table:table-cell>
          <table:table-cell office:value-type="float" office:value="28471">
            <text:p>28471</text:p>
          </table:table-cell>
          <table:table-cell office:value-type="float" office:value="2734">
            <text:p>2734</text:p>
          </table:table-cell>
          <table:table-cell office:value-type="float" office:value="15332">
            <text:p>1533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549072">
            <text:p>549072</text:p>
          </table:table-cell>
          <table:table-cell office:value-type="float" office:value="397221">
            <text:p>397221</text:p>
          </table:table-cell>
          <table:table-cell office:value-type="float" office:value="119812">
            <text:p>119812</text:p>
          </table:table-cell>
          <table:table-cell office:value-type="float" office:value="1051">
            <text:p>1051</text:p>
          </table:table-cell>
          <table:table-cell office:value-type="float" office:value="30987">
            <text:p>30987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041903">
            <text:p>1041903</text:p>
          </table:table-cell>
          <table:table-cell office:value-type="float" office:value="398034">
            <text:p>398034</text:p>
          </table:table-cell>
          <table:table-cell office:value-type="float" office:value="612041">
            <text:p>612041</text:p>
          </table:table-cell>
          <table:table-cell office:value-type="float" office:value="827">
            <text:p>827</text:p>
          </table:table-cell>
          <table:table-cell office:value-type="float" office:value="30999">
            <text:p>3099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024705">
            <text:p>5024705</text:p>
          </table:table-cell>
          <table:table-cell office:value-type="float" office:value="398001">
            <text:p>398001</text:p>
          </table:table-cell>
          <table:table-cell office:value-type="float" office:value="4595019">
            <text:p>4595019</text:p>
          </table:table-cell>
          <table:table-cell office:value-type="float" office:value="869">
            <text:p>869</text:p>
          </table:table-cell>
          <table:table-cell office:value-type="float" office:value="30814">
            <text:p>3081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514915">
            <text:p>514915</text:p>
          </table:table-cell>
          <table:table-cell office:value-type="float" office:value="397816">
            <text:p>397816</text:p>
          </table:table-cell>
          <table:table-cell office:value-type="float" office:value="84765">
            <text:p>84765</text:p>
          </table:table-cell>
          <table:table-cell office:value-type="float" office:value="1343">
            <text:p>1343</text:p>
          </table:table-cell>
          <table:table-cell office:value-type="float" office:value="30989">
            <text:p>3098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57469">
            <text:p>757469</text:p>
          </table:table-cell>
          <table:table-cell office:value-type="float" office:value="397594">
            <text:p>397594</text:p>
          </table:table-cell>
          <table:table-cell office:value-type="float" office:value="328101">
            <text:p>328101</text:p>
          </table:table-cell>
          <table:table-cell office:value-type="float" office:value="847">
            <text:p>847</text:p>
          </table:table-cell>
          <table:table-cell office:value-type="float" office:value="30925">
            <text:p>3092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748209">
            <text:p>2748209</text:p>
          </table:table-cell>
          <table:table-cell office:value-type="float" office:value="397320">
            <text:p>397320</text:p>
          </table:table-cell>
          <table:table-cell office:value-type="float" office:value="2319094">
            <text:p>2319094</text:p>
          </table:table-cell>
          <table:table-cell office:value-type="float" office:value="835">
            <text:p>835</text:p>
          </table:table-cell>
          <table:table-cell office:value-type="float" office:value="30958">
            <text:p>3095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501925">
            <text:p>501925</text:p>
          </table:table-cell>
          <table:table-cell office:value-type="float" office:value="397885">
            <text:p>397885</text:p>
          </table:table-cell>
          <table:table-cell office:value-type="float" office:value="71243">
            <text:p>71243</text:p>
          </table:table-cell>
          <table:table-cell office:value-type="float" office:value="1935">
            <text:p>1935</text:p>
          </table:table-cell>
          <table:table-cell office:value-type="float" office:value="30860">
            <text:p>3086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620276">
            <text:p>620276</text:p>
          </table:table-cell>
          <table:table-cell office:value-type="float" office:value="398222">
            <text:p>398222</text:p>
          </table:table-cell>
          <table:table-cell office:value-type="float" office:value="190217">
            <text:p>190217</text:p>
          </table:table-cell>
          <table:table-cell office:value-type="float" office:value="956">
            <text:p>956</text:p>
          </table:table-cell>
          <table:table-cell office:value-type="float" office:value="30879">
            <text:p>3087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596816">
            <text:p>1596816</text:p>
          </table:table-cell>
          <table:table-cell office:value-type="float" office:value="397773">
            <text:p>397773</text:p>
          </table:table-cell>
          <table:table-cell office:value-type="float" office:value="1167207">
            <text:p>1167207</text:p>
          </table:table-cell>
          <table:table-cell office:value-type="float" office:value="846">
            <text:p>846</text:p>
          </table:table-cell>
          <table:table-cell office:value-type="float" office:value="30989">
            <text:p>3098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494817">
            <text:p>494817</text:p>
          </table:table-cell>
          <table:table-cell office:value-type="float" office:value="397787">
            <text:p>397787</text:p>
          </table:table-cell>
          <table:table-cell office:value-type="float" office:value="63108">
            <text:p>63108</text:p>
          </table:table-cell>
          <table:table-cell office:value-type="float" office:value="3055">
            <text:p>3055</text:p>
          </table:table-cell>
          <table:table-cell office:value-type="float" office:value="30866">
            <text:p>308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5880">
            <text:p>185880</text:p>
          </table:table-cell>
          <table:table-cell office:value-type="float" office:value="171224">
            <text:p>171224</text:p>
          </table:table-cell>
          <table:table-cell office:value-type="float" office:value="5350">
            <text:p>5350</text:p>
          </table:table-cell>
          <table:table-cell office:value-type="float" office:value="338">
            <text:p>338</text:p>
          </table:table-cell>
          <table:table-cell office:value-type="float" office:value="8967">
            <text:p>89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72027">
            <text:p>172027</text:p>
          </table:table-cell>
          <table:table-cell office:value-type="float" office:value="153192">
            <text:p>153192</text:p>
          </table:table-cell>
          <table:table-cell office:value-type="float" office:value="9745">
            <text:p>9745</text:p>
          </table:table-cell>
          <table:table-cell office:value-type="float" office:value="113">
            <text:p>113</text:p>
          </table:table-cell>
          <table:table-cell office:value-type="float" office:value="8976">
            <text:p>89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56532">
            <text:p>156532</text:p>
          </table:table-cell>
          <table:table-cell office:value-type="float" office:value="141722">
            <text:p>141722</text:p>
          </table:table-cell>
          <table:table-cell office:value-type="float" office:value="5225">
            <text:p>5225</text:p>
          </table:table-cell>
          <table:table-cell office:value-type="float" office:value="529">
            <text:p>529</text:p>
          </table:table-cell>
          <table:table-cell office:value-type="float" office:value="9054">
            <text:p>90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43883">
            <text:p>143883</text:p>
          </table:table-cell>
          <table:table-cell office:value-type="float" office:value="127809">
            <text:p>127809</text:p>
          </table:table-cell>
          <table:table-cell office:value-type="float" office:value="7206">
            <text:p>7206</text:p>
          </table:table-cell>
          <table:table-cell office:value-type="float" office:value="149">
            <text:p>149</text:p>
          </table:table-cell>
          <table:table-cell office:value-type="float" office:value="8718">
            <text:p>87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45811">
            <text:p>145811</text:p>
          </table:table-cell>
          <table:table-cell office:value-type="float" office:value="130633">
            <text:p>130633</text:p>
          </table:table-cell>
          <table:table-cell office:value-type="float" office:value="5067">
            <text:p>5067</text:p>
          </table:table-cell>
          <table:table-cell office:value-type="float" office:value="1121">
            <text:p>1121</text:p>
          </table:table-cell>
          <table:table-cell office:value-type="float" office:value="8988">
            <text:p>89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60413">
            <text:p>160413</text:p>
          </table:table-cell>
          <table:table-cell office:value-type="float" office:value="146231">
            <text:p>146231</text:p>
          </table:table-cell>
          <table:table-cell office:value-type="float" office:value="5998">
            <text:p>5998</text:p>
          </table:table-cell>
          <table:table-cell office:value-type="float" office:value="162">
            <text:p>162</text:p>
          </table:table-cell>
          <table:table-cell office:value-type="float" office:value="8020">
            <text:p>80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5633">
            <text:p>185633</text:p>
          </table:table-cell>
          <table:table-cell office:value-type="float" office:value="161477">
            <text:p>161477</text:p>
          </table:table-cell>
          <table:table-cell office:value-type="float" office:value="15054">
            <text:p>15054</text:p>
          </table:table-cell>
          <table:table-cell office:value-type="float" office:value="83">
            <text:p>83</text:p>
          </table:table-cell>
          <table:table-cell office:value-type="float" office:value="9018">
            <text:p>90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office:value-type="float" office:value="138801">
            <text:p>138801</text:p>
          </table:table-cell>
          <table:table-cell office:value-type="float" office:value="126151">
            <text:p>126151</text:p>
          </table:table-cell>
          <table:table-cell office:value-type="float" office:value="4642">
            <text:p>4642</text:p>
          </table:table-cell>
          <table:table-cell office:value-type="float" office:value="2463">
            <text:p>2463</text:p>
          </table:table-cell>
          <table:table-cell office:value-type="float" office:value="5542">
            <text:p>55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228045">
            <text:p>228045</text:p>
          </table:table-cell>
          <table:table-cell office:value-type="float" office:value="203843">
            <text:p>203843</text:p>
          </table:table-cell>
          <table:table-cell office:value-type="float" office:value="12535">
            <text:p>12535</text:p>
          </table:table-cell>
          <table:table-cell office:value-type="float" office:value="381">
            <text:p>381</text:p>
          </table:table-cell>
          <table:table-cell office:value-type="float" office:value="11284">
            <text:p>112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245921">
            <text:p>245921</text:p>
          </table:table-cell>
          <table:table-cell office:value-type="float" office:value="203150">
            <text:p>203150</text:p>
          </table:table-cell>
          <table:table-cell office:value-type="float" office:value="31006">
            <text:p>31006</text:p>
          </table:table-cell>
          <table:table-cell office:value-type="float" office:value="210">
            <text:p>210</text:p>
          </table:table-cell>
          <table:table-cell office:value-type="float" office:value="11554">
            <text:p>115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403676">
            <text:p>403676</text:p>
          </table:table-cell>
          <table:table-cell office:value-type="float" office:value="202871">
            <text:p>202871</text:p>
          </table:table-cell>
          <table:table-cell office:value-type="float" office:value="188106">
            <text:p>188106</text:p>
          </table:table-cell>
          <table:table-cell office:value-type="float" office:value="147">
            <text:p>147</text:p>
          </table:table-cell>
          <table:table-cell office:value-type="float" office:value="12550">
            <text:p>125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227952">
            <text:p>227952</text:p>
          </table:table-cell>
          <table:table-cell office:value-type="float" office:value="203652">
            <text:p>203652</text:p>
          </table:table-cell>
          <table:table-cell office:value-type="float" office:value="10908">
            <text:p>10908</text:p>
          </table:table-cell>
          <table:table-cell office:value-type="float" office:value="577">
            <text:p>577</text:p>
          </table:table-cell>
          <table:table-cell office:value-type="float" office:value="12813">
            <text:p>128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241889">
            <text:p>241889</text:p>
          </table:table-cell>
          <table:table-cell office:value-type="float" office:value="203106">
            <text:p>203106</text:p>
          </table:table-cell>
          <table:table-cell office:value-type="float" office:value="20308">
            <text:p>20308</text:p>
          </table:table-cell>
          <table:table-cell office:value-type="float" office:value="174">
            <text:p>174</text:p>
          </table:table-cell>
          <table:table-cell office:value-type="float" office:value="18300">
            <text:p>18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314612">
            <text:p>314612</text:p>
          </table:table-cell>
          <table:table-cell office:value-type="float" office:value="203885">
            <text:p>203885</text:p>
          </table:table-cell>
          <table:table-cell office:value-type="float" office:value="98518">
            <text:p>98518</text:p>
          </table:table-cell>
          <table:table-cell office:value-type="float" office:value="176">
            <text:p>176</text:p>
          </table:table-cell>
          <table:table-cell office:value-type="float" office:value="12031">
            <text:p>120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233436">
            <text:p>233436</text:p>
          </table:table-cell>
          <table:table-cell office:value-type="float" office:value="203870">
            <text:p>203870</text:p>
          </table:table-cell>
          <table:table-cell office:value-type="float" office:value="10498">
            <text:p>10498</text:p>
          </table:table-cell>
          <table:table-cell office:value-type="float" office:value="1092">
            <text:p>1092</text:p>
          </table:table-cell>
          <table:table-cell office:value-type="float" office:value="17975">
            <text:p>179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236972">
            <text:p>236972</text:p>
          </table:table-cell>
          <table:table-cell office:value-type="float" office:value="203667">
            <text:p>203667</text:p>
          </table:table-cell>
          <table:table-cell office:value-type="float" office:value="14645">
            <text:p>14645</text:p>
          </table:table-cell>
          <table:table-cell office:value-type="float" office:value="235">
            <text:p>235</text:p>
          </table:table-cell>
          <table:table-cell office:value-type="float" office:value="18423">
            <text:p>184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270482">
            <text:p>270482</text:p>
          </table:table-cell>
          <table:table-cell office:value-type="float" office:value="203414">
            <text:p>203414</text:p>
          </table:table-cell>
          <table:table-cell office:value-type="float" office:value="53757">
            <text:p>53757</text:p>
          </table:table-cell>
          <table:table-cell office:value-type="float" office:value="193">
            <text:p>193</text:p>
          </table:table-cell>
          <table:table-cell office:value-type="float" office:value="13117">
            <text:p>131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234536">
            <text:p>234536</text:p>
          </table:table-cell>
          <table:table-cell office:value-type="float" office:value="203794">
            <text:p>203794</text:p>
          </table:table-cell>
          <table:table-cell office:value-type="float" office:value="10038">
            <text:p>10038</text:p>
          </table:table-cell>
          <table:table-cell office:value-type="float" office:value="2110">
            <text:p>2110</text:p>
          </table:table-cell>
          <table:table-cell office:value-type="float" office:value="18593">
            <text:p>185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463566">
            <text:p>463566</text:p>
          </table:table-cell>
          <table:table-cell office:value-type="float" office:value="408042">
            <text:p>408042</text:p>
          </table:table-cell>
          <table:table-cell office:value-type="float" office:value="30970">
            <text:p>30970</text:p>
          </table:table-cell>
          <table:table-cell office:value-type="float" office:value="625">
            <text:p>625</text:p>
          </table:table-cell>
          <table:table-cell office:value-type="float" office:value="23927">
            <text:p>239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546494">
            <text:p>546494</text:p>
          </table:table-cell>
          <table:table-cell office:value-type="float" office:value="407109">
            <text:p>407109</text:p>
          </table:table-cell>
          <table:table-cell office:value-type="float" office:value="112907">
            <text:p>112907</text:p>
          </table:table-cell>
          <table:table-cell office:value-type="float" office:value="403">
            <text:p>403</text:p>
          </table:table-cell>
          <table:table-cell office:value-type="float" office:value="26074">
            <text:p>260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178664">
            <text:p>1178664</text:p>
          </table:table-cell>
          <table:table-cell office:value-type="float" office:value="408386">
            <text:p>408386</text:p>
          </table:table-cell>
          <table:table-cell office:value-type="float" office:value="746041">
            <text:p>746041</text:p>
          </table:table-cell>
          <table:table-cell office:value-type="float" office:value="302">
            <text:p>302</text:p>
          </table:table-cell>
          <table:table-cell office:value-type="float" office:value="23933">
            <text:p>239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456394">
            <text:p>456394</text:p>
          </table:table-cell>
          <table:table-cell office:value-type="float" office:value="406219">
            <text:p>406219</text:p>
          </table:table-cell>
          <table:table-cell office:value-type="float" office:value="25457">
            <text:p>25457</text:p>
          </table:table-cell>
          <table:table-cell office:value-type="float" office:value="723">
            <text:p>723</text:p>
          </table:table-cell>
          <table:table-cell office:value-type="float" office:value="23993">
            <text:p>239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498871">
            <text:p>498871</text:p>
          </table:table-cell>
          <table:table-cell office:value-type="float" office:value="407618">
            <text:p>407618</text:p>
          </table:table-cell>
          <table:table-cell office:value-type="float" office:value="64281">
            <text:p>64281</text:p>
          </table:table-cell>
          <table:table-cell office:value-type="float" office:value="440">
            <text:p>440</text:p>
          </table:table-cell>
          <table:table-cell office:value-type="float" office:value="26530">
            <text:p>265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831071">
            <text:p>831071</text:p>
          </table:table-cell>
          <table:table-cell office:value-type="float" office:value="407189">
            <text:p>407189</text:p>
          </table:table-cell>
          <table:table-cell office:value-type="float" office:value="387218">
            <text:p>387218</text:p>
          </table:table-cell>
          <table:table-cell office:value-type="float" office:value="293">
            <text:p>293</text:p>
          </table:table-cell>
          <table:table-cell office:value-type="float" office:value="36370">
            <text:p>363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474164">
            <text:p>474164</text:p>
          </table:table-cell>
          <table:table-cell office:value-type="float" office:value="407757">
            <text:p>407757</text:p>
          </table:table-cell>
          <table:table-cell office:value-type="float" office:value="40690">
            <text:p>40690</text:p>
          </table:table-cell>
          <table:table-cell office:value-type="float" office:value="371">
            <text:p>371</text:p>
          </table:table-cell>
          <table:table-cell office:value-type="float" office:value="25344">
            <text:p>253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641555">
            <text:p>641555</text:p>
          </table:table-cell>
          <table:table-cell office:value-type="float" office:value="409177">
            <text:p>409177</text:p>
          </table:table-cell>
          <table:table-cell office:value-type="float" office:value="207984">
            <text:p>207984</text:p>
          </table:table-cell>
          <table:table-cell office:value-type="float" office:value="294">
            <text:p>294</text:p>
          </table:table-cell>
          <table:table-cell office:value-type="float" office:value="24099">
            <text:p>240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470522">
            <text:p>470522</text:p>
          </table:table-cell>
          <table:table-cell office:value-type="float" office:value="408386">
            <text:p>408386</text:p>
          </table:table-cell>
          <table:table-cell office:value-type="float" office:value="23095">
            <text:p>23095</text:p>
          </table:table-cell>
          <table:table-cell office:value-type="float" office:value="2753">
            <text:p>2753</text:p>
          </table:table-cell>
          <table:table-cell office:value-type="float" office:value="36287">
            <text:p>362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538871">
            <text:p>538871</text:p>
          </table:table-cell>
          <table:table-cell office:value-type="float" office:value="328659">
            <text:p>328659</text:p>
          </table:table-cell>
          <table:table-cell office:value-type="float" office:value="199631">
            <text:p>199631</text:p>
          </table:table-cell>
          <table:table-cell office:value-type="float" office:value="1217">
            <text:p>1217</text:p>
          </table:table-cell>
          <table:table-cell office:value-type="float" office:value="9363">
            <text:p>93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1562158">
            <text:p>1562158</text:p>
          </table:table-cell>
          <table:table-cell office:value-type="float" office:value="320411">
            <text:p>320411</text:p>
          </table:table-cell>
          <table:table-cell office:value-type="float" office:value="1231249">
            <text:p>1231249</text:p>
          </table:table-cell>
          <table:table-cell office:value-type="float" office:value="1119">
            <text:p>1119</text:p>
          </table:table-cell>
          <table:table-cell office:value-type="float" office:value="9377">
            <text:p>93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9897256">
            <text:p>9897256</text:p>
          </table:table-cell>
          <table:table-cell office:value-type="float" office:value="315848">
            <text:p>315848</text:p>
          </table:table-cell>
          <table:table-cell office:value-type="float" office:value="9570920">
            <text:p>9570920</text:p>
          </table:table-cell>
          <table:table-cell office:value-type="float" office:value="1111">
            <text:p>1111</text:p>
          </table:table-cell>
          <table:table-cell office:value-type="float" office:value="9375">
            <text:p>9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476398">
            <text:p>476398</text:p>
          </table:table-cell>
          <table:table-cell office:value-type="float" office:value="331441">
            <text:p>331441</text:p>
          </table:table-cell>
          <table:table-cell office:value-type="float" office:value="133994">
            <text:p>133994</text:p>
          </table:table-cell>
          <table:table-cell office:value-type="float" office:value="1547">
            <text:p>1547</text:p>
          </table:table-cell>
          <table:table-cell office:value-type="float" office:value="9414">
            <text:p>94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946933">
            <text:p>946933</text:p>
          </table:table-cell>
          <table:table-cell office:value-type="float" office:value="328405">
            <text:p>328405</text:p>
          </table:table-cell>
          <table:table-cell office:value-type="float" office:value="608000">
            <text:p>608000</text:p>
          </table:table-cell>
          <table:table-cell office:value-type="float" office:value="1164">
            <text:p>1164</text:p>
          </table:table-cell>
          <table:table-cell office:value-type="float" office:value="9363">
            <text:p>93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913178">
            <text:p>4913178</text:p>
          </table:table-cell>
          <table:table-cell office:value-type="float" office:value="336995">
            <text:p>336995</text:p>
          </table:table-cell>
          <table:table-cell office:value-type="float" office:value="4565514">
            <text:p>4565514</text:p>
          </table:table-cell>
          <table:table-cell office:value-type="float" office:value="1299">
            <text:p>1299</text:p>
          </table:table-cell>
          <table:table-cell office:value-type="float" office:value="9369">
            <text:p>93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458616">
            <text:p>458616</text:p>
          </table:table-cell>
          <table:table-cell office:value-type="float" office:value="332807">
            <text:p>332807</text:p>
          </table:table-cell>
          <table:table-cell office:value-type="float" office:value="114267">
            <text:p>114267</text:p>
          </table:table-cell>
          <table:table-cell office:value-type="float" office:value="2184">
            <text:p>2184</text:p>
          </table:table-cell>
          <table:table-cell office:value-type="float" office:value="9357">
            <text:p>93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687545">
            <text:p>687545</text:p>
          </table:table-cell>
          <table:table-cell office:value-type="float" office:value="331010">
            <text:p>331010</text:p>
          </table:table-cell>
          <table:table-cell office:value-type="float" office:value="345966">
            <text:p>345966</text:p>
          </table:table-cell>
          <table:table-cell office:value-type="float" office:value="1218">
            <text:p>1218</text:p>
          </table:table-cell>
          <table:table-cell office:value-type="float" office:value="9350">
            <text:p>93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2707071">
            <text:p>2707071</text:p>
          </table:table-cell>
          <table:table-cell office:value-type="float" office:value="327554">
            <text:p>327554</text:p>
          </table:table-cell>
          <table:table-cell office:value-type="float" office:value="2368849">
            <text:p>2368849</text:p>
          </table:table-cell>
          <table:table-cell office:value-type="float" office:value="1308">
            <text:p>1308</text:p>
          </table:table-cell>
          <table:table-cell office:value-type="float" office:value="9358">
            <text:p>93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440902">
            <text:p>440902</text:p>
          </table:table-cell>
          <table:table-cell office:value-type="float" office:value="338668">
            <text:p>338668</text:p>
          </table:table-cell>
          <table:table-cell office:value-type="float" office:value="89816">
            <text:p>89816</text:p>
          </table:table-cell>
          <table:table-cell office:value-type="float" office:value="3053">
            <text:p>3053</text:p>
          </table:table-cell>
          <table:table-cell office:value-type="float" office:value="9363">
            <text:p>93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90413">
            <text:p>890413</text:p>
          </table:table-cell>
          <table:table-cell office:value-type="float" office:value="659444">
            <text:p>659444</text:p>
          </table:table-cell>
          <table:table-cell office:value-type="float" office:value="206776">
            <text:p>206776</text:p>
          </table:table-cell>
          <table:table-cell office:value-type="float" office:value="1221">
            <text:p>1221</text:p>
          </table:table-cell>
          <table:table-cell office:value-type="float" office:value="22970">
            <text:p>229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885500">
            <text:p>1885500</text:p>
          </table:table-cell>
          <table:table-cell office:value-type="float" office:value="651933">
            <text:p>651933</text:p>
          </table:table-cell>
          <table:table-cell office:value-type="float" office:value="1209577">
            <text:p>1209577</text:p>
          </table:table-cell>
          <table:table-cell office:value-type="float" office:value="1063">
            <text:p>1063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0203166">
            <text:p>10203166</text:p>
          </table:table-cell>
          <table:table-cell office:value-type="float" office:value="659770">
            <text:p>659770</text:p>
          </table:table-cell>
          <table:table-cell office:value-type="float" office:value="9519176">
            <text:p>9519176</text:p>
          </table:table-cell>
          <table:table-cell office:value-type="float" office:value="1120">
            <text:p>1120</text:p>
          </table:table-cell>
          <table:table-cell office:value-type="float" office:value="23099">
            <text:p>230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46443">
            <text:p>846443</text:p>
          </table:table-cell>
          <table:table-cell office:value-type="float" office:value="674901">
            <text:p>674901</text:p>
          </table:table-cell>
          <table:table-cell office:value-type="float" office:value="146905">
            <text:p>146905</text:p>
          </table:table-cell>
          <table:table-cell office:value-type="float" office:value="1653">
            <text:p>1653</text:p>
          </table:table-cell>
          <table:table-cell office:value-type="float" office:value="22983">
            <text:p>229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331796">
            <text:p>1331796</text:p>
          </table:table-cell>
          <table:table-cell office:value-type="float" office:value="659519">
            <text:p>659519</text:p>
          </table:table-cell>
          <table:table-cell office:value-type="float" office:value="648182">
            <text:p>648182</text:p>
          </table:table-cell>
          <table:table-cell office:value-type="float" office:value="1084">
            <text:p>1084</text:p>
          </table:table-cell>
          <table:table-cell office:value-type="float" office:value="23010">
            <text:p>230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5469308">
            <text:p>5469308</text:p>
          </table:table-cell>
          <table:table-cell office:value-type="float" office:value="662775">
            <text:p>662775</text:p>
          </table:table-cell>
          <table:table-cell office:value-type="float" office:value="4782340">
            <text:p>4782340</text:p>
          </table:table-cell>
          <table:table-cell office:value-type="float" office:value="1217">
            <text:p>1217</text:p>
          </table:table-cell>
          <table:table-cell office:value-type="float" office:value="22974">
            <text:p>22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3450">
            <text:p>793450</text:p>
          </table:table-cell>
          <table:table-cell office:value-type="float" office:value="653993">
            <text:p>653993</text:p>
          </table:table-cell>
          <table:table-cell office:value-type="float" office:value="114129">
            <text:p>114129</text:p>
          </table:table-cell>
          <table:table-cell office:value-type="float" office:value="2358">
            <text:p>2358</text:p>
          </table:table-cell>
          <table:table-cell office:value-type="float" office:value="22968">
            <text:p>229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1052004">
            <text:p>1052004</text:p>
          </table:table-cell>
          <table:table-cell office:value-type="float" office:value="660493">
            <text:p>660493</text:p>
          </table:table-cell>
          <table:table-cell office:value-type="float" office:value="367140">
            <text:p>367140</text:p>
          </table:table-cell>
          <table:table-cell office:value-type="float" office:value="1386">
            <text:p>1386</text:p>
          </table:table-cell>
          <table:table-cell office:value-type="float" office:value="22983">
            <text:p>229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3109079">
            <text:p>3109079</text:p>
          </table:table-cell>
          <table:table-cell office:value-type="float" office:value="665456">
            <text:p>665456</text:p>
          </table:table-cell>
          <table:table-cell office:value-type="float" office:value="2419457">
            <text:p>2419457</text:p>
          </table:table-cell>
          <table:table-cell office:value-type="float" office:value="1136">
            <text:p>1136</text:p>
          </table:table-cell>
          <table:table-cell office:value-type="float" office:value="23029">
            <text:p>23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70933">
            <text:p>770933</text:p>
          </table:table-cell>
          <table:table-cell office:value-type="float" office:value="649009">
            <text:p>649009</text:p>
          </table:table-cell>
          <table:table-cell office:value-type="float" office:value="95634">
            <text:p>95634</text:p>
          </table:table-cell>
          <table:table-cell office:value-type="float" office:value="3380">
            <text:p>3380</text:p>
          </table:table-cell>
          <table:table-cell office:value-type="float" office:value="22908">
            <text:p>229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5608">
            <text:p>195608</text:p>
          </table:table-cell>
          <table:table-cell office:value-type="float" office:value="172284">
            <text:p>172284</text:p>
          </table:table-cell>
          <table:table-cell office:value-type="float" office:value="15090">
            <text:p>15090</text:p>
          </table:table-cell>
          <table:table-cell office:value-type="float" office:value="374">
            <text:p>374</text:p>
          </table:table-cell>
          <table:table-cell office:value-type="float" office:value="7858">
            <text:p>78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12116">
            <text:p>212116</text:p>
          </table:table-cell>
          <table:table-cell office:value-type="float" office:value="163592">
            <text:p>163592</text:p>
          </table:table-cell>
          <table:table-cell office:value-type="float" office:value="40563">
            <text:p>40563</text:p>
          </table:table-cell>
          <table:table-cell office:value-type="float" office:value="185">
            <text:p>185</text:p>
          </table:table-cell>
          <table:table-cell office:value-type="float" office:value="7774">
            <text:p>77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7655">
            <text:p>187655</text:p>
          </table:table-cell>
          <table:table-cell office:value-type="float" office:value="165561">
            <text:p>165561</text:p>
          </table:table-cell>
          <table:table-cell office:value-type="float" office:value="13623">
            <text:p>13623</text:p>
          </table:table-cell>
          <table:table-cell office:value-type="float" office:value="630">
            <text:p>630</text:p>
          </table:table-cell>
          <table:table-cell office:value-type="float" office:value="7839">
            <text:p>78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99875">
            <text:p>199875</text:p>
          </table:table-cell>
          <table:table-cell office:value-type="float" office:value="165920">
            <text:p>165920</text:p>
          </table:table-cell>
          <table:table-cell office:value-type="float" office:value="25861">
            <text:p>25861</text:p>
          </table:table-cell>
          <table:table-cell office:value-type="float" office:value="242">
            <text:p>242</text:p>
          </table:table-cell>
          <table:table-cell office:value-type="float" office:value="7850">
            <text:p>78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310241">
            <text:p>310241</text:p>
          </table:table-cell>
          <table:table-cell office:value-type="float" office:value="162766">
            <text:p>162766</text:p>
          </table:table-cell>
          <table:table-cell office:value-type="float" office:value="139177">
            <text:p>139177</text:p>
          </table:table-cell>
          <table:table-cell office:value-type="float" office:value="210">
            <text:p>210</text:p>
          </table:table-cell>
          <table:table-cell office:value-type="float" office:value="8086">
            <text:p>80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4634">
            <text:p>184634</text:p>
          </table:table-cell>
          <table:table-cell office:value-type="float" office:value="163016">
            <text:p>163016</text:p>
          </table:table-cell>
          <table:table-cell office:value-type="float" office:value="12561">
            <text:p>12561</text:p>
          </table:table-cell>
          <table:table-cell office:value-type="float" office:value="1143">
            <text:p>1143</text:p>
          </table:table-cell>
          <table:table-cell office:value-type="float" office:value="7913">
            <text:p>79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0205">
            <text:p>190205</text:p>
          </table:table-cell>
          <table:table-cell office:value-type="float" office:value="163853">
            <text:p>163853</text:p>
          </table:table-cell>
          <table:table-cell office:value-type="float" office:value="18193">
            <text:p>18193</text:p>
          </table:table-cell>
          <table:table-cell office:value-type="float" office:value="296">
            <text:p>296</text:p>
          </table:table-cell>
          <table:table-cell office:value-type="float" office:value="7861">
            <text:p>78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39298">
            <text:p>239298</text:p>
          </table:table-cell>
          <table:table-cell office:value-type="float" office:value="160505">
            <text:p>160505</text:p>
          </table:table-cell>
          <table:table-cell office:value-type="float" office:value="70825">
            <text:p>70825</text:p>
          </table:table-cell>
          <table:table-cell office:value-type="float" office:value="179">
            <text:p>179</text:p>
          </table:table-cell>
          <table:table-cell office:value-type="float" office:value="7788">
            <text:p>77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83553">
            <text:p>383553</text:p>
          </table:table-cell>
          <table:table-cell office:value-type="float" office:value="327982">
            <text:p>327982</text:p>
          </table:table-cell>
          <table:table-cell office:value-type="float" office:value="39134">
            <text:p>39134</text:p>
          </table:table-cell>
          <table:table-cell office:value-type="float" office:value="645">
            <text:p>645</text:p>
          </table:table-cell>
          <table:table-cell office:value-type="float" office:value="15790">
            <text:p>157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484929">
            <text:p>484929</text:p>
          </table:table-cell>
          <table:table-cell office:value-type="float" office:value="321881">
            <text:p>321881</text:p>
          </table:table-cell>
          <table:table-cell office:value-type="float" office:value="147086">
            <text:p>147086</text:p>
          </table:table-cell>
          <table:table-cell office:value-type="float" office:value="401">
            <text:p>401</text:p>
          </table:table-cell>
          <table:table-cell office:value-type="float" office:value="15560">
            <text:p>155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1460345">
            <text:p>1460345</text:p>
          </table:table-cell>
          <table:table-cell office:value-type="float" office:value="333247">
            <text:p>333247</text:p>
          </table:table-cell>
          <table:table-cell office:value-type="float" office:value="1111029">
            <text:p>1111029</text:p>
          </table:table-cell>
          <table:table-cell office:value-type="float" office:value="416">
            <text:p>416</text:p>
          </table:table-cell>
          <table:table-cell office:value-type="float" office:value="15651">
            <text:p>156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73494">
            <text:p>373494</text:p>
          </table:table-cell>
          <table:table-cell office:value-type="float" office:value="323578">
            <text:p>323578</text:p>
          </table:table-cell>
          <table:table-cell office:value-type="float" office:value="33579">
            <text:p>33579</text:p>
          </table:table-cell>
          <table:table-cell office:value-type="float" office:value="855">
            <text:p>855</text:p>
          </table:table-cell>
          <table:table-cell office:value-type="float" office:value="15479">
            <text:p>154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435426">
            <text:p>435426</text:p>
          </table:table-cell>
          <table:table-cell office:value-type="float" office:value="331712">
            <text:p>331712</text:p>
          </table:table-cell>
          <table:table-cell office:value-type="float" office:value="87592">
            <text:p>87592</text:p>
          </table:table-cell>
          <table:table-cell office:value-type="float" office:value="464">
            <text:p>464</text:p>
          </table:table-cell>
          <table:table-cell office:value-type="float" office:value="15656">
            <text:p>156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895638">
            <text:p>895638</text:p>
          </table:table-cell>
          <table:table-cell office:value-type="float" office:value="336149">
            <text:p>336149</text:p>
          </table:table-cell>
          <table:table-cell office:value-type="float" office:value="543498">
            <text:p>543498</text:p>
          </table:table-cell>
          <table:table-cell office:value-type="float" office:value="379">
            <text:p>379</text:p>
          </table:table-cell>
          <table:table-cell office:value-type="float" office:value="15610">
            <text:p>156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75242">
            <text:p>375242</text:p>
          </table:table-cell>
          <table:table-cell office:value-type="float" office:value="327788">
            <text:p>327788</text:p>
          </table:table-cell>
          <table:table-cell office:value-type="float" office:value="30152">
            <text:p>30152</text:p>
          </table:table-cell>
          <table:table-cell office:value-type="float" office:value="1572">
            <text:p>1572</text:p>
          </table:table-cell>
          <table:table-cell office:value-type="float" office:value="15727">
            <text:p>157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409881">
            <text:p>409881</text:p>
          </table:table-cell>
          <table:table-cell office:value-type="float" office:value="338556">
            <text:p>338556</text:p>
          </table:table-cell>
          <table:table-cell office:value-type="float" office:value="54923">
            <text:p>54923</text:p>
          </table:table-cell>
          <table:table-cell office:value-type="float" office:value="542">
            <text:p>542</text:p>
          </table:table-cell>
          <table:table-cell office:value-type="float" office:value="15858">
            <text:p>158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620925">
            <text:p>620925</text:p>
          </table:table-cell>
          <table:table-cell office:value-type="float" office:value="331184">
            <text:p>331184</text:p>
          </table:table-cell>
          <table:table-cell office:value-type="float" office:value="273766">
            <text:p>273766</text:p>
          </table:table-cell>
          <table:table-cell office:value-type="float" office:value="354">
            <text:p>354</text:p>
          </table:table-cell>
          <table:table-cell office:value-type="float" office:value="15620">
            <text:p>156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73910">
            <text:p>373910</text:p>
          </table:table-cell>
          <table:table-cell office:value-type="float" office:value="329916">
            <text:p>329916</text:p>
          </table:table-cell>
          <table:table-cell office:value-type="float" office:value="25808">
            <text:p>25808</text:p>
          </table:table-cell>
          <table:table-cell office:value-type="float" office:value="2691">
            <text:p>2691</text:p>
          </table:table-cell>
          <table:table-cell office:value-type="float" office:value="15494">
            <text:p>154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16562">
            <text:p>816562</text:p>
          </table:table-cell>
          <table:table-cell office:value-type="float" office:value="674149">
            <text:p>674149</text:p>
          </table:table-cell>
          <table:table-cell office:value-type="float" office:value="110384">
            <text:p>110384</text:p>
          </table:table-cell>
          <table:table-cell office:value-type="float" office:value="919">
            <text:p>919</text:p>
          </table:table-cell>
          <table:table-cell office:value-type="float" office:value="31109">
            <text:p>311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268895">
            <text:p>1268895</text:p>
          </table:table-cell>
          <table:table-cell office:value-type="float" office:value="655296">
            <text:p>655296</text:p>
          </table:table-cell>
          <table:table-cell office:value-type="float" office:value="581206">
            <text:p>581206</text:p>
          </table:table-cell>
          <table:table-cell office:value-type="float" office:value="899">
            <text:p>899</text:p>
          </table:table-cell>
          <table:table-cell office:value-type="float" office:value="31492">
            <text:p>314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074417">
            <text:p>5074417</text:p>
          </table:table-cell>
          <table:table-cell office:value-type="float" office:value="683027">
            <text:p>683027</text:p>
          </table:table-cell>
          <table:table-cell office:value-type="float" office:value="4359145">
            <text:p>4359145</text:p>
          </table:table-cell>
          <table:table-cell office:value-type="float" office:value="839">
            <text:p>839</text:p>
          </table:table-cell>
          <table:table-cell office:value-type="float" office:value="31405">
            <text:p>314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98074">
            <text:p>798074</text:p>
          </table:table-cell>
          <table:table-cell office:value-type="float" office:value="681327">
            <text:p>681327</text:p>
          </table:table-cell>
          <table:table-cell office:value-type="float" office:value="84226">
            <text:p>84226</text:p>
          </table:table-cell>
          <table:table-cell office:value-type="float" office:value="1285">
            <text:p>1285</text:p>
          </table:table-cell>
          <table:table-cell office:value-type="float" office:value="31234">
            <text:p>312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992892">
            <text:p>992892</text:p>
          </table:table-cell>
          <table:table-cell office:value-type="float" office:value="653028">
            <text:p>653028</text:p>
          </table:table-cell>
          <table:table-cell office:value-type="float" office:value="308011">
            <text:p>308011</text:p>
          </table:table-cell>
          <table:table-cell office:value-type="float" office:value="711">
            <text:p>711</text:p>
          </table:table-cell>
          <table:table-cell office:value-type="float" office:value="31140">
            <text:p>311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880882">
            <text:p>2880882</text:p>
          </table:table-cell>
          <table:table-cell office:value-type="float" office:value="671407">
            <text:p>671407</text:p>
          </table:table-cell>
          <table:table-cell office:value-type="float" office:value="2176857">
            <text:p>2176857</text:p>
          </table:table-cell>
          <table:table-cell office:value-type="float" office:value="755">
            <text:p>755</text:p>
          </table:table-cell>
          <table:table-cell office:value-type="float" office:value="31862">
            <text:p>318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0463">
            <text:p>790463</text:p>
          </table:table-cell>
          <table:table-cell office:value-type="float" office:value="684541">
            <text:p>684541</text:p>
          </table:table-cell>
          <table:table-cell office:value-type="float" office:value="72335">
            <text:p>72335</text:p>
          </table:table-cell>
          <table:table-cell office:value-type="float" office:value="1888">
            <text:p>1888</text:p>
          </table:table-cell>
          <table:table-cell office:value-type="float" office:value="31699">
            <text:p>316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889287">
            <text:p>889287</text:p>
          </table:table-cell>
          <table:table-cell office:value-type="float" office:value="674390">
            <text:p>674390</text:p>
          </table:table-cell>
          <table:table-cell office:value-type="float" office:value="182367">
            <text:p>182367</text:p>
          </table:table-cell>
          <table:table-cell office:value-type="float" office:value="933">
            <text:p>933</text:p>
          </table:table-cell>
          <table:table-cell office:value-type="float" office:value="31596">
            <text:p>315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764846">
            <text:p>1764846</text:p>
          </table:table-cell>
          <table:table-cell office:value-type="float" office:value="653193">
            <text:p>653193</text:p>
          </table:table-cell>
          <table:table-cell office:value-type="float" office:value="1079650">
            <text:p>1079650</text:p>
          </table:table-cell>
          <table:table-cell office:value-type="float" office:value="689">
            <text:p>689</text:p>
          </table:table-cell>
          <table:table-cell office:value-type="float" office:value="31312">
            <text:p>313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1810">
            <text:p>751810</text:p>
          </table:table-cell>
          <table:table-cell office:value-type="float" office:value="660035">
            <text:p>660035</text:p>
          </table:table-cell>
          <table:table-cell office:value-type="float" office:value="58402">
            <text:p>58402</text:p>
          </table:table-cell>
          <table:table-cell office:value-type="float" office:value="2876">
            <text:p>2876</text:p>
          </table:table-cell>
          <table:table-cell office:value-type="float" office:value="30496">
            <text:p>30496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77865">
            <text:p>177865</text:p>
          </table:table-cell>
          <table:table-cell office:value-type="float" office:value="162690">
            <text:p>162690</text:p>
          </table:table-cell>
          <table:table-cell office:value-type="float" office:value="6083">
            <text:p>6083</text:p>
          </table:table-cell>
          <table:table-cell office:value-type="float" office:value="352">
            <text:p>352</text:p>
          </table:table-cell>
          <table:table-cell office:value-type="float" office:value="8737">
            <text:p>8737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86099">
            <text:p>186099</text:p>
          </table:table-cell>
          <table:table-cell office:value-type="float" office:value="166534">
            <text:p>166534</text:p>
          </table:table-cell>
          <table:table-cell office:value-type="float" office:value="10860">
            <text:p>10860</text:p>
          </table:table-cell>
          <table:table-cell office:value-type="float" office:value="119">
            <text:p>119</text:p>
          </table:table-cell>
          <table:table-cell office:value-type="float" office:value="8585">
            <text:p>8585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1963">
            <text:p>181963</text:p>
          </table:table-cell>
          <table:table-cell office:value-type="float" office:value="166836">
            <text:p>166836</text:p>
          </table:table-cell>
          <table:table-cell office:value-type="float" office:value="5791">
            <text:p>5791</text:p>
          </table:table-cell>
          <table:table-cell office:value-type="float" office:value="623">
            <text:p>623</text:p>
          </table:table-cell>
          <table:table-cell office:value-type="float" office:value="8711">
            <text:p>871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79553">
            <text:p>179553</text:p>
          </table:table-cell>
          <table:table-cell office:value-type="float" office:value="162935">
            <text:p>162935</text:p>
          </table:table-cell>
          <table:table-cell office:value-type="float" office:value="7896">
            <text:p>7896</text:p>
          </table:table-cell>
          <table:table-cell office:value-type="float" office:value="132">
            <text:p>132</text:p>
          </table:table-cell>
          <table:table-cell office:value-type="float" office:value="8588">
            <text:p>858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00295">
            <text:p>200295</text:p>
          </table:table-cell>
          <table:table-cell office:value-type="float" office:value="160590">
            <text:p>160590</text:p>
          </table:table-cell>
          <table:table-cell office:value-type="float" office:value="30862">
            <text:p>30862</text:p>
          </table:table-cell>
          <table:table-cell office:value-type="float" office:value="74">
            <text:p>74</text:p>
          </table:table-cell>
          <table:table-cell office:value-type="float" office:value="8767">
            <text:p>8767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1252">
            <text:p>181252</text:p>
          </table:table-cell>
          <table:table-cell office:value-type="float" office:value="165602">
            <text:p>165602</text:p>
          </table:table-cell>
          <table:table-cell office:value-type="float" office:value="5739">
            <text:p>5739</text:p>
          </table:table-cell>
          <table:table-cell office:value-type="float" office:value="1192">
            <text:p>1192</text:p>
          </table:table-cell>
          <table:table-cell office:value-type="float" office:value="8718">
            <text:p>871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81895">
            <text:p>181895</text:p>
          </table:table-cell>
          <table:table-cell office:value-type="float" office:value="166462">
            <text:p>166462</text:p>
          </table:table-cell>
          <table:table-cell office:value-type="float" office:value="6676">
            <text:p>6676</text:p>
          </table:table-cell>
          <table:table-cell office:value-type="float" office:value="202">
            <text:p>202</text:p>
          </table:table-cell>
          <table:table-cell office:value-type="float" office:value="8554">
            <text:p>855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7357">
            <text:p>187357</text:p>
          </table:table-cell>
          <table:table-cell office:value-type="float" office:value="161665">
            <text:p>161665</text:p>
          </table:table-cell>
          <table:table-cell office:value-type="float" office:value="16912">
            <text:p>16912</text:p>
          </table:table-cell>
          <table:table-cell office:value-type="float" office:value="97">
            <text:p>97</text:p>
          </table:table-cell>
          <table:table-cell office:value-type="float" office:value="8682">
            <text:p>868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60451">
            <text:p>360451</text:p>
          </table:table-cell>
          <table:table-cell office:value-type="float" office:value="329106">
            <text:p>329106</text:p>
          </table:table-cell>
          <table:table-cell office:value-type="float" office:value="13657">
            <text:p>13657</text:p>
          </table:table-cell>
          <table:table-cell office:value-type="float" office:value="429">
            <text:p>429</text:p>
          </table:table-cell>
          <table:table-cell office:value-type="float" office:value="17258">
            <text:p>1725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372722">
            <text:p>372722</text:p>
          </table:table-cell>
          <table:table-cell office:value-type="float" office:value="320770">
            <text:p>320770</text:p>
          </table:table-cell>
          <table:table-cell office:value-type="float" office:value="34571">
            <text:p>34571</text:p>
          </table:table-cell>
          <table:table-cell office:value-type="float" office:value="200">
            <text:p>200</text:p>
          </table:table-cell>
          <table:table-cell office:value-type="float" office:value="17179">
            <text:p>17179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560744">
            <text:p>560744</text:p>
          </table:table-cell>
          <table:table-cell office:value-type="float" office:value="332576">
            <text:p>332576</text:p>
          </table:table-cell>
          <table:table-cell office:value-type="float" office:value="210143">
            <text:p>210143</text:p>
          </table:table-cell>
          <table:table-cell office:value-type="float" office:value="172">
            <text:p>172</text:p>
          </table:table-cell>
          <table:table-cell office:value-type="float" office:value="17851">
            <text:p>1785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81665">
            <text:p>381665</text:p>
          </table:table-cell>
          <table:table-cell office:value-type="float" office:value="351426">
            <text:p>351426</text:p>
          </table:table-cell>
          <table:table-cell office:value-type="float" office:value="12314">
            <text:p>12314</text:p>
          </table:table-cell>
          <table:table-cell office:value-type="float" office:value="698">
            <text:p>698</text:p>
          </table:table-cell>
          <table:table-cell office:value-type="float" office:value="17227">
            <text:p>17227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75269">
            <text:p>375269</text:p>
          </table:table-cell>
          <table:table-cell office:value-type="float" office:value="335332">
            <text:p>335332</text:p>
          </table:table-cell>
          <table:table-cell office:value-type="float" office:value="22353">
            <text:p>22353</text:p>
          </table:table-cell>
          <table:table-cell office:value-type="float" office:value="240">
            <text:p>240</text:p>
          </table:table-cell>
          <table:table-cell office:value-type="float" office:value="17342">
            <text:p>1734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53102">
            <text:p>453102</text:p>
          </table:table-cell>
          <table:table-cell office:value-type="float" office:value="326193">
            <text:p>326193</text:p>
          </table:table-cell>
          <table:table-cell office:value-type="float" office:value="109297">
            <text:p>109297</text:p>
          </table:table-cell>
          <table:table-cell office:value-type="float" office:value="189">
            <text:p>189</text:p>
          </table:table-cell>
          <table:table-cell office:value-type="float" office:value="17421">
            <text:p>1742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58629">
            <text:p>358629</text:p>
          </table:table-cell>
          <table:table-cell office:value-type="float" office:value="327922">
            <text:p>327922</text:p>
          </table:table-cell>
          <table:table-cell office:value-type="float" office:value="12020">
            <text:p>12020</text:p>
          </table:table-cell>
          <table:table-cell office:value-type="float" office:value="1315">
            <text:p>1315</text:p>
          </table:table-cell>
          <table:table-cell office:value-type="float" office:value="17370">
            <text:p>1737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369797">
            <text:p>369797</text:p>
          </table:table-cell>
          <table:table-cell office:value-type="float" office:value="335612">
            <text:p>335612</text:p>
          </table:table-cell>
          <table:table-cell office:value-type="float" office:value="16524">
            <text:p>16524</text:p>
          </table:table-cell>
          <table:table-cell office:value-type="float" office:value="282">
            <text:p>282</text:p>
          </table:table-cell>
          <table:table-cell office:value-type="float" office:value="17378">
            <text:p>1737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409928">
            <text:p>409928</text:p>
          </table:table-cell>
          <table:table-cell office:value-type="float" office:value="331693">
            <text:p>331693</text:p>
          </table:table-cell>
          <table:table-cell office:value-type="float" office:value="60609">
            <text:p>60609</text:p>
          </table:table-cell>
          <table:table-cell office:value-type="float" office:value="193">
            <text:p>193</text:p>
          </table:table-cell>
          <table:table-cell office:value-type="float" office:value="17432">
            <text:p>1743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25916">
            <text:p>725916</text:p>
          </table:table-cell>
          <table:table-cell office:value-type="float" office:value="657370">
            <text:p>657370</text:p>
          </table:table-cell>
          <table:table-cell office:value-type="float" office:value="33330">
            <text:p>33330</text:p>
          </table:table-cell>
          <table:table-cell office:value-type="float" office:value="587">
            <text:p>587</text:p>
          </table:table-cell>
          <table:table-cell office:value-type="float" office:value="34628">
            <text:p>3462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08344">
            <text:p>808344</text:p>
          </table:table-cell>
          <table:table-cell office:value-type="float" office:value="655080">
            <text:p>655080</text:p>
          </table:table-cell>
          <table:table-cell office:value-type="float" office:value="118057">
            <text:p>118057</text:p>
          </table:table-cell>
          <table:table-cell office:value-type="float" office:value="369">
            <text:p>369</text:p>
          </table:table-cell>
          <table:table-cell office:value-type="float" office:value="34836">
            <text:p>34836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19730">
            <text:p>1519730</text:p>
          </table:table-cell>
          <table:table-cell office:value-type="float" office:value="663631">
            <text:p>663631</text:p>
          </table:table-cell>
          <table:table-cell office:value-type="float" office:value="820846">
            <text:p>820846</text:p>
          </table:table-cell>
          <table:table-cell office:value-type="float" office:value="360">
            <text:p>360</text:p>
          </table:table-cell>
          <table:table-cell office:value-type="float" office:value="34891">
            <text:p>3489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42892">
            <text:p>742892</text:p>
          </table:table-cell>
          <table:table-cell office:value-type="float" office:value="678790">
            <text:p>678790</text:p>
          </table:table-cell>
          <table:table-cell office:value-type="float" office:value="28340">
            <text:p>28340</text:p>
          </table:table-cell>
          <table:table-cell office:value-type="float" office:value="900">
            <text:p>900</text:p>
          </table:table-cell>
          <table:table-cell office:value-type="float" office:value="34860">
            <text:p>3486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74547">
            <text:p>774547</text:p>
          </table:table-cell>
          <table:table-cell office:value-type="float" office:value="669353">
            <text:p>669353</text:p>
          </table:table-cell>
          <table:table-cell office:value-type="float" office:value="69974">
            <text:p>69974</text:p>
          </table:table-cell>
          <table:table-cell office:value-type="float" office:value="407">
            <text:p>407</text:p>
          </table:table-cell>
          <table:table-cell office:value-type="float" office:value="34811">
            <text:p>34811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27214">
            <text:p>1127214</text:p>
          </table:table-cell>
          <table:table-cell office:value-type="float" office:value="679161">
            <text:p>679161</text:p>
          </table:table-cell>
          <table:table-cell office:value-type="float" office:value="413183">
            <text:p>413183</text:p>
          </table:table-cell>
          <table:table-cell office:value-type="float" office:value="290">
            <text:p>290</text:p>
          </table:table-cell>
          <table:table-cell office:value-type="float" office:value="34579">
            <text:p>34579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19647">
            <text:p>719647</text:p>
          </table:table-cell>
          <table:table-cell office:value-type="float" office:value="657092">
            <text:p>657092</text:p>
          </table:table-cell>
          <table:table-cell office:value-type="float" office:value="26242">
            <text:p>26242</text:p>
          </table:table-cell>
          <table:table-cell office:value-type="float" office:value="1513">
            <text:p>1513</text:p>
          </table:table-cell>
          <table:table-cell office:value-type="float" office:value="34799">
            <text:p>34799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49671">
            <text:p>749671</text:p>
          </table:table-cell>
          <table:table-cell office:value-type="float" office:value="669243">
            <text:p>669243</text:p>
          </table:table-cell>
          <table:table-cell office:value-type="float" office:value="45181">
            <text:p>45181</text:p>
          </table:table-cell>
          <table:table-cell office:value-type="float" office:value="464">
            <text:p>464</text:p>
          </table:table-cell>
          <table:table-cell office:value-type="float" office:value="34782">
            <text:p>3478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899766">
            <text:p>899766</text:p>
          </table:table-cell>
          <table:table-cell office:value-type="float" office:value="648878">
            <text:p>648878</text:p>
          </table:table-cell>
          <table:table-cell office:value-type="float" office:value="215791">
            <text:p>215791</text:p>
          </table:table-cell>
          <table:table-cell office:value-type="float" office:value="372">
            <text:p>372</text:p>
          </table:table-cell>
          <table:table-cell office:value-type="float" office:value="34724">
            <text:p>3472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34373">
            <text:p>734373</text:p>
          </table:table-cell>
          <table:table-cell office:value-type="float" office:value="672136">
            <text:p>672136</text:p>
          </table:table-cell>
          <table:table-cell office:value-type="float" office:value="24756">
            <text:p>24756</text:p>
          </table:table-cell>
          <table:table-cell office:value-type="float" office:value="2733">
            <text:p>2733</text:p>
          </table:table-cell>
          <table:table-cell office:value-type="float" office:value="34747">
            <text:p>34747</text:p>
          </table:table-cell>
        </table:table-row>
      </table:table>
      <table:table table:name="30-8" table:style-name="ta1" table:print="false">
        <office:forms form:automatic-focus="false" form:apply-design-mode="false"/>
        <table:table-column table:style-name="co6" table:number-columns-repeated="12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esamt</text:p>
          </table:table-cell>
          <table:table-cell office:value-type="string">
            <text:p>random</text:p>
          </table:table-cell>
          <table:table-cell office:value-type="string">
            <text:p>chunkverteil</text:p>
          </table:table-cell>
          <table:table-cell office:value-type="string">
            <text:p>endtag</text:p>
          </table:table-cell>
          <table:table-cell office:value-type="string">
            <text:p>merge</text:p>
          </table:table-cell>
          <table:table-cell table:number-columns-repeated="2"/>
          <table:table-cell office:value-type="string">
            <text:p>Gesamt-ran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55761">
            <text:p>1555761</text:p>
          </table:table-cell>
          <table:table-cell office:value-type="float" office:value="652927">
            <text:p>652927</text:p>
          </table:table-cell>
          <table:table-cell office:value-type="float" office:value="853044">
            <text:p>853044</text:p>
          </table:table-cell>
          <table:table-cell office:value-type="float" office:value="349">
            <text:p>349</text:p>
          </table:table-cell>
          <table:table-cell office:value-type="float" office:value="49439">
            <text:p>49439</text:p>
          </table:table-cell>
          <table:table-cell table:number-columns-repeated="2"/>
          <table:table-cell table:formula="of:=[.E2]-[.F2]" office:value-type="float" office:value="902834">
            <text:p>9028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41119">
            <text:p>1141119</text:p>
          </table:table-cell>
          <table:table-cell office:value-type="float" office:value="653882">
            <text:p>653882</text:p>
          </table:table-cell>
          <table:table-cell office:value-type="float" office:value="437906">
            <text:p>437906</text:p>
          </table:table-cell>
          <table:table-cell office:value-type="float" office:value="371">
            <text:p>371</text:p>
          </table:table-cell>
          <table:table-cell office:value-type="float" office:value="48957">
            <text:p>48957</text:p>
          </table:table-cell>
          <table:table-cell table:number-columns-repeated="2"/>
          <table:table-cell table:formula="of:=[.E3]-[.F3]" office:value-type="float" office:value="487237">
            <text:p>4872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25478">
            <text:p>925478</text:p>
          </table:table-cell>
          <table:table-cell office:value-type="float" office:value="647660">
            <text:p>647660</text:p>
          </table:table-cell>
          <table:table-cell office:value-type="float" office:value="228677">
            <text:p>228677</text:p>
          </table:table-cell>
          <table:table-cell office:value-type="float" office:value="383">
            <text:p>383</text:p>
          </table:table-cell>
          <table:table-cell office:value-type="float" office:value="48756">
            <text:p>48756</text:p>
          </table:table-cell>
          <table:table-cell table:number-columns-repeated="2"/>
          <table:table-cell table:formula="of:=[.E4]-[.F4]" office:value-type="float" office:value="277818">
            <text:p>2778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52583">
            <text:p>852583</text:p>
          </table:table-cell>
          <table:table-cell office:value-type="float" office:value="675602">
            <text:p>675602</text:p>
          </table:table-cell>
          <table:table-cell office:value-type="float" office:value="128840">
            <text:p>128840</text:p>
          </table:table-cell>
          <table:table-cell office:value-type="float" office:value="367">
            <text:p>367</text:p>
          </table:table-cell>
          <table:table-cell office:value-type="float" office:value="47773">
            <text:p>47773</text:p>
          </table:table-cell>
          <table:table-cell table:number-columns-repeated="2"/>
          <table:table-cell table:formula="of:=[.E5]-[.F5]" office:value-type="float" office:value="176981">
            <text:p>1769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802800">
            <text:p>802800</text:p>
          </table:table-cell>
          <table:table-cell office:value-type="float" office:value="666357">
            <text:p>666357</text:p>
          </table:table-cell>
          <table:table-cell office:value-type="float" office:value="87359">
            <text:p>87359</text:p>
          </table:table-cell>
          <table:table-cell office:value-type="float" office:value="430">
            <text:p>430</text:p>
          </table:table-cell>
          <table:table-cell office:value-type="float" office:value="48653">
            <text:p>48653</text:p>
          </table:table-cell>
          <table:table-cell table:number-columns-repeated="2"/>
          <table:table-cell table:formula="of:=[.E6]-[.F6]" office:value-type="float" office:value="136443">
            <text:p>1364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76104">
            <text:p>776104</text:p>
          </table:table-cell>
          <table:table-cell office:value-type="float" office:value="659204">
            <text:p>659204</text:p>
          </table:table-cell>
          <table:table-cell office:value-type="float" office:value="67239">
            <text:p>67239</text:p>
          </table:table-cell>
          <table:table-cell office:value-type="float" office:value="429">
            <text:p>429</text:p>
          </table:table-cell>
          <table:table-cell office:value-type="float" office:value="49230">
            <text:p>49230</text:p>
          </table:table-cell>
          <table:table-cell table:number-columns-repeated="2"/>
          <table:table-cell table:formula="of:=[.E7]-[.F7]" office:value-type="float" office:value="116900">
            <text:p>1169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70407">
            <text:p>770407</text:p>
          </table:table-cell>
          <table:table-cell office:value-type="float" office:value="663246">
            <text:p>663246</text:p>
          </table:table-cell>
          <table:table-cell office:value-type="float" office:value="57065">
            <text:p>57065</text:p>
          </table:table-cell>
          <table:table-cell office:value-type="float" office:value="598">
            <text:p>598</text:p>
          </table:table-cell>
          <table:table-cell office:value-type="float" office:value="49497">
            <text:p>49497</text:p>
          </table:table-cell>
          <table:table-cell office:value-type="string">
            <text:p>x</text:p>
          </table:table-cell>
          <table:table-cell table:formula="of:=[.C8]/[.D8]" office:value-type="float" office:value="512">
            <text:p>512</text:p>
          </table:table-cell>
          <table:table-cell table:formula="of:=[.E8]-[.F8]" office:value-type="float" office:value="107161">
            <text:p>1071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15866">
            <text:p>815866</text:p>
          </table:table-cell>
          <table:table-cell office:value-type="float" office:value="668195">
            <text:p>668195</text:p>
          </table:table-cell>
          <table:table-cell office:value-type="float" office:value="50611">
            <text:p>50611</text:p>
          </table:table-cell>
          <table:table-cell office:value-type="float" office:value="838">
            <text:p>838</text:p>
          </table:table-cell>
          <table:table-cell office:value-type="float" office:value="96221">
            <text:p>96221</text:p>
          </table:table-cell>
          <table:table-cell table:number-columns-repeated="2"/>
          <table:table-cell table:formula="of:=[.E9]-[.F9]" office:value-type="float" office:value="147671">
            <text:p>1476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4354">
            <text:p>794354</text:p>
          </table:table-cell>
          <table:table-cell office:value-type="float" office:value="650891">
            <text:p>650891</text:p>
          </table:table-cell>
          <table:table-cell office:value-type="float" office:value="48493">
            <text:p>48493</text:p>
          </table:table-cell>
          <table:table-cell office:value-type="float" office:value="1455">
            <text:p>1455</text:p>
          </table:table-cell>
          <table:table-cell office:value-type="float" office:value="93514">
            <text:p>93514</text:p>
          </table:table-cell>
          <table:table-cell table:number-columns-repeated="2"/>
          <table:table-cell table:formula="of:=[.E10]-[.F10]" office:value-type="float" office:value="143463">
            <text:p>1434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9570">
            <text:p>759570</text:p>
          </table:table-cell>
          <table:table-cell office:value-type="float" office:value="660485">
            <text:p>660485</text:p>
          </table:table-cell>
          <table:table-cell office:value-type="float" office:value="47053">
            <text:p>47053</text:p>
          </table:table-cell>
          <table:table-cell office:value-type="float" office:value="2635">
            <text:p>2635</text:p>
          </table:table-cell>
          <table:table-cell office:value-type="float" office:value="49396">
            <text:p>49396</text:p>
          </table:table-cell>
          <table:table-cell table:number-columns-repeated="2"/>
          <table:table-cell table:formula="of:=[.E11]-[.F11]" office:value-type="float" office:value="99085">
            <text:p>99085</text:p>
          </table:table-cell>
        </table:table-row>
        <table:table-row table:style-name="ro1">
          <table:table-cell>
            <draw:frame table:end-cell-address="'30-8'.M47" table:end-x="0.462cm" table:end-y="0.158cm" draw:z-index="0" draw:style-name="gr1" svg:width="26.862cm" svg:height="15.646cm" svg:x="0.697cm" svg:y="0.257cm">
              <draw:object draw:notify-on-update-of-ranges="'30-8'.D2:'30-8'.D11 '30-8'.E1:'30-8'.E1 '30-8'.E2:'30-8'.E11 '30-8'.D2:'30-8'.D11 '30-8'.F1:'30-8'.F1 '30-8'.F2:'30-8'.F11 '30-8'.D2:'30-8'.D11 '30-8'.G1:'30-8'.G1 '30-8'.G2:'30-8'.G11 '30-8'.D2:'30-8'.D11 '30-8'.H1:'30-8'.H1 '30-8'.H2:'30-8'.H11 '30-8'.D2:'30-8'.D11 '30-8'.I1:'30-8'.I1 '30-8'.I2:'30-8'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2" table:default-cell-style-name="ce3"/>
        <table:table-column table:style-name="co4" table:default-cell-style-name="Default"/>
        <table:table-column table:style-name="co1" table:default-cell-style-name="Default"/>
        <table:table-column table:style-name="co6" table:number-columns-repeated="10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esamt-rand</text:p>
          </table:table-cell>
          <table:table-cell office:value-type="string">
            <text:p>chunkverteil</text:p>
          </table:table-cell>
          <table:table-cell office:value-type="string">
            <text:p>endtag</text:p>
          </table:table-cell>
          <table:table-cell office:value-type="string">
            <text:p>merge</text:p>
          </table:table-cell>
          <table:table-cell office:value-type="string">
            <text:p>V/C</text:p>
          </table:table-cell>
          <table:table-cell office:value-type="string">
            <text:p>Knotenauslastung</text:p>
          </table:table-cell>
          <table:table-cell office:value-type="string">
            <text:p>gesamt</text:p>
          </table:table-cell>
          <table:table-cell office:value-type="string">
            <text:p>random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2]-[.L2]" office:value-type="float" office:value="2152314">
            <text:p>2152314</text:p>
          </table:table-cell>
          <table:table-cell office:value-type="float" office:value="1271101">
            <text:p>1271101</text:p>
          </table:table-cell>
          <table:table-cell office:value-type="float" office:value="3824">
            <text:p>3824</text:p>
          </table:table-cell>
          <table:table-cell office:value-type="float" office:value="877388">
            <text:p>877388</text:p>
          </table:table-cell>
          <table:table-cell table:formula="of:=[.C2]/[.D2]" office:value-type="float" office:value="64">
            <text:p>64</text:p>
          </table:table-cell>
          <table:table-cell table:formula="of:=[.I2]/([.A2]*[.B2])" office:value-type="float" office:value="5.33333333333333">
            <text:p>5,3333333333</text:p>
          </table:table-cell>
          <table:table-cell office:value-type="float" office:value="2807142">
            <text:p>2807142</text:p>
          </table:table-cell>
          <table:table-cell office:value-type="float" office:value="654828">
            <text:p>654828</text:p>
          </table:table-cell>
          <table:table-cell>
            <draw:frame table:end-cell-address="Sheet3.U43" table:end-x="1.878cm" table:end-y="0.08cm" draw:z-index="1" draw:style-name="gr1" svg:width="19.278cm" svg:height="18.292cm" svg:x="0.665cm" svg:y="0.233cm">
              <draw:object draw:notify-on-update-of-ranges="Sheet3.D12:Sheet3.D19 Sheet3.E12:Sheet3.E19 Sheet3.D12:Sheet3.D19 Sheet3.F12:Sheet3.F19 Sheet3.D12:Sheet3.D19 Sheet3.G12:Sheet3.G19 Sheet3.D12:Sheet3.D19 Sheet3.H12:Sheet3.H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3]-[.L3]" office:value-type="float" office:value="2102982">
            <text:p>2102982</text:p>
          </table:table-cell>
          <table:table-cell office:value-type="float" office:value="1133479">
            <text:p>1133479</text:p>
          </table:table-cell>
          <table:table-cell office:value-type="float" office:value="2604">
            <text:p>2604</text:p>
          </table:table-cell>
          <table:table-cell office:value-type="float" office:value="966898">
            <text:p>966898</text:p>
          </table:table-cell>
          <table:table-cell table:formula="of:=[.C3]/[.D3]" office:value-type="float" office:value="128">
            <text:p>128</text:p>
          </table:table-cell>
          <table:table-cell table:formula="of:=[.I3]/([.A3]*[.B3])" office:value-type="float" office:value="10.6666666666667">
            <text:p>10,6666666667</text:p>
          </table:table-cell>
          <table:table-cell office:value-type="float" office:value="2766350">
            <text:p>2766350</text:p>
          </table:table-cell>
          <table:table-cell office:value-type="float" office:value="663368">
            <text:p>663368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4]-[.L4]" office:value-type="float" office:value="2289992">
            <text:p>2289992</text:p>
          </table:table-cell>
          <table:table-cell office:value-type="float" office:value="1309912">
            <text:p>1309912</text:p>
          </table:table-cell>
          <table:table-cell office:value-type="float" office:value="2142">
            <text:p>2142</text:p>
          </table:table-cell>
          <table:table-cell office:value-type="float" office:value="977937">
            <text:p>977937</text:p>
          </table:table-cell>
          <table:table-cell table:formula="of:=[.C4]/[.D4]" office:value-type="float" office:value="256">
            <text:p>256</text:p>
          </table:table-cell>
          <table:table-cell table:formula="of:=[.I4]/([.A4]*[.B4])" office:value-type="float" office:value="21.3333333333333">
            <text:p>21,3333333333</text:p>
          </table:table-cell>
          <table:table-cell office:value-type="float" office:value="2979275">
            <text:p>2979275</text:p>
          </table:table-cell>
          <table:table-cell office:value-type="float" office:value="689283">
            <text:p>68928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5]-[.L5]" office:value-type="float" office:value="2077934">
            <text:p>2077934</text:p>
          </table:table-cell>
          <table:table-cell office:value-type="float" office:value="1314486">
            <text:p>1314486</text:p>
          </table:table-cell>
          <table:table-cell office:value-type="float" office:value="1774">
            <text:p>1774</text:p>
          </table:table-cell>
          <table:table-cell office:value-type="float" office:value="761673">
            <text:p>761673</text:p>
          </table:table-cell>
          <table:table-cell table:formula="of:=[.C5]/[.D5]" office:value-type="float" office:value="512">
            <text:p>512</text:p>
          </table:table-cell>
          <table:table-cell table:formula="of:=[.I5]/([.A5]*[.B5])" office:value-type="float" office:value="42.6666666666667">
            <text:p>42,6666666667</text:p>
          </table:table-cell>
          <table:table-cell office:value-type="float" office:value="2758759">
            <text:p>2758759</text:p>
          </table:table-cell>
          <table:table-cell office:value-type="float" office:value="680825">
            <text:p>68082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6]-[.L6]" office:value-type="float" office:value="2419704">
            <text:p>2419704</text:p>
          </table:table-cell>
          <table:table-cell office:value-type="float" office:value="1492292">
            <text:p>1492292</text:p>
          </table:table-cell>
          <table:table-cell office:value-type="float" office:value="1494">
            <text:p>1494</text:p>
          </table:table-cell>
          <table:table-cell office:value-type="float" office:value="925917">
            <text:p>925917</text:p>
          </table:table-cell>
          <table:table-cell table:formula="of:=[.C6]/[.D6]" office:value-type="float" office:value="1024">
            <text:p>1024</text:p>
          </table:table-cell>
          <table:table-cell table:formula="of:=[.I6]/([.A6]*[.B6])" office:value-type="float" office:value="85.3333333333333">
            <text:p>85,3333333333</text:p>
          </table:table-cell>
          <table:table-cell office:value-type="float" office:value="3088562">
            <text:p>3088562</text:p>
          </table:table-cell>
          <table:table-cell office:value-type="float" office:value="668858">
            <text:p>668858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7]-[.L7]" office:value-type="float" office:value="1329744">
            <text:p>1329744</text:p>
          </table:table-cell>
          <table:table-cell office:value-type="float" office:value="1229999">
            <text:p>1229999</text:p>
          </table:table-cell>
          <table:table-cell office:value-type="float" office:value="1387">
            <text:p>1387</text:p>
          </table:table-cell>
          <table:table-cell office:value-type="float" office:value="98356">
            <text:p>98356</text:p>
          </table:table-cell>
          <table:table-cell table:formula="of:=[.C7]/[.D7]" office:value-type="float" office:value="2048">
            <text:p>2048</text:p>
          </table:table-cell>
          <table:table-cell table:formula="of:=[.I7]/([.A7]*[.B7])" office:value-type="float" office:value="170.666666666667">
            <text:p>170,6666666667</text:p>
          </table:table-cell>
          <table:table-cell office:value-type="float" office:value="1998615">
            <text:p>1998615</text:p>
          </table:table-cell>
          <table:table-cell office:value-type="float" office:value="668871">
            <text:p>66887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8]-[.L8]" office:value-type="float" office:value="1478041">
            <text:p>1478041</text:p>
          </table:table-cell>
          <table:table-cell office:value-type="float" office:value="1371690">
            <text:p>1371690</text:p>
          </table:table-cell>
          <table:table-cell office:value-type="float" office:value="1322">
            <text:p>1322</text:p>
          </table:table-cell>
          <table:table-cell office:value-type="float" office:value="105028">
            <text:p>105028</text:p>
          </table:table-cell>
          <table:table-cell table:formula="of:=[.C8]/[.D8]" office:value-type="float" office:value="4096">
            <text:p>4096</text:p>
          </table:table-cell>
          <table:table-cell table:formula="of:=[.I8]/([.A8]*[.B8])" office:value-type="float" office:value="341.333333333333">
            <text:p>341,3333333333</text:p>
          </table:table-cell>
          <table:table-cell office:value-type="float" office:value="2125827">
            <text:p>2125827</text:p>
          </table:table-cell>
          <table:table-cell office:value-type="float" office:value="647786">
            <text:p>64778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9]-[.L9]" office:value-type="float" office:value="2753189">
            <text:p>2753189</text:p>
          </table:table-cell>
          <table:table-cell office:value-type="float" office:value="2645976">
            <text:p>2645976</text:p>
          </table:table-cell>
          <table:table-cell office:value-type="float" office:value="1267">
            <text:p>1267</text:p>
          </table:table-cell>
          <table:table-cell office:value-type="float" office:value="105945">
            <text:p>105945</text:p>
          </table:table-cell>
          <table:table-cell table:formula="of:=[.C9]/[.D9]" office:value-type="float" office:value="8192">
            <text:p>8192</text:p>
          </table:table-cell>
          <table:table-cell table:formula="of:=[.I9]/([.A9]*[.B9])" office:value-type="float" office:value="682.666666666667">
            <text:p>682,6666666667</text:p>
          </table:table-cell>
          <table:table-cell office:value-type="float" office:value="3424998">
            <text:p>3424998</text:p>
          </table:table-cell>
          <table:table-cell office:value-type="float" office:value="671809">
            <text:p>671809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10]-[.L10]" office:value-type="float" office:value="5317821">
            <text:p>5317821</text:p>
          </table:table-cell>
          <table:table-cell office:value-type="float" office:value="5210666">
            <text:p>5210666</text:p>
          </table:table-cell>
          <table:table-cell office:value-type="float" office:value="1275">
            <text:p>1275</text:p>
          </table:table-cell>
          <table:table-cell office:value-type="float" office:value="105878">
            <text:p>105878</text:p>
          </table:table-cell>
          <table:table-cell table:formula="of:=[.C10]/[.D10]" office:value-type="float" office:value="16384">
            <text:p>16384</text:p>
          </table:table-cell>
          <table:table-cell table:formula="of:=[.I10]/([.A10]*[.B10])" office:value-type="float" office:value="1365.33333333333">
            <text:p>1365,3333333333</text:p>
          </table:table-cell>
          <table:table-cell office:value-type="float" office:value="6004858">
            <text:p>6004858</text:p>
          </table:table-cell>
          <table:table-cell office:value-type="float" office:value="687037">
            <text:p>68703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11]-[.L11]" office:value-type="float" office:value="10404415">
            <text:p>10404415</text:p>
          </table:table-cell>
          <table:table-cell office:value-type="float" office:value="10296831">
            <text:p>10296831</text:p>
          </table:table-cell>
          <table:table-cell office:value-type="float" office:value="1264">
            <text:p>1264</text:p>
          </table:table-cell>
          <table:table-cell office:value-type="float" office:value="106318">
            <text:p>106318</text:p>
          </table:table-cell>
          <table:table-cell table:formula="of:=[.C11]/[.D11]" office:value-type="float" office:value="32768">
            <text:p>32768</text:p>
          </table:table-cell>
          <table:table-cell table:formula="of:=[.I11]/([.A11]*[.B11])" office:value-type="float" office:value="2730.66666666667">
            <text:p>2730,6666666667</text:p>
          </table:table-cell>
          <table:table-cell office:value-type="float" office:value="11086437">
            <text:p>11086437</text:p>
          </table:table-cell>
          <table:table-cell office:value-type="float" office:value="682022">
            <text:p>68202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12]-[.L12]" office:value-type="float" office:value="80251">
            <text:p>80251</text:p>
          </table:table-cell>
          <table:table-cell office:value-type="float" office:value="72346">
            <text:p>72346</text:p>
          </table:table-cell>
          <table:table-cell office:value-type="float" office:value="221">
            <text:p>221</text:p>
          </table:table-cell>
          <table:table-cell office:value-type="float" office:value="7683">
            <text:p>7683</text:p>
          </table:table-cell>
          <table:table-cell table:formula="of:=[.C12]/[.D12]" office:value-type="float" office:value="2048">
            <text:p>2048</text:p>
          </table:table-cell>
          <table:table-cell table:formula="of:=[.I12]/([.A12]*[.B12])" office:value-type="float" office:value="128">
            <text:p>128</text:p>
          </table:table-cell>
          <table:table-cell office:value-type="float" office:value="244497">
            <text:p>244497</text:p>
          </table:table-cell>
          <table:table-cell office:value-type="float" office:value="164246">
            <text:p>1642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13]-[.L13]" office:value-type="float" office:value="49454">
            <text:p>49454</text:p>
          </table:table-cell>
          <table:table-cell office:value-type="float" office:value="41612">
            <text:p>41612</text:p>
          </table:table-cell>
          <table:table-cell office:value-type="float" office:value="188">
            <text:p>188</text:p>
          </table:table-cell>
          <table:table-cell office:value-type="float" office:value="7652">
            <text:p>7652</text:p>
          </table:table-cell>
          <table:table-cell table:formula="of:=[.C13]/[.D13]" office:value-type="float" office:value="1024">
            <text:p>1024</text:p>
          </table:table-cell>
          <table:table-cell table:formula="of:=[.I13]/([.A13]*[.B13])" office:value-type="float" office:value="64">
            <text:p>64</text:p>
          </table:table-cell>
          <table:table-cell office:value-type="float" office:value="218322">
            <text:p>218322</text:p>
          </table:table-cell>
          <table:table-cell office:value-type="float" office:value="168868">
            <text:p>1688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14]-[.L14]" office:value-type="float" office:value="34228">
            <text:p>34228</text:p>
          </table:table-cell>
          <table:table-cell office:value-type="float" office:value="26109">
            <text:p>26109</text:p>
          </table:table-cell>
          <table:table-cell office:value-type="float" office:value="266">
            <text:p>266</text:p>
          </table:table-cell>
          <table:table-cell office:value-type="float" office:value="7851">
            <text:p>7851</text:p>
          </table:table-cell>
          <table:table-cell table:formula="of:=[.C14]/[.D14]" office:value-type="float" office:value="512">
            <text:p>512</text:p>
          </table:table-cell>
          <table:table-cell table:formula="of:=[.I14]/([.A14]*[.B14])" office:value-type="float" office:value="32">
            <text:p>32</text:p>
          </table:table-cell>
          <table:table-cell office:value-type="float" office:value="207361">
            <text:p>207361</text:p>
          </table:table-cell>
          <table:table-cell office:value-type="float" office:value="173133">
            <text:p>17313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15]-[.L15]" office:value-type="float" office:value="26444">
            <text:p>26444</text:p>
          </table:table-cell>
          <table:table-cell office:value-type="float" office:value="18516">
            <text:p>18516</text:p>
          </table:table-cell>
          <table:table-cell office:value-type="float" office:value="256">
            <text:p>256</text:p>
          </table:table-cell>
          <table:table-cell office:value-type="float" office:value="7670">
            <text:p>7670</text:p>
          </table:table-cell>
          <table:table-cell table:formula="of:=[.C15]/[.D15]" office:value-type="float" office:value="256">
            <text:p>256</text:p>
          </table:table-cell>
          <table:table-cell table:formula="of:=[.I15]/([.A15]*[.B15])" office:value-type="float" office:value="16">
            <text:p>16</text:p>
          </table:table-cell>
          <table:table-cell office:value-type="float" office:value="191477">
            <text:p>191477</text:p>
          </table:table-cell>
          <table:table-cell office:value-type="float" office:value="165033">
            <text:p>16503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16]-[.L16]" office:value-type="float" office:value="23020">
            <text:p>23020</text:p>
          </table:table-cell>
          <table:table-cell office:value-type="float" office:value="15050">
            <text:p>15050</text:p>
          </table:table-cell>
          <table:table-cell office:value-type="float" office:value="354">
            <text:p>354</text:p>
          </table:table-cell>
          <table:table-cell office:value-type="float" office:value="7615">
            <text:p>7615</text:p>
          </table:table-cell>
          <table:table-cell table:formula="of:=[.C16]/[.D16]" office:value-type="float" office:value="128">
            <text:p>128</text:p>
          </table:table-cell>
          <table:table-cell table:formula="of:=[.I16]/([.A16]*[.B16])" office:value-type="float" office:value="8">
            <text:p>8</text:p>
          </table:table-cell>
          <table:table-cell office:value-type="float" office:value="186016">
            <text:p>186016</text:p>
          </table:table-cell>
          <table:table-cell office:value-type="float" office:value="162996">
            <text:p>16299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17]-[.L17]" office:value-type="float" office:value="22030">
            <text:p>22030</text:p>
          </table:table-cell>
          <table:table-cell office:value-type="float" office:value="13439">
            <text:p>13439</text:p>
          </table:table-cell>
          <table:table-cell office:value-type="float" office:value="738">
            <text:p>738</text:p>
          </table:table-cell>
          <table:table-cell office:value-type="float" office:value="7850">
            <text:p>7850</text:p>
          </table:table-cell>
          <table:table-cell table:formula="of:=[.C17]/[.D17]" office:value-type="float" office:value="64">
            <text:p>64</text:p>
          </table:table-cell>
          <table:table-cell table:formula="of:=[.I17]/([.A17]*[.B17])" office:value-type="float" office:value="4">
            <text:p>4</text:p>
          </table:table-cell>
          <table:table-cell office:value-type="float" office:value="183488">
            <text:p>183488</text:p>
          </table:table-cell>
          <table:table-cell office:value-type="float" office:value="161458">
            <text:p>16145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18]-[.L18]" office:value-type="float" office:value="21395">
            <text:p>21395</text:p>
          </table:table-cell>
          <table:table-cell office:value-type="float" office:value="12517">
            <text:p>12517</text:p>
          </table:table-cell>
          <table:table-cell office:value-type="float" office:value="1271">
            <text:p>1271</text:p>
          </table:table-cell>
          <table:table-cell office:value-type="float" office:value="7606">
            <text:p>7606</text:p>
          </table:table-cell>
          <table:table-cell table:formula="of:=[.C18]/[.D18]" office:value-type="float" office:value="32">
            <text:p>32</text:p>
          </table:table-cell>
          <table:table-cell table:formula="of:=[.I18]/([.A18]*[.B18])" office:value-type="float" office:value="2">
            <text:p>2</text:p>
          </table:table-cell>
          <table:table-cell office:value-type="float" office:value="189241">
            <text:p>189241</text:p>
          </table:table-cell>
          <table:table-cell office:value-type="float" office:value="167846">
            <text:p>1678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table:formula="of:=[.K19]-[.L19]" office:value-type="float" office:value="21761">
            <text:p>21761</text:p>
          </table:table-cell>
          <table:table-cell office:value-type="float" office:value="11644">
            <text:p>11644</text:p>
          </table:table-cell>
          <table:table-cell office:value-type="float" office:value="2476">
            <text:p>2476</text:p>
          </table:table-cell>
          <table:table-cell office:value-type="float" office:value="7640">
            <text:p>7640</text:p>
          </table:table-cell>
          <table:table-cell table:formula="of:=[.C19]/[.D19]" office:value-type="float" office:value="16">
            <text:p>16</text:p>
          </table:table-cell>
          <table:table-cell table:formula="of:=[.I19]/([.A19]*[.B19])" office:value-type="float" office:value="1">
            <text:p>1</text:p>
          </table:table-cell>
          <table:table-cell office:value-type="float" office:value="184887">
            <text:p>184887</text:p>
          </table:table-cell>
          <table:table-cell office:value-type="float" office:value="163126">
            <text:p>16312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20]-[.L20]" office:value-type="float" office:value="1170798">
            <text:p>1170798</text:p>
          </table:table-cell>
          <table:table-cell office:value-type="float" office:value="1154833">
            <text:p>1154833</text:p>
          </table:table-cell>
          <table:table-cell office:value-type="float" office:value="425">
            <text:p>425</text:p>
          </table:table-cell>
          <table:table-cell office:value-type="float" office:value="15539">
            <text:p>15539</text:p>
          </table:table-cell>
          <table:table-cell table:formula="of:=[.C20]/[.D20]" office:value-type="float" office:value="16384">
            <text:p>16384</text:p>
          </table:table-cell>
          <table:table-cell table:formula="of:=[.I20]/([.A20]*[.B20])" office:value-type="float" office:value="1024">
            <text:p>1024</text:p>
          </table:table-cell>
          <table:table-cell office:value-type="float" office:value="1369969">
            <text:p>1369969</text:p>
          </table:table-cell>
          <table:table-cell office:value-type="float" office:value="199171">
            <text:p>19917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21]-[.L21]" office:value-type="float" office:value="605002">
            <text:p>605002</text:p>
          </table:table-cell>
          <table:table-cell office:value-type="float" office:value="589013">
            <text:p>589013</text:p>
          </table:table-cell>
          <table:table-cell office:value-type="float" office:value="439">
            <text:p>439</text:p>
          </table:table-cell>
          <table:table-cell office:value-type="float" office:value="15549">
            <text:p>15549</text:p>
          </table:table-cell>
          <table:table-cell table:formula="of:=[.C21]/[.D21]" office:value-type="float" office:value="8192">
            <text:p>8192</text:p>
          </table:table-cell>
          <table:table-cell table:formula="of:=[.I21]/([.A21]*[.B21])" office:value-type="float" office:value="512">
            <text:p>512</text:p>
          </table:table-cell>
          <table:table-cell office:value-type="float" office:value="803947">
            <text:p>803947</text:p>
          </table:table-cell>
          <table:table-cell office:value-type="float" office:value="198945">
            <text:p>19894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22]-[.L22]" office:value-type="float" office:value="317034">
            <text:p>317034</text:p>
          </table:table-cell>
          <table:table-cell office:value-type="float" office:value="301163">
            <text:p>301163</text:p>
          </table:table-cell>
          <table:table-cell office:value-type="float" office:value="408">
            <text:p>408</text:p>
          </table:table-cell>
          <table:table-cell office:value-type="float" office:value="15461">
            <text:p>15461</text:p>
          </table:table-cell>
          <table:table-cell table:formula="of:=[.C22]/[.D22]" office:value-type="float" office:value="4096">
            <text:p>4096</text:p>
          </table:table-cell>
          <table:table-cell table:formula="of:=[.I22]/([.A22]*[.B22])" office:value-type="float" office:value="256">
            <text:p>256</text:p>
          </table:table-cell>
          <table:table-cell office:value-type="float" office:value="515718">
            <text:p>515718</text:p>
          </table:table-cell>
          <table:table-cell office:value-type="float" office:value="198684">
            <text:p>19868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23]-[.L23]" office:value-type="float" office:value="177784">
            <text:p>177784</text:p>
          </table:table-cell>
          <table:table-cell office:value-type="float" office:value="161691">
            <text:p>161691</text:p>
          </table:table-cell>
          <table:table-cell office:value-type="float" office:value="452">
            <text:p>452</text:p>
          </table:table-cell>
          <table:table-cell office:value-type="float" office:value="15640">
            <text:p>15640</text:p>
          </table:table-cell>
          <table:table-cell table:formula="of:=[.C23]/[.D23]" office:value-type="float" office:value="2048">
            <text:p>2048</text:p>
          </table:table-cell>
          <table:table-cell table:formula="of:=[.I23]/([.A23]*[.B23])" office:value-type="float" office:value="128">
            <text:p>128</text:p>
          </table:table-cell>
          <table:table-cell office:value-type="float" office:value="377029">
            <text:p>377029</text:p>
          </table:table-cell>
          <table:table-cell office:value-type="float" office:value="199245">
            <text:p>19924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24]-[.L24]" office:value-type="float" office:value="109527">
            <text:p>109527</text:p>
          </table:table-cell>
          <table:table-cell office:value-type="float" office:value="93557">
            <text:p>93557</text:p>
          </table:table-cell>
          <table:table-cell office:value-type="float" office:value="479">
            <text:p>479</text:p>
          </table:table-cell>
          <table:table-cell office:value-type="float" office:value="15489">
            <text:p>15489</text:p>
          </table:table-cell>
          <table:table-cell table:formula="of:=[.C24]/[.D24]" office:value-type="float" office:value="1024">
            <text:p>1024</text:p>
          </table:table-cell>
          <table:table-cell table:formula="of:=[.I24]/([.A24]*[.B24])" office:value-type="float" office:value="64">
            <text:p>64</text:p>
          </table:table-cell>
          <table:table-cell office:value-type="float" office:value="308408">
            <text:p>308408</text:p>
          </table:table-cell>
          <table:table-cell office:value-type="float" office:value="198881">
            <text:p>19888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25]-[.L25]" office:value-type="float" office:value="74429">
            <text:p>74429</text:p>
          </table:table-cell>
          <table:table-cell office:value-type="float" office:value="58377">
            <text:p>58377</text:p>
          </table:table-cell>
          <table:table-cell office:value-type="float" office:value="527">
            <text:p>527</text:p>
          </table:table-cell>
          <table:table-cell office:value-type="float" office:value="15524">
            <text:p>15524</text:p>
          </table:table-cell>
          <table:table-cell table:formula="of:=[.C25]/[.D25]" office:value-type="float" office:value="512">
            <text:p>512</text:p>
          </table:table-cell>
          <table:table-cell table:formula="of:=[.I25]/([.A25]*[.B25])" office:value-type="float" office:value="32">
            <text:p>32</text:p>
          </table:table-cell>
          <table:table-cell office:value-type="float" office:value="273643">
            <text:p>273643</text:p>
          </table:table-cell>
          <table:table-cell office:value-type="float" office:value="199214">
            <text:p>19921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26]-[.L26]" office:value-type="float" office:value="58449">
            <text:p>58449</text:p>
          </table:table-cell>
          <table:table-cell office:value-type="float" office:value="42243">
            <text:p>42243</text:p>
          </table:table-cell>
          <table:table-cell office:value-type="float" office:value="687">
            <text:p>687</text:p>
          </table:table-cell>
          <table:table-cell office:value-type="float" office:value="15518">
            <text:p>15518</text:p>
          </table:table-cell>
          <table:table-cell table:formula="of:=[.C26]/[.D26]" office:value-type="float" office:value="256">
            <text:p>256</text:p>
          </table:table-cell>
          <table:table-cell table:formula="of:=[.I26]/([.A26]*[.B26])" office:value-type="float" office:value="16">
            <text:p>16</text:p>
          </table:table-cell>
          <table:table-cell office:value-type="float" office:value="257473">
            <text:p>257473</text:p>
          </table:table-cell>
          <table:table-cell office:value-type="float" office:value="199024">
            <text:p>19902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27]-[.L27]" office:value-type="float" office:value="51233">
            <text:p>51233</text:p>
          </table:table-cell>
          <table:table-cell office:value-type="float" office:value="34293">
            <text:p>34293</text:p>
          </table:table-cell>
          <table:table-cell office:value-type="float" office:value="982">
            <text:p>982</text:p>
          </table:table-cell>
          <table:table-cell office:value-type="float" office:value="15956">
            <text:p>15956</text:p>
          </table:table-cell>
          <table:table-cell table:formula="of:=[.C27]/[.D27]" office:value-type="float" office:value="128">
            <text:p>128</text:p>
          </table:table-cell>
          <table:table-cell table:formula="of:=[.I27]/([.A27]*[.B27])" office:value-type="float" office:value="8">
            <text:p>8</text:p>
          </table:table-cell>
          <table:table-cell office:value-type="float" office:value="250242">
            <text:p>250242</text:p>
          </table:table-cell>
          <table:table-cell office:value-type="float" office:value="199009">
            <text:p>19900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28]-[.L28]" office:value-type="float" office:value="47593">
            <text:p>47593</text:p>
          </table:table-cell>
          <table:table-cell office:value-type="float" office:value="30524">
            <text:p>30524</text:p>
          </table:table-cell>
          <table:table-cell office:value-type="float" office:value="1511">
            <text:p>1511</text:p>
          </table:table-cell>
          <table:table-cell office:value-type="float" office:value="15556">
            <text:p>15556</text:p>
          </table:table-cell>
          <table:table-cell table:formula="of:=[.C28]/[.D28]" office:value-type="float" office:value="64">
            <text:p>64</text:p>
          </table:table-cell>
          <table:table-cell table:formula="of:=[.I28]/([.A28]*[.B28])" office:value-type="float" office:value="4">
            <text:p>4</text:p>
          </table:table-cell>
          <table:table-cell office:value-type="float" office:value="246453">
            <text:p>246453</text:p>
          </table:table-cell>
          <table:table-cell office:value-type="float" office:value="198860">
            <text:p>19886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K29]-[.L29]" office:value-type="float" office:value="46538">
            <text:p>46538</text:p>
          </table:table-cell>
          <table:table-cell office:value-type="float" office:value="28471">
            <text:p>28471</text:p>
          </table:table-cell>
          <table:table-cell office:value-type="float" office:value="2734">
            <text:p>2734</text:p>
          </table:table-cell>
          <table:table-cell office:value-type="float" office:value="15332">
            <text:p>15332</text:p>
          </table:table-cell>
          <table:table-cell table:formula="of:=[.C29]/[.D29]" office:value-type="float" office:value="32">
            <text:p>32</text:p>
          </table:table-cell>
          <table:table-cell table:formula="of:=[.I29]/([.A29]*[.B29])" office:value-type="float" office:value="2">
            <text:p>2</text:p>
          </table:table-cell>
          <table:table-cell office:value-type="float" office:value="245310">
            <text:p>245310</text:p>
          </table:table-cell>
          <table:table-cell office:value-type="float" office:value="198772">
            <text:p>19877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30]-[.L30]" office:value-type="float" office:value="4626704">
            <text:p>4626704</text:p>
          </table:table-cell>
          <table:table-cell office:value-type="float" office:value="4595019">
            <text:p>4595019</text:p>
          </table:table-cell>
          <table:table-cell office:value-type="float" office:value="869">
            <text:p>869</text:p>
          </table:table-cell>
          <table:table-cell office:value-type="float" office:value="30814">
            <text:p>30814</text:p>
          </table:table-cell>
          <table:table-cell table:formula="of:=[.C30]/[.D30]" office:value-type="float" office:value="32768">
            <text:p>32768</text:p>
          </table:table-cell>
          <table:table-cell table:formula="of:=[.I30]/([.A30]*[.B30])" office:value-type="float" office:value="2048">
            <text:p>2048</text:p>
          </table:table-cell>
          <table:table-cell office:value-type="float" office:value="5024705">
            <text:p>5024705</text:p>
          </table:table-cell>
          <table:table-cell office:value-type="float" office:value="398001">
            <text:p>39800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31]-[.L31]" office:value-type="float" office:value="2350889">
            <text:p>2350889</text:p>
          </table:table-cell>
          <table:table-cell office:value-type="float" office:value="2319094">
            <text:p>2319094</text:p>
          </table:table-cell>
          <table:table-cell office:value-type="float" office:value="835">
            <text:p>835</text:p>
          </table:table-cell>
          <table:table-cell office:value-type="float" office:value="30958">
            <text:p>30958</text:p>
          </table:table-cell>
          <table:table-cell table:formula="of:=[.C31]/[.D31]" office:value-type="float" office:value="16384">
            <text:p>16384</text:p>
          </table:table-cell>
          <table:table-cell table:formula="of:=[.I31]/([.A31]*[.B31])" office:value-type="float" office:value="1024">
            <text:p>1024</text:p>
          </table:table-cell>
          <table:table-cell office:value-type="float" office:value="2748209">
            <text:p>2748209</text:p>
          </table:table-cell>
          <table:table-cell office:value-type="float" office:value="397320">
            <text:p>39732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32]-[.L32]" office:value-type="float" office:value="1199043">
            <text:p>1199043</text:p>
          </table:table-cell>
          <table:table-cell office:value-type="float" office:value="1167207">
            <text:p>1167207</text:p>
          </table:table-cell>
          <table:table-cell office:value-type="float" office:value="846">
            <text:p>846</text:p>
          </table:table-cell>
          <table:table-cell office:value-type="float" office:value="30989">
            <text:p>30989</text:p>
          </table:table-cell>
          <table:table-cell table:formula="of:=[.C32]/[.D32]" office:value-type="float" office:value="8192">
            <text:p>8192</text:p>
          </table:table-cell>
          <table:table-cell table:formula="of:=[.I32]/([.A32]*[.B32])" office:value-type="float" office:value="512">
            <text:p>512</text:p>
          </table:table-cell>
          <table:table-cell office:value-type="float" office:value="1596816">
            <text:p>1596816</text:p>
          </table:table-cell>
          <table:table-cell office:value-type="float" office:value="397773">
            <text:p>39777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33]-[.L33]" office:value-type="float" office:value="643869">
            <text:p>643869</text:p>
          </table:table-cell>
          <table:table-cell office:value-type="float" office:value="612041">
            <text:p>612041</text:p>
          </table:table-cell>
          <table:table-cell office:value-type="float" office:value="827">
            <text:p>827</text:p>
          </table:table-cell>
          <table:table-cell office:value-type="float" office:value="30999">
            <text:p>30999</text:p>
          </table:table-cell>
          <table:table-cell table:formula="of:=[.C33]/[.D33]" office:value-type="float" office:value="4096">
            <text:p>4096</text:p>
          </table:table-cell>
          <table:table-cell table:formula="of:=[.I33]/([.A33]*[.B33])" office:value-type="float" office:value="256">
            <text:p>256</text:p>
          </table:table-cell>
          <table:table-cell office:value-type="float" office:value="1041903">
            <text:p>1041903</text:p>
          </table:table-cell>
          <table:table-cell office:value-type="float" office:value="398034">
            <text:p>39803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34]-[.L34]" office:value-type="float" office:value="359875">
            <text:p>359875</text:p>
          </table:table-cell>
          <table:table-cell office:value-type="float" office:value="328101">
            <text:p>328101</text:p>
          </table:table-cell>
          <table:table-cell office:value-type="float" office:value="847">
            <text:p>847</text:p>
          </table:table-cell>
          <table:table-cell office:value-type="float" office:value="30925">
            <text:p>30925</text:p>
          </table:table-cell>
          <table:table-cell table:formula="of:=[.C34]/[.D34]" office:value-type="float" office:value="2048">
            <text:p>2048</text:p>
          </table:table-cell>
          <table:table-cell table:formula="of:=[.I34]/([.A34]*[.B34])" office:value-type="float" office:value="128">
            <text:p>128</text:p>
          </table:table-cell>
          <table:table-cell office:value-type="float" office:value="757469">
            <text:p>757469</text:p>
          </table:table-cell>
          <table:table-cell office:value-type="float" office:value="397594">
            <text:p>39759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35]-[.L35]" office:value-type="float" office:value="222054">
            <text:p>222054</text:p>
          </table:table-cell>
          <table:table-cell office:value-type="float" office:value="190217">
            <text:p>190217</text:p>
          </table:table-cell>
          <table:table-cell office:value-type="float" office:value="956">
            <text:p>956</text:p>
          </table:table-cell>
          <table:table-cell office:value-type="float" office:value="30879">
            <text:p>30879</text:p>
          </table:table-cell>
          <table:table-cell table:formula="of:=[.C35]/[.D35]" office:value-type="float" office:value="1024">
            <text:p>1024</text:p>
          </table:table-cell>
          <table:table-cell table:formula="of:=[.I35]/([.A35]*[.B35])" office:value-type="float" office:value="64">
            <text:p>64</text:p>
          </table:table-cell>
          <table:table-cell office:value-type="float" office:value="620276">
            <text:p>620276</text:p>
          </table:table-cell>
          <table:table-cell office:value-type="float" office:value="398222">
            <text:p>39822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36]-[.L36]" office:value-type="float" office:value="151851">
            <text:p>151851</text:p>
          </table:table-cell>
          <table:table-cell office:value-type="float" office:value="119812">
            <text:p>119812</text:p>
          </table:table-cell>
          <table:table-cell office:value-type="float" office:value="1051">
            <text:p>1051</text:p>
          </table:table-cell>
          <table:table-cell office:value-type="float" office:value="30987">
            <text:p>30987</text:p>
          </table:table-cell>
          <table:table-cell table:formula="of:=[.C36]/[.D36]" office:value-type="float" office:value="512">
            <text:p>512</text:p>
          </table:table-cell>
          <table:table-cell table:formula="of:=[.I36]/([.A36]*[.B36])" office:value-type="float" office:value="32">
            <text:p>32</text:p>
          </table:table-cell>
          <table:table-cell office:value-type="float" office:value="549072">
            <text:p>549072</text:p>
          </table:table-cell>
          <table:table-cell office:value-type="float" office:value="397221">
            <text:p>39722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37]-[.L37]" office:value-type="float" office:value="117099">
            <text:p>117099</text:p>
          </table:table-cell>
          <table:table-cell office:value-type="float" office:value="84765">
            <text:p>84765</text:p>
          </table:table-cell>
          <table:table-cell office:value-type="float" office:value="1343">
            <text:p>1343</text:p>
          </table:table-cell>
          <table:table-cell office:value-type="float" office:value="30989">
            <text:p>30989</text:p>
          </table:table-cell>
          <table:table-cell table:formula="of:=[.C37]/[.D37]" office:value-type="float" office:value="256">
            <text:p>256</text:p>
          </table:table-cell>
          <table:table-cell table:formula="of:=[.I37]/([.A37]*[.B37])" office:value-type="float" office:value="16">
            <text:p>16</text:p>
          </table:table-cell>
          <table:table-cell office:value-type="float" office:value="514915">
            <text:p>514915</text:p>
          </table:table-cell>
          <table:table-cell office:value-type="float" office:value="397816">
            <text:p>39781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38]-[.L38]" office:value-type="float" office:value="104040">
            <text:p>104040</text:p>
          </table:table-cell>
          <table:table-cell office:value-type="float" office:value="71243">
            <text:p>71243</text:p>
          </table:table-cell>
          <table:table-cell office:value-type="float" office:value="1935">
            <text:p>1935</text:p>
          </table:table-cell>
          <table:table-cell office:value-type="float" office:value="30860">
            <text:p>30860</text:p>
          </table:table-cell>
          <table:table-cell table:formula="of:=[.C38]/[.D38]" office:value-type="float" office:value="128">
            <text:p>128</text:p>
          </table:table-cell>
          <table:table-cell table:formula="of:=[.I38]/([.A38]*[.B38])" office:value-type="float" office:value="8">
            <text:p>8</text:p>
          </table:table-cell>
          <table:table-cell office:value-type="float" office:value="501925">
            <text:p>501925</text:p>
          </table:table-cell>
          <table:table-cell office:value-type="float" office:value="397885">
            <text:p>39788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39]-[.L39]" office:value-type="float" office:value="97030">
            <text:p>97030</text:p>
          </table:table-cell>
          <table:table-cell office:value-type="float" office:value="63108">
            <text:p>63108</text:p>
          </table:table-cell>
          <table:table-cell office:value-type="float" office:value="3055">
            <text:p>3055</text:p>
          </table:table-cell>
          <table:table-cell office:value-type="float" office:value="30866">
            <text:p>30866</text:p>
          </table:table-cell>
          <table:table-cell table:formula="of:=[.C39]/[.D39]" office:value-type="float" office:value="64">
            <text:p>64</text:p>
          </table:table-cell>
          <table:table-cell table:formula="of:=[.I39]/([.A39]*[.B39])" office:value-type="float" office:value="4">
            <text:p>4</text:p>
          </table:table-cell>
          <table:table-cell office:value-type="float" office:value="494817">
            <text:p>494817</text:p>
          </table:table-cell>
          <table:table-cell office:value-type="float" office:value="397787">
            <text:p>39778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40]-[.L40]" office:value-type="float" office:value="24156">
            <text:p>24156</text:p>
          </table:table-cell>
          <table:table-cell office:value-type="float" office:value="15054">
            <text:p>15054</text:p>
          </table:table-cell>
          <table:table-cell office:value-type="float" office:value="83">
            <text:p>83</text:p>
          </table:table-cell>
          <table:table-cell office:value-type="float" office:value="9018">
            <text:p>9018</text:p>
          </table:table-cell>
          <table:table-cell table:formula="of:=[.C40]/[.D40]" office:value-type="float" office:value="2048">
            <text:p>2048</text:p>
          </table:table-cell>
          <table:table-cell table:formula="of:=[.I40]/([.A40]*[.B40])" office:value-type="float" office:value="64">
            <text:p>64</text:p>
          </table:table-cell>
          <table:table-cell office:value-type="float" office:value="185633">
            <text:p>185633</text:p>
          </table:table-cell>
          <table:table-cell office:value-type="float" office:value="161477">
            <text:p>16147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41]-[.L41]" office:value-type="float" office:value="18835">
            <text:p>18835</text:p>
          </table:table-cell>
          <table:table-cell office:value-type="float" office:value="9745">
            <text:p>9745</text:p>
          </table:table-cell>
          <table:table-cell office:value-type="float" office:value="113">
            <text:p>113</text:p>
          </table:table-cell>
          <table:table-cell office:value-type="float" office:value="8976">
            <text:p>8976</text:p>
          </table:table-cell>
          <table:table-cell table:formula="of:=[.C41]/[.D41]" office:value-type="float" office:value="1024">
            <text:p>1024</text:p>
          </table:table-cell>
          <table:table-cell table:formula="of:=[.I41]/([.A41]*[.B41])" office:value-type="float" office:value="32">
            <text:p>32</text:p>
          </table:table-cell>
          <table:table-cell office:value-type="float" office:value="172027">
            <text:p>172027</text:p>
          </table:table-cell>
          <table:table-cell office:value-type="float" office:value="153192">
            <text:p>15319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42]-[.L42]" office:value-type="float" office:value="16074">
            <text:p>16074</text:p>
          </table:table-cell>
          <table:table-cell office:value-type="float" office:value="7206">
            <text:p>7206</text:p>
          </table:table-cell>
          <table:table-cell office:value-type="float" office:value="149">
            <text:p>149</text:p>
          </table:table-cell>
          <table:table-cell office:value-type="float" office:value="8718">
            <text:p>8718</text:p>
          </table:table-cell>
          <table:table-cell table:formula="of:=[.C42]/[.D42]" office:value-type="float" office:value="512">
            <text:p>512</text:p>
          </table:table-cell>
          <table:table-cell table:formula="of:=[.I42]/([.A42]*[.B42])" office:value-type="float" office:value="16">
            <text:p>16</text:p>
          </table:table-cell>
          <table:table-cell office:value-type="float" office:value="143883">
            <text:p>143883</text:p>
          </table:table-cell>
          <table:table-cell office:value-type="float" office:value="127809">
            <text:p>127809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43]-[.L43]" office:value-type="float" office:value="14182">
            <text:p>14182</text:p>
          </table:table-cell>
          <table:table-cell office:value-type="float" office:value="5998">
            <text:p>5998</text:p>
          </table:table-cell>
          <table:table-cell office:value-type="float" office:value="162">
            <text:p>162</text:p>
          </table:table-cell>
          <table:table-cell office:value-type="float" office:value="8020">
            <text:p>8020</text:p>
          </table:table-cell>
          <table:table-cell table:formula="of:=[.C43]/[.D43]" office:value-type="float" office:value="256">
            <text:p>256</text:p>
          </table:table-cell>
          <table:table-cell table:formula="of:=[.I43]/([.A43]*[.B43])" office:value-type="float" office:value="8">
            <text:p>8</text:p>
          </table:table-cell>
          <table:table-cell office:value-type="float" office:value="160413">
            <text:p>160413</text:p>
          </table:table-cell>
          <table:table-cell office:value-type="float" office:value="146231">
            <text:p>14623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44]-[.L44]" office:value-type="float" office:value="14656">
            <text:p>14656</text:p>
          </table:table-cell>
          <table:table-cell office:value-type="float" office:value="5350">
            <text:p>5350</text:p>
          </table:table-cell>
          <table:table-cell office:value-type="float" office:value="338">
            <text:p>338</text:p>
          </table:table-cell>
          <table:table-cell office:value-type="float" office:value="8967">
            <text:p>8967</text:p>
          </table:table-cell>
          <table:table-cell table:formula="of:=[.C44]/[.D44]" office:value-type="float" office:value="128">
            <text:p>128</text:p>
          </table:table-cell>
          <table:table-cell table:formula="of:=[.I44]/([.A44]*[.B44])" office:value-type="float" office:value="4">
            <text:p>4</text:p>
          </table:table-cell>
          <table:table-cell office:value-type="float" office:value="185880">
            <text:p>185880</text:p>
          </table:table-cell>
          <table:table-cell office:value-type="float" office:value="171224">
            <text:p>17122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45]-[.L45]" office:value-type="float" office:value="14810">
            <text:p>14810</text:p>
          </table:table-cell>
          <table:table-cell office:value-type="float" office:value="5225">
            <text:p>5225</text:p>
          </table:table-cell>
          <table:table-cell office:value-type="float" office:value="529">
            <text:p>529</text:p>
          </table:table-cell>
          <table:table-cell office:value-type="float" office:value="9054">
            <text:p>9054</text:p>
          </table:table-cell>
          <table:table-cell table:formula="of:=[.C45]/[.D45]" office:value-type="float" office:value="64">
            <text:p>64</text:p>
          </table:table-cell>
          <table:table-cell table:formula="of:=[.I45]/([.A45]*[.B45])" office:value-type="float" office:value="2">
            <text:p>2</text:p>
          </table:table-cell>
          <table:table-cell office:value-type="float" office:value="156532">
            <text:p>156532</text:p>
          </table:table-cell>
          <table:table-cell office:value-type="float" office:value="141722">
            <text:p>14172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46]-[.L46]" office:value-type="float" office:value="15178">
            <text:p>15178</text:p>
          </table:table-cell>
          <table:table-cell office:value-type="float" office:value="5067">
            <text:p>5067</text:p>
          </table:table-cell>
          <table:table-cell office:value-type="float" office:value="1121">
            <text:p>1121</text:p>
          </table:table-cell>
          <table:table-cell office:value-type="float" office:value="8988">
            <text:p>8988</text:p>
          </table:table-cell>
          <table:table-cell table:formula="of:=[.C46]/[.D46]" office:value-type="float" office:value="32">
            <text:p>32</text:p>
          </table:table-cell>
          <table:table-cell table:formula="of:=[.I46]/([.A46]*[.B46])" office:value-type="float" office:value="1">
            <text:p>1</text:p>
          </table:table-cell>
          <table:table-cell office:value-type="float" office:value="145811">
            <text:p>145811</text:p>
          </table:table-cell>
          <table:table-cell office:value-type="float" office:value="130633">
            <text:p>13063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table:formula="of:=[.K47]-[.L47]" office:value-type="float" office:value="12650">
            <text:p>12650</text:p>
          </table:table-cell>
          <table:table-cell office:value-type="float" office:value="4642">
            <text:p>4642</text:p>
          </table:table-cell>
          <table:table-cell office:value-type="float" office:value="2463">
            <text:p>2463</text:p>
          </table:table-cell>
          <table:table-cell office:value-type="float" office:value="5542">
            <text:p>5542</text:p>
          </table:table-cell>
          <table:table-cell table:formula="of:=[.C47]/[.D47]" office:value-type="float" office:value="16">
            <text:p>16</text:p>
          </table:table-cell>
          <table:table-cell table:formula="of:=[.I47]/([.A47]*[.B47])" office:value-type="float" office:value="0.5">
            <text:p>0,5</text:p>
          </table:table-cell>
          <table:table-cell office:value-type="float" office:value="138801">
            <text:p>138801</text:p>
          </table:table-cell>
          <table:table-cell office:value-type="float" office:value="126151">
            <text:p>12615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48]-[.L48]" office:value-type="float" office:value="200805">
            <text:p>200805</text:p>
          </table:table-cell>
          <table:table-cell office:value-type="float" office:value="188106">
            <text:p>188106</text:p>
          </table:table-cell>
          <table:table-cell office:value-type="float" office:value="147">
            <text:p>147</text:p>
          </table:table-cell>
          <table:table-cell office:value-type="float" office:value="12550">
            <text:p>12550</text:p>
          </table:table-cell>
          <table:table-cell table:formula="of:=[.C48]/[.D48]" office:value-type="float" office:value="16384">
            <text:p>16384</text:p>
          </table:table-cell>
          <table:table-cell table:formula="of:=[.I48]/([.A48]*[.B48])" office:value-type="float" office:value="512">
            <text:p>512</text:p>
          </table:table-cell>
          <table:table-cell office:value-type="float" office:value="403676">
            <text:p>403676</text:p>
          </table:table-cell>
          <table:table-cell office:value-type="float" office:value="202871">
            <text:p>20287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49]-[.L49]" office:value-type="float" office:value="110727">
            <text:p>110727</text:p>
          </table:table-cell>
          <table:table-cell office:value-type="float" office:value="98518">
            <text:p>98518</text:p>
          </table:table-cell>
          <table:table-cell office:value-type="float" office:value="176">
            <text:p>176</text:p>
          </table:table-cell>
          <table:table-cell office:value-type="float" office:value="12031">
            <text:p>12031</text:p>
          </table:table-cell>
          <table:table-cell table:formula="of:=[.C49]/[.D49]" office:value-type="float" office:value="8192">
            <text:p>8192</text:p>
          </table:table-cell>
          <table:table-cell table:formula="of:=[.I49]/([.A49]*[.B49])" office:value-type="float" office:value="256">
            <text:p>256</text:p>
          </table:table-cell>
          <table:table-cell office:value-type="float" office:value="314612">
            <text:p>314612</text:p>
          </table:table-cell>
          <table:table-cell office:value-type="float" office:value="203885">
            <text:p>20388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50]-[.L50]" office:value-type="float" office:value="67068">
            <text:p>67068</text:p>
          </table:table-cell>
          <table:table-cell office:value-type="float" office:value="53757">
            <text:p>53757</text:p>
          </table:table-cell>
          <table:table-cell office:value-type="float" office:value="193">
            <text:p>193</text:p>
          </table:table-cell>
          <table:table-cell office:value-type="float" office:value="13117">
            <text:p>13117</text:p>
          </table:table-cell>
          <table:table-cell table:formula="of:=[.C50]/[.D50]" office:value-type="float" office:value="4096">
            <text:p>4096</text:p>
          </table:table-cell>
          <table:table-cell table:formula="of:=[.I50]/([.A50]*[.B50])" office:value-type="float" office:value="128">
            <text:p>128</text:p>
          </table:table-cell>
          <table:table-cell office:value-type="float" office:value="270482">
            <text:p>270482</text:p>
          </table:table-cell>
          <table:table-cell office:value-type="float" office:value="203414">
            <text:p>20341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51]-[.L51]" office:value-type="float" office:value="42771">
            <text:p>42771</text:p>
          </table:table-cell>
          <table:table-cell office:value-type="float" office:value="31006">
            <text:p>31006</text:p>
          </table:table-cell>
          <table:table-cell office:value-type="float" office:value="210">
            <text:p>210</text:p>
          </table:table-cell>
          <table:table-cell office:value-type="float" office:value="11554">
            <text:p>11554</text:p>
          </table:table-cell>
          <table:table-cell table:formula="of:=[.C51]/[.D51]" office:value-type="float" office:value="2048">
            <text:p>2048</text:p>
          </table:table-cell>
          <table:table-cell table:formula="of:=[.I51]/([.A51]*[.B51])" office:value-type="float" office:value="64">
            <text:p>64</text:p>
          </table:table-cell>
          <table:table-cell office:value-type="float" office:value="245921">
            <text:p>245921</text:p>
          </table:table-cell>
          <table:table-cell office:value-type="float" office:value="203150">
            <text:p>20315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52]-[.L52]" office:value-type="float" office:value="38783">
            <text:p>38783</text:p>
          </table:table-cell>
          <table:table-cell office:value-type="float" office:value="20308">
            <text:p>20308</text:p>
          </table:table-cell>
          <table:table-cell office:value-type="float" office:value="174">
            <text:p>174</text:p>
          </table:table-cell>
          <table:table-cell office:value-type="float" office:value="18300">
            <text:p>18300</text:p>
          </table:table-cell>
          <table:table-cell table:formula="of:=[.C52]/[.D52]" office:value-type="float" office:value="1024">
            <text:p>1024</text:p>
          </table:table-cell>
          <table:table-cell table:formula="of:=[.I52]/([.A52]*[.B52])" office:value-type="float" office:value="32">
            <text:p>32</text:p>
          </table:table-cell>
          <table:table-cell office:value-type="float" office:value="241889">
            <text:p>241889</text:p>
          </table:table-cell>
          <table:table-cell office:value-type="float" office:value="203106">
            <text:p>20310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53]-[.L53]" office:value-type="float" office:value="33305">
            <text:p>33305</text:p>
          </table:table-cell>
          <table:table-cell office:value-type="float" office:value="14645">
            <text:p>14645</text:p>
          </table:table-cell>
          <table:table-cell office:value-type="float" office:value="235">
            <text:p>235</text:p>
          </table:table-cell>
          <table:table-cell office:value-type="float" office:value="18423">
            <text:p>18423</text:p>
          </table:table-cell>
          <table:table-cell table:formula="of:=[.C53]/[.D53]" office:value-type="float" office:value="512">
            <text:p>512</text:p>
          </table:table-cell>
          <table:table-cell table:formula="of:=[.I53]/([.A53]*[.B53])" office:value-type="float" office:value="16">
            <text:p>16</text:p>
          </table:table-cell>
          <table:table-cell office:value-type="float" office:value="236972">
            <text:p>236972</text:p>
          </table:table-cell>
          <table:table-cell office:value-type="float" office:value="203667">
            <text:p>20366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54]-[.L54]" office:value-type="float" office:value="24202">
            <text:p>24202</text:p>
          </table:table-cell>
          <table:table-cell office:value-type="float" office:value="12535">
            <text:p>12535</text:p>
          </table:table-cell>
          <table:table-cell office:value-type="float" office:value="381">
            <text:p>381</text:p>
          </table:table-cell>
          <table:table-cell office:value-type="float" office:value="11284">
            <text:p>11284</text:p>
          </table:table-cell>
          <table:table-cell table:formula="of:=[.C54]/[.D54]" office:value-type="float" office:value="256">
            <text:p>256</text:p>
          </table:table-cell>
          <table:table-cell table:formula="of:=[.I54]/([.A54]*[.B54])" office:value-type="float" office:value="8">
            <text:p>8</text:p>
          </table:table-cell>
          <table:table-cell office:value-type="float" office:value="228045">
            <text:p>228045</text:p>
          </table:table-cell>
          <table:table-cell office:value-type="float" office:value="203843">
            <text:p>20384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55]-[.L55]" office:value-type="float" office:value="24300">
            <text:p>24300</text:p>
          </table:table-cell>
          <table:table-cell office:value-type="float" office:value="10908">
            <text:p>10908</text:p>
          </table:table-cell>
          <table:table-cell office:value-type="float" office:value="577">
            <text:p>577</text:p>
          </table:table-cell>
          <table:table-cell office:value-type="float" office:value="12813">
            <text:p>12813</text:p>
          </table:table-cell>
          <table:table-cell table:formula="of:=[.C55]/[.D55]" office:value-type="float" office:value="128">
            <text:p>128</text:p>
          </table:table-cell>
          <table:table-cell table:formula="of:=[.I55]/([.A55]*[.B55])" office:value-type="float" office:value="4">
            <text:p>4</text:p>
          </table:table-cell>
          <table:table-cell office:value-type="float" office:value="227952">
            <text:p>227952</text:p>
          </table:table-cell>
          <table:table-cell office:value-type="float" office:value="203652">
            <text:p>20365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56]-[.L56]" office:value-type="float" office:value="29566">
            <text:p>29566</text:p>
          </table:table-cell>
          <table:table-cell office:value-type="float" office:value="10498">
            <text:p>10498</text:p>
          </table:table-cell>
          <table:table-cell office:value-type="float" office:value="1092">
            <text:p>1092</text:p>
          </table:table-cell>
          <table:table-cell office:value-type="float" office:value="17975">
            <text:p>17975</text:p>
          </table:table-cell>
          <table:table-cell table:formula="of:=[.C56]/[.D56]" office:value-type="float" office:value="64">
            <text:p>64</text:p>
          </table:table-cell>
          <table:table-cell table:formula="of:=[.I56]/([.A56]*[.B56])" office:value-type="float" office:value="2">
            <text:p>2</text:p>
          </table:table-cell>
          <table:table-cell office:value-type="float" office:value="233436">
            <text:p>233436</text:p>
          </table:table-cell>
          <table:table-cell office:value-type="float" office:value="203870">
            <text:p>20387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K57]-[.L57]" office:value-type="float" office:value="30742">
            <text:p>30742</text:p>
          </table:table-cell>
          <table:table-cell office:value-type="float" office:value="10038">
            <text:p>10038</text:p>
          </table:table-cell>
          <table:table-cell office:value-type="float" office:value="2110">
            <text:p>2110</text:p>
          </table:table-cell>
          <table:table-cell office:value-type="float" office:value="18593">
            <text:p>18593</text:p>
          </table:table-cell>
          <table:table-cell table:formula="of:=[.C57]/[.D57]" office:value-type="float" office:value="32">
            <text:p>32</text:p>
          </table:table-cell>
          <table:table-cell table:formula="of:=[.I57]/([.A57]*[.B57])" office:value-type="float" office:value="1">
            <text:p>1</text:p>
          </table:table-cell>
          <table:table-cell office:value-type="float" office:value="234536">
            <text:p>234536</text:p>
          </table:table-cell>
          <table:table-cell office:value-type="float" office:value="203794">
            <text:p>20379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58]-[.L58]" office:value-type="float" office:value="770278">
            <text:p>770278</text:p>
          </table:table-cell>
          <table:table-cell office:value-type="float" office:value="746041">
            <text:p>746041</text:p>
          </table:table-cell>
          <table:table-cell office:value-type="float" office:value="302">
            <text:p>302</text:p>
          </table:table-cell>
          <table:table-cell office:value-type="float" office:value="23933">
            <text:p>23933</text:p>
          </table:table-cell>
          <table:table-cell table:formula="of:=[.C58]/[.D58]" office:value-type="float" office:value="32768">
            <text:p>32768</text:p>
          </table:table-cell>
          <table:table-cell table:formula="of:=[.I58]/([.A58]*[.B58])" office:value-type="float" office:value="1024">
            <text:p>1024</text:p>
          </table:table-cell>
          <table:table-cell office:value-type="float" office:value="1178664">
            <text:p>1178664</text:p>
          </table:table-cell>
          <table:table-cell office:value-type="float" office:value="408386">
            <text:p>40838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59]-[.L59]" office:value-type="float" office:value="423882">
            <text:p>423882</text:p>
          </table:table-cell>
          <table:table-cell office:value-type="float" office:value="387218">
            <text:p>387218</text:p>
          </table:table-cell>
          <table:table-cell office:value-type="float" office:value="293">
            <text:p>293</text:p>
          </table:table-cell>
          <table:table-cell office:value-type="float" office:value="36370">
            <text:p>36370</text:p>
          </table:table-cell>
          <table:table-cell table:formula="of:=[.C59]/[.D59]" office:value-type="float" office:value="16384">
            <text:p>16384</text:p>
          </table:table-cell>
          <table:table-cell table:formula="of:=[.I59]/([.A59]*[.B59])" office:value-type="float" office:value="512">
            <text:p>512</text:p>
          </table:table-cell>
          <table:table-cell office:value-type="float" office:value="831071">
            <text:p>831071</text:p>
          </table:table-cell>
          <table:table-cell office:value-type="float" office:value="407189">
            <text:p>407189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60]-[.L60]" office:value-type="float" office:value="232378">
            <text:p>232378</text:p>
          </table:table-cell>
          <table:table-cell office:value-type="float" office:value="207984">
            <text:p>207984</text:p>
          </table:table-cell>
          <table:table-cell office:value-type="float" office:value="294">
            <text:p>294</text:p>
          </table:table-cell>
          <table:table-cell office:value-type="float" office:value="24099">
            <text:p>24099</text:p>
          </table:table-cell>
          <table:table-cell table:formula="of:=[.C60]/[.D60]" office:value-type="float" office:value="8192">
            <text:p>8192</text:p>
          </table:table-cell>
          <table:table-cell table:formula="of:=[.I60]/([.A60]*[.B60])" office:value-type="float" office:value="256">
            <text:p>256</text:p>
          </table:table-cell>
          <table:table-cell office:value-type="float" office:value="641555">
            <text:p>641555</text:p>
          </table:table-cell>
          <table:table-cell office:value-type="float" office:value="409177">
            <text:p>40917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61]-[.L61]" office:value-type="float" office:value="139385">
            <text:p>139385</text:p>
          </table:table-cell>
          <table:table-cell office:value-type="float" office:value="112907">
            <text:p>112907</text:p>
          </table:table-cell>
          <table:table-cell office:value-type="float" office:value="403">
            <text:p>403</text:p>
          </table:table-cell>
          <table:table-cell office:value-type="float" office:value="26074">
            <text:p>26074</text:p>
          </table:table-cell>
          <table:table-cell table:formula="of:=[.C61]/[.D61]" office:value-type="float" office:value="4096">
            <text:p>4096</text:p>
          </table:table-cell>
          <table:table-cell table:formula="of:=[.I61]/([.A61]*[.B61])" office:value-type="float" office:value="128">
            <text:p>128</text:p>
          </table:table-cell>
          <table:table-cell office:value-type="float" office:value="546494">
            <text:p>546494</text:p>
          </table:table-cell>
          <table:table-cell office:value-type="float" office:value="407109">
            <text:p>407109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62]-[.L62]" office:value-type="float" office:value="91253">
            <text:p>91253</text:p>
          </table:table-cell>
          <table:table-cell office:value-type="float" office:value="64281">
            <text:p>64281</text:p>
          </table:table-cell>
          <table:table-cell office:value-type="float" office:value="440">
            <text:p>440</text:p>
          </table:table-cell>
          <table:table-cell office:value-type="float" office:value="26530">
            <text:p>26530</text:p>
          </table:table-cell>
          <table:table-cell table:formula="of:=[.C62]/[.D62]" office:value-type="float" office:value="2048">
            <text:p>2048</text:p>
          </table:table-cell>
          <table:table-cell table:formula="of:=[.I62]/([.A62]*[.B62])" office:value-type="float" office:value="64">
            <text:p>64</text:p>
          </table:table-cell>
          <table:table-cell office:value-type="float" office:value="498871">
            <text:p>498871</text:p>
          </table:table-cell>
          <table:table-cell office:value-type="float" office:value="407618">
            <text:p>407618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63]-[.L63]" office:value-type="float" office:value="66407">
            <text:p>66407</text:p>
          </table:table-cell>
          <table:table-cell office:value-type="float" office:value="40690">
            <text:p>40690</text:p>
          </table:table-cell>
          <table:table-cell office:value-type="float" office:value="371">
            <text:p>371</text:p>
          </table:table-cell>
          <table:table-cell office:value-type="float" office:value="25344">
            <text:p>25344</text:p>
          </table:table-cell>
          <table:table-cell table:formula="of:=[.C63]/[.D63]" office:value-type="float" office:value="1024">
            <text:p>1024</text:p>
          </table:table-cell>
          <table:table-cell table:formula="of:=[.I63]/([.A63]*[.B63])" office:value-type="float" office:value="32">
            <text:p>32</text:p>
          </table:table-cell>
          <table:table-cell office:value-type="float" office:value="474164">
            <text:p>474164</text:p>
          </table:table-cell>
          <table:table-cell office:value-type="float" office:value="407757">
            <text:p>40775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64]-[.L64]" office:value-type="float" office:value="55524">
            <text:p>55524</text:p>
          </table:table-cell>
          <table:table-cell office:value-type="float" office:value="30970">
            <text:p>30970</text:p>
          </table:table-cell>
          <table:table-cell office:value-type="float" office:value="625">
            <text:p>625</text:p>
          </table:table-cell>
          <table:table-cell office:value-type="float" office:value="23927">
            <text:p>23927</text:p>
          </table:table-cell>
          <table:table-cell table:formula="of:=[.C64]/[.D64]" office:value-type="float" office:value="512">
            <text:p>512</text:p>
          </table:table-cell>
          <table:table-cell table:formula="of:=[.I64]/([.A64]*[.B64])" office:value-type="float" office:value="16">
            <text:p>16</text:p>
          </table:table-cell>
          <table:table-cell office:value-type="float" office:value="463566">
            <text:p>463566</text:p>
          </table:table-cell>
          <table:table-cell office:value-type="float" office:value="408042">
            <text:p>40804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65]-[.L65]" office:value-type="float" office:value="50175">
            <text:p>50175</text:p>
          </table:table-cell>
          <table:table-cell office:value-type="float" office:value="25457">
            <text:p>25457</text:p>
          </table:table-cell>
          <table:table-cell office:value-type="float" office:value="723">
            <text:p>723</text:p>
          </table:table-cell>
          <table:table-cell office:value-type="float" office:value="23993">
            <text:p>23993</text:p>
          </table:table-cell>
          <table:table-cell table:formula="of:=[.C65]/[.D65]" office:value-type="float" office:value="256">
            <text:p>256</text:p>
          </table:table-cell>
          <table:table-cell table:formula="of:=[.I65]/([.A65]*[.B65])" office:value-type="float" office:value="8">
            <text:p>8</text:p>
          </table:table-cell>
          <table:table-cell office:value-type="float" office:value="456394">
            <text:p>456394</text:p>
          </table:table-cell>
          <table:table-cell office:value-type="float" office:value="406219">
            <text:p>406219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66]-[.L66]" office:value-type="float" office:value="62136">
            <text:p>62136</text:p>
          </table:table-cell>
          <table:table-cell office:value-type="float" office:value="23095">
            <text:p>23095</text:p>
          </table:table-cell>
          <table:table-cell office:value-type="float" office:value="2753">
            <text:p>2753</text:p>
          </table:table-cell>
          <table:table-cell office:value-type="float" office:value="36287">
            <text:p>36287</text:p>
          </table:table-cell>
          <table:table-cell table:formula="of:=[.C66]/[.D66]" office:value-type="float" office:value="64">
            <text:p>64</text:p>
          </table:table-cell>
          <table:table-cell table:formula="of:=[.I66]/([.A66]*[.B66])" office:value-type="float" office:value="2">
            <text:p>2</text:p>
          </table:table-cell>
          <table:table-cell office:value-type="float" office:value="470522">
            <text:p>470522</text:p>
          </table:table-cell>
          <table:table-cell office:value-type="float" office:value="408386">
            <text:p>40838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K67]-[.L67]" office:value-type="float" office:value="102234">
            <text:p>102234</text:p>
          </table:table-cell>
          <table:table-cell office:value-type="float" office:value="89816">
            <text:p>89816</text:p>
          </table:table-cell>
          <table:table-cell office:value-type="float" office:value="3053">
            <text:p>3053</text:p>
          </table:table-cell>
          <table:table-cell office:value-type="float" office:value="9363">
            <text:p>9363</text:p>
          </table:table-cell>
          <table:table-cell table:formula="of:=[.C67]/[.D67]" office:value-type="float" office:value="32">
            <text:p>32</text:p>
          </table:table-cell>
          <table:table-cell table:formula="of:=[.I67]/([.A67]*[.B67])" office:value-type="float" office:value="2">
            <text:p>2</text:p>
          </table:table-cell>
          <table:table-cell office:value-type="float" office:value="440902">
            <text:p>440902</text:p>
          </table:table-cell>
          <table:table-cell office:value-type="float" office:value="338668">
            <text:p>33866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68]-[.L68]" office:value-type="float" office:value="125809">
            <text:p>125809</text:p>
          </table:table-cell>
          <table:table-cell office:value-type="float" office:value="114267">
            <text:p>114267</text:p>
          </table:table-cell>
          <table:table-cell office:value-type="float" office:value="2184">
            <text:p>2184</text:p>
          </table:table-cell>
          <table:table-cell office:value-type="float" office:value="9357">
            <text:p>9357</text:p>
          </table:table-cell>
          <table:table-cell table:formula="of:=[.C68]/[.D68]" office:value-type="float" office:value="64">
            <text:p>64</text:p>
          </table:table-cell>
          <table:table-cell table:formula="of:=[.I68]/([.A68]*[.B68])" office:value-type="float" office:value="4">
            <text:p>4</text:p>
          </table:table-cell>
          <table:table-cell office:value-type="float" office:value="458616">
            <text:p>458616</text:p>
          </table:table-cell>
          <table:table-cell office:value-type="float" office:value="332807">
            <text:p>33280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69]-[.L69]" office:value-type="float" office:value="144957">
            <text:p>144957</text:p>
          </table:table-cell>
          <table:table-cell office:value-type="float" office:value="133994">
            <text:p>133994</text:p>
          </table:table-cell>
          <table:table-cell office:value-type="float" office:value="1547">
            <text:p>1547</text:p>
          </table:table-cell>
          <table:table-cell office:value-type="float" office:value="9414">
            <text:p>9414</text:p>
          </table:table-cell>
          <table:table-cell table:formula="of:=[.C69]/[.D69]" office:value-type="float" office:value="128">
            <text:p>128</text:p>
          </table:table-cell>
          <table:table-cell table:formula="of:=[.I69]/([.A69]*[.B69])" office:value-type="float" office:value="8">
            <text:p>8</text:p>
          </table:table-cell>
          <table:table-cell office:value-type="float" office:value="476398">
            <text:p>476398</text:p>
          </table:table-cell>
          <table:table-cell office:value-type="float" office:value="331441">
            <text:p>33144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70]-[.L70]" office:value-type="float" office:value="210212">
            <text:p>210212</text:p>
          </table:table-cell>
          <table:table-cell office:value-type="float" office:value="199631">
            <text:p>199631</text:p>
          </table:table-cell>
          <table:table-cell office:value-type="float" office:value="1217">
            <text:p>1217</text:p>
          </table:table-cell>
          <table:table-cell office:value-type="float" office:value="9363">
            <text:p>9363</text:p>
          </table:table-cell>
          <table:table-cell table:formula="of:=[.C70]/[.D70]" office:value-type="float" office:value="256">
            <text:p>256</text:p>
          </table:table-cell>
          <table:table-cell table:formula="of:=[.I70]/([.A70]*[.B70])" office:value-type="float" office:value="16">
            <text:p>16</text:p>
          </table:table-cell>
          <table:table-cell office:value-type="float" office:value="538871">
            <text:p>538871</text:p>
          </table:table-cell>
          <table:table-cell office:value-type="float" office:value="328659">
            <text:p>32865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71]-[.L71]" office:value-type="float" office:value="356535">
            <text:p>356535</text:p>
          </table:table-cell>
          <table:table-cell office:value-type="float" office:value="345966">
            <text:p>345966</text:p>
          </table:table-cell>
          <table:table-cell office:value-type="float" office:value="1218">
            <text:p>1218</text:p>
          </table:table-cell>
          <table:table-cell office:value-type="float" office:value="9350">
            <text:p>9350</text:p>
          </table:table-cell>
          <table:table-cell table:formula="of:=[.C71]/[.D71]" office:value-type="float" office:value="512">
            <text:p>512</text:p>
          </table:table-cell>
          <table:table-cell table:formula="of:=[.I71]/([.A71]*[.B71])" office:value-type="float" office:value="32">
            <text:p>32</text:p>
          </table:table-cell>
          <table:table-cell office:value-type="float" office:value="687545">
            <text:p>687545</text:p>
          </table:table-cell>
          <table:table-cell office:value-type="float" office:value="331010">
            <text:p>33101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72]-[.L72]" office:value-type="float" office:value="618528">
            <text:p>618528</text:p>
          </table:table-cell>
          <table:table-cell office:value-type="float" office:value="608000">
            <text:p>608000</text:p>
          </table:table-cell>
          <table:table-cell office:value-type="float" office:value="1164">
            <text:p>1164</text:p>
          </table:table-cell>
          <table:table-cell office:value-type="float" office:value="9363">
            <text:p>9363</text:p>
          </table:table-cell>
          <table:table-cell table:formula="of:=[.C72]/[.D72]" office:value-type="float" office:value="1024">
            <text:p>1024</text:p>
          </table:table-cell>
          <table:table-cell table:formula="of:=[.I72]/([.A72]*[.B72])" office:value-type="float" office:value="64">
            <text:p>64</text:p>
          </table:table-cell>
          <table:table-cell office:value-type="float" office:value="946933">
            <text:p>946933</text:p>
          </table:table-cell>
          <table:table-cell office:value-type="float" office:value="328405">
            <text:p>32840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73]-[.L73]" office:value-type="float" office:value="1241747">
            <text:p>1241747</text:p>
          </table:table-cell>
          <table:table-cell office:value-type="float" office:value="1231249">
            <text:p>1231249</text:p>
          </table:table-cell>
          <table:table-cell office:value-type="float" office:value="1119">
            <text:p>1119</text:p>
          </table:table-cell>
          <table:table-cell office:value-type="float" office:value="9377">
            <text:p>9377</text:p>
          </table:table-cell>
          <table:table-cell table:formula="of:=[.C73]/[.D73]" office:value-type="float" office:value="2048">
            <text:p>2048</text:p>
          </table:table-cell>
          <table:table-cell table:formula="of:=[.I73]/([.A73]*[.B73])" office:value-type="float" office:value="128">
            <text:p>128</text:p>
          </table:table-cell>
          <table:table-cell office:value-type="float" office:value="1562158">
            <text:p>1562158</text:p>
          </table:table-cell>
          <table:table-cell office:value-type="float" office:value="320411">
            <text:p>32041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74]-[.L74]" office:value-type="float" office:value="2379517">
            <text:p>2379517</text:p>
          </table:table-cell>
          <table:table-cell office:value-type="float" office:value="2368849">
            <text:p>2368849</text:p>
          </table:table-cell>
          <table:table-cell office:value-type="float" office:value="1308">
            <text:p>1308</text:p>
          </table:table-cell>
          <table:table-cell office:value-type="float" office:value="9358">
            <text:p>9358</text:p>
          </table:table-cell>
          <table:table-cell table:formula="of:=[.C74]/[.D74]" office:value-type="float" office:value="4096">
            <text:p>4096</text:p>
          </table:table-cell>
          <table:table-cell table:formula="of:=[.I74]/([.A74]*[.B74])" office:value-type="float" office:value="256">
            <text:p>256</text:p>
          </table:table-cell>
          <table:table-cell office:value-type="float" office:value="2707071">
            <text:p>2707071</text:p>
          </table:table-cell>
          <table:table-cell office:value-type="float" office:value="327554">
            <text:p>32755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75]-[.L75]" office:value-type="float" office:value="4576183">
            <text:p>4576183</text:p>
          </table:table-cell>
          <table:table-cell office:value-type="float" office:value="4565514">
            <text:p>4565514</text:p>
          </table:table-cell>
          <table:table-cell office:value-type="float" office:value="1299">
            <text:p>1299</text:p>
          </table:table-cell>
          <table:table-cell office:value-type="float" office:value="9369">
            <text:p>9369</text:p>
          </table:table-cell>
          <table:table-cell table:formula="of:=[.C75]/[.D75]" office:value-type="float" office:value="8192">
            <text:p>8192</text:p>
          </table:table-cell>
          <table:table-cell table:formula="of:=[.I75]/([.A75]*[.B75])" office:value-type="float" office:value="512">
            <text:p>512</text:p>
          </table:table-cell>
          <table:table-cell office:value-type="float" office:value="4913178">
            <text:p>4913178</text:p>
          </table:table-cell>
          <table:table-cell office:value-type="float" office:value="336995">
            <text:p>33699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76]-[.L76]" office:value-type="float" office:value="9581408">
            <text:p>9581408</text:p>
          </table:table-cell>
          <table:table-cell office:value-type="float" office:value="9570920">
            <text:p>9570920</text:p>
          </table:table-cell>
          <table:table-cell office:value-type="float" office:value="1111">
            <text:p>1111</text:p>
          </table:table-cell>
          <table:table-cell office:value-type="float" office:value="9375">
            <text:p>9375</text:p>
          </table:table-cell>
          <table:table-cell table:formula="of:=[.C76]/[.D76]" office:value-type="float" office:value="16384">
            <text:p>16384</text:p>
          </table:table-cell>
          <table:table-cell table:formula="of:=[.I76]/([.A76]*[.B76])" office:value-type="float" office:value="1024">
            <text:p>1024</text:p>
          </table:table-cell>
          <table:table-cell office:value-type="float" office:value="9897256">
            <text:p>9897256</text:p>
          </table:table-cell>
          <table:table-cell office:value-type="float" office:value="315848">
            <text:p>31584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77]-[.L77]" office:value-type="float" office:value="121924">
            <text:p>121924</text:p>
          </table:table-cell>
          <table:table-cell office:value-type="float" office:value="95634">
            <text:p>95634</text:p>
          </table:table-cell>
          <table:table-cell office:value-type="float" office:value="3380">
            <text:p>3380</text:p>
          </table:table-cell>
          <table:table-cell office:value-type="float" office:value="22908">
            <text:p>22908</text:p>
          </table:table-cell>
          <table:table-cell table:formula="of:=[.C77]/[.D77]" office:value-type="float" office:value="64">
            <text:p>64</text:p>
          </table:table-cell>
          <table:table-cell table:formula="of:=[.I77]/([.A77]*[.B77])" office:value-type="float" office:value="2.66666666666667">
            <text:p>2,6666666667</text:p>
          </table:table-cell>
          <table:table-cell office:value-type="float" office:value="770933">
            <text:p>770933</text:p>
          </table:table-cell>
          <table:table-cell office:value-type="float" office:value="649009">
            <text:p>64900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78]-[.L78]" office:value-type="float" office:value="139457">
            <text:p>139457</text:p>
          </table:table-cell>
          <table:table-cell office:value-type="float" office:value="114129">
            <text:p>114129</text:p>
          </table:table-cell>
          <table:table-cell office:value-type="float" office:value="2358">
            <text:p>2358</text:p>
          </table:table-cell>
          <table:table-cell office:value-type="float" office:value="22968">
            <text:p>22968</text:p>
          </table:table-cell>
          <table:table-cell table:formula="of:=[.C78]/[.D78]" office:value-type="float" office:value="128">
            <text:p>128</text:p>
          </table:table-cell>
          <table:table-cell table:formula="of:=[.I78]/([.A78]*[.B78])" office:value-type="float" office:value="5.33333333333333">
            <text:p>5,3333333333</text:p>
          </table:table-cell>
          <table:table-cell office:value-type="float" office:value="793450">
            <text:p>793450</text:p>
          </table:table-cell>
          <table:table-cell office:value-type="float" office:value="653993">
            <text:p>65399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79]-[.L79]" office:value-type="float" office:value="171542">
            <text:p>171542</text:p>
          </table:table-cell>
          <table:table-cell office:value-type="float" office:value="146905">
            <text:p>146905</text:p>
          </table:table-cell>
          <table:table-cell office:value-type="float" office:value="1653">
            <text:p>1653</text:p>
          </table:table-cell>
          <table:table-cell office:value-type="float" office:value="22983">
            <text:p>22983</text:p>
          </table:table-cell>
          <table:table-cell table:formula="of:=[.C79]/[.D79]" office:value-type="float" office:value="256">
            <text:p>256</text:p>
          </table:table-cell>
          <table:table-cell table:formula="of:=[.I79]/([.A79]*[.B79])" office:value-type="float" office:value="10.6666666666667">
            <text:p>10,6666666667</text:p>
          </table:table-cell>
          <table:table-cell office:value-type="float" office:value="846443">
            <text:p>846443</text:p>
          </table:table-cell>
          <table:table-cell office:value-type="float" office:value="674901">
            <text:p>67490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80]-[.L80]" office:value-type="float" office:value="230969">
            <text:p>230969</text:p>
          </table:table-cell>
          <table:table-cell office:value-type="float" office:value="206776">
            <text:p>206776</text:p>
          </table:table-cell>
          <table:table-cell office:value-type="float" office:value="1221">
            <text:p>1221</text:p>
          </table:table-cell>
          <table:table-cell office:value-type="float" office:value="22970">
            <text:p>22970</text:p>
          </table:table-cell>
          <table:table-cell table:formula="of:=[.C80]/[.D80]" office:value-type="float" office:value="512">
            <text:p>512</text:p>
          </table:table-cell>
          <table:table-cell table:formula="of:=[.I80]/([.A80]*[.B80])" office:value-type="float" office:value="21.3333333333333">
            <text:p>21,3333333333</text:p>
          </table:table-cell>
          <table:table-cell office:value-type="float" office:value="890413">
            <text:p>890413</text:p>
          </table:table-cell>
          <table:table-cell office:value-type="float" office:value="659444">
            <text:p>65944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81]-[.L81]" office:value-type="float" office:value="391511">
            <text:p>391511</text:p>
          </table:table-cell>
          <table:table-cell office:value-type="float" office:value="367140">
            <text:p>367140</text:p>
          </table:table-cell>
          <table:table-cell office:value-type="float" office:value="1386">
            <text:p>1386</text:p>
          </table:table-cell>
          <table:table-cell office:value-type="float" office:value="22983">
            <text:p>22983</text:p>
          </table:table-cell>
          <table:table-cell table:formula="of:=[.C81]/[.D81]" office:value-type="float" office:value="1024">
            <text:p>1024</text:p>
          </table:table-cell>
          <table:table-cell table:formula="of:=[.I81]/([.A81]*[.B81])" office:value-type="float" office:value="42.6666666666667">
            <text:p>42,6666666667</text:p>
          </table:table-cell>
          <table:table-cell office:value-type="float" office:value="1052004">
            <text:p>1052004</text:p>
          </table:table-cell>
          <table:table-cell office:value-type="float" office:value="660493">
            <text:p>66049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82]-[.L82]" office:value-type="float" office:value="672277">
            <text:p>672277</text:p>
          </table:table-cell>
          <table:table-cell office:value-type="float" office:value="648182">
            <text:p>648182</text:p>
          </table:table-cell>
          <table:table-cell office:value-type="float" office:value="1084">
            <text:p>1084</text:p>
          </table:table-cell>
          <table:table-cell office:value-type="float" office:value="23010">
            <text:p>23010</text:p>
          </table:table-cell>
          <table:table-cell table:formula="of:=[.C82]/[.D82]" office:value-type="float" office:value="2048">
            <text:p>2048</text:p>
          </table:table-cell>
          <table:table-cell table:formula="of:=[.I82]/([.A82]*[.B82])" office:value-type="float" office:value="85.3333333333333">
            <text:p>85,3333333333</text:p>
          </table:table-cell>
          <table:table-cell office:value-type="float" office:value="1331796">
            <text:p>1331796</text:p>
          </table:table-cell>
          <table:table-cell office:value-type="float" office:value="659519">
            <text:p>65951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83]-[.L83]" office:value-type="float" office:value="1233567">
            <text:p>1233567</text:p>
          </table:table-cell>
          <table:table-cell office:value-type="float" office:value="1209577">
            <text:p>1209577</text:p>
          </table:table-cell>
          <table:table-cell office:value-type="float" office:value="1063">
            <text:p>1063</text:p>
          </table:table-cell>
          <table:table-cell office:value-type="float" office:value="22926">
            <text:p>22926</text:p>
          </table:table-cell>
          <table:table-cell table:formula="of:=[.C83]/[.D83]" office:value-type="float" office:value="4096">
            <text:p>4096</text:p>
          </table:table-cell>
          <table:table-cell table:formula="of:=[.I83]/([.A83]*[.B83])" office:value-type="float" office:value="170.666666666667">
            <text:p>170,6666666667</text:p>
          </table:table-cell>
          <table:table-cell office:value-type="float" office:value="1885500">
            <text:p>1885500</text:p>
          </table:table-cell>
          <table:table-cell office:value-type="float" office:value="651933">
            <text:p>65193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84]-[.L84]" office:value-type="float" office:value="2443623">
            <text:p>2443623</text:p>
          </table:table-cell>
          <table:table-cell office:value-type="float" office:value="2419457">
            <text:p>2419457</text:p>
          </table:table-cell>
          <table:table-cell office:value-type="float" office:value="1136">
            <text:p>1136</text:p>
          </table:table-cell>
          <table:table-cell office:value-type="float" office:value="23029">
            <text:p>23029</text:p>
          </table:table-cell>
          <table:table-cell table:formula="of:=[.C84]/[.D84]" office:value-type="float" office:value="8192">
            <text:p>8192</text:p>
          </table:table-cell>
          <table:table-cell table:formula="of:=[.I84]/([.A84]*[.B84])" office:value-type="float" office:value="341.333333333333">
            <text:p>341,3333333333</text:p>
          </table:table-cell>
          <table:table-cell office:value-type="float" office:value="3109079">
            <text:p>3109079</text:p>
          </table:table-cell>
          <table:table-cell office:value-type="float" office:value="665456">
            <text:p>66545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85]-[.L85]" office:value-type="float" office:value="4806533">
            <text:p>4806533</text:p>
          </table:table-cell>
          <table:table-cell office:value-type="float" office:value="4782340">
            <text:p>4782340</text:p>
          </table:table-cell>
          <table:table-cell office:value-type="float" office:value="1217">
            <text:p>1217</text:p>
          </table:table-cell>
          <table:table-cell office:value-type="float" office:value="22974">
            <text:p>22974</text:p>
          </table:table-cell>
          <table:table-cell table:formula="of:=[.C85]/[.D85]" office:value-type="float" office:value="16384">
            <text:p>16384</text:p>
          </table:table-cell>
          <table:table-cell table:formula="of:=[.I85]/([.A85]*[.B85])" office:value-type="float" office:value="682.666666666667">
            <text:p>682,6666666667</text:p>
          </table:table-cell>
          <table:table-cell office:value-type="float" office:value="5469308">
            <text:p>5469308</text:p>
          </table:table-cell>
          <table:table-cell office:value-type="float" office:value="662775">
            <text:p>66277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86]-[.L86]" office:value-type="float" office:value="9543396">
            <text:p>9543396</text:p>
          </table:table-cell>
          <table:table-cell office:value-type="float" office:value="9519176">
            <text:p>9519176</text:p>
          </table:table-cell>
          <table:table-cell office:value-type="float" office:value="1120">
            <text:p>1120</text:p>
          </table:table-cell>
          <table:table-cell office:value-type="float" office:value="23099">
            <text:p>23099</text:p>
          </table:table-cell>
          <table:table-cell table:formula="of:=[.C86]/[.D86]" office:value-type="float" office:value="32768">
            <text:p>32768</text:p>
          </table:table-cell>
          <table:table-cell table:formula="of:=[.I86]/([.A86]*[.B86])" office:value-type="float" office:value="1365.33333333333">
            <text:p>1365,3333333333</text:p>
          </table:table-cell>
          <table:table-cell office:value-type="float" office:value="10203166">
            <text:p>10203166</text:p>
          </table:table-cell>
          <table:table-cell office:value-type="float" office:value="659770">
            <text:p>65977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87]-[.L87]" office:value-type="float" office:value="21618">
            <text:p>21618</text:p>
          </table:table-cell>
          <table:table-cell office:value-type="float" office:value="12561">
            <text:p>12561</text:p>
          </table:table-cell>
          <table:table-cell office:value-type="float" office:value="1143">
            <text:p>1143</text:p>
          </table:table-cell>
          <table:table-cell office:value-type="float" office:value="7913">
            <text:p>7913</text:p>
          </table:table-cell>
          <table:table-cell table:formula="of:=[.C87]/[.D87]" office:value-type="float" office:value="32">
            <text:p>32</text:p>
          </table:table-cell>
          <table:table-cell table:formula="of:=[.I87]/([.A87]*[.B87])" office:value-type="float" office:value="1">
            <text:p>1</text:p>
          </table:table-cell>
          <table:table-cell office:value-type="float" office:value="184634">
            <text:p>184634</text:p>
          </table:table-cell>
          <table:table-cell office:value-type="float" office:value="163016">
            <text:p>16301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K88]-[.L88]" office:value-type="float" office:value="43994">
            <text:p>43994</text:p>
          </table:table-cell>
          <table:table-cell office:value-type="float" office:value="25808">
            <text:p>25808</text:p>
          </table:table-cell>
          <table:table-cell office:value-type="float" office:value="2691">
            <text:p>2691</text:p>
          </table:table-cell>
          <table:table-cell office:value-type="float" office:value="15494">
            <text:p>15494</text:p>
          </table:table-cell>
          <table:table-cell table:formula="of:=[.C88]/[.D88]" office:value-type="float" office:value="32">
            <text:p>32</text:p>
          </table:table-cell>
          <table:table-cell table:formula="of:=[.I88]/([.A88]*[.B88])" office:value-type="float" office:value="1">
            <text:p>1</text:p>
          </table:table-cell>
          <table:table-cell office:value-type="float" office:value="373910">
            <text:p>373910</text:p>
          </table:table-cell>
          <table:table-cell office:value-type="float" office:value="329916">
            <text:p>32991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89]-[.L89]" office:value-type="float" office:value="22094">
            <text:p>22094</text:p>
          </table:table-cell>
          <table:table-cell office:value-type="float" office:value="13623">
            <text:p>13623</text:p>
          </table:table-cell>
          <table:table-cell office:value-type="float" office:value="630">
            <text:p>630</text:p>
          </table:table-cell>
          <table:table-cell office:value-type="float" office:value="7839">
            <text:p>7839</text:p>
          </table:table-cell>
          <table:table-cell table:formula="of:=[.C89]/[.D89]" office:value-type="float" office:value="64">
            <text:p>64</text:p>
          </table:table-cell>
          <table:table-cell table:formula="of:=[.I89]/([.A89]*[.B89])" office:value-type="float" office:value="2">
            <text:p>2</text:p>
          </table:table-cell>
          <table:table-cell office:value-type="float" office:value="187655">
            <text:p>187655</text:p>
          </table:table-cell>
          <table:table-cell office:value-type="float" office:value="165561">
            <text:p>16556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90]-[.L90]" office:value-type="float" office:value="47454">
            <text:p>47454</text:p>
          </table:table-cell>
          <table:table-cell office:value-type="float" office:value="30152">
            <text:p>30152</text:p>
          </table:table-cell>
          <table:table-cell office:value-type="float" office:value="1572">
            <text:p>1572</text:p>
          </table:table-cell>
          <table:table-cell office:value-type="float" office:value="15727">
            <text:p>15727</text:p>
          </table:table-cell>
          <table:table-cell table:formula="of:=[.C90]/[.D90]" office:value-type="float" office:value="64">
            <text:p>64</text:p>
          </table:table-cell>
          <table:table-cell table:formula="of:=[.I90]/([.A90]*[.B90])" office:value-type="float" office:value="2">
            <text:p>2</text:p>
          </table:table-cell>
          <table:table-cell office:value-type="float" office:value="375242">
            <text:p>375242</text:p>
          </table:table-cell>
          <table:table-cell office:value-type="float" office:value="327788">
            <text:p>32778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91]-[.L91]" office:value-type="float" office:value="91775">
            <text:p>91775</text:p>
          </table:table-cell>
          <table:table-cell office:value-type="float" office:value="58402">
            <text:p>58402</text:p>
          </table:table-cell>
          <table:table-cell office:value-type="float" office:value="2876">
            <text:p>2876</text:p>
          </table:table-cell>
          <table:table-cell office:value-type="float" office:value="30496">
            <text:p>30496</text:p>
          </table:table-cell>
          <table:table-cell table:formula="of:=[.C91]/[.D91]" office:value-type="float" office:value="64">
            <text:p>64</text:p>
          </table:table-cell>
          <table:table-cell table:formula="of:=[.I91]/([.A91]*[.B91])" office:value-type="float" office:value="2">
            <text:p>2</text:p>
          </table:table-cell>
          <table:table-cell office:value-type="float" office:value="751810">
            <text:p>751810</text:p>
          </table:table-cell>
          <table:table-cell office:value-type="float" office:value="660035">
            <text:p>66003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92]-[.L92]" office:value-type="float" office:value="23324">
            <text:p>23324</text:p>
          </table:table-cell>
          <table:table-cell office:value-type="float" office:value="15090">
            <text:p>15090</text:p>
          </table:table-cell>
          <table:table-cell office:value-type="float" office:value="374">
            <text:p>374</text:p>
          </table:table-cell>
          <table:table-cell office:value-type="float" office:value="7858">
            <text:p>7858</text:p>
          </table:table-cell>
          <table:table-cell table:formula="of:=[.C92]/[.D92]" office:value-type="float" office:value="128">
            <text:p>128</text:p>
          </table:table-cell>
          <table:table-cell table:formula="of:=[.I92]/([.A92]*[.B92])" office:value-type="float" office:value="4">
            <text:p>4</text:p>
          </table:table-cell>
          <table:table-cell office:value-type="float" office:value="195608">
            <text:p>195608</text:p>
          </table:table-cell>
          <table:table-cell office:value-type="float" office:value="172284">
            <text:p>17228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93]-[.L93]" office:value-type="float" office:value="49916">
            <text:p>49916</text:p>
          </table:table-cell>
          <table:table-cell office:value-type="float" office:value="33579">
            <text:p>33579</text:p>
          </table:table-cell>
          <table:table-cell office:value-type="float" office:value="855">
            <text:p>855</text:p>
          </table:table-cell>
          <table:table-cell office:value-type="float" office:value="15479">
            <text:p>15479</text:p>
          </table:table-cell>
          <table:table-cell table:formula="of:=[.C93]/[.D93]" office:value-type="float" office:value="128">
            <text:p>128</text:p>
          </table:table-cell>
          <table:table-cell table:formula="of:=[.I93]/([.A93]*[.B93])" office:value-type="float" office:value="4">
            <text:p>4</text:p>
          </table:table-cell>
          <table:table-cell office:value-type="float" office:value="373494">
            <text:p>373494</text:p>
          </table:table-cell>
          <table:table-cell office:value-type="float" office:value="323578">
            <text:p>32357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94]-[.L94]" office:value-type="float" office:value="105922">
            <text:p>105922</text:p>
          </table:table-cell>
          <table:table-cell office:value-type="float" office:value="72335">
            <text:p>72335</text:p>
          </table:table-cell>
          <table:table-cell office:value-type="float" office:value="1888">
            <text:p>1888</text:p>
          </table:table-cell>
          <table:table-cell office:value-type="float" office:value="31699">
            <text:p>31699</text:p>
          </table:table-cell>
          <table:table-cell table:formula="of:=[.C94]/[.D94]" office:value-type="float" office:value="128">
            <text:p>128</text:p>
          </table:table-cell>
          <table:table-cell table:formula="of:=[.I94]/([.A94]*[.B94])" office:value-type="float" office:value="4">
            <text:p>4</text:p>
          </table:table-cell>
          <table:table-cell office:value-type="float" office:value="790463">
            <text:p>790463</text:p>
          </table:table-cell>
          <table:table-cell office:value-type="float" office:value="684541">
            <text:p>68454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95]-[.L95]" office:value-type="float" office:value="26352">
            <text:p>26352</text:p>
          </table:table-cell>
          <table:table-cell office:value-type="float" office:value="18193">
            <text:p>18193</text:p>
          </table:table-cell>
          <table:table-cell office:value-type="float" office:value="296">
            <text:p>296</text:p>
          </table:table-cell>
          <table:table-cell office:value-type="float" office:value="7861">
            <text:p>7861</text:p>
          </table:table-cell>
          <table:table-cell table:formula="of:=[.C95]/[.D95]" office:value-type="float" office:value="256">
            <text:p>256</text:p>
          </table:table-cell>
          <table:table-cell table:formula="of:=[.I95]/([.A95]*[.B95])" office:value-type="float" office:value="8">
            <text:p>8</text:p>
          </table:table-cell>
          <table:table-cell office:value-type="float" office:value="190205">
            <text:p>190205</text:p>
          </table:table-cell>
          <table:table-cell office:value-type="float" office:value="163853">
            <text:p>16385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96]-[.L96]" office:value-type="float" office:value="55571">
            <text:p>55571</text:p>
          </table:table-cell>
          <table:table-cell office:value-type="float" office:value="39134">
            <text:p>39134</text:p>
          </table:table-cell>
          <table:table-cell office:value-type="float" office:value="645">
            <text:p>645</text:p>
          </table:table-cell>
          <table:table-cell office:value-type="float" office:value="15790">
            <text:p>15790</text:p>
          </table:table-cell>
          <table:table-cell table:formula="of:=[.C96]/[.D96]" office:value-type="float" office:value="256">
            <text:p>256</text:p>
          </table:table-cell>
          <table:table-cell table:formula="of:=[.I96]/([.A96]*[.B96])" office:value-type="float" office:value="8">
            <text:p>8</text:p>
          </table:table-cell>
          <table:table-cell office:value-type="float" office:value="383553">
            <text:p>383553</text:p>
          </table:table-cell>
          <table:table-cell office:value-type="float" office:value="327982">
            <text:p>32798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97]-[.L97]" office:value-type="float" office:value="116747">
            <text:p>116747</text:p>
          </table:table-cell>
          <table:table-cell office:value-type="float" office:value="84226">
            <text:p>84226</text:p>
          </table:table-cell>
          <table:table-cell office:value-type="float" office:value="1285">
            <text:p>1285</text:p>
          </table:table-cell>
          <table:table-cell office:value-type="float" office:value="31234">
            <text:p>31234</text:p>
          </table:table-cell>
          <table:table-cell table:formula="of:=[.C97]/[.D97]" office:value-type="float" office:value="256">
            <text:p>256</text:p>
          </table:table-cell>
          <table:table-cell table:formula="of:=[.I97]/([.A97]*[.B97])" office:value-type="float" office:value="8">
            <text:p>8</text:p>
          </table:table-cell>
          <table:table-cell office:value-type="float" office:value="798074">
            <text:p>798074</text:p>
          </table:table-cell>
          <table:table-cell office:value-type="float" office:value="681327">
            <text:p>68132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98]-[.L98]" office:value-type="float" office:value="33955">
            <text:p>33955</text:p>
          </table:table-cell>
          <table:table-cell office:value-type="float" office:value="25861">
            <text:p>25861</text:p>
          </table:table-cell>
          <table:table-cell office:value-type="float" office:value="242">
            <text:p>242</text:p>
          </table:table-cell>
          <table:table-cell office:value-type="float" office:value="7850">
            <text:p>7850</text:p>
          </table:table-cell>
          <table:table-cell table:formula="of:=[.C98]/[.D98]" office:value-type="float" office:value="512">
            <text:p>512</text:p>
          </table:table-cell>
          <table:table-cell table:formula="of:=[.I98]/([.A98]*[.B98])" office:value-type="float" office:value="16">
            <text:p>16</text:p>
          </table:table-cell>
          <table:table-cell office:value-type="float" office:value="199875">
            <text:p>199875</text:p>
          </table:table-cell>
          <table:table-cell office:value-type="float" office:value="165920">
            <text:p>16592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99]-[.L99]" office:value-type="float" office:value="71325">
            <text:p>71325</text:p>
          </table:table-cell>
          <table:table-cell office:value-type="float" office:value="54923">
            <text:p>54923</text:p>
          </table:table-cell>
          <table:table-cell office:value-type="float" office:value="542">
            <text:p>542</text:p>
          </table:table-cell>
          <table:table-cell office:value-type="float" office:value="15858">
            <text:p>15858</text:p>
          </table:table-cell>
          <table:table-cell table:formula="of:=[.C99]/[.D99]" office:value-type="float" office:value="512">
            <text:p>512</text:p>
          </table:table-cell>
          <table:table-cell table:formula="of:=[.I99]/([.A99]*[.B99])" office:value-type="float" office:value="16">
            <text:p>16</text:p>
          </table:table-cell>
          <table:table-cell office:value-type="float" office:value="409881">
            <text:p>409881</text:p>
          </table:table-cell>
          <table:table-cell office:value-type="float" office:value="338556">
            <text:p>33855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100]-[.L100]" office:value-type="float" office:value="142413">
            <text:p>142413</text:p>
          </table:table-cell>
          <table:table-cell office:value-type="float" office:value="110384">
            <text:p>110384</text:p>
          </table:table-cell>
          <table:table-cell office:value-type="float" office:value="919">
            <text:p>919</text:p>
          </table:table-cell>
          <table:table-cell office:value-type="float" office:value="31109">
            <text:p>31109</text:p>
          </table:table-cell>
          <table:table-cell table:formula="of:=[.C100]/[.D100]" office:value-type="float" office:value="512">
            <text:p>512</text:p>
          </table:table-cell>
          <table:table-cell table:formula="of:=[.I100]/([.A100]*[.B100])" office:value-type="float" office:value="16">
            <text:p>16</text:p>
          </table:table-cell>
          <table:table-cell office:value-type="float" office:value="816562">
            <text:p>816562</text:p>
          </table:table-cell>
          <table:table-cell office:value-type="float" office:value="674149">
            <text:p>67414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101]-[.L101]" office:value-type="float" office:value="48524">
            <text:p>48524</text:p>
          </table:table-cell>
          <table:table-cell office:value-type="float" office:value="40563">
            <text:p>40563</text:p>
          </table:table-cell>
          <table:table-cell office:value-type="float" office:value="185">
            <text:p>185</text:p>
          </table:table-cell>
          <table:table-cell office:value-type="float" office:value="7774">
            <text:p>7774</text:p>
          </table:table-cell>
          <table:table-cell table:formula="of:=[.C101]/[.D101]" office:value-type="float" office:value="1024">
            <text:p>1024</text:p>
          </table:table-cell>
          <table:table-cell table:formula="of:=[.I101]/([.A101]*[.B101])" office:value-type="float" office:value="32">
            <text:p>32</text:p>
          </table:table-cell>
          <table:table-cell office:value-type="float" office:value="212116">
            <text:p>212116</text:p>
          </table:table-cell>
          <table:table-cell office:value-type="float" office:value="163592">
            <text:p>16359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102]-[.L102]" office:value-type="float" office:value="103714">
            <text:p>103714</text:p>
          </table:table-cell>
          <table:table-cell office:value-type="float" office:value="87592">
            <text:p>87592</text:p>
          </table:table-cell>
          <table:table-cell office:value-type="float" office:value="464">
            <text:p>464</text:p>
          </table:table-cell>
          <table:table-cell office:value-type="float" office:value="15656">
            <text:p>15656</text:p>
          </table:table-cell>
          <table:table-cell table:formula="of:=[.C102]/[.D102]" office:value-type="float" office:value="1024">
            <text:p>1024</text:p>
          </table:table-cell>
          <table:table-cell table:formula="of:=[.I102]/([.A102]*[.B102])" office:value-type="float" office:value="32">
            <text:p>32</text:p>
          </table:table-cell>
          <table:table-cell office:value-type="float" office:value="435426">
            <text:p>435426</text:p>
          </table:table-cell>
          <table:table-cell office:value-type="float" office:value="331712">
            <text:p>33171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103]-[.L103]" office:value-type="float" office:value="214897">
            <text:p>214897</text:p>
          </table:table-cell>
          <table:table-cell office:value-type="float" office:value="182367">
            <text:p>182367</text:p>
          </table:table-cell>
          <table:table-cell office:value-type="float" office:value="933">
            <text:p>933</text:p>
          </table:table-cell>
          <table:table-cell office:value-type="float" office:value="31596">
            <text:p>31596</text:p>
          </table:table-cell>
          <table:table-cell table:formula="of:=[.C103]/[.D103]" office:value-type="float" office:value="1024">
            <text:p>1024</text:p>
          </table:table-cell>
          <table:table-cell table:formula="of:=[.I103]/([.A103]*[.B103])" office:value-type="float" office:value="32">
            <text:p>32</text:p>
          </table:table-cell>
          <table:table-cell office:value-type="float" office:value="889287">
            <text:p>889287</text:p>
          </table:table-cell>
          <table:table-cell office:value-type="float" office:value="674390">
            <text:p>67439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104]-[.L104]" office:value-type="float" office:value="78793">
            <text:p>78793</text:p>
          </table:table-cell>
          <table:table-cell office:value-type="float" office:value="70825">
            <text:p>70825</text:p>
          </table:table-cell>
          <table:table-cell office:value-type="float" office:value="179">
            <text:p>179</text:p>
          </table:table-cell>
          <table:table-cell office:value-type="float" office:value="7788">
            <text:p>7788</text:p>
          </table:table-cell>
          <table:table-cell table:formula="of:=[.C104]/[.D104]" office:value-type="float" office:value="2048">
            <text:p>2048</text:p>
          </table:table-cell>
          <table:table-cell table:formula="of:=[.I104]/([.A104]*[.B104])" office:value-type="float" office:value="64">
            <text:p>64</text:p>
          </table:table-cell>
          <table:table-cell office:value-type="float" office:value="239298">
            <text:p>239298</text:p>
          </table:table-cell>
          <table:table-cell office:value-type="float" office:value="160505">
            <text:p>16050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105]-[.L105]" office:value-type="float" office:value="163048">
            <text:p>163048</text:p>
          </table:table-cell>
          <table:table-cell office:value-type="float" office:value="147086">
            <text:p>147086</text:p>
          </table:table-cell>
          <table:table-cell office:value-type="float" office:value="401">
            <text:p>401</text:p>
          </table:table-cell>
          <table:table-cell office:value-type="float" office:value="15560">
            <text:p>15560</text:p>
          </table:table-cell>
          <table:table-cell table:formula="of:=[.C105]/[.D105]" office:value-type="float" office:value="2048">
            <text:p>2048</text:p>
          </table:table-cell>
          <table:table-cell table:formula="of:=[.I105]/([.A105]*[.B105])" office:value-type="float" office:value="64">
            <text:p>64</text:p>
          </table:table-cell>
          <table:table-cell office:value-type="float" office:value="484929">
            <text:p>484929</text:p>
          </table:table-cell>
          <table:table-cell office:value-type="float" office:value="321881">
            <text:p>32188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106]-[.L106]" office:value-type="float" office:value="339864">
            <text:p>339864</text:p>
          </table:table-cell>
          <table:table-cell office:value-type="float" office:value="308011">
            <text:p>308011</text:p>
          </table:table-cell>
          <table:table-cell office:value-type="float" office:value="711">
            <text:p>711</text:p>
          </table:table-cell>
          <table:table-cell office:value-type="float" office:value="31140">
            <text:p>31140</text:p>
          </table:table-cell>
          <table:table-cell table:formula="of:=[.C106]/[.D106]" office:value-type="float" office:value="2048">
            <text:p>2048</text:p>
          </table:table-cell>
          <table:table-cell table:formula="of:=[.I106]/([.A106]*[.B106])" office:value-type="float" office:value="64">
            <text:p>64</text:p>
          </table:table-cell>
          <table:table-cell office:value-type="float" office:value="992892">
            <text:p>992892</text:p>
          </table:table-cell>
          <table:table-cell office:value-type="float" office:value="653028">
            <text:p>65302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K107]-[.L107]" office:value-type="float" office:value="147475">
            <text:p>147475</text:p>
          </table:table-cell>
          <table:table-cell office:value-type="float" office:value="139177">
            <text:p>139177</text:p>
          </table:table-cell>
          <table:table-cell office:value-type="float" office:value="210">
            <text:p>210</text:p>
          </table:table-cell>
          <table:table-cell office:value-type="float" office:value="8086">
            <text:p>8086</text:p>
          </table:table-cell>
          <table:table-cell table:formula="of:=[.C107]/[.D107]" office:value-type="float" office:value="4096">
            <text:p>4096</text:p>
          </table:table-cell>
          <table:table-cell table:formula="of:=[.I107]/([.A107]*[.B107])" office:value-type="float" office:value="128">
            <text:p>128</text:p>
          </table:table-cell>
          <table:table-cell office:value-type="float" office:value="310241">
            <text:p>310241</text:p>
          </table:table-cell>
          <table:table-cell office:value-type="float" office:value="162766">
            <text:p>16276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108]-[.L108]" office:value-type="float" office:value="289741">
            <text:p>289741</text:p>
          </table:table-cell>
          <table:table-cell office:value-type="float" office:value="273766">
            <text:p>273766</text:p>
          </table:table-cell>
          <table:table-cell office:value-type="float" office:value="354">
            <text:p>354</text:p>
          </table:table-cell>
          <table:table-cell office:value-type="float" office:value="15620">
            <text:p>15620</text:p>
          </table:table-cell>
          <table:table-cell table:formula="of:=[.C108]/[.D108]" office:value-type="float" office:value="4096">
            <text:p>4096</text:p>
          </table:table-cell>
          <table:table-cell table:formula="of:=[.I108]/([.A108]*[.B108])" office:value-type="float" office:value="128">
            <text:p>128</text:p>
          </table:table-cell>
          <table:table-cell office:value-type="float" office:value="620925">
            <text:p>620925</text:p>
          </table:table-cell>
          <table:table-cell office:value-type="float" office:value="331184">
            <text:p>33118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109]-[.L109]" office:value-type="float" office:value="613599">
            <text:p>613599</text:p>
          </table:table-cell>
          <table:table-cell office:value-type="float" office:value="581206">
            <text:p>581206</text:p>
          </table:table-cell>
          <table:table-cell office:value-type="float" office:value="899">
            <text:p>899</text:p>
          </table:table-cell>
          <table:table-cell office:value-type="float" office:value="31492">
            <text:p>31492</text:p>
          </table:table-cell>
          <table:table-cell table:formula="of:=[.C109]/[.D109]" office:value-type="float" office:value="4096">
            <text:p>4096</text:p>
          </table:table-cell>
          <table:table-cell table:formula="of:=[.I109]/([.A109]*[.B109])" office:value-type="float" office:value="128">
            <text:p>128</text:p>
          </table:table-cell>
          <table:table-cell office:value-type="float" office:value="1268895">
            <text:p>1268895</text:p>
          </table:table-cell>
          <table:table-cell office:value-type="float" office:value="655296">
            <text:p>65529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110]-[.L110]" office:value-type="float" office:value="559489">
            <text:p>559489</text:p>
          </table:table-cell>
          <table:table-cell office:value-type="float" office:value="543498">
            <text:p>543498</text:p>
          </table:table-cell>
          <table:table-cell office:value-type="float" office:value="379">
            <text:p>379</text:p>
          </table:table-cell>
          <table:table-cell office:value-type="float" office:value="15610">
            <text:p>15610</text:p>
          </table:table-cell>
          <table:table-cell table:formula="of:=[.C110]/[.D110]" office:value-type="float" office:value="8192">
            <text:p>8192</text:p>
          </table:table-cell>
          <table:table-cell table:formula="of:=[.I110]/([.A110]*[.B110])" office:value-type="float" office:value="256">
            <text:p>256</text:p>
          </table:table-cell>
          <table:table-cell office:value-type="float" office:value="895638">
            <text:p>895638</text:p>
          </table:table-cell>
          <table:table-cell office:value-type="float" office:value="336149">
            <text:p>33614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111]-[.L111]" office:value-type="float" office:value="1111653">
            <text:p>1111653</text:p>
          </table:table-cell>
          <table:table-cell office:value-type="float" office:value="1079650">
            <text:p>1079650</text:p>
          </table:table-cell>
          <table:table-cell office:value-type="float" office:value="689">
            <text:p>689</text:p>
          </table:table-cell>
          <table:table-cell office:value-type="float" office:value="31312">
            <text:p>31312</text:p>
          </table:table-cell>
          <table:table-cell table:formula="of:=[.C111]/[.D111]" office:value-type="float" office:value="8192">
            <text:p>8192</text:p>
          </table:table-cell>
          <table:table-cell table:formula="of:=[.I111]/([.A111]*[.B111])" office:value-type="float" office:value="256">
            <text:p>256</text:p>
          </table:table-cell>
          <table:table-cell office:value-type="float" office:value="1764846">
            <text:p>1764846</text:p>
          </table:table-cell>
          <table:table-cell office:value-type="float" office:value="653193">
            <text:p>65319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112]-[.L112]" office:value-type="float" office:value="1127098">
            <text:p>1127098</text:p>
          </table:table-cell>
          <table:table-cell office:value-type="float" office:value="1111029">
            <text:p>1111029</text:p>
          </table:table-cell>
          <table:table-cell office:value-type="float" office:value="416">
            <text:p>416</text:p>
          </table:table-cell>
          <table:table-cell office:value-type="float" office:value="15651">
            <text:p>15651</text:p>
          </table:table-cell>
          <table:table-cell table:formula="of:=[.C112]/[.D112]" office:value-type="float" office:value="16384">
            <text:p>16384</text:p>
          </table:table-cell>
          <table:table-cell table:formula="of:=[.I112]/([.A112]*[.B112])" office:value-type="float" office:value="512">
            <text:p>512</text:p>
          </table:table-cell>
          <table:table-cell office:value-type="float" office:value="1460345">
            <text:p>1460345</text:p>
          </table:table-cell>
          <table:table-cell office:value-type="float" office:value="333247">
            <text:p>33324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113]-[.L113]" office:value-type="float" office:value="2209475">
            <text:p>2209475</text:p>
          </table:table-cell>
          <table:table-cell office:value-type="float" office:value="2176857">
            <text:p>2176857</text:p>
          </table:table-cell>
          <table:table-cell office:value-type="float" office:value="755">
            <text:p>755</text:p>
          </table:table-cell>
          <table:table-cell office:value-type="float" office:value="31862">
            <text:p>31862</text:p>
          </table:table-cell>
          <table:table-cell table:formula="of:=[.C113]/[.D113]" office:value-type="float" office:value="16384">
            <text:p>16384</text:p>
          </table:table-cell>
          <table:table-cell table:formula="of:=[.I113]/([.A113]*[.B113])" office:value-type="float" office:value="512">
            <text:p>512</text:p>
          </table:table-cell>
          <table:table-cell office:value-type="float" office:value="2880882">
            <text:p>2880882</text:p>
          </table:table-cell>
          <table:table-cell office:value-type="float" office:value="671407">
            <text:p>67140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114]-[.L114]" office:value-type="float" office:value="4391390">
            <text:p>4391390</text:p>
          </table:table-cell>
          <table:table-cell office:value-type="float" office:value="4359145">
            <text:p>4359145</text:p>
          </table:table-cell>
          <table:table-cell office:value-type="float" office:value="839">
            <text:p>839</text:p>
          </table:table-cell>
          <table:table-cell office:value-type="float" office:value="31405">
            <text:p>31405</text:p>
          </table:table-cell>
          <table:table-cell table:formula="of:=[.C114]/[.D114]" office:value-type="float" office:value="32768">
            <text:p>32768</text:p>
          </table:table-cell>
          <table:table-cell table:formula="of:=[.I114]/([.A114]*[.B114])" office:value-type="float" office:value="1024">
            <text:p>1024</text:p>
          </table:table-cell>
          <table:table-cell office:value-type="float" office:value="5074417">
            <text:p>5074417</text:p>
          </table:table-cell>
          <table:table-cell office:value-type="float" office:value="683027">
            <text:p>68302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K115]-[.L115]" office:value-type="float" office:value="39705">
            <text:p>39705</text:p>
          </table:table-cell>
          <table:table-cell office:value-type="float" office:value="30862">
            <text:p>30862</text:p>
          </table:table-cell>
          <table:table-cell office:value-type="float" office:value="74">
            <text:p>74</text:p>
          </table:table-cell>
          <table:table-cell office:value-type="float" office:value="8767">
            <text:p>8767</text:p>
          </table:table-cell>
          <table:table-cell table:formula="of:=[.C115]/[.D115]" office:value-type="float" office:value="4096">
            <text:p>4096</text:p>
          </table:table-cell>
          <table:table-cell table:formula="of:=[.I115]/([.A115]*[.B115])" office:value-type="float" office:value="64">
            <text:p>64</text:p>
          </table:table-cell>
          <table:table-cell office:value-type="float" office:value="200295">
            <text:p>200295</text:p>
          </table:table-cell>
          <table:table-cell office:value-type="float" office:value="160590">
            <text:p>16059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116]-[.L116]" office:value-type="float" office:value="25692">
            <text:p>25692</text:p>
          </table:table-cell>
          <table:table-cell office:value-type="float" office:value="16912">
            <text:p>16912</text:p>
          </table:table-cell>
          <table:table-cell office:value-type="float" office:value="97">
            <text:p>97</text:p>
          </table:table-cell>
          <table:table-cell office:value-type="float" office:value="8682">
            <text:p>8682</text:p>
          </table:table-cell>
          <table:table-cell table:formula="of:=[.C116]/[.D116]" office:value-type="float" office:value="2048">
            <text:p>2048</text:p>
          </table:table-cell>
          <table:table-cell table:formula="of:=[.I116]/([.A116]*[.B116])" office:value-type="float" office:value="32">
            <text:p>32</text:p>
          </table:table-cell>
          <table:table-cell office:value-type="float" office:value="187357">
            <text:p>187357</text:p>
          </table:table-cell>
          <table:table-cell office:value-type="float" office:value="161665">
            <text:p>16166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117]-[.L117]" office:value-type="float" office:value="19565">
            <text:p>19565</text:p>
          </table:table-cell>
          <table:table-cell office:value-type="float" office:value="10860">
            <text:p>10860</text:p>
          </table:table-cell>
          <table:table-cell office:value-type="float" office:value="119">
            <text:p>119</text:p>
          </table:table-cell>
          <table:table-cell office:value-type="float" office:value="8585">
            <text:p>8585</text:p>
          </table:table-cell>
          <table:table-cell table:formula="of:=[.C117]/[.D117]" office:value-type="float" office:value="1024">
            <text:p>1024</text:p>
          </table:table-cell>
          <table:table-cell table:formula="of:=[.I117]/([.A117]*[.B117])" office:value-type="float" office:value="16">
            <text:p>16</text:p>
          </table:table-cell>
          <table:table-cell office:value-type="float" office:value="186099">
            <text:p>186099</text:p>
          </table:table-cell>
          <table:table-cell office:value-type="float" office:value="166534">
            <text:p>16653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118]-[.L118]" office:value-type="float" office:value="16618">
            <text:p>16618</text:p>
          </table:table-cell>
          <table:table-cell office:value-type="float" office:value="7896">
            <text:p>7896</text:p>
          </table:table-cell>
          <table:table-cell office:value-type="float" office:value="132">
            <text:p>132</text:p>
          </table:table-cell>
          <table:table-cell office:value-type="float" office:value="8588">
            <text:p>8588</text:p>
          </table:table-cell>
          <table:table-cell table:formula="of:=[.C118]/[.D118]" office:value-type="float" office:value="512">
            <text:p>512</text:p>
          </table:table-cell>
          <table:table-cell table:formula="of:=[.I118]/([.A118]*[.B118])" office:value-type="float" office:value="8">
            <text:p>8</text:p>
          </table:table-cell>
          <table:table-cell office:value-type="float" office:value="179553">
            <text:p>179553</text:p>
          </table:table-cell>
          <table:table-cell office:value-type="float" office:value="162935">
            <text:p>16293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119]-[.L119]" office:value-type="float" office:value="15433">
            <text:p>15433</text:p>
          </table:table-cell>
          <table:table-cell office:value-type="float" office:value="6676">
            <text:p>6676</text:p>
          </table:table-cell>
          <table:table-cell office:value-type="float" office:value="202">
            <text:p>202</text:p>
          </table:table-cell>
          <table:table-cell office:value-type="float" office:value="8554">
            <text:p>8554</text:p>
          </table:table-cell>
          <table:table-cell table:formula="of:=[.C119]/[.D119]" office:value-type="float" office:value="256">
            <text:p>256</text:p>
          </table:table-cell>
          <table:table-cell table:formula="of:=[.I119]/([.A119]*[.B119])" office:value-type="float" office:value="4">
            <text:p>4</text:p>
          </table:table-cell>
          <table:table-cell office:value-type="float" office:value="181895">
            <text:p>181895</text:p>
          </table:table-cell>
          <table:table-cell office:value-type="float" office:value="166462">
            <text:p>16646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120]-[.L120]" office:value-type="float" office:value="15175">
            <text:p>15175</text:p>
          </table:table-cell>
          <table:table-cell office:value-type="float" office:value="6083">
            <text:p>6083</text:p>
          </table:table-cell>
          <table:table-cell office:value-type="float" office:value="352">
            <text:p>352</text:p>
          </table:table-cell>
          <table:table-cell office:value-type="float" office:value="8737">
            <text:p>8737</text:p>
          </table:table-cell>
          <table:table-cell table:formula="of:=[.C120]/[.D120]" office:value-type="float" office:value="128">
            <text:p>128</text:p>
          </table:table-cell>
          <table:table-cell table:formula="of:=[.I120]/([.A120]*[.B120])" office:value-type="float" office:value="2">
            <text:p>2</text:p>
          </table:table-cell>
          <table:table-cell office:value-type="float" office:value="177865">
            <text:p>177865</text:p>
          </table:table-cell>
          <table:table-cell office:value-type="float" office:value="162690">
            <text:p>16269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121]-[.L121]" office:value-type="float" office:value="15127">
            <text:p>15127</text:p>
          </table:table-cell>
          <table:table-cell office:value-type="float" office:value="5791">
            <text:p>5791</text:p>
          </table:table-cell>
          <table:table-cell office:value-type="float" office:value="623">
            <text:p>623</text:p>
          </table:table-cell>
          <table:table-cell office:value-type="float" office:value="8711">
            <text:p>8711</text:p>
          </table:table-cell>
          <table:table-cell table:formula="of:=[.C121]/[.D121]" office:value-type="float" office:value="64">
            <text:p>64</text:p>
          </table:table-cell>
          <table:table-cell table:formula="of:=[.I121]/([.A121]*[.B121])" office:value-type="float" office:value="1">
            <text:p>1</text:p>
          </table:table-cell>
          <table:table-cell office:value-type="float" office:value="181963">
            <text:p>181963</text:p>
          </table:table-cell>
          <table:table-cell office:value-type="float" office:value="166836">
            <text:p>16683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122]-[.L122]" office:value-type="float" office:value="15650">
            <text:p>15650</text:p>
          </table:table-cell>
          <table:table-cell office:value-type="float" office:value="5739">
            <text:p>5739</text:p>
          </table:table-cell>
          <table:table-cell office:value-type="float" office:value="1192">
            <text:p>1192</text:p>
          </table:table-cell>
          <table:table-cell office:value-type="float" office:value="8718">
            <text:p>8718</text:p>
          </table:table-cell>
          <table:table-cell table:formula="of:=[.C122]/[.D122]" office:value-type="float" office:value="32">
            <text:p>32</text:p>
          </table:table-cell>
          <table:table-cell table:formula="of:=[.I122]/([.A122]*[.B122])" office:value-type="float" office:value="0.5">
            <text:p>0,5</text:p>
          </table:table-cell>
          <table:table-cell office:value-type="float" office:value="181252">
            <text:p>181252</text:p>
          </table:table-cell>
          <table:table-cell office:value-type="float" office:value="165602">
            <text:p>16560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123]-[.L123]" office:value-type="float" office:value="228168">
            <text:p>228168</text:p>
          </table:table-cell>
          <table:table-cell office:value-type="float" office:value="210143">
            <text:p>210143</text:p>
          </table:table-cell>
          <table:table-cell office:value-type="float" office:value="172">
            <text:p>172</text:p>
          </table:table-cell>
          <table:table-cell office:value-type="float" office:value="17851">
            <text:p>17851</text:p>
          </table:table-cell>
          <table:table-cell table:formula="of:=[.C123]/[.D123]" office:value-type="float" office:value="16384">
            <text:p>16384</text:p>
          </table:table-cell>
          <table:table-cell table:formula="of:=[.I123]/([.A123]*[.B123])" office:value-type="float" office:value="256">
            <text:p>256</text:p>
          </table:table-cell>
          <table:table-cell office:value-type="float" office:value="560744">
            <text:p>560744</text:p>
          </table:table-cell>
          <table:table-cell office:value-type="float" office:value="332576">
            <text:p>33257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124]-[.L124]" office:value-type="float" office:value="126909">
            <text:p>126909</text:p>
          </table:table-cell>
          <table:table-cell office:value-type="float" office:value="109297">
            <text:p>109297</text:p>
          </table:table-cell>
          <table:table-cell office:value-type="float" office:value="189">
            <text:p>189</text:p>
          </table:table-cell>
          <table:table-cell office:value-type="float" office:value="17421">
            <text:p>17421</text:p>
          </table:table-cell>
          <table:table-cell table:formula="of:=[.C124]/[.D124]" office:value-type="float" office:value="8192">
            <text:p>8192</text:p>
          </table:table-cell>
          <table:table-cell table:formula="of:=[.I124]/([.A124]*[.B124])" office:value-type="float" office:value="128">
            <text:p>128</text:p>
          </table:table-cell>
          <table:table-cell office:value-type="float" office:value="453102">
            <text:p>453102</text:p>
          </table:table-cell>
          <table:table-cell office:value-type="float" office:value="326193">
            <text:p>32619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125]-[.L125]" office:value-type="float" office:value="78235">
            <text:p>78235</text:p>
          </table:table-cell>
          <table:table-cell office:value-type="float" office:value="60609">
            <text:p>60609</text:p>
          </table:table-cell>
          <table:table-cell office:value-type="float" office:value="193">
            <text:p>193</text:p>
          </table:table-cell>
          <table:table-cell office:value-type="float" office:value="17432">
            <text:p>17432</text:p>
          </table:table-cell>
          <table:table-cell table:formula="of:=[.C125]/[.D125]" office:value-type="float" office:value="4096">
            <text:p>4096</text:p>
          </table:table-cell>
          <table:table-cell table:formula="of:=[.I125]/([.A125]*[.B125])" office:value-type="float" office:value="64">
            <text:p>64</text:p>
          </table:table-cell>
          <table:table-cell office:value-type="float" office:value="409928">
            <text:p>409928</text:p>
          </table:table-cell>
          <table:table-cell office:value-type="float" office:value="331693">
            <text:p>33169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126]-[.L126]" office:value-type="float" office:value="51952">
            <text:p>51952</text:p>
          </table:table-cell>
          <table:table-cell office:value-type="float" office:value="34571">
            <text:p>34571</text:p>
          </table:table-cell>
          <table:table-cell office:value-type="float" office:value="200">
            <text:p>200</text:p>
          </table:table-cell>
          <table:table-cell office:value-type="float" office:value="17179">
            <text:p>17179</text:p>
          </table:table-cell>
          <table:table-cell table:formula="of:=[.C126]/[.D126]" office:value-type="float" office:value="2048">
            <text:p>2048</text:p>
          </table:table-cell>
          <table:table-cell table:formula="of:=[.I126]/([.A126]*[.B126])" office:value-type="float" office:value="32">
            <text:p>32</text:p>
          </table:table-cell>
          <table:table-cell office:value-type="float" office:value="372722">
            <text:p>372722</text:p>
          </table:table-cell>
          <table:table-cell office:value-type="float" office:value="320770">
            <text:p>32077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127]-[.L127]" office:value-type="float" office:value="39937">
            <text:p>39937</text:p>
          </table:table-cell>
          <table:table-cell office:value-type="float" office:value="22353">
            <text:p>22353</text:p>
          </table:table-cell>
          <table:table-cell office:value-type="float" office:value="240">
            <text:p>240</text:p>
          </table:table-cell>
          <table:table-cell office:value-type="float" office:value="17342">
            <text:p>17342</text:p>
          </table:table-cell>
          <table:table-cell table:formula="of:=[.C127]/[.D127]" office:value-type="float" office:value="1024">
            <text:p>1024</text:p>
          </table:table-cell>
          <table:table-cell table:formula="of:=[.I127]/([.A127]*[.B127])" office:value-type="float" office:value="16">
            <text:p>16</text:p>
          </table:table-cell>
          <table:table-cell office:value-type="float" office:value="375269">
            <text:p>375269</text:p>
          </table:table-cell>
          <table:table-cell office:value-type="float" office:value="335332">
            <text:p>33533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28]-[.L128]" office:value-type="float" office:value="34185">
            <text:p>34185</text:p>
          </table:table-cell>
          <table:table-cell office:value-type="float" office:value="16524">
            <text:p>16524</text:p>
          </table:table-cell>
          <table:table-cell office:value-type="float" office:value="282">
            <text:p>282</text:p>
          </table:table-cell>
          <table:table-cell office:value-type="float" office:value="17378">
            <text:p>17378</text:p>
          </table:table-cell>
          <table:table-cell table:formula="of:=[.C128]/[.D128]" office:value-type="float" office:value="512">
            <text:p>512</text:p>
          </table:table-cell>
          <table:table-cell table:formula="of:=[.I128]/([.A128]*[.B128])" office:value-type="float" office:value="8">
            <text:p>8</text:p>
          </table:table-cell>
          <table:table-cell office:value-type="float" office:value="369797">
            <text:p>369797</text:p>
          </table:table-cell>
          <table:table-cell office:value-type="float" office:value="335612">
            <text:p>33561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129]-[.L129]" office:value-type="float" office:value="31345">
            <text:p>31345</text:p>
          </table:table-cell>
          <table:table-cell office:value-type="float" office:value="13657">
            <text:p>13657</text:p>
          </table:table-cell>
          <table:table-cell office:value-type="float" office:value="429">
            <text:p>429</text:p>
          </table:table-cell>
          <table:table-cell office:value-type="float" office:value="17258">
            <text:p>17258</text:p>
          </table:table-cell>
          <table:table-cell table:formula="of:=[.C129]/[.D129]" office:value-type="float" office:value="256">
            <text:p>256</text:p>
          </table:table-cell>
          <table:table-cell table:formula="of:=[.I129]/([.A129]*[.B129])" office:value-type="float" office:value="4">
            <text:p>4</text:p>
          </table:table-cell>
          <table:table-cell office:value-type="float" office:value="360451">
            <text:p>360451</text:p>
          </table:table-cell>
          <table:table-cell office:value-type="float" office:value="329106">
            <text:p>32910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130]-[.L130]" office:value-type="float" office:value="30239">
            <text:p>30239</text:p>
          </table:table-cell>
          <table:table-cell office:value-type="float" office:value="12314">
            <text:p>12314</text:p>
          </table:table-cell>
          <table:table-cell office:value-type="float" office:value="698">
            <text:p>698</text:p>
          </table:table-cell>
          <table:table-cell office:value-type="float" office:value="17227">
            <text:p>17227</text:p>
          </table:table-cell>
          <table:table-cell table:formula="of:=[.C130]/[.D130]" office:value-type="float" office:value="128">
            <text:p>128</text:p>
          </table:table-cell>
          <table:table-cell table:formula="of:=[.I130]/([.A130]*[.B130])" office:value-type="float" office:value="2">
            <text:p>2</text:p>
          </table:table-cell>
          <table:table-cell office:value-type="float" office:value="381665">
            <text:p>381665</text:p>
          </table:table-cell>
          <table:table-cell office:value-type="float" office:value="351426">
            <text:p>35142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131]-[.L131]" office:value-type="float" office:value="30707">
            <text:p>30707</text:p>
          </table:table-cell>
          <table:table-cell office:value-type="float" office:value="12020">
            <text:p>12020</text:p>
          </table:table-cell>
          <table:table-cell office:value-type="float" office:value="1315">
            <text:p>1315</text:p>
          </table:table-cell>
          <table:table-cell office:value-type="float" office:value="17370">
            <text:p>17370</text:p>
          </table:table-cell>
          <table:table-cell table:formula="of:=[.C131]/[.D131]" office:value-type="float" office:value="64">
            <text:p>64</text:p>
          </table:table-cell>
          <table:table-cell table:formula="of:=[.I131]/([.A131]*[.B131])" office:value-type="float" office:value="1">
            <text:p>1</text:p>
          </table:table-cell>
          <table:table-cell office:value-type="float" office:value="358629">
            <text:p>358629</text:p>
          </table:table-cell>
          <table:table-cell office:value-type="float" office:value="327922">
            <text:p>32792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132]-[.L132]" office:value-type="float" office:value="856099">
            <text:p>856099</text:p>
          </table:table-cell>
          <table:table-cell office:value-type="float" office:value="820846">
            <text:p>820846</text:p>
          </table:table-cell>
          <table:table-cell office:value-type="float" office:value="360">
            <text:p>360</text:p>
          </table:table-cell>
          <table:table-cell office:value-type="float" office:value="34891">
            <text:p>34891</text:p>
          </table:table-cell>
          <table:table-cell table:formula="of:=[.C132]/[.D132]" office:value-type="float" office:value="32768">
            <text:p>32768</text:p>
          </table:table-cell>
          <table:table-cell table:formula="of:=[.I132]/([.A132]*[.B132])" office:value-type="float" office:value="512">
            <text:p>512</text:p>
          </table:table-cell>
          <table:table-cell office:value-type="float" office:value="1519730">
            <text:p>1519730</text:p>
          </table:table-cell>
          <table:table-cell office:value-type="float" office:value="663631">
            <text:p>66363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133]-[.L133]" office:value-type="float" office:value="448053">
            <text:p>448053</text:p>
          </table:table-cell>
          <table:table-cell office:value-type="float" office:value="413183">
            <text:p>413183</text:p>
          </table:table-cell>
          <table:table-cell office:value-type="float" office:value="290">
            <text:p>290</text:p>
          </table:table-cell>
          <table:table-cell office:value-type="float" office:value="34579">
            <text:p>34579</text:p>
          </table:table-cell>
          <table:table-cell table:formula="of:=[.C133]/[.D133]" office:value-type="float" office:value="16384">
            <text:p>16384</text:p>
          </table:table-cell>
          <table:table-cell table:formula="of:=[.I133]/([.A133]*[.B133])" office:value-type="float" office:value="256">
            <text:p>256</text:p>
          </table:table-cell>
          <table:table-cell office:value-type="float" office:value="1127214">
            <text:p>1127214</text:p>
          </table:table-cell>
          <table:table-cell office:value-type="float" office:value="679161">
            <text:p>67916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134]-[.L134]" office:value-type="float" office:value="250888">
            <text:p>250888</text:p>
          </table:table-cell>
          <table:table-cell office:value-type="float" office:value="215791">
            <text:p>215791</text:p>
          </table:table-cell>
          <table:table-cell office:value-type="float" office:value="372">
            <text:p>372</text:p>
          </table:table-cell>
          <table:table-cell office:value-type="float" office:value="34724">
            <text:p>34724</text:p>
          </table:table-cell>
          <table:table-cell table:formula="of:=[.C134]/[.D134]" office:value-type="float" office:value="8192">
            <text:p>8192</text:p>
          </table:table-cell>
          <table:table-cell table:formula="of:=[.I134]/([.A134]*[.B134])" office:value-type="float" office:value="128">
            <text:p>128</text:p>
          </table:table-cell>
          <table:table-cell office:value-type="float" office:value="899766">
            <text:p>899766</text:p>
          </table:table-cell>
          <table:table-cell office:value-type="float" office:value="648878">
            <text:p>64887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135]-[.L135]" office:value-type="float" office:value="153264">
            <text:p>153264</text:p>
          </table:table-cell>
          <table:table-cell office:value-type="float" office:value="118057">
            <text:p>118057</text:p>
          </table:table-cell>
          <table:table-cell office:value-type="float" office:value="369">
            <text:p>369</text:p>
          </table:table-cell>
          <table:table-cell office:value-type="float" office:value="34836">
            <text:p>34836</text:p>
          </table:table-cell>
          <table:table-cell table:formula="of:=[.C135]/[.D135]" office:value-type="float" office:value="4096">
            <text:p>4096</text:p>
          </table:table-cell>
          <table:table-cell table:formula="of:=[.I135]/([.A135]*[.B135])" office:value-type="float" office:value="64">
            <text:p>64</text:p>
          </table:table-cell>
          <table:table-cell office:value-type="float" office:value="808344">
            <text:p>808344</text:p>
          </table:table-cell>
          <table:table-cell office:value-type="float" office:value="655080">
            <text:p>65508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136]-[.L136]" office:value-type="float" office:value="105194">
            <text:p>105194</text:p>
          </table:table-cell>
          <table:table-cell office:value-type="float" office:value="69974">
            <text:p>69974</text:p>
          </table:table-cell>
          <table:table-cell office:value-type="float" office:value="407">
            <text:p>407</text:p>
          </table:table-cell>
          <table:table-cell office:value-type="float" office:value="34811">
            <text:p>34811</text:p>
          </table:table-cell>
          <table:table-cell table:formula="of:=[.C136]/[.D136]" office:value-type="float" office:value="2048">
            <text:p>2048</text:p>
          </table:table-cell>
          <table:table-cell table:formula="of:=[.I136]/([.A136]*[.B136])" office:value-type="float" office:value="32">
            <text:p>32</text:p>
          </table:table-cell>
          <table:table-cell office:value-type="float" office:value="774547">
            <text:p>774547</text:p>
          </table:table-cell>
          <table:table-cell office:value-type="float" office:value="669353">
            <text:p>66935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137]-[.L137]" office:value-type="float" office:value="80428">
            <text:p>80428</text:p>
          </table:table-cell>
          <table:table-cell office:value-type="float" office:value="45181">
            <text:p>45181</text:p>
          </table:table-cell>
          <table:table-cell office:value-type="float" office:value="464">
            <text:p>464</text:p>
          </table:table-cell>
          <table:table-cell office:value-type="float" office:value="34782">
            <text:p>34782</text:p>
          </table:table-cell>
          <table:table-cell table:formula="of:=[.C137]/[.D137]" office:value-type="float" office:value="1024">
            <text:p>1024</text:p>
          </table:table-cell>
          <table:table-cell table:formula="of:=[.I137]/([.A137]*[.B137])" office:value-type="float" office:value="16">
            <text:p>16</text:p>
          </table:table-cell>
          <table:table-cell office:value-type="float" office:value="749671">
            <text:p>749671</text:p>
          </table:table-cell>
          <table:table-cell office:value-type="float" office:value="669243">
            <text:p>66924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138]-[.L138]" office:value-type="float" office:value="68546">
            <text:p>68546</text:p>
          </table:table-cell>
          <table:table-cell office:value-type="float" office:value="33330">
            <text:p>33330</text:p>
          </table:table-cell>
          <table:table-cell office:value-type="float" office:value="587">
            <text:p>587</text:p>
          </table:table-cell>
          <table:table-cell office:value-type="float" office:value="34628">
            <text:p>34628</text:p>
          </table:table-cell>
          <table:table-cell table:formula="of:=[.C138]/[.D138]" office:value-type="float" office:value="512">
            <text:p>512</text:p>
          </table:table-cell>
          <table:table-cell table:formula="of:=[.I138]/([.A138]*[.B138])" office:value-type="float" office:value="8">
            <text:p>8</text:p>
          </table:table-cell>
          <table:table-cell office:value-type="float" office:value="725916">
            <text:p>725916</text:p>
          </table:table-cell>
          <table:table-cell office:value-type="float" office:value="657370">
            <text:p>65737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139]-[.L139]" office:value-type="float" office:value="64102">
            <text:p>64102</text:p>
          </table:table-cell>
          <table:table-cell office:value-type="float" office:value="28340">
            <text:p>28340</text:p>
          </table:table-cell>
          <table:table-cell office:value-type="float" office:value="900">
            <text:p>900</text:p>
          </table:table-cell>
          <table:table-cell office:value-type="float" office:value="34860">
            <text:p>34860</text:p>
          </table:table-cell>
          <table:table-cell table:formula="of:=[.C139]/[.D139]" office:value-type="float" office:value="256">
            <text:p>256</text:p>
          </table:table-cell>
          <table:table-cell table:formula="of:=[.I139]/([.A139]*[.B139])" office:value-type="float" office:value="4">
            <text:p>4</text:p>
          </table:table-cell>
          <table:table-cell office:value-type="float" office:value="742892">
            <text:p>742892</text:p>
          </table:table-cell>
          <table:table-cell office:value-type="float" office:value="678790">
            <text:p>67879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140]-[.L140]" office:value-type="float" office:value="62555">
            <text:p>62555</text:p>
          </table:table-cell>
          <table:table-cell office:value-type="float" office:value="26242">
            <text:p>26242</text:p>
          </table:table-cell>
          <table:table-cell office:value-type="float" office:value="1513">
            <text:p>1513</text:p>
          </table:table-cell>
          <table:table-cell office:value-type="float" office:value="34799">
            <text:p>34799</text:p>
          </table:table-cell>
          <table:table-cell table:formula="of:=[.C140]/[.D140]" office:value-type="float" office:value="128">
            <text:p>128</text:p>
          </table:table-cell>
          <table:table-cell table:formula="of:=[.I140]/([.A140]*[.B140])" office:value-type="float" office:value="2">
            <text:p>2</text:p>
          </table:table-cell>
          <table:table-cell office:value-type="float" office:value="719647">
            <text:p>719647</text:p>
          </table:table-cell>
          <table:table-cell office:value-type="float" office:value="657092">
            <text:p>65709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141]-[.L141]" office:value-type="float" office:value="62237">
            <text:p>62237</text:p>
          </table:table-cell>
          <table:table-cell office:value-type="float" office:value="24756">
            <text:p>24756</text:p>
          </table:table-cell>
          <table:table-cell office:value-type="float" office:value="2733">
            <text:p>2733</text:p>
          </table:table-cell>
          <table:table-cell office:value-type="float" office:value="34747">
            <text:p>34747</text:p>
          </table:table-cell>
          <table:table-cell table:formula="of:=[.C141]/[.D141]" office:value-type="float" office:value="64">
            <text:p>64</text:p>
          </table:table-cell>
          <table:table-cell table:formula="of:=[.I141]/([.A141]*[.B141])" office:value-type="float" office:value="1">
            <text:p>1</text:p>
          </table:table-cell>
          <table:table-cell office:value-type="float" office:value="734373">
            <text:p>734373</text:p>
          </table:table-cell>
          <table:table-cell office:value-type="float" office:value="672136">
            <text:p>67213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142]-[.L142]" office:value-type="float" office:value="118710">
            <text:p>118710</text:p>
          </table:table-cell>
          <table:table-cell office:value-type="float" office:value="92537">
            <text:p>92537</text:p>
          </table:table-cell>
          <table:table-cell office:value-type="float" office:value="3088">
            <text:p>3088</text:p>
          </table:table-cell>
          <table:table-cell office:value-type="float" office:value="23084">
            <text:p>23084</text:p>
          </table:table-cell>
          <table:table-cell table:formula="of:=[.C142]/[.D142]" office:value-type="float" office:value="64">
            <text:p>64</text:p>
          </table:table-cell>
          <table:table-cell table:formula="of:=[.I142]/([.A142]*[.B142])" office:value-type="float" office:value="1.33333333333333">
            <text:p>1,3333333333</text:p>
          </table:table-cell>
          <table:table-cell office:value-type="float" office:value="783010">
            <text:p>783010</text:p>
          </table:table-cell>
          <table:table-cell office:value-type="float" office:value="664300">
            <text:p>66430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143]-[.L143]" office:value-type="float" office:value="134781">
            <text:p>134781</text:p>
          </table:table-cell>
          <table:table-cell office:value-type="float" office:value="109948">
            <text:p>109948</text:p>
          </table:table-cell>
          <table:table-cell office:value-type="float" office:value="1865">
            <text:p>1865</text:p>
          </table:table-cell>
          <table:table-cell office:value-type="float" office:value="22967">
            <text:p>22967</text:p>
          </table:table-cell>
          <table:table-cell table:formula="of:=[.C143]/[.D143]" office:value-type="float" office:value="128">
            <text:p>128</text:p>
          </table:table-cell>
          <table:table-cell table:formula="of:=[.I143]/([.A143]*[.B143])" office:value-type="float" office:value="2.66666666666667">
            <text:p>2,6666666667</text:p>
          </table:table-cell>
          <table:table-cell office:value-type="float" office:value="806984">
            <text:p>806984</text:p>
          </table:table-cell>
          <table:table-cell office:value-type="float" office:value="672203">
            <text:p>67220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144]-[.L144]" office:value-type="float" office:value="171900">
            <text:p>171900</text:p>
          </table:table-cell>
          <table:table-cell office:value-type="float" office:value="147373">
            <text:p>147373</text:p>
          </table:table-cell>
          <table:table-cell office:value-type="float" office:value="1684">
            <text:p>1684</text:p>
          </table:table-cell>
          <table:table-cell office:value-type="float" office:value="22841">
            <text:p>22841</text:p>
          </table:table-cell>
          <table:table-cell table:formula="of:=[.C144]/[.D144]" office:value-type="float" office:value="256">
            <text:p>256</text:p>
          </table:table-cell>
          <table:table-cell table:formula="of:=[.I144]/([.A144]*[.B144])" office:value-type="float" office:value="5.33333333333333">
            <text:p>5,3333333333</text:p>
          </table:table-cell>
          <table:table-cell office:value-type="float" office:value="838156">
            <text:p>838156</text:p>
          </table:table-cell>
          <table:table-cell office:value-type="float" office:value="666256">
            <text:p>66625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145]-[.L145]" office:value-type="float" office:value="248329">
            <text:p>248329</text:p>
          </table:table-cell>
          <table:table-cell office:value-type="float" office:value="223874">
            <text:p>223874</text:p>
          </table:table-cell>
          <table:table-cell office:value-type="float" office:value="1441">
            <text:p>1441</text:p>
          </table:table-cell>
          <table:table-cell office:value-type="float" office:value="23012">
            <text:p>23012</text:p>
          </table:table-cell>
          <table:table-cell table:formula="of:=[.C145]/[.D145]" office:value-type="float" office:value="512">
            <text:p>512</text:p>
          </table:table-cell>
          <table:table-cell table:formula="of:=[.I145]/([.A145]*[.B145])" office:value-type="float" office:value="10.6666666666667">
            <text:p>10,6666666667</text:p>
          </table:table-cell>
          <table:table-cell office:value-type="float" office:value="887699">
            <text:p>887699</text:p>
          </table:table-cell>
          <table:table-cell office:value-type="float" office:value="639370">
            <text:p>63937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146]-[.L146]" office:value-type="float" office:value="385908">
            <text:p>385908</text:p>
          </table:table-cell>
          <table:table-cell office:value-type="float" office:value="361557">
            <text:p>361557</text:p>
          </table:table-cell>
          <table:table-cell office:value-type="float" office:value="1364">
            <text:p>1364</text:p>
          </table:table-cell>
          <table:table-cell office:value-type="float" office:value="22986">
            <text:p>22986</text:p>
          </table:table-cell>
          <table:table-cell table:formula="of:=[.C146]/[.D146]" office:value-type="float" office:value="1024">
            <text:p>1024</text:p>
          </table:table-cell>
          <table:table-cell table:formula="of:=[.I146]/([.A146]*[.B146])" office:value-type="float" office:value="21.3333333333333">
            <text:p>21,3333333333</text:p>
          </table:table-cell>
          <table:table-cell office:value-type="float" office:value="1045464">
            <text:p>1045464</text:p>
          </table:table-cell>
          <table:table-cell office:value-type="float" office:value="659556">
            <text:p>65955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147]-[.L147]" office:value-type="float" office:value="676131">
            <text:p>676131</text:p>
          </table:table-cell>
          <table:table-cell office:value-type="float" office:value="652092">
            <text:p>652092</text:p>
          </table:table-cell>
          <table:table-cell office:value-type="float" office:value="1090">
            <text:p>1090</text:p>
          </table:table-cell>
          <table:table-cell office:value-type="float" office:value="22947">
            <text:p>22947</text:p>
          </table:table-cell>
          <table:table-cell table:formula="of:=[.C147]/[.D147]" office:value-type="float" office:value="2048">
            <text:p>2048</text:p>
          </table:table-cell>
          <table:table-cell table:formula="of:=[.I147]/([.A147]*[.B147])" office:value-type="float" office:value="42.6666666666667">
            <text:p>42,6666666667</text:p>
          </table:table-cell>
          <table:table-cell office:value-type="float" office:value="1333844">
            <text:p>1333844</text:p>
          </table:table-cell>
          <table:table-cell office:value-type="float" office:value="657713">
            <text:p>65771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148]-[.L148]" office:value-type="float" office:value="1332175">
            <text:p>1332175</text:p>
          </table:table-cell>
          <table:table-cell office:value-type="float" office:value="1308032">
            <text:p>1308032</text:p>
          </table:table-cell>
          <table:table-cell office:value-type="float" office:value="1194">
            <text:p>1194</text:p>
          </table:table-cell>
          <table:table-cell office:value-type="float" office:value="22948">
            <text:p>22948</text:p>
          </table:table-cell>
          <table:table-cell table:formula="of:=[.C148]/[.D148]" office:value-type="float" office:value="4096">
            <text:p>4096</text:p>
          </table:table-cell>
          <table:table-cell table:formula="of:=[.I148]/([.A148]*[.B148])" office:value-type="float" office:value="85.3333333333333">
            <text:p>85,3333333333</text:p>
          </table:table-cell>
          <table:table-cell office:value-type="float" office:value="2001753">
            <text:p>2001753</text:p>
          </table:table-cell>
          <table:table-cell office:value-type="float" office:value="669578">
            <text:p>66957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149]-[.L149]" office:value-type="float" office:value="2560972">
            <text:p>2560972</text:p>
          </table:table-cell>
          <table:table-cell office:value-type="float" office:value="2536921">
            <text:p>2536921</text:p>
          </table:table-cell>
          <table:table-cell office:value-type="float" office:value="1191">
            <text:p>1191</text:p>
          </table:table-cell>
          <table:table-cell office:value-type="float" office:value="22858">
            <text:p>22858</text:p>
          </table:table-cell>
          <table:table-cell table:formula="of:=[.C149]/[.D149]" office:value-type="float" office:value="8192">
            <text:p>8192</text:p>
          </table:table-cell>
          <table:table-cell table:formula="of:=[.I149]/([.A149]*[.B149])" office:value-type="float" office:value="170.666666666667">
            <text:p>170,6666666667</text:p>
          </table:table-cell>
          <table:table-cell office:value-type="float" office:value="3218400">
            <text:p>3218400</text:p>
          </table:table-cell>
          <table:table-cell office:value-type="float" office:value="657428">
            <text:p>65742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150]-[.L150]" office:value-type="float" office:value="4979752">
            <text:p>4979752</text:p>
          </table:table-cell>
          <table:table-cell office:value-type="float" office:value="4955702">
            <text:p>4955702</text:p>
          </table:table-cell>
          <table:table-cell office:value-type="float" office:value="1066">
            <text:p>1066</text:p>
          </table:table-cell>
          <table:table-cell office:value-type="float" office:value="22982">
            <text:p>22982</text:p>
          </table:table-cell>
          <table:table-cell table:formula="of:=[.C150]/[.D150]" office:value-type="float" office:value="16384">
            <text:p>16384</text:p>
          </table:table-cell>
          <table:table-cell table:formula="of:=[.I150]/([.A150]*[.B150])" office:value-type="float" office:value="341.333333333333">
            <text:p>341,3333333333</text:p>
          </table:table-cell>
          <table:table-cell office:value-type="float" office:value="5621211">
            <text:p>5621211</text:p>
          </table:table-cell>
          <table:table-cell office:value-type="float" office:value="641459">
            <text:p>64145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151]-[.L151]" office:value-type="float" office:value="9897791">
            <text:p>9897791</text:p>
          </table:table-cell>
          <table:table-cell office:value-type="float" office:value="9873471">
            <text:p>9873471</text:p>
          </table:table-cell>
          <table:table-cell office:value-type="float" office:value="1245">
            <text:p>1245</text:p>
          </table:table-cell>
          <table:table-cell office:value-type="float" office:value="23074">
            <text:p>23074</text:p>
          </table:table-cell>
          <table:table-cell table:formula="of:=[.C151]/[.D151]" office:value-type="float" office:value="32768">
            <text:p>32768</text:p>
          </table:table-cell>
          <table:table-cell table:formula="of:=[.I151]/([.A151]*[.B151])" office:value-type="float" office:value="682.666666666667">
            <text:p>682,6666666667</text:p>
          </table:table-cell>
          <table:table-cell office:value-type="float" office:value="10560411">
            <text:p>10560411</text:p>
          </table:table-cell>
          <table:table-cell office:value-type="float" office:value="662620">
            <text:p>66262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152]-[.L152]" office:value-type="float" office:value="23148">
            <text:p>23148</text:p>
          </table:table-cell>
          <table:table-cell office:value-type="float" office:value="13949">
            <text:p>13949</text:p>
          </table:table-cell>
          <table:table-cell office:value-type="float" office:value="1344">
            <text:p>1344</text:p>
          </table:table-cell>
          <table:table-cell office:value-type="float" office:value="7853">
            <text:p>7853</text:p>
          </table:table-cell>
          <table:table-cell table:formula="of:=[.C152]/[.D152]" office:value-type="float" office:value="32">
            <text:p>32</text:p>
          </table:table-cell>
          <table:table-cell table:formula="of:=[.I152]/([.A152]*[.B152])" office:value-type="float" office:value="0.5">
            <text:p>0,5</text:p>
          </table:table-cell>
          <table:table-cell office:value-type="float" office:value="188971">
            <text:p>188971</text:p>
          </table:table-cell>
          <table:table-cell office:value-type="float" office:value="165823">
            <text:p>16582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K153]-[.L153]" office:value-type="float" office:value="45138">
            <text:p>45138</text:p>
          </table:table-cell>
          <table:table-cell office:value-type="float" office:value="27122">
            <text:p>27122</text:p>
          </table:table-cell>
          <table:table-cell office:value-type="float" office:value="2542">
            <text:p>2542</text:p>
          </table:table-cell>
          <table:table-cell office:value-type="float" office:value="15473">
            <text:p>15473</text:p>
          </table:table-cell>
          <table:table-cell table:formula="of:=[.C153]/[.D153]" office:value-type="float" office:value="32">
            <text:p>32</text:p>
          </table:table-cell>
          <table:table-cell table:formula="of:=[.I153]/([.A153]*[.B153])" office:value-type="float" office:value="0.5">
            <text:p>0,5</text:p>
          </table:table-cell>
          <table:table-cell office:value-type="float" office:value="367943">
            <text:p>367943</text:p>
          </table:table-cell>
          <table:table-cell office:value-type="float" office:value="322805">
            <text:p>322805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154]-[.L154]" office:value-type="float" office:value="23642">
            <text:p>23642</text:p>
          </table:table-cell>
          <table:table-cell office:value-type="float" office:value="14890">
            <text:p>14890</text:p>
          </table:table-cell>
          <table:table-cell office:value-type="float" office:value="714">
            <text:p>714</text:p>
          </table:table-cell>
          <table:table-cell office:value-type="float" office:value="8036">
            <text:p>8036</text:p>
          </table:table-cell>
          <table:table-cell table:formula="of:=[.C154]/[.D154]" office:value-type="float" office:value="64">
            <text:p>64</text:p>
          </table:table-cell>
          <table:table-cell table:formula="of:=[.I154]/([.A154]*[.B154])" office:value-type="float" office:value="1">
            <text:p>1</text:p>
          </table:table-cell>
          <table:table-cell office:value-type="float" office:value="187203">
            <text:p>187203</text:p>
          </table:table-cell>
          <table:table-cell office:value-type="float" office:value="163561">
            <text:p>16356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155]-[.L155]" office:value-type="float" office:value="46200">
            <text:p>46200</text:p>
          </table:table-cell>
          <table:table-cell office:value-type="float" office:value="29051">
            <text:p>29051</text:p>
          </table:table-cell>
          <table:table-cell office:value-type="float" office:value="1466">
            <text:p>1466</text:p>
          </table:table-cell>
          <table:table-cell office:value-type="float" office:value="15683">
            <text:p>15683</text:p>
          </table:table-cell>
          <table:table-cell table:formula="of:=[.C155]/[.D155]" office:value-type="float" office:value="64">
            <text:p>64</text:p>
          </table:table-cell>
          <table:table-cell table:formula="of:=[.I155]/([.A155]*[.B155])" office:value-type="float" office:value="1">
            <text:p>1</text:p>
          </table:table-cell>
          <table:table-cell office:value-type="float" office:value="375067">
            <text:p>375067</text:p>
          </table:table-cell>
          <table:table-cell office:value-type="float" office:value="328867">
            <text:p>32886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156]-[.L156]" office:value-type="float" office:value="93690">
            <text:p>93690</text:p>
          </table:table-cell>
          <table:table-cell office:value-type="float" office:value="59723">
            <text:p>59723</text:p>
          </table:table-cell>
          <table:table-cell office:value-type="float" office:value="2534">
            <text:p>2534</text:p>
          </table:table-cell>
          <table:table-cell office:value-type="float" office:value="31431">
            <text:p>31431</text:p>
          </table:table-cell>
          <table:table-cell table:formula="of:=[.C156]/[.D156]" office:value-type="float" office:value="64">
            <text:p>64</text:p>
          </table:table-cell>
          <table:table-cell table:formula="of:=[.I156]/([.A156]*[.B156])" office:value-type="float" office:value="1">
            <text:p>1</text:p>
          </table:table-cell>
          <table:table-cell office:value-type="float" office:value="757266">
            <text:p>757266</text:p>
          </table:table-cell>
          <table:table-cell office:value-type="float" office:value="663576">
            <text:p>66357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157]-[.L157]" office:value-type="float" office:value="24883">
            <text:p>24883</text:p>
          </table:table-cell>
          <table:table-cell office:value-type="float" office:value="16546">
            <text:p>16546</text:p>
          </table:table-cell>
          <table:table-cell office:value-type="float" office:value="449">
            <text:p>449</text:p>
          </table:table-cell>
          <table:table-cell office:value-type="float" office:value="7886">
            <text:p>7886</text:p>
          </table:table-cell>
          <table:table-cell table:formula="of:=[.C157]/[.D157]" office:value-type="float" office:value="128">
            <text:p>128</text:p>
          </table:table-cell>
          <table:table-cell table:formula="of:=[.I157]/([.A157]*[.B157])" office:value-type="float" office:value="2">
            <text:p>2</text:p>
          </table:table-cell>
          <table:table-cell office:value-type="float" office:value="193352">
            <text:p>193352</text:p>
          </table:table-cell>
          <table:table-cell office:value-type="float" office:value="168469">
            <text:p>16846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158]-[.L158]" office:value-type="float" office:value="50353">
            <text:p>50353</text:p>
          </table:table-cell>
          <table:table-cell office:value-type="float" office:value="33544">
            <text:p>33544</text:p>
          </table:table-cell>
          <table:table-cell office:value-type="float" office:value="905">
            <text:p>905</text:p>
          </table:table-cell>
          <table:table-cell office:value-type="float" office:value="15903">
            <text:p>15903</text:p>
          </table:table-cell>
          <table:table-cell table:formula="of:=[.C158]/[.D158]" office:value-type="float" office:value="128">
            <text:p>128</text:p>
          </table:table-cell>
          <table:table-cell table:formula="of:=[.I158]/([.A158]*[.B158])" office:value-type="float" office:value="2">
            <text:p>2</text:p>
          </table:table-cell>
          <table:table-cell office:value-type="float" office:value="373361">
            <text:p>373361</text:p>
          </table:table-cell>
          <table:table-cell office:value-type="float" office:value="323008">
            <text:p>32300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159]-[.L159]" office:value-type="float" office:value="100115">
            <text:p>100115</text:p>
          </table:table-cell>
          <table:table-cell office:value-type="float" office:value="66210">
            <text:p>66210</text:p>
          </table:table-cell>
          <table:table-cell office:value-type="float" office:value="1875">
            <text:p>1875</text:p>
          </table:table-cell>
          <table:table-cell office:value-type="float" office:value="32028">
            <text:p>32028</text:p>
          </table:table-cell>
          <table:table-cell table:formula="of:=[.C159]/[.D159]" office:value-type="float" office:value="128">
            <text:p>128</text:p>
          </table:table-cell>
          <table:table-cell table:formula="of:=[.I159]/([.A159]*[.B159])" office:value-type="float" office:value="2">
            <text:p>2</text:p>
          </table:table-cell>
          <table:table-cell office:value-type="float" office:value="753503">
            <text:p>753503</text:p>
          </table:table-cell>
          <table:table-cell office:value-type="float" office:value="653388">
            <text:p>65338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160]-[.L160]" office:value-type="float" office:value="29003">
            <text:p>29003</text:p>
          </table:table-cell>
          <table:table-cell office:value-type="float" office:value="20722">
            <text:p>20722</text:p>
          </table:table-cell>
          <table:table-cell office:value-type="float" office:value="343">
            <text:p>343</text:p>
          </table:table-cell>
          <table:table-cell office:value-type="float" office:value="7937">
            <text:p>7937</text:p>
          </table:table-cell>
          <table:table-cell table:formula="of:=[.C160]/[.D160]" office:value-type="float" office:value="256">
            <text:p>256</text:p>
          </table:table-cell>
          <table:table-cell table:formula="of:=[.I160]/([.A160]*[.B160])" office:value-type="float" office:value="4">
            <text:p>4</text:p>
          </table:table-cell>
          <table:table-cell office:value-type="float" office:value="194137">
            <text:p>194137</text:p>
          </table:table-cell>
          <table:table-cell office:value-type="float" office:value="165134">
            <text:p>16513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161]-[.L161]" office:value-type="float" office:value="55986">
            <text:p>55986</text:p>
          </table:table-cell>
          <table:table-cell office:value-type="float" office:value="39800">
            <text:p>39800</text:p>
          </table:table-cell>
          <table:table-cell office:value-type="float" office:value="631">
            <text:p>631</text:p>
          </table:table-cell>
          <table:table-cell office:value-type="float" office:value="15553">
            <text:p>15553</text:p>
          </table:table-cell>
          <table:table-cell table:formula="of:=[.C161]/[.D161]" office:value-type="float" office:value="256">
            <text:p>256</text:p>
          </table:table-cell>
          <table:table-cell table:formula="of:=[.I161]/([.A161]*[.B161])" office:value-type="float" office:value="4">
            <text:p>4</text:p>
          </table:table-cell>
          <table:table-cell office:value-type="float" office:value="387135">
            <text:p>387135</text:p>
          </table:table-cell>
          <table:table-cell office:value-type="float" office:value="331149">
            <text:p>33114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162]-[.L162]" office:value-type="float" office:value="114067">
            <text:p>114067</text:p>
          </table:table-cell>
          <table:table-cell office:value-type="float" office:value="81011">
            <text:p>81011</text:p>
          </table:table-cell>
          <table:table-cell office:value-type="float" office:value="1304">
            <text:p>1304</text:p>
          </table:table-cell>
          <table:table-cell office:value-type="float" office:value="31751">
            <text:p>31751</text:p>
          </table:table-cell>
          <table:table-cell table:formula="of:=[.C162]/[.D162]" office:value-type="float" office:value="256">
            <text:p>256</text:p>
          </table:table-cell>
          <table:table-cell table:formula="of:=[.I162]/([.A162]*[.B162])" office:value-type="float" office:value="4">
            <text:p>4</text:p>
          </table:table-cell>
          <table:table-cell office:value-type="float" office:value="767683">
            <text:p>767683</text:p>
          </table:table-cell>
          <table:table-cell office:value-type="float" office:value="653616">
            <text:p>65361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163]-[.L163]" office:value-type="float" office:value="37530">
            <text:p>37530</text:p>
          </table:table-cell>
          <table:table-cell office:value-type="float" office:value="29276">
            <text:p>29276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  <table:table-cell table:formula="of:=[.C163]/[.D163]" office:value-type="float" office:value="512">
            <text:p>512</text:p>
          </table:table-cell>
          <table:table-cell table:formula="of:=[.I163]/([.A163]*[.B163])" office:value-type="float" office:value="8">
            <text:p>8</text:p>
          </table:table-cell>
          <table:table-cell office:value-type="float" office:value="201401">
            <text:p>201401</text:p>
          </table:table-cell>
          <table:table-cell office:value-type="float" office:value="163871">
            <text:p>16387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64]-[.L164]" office:value-type="float" office:value="72055">
            <text:p>72055</text:p>
          </table:table-cell>
          <table:table-cell office:value-type="float" office:value="55822">
            <text:p>55822</text:p>
          </table:table-cell>
          <table:table-cell office:value-type="float" office:value="490">
            <text:p>490</text:p>
          </table:table-cell>
          <table:table-cell office:value-type="float" office:value="15741">
            <text:p>15741</text:p>
          </table:table-cell>
          <table:table-cell table:formula="of:=[.C164]/[.D164]" office:value-type="float" office:value="512">
            <text:p>512</text:p>
          </table:table-cell>
          <table:table-cell table:formula="of:=[.I164]/([.A164]*[.B164])" office:value-type="float" office:value="8">
            <text:p>8</text:p>
          </table:table-cell>
          <table:table-cell office:value-type="float" office:value="402452">
            <text:p>402452</text:p>
          </table:table-cell>
          <table:table-cell office:value-type="float" office:value="330397">
            <text:p>33039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165]-[.L165]" office:value-type="float" office:value="150287">
            <text:p>150287</text:p>
          </table:table-cell>
          <table:table-cell office:value-type="float" office:value="117542">
            <text:p>117542</text:p>
          </table:table-cell>
          <table:table-cell office:value-type="float" office:value="1133">
            <text:p>1133</text:p>
          </table:table-cell>
          <table:table-cell office:value-type="float" office:value="31610">
            <text:p>31610</text:p>
          </table:table-cell>
          <table:table-cell table:formula="of:=[.C165]/[.D165]" office:value-type="float" office:value="512">
            <text:p>512</text:p>
          </table:table-cell>
          <table:table-cell table:formula="of:=[.I165]/([.A165]*[.B165])" office:value-type="float" office:value="8">
            <text:p>8</text:p>
          </table:table-cell>
          <table:table-cell office:value-type="float" office:value="808824">
            <text:p>808824</text:p>
          </table:table-cell>
          <table:table-cell office:value-type="float" office:value="658537">
            <text:p>65853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166]-[.L166]" office:value-type="float" office:value="54614">
            <text:p>54614</text:p>
          </table:table-cell>
          <table:table-cell office:value-type="float" office:value="46507">
            <text:p>46507</text:p>
          </table:table-cell>
          <table:table-cell office:value-type="float" office:value="240">
            <text:p>240</text:p>
          </table:table-cell>
          <table:table-cell office:value-type="float" office:value="7865">
            <text:p>7865</text:p>
          </table:table-cell>
          <table:table-cell table:formula="of:=[.C166]/[.D166]" office:value-type="float" office:value="1024">
            <text:p>1024</text:p>
          </table:table-cell>
          <table:table-cell table:formula="of:=[.I166]/([.A166]*[.B166])" office:value-type="float" office:value="16">
            <text:p>16</text:p>
          </table:table-cell>
          <table:table-cell office:value-type="float" office:value="220435">
            <text:p>220435</text:p>
            <draw:frame table:end-cell-address="Sheet3.V211" table:end-x="0.383cm" table:end-y="0.343cm" draw:z-index="0" draw:style-name="gr1" svg:width="23.741cm" svg:height="20.303cm" svg:x="0.289cm" svg:y="0.284cm">
              <draw:object draw:notify-on-update-of-ranges="Sheet3.D200:Sheet3.D209 Sheet3.E200:Sheet3.E209 Sheet3.D200:Sheet3.D209 Sheet3.F200:Sheet3.F209 Sheet3.D200:Sheet3.D209 Sheet3.G200:Sheet3.G209 Sheet3.D200:Sheet3.D209 Sheet3.H200:Sheet3.H20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65821">
            <text:p>16582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167]-[.L167]" office:value-type="float" office:value="106881">
            <text:p>106881</text:p>
          </table:table-cell>
          <table:table-cell office:value-type="float" office:value="90718">
            <text:p>90718</text:p>
          </table:table-cell>
          <table:table-cell office:value-type="float" office:value="378">
            <text:p>378</text:p>
          </table:table-cell>
          <table:table-cell office:value-type="float" office:value="15782">
            <text:p>15782</text:p>
          </table:table-cell>
          <table:table-cell table:formula="of:=[.C167]/[.D167]" office:value-type="float" office:value="1024">
            <text:p>1024</text:p>
          </table:table-cell>
          <table:table-cell table:formula="of:=[.I167]/([.A167]*[.B167])" office:value-type="float" office:value="16">
            <text:p>16</text:p>
          </table:table-cell>
          <table:table-cell office:value-type="float" office:value="440933">
            <text:p>440933</text:p>
          </table:table-cell>
          <table:table-cell office:value-type="float" office:value="334052">
            <text:p>33405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168]-[.L168]" office:value-type="float" office:value="213465">
            <text:p>213465</text:p>
          </table:table-cell>
          <table:table-cell office:value-type="float" office:value="181022">
            <text:p>181022</text:p>
          </table:table-cell>
          <table:table-cell office:value-type="float" office:value="919">
            <text:p>919</text:p>
          </table:table-cell>
          <table:table-cell office:value-type="float" office:value="31522">
            <text:p>31522</text:p>
          </table:table-cell>
          <table:table-cell table:formula="of:=[.C168]/[.D168]" office:value-type="float" office:value="1024">
            <text:p>1024</text:p>
          </table:table-cell>
          <table:table-cell table:formula="of:=[.I168]/([.A168]*[.B168])" office:value-type="float" office:value="16">
            <text:p>16</text:p>
          </table:table-cell>
          <table:table-cell office:value-type="float" office:value="863787">
            <text:p>863787</text:p>
          </table:table-cell>
          <table:table-cell office:value-type="float" office:value="650322">
            <text:p>65032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169]-[.L169]" office:value-type="float" office:value="89480">
            <text:p>89480</text:p>
          </table:table-cell>
          <table:table-cell office:value-type="float" office:value="81288">
            <text:p>81288</text:p>
          </table:table-cell>
          <table:table-cell office:value-type="float" office:value="219">
            <text:p>219</text:p>
          </table:table-cell>
          <table:table-cell office:value-type="float" office:value="7972">
            <text:p>7972</text:p>
          </table:table-cell>
          <table:table-cell table:formula="of:=[.C169]/[.D169]" office:value-type="float" office:value="2048">
            <text:p>2048</text:p>
          </table:table-cell>
          <table:table-cell table:formula="of:=[.I169]/([.A169]*[.B169])" office:value-type="float" office:value="32">
            <text:p>32</text:p>
          </table:table-cell>
          <table:table-cell office:value-type="float" office:value="253497">
            <text:p>253497</text:p>
          </table:table-cell>
          <table:table-cell office:value-type="float" office:value="164017">
            <text:p>16401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170]-[.L170]" office:value-type="float" office:value="170407">
            <text:p>170407</text:p>
          </table:table-cell>
          <table:table-cell office:value-type="float" office:value="154464">
            <text:p>154464</text:p>
          </table:table-cell>
          <table:table-cell office:value-type="float" office:value="424">
            <text:p>424</text:p>
          </table:table-cell>
          <table:table-cell office:value-type="float" office:value="15517">
            <text:p>15517</text:p>
          </table:table-cell>
          <table:table-cell table:formula="of:=[.C170]/[.D170]" office:value-type="float" office:value="2048">
            <text:p>2048</text:p>
          </table:table-cell>
          <table:table-cell table:formula="of:=[.I170]/([.A170]*[.B170])" office:value-type="float" office:value="32">
            <text:p>32</text:p>
          </table:table-cell>
          <table:table-cell office:value-type="float" office:value="495099">
            <text:p>495099</text:p>
          </table:table-cell>
          <table:table-cell office:value-type="float" office:value="324692">
            <text:p>32469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171]-[.L171]" office:value-type="float" office:value="354653">
            <text:p>354653</text:p>
          </table:table-cell>
          <table:table-cell office:value-type="float" office:value="321897">
            <text:p>321897</text:p>
          </table:table-cell>
          <table:table-cell office:value-type="float" office:value="901">
            <text:p>901</text:p>
          </table:table-cell>
          <table:table-cell office:value-type="float" office:value="31852">
            <text:p>31852</text:p>
          </table:table-cell>
          <table:table-cell table:formula="of:=[.C171]/[.D171]" office:value-type="float" office:value="2048">
            <text:p>2048</text:p>
          </table:table-cell>
          <table:table-cell table:formula="of:=[.I171]/([.A171]*[.B171])" office:value-type="float" office:value="32">
            <text:p>32</text:p>
          </table:table-cell>
          <table:table-cell office:value-type="float" office:value="995056">
            <text:p>995056</text:p>
          </table:table-cell>
          <table:table-cell office:value-type="float" office:value="640403">
            <text:p>64040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K172]-[.L172]" office:value-type="float" office:value="159372">
            <text:p>159372</text:p>
          </table:table-cell>
          <table:table-cell office:value-type="float" office:value="151207">
            <text:p>151207</text:p>
          </table:table-cell>
          <table:table-cell office:value-type="float" office:value="212">
            <text:p>212</text:p>
          </table:table-cell>
          <table:table-cell office:value-type="float" office:value="7951">
            <text:p>7951</text:p>
          </table:table-cell>
          <table:table-cell table:formula="of:=[.C172]/[.D172]" office:value-type="float" office:value="4096">
            <text:p>4096</text:p>
          </table:table-cell>
          <table:table-cell table:formula="of:=[.I172]/([.A172]*[.B172])" office:value-type="float" office:value="64">
            <text:p>64</text:p>
          </table:table-cell>
          <table:table-cell office:value-type="float" office:value="320761">
            <text:p>320761</text:p>
          </table:table-cell>
          <table:table-cell office:value-type="float" office:value="161389">
            <text:p>16138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173]-[.L173]" office:value-type="float" office:value="305448">
            <text:p>305448</text:p>
          </table:table-cell>
          <table:table-cell office:value-type="float" office:value="289206">
            <text:p>289206</text:p>
          </table:table-cell>
          <table:table-cell office:value-type="float" office:value="432">
            <text:p>432</text:p>
          </table:table-cell>
          <table:table-cell office:value-type="float" office:value="15808">
            <text:p>15808</text:p>
          </table:table-cell>
          <table:table-cell table:formula="of:=[.C173]/[.D173]" office:value-type="float" office:value="4096">
            <text:p>4096</text:p>
          </table:table-cell>
          <table:table-cell table:formula="of:=[.I173]/([.A173]*[.B173])" office:value-type="float" office:value="64">
            <text:p>64</text:p>
          </table:table-cell>
          <table:table-cell office:value-type="float" office:value="626379">
            <text:p>626379</text:p>
          </table:table-cell>
          <table:table-cell office:value-type="float" office:value="320931">
            <text:p>32093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174]-[.L174]" office:value-type="float" office:value="617460">
            <text:p>617460</text:p>
          </table:table-cell>
          <table:table-cell office:value-type="float" office:value="584980">
            <text:p>584980</text:p>
          </table:table-cell>
          <table:table-cell office:value-type="float" office:value="860">
            <text:p>860</text:p>
          </table:table-cell>
          <table:table-cell office:value-type="float" office:value="31620">
            <text:p>31620</text:p>
          </table:table-cell>
          <table:table-cell table:formula="of:=[.C174]/[.D174]" office:value-type="float" office:value="4096">
            <text:p>4096</text:p>
          </table:table-cell>
          <table:table-cell table:formula="of:=[.I174]/([.A174]*[.B174])" office:value-type="float" office:value="64">
            <text:p>64</text:p>
          </table:table-cell>
          <table:table-cell office:value-type="float" office:value="1271527">
            <text:p>1271527</text:p>
          </table:table-cell>
          <table:table-cell office:value-type="float" office:value="654067">
            <text:p>65406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K175]-[.L175]" office:value-type="float" office:value="300636">
            <text:p>300636</text:p>
          </table:table-cell>
          <table:table-cell office:value-type="float" office:value="292508">
            <text:p>292508</text:p>
          </table:table-cell>
          <table:table-cell office:value-type="float" office:value="216">
            <text:p>216</text:p>
          </table:table-cell>
          <table:table-cell office:value-type="float" office:value="7911">
            <text:p>7911</text:p>
          </table:table-cell>
          <table:table-cell table:formula="of:=[.C175]/[.D175]" office:value-type="float" office:value="8192">
            <text:p>8192</text:p>
          </table:table-cell>
          <table:table-cell table:formula="of:=[.I175]/([.A175]*[.B175])" office:value-type="float" office:value="128">
            <text:p>128</text:p>
          </table:table-cell>
          <table:table-cell office:value-type="float" office:value="464877">
            <text:p>464877</text:p>
          </table:table-cell>
          <table:table-cell office:value-type="float" office:value="164241">
            <text:p>16424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176]-[.L176]" office:value-type="float" office:value="585134">
            <text:p>585134</text:p>
          </table:table-cell>
          <table:table-cell office:value-type="float" office:value="569045">
            <text:p>569045</text:p>
          </table:table-cell>
          <table:table-cell office:value-type="float" office:value="389">
            <text:p>389</text:p>
          </table:table-cell>
          <table:table-cell office:value-type="float" office:value="15699">
            <text:p>15699</text:p>
          </table:table-cell>
          <table:table-cell table:formula="of:=[.C176]/[.D176]" office:value-type="float" office:value="8192">
            <text:p>8192</text:p>
          </table:table-cell>
          <table:table-cell table:formula="of:=[.I176]/([.A176]*[.B176])" office:value-type="float" office:value="128">
            <text:p>128</text:p>
          </table:table-cell>
          <table:table-cell office:value-type="float" office:value="911308">
            <text:p>911308</text:p>
          </table:table-cell>
          <table:table-cell office:value-type="float" office:value="326174">
            <text:p>32617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177]-[.L177]" office:value-type="float" office:value="1136467">
            <text:p>1136467</text:p>
          </table:table-cell>
          <table:table-cell office:value-type="float" office:value="1103909">
            <text:p>1103909</text:p>
          </table:table-cell>
          <table:table-cell office:value-type="float" office:value="780">
            <text:p>780</text:p>
          </table:table-cell>
          <table:table-cell office:value-type="float" office:value="31776">
            <text:p>31776</text:p>
          </table:table-cell>
          <table:table-cell table:formula="of:=[.C177]/[.D177]" office:value-type="float" office:value="8192">
            <text:p>8192</text:p>
          </table:table-cell>
          <table:table-cell table:formula="of:=[.I177]/([.A177]*[.B177])" office:value-type="float" office:value="128">
            <text:p>128</text:p>
          </table:table-cell>
          <table:table-cell office:value-type="float" office:value="1780003">
            <text:p>1780003</text:p>
          </table:table-cell>
          <table:table-cell office:value-type="float" office:value="643536">
            <text:p>64353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178]-[.L178]" office:value-type="float" office:value="1146971">
            <text:p>1146971</text:p>
          </table:table-cell>
          <table:table-cell office:value-type="float" office:value="1130753">
            <text:p>1130753</text:p>
          </table:table-cell>
          <table:table-cell office:value-type="float" office:value="426">
            <text:p>426</text:p>
          </table:table-cell>
          <table:table-cell office:value-type="float" office:value="15791">
            <text:p>15791</text:p>
          </table:table-cell>
          <table:table-cell table:formula="of:=[.C178]/[.D178]" office:value-type="float" office:value="16384">
            <text:p>16384</text:p>
          </table:table-cell>
          <table:table-cell table:formula="of:=[.I178]/([.A178]*[.B178])" office:value-type="float" office:value="256">
            <text:p>256</text:p>
          </table:table-cell>
          <table:table-cell office:value-type="float" office:value="1465537">
            <text:p>1465537</text:p>
          </table:table-cell>
          <table:table-cell office:value-type="float" office:value="318566">
            <text:p>31856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179]-[.L179]" office:value-type="float" office:value="2297881">
            <text:p>2297881</text:p>
          </table:table-cell>
          <table:table-cell office:value-type="float" office:value="2265258">
            <text:p>2265258</text:p>
          </table:table-cell>
          <table:table-cell office:value-type="float" office:value="823">
            <text:p>823</text:p>
          </table:table-cell>
          <table:table-cell office:value-type="float" office:value="31798">
            <text:p>31798</text:p>
          </table:table-cell>
          <table:table-cell table:formula="of:=[.C179]/[.D179]" office:value-type="float" office:value="16384">
            <text:p>16384</text:p>
          </table:table-cell>
          <table:table-cell table:formula="of:=[.I179]/([.A179]*[.B179])" office:value-type="float" office:value="256">
            <text:p>256</text:p>
          </table:table-cell>
          <table:table-cell office:value-type="float" office:value="2956404">
            <text:p>2956404</text:p>
          </table:table-cell>
          <table:table-cell office:value-type="float" office:value="658523">
            <text:p>65852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180]-[.L180]" office:value-type="float" office:value="4564395">
            <text:p>4564395</text:p>
          </table:table-cell>
          <table:table-cell office:value-type="float" office:value="4531686">
            <text:p>4531686</text:p>
          </table:table-cell>
          <table:table-cell office:value-type="float" office:value="859">
            <text:p>859</text:p>
          </table:table-cell>
          <table:table-cell office:value-type="float" office:value="31849">
            <text:p>31849</text:p>
          </table:table-cell>
          <table:table-cell table:formula="of:=[.C180]/[.D180]" office:value-type="float" office:value="32768">
            <text:p>32768</text:p>
          </table:table-cell>
          <table:table-cell table:formula="of:=[.I180]/([.A180]*[.B180])" office:value-type="float" office:value="512">
            <text:p>512</text:p>
          </table:table-cell>
          <table:table-cell office:value-type="float" office:value="5223524">
            <text:p>5223524</text:p>
          </table:table-cell>
          <table:table-cell office:value-type="float" office:value="659129">
            <text:p>659129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6384">
            <text:p>16384</text:p>
          </table:table-cell>
          <table:table-cell table:formula="of:=[.K181]-[.L181]" office:value-type="float" office:value="69734">
            <text:p>69734</text:p>
          </table:table-cell>
          <table:table-cell table:style-name="ce1" office:value-type="float" office:value="57567">
            <text:p>5756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2083">
            <text:p>12083</text:p>
          </table:table-cell>
          <table:table-cell table:formula="of:=[.C181]/[.D181]" office:value-type="float" office:value="8192">
            <text:p>8192</text:p>
          </table:table-cell>
          <table:table-cell table:formula="of:=[.I181]/([.A181]*[.B181])" office:value-type="float" office:value="64">
            <text:p>64</text:p>
          </table:table-cell>
          <table:table-cell table:style-name="ce1" office:value-type="float" office:value="229606">
            <text:p>229606</text:p>
          </table:table-cell>
          <table:table-cell table:style-name="ce1" office:value-type="float" office:value="159872">
            <text:p>159872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32768">
            <text:p>32768</text:p>
          </table:table-cell>
          <table:table-cell table:formula="of:=[.K182]-[.L182]" office:value-type="float" office:value="44718">
            <text:p>44718</text:p>
          </table:table-cell>
          <table:table-cell table:style-name="ce1" office:value-type="float" office:value="31448">
            <text:p>31448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3167">
            <text:p>13167</text:p>
          </table:table-cell>
          <table:table-cell table:formula="of:=[.C182]/[.D182]" office:value-type="float" office:value="4096">
            <text:p>4096</text:p>
          </table:table-cell>
          <table:table-cell table:formula="of:=[.I182]/([.A182]*[.B182])" office:value-type="float" office:value="32">
            <text:p>32</text:p>
          </table:table-cell>
          <table:table-cell table:style-name="ce1" office:value-type="float" office:value="214367">
            <text:p>214367</text:p>
          </table:table-cell>
          <table:table-cell table:style-name="ce1" office:value-type="float" office:value="169649">
            <text:p>16964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65536">
            <text:p>65536</text:p>
          </table:table-cell>
          <table:table-cell table:formula="of:=[.K183]-[.L183]" office:value-type="float" office:value="30106">
            <text:p>30106</text:p>
          </table:table-cell>
          <table:table-cell table:style-name="ce1" office:value-type="float" office:value="18510">
            <text:p>1851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483">
            <text:p>11483</text:p>
          </table:table-cell>
          <table:table-cell table:formula="of:=[.C183]/[.D183]" office:value-type="float" office:value="2048">
            <text:p>2048</text:p>
          </table:table-cell>
          <table:table-cell table:formula="of:=[.I183]/([.A183]*[.B183])" office:value-type="float" office:value="16">
            <text:p>16</text:p>
          </table:table-cell>
          <table:table-cell table:style-name="ce1" office:value-type="float" office:value="196148">
            <text:p>196148</text:p>
          </table:table-cell>
          <table:table-cell table:style-name="ce1" office:value-type="float" office:value="166042">
            <text:p>166042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31072">
            <text:p>131072</text:p>
          </table:table-cell>
          <table:table-cell table:formula="of:=[.K184]-[.L184]" office:value-type="float" office:value="26174">
            <text:p>26174</text:p>
          </table:table-cell>
          <table:table-cell table:style-name="ce1" office:value-type="float" office:value="13533">
            <text:p>13533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521">
            <text:p>12521</text:p>
          </table:table-cell>
          <table:table-cell table:formula="of:=[.C184]/[.D184]" office:value-type="float" office:value="1024">
            <text:p>1024</text:p>
          </table:table-cell>
          <table:table-cell table:formula="of:=[.I184]/([.A184]*[.B184])" office:value-type="float" office:value="8">
            <text:p>8</text:p>
          </table:table-cell>
          <table:table-cell table:style-name="ce1" office:value-type="float" office:value="188523">
            <text:p>188523</text:p>
          </table:table-cell>
          <table:table-cell table:style-name="ce1" office:value-type="float" office:value="162349">
            <text:p>16234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262144">
            <text:p>262144</text:p>
          </table:table-cell>
          <table:table-cell table:formula="of:=[.K185]-[.L185]" office:value-type="float" office:value="23986">
            <text:p>23986</text:p>
          </table:table-cell>
          <table:table-cell table:style-name="ce1" office:value-type="float" office:value="12308">
            <text:p>12308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1524">
            <text:p>11524</text:p>
          </table:table-cell>
          <table:table-cell table:formula="of:=[.C185]/[.D185]" office:value-type="float" office:value="512">
            <text:p>512</text:p>
          </table:table-cell>
          <table:table-cell table:formula="of:=[.I185]/([.A185]*[.B185])" office:value-type="float" office:value="4">
            <text:p>4</text:p>
          </table:table-cell>
          <table:table-cell table:style-name="ce1" office:value-type="float" office:value="189713">
            <text:p>189713</text:p>
          </table:table-cell>
          <table:table-cell table:style-name="ce1" office:value-type="float" office:value="165727">
            <text:p>165727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524288">
            <text:p>524288</text:p>
          </table:table-cell>
          <table:table-cell table:formula="of:=[.K186]-[.L186]" office:value-type="float" office:value="24037">
            <text:p>24037</text:p>
          </table:table-cell>
          <table:table-cell table:style-name="ce1" office:value-type="float" office:value="11838">
            <text:p>11838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2003">
            <text:p>12003</text:p>
          </table:table-cell>
          <table:table-cell table:formula="of:=[.C186]/[.D186]" office:value-type="float" office:value="256">
            <text:p>256</text:p>
          </table:table-cell>
          <table:table-cell table:formula="of:=[.I186]/([.A186]*[.B186])" office:value-type="float" office:value="2">
            <text:p>2</text:p>
          </table:table-cell>
          <table:table-cell table:style-name="ce1" office:value-type="float" office:value="192556">
            <text:p>192556</text:p>
          </table:table-cell>
          <table:table-cell table:style-name="ce1" office:value-type="float" office:value="168519">
            <text:p>16851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048576">
            <text:p>1048576</text:p>
          </table:table-cell>
          <table:table-cell table:formula="of:=[.K187]-[.L187]" office:value-type="float" office:value="35548">
            <text:p>35548</text:p>
          </table:table-cell>
          <table:table-cell table:style-name="ce1" office:value-type="float" office:value="11850">
            <text:p>1185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3366">
            <text:p>23366</text:p>
          </table:table-cell>
          <table:table-cell table:formula="of:=[.C187]/[.D187]" office:value-type="float" office:value="128">
            <text:p>128</text:p>
          </table:table-cell>
          <table:table-cell table:formula="of:=[.I187]/([.A187]*[.B187])" office:value-type="float" office:value="1">
            <text:p>1</text:p>
          </table:table-cell>
          <table:table-cell table:style-name="ce1" office:value-type="float" office:value="199941">
            <text:p>199941</text:p>
          </table:table-cell>
          <table:table-cell table:style-name="ce1" office:value-type="float" office:value="164393">
            <text:p>164393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2097152">
            <text:p>2097152</text:p>
          </table:table-cell>
          <table:table-cell table:formula="of:=[.K188]-[.L188]" office:value-type="float" office:value="36180">
            <text:p>36180</text:p>
          </table:table-cell>
          <table:table-cell table:style-name="ce1" office:value-type="float" office:value="11487">
            <text:p>11487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24100">
            <text:p>24100</text:p>
          </table:table-cell>
          <table:table-cell table:formula="of:=[.C188]/[.D188]" office:value-type="float" office:value="64">
            <text:p>64</text:p>
          </table:table-cell>
          <table:table-cell table:formula="of:=[.I188]/([.A188]*[.B188])" office:value-type="float" office:value="0.5">
            <text:p>0,5</text:p>
          </table:table-cell>
          <table:table-cell table:style-name="ce1" office:value-type="float" office:value="201758">
            <text:p>201758</text:p>
          </table:table-cell>
          <table:table-cell table:style-name="ce1" office:value-type="float" office:value="165578">
            <text:p>16557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4194304">
            <text:p>4194304</text:p>
          </table:table-cell>
          <table:table-cell table:formula="of:=[.K189]-[.L189]" office:value-type="float" office:value="15800">
            <text:p>15800</text:p>
          </table:table-cell>
          <table:table-cell table:style-name="ce1" office:value-type="float" office:value="5816">
            <text:p>5816</text:p>
          </table:table-cell>
          <table:table-cell table:style-name="ce1" office:value-type="float" office:value="1240">
            <text:p>1240</text:p>
          </table:table-cell>
          <table:table-cell table:style-name="ce1" office:value-type="float" office:value="8744">
            <text:p>8744</text:p>
          </table:table-cell>
          <table:table-cell table:formula="of:=[.C189]/[.D189]" office:value-type="float" office:value="32">
            <text:p>32</text:p>
          </table:table-cell>
          <table:table-cell table:formula="of:=[.I189]/([.A189]*[.B189])" office:value-type="float" office:value="0.25">
            <text:p>0,25</text:p>
          </table:table-cell>
          <table:table-cell table:style-name="ce1" office:value-type="float" office:value="175193">
            <text:p>175193</text:p>
          </table:table-cell>
          <table:table-cell table:style-name="ce1" office:value-type="float" office:value="159393">
            <text:p>159393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K190]-[.L190]" office:value-type="float" office:value="238235">
            <text:p>238235</text:p>
          </table:table-cell>
          <table:table-cell office:value-type="float" office:value="213594">
            <text:p>213594</text:p>
          </table:table-cell>
          <table:table-cell office:value-type="float" office:value="178">
            <text:p>178</text:p>
          </table:table-cell>
          <table:table-cell office:value-type="float" office:value="24462">
            <text:p>24462</text:p>
          </table:table-cell>
          <table:table-cell table:formula="of:=[.C190]/[.D190]" office:value-type="float" office:value="16384">
            <text:p>16384</text:p>
          </table:table-cell>
          <table:table-cell table:formula="of:=[.I190]/([.A190]*[.B190])" office:value-type="float" office:value="128">
            <text:p>128</text:p>
          </table:table-cell>
          <table:table-cell office:value-type="float" office:value="566766">
            <text:p>566766</text:p>
          </table:table-cell>
          <table:table-cell office:value-type="float" office:value="328531">
            <text:p>32853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K191]-[.L191]" office:value-type="float" office:value="135252">
            <text:p>135252</text:p>
          </table:table-cell>
          <table:table-cell office:value-type="float" office:value="111076">
            <text:p>111076</text:p>
          </table:table-cell>
          <table:table-cell office:value-type="float" office:value="188">
            <text:p>188</text:p>
          </table:table-cell>
          <table:table-cell office:value-type="float" office:value="23987">
            <text:p>23987</text:p>
          </table:table-cell>
          <table:table-cell table:formula="of:=[.C191]/[.D191]" office:value-type="float" office:value="8192">
            <text:p>8192</text:p>
          </table:table-cell>
          <table:table-cell table:formula="of:=[.I191]/([.A191]*[.B191])" office:value-type="float" office:value="64">
            <text:p>64</text:p>
          </table:table-cell>
          <table:table-cell office:value-type="float" office:value="462136">
            <text:p>462136</text:p>
          </table:table-cell>
          <table:table-cell office:value-type="float" office:value="326884">
            <text:p>32688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K192]-[.L192]" office:value-type="float" office:value="85635">
            <text:p>85635</text:p>
          </table:table-cell>
          <table:table-cell office:value-type="float" office:value="61776">
            <text:p>61776</text:p>
          </table:table-cell>
          <table:table-cell office:value-type="float" office:value="197">
            <text:p>197</text:p>
          </table:table-cell>
          <table:table-cell office:value-type="float" office:value="23660">
            <text:p>23660</text:p>
          </table:table-cell>
          <table:table-cell table:formula="of:=[.C192]/[.D192]" office:value-type="float" office:value="4096">
            <text:p>4096</text:p>
          </table:table-cell>
          <table:table-cell table:formula="of:=[.I192]/([.A192]*[.B192])" office:value-type="float" office:value="32">
            <text:p>32</text:p>
          </table:table-cell>
          <table:table-cell office:value-type="float" office:value="411745">
            <text:p>411745</text:p>
          </table:table-cell>
          <table:table-cell office:value-type="float" office:value="326110">
            <text:p>32611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K193]-[.L193]" office:value-type="float" office:value="63986">
            <text:p>63986</text:p>
          </table:table-cell>
          <table:table-cell office:value-type="float" office:value="38195">
            <text:p>38195</text:p>
          </table:table-cell>
          <table:table-cell office:value-type="float" office:value="216">
            <text:p>216</text:p>
          </table:table-cell>
          <table:table-cell office:value-type="float" office:value="25574">
            <text:p>25574</text:p>
          </table:table-cell>
          <table:table-cell table:formula="of:=[.C193]/[.D193]" office:value-type="float" office:value="2048">
            <text:p>2048</text:p>
          </table:table-cell>
          <table:table-cell table:formula="of:=[.I193]/([.A193]*[.B193])" office:value-type="float" office:value="16">
            <text:p>16</text:p>
          </table:table-cell>
          <table:table-cell office:value-type="float" office:value="393870">
            <text:p>393870</text:p>
          </table:table-cell>
          <table:table-cell office:value-type="float" office:value="329884">
            <text:p>32988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K194]-[.L194]" office:value-type="float" office:value="57013">
            <text:p>57013</text:p>
          </table:table-cell>
          <table:table-cell office:value-type="float" office:value="30759">
            <text:p>30759</text:p>
          </table:table-cell>
          <table:table-cell office:value-type="float" office:value="230">
            <text:p>230</text:p>
          </table:table-cell>
          <table:table-cell office:value-type="float" office:value="26023">
            <text:p>26023</text:p>
          </table:table-cell>
          <table:table-cell table:formula="of:=[.C194]/[.D194]" office:value-type="float" office:value="1024">
            <text:p>1024</text:p>
          </table:table-cell>
          <table:table-cell table:formula="of:=[.I194]/([.A194]*[.B194])" office:value-type="float" office:value="8">
            <text:p>8</text:p>
          </table:table-cell>
          <table:table-cell office:value-type="float" office:value="392801">
            <text:p>392801</text:p>
          </table:table-cell>
          <table:table-cell office:value-type="float" office:value="335788">
            <text:p>33578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95]-[.L195]" office:value-type="float" office:value="71135">
            <text:p>71135</text:p>
          </table:table-cell>
          <table:table-cell office:value-type="float" office:value="25773">
            <text:p>25773</text:p>
          </table:table-cell>
          <table:table-cell office:value-type="float" office:value="283">
            <text:p>283</text:p>
          </table:table-cell>
          <table:table-cell office:value-type="float" office:value="45078">
            <text:p>45078</text:p>
          </table:table-cell>
          <table:table-cell table:formula="of:=[.C195]/[.D195]" office:value-type="float" office:value="512">
            <text:p>512</text:p>
          </table:table-cell>
          <table:table-cell table:formula="of:=[.I195]/([.A195]*[.B195])" office:value-type="float" office:value="4">
            <text:p>4</text:p>
          </table:table-cell>
          <table:table-cell office:value-type="float" office:value="413819">
            <text:p>413819</text:p>
          </table:table-cell>
          <table:table-cell office:value-type="float" office:value="342684">
            <text:p>34268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K196]-[.L196]" office:value-type="float" office:value="51710">
            <text:p>51710</text:p>
          </table:table-cell>
          <table:table-cell office:value-type="float" office:value="24522">
            <text:p>24522</text:p>
          </table:table-cell>
          <table:table-cell office:value-type="float" office:value="389">
            <text:p>389</text:p>
          </table:table-cell>
          <table:table-cell office:value-type="float" office:value="26797">
            <text:p>26797</text:p>
          </table:table-cell>
          <table:table-cell table:formula="of:=[.C196]/[.D196]" office:value-type="float" office:value="256">
            <text:p>256</text:p>
          </table:table-cell>
          <table:table-cell table:formula="of:=[.I196]/([.A196]*[.B196])" office:value-type="float" office:value="2">
            <text:p>2</text:p>
          </table:table-cell>
          <table:table-cell office:value-type="float" office:value="393573">
            <text:p>393573</text:p>
          </table:table-cell>
          <table:table-cell office:value-type="float" office:value="341863">
            <text:p>34186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K197]-[.L197]" office:value-type="float" office:value="71111">
            <text:p>71111</text:p>
          </table:table-cell>
          <table:table-cell office:value-type="float" office:value="23729">
            <text:p>23729</text:p>
          </table:table-cell>
          <table:table-cell office:value-type="float" office:value="682">
            <text:p>682</text:p>
          </table:table-cell>
          <table:table-cell office:value-type="float" office:value="46699">
            <text:p>46699</text:p>
          </table:table-cell>
          <table:table-cell table:formula="of:=[.C197]/[.D197]" office:value-type="float" office:value="128">
            <text:p>128</text:p>
          </table:table-cell>
          <table:table-cell table:formula="of:=[.I197]/([.A197]*[.B197])" office:value-type="float" office:value="1">
            <text:p>1</text:p>
          </table:table-cell>
          <table:table-cell office:value-type="float" office:value="392832">
            <text:p>392832</text:p>
          </table:table-cell>
          <table:table-cell office:value-type="float" office:value="321721">
            <text:p>32172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K198]-[.L198]" office:value-type="float" office:value="69848">
            <text:p>69848</text:p>
          </table:table-cell>
          <table:table-cell office:value-type="float" office:value="23190">
            <text:p>23190</text:p>
          </table:table-cell>
          <table:table-cell office:value-type="float" office:value="1290">
            <text:p>1290</text:p>
          </table:table-cell>
          <table:table-cell office:value-type="float" office:value="45366">
            <text:p>45366</text:p>
          </table:table-cell>
          <table:table-cell table:formula="of:=[.C198]/[.D198]" office:value-type="float" office:value="64">
            <text:p>64</text:p>
          </table:table-cell>
          <table:table-cell table:formula="of:=[.I198]/([.A198]*[.B198])" office:value-type="float" office:value="0.5">
            <text:p>0,5</text:p>
          </table:table-cell>
          <table:table-cell office:value-type="float" office:value="391450">
            <text:p>391450</text:p>
          </table:table-cell>
          <table:table-cell office:value-type="float" office:value="321602">
            <text:p>32160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K199]-[.L199]" office:value-type="float" office:value="73976">
            <text:p>73976</text:p>
          </table:table-cell>
          <table:table-cell office:value-type="float" office:value="24784">
            <text:p>24784</text:p>
          </table:table-cell>
          <table:table-cell office:value-type="float" office:value="2458">
            <text:p>2458</text:p>
          </table:table-cell>
          <table:table-cell office:value-type="float" office:value="46733">
            <text:p>46733</text:p>
          </table:table-cell>
          <table:table-cell table:formula="of:=[.C199]/[.D199]" office:value-type="float" office:value="32">
            <text:p>32</text:p>
          </table:table-cell>
          <table:table-cell table:formula="of:=[.I199]/([.A199]*[.B199])" office:value-type="float" office:value="0.25">
            <text:p>0,25</text:p>
          </table:table-cell>
          <table:table-cell office:value-type="float" office:value="397075">
            <text:p>397075</text:p>
          </table:table-cell>
          <table:table-cell office:value-type="float" office:value="323099">
            <text:p>32309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200]-[.L200]" office:value-type="float" office:value="907801">
            <text:p>907801</text:p>
          </table:table-cell>
          <table:table-cell office:value-type="float" office:value="852790">
            <text:p>852790</text:p>
          </table:table-cell>
          <table:table-cell office:value-type="float" office:value="357">
            <text:p>357</text:p>
          </table:table-cell>
          <table:table-cell office:value-type="float" office:value="54652">
            <text:p>54652</text:p>
          </table:table-cell>
          <table:table-cell table:formula="of:=[.C200]/[.D200]" office:value-type="float" office:value="32768">
            <text:p>32768</text:p>
          </table:table-cell>
          <table:table-cell table:formula="of:=[.I200]/([.A200]*[.B200])" office:value-type="float" office:value="256">
            <text:p>256</text:p>
          </table:table-cell>
          <table:table-cell office:value-type="float" office:value="1563665">
            <text:p>1563665</text:p>
          </table:table-cell>
          <table:table-cell office:value-type="float" office:value="655864">
            <text:p>65586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201]-[.L201]" office:value-type="float" office:value="474167">
            <text:p>474167</text:p>
          </table:table-cell>
          <table:table-cell office:value-type="float" office:value="425140">
            <text:p>425140</text:p>
          </table:table-cell>
          <table:table-cell office:value-type="float" office:value="367">
            <text:p>367</text:p>
          </table:table-cell>
          <table:table-cell office:value-type="float" office:value="48658">
            <text:p>48658</text:p>
          </table:table-cell>
          <table:table-cell table:formula="of:=[.C201]/[.D201]" office:value-type="float" office:value="16384">
            <text:p>16384</text:p>
          </table:table-cell>
          <table:table-cell table:formula="of:=[.I201]/([.A201]*[.B201])" office:value-type="float" office:value="128">
            <text:p>128</text:p>
          </table:table-cell>
          <table:table-cell office:value-type="float" office:value="1136612">
            <text:p>1136612</text:p>
          </table:table-cell>
          <table:table-cell office:value-type="float" office:value="662445">
            <text:p>662445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202]-[.L202]" office:value-type="float" office:value="271011">
            <text:p>271011</text:p>
          </table:table-cell>
          <table:table-cell office:value-type="float" office:value="222340">
            <text:p>222340</text:p>
          </table:table-cell>
          <table:table-cell office:value-type="float" office:value="362">
            <text:p>362</text:p>
          </table:table-cell>
          <table:table-cell office:value-type="float" office:value="48307">
            <text:p>48307</text:p>
          </table:table-cell>
          <table:table-cell table:formula="of:=[.C202]/[.D202]" office:value-type="float" office:value="8192">
            <text:p>8192</text:p>
          </table:table-cell>
          <table:table-cell table:formula="of:=[.I202]/([.A202]*[.B202])" office:value-type="float" office:value="64">
            <text:p>64</text:p>
          </table:table-cell>
          <table:table-cell office:value-type="float" office:value="929423">
            <text:p>929423</text:p>
          </table:table-cell>
          <table:table-cell office:value-type="float" office:value="658412">
            <text:p>65841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203]-[.L203]" office:value-type="float" office:value="175854">
            <text:p>175854</text:p>
          </table:table-cell>
          <table:table-cell office:value-type="float" office:value="128234">
            <text:p>128234</text:p>
          </table:table-cell>
          <table:table-cell office:value-type="float" office:value="389">
            <text:p>389</text:p>
          </table:table-cell>
          <table:table-cell office:value-type="float" office:value="47230">
            <text:p>47230</text:p>
          </table:table-cell>
          <table:table-cell table:formula="of:=[.C203]/[.D203]" office:value-type="float" office:value="4096">
            <text:p>4096</text:p>
          </table:table-cell>
          <table:table-cell table:formula="of:=[.I203]/([.A203]*[.B203])" office:value-type="float" office:value="32">
            <text:p>32</text:p>
          </table:table-cell>
          <table:table-cell office:value-type="float" office:value="825807">
            <text:p>825807</text:p>
          </table:table-cell>
          <table:table-cell office:value-type="float" office:value="649953">
            <text:p>64995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204]-[.L204]" office:value-type="float" office:value="132695">
            <text:p>132695</text:p>
          </table:table-cell>
          <table:table-cell office:value-type="float" office:value="84977">
            <text:p>84977</text:p>
          </table:table-cell>
          <table:table-cell office:value-type="float" office:value="429">
            <text:p>429</text:p>
          </table:table-cell>
          <table:table-cell office:value-type="float" office:value="47287">
            <text:p>47287</text:p>
          </table:table-cell>
          <table:table-cell table:formula="of:=[.C204]/[.D204]" office:value-type="float" office:value="2048">
            <text:p>2048</text:p>
          </table:table-cell>
          <table:table-cell table:formula="of:=[.I204]/([.A204]*[.B204])" office:value-type="float" office:value="16">
            <text:p>16</text:p>
          </table:table-cell>
          <table:table-cell office:value-type="float" office:value="788258">
            <text:p>788258</text:p>
          </table:table-cell>
          <table:table-cell office:value-type="float" office:value="655563">
            <text:p>65556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205]-[.L205]" office:value-type="float" office:value="111001">
            <text:p>111001</text:p>
          </table:table-cell>
          <table:table-cell office:value-type="float" office:value="63260">
            <text:p>63260</text:p>
          </table:table-cell>
          <table:table-cell office:value-type="float" office:value="461">
            <text:p>461</text:p>
          </table:table-cell>
          <table:table-cell office:value-type="float" office:value="47279">
            <text:p>47279</text:p>
          </table:table-cell>
          <table:table-cell table:formula="of:=[.C205]/[.D205]" office:value-type="float" office:value="1024">
            <text:p>1024</text:p>
          </table:table-cell>
          <table:table-cell table:formula="of:=[.I205]/([.A205]*[.B205])" office:value-type="float" office:value="8">
            <text:p>8</text:p>
          </table:table-cell>
          <table:table-cell office:value-type="float" office:value="774425">
            <text:p>774425</text:p>
          </table:table-cell>
          <table:table-cell office:value-type="float" office:value="663424">
            <text:p>66342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06]-[.L206]" office:value-type="float" office:value="108297">
            <text:p>108297</text:p>
          </table:table-cell>
          <table:table-cell office:value-type="float" office:value="54237">
            <text:p>54237</text:p>
          </table:table-cell>
          <table:table-cell office:value-type="float" office:value="625">
            <text:p>625</text:p>
          </table:table-cell>
          <table:table-cell office:value-type="float" office:value="53433">
            <text:p>53433</text:p>
          </table:table-cell>
          <table:table-cell table:formula="of:=[.C206]/[.D206]" office:value-type="float" office:value="512">
            <text:p>512</text:p>
          </table:table-cell>
          <table:table-cell table:formula="of:=[.I206]/([.A206]*[.B206])" office:value-type="float" office:value="4">
            <text:p>4</text:p>
          </table:table-cell>
          <table:table-cell office:value-type="float" office:value="756019">
            <text:p>756019</text:p>
          </table:table-cell>
          <table:table-cell office:value-type="float" office:value="647722">
            <text:p>64772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207]-[.L207]" office:value-type="float" office:value="101964">
            <text:p>101964</text:p>
          </table:table-cell>
          <table:table-cell office:value-type="float" office:value="48422">
            <text:p>48422</text:p>
          </table:table-cell>
          <table:table-cell office:value-type="float" office:value="884">
            <text:p>884</text:p>
          </table:table-cell>
          <table:table-cell office:value-type="float" office:value="52655">
            <text:p>52655</text:p>
          </table:table-cell>
          <table:table-cell table:formula="of:=[.C207]/[.D207]" office:value-type="float" office:value="256">
            <text:p>256</text:p>
          </table:table-cell>
          <table:table-cell table:formula="of:=[.I207]/([.A207]*[.B207])" office:value-type="float" office:value="2">
            <text:p>2</text:p>
          </table:table-cell>
          <table:table-cell office:value-type="float" office:value="751102">
            <text:p>751102</text:p>
          </table:table-cell>
          <table:table-cell office:value-type="float" office:value="649138">
            <text:p>64913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208]-[.L208]" office:value-type="float" office:value="146695">
            <text:p>146695</text:p>
          </table:table-cell>
          <table:table-cell office:value-type="float" office:value="48825">
            <text:p>48825</text:p>
          </table:table-cell>
          <table:table-cell office:value-type="float" office:value="1512">
            <text:p>1512</text:p>
          </table:table-cell>
          <table:table-cell office:value-type="float" office:value="96355">
            <text:p>96355</text:p>
          </table:table-cell>
          <table:table-cell table:formula="of:=[.C208]/[.D208]" office:value-type="float" office:value="128">
            <text:p>128</text:p>
          </table:table-cell>
          <table:table-cell table:formula="of:=[.I208]/([.A208]*[.B208])" office:value-type="float" office:value="1">
            <text:p>1</text:p>
          </table:table-cell>
          <table:table-cell office:value-type="float" office:value="797651">
            <text:p>797651</text:p>
          </table:table-cell>
          <table:table-cell office:value-type="float" office:value="650956">
            <text:p>65095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209]-[.L209]" office:value-type="float" office:value="97417">
            <text:p>97417</text:p>
          </table:table-cell>
          <table:table-cell office:value-type="float" office:value="44118">
            <text:p>44118</text:p>
          </table:table-cell>
          <table:table-cell office:value-type="float" office:value="2661">
            <text:p>2661</text:p>
          </table:table-cell>
          <table:table-cell office:value-type="float" office:value="50637">
            <text:p>50637</text:p>
          </table:table-cell>
          <table:table-cell table:formula="of:=[.C209]/[.D209]" office:value-type="float" office:value="64">
            <text:p>64</text:p>
          </table:table-cell>
          <table:table-cell table:formula="of:=[.I209]/([.A209]*[.B209])" office:value-type="float" office:value="0.5">
            <text:p>0,5</text:p>
          </table:table-cell>
          <table:table-cell office:value-type="float" office:value="730680">
            <text:p>730680</text:p>
          </table:table-cell>
          <table:table-cell office:value-type="float" office:value="633263">
            <text:p>63326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210]-[.L210]" office:value-type="float" office:value="54922">
            <text:p>54922</text:p>
          </table:table-cell>
          <table:table-cell office:value-type="float" office:value="48534">
            <text:p>48534</text:p>
          </table:table-cell>
          <table:table-cell office:value-type="float" office:value="1700">
            <text:p>1700</text:p>
          </table:table-cell>
          <table:table-cell office:value-type="float" office:value="4687">
            <text:p>4687</text:p>
          </table:table-cell>
          <table:table-cell table:formula="of:=[.C210]/[.D210]" office:value-type="float" office:value="32">
            <text:p>32</text:p>
          </table:table-cell>
          <table:table-cell/>
          <table:table-cell office:value-type="float" office:value="212387">
            <text:p>212387</text:p>
          </table:table-cell>
          <table:table-cell office:value-type="float" office:value="157465">
            <text:p>15746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211]-[.L211]" office:value-type="float" office:value="62298">
            <text:p>62298</text:p>
          </table:table-cell>
          <table:table-cell office:value-type="float" office:value="56473">
            <text:p>56473</text:p>
          </table:table-cell>
          <table:table-cell office:value-type="float" office:value="1118">
            <text:p>1118</text:p>
          </table:table-cell>
          <table:table-cell office:value-type="float" office:value="4705">
            <text:p>4705</text:p>
          </table:table-cell>
          <table:table-cell table:formula="of:=[.C211]/[.D211]" office:value-type="float" office:value="64">
            <text:p>64</text:p>
          </table:table-cell>
          <table:table-cell/>
          <table:table-cell office:value-type="float" office:value="223088">
            <text:p>223088</text:p>
          </table:table-cell>
          <table:table-cell office:value-type="float" office:value="160790">
            <text:p>16079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212]-[.L212]" office:value-type="float" office:value="80736">
            <text:p>80736</text:p>
          </table:table-cell>
          <table:table-cell office:value-type="float" office:value="75203">
            <text:p>75203</text:p>
          </table:table-cell>
          <table:table-cell office:value-type="float" office:value="852">
            <text:p>852</text:p>
          </table:table-cell>
          <table:table-cell office:value-type="float" office:value="4680">
            <text:p>4680</text:p>
          </table:table-cell>
          <table:table-cell table:formula="of:=[.C212]/[.D212]" office:value-type="float" office:value="128">
            <text:p>128</text:p>
          </table:table-cell>
          <table:table-cell/>
          <table:table-cell office:value-type="float" office:value="243254">
            <text:p>243254</text:p>
          </table:table-cell>
          <table:table-cell office:value-type="float" office:value="162518">
            <text:p>162518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213]-[.L213]" office:value-type="float" office:value="118453">
            <text:p>118453</text:p>
          </table:table-cell>
          <table:table-cell office:value-type="float" office:value="113014">
            <text:p>113014</text:p>
          </table:table-cell>
          <table:table-cell office:value-type="float" office:value="721">
            <text:p>721</text:p>
          </table:table-cell>
          <table:table-cell office:value-type="float" office:value="4716">
            <text:p>4716</text:p>
          </table:table-cell>
          <table:table-cell table:formula="of:=[.C213]/[.D213]" office:value-type="float" office:value="256">
            <text:p>256</text:p>
          </table:table-cell>
          <table:table-cell/>
          <table:table-cell office:value-type="float" office:value="281056">
            <text:p>281056</text:p>
          </table:table-cell>
          <table:table-cell office:value-type="float" office:value="162603">
            <text:p>16260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214]-[.L214]" office:value-type="float" office:value="195633">
            <text:p>195633</text:p>
          </table:table-cell>
          <table:table-cell office:value-type="float" office:value="190267">
            <text:p>190267</text:p>
          </table:table-cell>
          <table:table-cell office:value-type="float" office:value="681">
            <text:p>681</text:p>
          </table:table-cell>
          <table:table-cell office:value-type="float" office:value="4685">
            <text:p>4685</text:p>
          </table:table-cell>
          <table:table-cell table:formula="of:=[.C214]/[.D214]" office:value-type="float" office:value="512">
            <text:p>512</text:p>
          </table:table-cell>
          <table:table-cell/>
          <table:table-cell office:value-type="float" office:value="355713">
            <text:p>355713</text:p>
          </table:table-cell>
          <table:table-cell office:value-type="float" office:value="160080">
            <text:p>16008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215]-[.L215]" office:value-type="float" office:value="350418">
            <text:p>350418</text:p>
          </table:table-cell>
          <table:table-cell office:value-type="float" office:value="345066">
            <text:p>345066</text:p>
          </table:table-cell>
          <table:table-cell office:value-type="float" office:value="665">
            <text:p>665</text:p>
          </table:table-cell>
          <table:table-cell office:value-type="float" office:value="4686">
            <text:p>4686</text:p>
          </table:table-cell>
          <table:table-cell table:formula="of:=[.C215]/[.D215]" office:value-type="float" office:value="1024">
            <text:p>1024</text:p>
          </table:table-cell>
          <table:table-cell/>
          <table:table-cell office:value-type="float" office:value="514311">
            <text:p>514311</text:p>
          </table:table-cell>
          <table:table-cell office:value-type="float" office:value="163893">
            <text:p>16389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216]-[.L216]" office:value-type="float" office:value="662172">
            <text:p>662172</text:p>
          </table:table-cell>
          <table:table-cell office:value-type="float" office:value="656858">
            <text:p>656858</text:p>
          </table:table-cell>
          <table:table-cell office:value-type="float" office:value="623">
            <text:p>623</text:p>
          </table:table-cell>
          <table:table-cell office:value-type="float" office:value="4689">
            <text:p>4689</text:p>
          </table:table-cell>
          <table:table-cell table:formula="of:=[.C216]/[.D216]" office:value-type="float" office:value="2048">
            <text:p>2048</text:p>
          </table:table-cell>
          <table:table-cell/>
          <table:table-cell office:value-type="float" office:value="823575">
            <text:p>823575</text:p>
          </table:table-cell>
          <table:table-cell office:value-type="float" office:value="161403">
            <text:p>16140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K217]-[.L217]" office:value-type="float" office:value="1272308">
            <text:p>1272308</text:p>
          </table:table-cell>
          <table:table-cell office:value-type="float" office:value="1266995">
            <text:p>1266995</text:p>
          </table:table-cell>
          <table:table-cell office:value-type="float" office:value="603">
            <text:p>603</text:p>
          </table:table-cell>
          <table:table-cell office:value-type="float" office:value="4710">
            <text:p>4710</text:p>
          </table:table-cell>
          <table:table-cell table:formula="of:=[.C217]/[.D217]" office:value-type="float" office:value="4096">
            <text:p>4096</text:p>
          </table:table-cell>
          <table:table-cell/>
          <table:table-cell office:value-type="float" office:value="1436152">
            <text:p>1436152</text:p>
          </table:table-cell>
          <table:table-cell office:value-type="float" office:value="163844">
            <text:p>16384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K218]-[.L218]" office:value-type="float" office:value="2535487">
            <text:p>2535487</text:p>
          </table:table-cell>
          <table:table-cell office:value-type="float" office:value="2530200">
            <text:p>2530200</text:p>
          </table:table-cell>
          <table:table-cell office:value-type="float" office:value="602">
            <text:p>602</text:p>
          </table:table-cell>
          <table:table-cell office:value-type="float" office:value="4684">
            <text:p>4684</text:p>
          </table:table-cell>
          <table:table-cell table:formula="of:=[.C218]/[.D218]" office:value-type="float" office:value="8192">
            <text:p>8192</text:p>
          </table:table-cell>
          <table:table-cell/>
          <table:table-cell office:value-type="float" office:value="2696616">
            <text:p>2696616</text:p>
          </table:table-cell>
          <table:table-cell office:value-type="float" office:value="161129">
            <text:p>16112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219]-[.L219]" office:value-type="float" office:value="22897">
            <text:p>22897</text:p>
          </table:table-cell>
          <table:table-cell office:value-type="float" office:value="13766">
            <text:p>13766</text:p>
          </table:table-cell>
          <table:table-cell office:value-type="float" office:value="1279">
            <text:p>1279</text:p>
          </table:table-cell>
          <table:table-cell office:value-type="float" office:value="7851">
            <text:p>7851</text:p>
          </table:table-cell>
          <table:table-cell table:formula="of:=[.C219]/[.D219]" office:value-type="float" office:value="32">
            <text:p>32</text:p>
          </table:table-cell>
          <table:table-cell/>
          <table:table-cell office:value-type="float" office:value="191834">
            <text:p>191834</text:p>
          </table:table-cell>
          <table:table-cell office:value-type="float" office:value="168937">
            <text:p>16893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220]-[.L220]" office:value-type="float" office:value="23569">
            <text:p>23569</text:p>
          </table:table-cell>
          <table:table-cell office:value-type="float" office:value="14871">
            <text:p>14871</text:p>
          </table:table-cell>
          <table:table-cell office:value-type="float" office:value="746">
            <text:p>746</text:p>
          </table:table-cell>
          <table:table-cell office:value-type="float" office:value="7951">
            <text:p>7951</text:p>
          </table:table-cell>
          <table:table-cell table:formula="of:=[.C220]/[.D220]" office:value-type="float" office:value="64">
            <text:p>64</text:p>
          </table:table-cell>
          <table:table-cell/>
          <table:table-cell office:value-type="float" office:value="188440">
            <text:p>188440</text:p>
          </table:table-cell>
          <table:table-cell office:value-type="float" office:value="164871">
            <text:p>16487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221]-[.L221]" office:value-type="float" office:value="98197">
            <text:p>98197</text:p>
          </table:table-cell>
          <table:table-cell office:value-type="float" office:value="63548">
            <text:p>63548</text:p>
          </table:table-cell>
          <table:table-cell office:value-type="float" office:value="3065">
            <text:p>3065</text:p>
          </table:table-cell>
          <table:table-cell office:value-type="float" office:value="31584">
            <text:p>31584</text:p>
          </table:table-cell>
          <table:table-cell table:formula="of:=[.C221]/[.D221]" office:value-type="float" office:value="64">
            <text:p>64</text:p>
          </table:table-cell>
          <table:table-cell/>
          <table:table-cell office:value-type="float" office:value="755211">
            <text:p>755211</text:p>
          </table:table-cell>
          <table:table-cell office:value-type="float" office:value="657014">
            <text:p>65701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222]-[.L222]" office:value-type="float" office:value="24942">
            <text:p>24942</text:p>
          </table:table-cell>
          <table:table-cell office:value-type="float" office:value="16493">
            <text:p>16493</text:p>
          </table:table-cell>
          <table:table-cell office:value-type="float" office:value="472">
            <text:p>472</text:p>
          </table:table-cell>
          <table:table-cell office:value-type="float" office:value="7975">
            <text:p>7975</text:p>
          </table:table-cell>
          <table:table-cell table:formula="of:=[.C222]/[.D222]" office:value-type="float" office:value="128">
            <text:p>128</text:p>
          </table:table-cell>
          <table:table-cell/>
          <table:table-cell office:value-type="float" office:value="191551">
            <text:p>191551</text:p>
          </table:table-cell>
          <table:table-cell office:value-type="float" office:value="166609">
            <text:p>16660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223]-[.L223]" office:value-type="float" office:value="103783">
            <text:p>103783</text:p>
          </table:table-cell>
          <table:table-cell office:value-type="float" office:value="70202">
            <text:p>70202</text:p>
          </table:table-cell>
          <table:table-cell office:value-type="float" office:value="1959">
            <text:p>1959</text:p>
          </table:table-cell>
          <table:table-cell office:value-type="float" office:value="31622">
            <text:p>31622</text:p>
          </table:table-cell>
          <table:table-cell table:formula="of:=[.C223]/[.D223]" office:value-type="float" office:value="128">
            <text:p>128</text:p>
          </table:table-cell>
          <table:table-cell/>
          <table:table-cell office:value-type="float" office:value="774722">
            <text:p>774722</text:p>
          </table:table-cell>
          <table:table-cell office:value-type="float" office:value="670939">
            <text:p>67093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224]-[.L224]" office:value-type="float" office:value="28986">
            <text:p>28986</text:p>
          </table:table-cell>
          <table:table-cell office:value-type="float" office:value="20719">
            <text:p>20719</text:p>
          </table:table-cell>
          <table:table-cell office:value-type="float" office:value="342">
            <text:p>342</text:p>
          </table:table-cell>
          <table:table-cell office:value-type="float" office:value="7923">
            <text:p>7923</text:p>
          </table:table-cell>
          <table:table-cell table:formula="of:=[.C224]/[.D224]" office:value-type="float" office:value="256">
            <text:p>256</text:p>
          </table:table-cell>
          <table:table-cell/>
          <table:table-cell office:value-type="float" office:value="194003">
            <text:p>194003</text:p>
          </table:table-cell>
          <table:table-cell office:value-type="float" office:value="165017">
            <text:p>16501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225]-[.L225]" office:value-type="float" office:value="118490">
            <text:p>118490</text:p>
          </table:table-cell>
          <table:table-cell office:value-type="float" office:value="85414">
            <text:p>85414</text:p>
          </table:table-cell>
          <table:table-cell office:value-type="float" office:value="1354">
            <text:p>1354</text:p>
          </table:table-cell>
          <table:table-cell office:value-type="float" office:value="31720">
            <text:p>31720</text:p>
          </table:table-cell>
          <table:table-cell table:formula="of:=[.C225]/[.D225]" office:value-type="float" office:value="256">
            <text:p>256</text:p>
          </table:table-cell>
          <table:table-cell/>
          <table:table-cell office:value-type="float" office:value="765341">
            <text:p>765341</text:p>
          </table:table-cell>
          <table:table-cell office:value-type="float" office:value="646851">
            <text:p>64685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226]-[.L226]" office:value-type="float" office:value="37160">
            <text:p>37160</text:p>
          </table:table-cell>
          <table:table-cell office:value-type="float" office:value="28958">
            <text:p>28958</text:p>
          </table:table-cell>
          <table:table-cell office:value-type="float" office:value="274">
            <text:p>274</text:p>
          </table:table-cell>
          <table:table-cell office:value-type="float" office:value="7926">
            <text:p>7926</text:p>
          </table:table-cell>
          <table:table-cell table:formula="of:=[.C226]/[.D226]" office:value-type="float" office:value="512">
            <text:p>512</text:p>
          </table:table-cell>
          <table:table-cell/>
          <table:table-cell office:value-type="float" office:value="203825">
            <text:p>203825</text:p>
          </table:table-cell>
          <table:table-cell office:value-type="float" office:value="166665">
            <text:p>16666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27]-[.L227]" office:value-type="float" office:value="151663">
            <text:p>151663</text:p>
          </table:table-cell>
          <table:table-cell office:value-type="float" office:value="118812">
            <text:p>118812</text:p>
          </table:table-cell>
          <table:table-cell office:value-type="float" office:value="1111">
            <text:p>1111</text:p>
          </table:table-cell>
          <table:table-cell office:value-type="float" office:value="31737">
            <text:p>31737</text:p>
          </table:table-cell>
          <table:table-cell table:formula="of:=[.C227]/[.D227]" office:value-type="float" office:value="512">
            <text:p>512</text:p>
          </table:table-cell>
          <table:table-cell/>
          <table:table-cell office:value-type="float" office:value="798610">
            <text:p>798610</text:p>
          </table:table-cell>
          <table:table-cell office:value-type="float" office:value="646947">
            <text:p>64694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228]-[.L228]" office:value-type="float" office:value="54522">
            <text:p>54522</text:p>
          </table:table-cell>
          <table:table-cell office:value-type="float" office:value="46328">
            <text:p>46328</text:p>
          </table:table-cell>
          <table:table-cell office:value-type="float" office:value="233">
            <text:p>233</text:p>
          </table:table-cell>
          <table:table-cell office:value-type="float" office:value="7961">
            <text:p>7961</text:p>
          </table:table-cell>
          <table:table-cell table:formula="of:=[.C228]/[.D228]" office:value-type="float" office:value="1024">
            <text:p>1024</text:p>
          </table:table-cell>
          <table:table-cell/>
          <table:table-cell office:value-type="float" office:value="226399">
            <text:p>226399</text:p>
          </table:table-cell>
          <table:table-cell office:value-type="float" office:value="171877">
            <text:p>17187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229]-[.L229]" office:value-type="float" office:value="220792">
            <text:p>220792</text:p>
          </table:table-cell>
          <table:table-cell office:value-type="float" office:value="188009">
            <text:p>188009</text:p>
          </table:table-cell>
          <table:table-cell office:value-type="float" office:value="942">
            <text:p>942</text:p>
          </table:table-cell>
          <table:table-cell office:value-type="float" office:value="31839">
            <text:p>31839</text:p>
          </table:table-cell>
          <table:table-cell table:formula="of:=[.C229]/[.D229]" office:value-type="float" office:value="1024">
            <text:p>1024</text:p>
          </table:table-cell>
          <table:table-cell/>
          <table:table-cell office:value-type="float" office:value="877493">
            <text:p>877493</text:p>
          </table:table-cell>
          <table:table-cell office:value-type="float" office:value="656701">
            <text:p>65670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230]-[.L230]" office:value-type="float" office:value="89098">
            <text:p>89098</text:p>
          </table:table-cell>
          <table:table-cell office:value-type="float" office:value="80934">
            <text:p>80934</text:p>
          </table:table-cell>
          <table:table-cell office:value-type="float" office:value="213">
            <text:p>213</text:p>
          </table:table-cell>
          <table:table-cell office:value-type="float" office:value="7949">
            <text:p>7949</text:p>
          </table:table-cell>
          <table:table-cell table:formula="of:=[.C230]/[.D230]" office:value-type="float" office:value="2048">
            <text:p>2048</text:p>
          </table:table-cell>
          <table:table-cell/>
          <table:table-cell office:value-type="float" office:value="254371">
            <text:p>254371</text:p>
          </table:table-cell>
          <table:table-cell office:value-type="float" office:value="165273">
            <text:p>16527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231]-[.L231]" office:value-type="float" office:value="355426">
            <text:p>355426</text:p>
          </table:table-cell>
          <table:table-cell office:value-type="float" office:value="322874">
            <text:p>322874</text:p>
          </table:table-cell>
          <table:table-cell office:value-type="float" office:value="864">
            <text:p>864</text:p>
          </table:table-cell>
          <table:table-cell office:value-type="float" office:value="31686">
            <text:p>31686</text:p>
          </table:table-cell>
          <table:table-cell table:formula="of:=[.C231]/[.D231]" office:value-type="float" office:value="2048">
            <text:p>2048</text:p>
          </table:table-cell>
          <table:table-cell/>
          <table:table-cell office:value-type="float" office:value="1018182">
            <text:p>1018182</text:p>
          </table:table-cell>
          <table:table-cell office:value-type="float" office:value="662756">
            <text:p>66275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K232]-[.L232]" office:value-type="float" office:value="158745">
            <text:p>158745</text:p>
          </table:table-cell>
          <table:table-cell office:value-type="float" office:value="150559">
            <text:p>150559</text:p>
          </table:table-cell>
          <table:table-cell office:value-type="float" office:value="190">
            <text:p>190</text:p>
          </table:table-cell>
          <table:table-cell office:value-type="float" office:value="7994">
            <text:p>7994</text:p>
          </table:table-cell>
          <table:table-cell table:formula="of:=[.C232]/[.D232]" office:value-type="float" office:value="4096">
            <text:p>4096</text:p>
          </table:table-cell>
          <table:table-cell/>
          <table:table-cell office:value-type="float" office:value="334554">
            <text:p>334554</text:p>
          </table:table-cell>
          <table:table-cell office:value-type="float" office:value="175809">
            <text:p>17580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233]-[.L233]" office:value-type="float" office:value="630217">
            <text:p>630217</text:p>
          </table:table-cell>
          <table:table-cell office:value-type="float" office:value="597670">
            <text:p>597670</text:p>
          </table:table-cell>
          <table:table-cell office:value-type="float" office:value="822">
            <text:p>822</text:p>
          </table:table-cell>
          <table:table-cell office:value-type="float" office:value="31723">
            <text:p>31723</text:p>
          </table:table-cell>
          <table:table-cell table:formula="of:=[.C233]/[.D233]" office:value-type="float" office:value="4096">
            <text:p>4096</text:p>
          </table:table-cell>
          <table:table-cell/>
          <table:table-cell office:value-type="float" office:value="1292521">
            <text:p>1292521</text:p>
          </table:table-cell>
          <table:table-cell office:value-type="float" office:value="662304">
            <text:p>66230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K234]-[.L234]" office:value-type="float" office:value="301034">
            <text:p>301034</text:p>
          </table:table-cell>
          <table:table-cell office:value-type="float" office:value="292870">
            <text:p>292870</text:p>
          </table:table-cell>
          <table:table-cell office:value-type="float" office:value="203">
            <text:p>203</text:p>
          </table:table-cell>
          <table:table-cell office:value-type="float" office:value="7959">
            <text:p>7959</text:p>
          </table:table-cell>
          <table:table-cell table:formula="of:=[.C234]/[.D234]" office:value-type="float" office:value="8192">
            <text:p>8192</text:p>
          </table:table-cell>
          <table:table-cell/>
          <table:table-cell office:value-type="float" office:value="470642">
            <text:p>470642</text:p>
          </table:table-cell>
          <table:table-cell office:value-type="float" office:value="169608">
            <text:p>169608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235]-[.L235]" office:value-type="float" office:value="1214477">
            <text:p>1214477</text:p>
          </table:table-cell>
          <table:table-cell office:value-type="float" office:value="1181880">
            <text:p>1181880</text:p>
          </table:table-cell>
          <table:table-cell office:value-type="float" office:value="867">
            <text:p>867</text:p>
          </table:table-cell>
          <table:table-cell office:value-type="float" office:value="31729">
            <text:p>31729</text:p>
          </table:table-cell>
          <table:table-cell table:formula="of:=[.C235]/[.D235]" office:value-type="float" office:value="8192">
            <text:p>8192</text:p>
          </table:table-cell>
          <table:table-cell/>
          <table:table-cell office:value-type="float" office:value="1876748">
            <text:p>1876748</text:p>
          </table:table-cell>
          <table:table-cell office:value-type="float" office:value="662271">
            <text:p>66227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236]-[.L236]" office:value-type="float" office:value="2344072">
            <text:p>2344072</text:p>
          </table:table-cell>
          <table:table-cell office:value-type="float" office:value="2311365">
            <text:p>2311365</text:p>
          </table:table-cell>
          <table:table-cell office:value-type="float" office:value="863">
            <text:p>863</text:p>
          </table:table-cell>
          <table:table-cell office:value-type="float" office:value="31842">
            <text:p>31842</text:p>
          </table:table-cell>
          <table:table-cell table:formula="of:=[.C236]/[.D236]" office:value-type="float" office:value="16384">
            <text:p>16384</text:p>
          </table:table-cell>
          <table:table-cell/>
          <table:table-cell office:value-type="float" office:value="2998501">
            <text:p>2998501</text:p>
          </table:table-cell>
          <table:table-cell office:value-type="float" office:value="654429">
            <text:p>65442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237]-[.L237]" office:value-type="float" office:value="4589888">
            <text:p>4589888</text:p>
          </table:table-cell>
          <table:table-cell office:value-type="float" office:value="4557276">
            <text:p>4557276</text:p>
          </table:table-cell>
          <table:table-cell office:value-type="float" office:value="828">
            <text:p>828</text:p>
          </table:table-cell>
          <table:table-cell office:value-type="float" office:value="31783">
            <text:p>31783</text:p>
          </table:table-cell>
          <table:table-cell table:formula="of:=[.C237]/[.D237]" office:value-type="float" office:value="32768">
            <text:p>32768</text:p>
          </table:table-cell>
          <table:table-cell/>
          <table:table-cell office:value-type="float" office:value="5252368">
            <text:p>5252368</text:p>
          </table:table-cell>
          <table:table-cell office:value-type="float" office:value="662480">
            <text:p>66248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238]-[.L238]" office:value-type="float" office:value="32778">
            <text:p>32778</text:p>
          </table:table-cell>
          <table:table-cell office:value-type="float" office:value="15212">
            <text:p>15212</text:p>
          </table:table-cell>
          <table:table-cell office:value-type="float" office:value="1220">
            <text:p>1220</text:p>
          </table:table-cell>
          <table:table-cell office:value-type="float" office:value="16344">
            <text:p>16344</text:p>
          </table:table-cell>
          <table:table-cell table:formula="of:=[.C238]/[.D238]" office:value-type="float" office:value="32">
            <text:p>32</text:p>
          </table:table-cell>
          <table:table-cell/>
          <table:table-cell office:value-type="float" office:value="195310">
            <text:p>195310</text:p>
          </table:table-cell>
          <table:table-cell office:value-type="float" office:value="162532">
            <text:p>16253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239]-[.L239]" office:value-type="float" office:value="32613">
            <text:p>32613</text:p>
          </table:table-cell>
          <table:table-cell office:value-type="float" office:value="15573">
            <text:p>15573</text:p>
          </table:table-cell>
          <table:table-cell office:value-type="float" office:value="632">
            <text:p>632</text:p>
          </table:table-cell>
          <table:table-cell office:value-type="float" office:value="16406">
            <text:p>16406</text:p>
          </table:table-cell>
          <table:table-cell table:formula="of:=[.C239]/[.D239]" office:value-type="float" office:value="64">
            <text:p>64</text:p>
          </table:table-cell>
          <table:table-cell/>
          <table:table-cell office:value-type="float" office:value="193417">
            <text:p>193417</text:p>
          </table:table-cell>
          <table:table-cell office:value-type="float" office:value="160804">
            <text:p>16080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240]-[.L240]" office:value-type="float" office:value="33867">
            <text:p>33867</text:p>
          </table:table-cell>
          <table:table-cell office:value-type="float" office:value="16746">
            <text:p>16746</text:p>
          </table:table-cell>
          <table:table-cell office:value-type="float" office:value="394">
            <text:p>394</text:p>
          </table:table-cell>
          <table:table-cell office:value-type="float" office:value="16726">
            <text:p>16726</text:p>
          </table:table-cell>
          <table:table-cell table:formula="of:=[.C240]/[.D240]" office:value-type="float" office:value="128">
            <text:p>128</text:p>
          </table:table-cell>
          <table:table-cell/>
          <table:table-cell office:value-type="float" office:value="197382">
            <text:p>197382</text:p>
          </table:table-cell>
          <table:table-cell office:value-type="float" office:value="163515">
            <text:p>16351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241]-[.L241]" office:value-type="float" office:value="33784">
            <text:p>33784</text:p>
          </table:table-cell>
          <table:table-cell office:value-type="float" office:value="17292">
            <text:p>17292</text:p>
          </table:table-cell>
          <table:table-cell office:value-type="float" office:value="268">
            <text:p>268</text:p>
          </table:table-cell>
          <table:table-cell office:value-type="float" office:value="16222">
            <text:p>16222</text:p>
          </table:table-cell>
          <table:table-cell table:formula="of:=[.C241]/[.D241]" office:value-type="float" office:value="256">
            <text:p>256</text:p>
          </table:table-cell>
          <table:table-cell/>
          <table:table-cell office:value-type="float" office:value="200089">
            <text:p>200089</text:p>
          </table:table-cell>
          <table:table-cell office:value-type="float" office:value="166305">
            <text:p>16630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K242]-[.L242]" office:value-type="float" office:value="33688">
            <text:p>33688</text:p>
          </table:table-cell>
          <table:table-cell office:value-type="float" office:value="10530">
            <text:p>10530</text:p>
          </table:table-cell>
          <table:table-cell office:value-type="float" office:value="1179">
            <text:p>1179</text:p>
          </table:table-cell>
          <table:table-cell office:value-type="float" office:value="21978">
            <text:p>21978</text:p>
          </table:table-cell>
          <table:table-cell table:formula="of:=[.C242]/[.D242]" office:value-type="float" office:value="32">
            <text:p>32</text:p>
          </table:table-cell>
          <table:table-cell/>
          <table:table-cell office:value-type="float" office:value="197965">
            <text:p>197965</text:p>
          </table:table-cell>
          <table:table-cell office:value-type="float" office:value="164277">
            <text:p>16427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K243]-[.L243]" office:value-type="float" office:value="24562">
            <text:p>24562</text:p>
          </table:table-cell>
          <table:table-cell office:value-type="float" office:value="11567">
            <text:p>11567</text:p>
          </table:table-cell>
          <table:table-cell office:value-type="float" office:value="640">
            <text:p>640</text:p>
          </table:table-cell>
          <table:table-cell office:value-type="float" office:value="12354">
            <text:p>12354</text:p>
          </table:table-cell>
          <table:table-cell table:formula="of:=[.C243]/[.D243]" office:value-type="float" office:value="64">
            <text:p>64</text:p>
          </table:table-cell>
          <table:table-cell/>
          <table:table-cell office:value-type="float" office:value="187288">
            <text:p>187288</text:p>
          </table:table-cell>
          <table:table-cell office:value-type="float" office:value="162726">
            <text:p>16272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K244]-[.L244]" office:value-type="float" office:value="99085">
            <text:p>99085</text:p>
          </table:table-cell>
          <table:table-cell office:value-type="float" office:value="47053">
            <text:p>47053</text:p>
          </table:table-cell>
          <table:table-cell office:value-type="float" office:value="2635">
            <text:p>2635</text:p>
          </table:table-cell>
          <table:table-cell office:value-type="float" office:value="49396">
            <text:p>49396</text:p>
          </table:table-cell>
          <table:table-cell table:formula="of:=[.C244]/[.D244]" office:value-type="float" office:value="64">
            <text:p>64</text:p>
          </table:table-cell>
          <table:table-cell/>
          <table:table-cell office:value-type="float" office:value="759570">
            <text:p>759570</text:p>
          </table:table-cell>
          <table:table-cell office:value-type="float" office:value="660485">
            <text:p>66048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K245]-[.L245]" office:value-type="float" office:value="25771">
            <text:p>25771</text:p>
          </table:table-cell>
          <table:table-cell office:value-type="float" office:value="11788">
            <text:p>11788</text:p>
          </table:table-cell>
          <table:table-cell office:value-type="float" office:value="360">
            <text:p>360</text:p>
          </table:table-cell>
          <table:table-cell office:value-type="float" office:value="13622">
            <text:p>13622</text:p>
          </table:table-cell>
          <table:table-cell table:formula="of:=[.C245]/[.D245]" office:value-type="float" office:value="128">
            <text:p>128</text:p>
          </table:table-cell>
          <table:table-cell/>
          <table:table-cell office:value-type="float" office:value="189735">
            <text:p>189735</text:p>
          </table:table-cell>
          <table:table-cell office:value-type="float" office:value="163964">
            <text:p>16396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K246]-[.L246]" office:value-type="float" office:value="143463">
            <text:p>143463</text:p>
          </table:table-cell>
          <table:table-cell office:value-type="float" office:value="48493">
            <text:p>48493</text:p>
          </table:table-cell>
          <table:table-cell office:value-type="float" office:value="1455">
            <text:p>1455</text:p>
          </table:table-cell>
          <table:table-cell office:value-type="float" office:value="93514">
            <text:p>93514</text:p>
          </table:table-cell>
          <table:table-cell table:formula="of:=[.C246]/[.D246]" office:value-type="float" office:value="128">
            <text:p>128</text:p>
          </table:table-cell>
          <table:table-cell/>
          <table:table-cell office:value-type="float" office:value="794354">
            <text:p>794354</text:p>
          </table:table-cell>
          <table:table-cell office:value-type="float" office:value="650891">
            <text:p>65089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K247]-[.L247]" office:value-type="float" office:value="23899">
            <text:p>23899</text:p>
          </table:table-cell>
          <table:table-cell office:value-type="float" office:value="11693">
            <text:p>11693</text:p>
          </table:table-cell>
          <table:table-cell office:value-type="float" office:value="211">
            <text:p>211</text:p>
          </table:table-cell>
          <table:table-cell office:value-type="float" office:value="11993">
            <text:p>11993</text:p>
          </table:table-cell>
          <table:table-cell table:formula="of:=[.C247]/[.D247]" office:value-type="float" office:value="256">
            <text:p>256</text:p>
          </table:table-cell>
          <table:table-cell/>
          <table:table-cell office:value-type="float" office:value="185863">
            <text:p>185863</text:p>
          </table:table-cell>
          <table:table-cell office:value-type="float" office:value="161964">
            <text:p>16196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K248]-[.L248]" office:value-type="float" office:value="147671">
            <text:p>147671</text:p>
          </table:table-cell>
          <table:table-cell office:value-type="float" office:value="50611">
            <text:p>50611</text:p>
          </table:table-cell>
          <table:table-cell office:value-type="float" office:value="838">
            <text:p>838</text:p>
          </table:table-cell>
          <table:table-cell office:value-type="float" office:value="96221">
            <text:p>96221</text:p>
          </table:table-cell>
          <table:table-cell table:formula="of:=[.C248]/[.D248]" office:value-type="float" office:value="256">
            <text:p>256</text:p>
          </table:table-cell>
          <table:table-cell/>
          <table:table-cell office:value-type="float" office:value="815866">
            <text:p>815866</text:p>
          </table:table-cell>
          <table:table-cell office:value-type="float" office:value="668195">
            <text:p>66819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249]-[.L249]" office:value-type="float" office:value="35234">
            <text:p>35234</text:p>
          </table:table-cell>
          <table:table-cell office:value-type="float" office:value="12545">
            <text:p>12545</text:p>
          </table:table-cell>
          <table:table-cell office:value-type="float" office:value="155">
            <text:p>155</text:p>
          </table:table-cell>
          <table:table-cell office:value-type="float" office:value="22533">
            <text:p>22533</text:p>
          </table:table-cell>
          <table:table-cell table:formula="of:=[.C249]/[.D249]" office:value-type="float" office:value="512">
            <text:p>512</text:p>
          </table:table-cell>
          <table:table-cell/>
          <table:table-cell office:value-type="float" office:value="204518">
            <text:p>204518</text:p>
          </table:table-cell>
          <table:table-cell office:value-type="float" office:value="169284">
            <text:p>16928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50]-[.L250]" office:value-type="float" office:value="107161">
            <text:p>107161</text:p>
          </table:table-cell>
          <table:table-cell office:value-type="float" office:value="57065">
            <text:p>57065</text:p>
          </table:table-cell>
          <table:table-cell office:value-type="float" office:value="598">
            <text:p>598</text:p>
          </table:table-cell>
          <table:table-cell office:value-type="float" office:value="49497">
            <text:p>49497</text:p>
          </table:table-cell>
          <table:table-cell table:formula="of:=[.C250]/[.D250]" office:value-type="float" office:value="512">
            <text:p>512</text:p>
          </table:table-cell>
          <table:table-cell/>
          <table:table-cell office:value-type="float" office:value="770407">
            <text:p>770407</text:p>
          </table:table-cell>
          <table:table-cell office:value-type="float" office:value="663246">
            <text:p>66324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K251]-[.L251]" office:value-type="float" office:value="25163">
            <text:p>25163</text:p>
          </table:table-cell>
          <table:table-cell office:value-type="float" office:value="13759">
            <text:p>13759</text:p>
          </table:table-cell>
          <table:table-cell office:value-type="float" office:value="124">
            <text:p>124</text:p>
          </table:table-cell>
          <table:table-cell office:value-type="float" office:value="11279">
            <text:p>11279</text:p>
          </table:table-cell>
          <table:table-cell table:formula="of:=[.C251]/[.D251]" office:value-type="float" office:value="1024">
            <text:p>1024</text:p>
          </table:table-cell>
          <table:table-cell/>
          <table:table-cell office:value-type="float" office:value="193405">
            <text:p>193405</text:p>
          </table:table-cell>
          <table:table-cell office:value-type="float" office:value="168242">
            <text:p>16824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K252]-[.L252]" office:value-type="float" office:value="116900">
            <text:p>116900</text:p>
          </table:table-cell>
          <table:table-cell office:value-type="float" office:value="67239">
            <text:p>67239</text:p>
          </table:table-cell>
          <table:table-cell office:value-type="float" office:value="429">
            <text:p>429</text:p>
          </table:table-cell>
          <table:table-cell office:value-type="float" office:value="49230">
            <text:p>49230</text:p>
          </table:table-cell>
          <table:table-cell table:formula="of:=[.C252]/[.D252]" office:value-type="float" office:value="1024">
            <text:p>1024</text:p>
          </table:table-cell>
          <table:table-cell/>
          <table:table-cell office:value-type="float" office:value="776104">
            <text:p>776104</text:p>
          </table:table-cell>
          <table:table-cell office:value-type="float" office:value="659204">
            <text:p>65920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K253]-[.L253]" office:value-type="float" office:value="30024">
            <text:p>30024</text:p>
          </table:table-cell>
          <table:table-cell office:value-type="float" office:value="18489">
            <text:p>18489</text:p>
          </table:table-cell>
          <table:table-cell office:value-type="float" office:value="100">
            <text:p>100</text:p>
          </table:table-cell>
          <table:table-cell office:value-type="float" office:value="11433">
            <text:p>11433</text:p>
          </table:table-cell>
          <table:table-cell table:formula="of:=[.C253]/[.D253]" office:value-type="float" office:value="2048">
            <text:p>2048</text:p>
          </table:table-cell>
          <table:table-cell/>
          <table:table-cell office:value-type="float" office:value="189434">
            <text:p>189434</text:p>
          </table:table-cell>
          <table:table-cell office:value-type="float" office:value="159410">
            <text:p>15941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K254]-[.L254]" office:value-type="float" office:value="136443">
            <text:p>136443</text:p>
          </table:table-cell>
          <table:table-cell office:value-type="float" office:value="87359">
            <text:p>87359</text:p>
          </table:table-cell>
          <table:table-cell office:value-type="float" office:value="430">
            <text:p>430</text:p>
          </table:table-cell>
          <table:table-cell office:value-type="float" office:value="48653">
            <text:p>48653</text:p>
          </table:table-cell>
          <table:table-cell table:formula="of:=[.C254]/[.D254]" office:value-type="float" office:value="2048">
            <text:p>2048</text:p>
          </table:table-cell>
          <table:table-cell/>
          <table:table-cell office:value-type="float" office:value="802800">
            <text:p>802800</text:p>
          </table:table-cell>
          <table:table-cell office:value-type="float" office:value="666357">
            <text:p>66635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K255]-[.L255]" office:value-type="float" office:value="43415">
            <text:p>43415</text:p>
          </table:table-cell>
          <table:table-cell office:value-type="float" office:value="31475">
            <text:p>31475</text:p>
          </table:table-cell>
          <table:table-cell office:value-type="float" office:value="100">
            <text:p>100</text:p>
          </table:table-cell>
          <table:table-cell office:value-type="float" office:value="11839">
            <text:p>11839</text:p>
          </table:table-cell>
          <table:table-cell table:formula="of:=[.C255]/[.D255]" office:value-type="float" office:value="4096">
            <text:p>4096</text:p>
          </table:table-cell>
          <table:table-cell/>
          <table:table-cell office:value-type="float" office:value="205297">
            <text:p>205297</text:p>
          </table:table-cell>
          <table:table-cell office:value-type="float" office:value="161882">
            <text:p>16188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K256]-[.L256]" office:value-type="float" office:value="176981">
            <text:p>176981</text:p>
          </table:table-cell>
          <table:table-cell office:value-type="float" office:value="128840">
            <text:p>128840</text:p>
          </table:table-cell>
          <table:table-cell office:value-type="float" office:value="367">
            <text:p>367</text:p>
          </table:table-cell>
          <table:table-cell office:value-type="float" office:value="47773">
            <text:p>47773</text:p>
          </table:table-cell>
          <table:table-cell table:formula="of:=[.C256]/[.D256]" office:value-type="float" office:value="4096">
            <text:p>4096</text:p>
          </table:table-cell>
          <table:table-cell/>
          <table:table-cell office:value-type="float" office:value="852583">
            <text:p>852583</text:p>
          </table:table-cell>
          <table:table-cell office:value-type="float" office:value="675602">
            <text:p>67560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K257]-[.L257]" office:value-type="float" office:value="69907">
            <text:p>69907</text:p>
          </table:table-cell>
          <table:table-cell office:value-type="float" office:value="57645">
            <text:p>57645</text:p>
          </table:table-cell>
          <table:table-cell office:value-type="float" office:value="98">
            <text:p>98</text:p>
          </table:table-cell>
          <table:table-cell office:value-type="float" office:value="12162">
            <text:p>12162</text:p>
          </table:table-cell>
          <table:table-cell table:formula="of:=[.C257]/[.D257]" office:value-type="float" office:value="8192">
            <text:p>8192</text:p>
          </table:table-cell>
          <table:table-cell/>
          <table:table-cell office:value-type="float" office:value="236953">
            <text:p>236953</text:p>
          </table:table-cell>
          <table:table-cell office:value-type="float" office:value="167046">
            <text:p>16704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K258]-[.L258]" office:value-type="float" office:value="277818">
            <text:p>277818</text:p>
          </table:table-cell>
          <table:table-cell office:value-type="float" office:value="228677">
            <text:p>228677</text:p>
          </table:table-cell>
          <table:table-cell office:value-type="float" office:value="383">
            <text:p>383</text:p>
          </table:table-cell>
          <table:table-cell office:value-type="float" office:value="48756">
            <text:p>48756</text:p>
          </table:table-cell>
          <table:table-cell table:formula="of:=[.C258]/[.D258]" office:value-type="float" office:value="8192">
            <text:p>8192</text:p>
          </table:table-cell>
          <table:table-cell/>
          <table:table-cell office:value-type="float" office:value="925478">
            <text:p>925478</text:p>
          </table:table-cell>
          <table:table-cell office:value-type="float" office:value="647660">
            <text:p>64766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K259]-[.L259]" office:value-type="float" office:value="487237">
            <text:p>487237</text:p>
          </table:table-cell>
          <table:table-cell office:value-type="float" office:value="437906">
            <text:p>437906</text:p>
          </table:table-cell>
          <table:table-cell office:value-type="float" office:value="371">
            <text:p>371</text:p>
          </table:table-cell>
          <table:table-cell office:value-type="float" office:value="48957">
            <text:p>48957</text:p>
          </table:table-cell>
          <table:table-cell table:formula="of:=[.C259]/[.D259]" office:value-type="float" office:value="16384">
            <text:p>16384</text:p>
          </table:table-cell>
          <table:table-cell/>
          <table:table-cell office:value-type="float" office:value="1141119">
            <text:p>1141119</text:p>
          </table:table-cell>
          <table:table-cell office:value-type="float" office:value="653882">
            <text:p>65388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K260]-[.L260]" office:value-type="float" office:value="902834">
            <text:p>902834</text:p>
          </table:table-cell>
          <table:table-cell office:value-type="float" office:value="853044">
            <text:p>853044</text:p>
          </table:table-cell>
          <table:table-cell office:value-type="float" office:value="349">
            <text:p>349</text:p>
          </table:table-cell>
          <table:table-cell office:value-type="float" office:value="49439">
            <text:p>49439</text:p>
          </table:table-cell>
          <table:table-cell table:formula="of:=[.C260]/[.D260]" office:value-type="float" office:value="32768">
            <text:p>32768</text:p>
          </table:table-cell>
          <table:table-cell/>
          <table:table-cell office:value-type="float" office:value="1555761">
            <text:p>1555761</text:p>
          </table:table-cell>
          <table:table-cell office:value-type="float" office:value="652927">
            <text:p>652927</text:p>
          </table:table-cell>
          <table:table-cell table:number-columns-repeated="1011"/>
        </table:table-row>
        <table:table-row table:style-name="ro1" table:number-rows-repeated="104831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 table:print="false">
        <office:forms form:automatic-focus="false" form:apply-design-mode="false"/>
        <table:table-column table:style-name="co6" table:default-cell-style-name="Default"/>
        <table:table-row table:style-name="ro1">
          <table:table-cell>
            <draw:frame table:end-cell-address="Sheet4.K34" table:end-x="2.146cm" table:end-y="0.344cm" draw:z-index="0" draw:style-name="gr1" svg:width="24.726cm" svg:height="15.188cm" svg:x="0.001cm" svg:y="0.001cm">
              <draw:object draw:notify-on-update-of-ranges="Sheet3.D200:Sheet3.D209 Sheet3.E200:Sheet3.E209 Sheet3.D200:Sheet3.D209 Sheet3.F200:Sheet3.F209 Sheet3.D200:Sheet3.D209 Sheet3.G200:Sheet3.G209 Sheet3.D200:Sheet3.D209 Sheet3.H200:Sheet3.H20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ce3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default-cell-style-name="ce3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number-columns-repeated="10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Knotenauslastung</text:p>
          </table:table-cell>
          <table:table-cell office:value-type="string">
            <text:p>Gesamt-rand</text:p>
          </table:table-cell>
          <table:table-cell office:value-type="string">
            <text:p>chunkverteil</text:p>
          </table:table-cell>
          <table:table-cell office:value-type="string">
            <text:p>endtag</text:p>
          </table:table-cell>
          <table:table-cell office:value-type="string">
            <text:p>merge</text:p>
          </table:table-cell>
          <table:table-cell office:value-type="string">
            <text:p>V/C</text:p>
          </table:table-cell>
          <table:table-cell/>
          <table:table-cell office:value-type="string">
            <text:p>gesamt</text:p>
          </table:table-cell>
          <table:table-cell office:value-type="string">
            <text:p>random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table:formula="of:=[.J2]/([.A2]*[.B2])" office:value-type="float" office:value="1">
            <text:p>1</text:p>
          </table:table-cell>
          <table:table-cell table:formula="of:=[.L2]-[.M2]" office:value-type="float" office:value="21761">
            <text:p>21761</text:p>
          </table:table-cell>
          <table:table-cell office:value-type="float" office:value="11644">
            <text:p>11644</text:p>
          </table:table-cell>
          <table:table-cell office:value-type="float" office:value="2476">
            <text:p>2476</text:p>
          </table:table-cell>
          <table:table-cell office:value-type="float" office:value="7640">
            <text:p>7640</text:p>
          </table:table-cell>
          <table:table-cell table:formula="of:=[.C2]/[.D2]" office:value-type="float" office:value="16">
            <text:p>16</text:p>
          </table:table-cell>
          <table:table-cell/>
          <table:table-cell office:value-type="float" office:value="184887">
            <text:p>184887</text:p>
          </table:table-cell>
          <table:table-cell office:value-type="float" office:value="163126">
            <text:p>163126</text:p>
          </table:table-cell>
          <table:table-cell>
            <draw:frame table:end-cell-address="Sheet5.V43" table:end-x="1.887cm" table:end-y="0.081cm" draw:z-index="1" draw:style-name="gr1" svg:width="19.278cm" svg:height="18.292cm" svg:x="0.674cm" svg:y="0.234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table:formula="of:=[.J3]/([.A3]*[.B3])" office:value-type="float" office:value="0.5">
            <text:p>0,5</text:p>
          </table:table-cell>
          <table:table-cell table:formula="of:=[.L3]-[.M3]" office:value-type="float" office:value="12650">
            <text:p>12650</text:p>
          </table:table-cell>
          <table:table-cell office:value-type="float" office:value="4642">
            <text:p>4642</text:p>
          </table:table-cell>
          <table:table-cell office:value-type="float" office:value="2463">
            <text:p>2463</text:p>
          </table:table-cell>
          <table:table-cell office:value-type="float" office:value="5542">
            <text:p>5542</text:p>
          </table:table-cell>
          <table:table-cell table:formula="of:=[.C3]/[.D3]" office:value-type="float" office:value="16">
            <text:p>16</text:p>
          </table:table-cell>
          <table:table-cell/>
          <table:table-cell office:value-type="float" office:value="138801">
            <text:p>138801</text:p>
          </table:table-cell>
          <table:table-cell office:value-type="float" office:value="126151">
            <text:p>12615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4]/([.A4]*[.B4])" office:value-type="float" office:value="2">
            <text:p>2</text:p>
          </table:table-cell>
          <table:table-cell table:formula="of:=[.L4]-[.M4]" office:value-type="float" office:value="21395">
            <text:p>21395</text:p>
          </table:table-cell>
          <table:table-cell office:value-type="float" office:value="12517">
            <text:p>12517</text:p>
          </table:table-cell>
          <table:table-cell office:value-type="float" office:value="1271">
            <text:p>1271</text:p>
          </table:table-cell>
          <table:table-cell office:value-type="float" office:value="7606">
            <text:p>7606</text:p>
          </table:table-cell>
          <table:table-cell table:formula="of:=[.C4]/[.D4]" office:value-type="float" office:value="32">
            <text:p>32</text:p>
          </table:table-cell>
          <table:table-cell/>
          <table:table-cell office:value-type="float" office:value="189241">
            <text:p>189241</text:p>
          </table:table-cell>
          <table:table-cell office:value-type="float" office:value="167846">
            <text:p>1678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J5]/([.A5]*[.B5])" office:value-type="float" office:value="2">
            <text:p>2</text:p>
          </table:table-cell>
          <table:table-cell table:formula="of:=[.L5]-[.M5]" office:value-type="float" office:value="46538">
            <text:p>46538</text:p>
          </table:table-cell>
          <table:table-cell office:value-type="float" office:value="28471">
            <text:p>28471</text:p>
          </table:table-cell>
          <table:table-cell office:value-type="float" office:value="2734">
            <text:p>2734</text:p>
          </table:table-cell>
          <table:table-cell office:value-type="float" office:value="15332">
            <text:p>15332</text:p>
          </table:table-cell>
          <table:table-cell table:formula="of:=[.C5]/[.D5]" office:value-type="float" office:value="32">
            <text:p>32</text:p>
          </table:table-cell>
          <table:table-cell/>
          <table:table-cell office:value-type="float" office:value="245310">
            <text:p>245310</text:p>
          </table:table-cell>
          <table:table-cell office:value-type="float" office:value="198772">
            <text:p>19877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6]/([.A6]*[.B6])" office:value-type="float" office:value="1">
            <text:p>1</text:p>
          </table:table-cell>
          <table:table-cell table:formula="of:=[.L6]-[.M6]" office:value-type="float" office:value="15178">
            <text:p>15178</text:p>
          </table:table-cell>
          <table:table-cell office:value-type="float" office:value="5067">
            <text:p>5067</text:p>
          </table:table-cell>
          <table:table-cell office:value-type="float" office:value="1121">
            <text:p>1121</text:p>
          </table:table-cell>
          <table:table-cell office:value-type="float" office:value="8988">
            <text:p>8988</text:p>
          </table:table-cell>
          <table:table-cell table:formula="of:=[.C6]/[.D6]" office:value-type="float" office:value="32">
            <text:p>32</text:p>
          </table:table-cell>
          <table:table-cell/>
          <table:table-cell office:value-type="float" office:value="145811">
            <text:p>145811</text:p>
          </table:table-cell>
          <table:table-cell office:value-type="float" office:value="130633">
            <text:p>13063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J7]/([.A7]*[.B7])" office:value-type="float" office:value="1">
            <text:p>1</text:p>
          </table:table-cell>
          <table:table-cell table:formula="of:=[.L7]-[.M7]" office:value-type="float" office:value="30742">
            <text:p>30742</text:p>
          </table:table-cell>
          <table:table-cell office:value-type="float" office:value="10038">
            <text:p>10038</text:p>
          </table:table-cell>
          <table:table-cell office:value-type="float" office:value="2110">
            <text:p>2110</text:p>
          </table:table-cell>
          <table:table-cell office:value-type="float" office:value="18593">
            <text:p>18593</text:p>
          </table:table-cell>
          <table:table-cell table:formula="of:=[.C7]/[.D7]" office:value-type="float" office:value="32">
            <text:p>32</text:p>
          </table:table-cell>
          <table:table-cell/>
          <table:table-cell office:value-type="float" office:value="234536">
            <text:p>234536</text:p>
          </table:table-cell>
          <table:table-cell office:value-type="float" office:value="203794">
            <text:p>20379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J8]/([.A8]*[.B8])" office:value-type="float" office:value="2">
            <text:p>2</text:p>
          </table:table-cell>
          <table:table-cell table:formula="of:=[.L8]-[.M8]" office:value-type="float" office:value="102234">
            <text:p>102234</text:p>
          </table:table-cell>
          <table:table-cell office:value-type="float" office:value="89816">
            <text:p>89816</text:p>
          </table:table-cell>
          <table:table-cell office:value-type="float" office:value="3053">
            <text:p>3053</text:p>
          </table:table-cell>
          <table:table-cell office:value-type="float" office:value="9363">
            <text:p>9363</text:p>
          </table:table-cell>
          <table:table-cell table:formula="of:=[.C8]/[.D8]" office:value-type="float" office:value="32">
            <text:p>32</text:p>
          </table:table-cell>
          <table:table-cell/>
          <table:table-cell office:value-type="float" office:value="440902">
            <text:p>440902</text:p>
          </table:table-cell>
          <table:table-cell office:value-type="float" office:value="338668">
            <text:p>33866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9]/([.A9]*[.B9])" office:value-type="float" office:value="1">
            <text:p>1</text:p>
          </table:table-cell>
          <table:table-cell table:formula="of:=[.L9]-[.M9]" office:value-type="float" office:value="21618">
            <text:p>21618</text:p>
          </table:table-cell>
          <table:table-cell office:value-type="float" office:value="12561">
            <text:p>12561</text:p>
          </table:table-cell>
          <table:table-cell office:value-type="float" office:value="1143">
            <text:p>1143</text:p>
          </table:table-cell>
          <table:table-cell office:value-type="float" office:value="7913">
            <text:p>7913</text:p>
          </table:table-cell>
          <table:table-cell table:formula="of:=[.C9]/[.D9]" office:value-type="float" office:value="32">
            <text:p>32</text:p>
          </table:table-cell>
          <table:table-cell/>
          <table:table-cell office:value-type="float" office:value="184634">
            <text:p>184634</text:p>
          </table:table-cell>
          <table:table-cell office:value-type="float" office:value="163016">
            <text:p>16301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J10]/([.A10]*[.B10])" office:value-type="float" office:value="1">
            <text:p>1</text:p>
          </table:table-cell>
          <table:table-cell table:formula="of:=[.L10]-[.M10]" office:value-type="float" office:value="43994">
            <text:p>43994</text:p>
          </table:table-cell>
          <table:table-cell office:value-type="float" office:value="25808">
            <text:p>25808</text:p>
          </table:table-cell>
          <table:table-cell office:value-type="float" office:value="2691">
            <text:p>2691</text:p>
          </table:table-cell>
          <table:table-cell office:value-type="float" office:value="15494">
            <text:p>15494</text:p>
          </table:table-cell>
          <table:table-cell table:formula="of:=[.C10]/[.D10]" office:value-type="float" office:value="32">
            <text:p>32</text:p>
          </table:table-cell>
          <table:table-cell/>
          <table:table-cell office:value-type="float" office:value="373910">
            <text:p>373910</text:p>
          </table:table-cell>
          <table:table-cell office:value-type="float" office:value="329916">
            <text:p>32991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11]/([.A11]*[.B11])" office:value-type="float" office:value="0.5">
            <text:p>0,5</text:p>
          </table:table-cell>
          <table:table-cell table:formula="of:=[.L11]-[.M11]" office:value-type="float" office:value="15650">
            <text:p>15650</text:p>
          </table:table-cell>
          <table:table-cell office:value-type="float" office:value="5739">
            <text:p>5739</text:p>
          </table:table-cell>
          <table:table-cell office:value-type="float" office:value="1192">
            <text:p>1192</text:p>
          </table:table-cell>
          <table:table-cell office:value-type="float" office:value="8718">
            <text:p>8718</text:p>
          </table:table-cell>
          <table:table-cell table:formula="of:=[.C11]/[.D11]" office:value-type="float" office:value="32">
            <text:p>32</text:p>
          </table:table-cell>
          <table:table-cell/>
          <table:table-cell office:value-type="float" office:value="181252">
            <text:p>181252</text:p>
          </table:table-cell>
          <table:table-cell office:value-type="float" office:value="165602">
            <text:p>16560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12]/([.A12]*[.B12])" office:value-type="float" office:value="0.5">
            <text:p>0,5</text:p>
          </table:table-cell>
          <table:table-cell table:formula="of:=[.L12]-[.M12]" office:value-type="float" office:value="23148">
            <text:p>23148</text:p>
          </table:table-cell>
          <table:table-cell office:value-type="float" office:value="13949">
            <text:p>13949</text:p>
          </table:table-cell>
          <table:table-cell office:value-type="float" office:value="1344">
            <text:p>1344</text:p>
          </table:table-cell>
          <table:table-cell office:value-type="float" office:value="7853">
            <text:p>7853</text:p>
          </table:table-cell>
          <table:table-cell table:formula="of:=[.C12]/[.D12]" office:value-type="float" office:value="32">
            <text:p>32</text:p>
          </table:table-cell>
          <table:table-cell/>
          <table:table-cell office:value-type="float" office:value="188971">
            <text:p>188971</text:p>
          </table:table-cell>
          <table:table-cell office:value-type="float" office:value="165823">
            <text:p>16582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J13]/([.A13]*[.B13])" office:value-type="float" office:value="0.5">
            <text:p>0,5</text:p>
          </table:table-cell>
          <table:table-cell table:formula="of:=[.L13]-[.M13]" office:value-type="float" office:value="45138">
            <text:p>45138</text:p>
          </table:table-cell>
          <table:table-cell office:value-type="float" office:value="27122">
            <text:p>27122</text:p>
          </table:table-cell>
          <table:table-cell office:value-type="float" office:value="2542">
            <text:p>2542</text:p>
          </table:table-cell>
          <table:table-cell office:value-type="float" office:value="15473">
            <text:p>15473</text:p>
          </table:table-cell>
          <table:table-cell table:formula="of:=[.C13]/[.D13]" office:value-type="float" office:value="32">
            <text:p>32</text:p>
          </table:table-cell>
          <table:table-cell/>
          <table:table-cell office:value-type="float" office:value="367943">
            <text:p>367943</text:p>
          </table:table-cell>
          <table:table-cell office:value-type="float" office:value="322805">
            <text:p>322805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4194304">
            <text:p>4194304</text:p>
          </table:table-cell>
          <table:table-cell table:formula="of:=[.J14]/([.A14]*[.B14])" office:value-type="float" office:value="0.25">
            <text:p>0,25</text:p>
          </table:table-cell>
          <table:table-cell table:formula="of:=[.L14]-[.M14]" office:value-type="float" office:value="15800">
            <text:p>15800</text:p>
          </table:table-cell>
          <table:table-cell table:style-name="ce1" office:value-type="float" office:value="5816">
            <text:p>5816</text:p>
          </table:table-cell>
          <table:table-cell table:style-name="ce1" office:value-type="float" office:value="1240">
            <text:p>1240</text:p>
          </table:table-cell>
          <table:table-cell table:style-name="ce1" office:value-type="float" office:value="8744">
            <text:p>8744</text:p>
          </table:table-cell>
          <table:table-cell table:formula="of:=[.C14]/[.D14]" office:value-type="float" office:value="32">
            <text:p>32</text:p>
          </table:table-cell>
          <table:table-cell/>
          <table:table-cell table:style-name="ce1" office:value-type="float" office:value="175193">
            <text:p>175193</text:p>
          </table:table-cell>
          <table:table-cell table:style-name="ce1" office:value-type="float" office:value="159393">
            <text:p>159393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table:formula="of:=[.J15]/([.A15]*[.B15])" office:value-type="float" office:value="0.25">
            <text:p>0,25</text:p>
          </table:table-cell>
          <table:table-cell table:formula="of:=[.L15]-[.M15]" office:value-type="float" office:value="73976">
            <text:p>73976</text:p>
          </table:table-cell>
          <table:table-cell office:value-type="float" office:value="24784">
            <text:p>24784</text:p>
          </table:table-cell>
          <table:table-cell office:value-type="float" office:value="2458">
            <text:p>2458</text:p>
          </table:table-cell>
          <table:table-cell office:value-type="float" office:value="46733">
            <text:p>46733</text:p>
          </table:table-cell>
          <table:table-cell table:formula="of:=[.C15]/[.D15]" office:value-type="float" office:value="32">
            <text:p>32</text:p>
          </table:table-cell>
          <table:table-cell/>
          <table:table-cell office:value-type="float" office:value="397075">
            <text:p>397075</text:p>
          </table:table-cell>
          <table:table-cell office:value-type="float" office:value="323099">
            <text:p>32309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16]/([.A16]*[.B16])" office:value-type="float" office:value="0.533333333333333">
            <text:p>0,5333333333</text:p>
          </table:table-cell>
          <table:table-cell table:formula="of:=[.L16]-[.M16]" office:value-type="float" office:value="54922">
            <text:p>54922</text:p>
          </table:table-cell>
          <table:table-cell office:value-type="float" office:value="48534">
            <text:p>48534</text:p>
          </table:table-cell>
          <table:table-cell office:value-type="float" office:value="1700">
            <text:p>1700</text:p>
          </table:table-cell>
          <table:table-cell office:value-type="float" office:value="4687">
            <text:p>4687</text:p>
          </table:table-cell>
          <table:table-cell table:formula="of:=[.C16]/[.D16]" office:value-type="float" office:value="32">
            <text:p>32</text:p>
          </table:table-cell>
          <table:table-cell/>
          <table:table-cell office:value-type="float" office:value="212387">
            <text:p>212387</text:p>
          </table:table-cell>
          <table:table-cell office:value-type="float" office:value="157465">
            <text:p>15746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17]/([.A17]*[.B17])" office:value-type="float" office:value="0.266666666666667">
            <text:p>0,2666666667</text:p>
          </table:table-cell>
          <table:table-cell table:formula="of:=[.L17]-[.M17]" office:value-type="float" office:value="22897">
            <text:p>22897</text:p>
          </table:table-cell>
          <table:table-cell office:value-type="float" office:value="13766">
            <text:p>13766</text:p>
          </table:table-cell>
          <table:table-cell office:value-type="float" office:value="1279">
            <text:p>1279</text:p>
          </table:table-cell>
          <table:table-cell office:value-type="float" office:value="7851">
            <text:p>7851</text:p>
          </table:table-cell>
          <table:table-cell table:formula="of:=[.C17]/[.D17]" office:value-type="float" office:value="32">
            <text:p>32</text:p>
          </table:table-cell>
          <table:table-cell/>
          <table:table-cell office:value-type="float" office:value="191834">
            <text:p>191834</text:p>
          </table:table-cell>
          <table:table-cell office:value-type="float" office:value="168937">
            <text:p>16893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18]/([.A18]*[.B18])" office:value-type="float" office:value="0.177777777777778">
            <text:p>0,1777777778</text:p>
          </table:table-cell>
          <table:table-cell table:formula="of:=[.L18]-[.M18]" office:value-type="float" office:value="32778">
            <text:p>32778</text:p>
          </table:table-cell>
          <table:table-cell office:value-type="float" office:value="15212">
            <text:p>15212</text:p>
          </table:table-cell>
          <table:table-cell office:value-type="float" office:value="1220">
            <text:p>1220</text:p>
          </table:table-cell>
          <table:table-cell office:value-type="float" office:value="16344">
            <text:p>16344</text:p>
          </table:table-cell>
          <table:table-cell table:formula="of:=[.C18]/[.D18]" office:value-type="float" office:value="32">
            <text:p>32</text:p>
          </table:table-cell>
          <table:table-cell/>
          <table:table-cell office:value-type="float" office:value="195310">
            <text:p>195310</text:p>
          </table:table-cell>
          <table:table-cell office:value-type="float" office:value="162532">
            <text:p>16253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table:formula="of:=[.J19]/([.A19]*[.B19])" office:value-type="float" office:value="0.133333333333333">
            <text:p>0,1333333333</text:p>
          </table:table-cell>
          <table:table-cell table:formula="of:=[.L19]-[.M19]" office:value-type="float" office:value="33688">
            <text:p>33688</text:p>
          </table:table-cell>
          <table:table-cell office:value-type="float" office:value="10530">
            <text:p>10530</text:p>
          </table:table-cell>
          <table:table-cell office:value-type="float" office:value="1179">
            <text:p>1179</text:p>
          </table:table-cell>
          <table:table-cell office:value-type="float" office:value="21978">
            <text:p>21978</text:p>
          </table:table-cell>
          <table:table-cell table:formula="of:=[.C19]/[.D19]" office:value-type="float" office:value="32">
            <text:p>32</text:p>
          </table:table-cell>
          <table:table-cell/>
          <table:table-cell office:value-type="float" office:value="197965">
            <text:p>197965</text:p>
          </table:table-cell>
          <table:table-cell office:value-type="float" office:value="164277">
            <text:p>16427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20]/([.A20]*[.B20])" office:value-type="float" office:value="5.33333333333333">
            <text:p>5,3333333333</text:p>
          </table:table-cell>
          <table:table-cell table:formula="of:=[.L20]-[.M20]" office:value-type="float" office:value="2152314">
            <text:p>2152314</text:p>
          </table:table-cell>
          <table:table-cell office:value-type="float" office:value="1271101">
            <text:p>1271101</text:p>
          </table:table-cell>
          <table:table-cell office:value-type="float" office:value="3824">
            <text:p>3824</text:p>
          </table:table-cell>
          <table:table-cell office:value-type="float" office:value="877388">
            <text:p>877388</text:p>
          </table:table-cell>
          <table:table-cell table:formula="of:=[.C20]/[.D20]" office:value-type="float" office:value="64">
            <text:p>64</text:p>
          </table:table-cell>
          <table:table-cell/>
          <table:table-cell office:value-type="float" office:value="2807142">
            <text:p>2807142</text:p>
          </table:table-cell>
          <table:table-cell office:value-type="float" office:value="654828">
            <text:p>65482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21]/([.A21]*[.B21])" office:value-type="float" office:value="4">
            <text:p>4</text:p>
          </table:table-cell>
          <table:table-cell table:formula="of:=[.L21]-[.M21]" office:value-type="float" office:value="22030">
            <text:p>22030</text:p>
          </table:table-cell>
          <table:table-cell office:value-type="float" office:value="13439">
            <text:p>13439</text:p>
          </table:table-cell>
          <table:table-cell office:value-type="float" office:value="738">
            <text:p>738</text:p>
          </table:table-cell>
          <table:table-cell office:value-type="float" office:value="7850">
            <text:p>7850</text:p>
          </table:table-cell>
          <table:table-cell table:formula="of:=[.C21]/[.D21]" office:value-type="float" office:value="64">
            <text:p>64</text:p>
          </table:table-cell>
          <table:table-cell/>
          <table:table-cell office:value-type="float" office:value="183488">
            <text:p>183488</text:p>
          </table:table-cell>
          <table:table-cell office:value-type="float" office:value="161458">
            <text:p>16145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22]/([.A22]*[.B22])" office:value-type="float" office:value="4">
            <text:p>4</text:p>
          </table:table-cell>
          <table:table-cell table:formula="of:=[.L22]-[.M22]" office:value-type="float" office:value="47593">
            <text:p>47593</text:p>
          </table:table-cell>
          <table:table-cell office:value-type="float" office:value="30524">
            <text:p>30524</text:p>
          </table:table-cell>
          <table:table-cell office:value-type="float" office:value="1511">
            <text:p>1511</text:p>
          </table:table-cell>
          <table:table-cell office:value-type="float" office:value="15556">
            <text:p>15556</text:p>
          </table:table-cell>
          <table:table-cell table:formula="of:=[.C22]/[.D22]" office:value-type="float" office:value="64">
            <text:p>64</text:p>
          </table:table-cell>
          <table:table-cell/>
          <table:table-cell office:value-type="float" office:value="246453">
            <text:p>246453</text:p>
          </table:table-cell>
          <table:table-cell office:value-type="float" office:value="198860">
            <text:p>19886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23]/([.A23]*[.B23])" office:value-type="float" office:value="4">
            <text:p>4</text:p>
          </table:table-cell>
          <table:table-cell table:formula="of:=[.L23]-[.M23]" office:value-type="float" office:value="97030">
            <text:p>97030</text:p>
          </table:table-cell>
          <table:table-cell office:value-type="float" office:value="63108">
            <text:p>63108</text:p>
          </table:table-cell>
          <table:table-cell office:value-type="float" office:value="3055">
            <text:p>3055</text:p>
          </table:table-cell>
          <table:table-cell office:value-type="float" office:value="30866">
            <text:p>30866</text:p>
          </table:table-cell>
          <table:table-cell table:formula="of:=[.C23]/[.D23]" office:value-type="float" office:value="64">
            <text:p>64</text:p>
          </table:table-cell>
          <table:table-cell/>
          <table:table-cell office:value-type="float" office:value="494817">
            <text:p>494817</text:p>
          </table:table-cell>
          <table:table-cell office:value-type="float" office:value="397787">
            <text:p>39778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24]/([.A24]*[.B24])" office:value-type="float" office:value="2">
            <text:p>2</text:p>
          </table:table-cell>
          <table:table-cell table:formula="of:=[.L24]-[.M24]" office:value-type="float" office:value="14810">
            <text:p>14810</text:p>
          </table:table-cell>
          <table:table-cell office:value-type="float" office:value="5225">
            <text:p>5225</text:p>
          </table:table-cell>
          <table:table-cell office:value-type="float" office:value="529">
            <text:p>529</text:p>
          </table:table-cell>
          <table:table-cell office:value-type="float" office:value="9054">
            <text:p>9054</text:p>
          </table:table-cell>
          <table:table-cell table:formula="of:=[.C24]/[.D24]" office:value-type="float" office:value="64">
            <text:p>64</text:p>
          </table:table-cell>
          <table:table-cell/>
          <table:table-cell office:value-type="float" office:value="156532">
            <text:p>156532</text:p>
          </table:table-cell>
          <table:table-cell office:value-type="float" office:value="141722">
            <text:p>14172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25]/([.A25]*[.B25])" office:value-type="float" office:value="2">
            <text:p>2</text:p>
          </table:table-cell>
          <table:table-cell table:formula="of:=[.L25]-[.M25]" office:value-type="float" office:value="29566">
            <text:p>29566</text:p>
          </table:table-cell>
          <table:table-cell office:value-type="float" office:value="10498">
            <text:p>10498</text:p>
          </table:table-cell>
          <table:table-cell office:value-type="float" office:value="1092">
            <text:p>1092</text:p>
          </table:table-cell>
          <table:table-cell office:value-type="float" office:value="17975">
            <text:p>17975</text:p>
          </table:table-cell>
          <table:table-cell table:formula="of:=[.C25]/[.D25]" office:value-type="float" office:value="64">
            <text:p>64</text:p>
          </table:table-cell>
          <table:table-cell/>
          <table:table-cell office:value-type="float" office:value="233436">
            <text:p>233436</text:p>
          </table:table-cell>
          <table:table-cell office:value-type="float" office:value="203870">
            <text:p>20387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26]/([.A26]*[.B26])" office:value-type="float" office:value="2">
            <text:p>2</text:p>
          </table:table-cell>
          <table:table-cell table:formula="of:=[.L26]-[.M26]" office:value-type="float" office:value="62136">
            <text:p>62136</text:p>
          </table:table-cell>
          <table:table-cell office:value-type="float" office:value="23095">
            <text:p>23095</text:p>
          </table:table-cell>
          <table:table-cell office:value-type="float" office:value="2753">
            <text:p>2753</text:p>
          </table:table-cell>
          <table:table-cell office:value-type="float" office:value="36287">
            <text:p>36287</text:p>
          </table:table-cell>
          <table:table-cell table:formula="of:=[.C26]/[.D26]" office:value-type="float" office:value="64">
            <text:p>64</text:p>
          </table:table-cell>
          <table:table-cell/>
          <table:table-cell office:value-type="float" office:value="470522">
            <text:p>470522</text:p>
          </table:table-cell>
          <table:table-cell office:value-type="float" office:value="408386">
            <text:p>40838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27]/([.A27]*[.B27])" office:value-type="float" office:value="4">
            <text:p>4</text:p>
          </table:table-cell>
          <table:table-cell table:formula="of:=[.L27]-[.M27]" office:value-type="float" office:value="125809">
            <text:p>125809</text:p>
          </table:table-cell>
          <table:table-cell office:value-type="float" office:value="114267">
            <text:p>114267</text:p>
          </table:table-cell>
          <table:table-cell office:value-type="float" office:value="2184">
            <text:p>2184</text:p>
          </table:table-cell>
          <table:table-cell office:value-type="float" office:value="9357">
            <text:p>9357</text:p>
          </table:table-cell>
          <table:table-cell table:formula="of:=[.C27]/[.D27]" office:value-type="float" office:value="64">
            <text:p>64</text:p>
          </table:table-cell>
          <table:table-cell/>
          <table:table-cell office:value-type="float" office:value="458616">
            <text:p>458616</text:p>
          </table:table-cell>
          <table:table-cell office:value-type="float" office:value="332807">
            <text:p>33280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28]/([.A28]*[.B28])" office:value-type="float" office:value="2.66666666666667">
            <text:p>2,6666666667</text:p>
          </table:table-cell>
          <table:table-cell table:formula="of:=[.L28]-[.M28]" office:value-type="float" office:value="121924">
            <text:p>121924</text:p>
          </table:table-cell>
          <table:table-cell office:value-type="float" office:value="95634">
            <text:p>95634</text:p>
          </table:table-cell>
          <table:table-cell office:value-type="float" office:value="3380">
            <text:p>3380</text:p>
          </table:table-cell>
          <table:table-cell office:value-type="float" office:value="22908">
            <text:p>22908</text:p>
          </table:table-cell>
          <table:table-cell table:formula="of:=[.C28]/[.D28]" office:value-type="float" office:value="64">
            <text:p>64</text:p>
          </table:table-cell>
          <table:table-cell/>
          <table:table-cell office:value-type="float" office:value="770933">
            <text:p>770933</text:p>
          </table:table-cell>
          <table:table-cell office:value-type="float" office:value="649009">
            <text:p>64900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29]/([.A29]*[.B29])" office:value-type="float" office:value="2">
            <text:p>2</text:p>
          </table:table-cell>
          <table:table-cell table:formula="of:=[.L29]-[.M29]" office:value-type="float" office:value="22094">
            <text:p>22094</text:p>
          </table:table-cell>
          <table:table-cell office:value-type="float" office:value="13623">
            <text:p>13623</text:p>
          </table:table-cell>
          <table:table-cell office:value-type="float" office:value="630">
            <text:p>630</text:p>
          </table:table-cell>
          <table:table-cell office:value-type="float" office:value="7839">
            <text:p>7839</text:p>
          </table:table-cell>
          <table:table-cell table:formula="of:=[.C29]/[.D29]" office:value-type="float" office:value="64">
            <text:p>64</text:p>
          </table:table-cell>
          <table:table-cell/>
          <table:table-cell office:value-type="float" office:value="187655">
            <text:p>187655</text:p>
          </table:table-cell>
          <table:table-cell office:value-type="float" office:value="165561">
            <text:p>16556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30]/([.A30]*[.B30])" office:value-type="float" office:value="2">
            <text:p>2</text:p>
          </table:table-cell>
          <table:table-cell table:formula="of:=[.L30]-[.M30]" office:value-type="float" office:value="47454">
            <text:p>47454</text:p>
          </table:table-cell>
          <table:table-cell office:value-type="float" office:value="30152">
            <text:p>30152</text:p>
          </table:table-cell>
          <table:table-cell office:value-type="float" office:value="1572">
            <text:p>1572</text:p>
          </table:table-cell>
          <table:table-cell office:value-type="float" office:value="15727">
            <text:p>15727</text:p>
          </table:table-cell>
          <table:table-cell table:formula="of:=[.C30]/[.D30]" office:value-type="float" office:value="64">
            <text:p>64</text:p>
          </table:table-cell>
          <table:table-cell/>
          <table:table-cell office:value-type="float" office:value="375242">
            <text:p>375242</text:p>
          </table:table-cell>
          <table:table-cell office:value-type="float" office:value="327788">
            <text:p>32778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31]/([.A31]*[.B31])" office:value-type="float" office:value="2">
            <text:p>2</text:p>
          </table:table-cell>
          <table:table-cell table:formula="of:=[.L31]-[.M31]" office:value-type="float" office:value="91775">
            <text:p>91775</text:p>
          </table:table-cell>
          <table:table-cell office:value-type="float" office:value="58402">
            <text:p>58402</text:p>
          </table:table-cell>
          <table:table-cell office:value-type="float" office:value="2876">
            <text:p>2876</text:p>
          </table:table-cell>
          <table:table-cell office:value-type="float" office:value="30496">
            <text:p>30496</text:p>
          </table:table-cell>
          <table:table-cell table:formula="of:=[.C31]/[.D31]" office:value-type="float" office:value="64">
            <text:p>64</text:p>
          </table:table-cell>
          <table:table-cell/>
          <table:table-cell office:value-type="float" office:value="751810">
            <text:p>751810</text:p>
          </table:table-cell>
          <table:table-cell office:value-type="float" office:value="660035">
            <text:p>66003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32]/([.A32]*[.B32])" office:value-type="float" office:value="1">
            <text:p>1</text:p>
          </table:table-cell>
          <table:table-cell table:formula="of:=[.L32]-[.M32]" office:value-type="float" office:value="15127">
            <text:p>15127</text:p>
          </table:table-cell>
          <table:table-cell office:value-type="float" office:value="5791">
            <text:p>5791</text:p>
          </table:table-cell>
          <table:table-cell office:value-type="float" office:value="623">
            <text:p>623</text:p>
          </table:table-cell>
          <table:table-cell office:value-type="float" office:value="8711">
            <text:p>8711</text:p>
          </table:table-cell>
          <table:table-cell table:formula="of:=[.C32]/[.D32]" office:value-type="float" office:value="64">
            <text:p>64</text:p>
          </table:table-cell>
          <table:table-cell/>
          <table:table-cell office:value-type="float" office:value="181963">
            <text:p>181963</text:p>
          </table:table-cell>
          <table:table-cell office:value-type="float" office:value="166836">
            <text:p>16683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33]/([.A33]*[.B33])" office:value-type="float" office:value="1">
            <text:p>1</text:p>
          </table:table-cell>
          <table:table-cell table:formula="of:=[.L33]-[.M33]" office:value-type="float" office:value="30707">
            <text:p>30707</text:p>
          </table:table-cell>
          <table:table-cell office:value-type="float" office:value="12020">
            <text:p>12020</text:p>
          </table:table-cell>
          <table:table-cell office:value-type="float" office:value="1315">
            <text:p>1315</text:p>
          </table:table-cell>
          <table:table-cell office:value-type="float" office:value="17370">
            <text:p>17370</text:p>
          </table:table-cell>
          <table:table-cell table:formula="of:=[.C33]/[.D33]" office:value-type="float" office:value="64">
            <text:p>64</text:p>
          </table:table-cell>
          <table:table-cell/>
          <table:table-cell office:value-type="float" office:value="358629">
            <text:p>358629</text:p>
          </table:table-cell>
          <table:table-cell office:value-type="float" office:value="327922">
            <text:p>32792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34]/([.A34]*[.B34])" office:value-type="float" office:value="1">
            <text:p>1</text:p>
          </table:table-cell>
          <table:table-cell table:formula="of:=[.L34]-[.M34]" office:value-type="float" office:value="62237">
            <text:p>62237</text:p>
          </table:table-cell>
          <table:table-cell office:value-type="float" office:value="24756">
            <text:p>24756</text:p>
          </table:table-cell>
          <table:table-cell office:value-type="float" office:value="2733">
            <text:p>2733</text:p>
          </table:table-cell>
          <table:table-cell office:value-type="float" office:value="34747">
            <text:p>34747</text:p>
          </table:table-cell>
          <table:table-cell table:formula="of:=[.C34]/[.D34]" office:value-type="float" office:value="64">
            <text:p>64</text:p>
          </table:table-cell>
          <table:table-cell/>
          <table:table-cell office:value-type="float" office:value="734373">
            <text:p>734373</text:p>
          </table:table-cell>
          <table:table-cell office:value-type="float" office:value="672136">
            <text:p>67213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35]/([.A35]*[.B35])" office:value-type="float" office:value="1.33333333333333">
            <text:p>1,3333333333</text:p>
          </table:table-cell>
          <table:table-cell table:formula="of:=[.L35]-[.M35]" office:value-type="float" office:value="118710">
            <text:p>118710</text:p>
          </table:table-cell>
          <table:table-cell office:value-type="float" office:value="92537">
            <text:p>92537</text:p>
          </table:table-cell>
          <table:table-cell office:value-type="float" office:value="3088">
            <text:p>3088</text:p>
          </table:table-cell>
          <table:table-cell office:value-type="float" office:value="23084">
            <text:p>23084</text:p>
          </table:table-cell>
          <table:table-cell table:formula="of:=[.C35]/[.D35]" office:value-type="float" office:value="64">
            <text:p>64</text:p>
          </table:table-cell>
          <table:table-cell/>
          <table:table-cell office:value-type="float" office:value="783010">
            <text:p>783010</text:p>
          </table:table-cell>
          <table:table-cell office:value-type="float" office:value="664300">
            <text:p>66430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36]/([.A36]*[.B36])" office:value-type="float" office:value="1">
            <text:p>1</text:p>
          </table:table-cell>
          <table:table-cell table:formula="of:=[.L36]-[.M36]" office:value-type="float" office:value="23642">
            <text:p>23642</text:p>
          </table:table-cell>
          <table:table-cell office:value-type="float" office:value="14890">
            <text:p>14890</text:p>
          </table:table-cell>
          <table:table-cell office:value-type="float" office:value="714">
            <text:p>714</text:p>
          </table:table-cell>
          <table:table-cell office:value-type="float" office:value="8036">
            <text:p>8036</text:p>
          </table:table-cell>
          <table:table-cell table:formula="of:=[.C36]/[.D36]" office:value-type="float" office:value="64">
            <text:p>64</text:p>
          </table:table-cell>
          <table:table-cell/>
          <table:table-cell office:value-type="float" office:value="187203">
            <text:p>187203</text:p>
          </table:table-cell>
          <table:table-cell office:value-type="float" office:value="163561">
            <text:p>16356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37]/([.A37]*[.B37])" office:value-type="float" office:value="1">
            <text:p>1</text:p>
          </table:table-cell>
          <table:table-cell table:formula="of:=[.L37]-[.M37]" office:value-type="float" office:value="46200">
            <text:p>46200</text:p>
          </table:table-cell>
          <table:table-cell office:value-type="float" office:value="29051">
            <text:p>29051</text:p>
          </table:table-cell>
          <table:table-cell office:value-type="float" office:value="1466">
            <text:p>1466</text:p>
          </table:table-cell>
          <table:table-cell office:value-type="float" office:value="15683">
            <text:p>15683</text:p>
          </table:table-cell>
          <table:table-cell table:formula="of:=[.C37]/[.D37]" office:value-type="float" office:value="64">
            <text:p>64</text:p>
          </table:table-cell>
          <table:table-cell/>
          <table:table-cell office:value-type="float" office:value="375067">
            <text:p>375067</text:p>
          </table:table-cell>
          <table:table-cell office:value-type="float" office:value="328867">
            <text:p>32886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38]/([.A38]*[.B38])" office:value-type="float" office:value="1">
            <text:p>1</text:p>
          </table:table-cell>
          <table:table-cell table:formula="of:=[.L38]-[.M38]" office:value-type="float" office:value="93690">
            <text:p>93690</text:p>
          </table:table-cell>
          <table:table-cell office:value-type="float" office:value="59723">
            <text:p>59723</text:p>
          </table:table-cell>
          <table:table-cell office:value-type="float" office:value="2534">
            <text:p>2534</text:p>
          </table:table-cell>
          <table:table-cell office:value-type="float" office:value="31431">
            <text:p>31431</text:p>
          </table:table-cell>
          <table:table-cell table:formula="of:=[.C38]/[.D38]" office:value-type="float" office:value="64">
            <text:p>64</text:p>
          </table:table-cell>
          <table:table-cell/>
          <table:table-cell office:value-type="float" office:value="757266">
            <text:p>757266</text:p>
          </table:table-cell>
          <table:table-cell office:value-type="float" office:value="663576">
            <text:p>663576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2097152">
            <text:p>2097152</text:p>
          </table:table-cell>
          <table:table-cell table:formula="of:=[.J39]/([.A39]*[.B39])" office:value-type="float" office:value="0.5">
            <text:p>0,5</text:p>
          </table:table-cell>
          <table:table-cell table:formula="of:=[.L39]-[.M39]" office:value-type="float" office:value="36180">
            <text:p>36180</text:p>
          </table:table-cell>
          <table:table-cell table:style-name="ce1" office:value-type="float" office:value="11487">
            <text:p>11487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24100">
            <text:p>24100</text:p>
          </table:table-cell>
          <table:table-cell table:formula="of:=[.C39]/[.D39]" office:value-type="float" office:value="64">
            <text:p>64</text:p>
          </table:table-cell>
          <table:table-cell/>
          <table:table-cell table:style-name="ce1" office:value-type="float" office:value="201758">
            <text:p>201758</text:p>
          </table:table-cell>
          <table:table-cell table:style-name="ce1" office:value-type="float" office:value="165578">
            <text:p>165578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table:formula="of:=[.J40]/([.A40]*[.B40])" office:value-type="float" office:value="0.5">
            <text:p>0,5</text:p>
          </table:table-cell>
          <table:table-cell table:formula="of:=[.L40]-[.M40]" office:value-type="float" office:value="69848">
            <text:p>69848</text:p>
          </table:table-cell>
          <table:table-cell office:value-type="float" office:value="23190">
            <text:p>23190</text:p>
          </table:table-cell>
          <table:table-cell office:value-type="float" office:value="1290">
            <text:p>1290</text:p>
          </table:table-cell>
          <table:table-cell office:value-type="float" office:value="45366">
            <text:p>45366</text:p>
          </table:table-cell>
          <table:table-cell table:formula="of:=[.C40]/[.D40]" office:value-type="float" office:value="64">
            <text:p>64</text:p>
          </table:table-cell>
          <table:table-cell/>
          <table:table-cell office:value-type="float" office:value="391450">
            <text:p>391450</text:p>
          </table:table-cell>
          <table:table-cell office:value-type="float" office:value="321602">
            <text:p>32160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41]/([.A41]*[.B41])" office:value-type="float" office:value="0.5">
            <text:p>0,5</text:p>
          </table:table-cell>
          <table:table-cell table:formula="of:=[.L41]-[.M41]" office:value-type="float" office:value="97417">
            <text:p>97417</text:p>
          </table:table-cell>
          <table:table-cell office:value-type="float" office:value="44118">
            <text:p>44118</text:p>
          </table:table-cell>
          <table:table-cell office:value-type="float" office:value="2661">
            <text:p>2661</text:p>
          </table:table-cell>
          <table:table-cell office:value-type="float" office:value="50637">
            <text:p>50637</text:p>
          </table:table-cell>
          <table:table-cell table:formula="of:=[.C41]/[.D41]" office:value-type="float" office:value="64">
            <text:p>64</text:p>
          </table:table-cell>
          <table:table-cell/>
          <table:table-cell office:value-type="float" office:value="730680">
            <text:p>730680</text:p>
          </table:table-cell>
          <table:table-cell office:value-type="float" office:value="633263">
            <text:p>63326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42]/([.A42]*[.B42])" office:value-type="float" office:value="1.06666666666667">
            <text:p>1,0666666667</text:p>
          </table:table-cell>
          <table:table-cell table:formula="of:=[.L42]-[.M42]" office:value-type="float" office:value="62298">
            <text:p>62298</text:p>
          </table:table-cell>
          <table:table-cell office:value-type="float" office:value="56473">
            <text:p>56473</text:p>
          </table:table-cell>
          <table:table-cell office:value-type="float" office:value="1118">
            <text:p>1118</text:p>
          </table:table-cell>
          <table:table-cell office:value-type="float" office:value="4705">
            <text:p>4705</text:p>
          </table:table-cell>
          <table:table-cell table:formula="of:=[.C42]/[.D42]" office:value-type="float" office:value="64">
            <text:p>64</text:p>
          </table:table-cell>
          <table:table-cell/>
          <table:table-cell office:value-type="float" office:value="223088">
            <text:p>223088</text:p>
          </table:table-cell>
          <table:table-cell office:value-type="float" office:value="160790">
            <text:p>16079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43]/([.A43]*[.B43])" office:value-type="float" office:value="0.533333333333333">
            <text:p>0,5333333333</text:p>
          </table:table-cell>
          <table:table-cell table:formula="of:=[.L43]-[.M43]" office:value-type="float" office:value="23569">
            <text:p>23569</text:p>
          </table:table-cell>
          <table:table-cell office:value-type="float" office:value="14871">
            <text:p>14871</text:p>
          </table:table-cell>
          <table:table-cell office:value-type="float" office:value="746">
            <text:p>746</text:p>
          </table:table-cell>
          <table:table-cell office:value-type="float" office:value="7951">
            <text:p>7951</text:p>
          </table:table-cell>
          <table:table-cell table:formula="of:=[.C43]/[.D43]" office:value-type="float" office:value="64">
            <text:p>64</text:p>
          </table:table-cell>
          <table:table-cell/>
          <table:table-cell office:value-type="float" office:value="188440">
            <text:p>188440</text:p>
          </table:table-cell>
          <table:table-cell office:value-type="float" office:value="164871">
            <text:p>16487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44]/([.A44]*[.B44])" office:value-type="float" office:value="0.533333333333333">
            <text:p>0,5333333333</text:p>
          </table:table-cell>
          <table:table-cell table:formula="of:=[.L44]-[.M44]" office:value-type="float" office:value="98197">
            <text:p>98197</text:p>
          </table:table-cell>
          <table:table-cell office:value-type="float" office:value="63548">
            <text:p>63548</text:p>
          </table:table-cell>
          <table:table-cell office:value-type="float" office:value="3065">
            <text:p>3065</text:p>
          </table:table-cell>
          <table:table-cell office:value-type="float" office:value="31584">
            <text:p>31584</text:p>
          </table:table-cell>
          <table:table-cell table:formula="of:=[.C44]/[.D44]" office:value-type="float" office:value="64">
            <text:p>64</text:p>
          </table:table-cell>
          <table:table-cell/>
          <table:table-cell office:value-type="float" office:value="755211">
            <text:p>755211</text:p>
          </table:table-cell>
          <table:table-cell office:value-type="float" office:value="657014">
            <text:p>65701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45]/([.A45]*[.B45])" office:value-type="float" office:value="0.355555555555556">
            <text:p>0,3555555556</text:p>
          </table:table-cell>
          <table:table-cell table:formula="of:=[.L45]-[.M45]" office:value-type="float" office:value="32613">
            <text:p>32613</text:p>
          </table:table-cell>
          <table:table-cell office:value-type="float" office:value="15573">
            <text:p>15573</text:p>
          </table:table-cell>
          <table:table-cell office:value-type="float" office:value="632">
            <text:p>632</text:p>
          </table:table-cell>
          <table:table-cell office:value-type="float" office:value="16406">
            <text:p>16406</text:p>
          </table:table-cell>
          <table:table-cell table:formula="of:=[.C45]/[.D45]" office:value-type="float" office:value="64">
            <text:p>64</text:p>
          </table:table-cell>
          <table:table-cell/>
          <table:table-cell office:value-type="float" office:value="193417">
            <text:p>193417</text:p>
          </table:table-cell>
          <table:table-cell office:value-type="float" office:value="160804">
            <text:p>16080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table:formula="of:=[.J46]/([.A46]*[.B46])" office:value-type="float" office:value="0.266666666666667">
            <text:p>0,2666666667</text:p>
          </table:table-cell>
          <table:table-cell table:formula="of:=[.L46]-[.M46]" office:value-type="float" office:value="24562">
            <text:p>24562</text:p>
          </table:table-cell>
          <table:table-cell office:value-type="float" office:value="11567">
            <text:p>11567</text:p>
          </table:table-cell>
          <table:table-cell office:value-type="float" office:value="640">
            <text:p>640</text:p>
          </table:table-cell>
          <table:table-cell office:value-type="float" office:value="12354">
            <text:p>12354</text:p>
          </table:table-cell>
          <table:table-cell table:formula="of:=[.C46]/[.D46]" office:value-type="float" office:value="64">
            <text:p>64</text:p>
          </table:table-cell>
          <table:table-cell/>
          <table:table-cell office:value-type="float" office:value="187288">
            <text:p>187288</text:p>
          </table:table-cell>
          <table:table-cell office:value-type="float" office:value="162726">
            <text:p>16272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table:formula="of:=[.J47]/([.A47]*[.B47])" office:value-type="float" office:value="0.266666666666667">
            <text:p>0,2666666667</text:p>
          </table:table-cell>
          <table:table-cell table:formula="of:=[.L47]-[.M47]" office:value-type="float" office:value="99085">
            <text:p>99085</text:p>
          </table:table-cell>
          <table:table-cell office:value-type="float" office:value="47053">
            <text:p>47053</text:p>
          </table:table-cell>
          <table:table-cell office:value-type="float" office:value="2635">
            <text:p>2635</text:p>
          </table:table-cell>
          <table:table-cell office:value-type="float" office:value="49396">
            <text:p>49396</text:p>
          </table:table-cell>
          <table:table-cell table:formula="of:=[.C47]/[.D47]" office:value-type="float" office:value="64">
            <text:p>64</text:p>
          </table:table-cell>
          <table:table-cell/>
          <table:table-cell office:value-type="float" office:value="759570">
            <text:p>759570</text:p>
          </table:table-cell>
          <table:table-cell office:value-type="float" office:value="660485">
            <text:p>66048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48]/([.A48]*[.B48])" office:value-type="float" office:value="10.6666666666667">
            <text:p>10,6666666667</text:p>
          </table:table-cell>
          <table:table-cell table:formula="of:=[.L48]-[.M48]" office:value-type="float" office:value="2102982">
            <text:p>2102982</text:p>
          </table:table-cell>
          <table:table-cell office:value-type="float" office:value="1133479">
            <text:p>1133479</text:p>
          </table:table-cell>
          <table:table-cell office:value-type="float" office:value="2604">
            <text:p>2604</text:p>
          </table:table-cell>
          <table:table-cell office:value-type="float" office:value="966898">
            <text:p>966898</text:p>
          </table:table-cell>
          <table:table-cell table:formula="of:=[.C48]/[.D48]" office:value-type="float" office:value="128">
            <text:p>128</text:p>
          </table:table-cell>
          <table:table-cell/>
          <table:table-cell office:value-type="float" office:value="2766350">
            <text:p>2766350</text:p>
          </table:table-cell>
          <table:table-cell office:value-type="float" office:value="663368">
            <text:p>6633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49]/([.A49]*[.B49])" office:value-type="float" office:value="8">
            <text:p>8</text:p>
          </table:table-cell>
          <table:table-cell table:formula="of:=[.L49]-[.M49]" office:value-type="float" office:value="23020">
            <text:p>23020</text:p>
          </table:table-cell>
          <table:table-cell office:value-type="float" office:value="15050">
            <text:p>15050</text:p>
          </table:table-cell>
          <table:table-cell office:value-type="float" office:value="354">
            <text:p>354</text:p>
          </table:table-cell>
          <table:table-cell office:value-type="float" office:value="7615">
            <text:p>7615</text:p>
          </table:table-cell>
          <table:table-cell table:formula="of:=[.C49]/[.D49]" office:value-type="float" office:value="128">
            <text:p>128</text:p>
          </table:table-cell>
          <table:table-cell/>
          <table:table-cell office:value-type="float" office:value="186016">
            <text:p>186016</text:p>
          </table:table-cell>
          <table:table-cell office:value-type="float" office:value="162996">
            <text:p>16299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50]/([.A50]*[.B50])" office:value-type="float" office:value="8">
            <text:p>8</text:p>
          </table:table-cell>
          <table:table-cell table:formula="of:=[.L50]-[.M50]" office:value-type="float" office:value="51233">
            <text:p>51233</text:p>
          </table:table-cell>
          <table:table-cell office:value-type="float" office:value="34293">
            <text:p>34293</text:p>
          </table:table-cell>
          <table:table-cell office:value-type="float" office:value="982">
            <text:p>982</text:p>
          </table:table-cell>
          <table:table-cell office:value-type="float" office:value="15956">
            <text:p>15956</text:p>
          </table:table-cell>
          <table:table-cell table:formula="of:=[.C50]/[.D50]" office:value-type="float" office:value="128">
            <text:p>128</text:p>
          </table:table-cell>
          <table:table-cell/>
          <table:table-cell office:value-type="float" office:value="250242">
            <text:p>250242</text:p>
          </table:table-cell>
          <table:table-cell office:value-type="float" office:value="199009">
            <text:p>19900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51]/([.A51]*[.B51])" office:value-type="float" office:value="8">
            <text:p>8</text:p>
          </table:table-cell>
          <table:table-cell table:formula="of:=[.L51]-[.M51]" office:value-type="float" office:value="104040">
            <text:p>104040</text:p>
          </table:table-cell>
          <table:table-cell office:value-type="float" office:value="71243">
            <text:p>71243</text:p>
          </table:table-cell>
          <table:table-cell office:value-type="float" office:value="1935">
            <text:p>1935</text:p>
          </table:table-cell>
          <table:table-cell office:value-type="float" office:value="30860">
            <text:p>30860</text:p>
          </table:table-cell>
          <table:table-cell table:formula="of:=[.C51]/[.D51]" office:value-type="float" office:value="128">
            <text:p>128</text:p>
          </table:table-cell>
          <table:table-cell/>
          <table:table-cell office:value-type="float" office:value="501925">
            <text:p>501925</text:p>
          </table:table-cell>
          <table:table-cell office:value-type="float" office:value="397885">
            <text:p>39788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52]/([.A52]*[.B52])" office:value-type="float" office:value="4">
            <text:p>4</text:p>
          </table:table-cell>
          <table:table-cell table:formula="of:=[.L52]-[.M52]" office:value-type="float" office:value="14656">
            <text:p>14656</text:p>
          </table:table-cell>
          <table:table-cell office:value-type="float" office:value="5350">
            <text:p>5350</text:p>
          </table:table-cell>
          <table:table-cell office:value-type="float" office:value="338">
            <text:p>338</text:p>
          </table:table-cell>
          <table:table-cell office:value-type="float" office:value="8967">
            <text:p>8967</text:p>
          </table:table-cell>
          <table:table-cell table:formula="of:=[.C52]/[.D52]" office:value-type="float" office:value="128">
            <text:p>128</text:p>
          </table:table-cell>
          <table:table-cell/>
          <table:table-cell office:value-type="float" office:value="185880">
            <text:p>185880</text:p>
          </table:table-cell>
          <table:table-cell office:value-type="float" office:value="171224">
            <text:p>17122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53]/([.A53]*[.B53])" office:value-type="float" office:value="4">
            <text:p>4</text:p>
          </table:table-cell>
          <table:table-cell table:formula="of:=[.L53]-[.M53]" office:value-type="float" office:value="24300">
            <text:p>24300</text:p>
          </table:table-cell>
          <table:table-cell office:value-type="float" office:value="10908">
            <text:p>10908</text:p>
          </table:table-cell>
          <table:table-cell office:value-type="float" office:value="577">
            <text:p>577</text:p>
          </table:table-cell>
          <table:table-cell office:value-type="float" office:value="12813">
            <text:p>12813</text:p>
          </table:table-cell>
          <table:table-cell table:formula="of:=[.C53]/[.D53]" office:value-type="float" office:value="128">
            <text:p>128</text:p>
          </table:table-cell>
          <table:table-cell/>
          <table:table-cell office:value-type="float" office:value="227952">
            <text:p>227952</text:p>
          </table:table-cell>
          <table:table-cell office:value-type="float" office:value="203652">
            <text:p>20365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54]/([.A54]*[.B54])" office:value-type="float" office:value="8">
            <text:p>8</text:p>
          </table:table-cell>
          <table:table-cell table:formula="of:=[.L54]-[.M54]" office:value-type="float" office:value="144957">
            <text:p>144957</text:p>
          </table:table-cell>
          <table:table-cell office:value-type="float" office:value="133994">
            <text:p>133994</text:p>
          </table:table-cell>
          <table:table-cell office:value-type="float" office:value="1547">
            <text:p>1547</text:p>
          </table:table-cell>
          <table:table-cell office:value-type="float" office:value="9414">
            <text:p>9414</text:p>
          </table:table-cell>
          <table:table-cell table:formula="of:=[.C54]/[.D54]" office:value-type="float" office:value="128">
            <text:p>128</text:p>
          </table:table-cell>
          <table:table-cell/>
          <table:table-cell office:value-type="float" office:value="476398">
            <text:p>476398</text:p>
          </table:table-cell>
          <table:table-cell office:value-type="float" office:value="331441">
            <text:p>33144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55]/([.A55]*[.B55])" office:value-type="float" office:value="5.33333333333333">
            <text:p>5,3333333333</text:p>
          </table:table-cell>
          <table:table-cell table:formula="of:=[.L55]-[.M55]" office:value-type="float" office:value="139457">
            <text:p>139457</text:p>
          </table:table-cell>
          <table:table-cell office:value-type="float" office:value="114129">
            <text:p>114129</text:p>
          </table:table-cell>
          <table:table-cell office:value-type="float" office:value="2358">
            <text:p>2358</text:p>
          </table:table-cell>
          <table:table-cell office:value-type="float" office:value="22968">
            <text:p>22968</text:p>
          </table:table-cell>
          <table:table-cell table:formula="of:=[.C55]/[.D55]" office:value-type="float" office:value="128">
            <text:p>128</text:p>
          </table:table-cell>
          <table:table-cell/>
          <table:table-cell office:value-type="float" office:value="793450">
            <text:p>793450</text:p>
          </table:table-cell>
          <table:table-cell office:value-type="float" office:value="653993">
            <text:p>65399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56]/([.A56]*[.B56])" office:value-type="float" office:value="4">
            <text:p>4</text:p>
          </table:table-cell>
          <table:table-cell table:formula="of:=[.L56]-[.M56]" office:value-type="float" office:value="23324">
            <text:p>23324</text:p>
          </table:table-cell>
          <table:table-cell office:value-type="float" office:value="15090">
            <text:p>15090</text:p>
          </table:table-cell>
          <table:table-cell office:value-type="float" office:value="374">
            <text:p>374</text:p>
          </table:table-cell>
          <table:table-cell office:value-type="float" office:value="7858">
            <text:p>7858</text:p>
          </table:table-cell>
          <table:table-cell table:formula="of:=[.C56]/[.D56]" office:value-type="float" office:value="128">
            <text:p>128</text:p>
          </table:table-cell>
          <table:table-cell/>
          <table:table-cell office:value-type="float" office:value="195608">
            <text:p>195608</text:p>
          </table:table-cell>
          <table:table-cell office:value-type="float" office:value="172284">
            <text:p>17228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57]/([.A57]*[.B57])" office:value-type="float" office:value="4">
            <text:p>4</text:p>
          </table:table-cell>
          <table:table-cell table:formula="of:=[.L57]-[.M57]" office:value-type="float" office:value="49916">
            <text:p>49916</text:p>
          </table:table-cell>
          <table:table-cell office:value-type="float" office:value="33579">
            <text:p>33579</text:p>
          </table:table-cell>
          <table:table-cell office:value-type="float" office:value="855">
            <text:p>855</text:p>
          </table:table-cell>
          <table:table-cell office:value-type="float" office:value="15479">
            <text:p>15479</text:p>
          </table:table-cell>
          <table:table-cell table:formula="of:=[.C57]/[.D57]" office:value-type="float" office:value="128">
            <text:p>128</text:p>
          </table:table-cell>
          <table:table-cell/>
          <table:table-cell office:value-type="float" office:value="373494">
            <text:p>373494</text:p>
          </table:table-cell>
          <table:table-cell office:value-type="float" office:value="323578">
            <text:p>32357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58]/([.A58]*[.B58])" office:value-type="float" office:value="4">
            <text:p>4</text:p>
          </table:table-cell>
          <table:table-cell table:formula="of:=[.L58]-[.M58]" office:value-type="float" office:value="105922">
            <text:p>105922</text:p>
          </table:table-cell>
          <table:table-cell office:value-type="float" office:value="72335">
            <text:p>72335</text:p>
          </table:table-cell>
          <table:table-cell office:value-type="float" office:value="1888">
            <text:p>1888</text:p>
          </table:table-cell>
          <table:table-cell office:value-type="float" office:value="31699">
            <text:p>31699</text:p>
          </table:table-cell>
          <table:table-cell table:formula="of:=[.C58]/[.D58]" office:value-type="float" office:value="128">
            <text:p>128</text:p>
          </table:table-cell>
          <table:table-cell/>
          <table:table-cell office:value-type="float" office:value="790463">
            <text:p>790463</text:p>
          </table:table-cell>
          <table:table-cell office:value-type="float" office:value="684541">
            <text:p>68454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59]/([.A59]*[.B59])" office:value-type="float" office:value="2">
            <text:p>2</text:p>
          </table:table-cell>
          <table:table-cell table:formula="of:=[.L59]-[.M59]" office:value-type="float" office:value="15175">
            <text:p>15175</text:p>
          </table:table-cell>
          <table:table-cell office:value-type="float" office:value="6083">
            <text:p>6083</text:p>
          </table:table-cell>
          <table:table-cell office:value-type="float" office:value="352">
            <text:p>352</text:p>
          </table:table-cell>
          <table:table-cell office:value-type="float" office:value="8737">
            <text:p>8737</text:p>
          </table:table-cell>
          <table:table-cell table:formula="of:=[.C59]/[.D59]" office:value-type="float" office:value="128">
            <text:p>128</text:p>
          </table:table-cell>
          <table:table-cell/>
          <table:table-cell office:value-type="float" office:value="177865">
            <text:p>177865</text:p>
          </table:table-cell>
          <table:table-cell office:value-type="float" office:value="162690">
            <text:p>16269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60]/([.A60]*[.B60])" office:value-type="float" office:value="2">
            <text:p>2</text:p>
          </table:table-cell>
          <table:table-cell table:formula="of:=[.L60]-[.M60]" office:value-type="float" office:value="30239">
            <text:p>30239</text:p>
          </table:table-cell>
          <table:table-cell office:value-type="float" office:value="12314">
            <text:p>12314</text:p>
          </table:table-cell>
          <table:table-cell office:value-type="float" office:value="698">
            <text:p>698</text:p>
          </table:table-cell>
          <table:table-cell office:value-type="float" office:value="17227">
            <text:p>17227</text:p>
          </table:table-cell>
          <table:table-cell table:formula="of:=[.C60]/[.D60]" office:value-type="float" office:value="128">
            <text:p>128</text:p>
          </table:table-cell>
          <table:table-cell/>
          <table:table-cell office:value-type="float" office:value="381665">
            <text:p>381665</text:p>
          </table:table-cell>
          <table:table-cell office:value-type="float" office:value="351426">
            <text:p>35142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61]/([.A61]*[.B61])" office:value-type="float" office:value="2">
            <text:p>2</text:p>
          </table:table-cell>
          <table:table-cell table:formula="of:=[.L61]-[.M61]" office:value-type="float" office:value="62555">
            <text:p>62555</text:p>
          </table:table-cell>
          <table:table-cell office:value-type="float" office:value="26242">
            <text:p>26242</text:p>
          </table:table-cell>
          <table:table-cell office:value-type="float" office:value="1513">
            <text:p>1513</text:p>
          </table:table-cell>
          <table:table-cell office:value-type="float" office:value="34799">
            <text:p>34799</text:p>
          </table:table-cell>
          <table:table-cell table:formula="of:=[.C61]/[.D61]" office:value-type="float" office:value="128">
            <text:p>128</text:p>
          </table:table-cell>
          <table:table-cell/>
          <table:table-cell office:value-type="float" office:value="719647">
            <text:p>719647</text:p>
          </table:table-cell>
          <table:table-cell office:value-type="float" office:value="657092">
            <text:p>65709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62]/([.A62]*[.B62])" office:value-type="float" office:value="2.66666666666667">
            <text:p>2,6666666667</text:p>
          </table:table-cell>
          <table:table-cell table:formula="of:=[.L62]-[.M62]" office:value-type="float" office:value="134781">
            <text:p>134781</text:p>
          </table:table-cell>
          <table:table-cell office:value-type="float" office:value="109948">
            <text:p>109948</text:p>
          </table:table-cell>
          <table:table-cell office:value-type="float" office:value="1865">
            <text:p>1865</text:p>
          </table:table-cell>
          <table:table-cell office:value-type="float" office:value="22967">
            <text:p>22967</text:p>
          </table:table-cell>
          <table:table-cell table:formula="of:=[.C62]/[.D62]" office:value-type="float" office:value="128">
            <text:p>128</text:p>
          </table:table-cell>
          <table:table-cell/>
          <table:table-cell office:value-type="float" office:value="806984">
            <text:p>806984</text:p>
          </table:table-cell>
          <table:table-cell office:value-type="float" office:value="672203">
            <text:p>67220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63]/([.A63]*[.B63])" office:value-type="float" office:value="2">
            <text:p>2</text:p>
          </table:table-cell>
          <table:table-cell table:formula="of:=[.L63]-[.M63]" office:value-type="float" office:value="24883">
            <text:p>24883</text:p>
          </table:table-cell>
          <table:table-cell office:value-type="float" office:value="16546">
            <text:p>16546</text:p>
          </table:table-cell>
          <table:table-cell office:value-type="float" office:value="449">
            <text:p>449</text:p>
          </table:table-cell>
          <table:table-cell office:value-type="float" office:value="7886">
            <text:p>7886</text:p>
          </table:table-cell>
          <table:table-cell table:formula="of:=[.C63]/[.D63]" office:value-type="float" office:value="128">
            <text:p>128</text:p>
          </table:table-cell>
          <table:table-cell/>
          <table:table-cell office:value-type="float" office:value="193352">
            <text:p>193352</text:p>
          </table:table-cell>
          <table:table-cell office:value-type="float" office:value="168469">
            <text:p>16846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64]/([.A64]*[.B64])" office:value-type="float" office:value="2">
            <text:p>2</text:p>
          </table:table-cell>
          <table:table-cell table:formula="of:=[.L64]-[.M64]" office:value-type="float" office:value="50353">
            <text:p>50353</text:p>
          </table:table-cell>
          <table:table-cell office:value-type="float" office:value="33544">
            <text:p>33544</text:p>
          </table:table-cell>
          <table:table-cell office:value-type="float" office:value="905">
            <text:p>905</text:p>
          </table:table-cell>
          <table:table-cell office:value-type="float" office:value="15903">
            <text:p>15903</text:p>
          </table:table-cell>
          <table:table-cell table:formula="of:=[.C64]/[.D64]" office:value-type="float" office:value="128">
            <text:p>128</text:p>
          </table:table-cell>
          <table:table-cell/>
          <table:table-cell office:value-type="float" office:value="373361">
            <text:p>373361</text:p>
          </table:table-cell>
          <table:table-cell office:value-type="float" office:value="323008">
            <text:p>32300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65]/([.A65]*[.B65])" office:value-type="float" office:value="2">
            <text:p>2</text:p>
          </table:table-cell>
          <table:table-cell table:formula="of:=[.L65]-[.M65]" office:value-type="float" office:value="100115">
            <text:p>100115</text:p>
          </table:table-cell>
          <table:table-cell office:value-type="float" office:value="66210">
            <text:p>66210</text:p>
          </table:table-cell>
          <table:table-cell office:value-type="float" office:value="1875">
            <text:p>1875</text:p>
          </table:table-cell>
          <table:table-cell office:value-type="float" office:value="32028">
            <text:p>32028</text:p>
          </table:table-cell>
          <table:table-cell table:formula="of:=[.C65]/[.D65]" office:value-type="float" office:value="128">
            <text:p>128</text:p>
          </table:table-cell>
          <table:table-cell/>
          <table:table-cell office:value-type="float" office:value="753503">
            <text:p>753503</text:p>
          </table:table-cell>
          <table:table-cell office:value-type="float" office:value="653388">
            <text:p>653388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048576">
            <text:p>1048576</text:p>
          </table:table-cell>
          <table:table-cell table:formula="of:=[.J66]/([.A66]*[.B66])" office:value-type="float" office:value="1">
            <text:p>1</text:p>
          </table:table-cell>
          <table:table-cell table:formula="of:=[.L66]-[.M66]" office:value-type="float" office:value="35548">
            <text:p>35548</text:p>
          </table:table-cell>
          <table:table-cell table:style-name="ce1" office:value-type="float" office:value="11850">
            <text:p>1185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3366">
            <text:p>23366</text:p>
          </table:table-cell>
          <table:table-cell table:formula="of:=[.C66]/[.D66]" office:value-type="float" office:value="128">
            <text:p>128</text:p>
          </table:table-cell>
          <table:table-cell/>
          <table:table-cell table:style-name="ce1" office:value-type="float" office:value="199941">
            <text:p>199941</text:p>
          </table:table-cell>
          <table:table-cell table:style-name="ce1" office:value-type="float" office:value="164393">
            <text:p>164393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table:formula="of:=[.J67]/([.A67]*[.B67])" office:value-type="float" office:value="1">
            <text:p>1</text:p>
          </table:table-cell>
          <table:table-cell table:formula="of:=[.L67]-[.M67]" office:value-type="float" office:value="71111">
            <text:p>71111</text:p>
          </table:table-cell>
          <table:table-cell office:value-type="float" office:value="23729">
            <text:p>23729</text:p>
          </table:table-cell>
          <table:table-cell office:value-type="float" office:value="682">
            <text:p>682</text:p>
          </table:table-cell>
          <table:table-cell office:value-type="float" office:value="46699">
            <text:p>46699</text:p>
          </table:table-cell>
          <table:table-cell table:formula="of:=[.C67]/[.D67]" office:value-type="float" office:value="128">
            <text:p>128</text:p>
          </table:table-cell>
          <table:table-cell/>
          <table:table-cell office:value-type="float" office:value="392832">
            <text:p>392832</text:p>
          </table:table-cell>
          <table:table-cell office:value-type="float" office:value="321721">
            <text:p>32172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68]/([.A68]*[.B68])" office:value-type="float" office:value="1">
            <text:p>1</text:p>
          </table:table-cell>
          <table:table-cell table:formula="of:=[.L68]-[.M68]" office:value-type="float" office:value="146695">
            <text:p>146695</text:p>
          </table:table-cell>
          <table:table-cell office:value-type="float" office:value="48825">
            <text:p>48825</text:p>
          </table:table-cell>
          <table:table-cell office:value-type="float" office:value="1512">
            <text:p>1512</text:p>
          </table:table-cell>
          <table:table-cell office:value-type="float" office:value="96355">
            <text:p>96355</text:p>
          </table:table-cell>
          <table:table-cell table:formula="of:=[.C68]/[.D68]" office:value-type="float" office:value="128">
            <text:p>128</text:p>
          </table:table-cell>
          <table:table-cell/>
          <table:table-cell office:value-type="float" office:value="797651">
            <text:p>797651</text:p>
          </table:table-cell>
          <table:table-cell office:value-type="float" office:value="650956">
            <text:p>65095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69]/([.A69]*[.B69])" office:value-type="float" office:value="2.13333333333333">
            <text:p>2,1333333333</text:p>
          </table:table-cell>
          <table:table-cell table:formula="of:=[.L69]-[.M69]" office:value-type="float" office:value="80736">
            <text:p>80736</text:p>
          </table:table-cell>
          <table:table-cell office:value-type="float" office:value="75203">
            <text:p>75203</text:p>
          </table:table-cell>
          <table:table-cell office:value-type="float" office:value="852">
            <text:p>852</text:p>
          </table:table-cell>
          <table:table-cell office:value-type="float" office:value="4680">
            <text:p>4680</text:p>
          </table:table-cell>
          <table:table-cell table:formula="of:=[.C69]/[.D69]" office:value-type="float" office:value="128">
            <text:p>128</text:p>
          </table:table-cell>
          <table:table-cell/>
          <table:table-cell office:value-type="float" office:value="243254">
            <text:p>243254</text:p>
          </table:table-cell>
          <table:table-cell office:value-type="float" office:value="162518">
            <text:p>162518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70]/([.A70]*[.B70])" office:value-type="float" office:value="1.06666666666667">
            <text:p>1,0666666667</text:p>
          </table:table-cell>
          <table:table-cell table:formula="of:=[.L70]-[.M70]" office:value-type="float" office:value="24942">
            <text:p>24942</text:p>
          </table:table-cell>
          <table:table-cell office:value-type="float" office:value="16493">
            <text:p>16493</text:p>
          </table:table-cell>
          <table:table-cell office:value-type="float" office:value="472">
            <text:p>472</text:p>
          </table:table-cell>
          <table:table-cell office:value-type="float" office:value="7975">
            <text:p>7975</text:p>
          </table:table-cell>
          <table:table-cell table:formula="of:=[.C70]/[.D70]" office:value-type="float" office:value="128">
            <text:p>128</text:p>
          </table:table-cell>
          <table:table-cell/>
          <table:table-cell office:value-type="float" office:value="191551">
            <text:p>191551</text:p>
          </table:table-cell>
          <table:table-cell office:value-type="float" office:value="166609">
            <text:p>16660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71]/([.A71]*[.B71])" office:value-type="float" office:value="1.06666666666667">
            <text:p>1,0666666667</text:p>
          </table:table-cell>
          <table:table-cell table:formula="of:=[.L71]-[.M71]" office:value-type="float" office:value="103783">
            <text:p>103783</text:p>
          </table:table-cell>
          <table:table-cell office:value-type="float" office:value="70202">
            <text:p>70202</text:p>
          </table:table-cell>
          <table:table-cell office:value-type="float" office:value="1959">
            <text:p>1959</text:p>
          </table:table-cell>
          <table:table-cell office:value-type="float" office:value="31622">
            <text:p>31622</text:p>
          </table:table-cell>
          <table:table-cell table:formula="of:=[.C71]/[.D71]" office:value-type="float" office:value="128">
            <text:p>128</text:p>
          </table:table-cell>
          <table:table-cell/>
          <table:table-cell office:value-type="float" office:value="774722">
            <text:p>774722</text:p>
          </table:table-cell>
          <table:table-cell office:value-type="float" office:value="670939">
            <text:p>67093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72]/([.A72]*[.B72])" office:value-type="float" office:value="0.711111111111111">
            <text:p>0,7111111111</text:p>
          </table:table-cell>
          <table:table-cell table:formula="of:=[.L72]-[.M72]" office:value-type="float" office:value="33867">
            <text:p>33867</text:p>
          </table:table-cell>
          <table:table-cell office:value-type="float" office:value="16746">
            <text:p>16746</text:p>
          </table:table-cell>
          <table:table-cell office:value-type="float" office:value="394">
            <text:p>394</text:p>
          </table:table-cell>
          <table:table-cell office:value-type="float" office:value="16726">
            <text:p>16726</text:p>
          </table:table-cell>
          <table:table-cell table:formula="of:=[.C72]/[.D72]" office:value-type="float" office:value="128">
            <text:p>128</text:p>
          </table:table-cell>
          <table:table-cell/>
          <table:table-cell office:value-type="float" office:value="197382">
            <text:p>197382</text:p>
          </table:table-cell>
          <table:table-cell office:value-type="float" office:value="163515">
            <text:p>16351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table:formula="of:=[.J73]/([.A73]*[.B73])" office:value-type="float" office:value="0.533333333333333">
            <text:p>0,5333333333</text:p>
          </table:table-cell>
          <table:table-cell table:formula="of:=[.L73]-[.M73]" office:value-type="float" office:value="25771">
            <text:p>25771</text:p>
          </table:table-cell>
          <table:table-cell office:value-type="float" office:value="11788">
            <text:p>11788</text:p>
          </table:table-cell>
          <table:table-cell office:value-type="float" office:value="360">
            <text:p>360</text:p>
          </table:table-cell>
          <table:table-cell office:value-type="float" office:value="13622">
            <text:p>13622</text:p>
          </table:table-cell>
          <table:table-cell table:formula="of:=[.C73]/[.D73]" office:value-type="float" office:value="128">
            <text:p>128</text:p>
          </table:table-cell>
          <table:table-cell/>
          <table:table-cell office:value-type="float" office:value="189735">
            <text:p>189735</text:p>
          </table:table-cell>
          <table:table-cell office:value-type="float" office:value="163964">
            <text:p>16396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table:formula="of:=[.J74]/([.A74]*[.B74])" office:value-type="float" office:value="0.533333333333333">
            <text:p>0,5333333333</text:p>
          </table:table-cell>
          <table:table-cell table:formula="of:=[.L74]-[.M74]" office:value-type="float" office:value="143463">
            <text:p>143463</text:p>
          </table:table-cell>
          <table:table-cell office:value-type="float" office:value="48493">
            <text:p>48493</text:p>
          </table:table-cell>
          <table:table-cell office:value-type="float" office:value="1455">
            <text:p>1455</text:p>
          </table:table-cell>
          <table:table-cell office:value-type="float" office:value="93514">
            <text:p>93514</text:p>
          </table:table-cell>
          <table:table-cell table:formula="of:=[.C74]/[.D74]" office:value-type="float" office:value="128">
            <text:p>128</text:p>
          </table:table-cell>
          <table:table-cell/>
          <table:table-cell office:value-type="float" office:value="794354">
            <text:p>794354</text:p>
          </table:table-cell>
          <table:table-cell office:value-type="float" office:value="650891">
            <text:p>65089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75]/([.A75]*[.B75])" office:value-type="float" office:value="21.3333333333333">
            <text:p>21,3333333333</text:p>
          </table:table-cell>
          <table:table-cell table:formula="of:=[.L75]-[.M75]" office:value-type="float" office:value="2289992">
            <text:p>2289992</text:p>
          </table:table-cell>
          <table:table-cell office:value-type="float" office:value="1309912">
            <text:p>1309912</text:p>
          </table:table-cell>
          <table:table-cell office:value-type="float" office:value="2142">
            <text:p>2142</text:p>
          </table:table-cell>
          <table:table-cell office:value-type="float" office:value="977937">
            <text:p>977937</text:p>
          </table:table-cell>
          <table:table-cell table:formula="of:=[.C75]/[.D75]" office:value-type="float" office:value="256">
            <text:p>256</text:p>
          </table:table-cell>
          <table:table-cell/>
          <table:table-cell office:value-type="float" office:value="2979275">
            <text:p>2979275</text:p>
          </table:table-cell>
          <table:table-cell office:value-type="float" office:value="689283">
            <text:p>68928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76]/([.A76]*[.B76])" office:value-type="float" office:value="16">
            <text:p>16</text:p>
          </table:table-cell>
          <table:table-cell table:formula="of:=[.L76]-[.M76]" office:value-type="float" office:value="26444">
            <text:p>26444</text:p>
          </table:table-cell>
          <table:table-cell office:value-type="float" office:value="18516">
            <text:p>18516</text:p>
          </table:table-cell>
          <table:table-cell office:value-type="float" office:value="256">
            <text:p>256</text:p>
          </table:table-cell>
          <table:table-cell office:value-type="float" office:value="7670">
            <text:p>7670</text:p>
          </table:table-cell>
          <table:table-cell table:formula="of:=[.C76]/[.D76]" office:value-type="float" office:value="256">
            <text:p>256</text:p>
          </table:table-cell>
          <table:table-cell/>
          <table:table-cell office:value-type="float" office:value="191477">
            <text:p>191477</text:p>
          </table:table-cell>
          <table:table-cell office:value-type="float" office:value="165033">
            <text:p>16503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77]/([.A77]*[.B77])" office:value-type="float" office:value="16">
            <text:p>16</text:p>
          </table:table-cell>
          <table:table-cell table:formula="of:=[.L77]-[.M77]" office:value-type="float" office:value="58449">
            <text:p>58449</text:p>
          </table:table-cell>
          <table:table-cell office:value-type="float" office:value="42243">
            <text:p>42243</text:p>
          </table:table-cell>
          <table:table-cell office:value-type="float" office:value="687">
            <text:p>687</text:p>
          </table:table-cell>
          <table:table-cell office:value-type="float" office:value="15518">
            <text:p>15518</text:p>
          </table:table-cell>
          <table:table-cell table:formula="of:=[.C77]/[.D77]" office:value-type="float" office:value="256">
            <text:p>256</text:p>
          </table:table-cell>
          <table:table-cell/>
          <table:table-cell office:value-type="float" office:value="257473">
            <text:p>257473</text:p>
          </table:table-cell>
          <table:table-cell office:value-type="float" office:value="199024">
            <text:p>19902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78]/([.A78]*[.B78])" office:value-type="float" office:value="16">
            <text:p>16</text:p>
          </table:table-cell>
          <table:table-cell table:formula="of:=[.L78]-[.M78]" office:value-type="float" office:value="117099">
            <text:p>117099</text:p>
          </table:table-cell>
          <table:table-cell office:value-type="float" office:value="84765">
            <text:p>84765</text:p>
          </table:table-cell>
          <table:table-cell office:value-type="float" office:value="1343">
            <text:p>1343</text:p>
          </table:table-cell>
          <table:table-cell office:value-type="float" office:value="30989">
            <text:p>30989</text:p>
          </table:table-cell>
          <table:table-cell table:formula="of:=[.C78]/[.D78]" office:value-type="float" office:value="256">
            <text:p>256</text:p>
          </table:table-cell>
          <table:table-cell/>
          <table:table-cell office:value-type="float" office:value="514915">
            <text:p>514915</text:p>
          </table:table-cell>
          <table:table-cell office:value-type="float" office:value="397816">
            <text:p>39781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79]/([.A79]*[.B79])" office:value-type="float" office:value="8">
            <text:p>8</text:p>
          </table:table-cell>
          <table:table-cell table:formula="of:=[.L79]-[.M79]" office:value-type="float" office:value="14182">
            <text:p>14182</text:p>
          </table:table-cell>
          <table:table-cell office:value-type="float" office:value="5998">
            <text:p>5998</text:p>
          </table:table-cell>
          <table:table-cell office:value-type="float" office:value="162">
            <text:p>162</text:p>
          </table:table-cell>
          <table:table-cell office:value-type="float" office:value="8020">
            <text:p>8020</text:p>
          </table:table-cell>
          <table:table-cell table:formula="of:=[.C79]/[.D79]" office:value-type="float" office:value="256">
            <text:p>256</text:p>
          </table:table-cell>
          <table:table-cell/>
          <table:table-cell office:value-type="float" office:value="160413">
            <text:p>160413</text:p>
          </table:table-cell>
          <table:table-cell office:value-type="float" office:value="146231">
            <text:p>14623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80]/([.A80]*[.B80])" office:value-type="float" office:value="8">
            <text:p>8</text:p>
          </table:table-cell>
          <table:table-cell table:formula="of:=[.L80]-[.M80]" office:value-type="float" office:value="24202">
            <text:p>24202</text:p>
          </table:table-cell>
          <table:table-cell office:value-type="float" office:value="12535">
            <text:p>12535</text:p>
          </table:table-cell>
          <table:table-cell office:value-type="float" office:value="381">
            <text:p>381</text:p>
          </table:table-cell>
          <table:table-cell office:value-type="float" office:value="11284">
            <text:p>11284</text:p>
          </table:table-cell>
          <table:table-cell table:formula="of:=[.C80]/[.D80]" office:value-type="float" office:value="256">
            <text:p>256</text:p>
          </table:table-cell>
          <table:table-cell/>
          <table:table-cell office:value-type="float" office:value="228045">
            <text:p>228045</text:p>
          </table:table-cell>
          <table:table-cell office:value-type="float" office:value="203843">
            <text:p>20384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81]/([.A81]*[.B81])" office:value-type="float" office:value="8">
            <text:p>8</text:p>
          </table:table-cell>
          <table:table-cell table:formula="of:=[.L81]-[.M81]" office:value-type="float" office:value="50175">
            <text:p>50175</text:p>
          </table:table-cell>
          <table:table-cell office:value-type="float" office:value="25457">
            <text:p>25457</text:p>
          </table:table-cell>
          <table:table-cell office:value-type="float" office:value="723">
            <text:p>723</text:p>
          </table:table-cell>
          <table:table-cell office:value-type="float" office:value="23993">
            <text:p>23993</text:p>
          </table:table-cell>
          <table:table-cell table:formula="of:=[.C81]/[.D81]" office:value-type="float" office:value="256">
            <text:p>256</text:p>
          </table:table-cell>
          <table:table-cell/>
          <table:table-cell office:value-type="float" office:value="456394">
            <text:p>456394</text:p>
          </table:table-cell>
          <table:table-cell office:value-type="float" office:value="406219">
            <text:p>40621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82]/([.A82]*[.B82])" office:value-type="float" office:value="16">
            <text:p>16</text:p>
          </table:table-cell>
          <table:table-cell table:formula="of:=[.L82]-[.M82]" office:value-type="float" office:value="210212">
            <text:p>210212</text:p>
          </table:table-cell>
          <table:table-cell office:value-type="float" office:value="199631">
            <text:p>199631</text:p>
          </table:table-cell>
          <table:table-cell office:value-type="float" office:value="1217">
            <text:p>1217</text:p>
          </table:table-cell>
          <table:table-cell office:value-type="float" office:value="9363">
            <text:p>9363</text:p>
          </table:table-cell>
          <table:table-cell table:formula="of:=[.C82]/[.D82]" office:value-type="float" office:value="256">
            <text:p>256</text:p>
          </table:table-cell>
          <table:table-cell/>
          <table:table-cell office:value-type="float" office:value="538871">
            <text:p>538871</text:p>
          </table:table-cell>
          <table:table-cell office:value-type="float" office:value="328659">
            <text:p>32865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83]/([.A83]*[.B83])" office:value-type="float" office:value="10.6666666666667">
            <text:p>10,6666666667</text:p>
          </table:table-cell>
          <table:table-cell table:formula="of:=[.L83]-[.M83]" office:value-type="float" office:value="171542">
            <text:p>171542</text:p>
          </table:table-cell>
          <table:table-cell office:value-type="float" office:value="146905">
            <text:p>146905</text:p>
          </table:table-cell>
          <table:table-cell office:value-type="float" office:value="1653">
            <text:p>1653</text:p>
          </table:table-cell>
          <table:table-cell office:value-type="float" office:value="22983">
            <text:p>22983</text:p>
          </table:table-cell>
          <table:table-cell table:formula="of:=[.C83]/[.D83]" office:value-type="float" office:value="256">
            <text:p>256</text:p>
          </table:table-cell>
          <table:table-cell/>
          <table:table-cell office:value-type="float" office:value="846443">
            <text:p>846443</text:p>
          </table:table-cell>
          <table:table-cell office:value-type="float" office:value="674901">
            <text:p>67490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84]/([.A84]*[.B84])" office:value-type="float" office:value="8">
            <text:p>8</text:p>
          </table:table-cell>
          <table:table-cell table:formula="of:=[.L84]-[.M84]" office:value-type="float" office:value="26352">
            <text:p>26352</text:p>
          </table:table-cell>
          <table:table-cell office:value-type="float" office:value="18193">
            <text:p>18193</text:p>
          </table:table-cell>
          <table:table-cell office:value-type="float" office:value="296">
            <text:p>296</text:p>
          </table:table-cell>
          <table:table-cell office:value-type="float" office:value="7861">
            <text:p>7861</text:p>
          </table:table-cell>
          <table:table-cell table:formula="of:=[.C84]/[.D84]" office:value-type="float" office:value="256">
            <text:p>256</text:p>
          </table:table-cell>
          <table:table-cell/>
          <table:table-cell office:value-type="float" office:value="190205">
            <text:p>190205</text:p>
          </table:table-cell>
          <table:table-cell office:value-type="float" office:value="163853">
            <text:p>16385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85]/([.A85]*[.B85])" office:value-type="float" office:value="8">
            <text:p>8</text:p>
          </table:table-cell>
          <table:table-cell table:formula="of:=[.L85]-[.M85]" office:value-type="float" office:value="55571">
            <text:p>55571</text:p>
          </table:table-cell>
          <table:table-cell office:value-type="float" office:value="39134">
            <text:p>39134</text:p>
          </table:table-cell>
          <table:table-cell office:value-type="float" office:value="645">
            <text:p>645</text:p>
          </table:table-cell>
          <table:table-cell office:value-type="float" office:value="15790">
            <text:p>15790</text:p>
          </table:table-cell>
          <table:table-cell table:formula="of:=[.C85]/[.D85]" office:value-type="float" office:value="256">
            <text:p>256</text:p>
          </table:table-cell>
          <table:table-cell/>
          <table:table-cell office:value-type="float" office:value="383553">
            <text:p>383553</text:p>
          </table:table-cell>
          <table:table-cell office:value-type="float" office:value="327982">
            <text:p>32798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86]/([.A86]*[.B86])" office:value-type="float" office:value="8">
            <text:p>8</text:p>
          </table:table-cell>
          <table:table-cell table:formula="of:=[.L86]-[.M86]" office:value-type="float" office:value="116747">
            <text:p>116747</text:p>
          </table:table-cell>
          <table:table-cell office:value-type="float" office:value="84226">
            <text:p>84226</text:p>
          </table:table-cell>
          <table:table-cell office:value-type="float" office:value="1285">
            <text:p>1285</text:p>
          </table:table-cell>
          <table:table-cell office:value-type="float" office:value="31234">
            <text:p>31234</text:p>
          </table:table-cell>
          <table:table-cell table:formula="of:=[.C86]/[.D86]" office:value-type="float" office:value="256">
            <text:p>256</text:p>
          </table:table-cell>
          <table:table-cell/>
          <table:table-cell office:value-type="float" office:value="798074">
            <text:p>798074</text:p>
          </table:table-cell>
          <table:table-cell office:value-type="float" office:value="681327">
            <text:p>68132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87]/([.A87]*[.B87])" office:value-type="float" office:value="4">
            <text:p>4</text:p>
          </table:table-cell>
          <table:table-cell table:formula="of:=[.L87]-[.M87]" office:value-type="float" office:value="15433">
            <text:p>15433</text:p>
          </table:table-cell>
          <table:table-cell office:value-type="float" office:value="6676">
            <text:p>6676</text:p>
          </table:table-cell>
          <table:table-cell office:value-type="float" office:value="202">
            <text:p>202</text:p>
          </table:table-cell>
          <table:table-cell office:value-type="float" office:value="8554">
            <text:p>8554</text:p>
          </table:table-cell>
          <table:table-cell table:formula="of:=[.C87]/[.D87]" office:value-type="float" office:value="256">
            <text:p>256</text:p>
          </table:table-cell>
          <table:table-cell/>
          <table:table-cell office:value-type="float" office:value="181895">
            <text:p>181895</text:p>
          </table:table-cell>
          <table:table-cell office:value-type="float" office:value="166462">
            <text:p>16646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88]/([.A88]*[.B88])" office:value-type="float" office:value="4">
            <text:p>4</text:p>
          </table:table-cell>
          <table:table-cell table:formula="of:=[.L88]-[.M88]" office:value-type="float" office:value="31345">
            <text:p>31345</text:p>
          </table:table-cell>
          <table:table-cell office:value-type="float" office:value="13657">
            <text:p>13657</text:p>
          </table:table-cell>
          <table:table-cell office:value-type="float" office:value="429">
            <text:p>429</text:p>
          </table:table-cell>
          <table:table-cell office:value-type="float" office:value="17258">
            <text:p>17258</text:p>
          </table:table-cell>
          <table:table-cell table:formula="of:=[.C88]/[.D88]" office:value-type="float" office:value="256">
            <text:p>256</text:p>
          </table:table-cell>
          <table:table-cell/>
          <table:table-cell office:value-type="float" office:value="360451">
            <text:p>360451</text:p>
          </table:table-cell>
          <table:table-cell office:value-type="float" office:value="329106">
            <text:p>32910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89]/([.A89]*[.B89])" office:value-type="float" office:value="4">
            <text:p>4</text:p>
          </table:table-cell>
          <table:table-cell table:formula="of:=[.L89]-[.M89]" office:value-type="float" office:value="64102">
            <text:p>64102</text:p>
          </table:table-cell>
          <table:table-cell office:value-type="float" office:value="28340">
            <text:p>28340</text:p>
          </table:table-cell>
          <table:table-cell office:value-type="float" office:value="900">
            <text:p>900</text:p>
          </table:table-cell>
          <table:table-cell office:value-type="float" office:value="34860">
            <text:p>34860</text:p>
          </table:table-cell>
          <table:table-cell table:formula="of:=[.C89]/[.D89]" office:value-type="float" office:value="256">
            <text:p>256</text:p>
          </table:table-cell>
          <table:table-cell/>
          <table:table-cell office:value-type="float" office:value="742892">
            <text:p>742892</text:p>
          </table:table-cell>
          <table:table-cell office:value-type="float" office:value="678790">
            <text:p>67879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90]/([.A90]*[.B90])" office:value-type="float" office:value="5.33333333333333">
            <text:p>5,3333333333</text:p>
          </table:table-cell>
          <table:table-cell table:formula="of:=[.L90]-[.M90]" office:value-type="float" office:value="171900">
            <text:p>171900</text:p>
          </table:table-cell>
          <table:table-cell office:value-type="float" office:value="147373">
            <text:p>147373</text:p>
          </table:table-cell>
          <table:table-cell office:value-type="float" office:value="1684">
            <text:p>1684</text:p>
          </table:table-cell>
          <table:table-cell office:value-type="float" office:value="22841">
            <text:p>22841</text:p>
          </table:table-cell>
          <table:table-cell table:formula="of:=[.C90]/[.D90]" office:value-type="float" office:value="256">
            <text:p>256</text:p>
          </table:table-cell>
          <table:table-cell/>
          <table:table-cell office:value-type="float" office:value="838156">
            <text:p>838156</text:p>
          </table:table-cell>
          <table:table-cell office:value-type="float" office:value="666256">
            <text:p>66625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91]/([.A91]*[.B91])" office:value-type="float" office:value="4">
            <text:p>4</text:p>
          </table:table-cell>
          <table:table-cell table:formula="of:=[.L91]-[.M91]" office:value-type="float" office:value="29003">
            <text:p>29003</text:p>
          </table:table-cell>
          <table:table-cell office:value-type="float" office:value="20722">
            <text:p>20722</text:p>
          </table:table-cell>
          <table:table-cell office:value-type="float" office:value="343">
            <text:p>343</text:p>
          </table:table-cell>
          <table:table-cell office:value-type="float" office:value="7937">
            <text:p>7937</text:p>
          </table:table-cell>
          <table:table-cell table:formula="of:=[.C91]/[.D91]" office:value-type="float" office:value="256">
            <text:p>256</text:p>
          </table:table-cell>
          <table:table-cell/>
          <table:table-cell office:value-type="float" office:value="194137">
            <text:p>194137</text:p>
          </table:table-cell>
          <table:table-cell office:value-type="float" office:value="165134">
            <text:p>16513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92]/([.A92]*[.B92])" office:value-type="float" office:value="4">
            <text:p>4</text:p>
          </table:table-cell>
          <table:table-cell table:formula="of:=[.L92]-[.M92]" office:value-type="float" office:value="55986">
            <text:p>55986</text:p>
          </table:table-cell>
          <table:table-cell office:value-type="float" office:value="39800">
            <text:p>39800</text:p>
          </table:table-cell>
          <table:table-cell office:value-type="float" office:value="631">
            <text:p>631</text:p>
          </table:table-cell>
          <table:table-cell office:value-type="float" office:value="15553">
            <text:p>15553</text:p>
          </table:table-cell>
          <table:table-cell table:formula="of:=[.C92]/[.D92]" office:value-type="float" office:value="256">
            <text:p>256</text:p>
          </table:table-cell>
          <table:table-cell/>
          <table:table-cell office:value-type="float" office:value="387135">
            <text:p>387135</text:p>
          </table:table-cell>
          <table:table-cell office:value-type="float" office:value="331149">
            <text:p>33114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93]/([.A93]*[.B93])" office:value-type="float" office:value="4">
            <text:p>4</text:p>
          </table:table-cell>
          <table:table-cell table:formula="of:=[.L93]-[.M93]" office:value-type="float" office:value="114067">
            <text:p>114067</text:p>
          </table:table-cell>
          <table:table-cell office:value-type="float" office:value="81011">
            <text:p>81011</text:p>
          </table:table-cell>
          <table:table-cell office:value-type="float" office:value="1304">
            <text:p>1304</text:p>
          </table:table-cell>
          <table:table-cell office:value-type="float" office:value="31751">
            <text:p>31751</text:p>
          </table:table-cell>
          <table:table-cell table:formula="of:=[.C93]/[.D93]" office:value-type="float" office:value="256">
            <text:p>256</text:p>
          </table:table-cell>
          <table:table-cell/>
          <table:table-cell office:value-type="float" office:value="767683">
            <text:p>767683</text:p>
          </table:table-cell>
          <table:table-cell office:value-type="float" office:value="653616">
            <text:p>653616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524288">
            <text:p>524288</text:p>
          </table:table-cell>
          <table:table-cell table:formula="of:=[.J94]/([.A94]*[.B94])" office:value-type="float" office:value="2">
            <text:p>2</text:p>
          </table:table-cell>
          <table:table-cell table:formula="of:=[.L94]-[.M94]" office:value-type="float" office:value="24037">
            <text:p>24037</text:p>
          </table:table-cell>
          <table:table-cell table:style-name="ce1" office:value-type="float" office:value="11838">
            <text:p>11838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2003">
            <text:p>12003</text:p>
          </table:table-cell>
          <table:table-cell table:formula="of:=[.C94]/[.D94]" office:value-type="float" office:value="256">
            <text:p>256</text:p>
          </table:table-cell>
          <table:table-cell/>
          <table:table-cell table:style-name="ce1" office:value-type="float" office:value="192556">
            <text:p>192556</text:p>
          </table:table-cell>
          <table:table-cell table:style-name="ce1" office:value-type="float" office:value="168519">
            <text:p>168519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table:formula="of:=[.J95]/([.A95]*[.B95])" office:value-type="float" office:value="2">
            <text:p>2</text:p>
          </table:table-cell>
          <table:table-cell table:formula="of:=[.L95]-[.M95]" office:value-type="float" office:value="51710">
            <text:p>51710</text:p>
          </table:table-cell>
          <table:table-cell office:value-type="float" office:value="24522">
            <text:p>24522</text:p>
          </table:table-cell>
          <table:table-cell office:value-type="float" office:value="389">
            <text:p>389</text:p>
          </table:table-cell>
          <table:table-cell office:value-type="float" office:value="26797">
            <text:p>26797</text:p>
          </table:table-cell>
          <table:table-cell table:formula="of:=[.C95]/[.D95]" office:value-type="float" office:value="256">
            <text:p>256</text:p>
          </table:table-cell>
          <table:table-cell/>
          <table:table-cell office:value-type="float" office:value="393573">
            <text:p>393573</text:p>
          </table:table-cell>
          <table:table-cell office:value-type="float" office:value="341863">
            <text:p>34186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96]/([.A96]*[.B96])" office:value-type="float" office:value="2">
            <text:p>2</text:p>
          </table:table-cell>
          <table:table-cell table:formula="of:=[.L96]-[.M96]" office:value-type="float" office:value="101964">
            <text:p>101964</text:p>
          </table:table-cell>
          <table:table-cell office:value-type="float" office:value="48422">
            <text:p>48422</text:p>
          </table:table-cell>
          <table:table-cell office:value-type="float" office:value="884">
            <text:p>884</text:p>
          </table:table-cell>
          <table:table-cell office:value-type="float" office:value="52655">
            <text:p>52655</text:p>
          </table:table-cell>
          <table:table-cell table:formula="of:=[.C96]/[.D96]" office:value-type="float" office:value="256">
            <text:p>256</text:p>
          </table:table-cell>
          <table:table-cell/>
          <table:table-cell office:value-type="float" office:value="751102">
            <text:p>751102</text:p>
          </table:table-cell>
          <table:table-cell office:value-type="float" office:value="649138">
            <text:p>649138</text:p>
          </table:table-cell>
          <table:table-cell>
            <draw:frame table:end-cell-address="Sheet5.Y140" table:end-x="1.558cm" table:end-y="0.078cm" draw:z-index="2" draw:style-name="gr1" svg:width="25.46cm" svg:height="19.64cm" svg:x="0.938cm" svg:y="0.232cm">
              <draw:object draw:notify-on-update-of-ranges="Sheet5.E119:Sheet5.E129 Sheet5.F119:Sheet5.F129 Sheet5.E119:Sheet5.E129 Sheet5.G119:Sheet5.G129 Sheet5.E119:Sheet5.E129 Sheet5.H119:Sheet5.H129 Sheet5.E119:Sheet5.E129 Sheet5.I119:Sheet5.I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97]/([.A97]*[.B97])" office:value-type="float" office:value="4.26666666666667">
            <text:p>4,2666666667</text:p>
          </table:table-cell>
          <table:table-cell table:formula="of:=[.L97]-[.M97]" office:value-type="float" office:value="118453">
            <text:p>118453</text:p>
          </table:table-cell>
          <table:table-cell office:value-type="float" office:value="113014">
            <text:p>113014</text:p>
          </table:table-cell>
          <table:table-cell office:value-type="float" office:value="721">
            <text:p>721</text:p>
          </table:table-cell>
          <table:table-cell office:value-type="float" office:value="4716">
            <text:p>4716</text:p>
          </table:table-cell>
          <table:table-cell table:formula="of:=[.C97]/[.D97]" office:value-type="float" office:value="256">
            <text:p>256</text:p>
          </table:table-cell>
          <table:table-cell/>
          <table:table-cell office:value-type="float" office:value="281056">
            <text:p>281056</text:p>
          </table:table-cell>
          <table:table-cell office:value-type="float" office:value="162603">
            <text:p>16260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98]/([.A98]*[.B98])" office:value-type="float" office:value="2.13333333333333">
            <text:p>2,1333333333</text:p>
          </table:table-cell>
          <table:table-cell table:formula="of:=[.L98]-[.M98]" office:value-type="float" office:value="28986">
            <text:p>28986</text:p>
          </table:table-cell>
          <table:table-cell office:value-type="float" office:value="20719">
            <text:p>20719</text:p>
          </table:table-cell>
          <table:table-cell office:value-type="float" office:value="342">
            <text:p>342</text:p>
          </table:table-cell>
          <table:table-cell office:value-type="float" office:value="7923">
            <text:p>7923</text:p>
          </table:table-cell>
          <table:table-cell table:formula="of:=[.C98]/[.D98]" office:value-type="float" office:value="256">
            <text:p>256</text:p>
          </table:table-cell>
          <table:table-cell/>
          <table:table-cell office:value-type="float" office:value="194003">
            <text:p>194003</text:p>
          </table:table-cell>
          <table:table-cell office:value-type="float" office:value="165017">
            <text:p>16501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99]/([.A99]*[.B99])" office:value-type="float" office:value="2.13333333333333">
            <text:p>2,1333333333</text:p>
          </table:table-cell>
          <table:table-cell table:formula="of:=[.L99]-[.M99]" office:value-type="float" office:value="118490">
            <text:p>118490</text:p>
          </table:table-cell>
          <table:table-cell office:value-type="float" office:value="85414">
            <text:p>85414</text:p>
          </table:table-cell>
          <table:table-cell office:value-type="float" office:value="1354">
            <text:p>1354</text:p>
          </table:table-cell>
          <table:table-cell office:value-type="float" office:value="31720">
            <text:p>31720</text:p>
          </table:table-cell>
          <table:table-cell table:formula="of:=[.C99]/[.D99]" office:value-type="float" office:value="256">
            <text:p>256</text:p>
          </table:table-cell>
          <table:table-cell/>
          <table:table-cell office:value-type="float" office:value="765341">
            <text:p>765341</text:p>
          </table:table-cell>
          <table:table-cell office:value-type="float" office:value="646851">
            <text:p>64685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100]/([.A100]*[.B100])" office:value-type="float" office:value="1.42222222222222">
            <text:p>1,4222222222</text:p>
          </table:table-cell>
          <table:table-cell table:formula="of:=[.L100]-[.M100]" office:value-type="float" office:value="33784">
            <text:p>33784</text:p>
          </table:table-cell>
          <table:table-cell office:value-type="float" office:value="17292">
            <text:p>17292</text:p>
          </table:table-cell>
          <table:table-cell office:value-type="float" office:value="268">
            <text:p>268</text:p>
          </table:table-cell>
          <table:table-cell office:value-type="float" office:value="16222">
            <text:p>16222</text:p>
          </table:table-cell>
          <table:table-cell table:formula="of:=[.C100]/[.D100]" office:value-type="float" office:value="256">
            <text:p>256</text:p>
          </table:table-cell>
          <table:table-cell/>
          <table:table-cell office:value-type="float" office:value="200089">
            <text:p>200089</text:p>
          </table:table-cell>
          <table:table-cell office:value-type="float" office:value="166305">
            <text:p>16630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table:formula="of:=[.J101]/([.A101]*[.B101])" office:value-type="float" office:value="1.06666666666667">
            <text:p>1,0666666667</text:p>
          </table:table-cell>
          <table:table-cell table:formula="of:=[.L101]-[.M101]" office:value-type="float" office:value="23899">
            <text:p>23899</text:p>
          </table:table-cell>
          <table:table-cell office:value-type="float" office:value="11693">
            <text:p>11693</text:p>
          </table:table-cell>
          <table:table-cell office:value-type="float" office:value="211">
            <text:p>211</text:p>
          </table:table-cell>
          <table:table-cell office:value-type="float" office:value="11993">
            <text:p>11993</text:p>
          </table:table-cell>
          <table:table-cell table:formula="of:=[.C101]/[.D101]" office:value-type="float" office:value="256">
            <text:p>256</text:p>
          </table:table-cell>
          <table:table-cell/>
          <table:table-cell office:value-type="float" office:value="185863">
            <text:p>185863</text:p>
          </table:table-cell>
          <table:table-cell office:value-type="float" office:value="161964">
            <text:p>16196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table:formula="of:=[.J102]/([.A102]*[.B102])" office:value-type="float" office:value="1.06666666666667">
            <text:p>1,0666666667</text:p>
          </table:table-cell>
          <table:table-cell table:formula="of:=[.L102]-[.M102]" office:value-type="float" office:value="147671">
            <text:p>147671</text:p>
          </table:table-cell>
          <table:table-cell office:value-type="float" office:value="50611">
            <text:p>50611</text:p>
          </table:table-cell>
          <table:table-cell office:value-type="float" office:value="838">
            <text:p>838</text:p>
          </table:table-cell>
          <table:table-cell office:value-type="float" office:value="96221">
            <text:p>96221</text:p>
          </table:table-cell>
          <table:table-cell table:formula="of:=[.C102]/[.D102]" office:value-type="float" office:value="256">
            <text:p>256</text:p>
          </table:table-cell>
          <table:table-cell/>
          <table:table-cell office:value-type="float" office:value="815866">
            <text:p>815866</text:p>
          </table:table-cell>
          <table:table-cell office:value-type="float" office:value="668195">
            <text:p>668195</text:p>
          </table:table-cell>
          <table:table-cell table:number-columns-repeated="1011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03]/([.A103]*[.B103])" office:value-type="float" office:value="2.13333333333333">
            <text:p>2,1333333333</text:p>
          </table:table-cell>
          <table:table-cell table:style-name="ce6" table:formula="of:=[.L103]-[.M103]" office:value-type="float" office:value="35234">
            <text:p>35234</text:p>
          </table:table-cell>
          <table:table-cell table:style-name="ce4" office:value-type="float" office:value="12545">
            <text:p>12545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2533">
            <text:p>22533</text:p>
          </table:table-cell>
          <table:table-cell table:style-name="ce7" table:formula="of:=[.C103]/[.D103]" office:value-type="float" office:value="512">
            <text:p>512</text:p>
          </table:table-cell>
          <table:table-cell/>
          <table:table-cell table:style-name="ce4" office:value-type="float" office:value="204518">
            <text:p>204518</text:p>
          </table:table-cell>
          <table:table-cell table:style-name="ce4" office:value-type="float" office:value="169284">
            <text:p>169284</text:p>
          </table:table-cell>
          <table:table-cell table:number-columns-repeated="1011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4217728">
            <text:p>134217728</text:p>
          </table:table-cell>
          <table:table-cell table:style-name="ce5" office:value-type="float" office:value="262144">
            <text:p>262144</text:p>
          </table:table-cell>
          <table:table-cell table:formula="of:=[.J104]/([.A104]*[.B104])" office:value-type="float" office:value="4">
            <text:p>4</text:p>
          </table:table-cell>
          <table:table-cell table:style-name="ce6" table:formula="of:=[.L104]-[.M104]" office:value-type="float" office:value="23986">
            <text:p>23986</text:p>
          </table:table-cell>
          <table:table-cell table:style-name="ce5" office:value-type="float" office:value="12308">
            <text:p>12308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1524">
            <text:p>11524</text:p>
          </table:table-cell>
          <table:table-cell table:style-name="ce7" table:formula="of:=[.C104]/[.D104]" office:value-type="float" office:value="512">
            <text:p>512</text:p>
          </table:table-cell>
          <table:table-cell/>
          <table:table-cell table:style-name="ce5" office:value-type="float" office:value="189713">
            <text:p>189713</text:p>
          </table:table-cell>
          <table:table-cell table:style-name="ce5" office:value-type="float" office:value="165727">
            <text:p>165727</text:p>
          </table:table-cell>
          <table:table-cell table:number-columns-repeated="1011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05]/([.A105]*[.B105])" office:value-type="float" office:value="4.26666666666667">
            <text:p>4,2666666667</text:p>
          </table:table-cell>
          <table:table-cell table:style-name="ce6" table:formula="of:=[.L105]-[.M105]" office:value-type="float" office:value="37160">
            <text:p>37160</text:p>
          </table:table-cell>
          <table:table-cell table:style-name="ce4" office:value-type="float" office:value="28958">
            <text:p>28958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7926">
            <text:p>7926</text:p>
          </table:table-cell>
          <table:table-cell table:style-name="ce7" table:formula="of:=[.C105]/[.D105]" office:value-type="float" office:value="512">
            <text:p>512</text:p>
          </table:table-cell>
          <table:table-cell/>
          <table:table-cell table:style-name="ce4" office:value-type="float" office:value="203825">
            <text:p>203825</text:p>
          </table:table-cell>
          <table:table-cell table:style-name="ce4" office:value-type="float" office:value="166665">
            <text:p>166665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06]/([.A106]*[.B106])" office:value-type="float" office:value="8">
            <text:p>8</text:p>
          </table:table-cell>
          <table:table-cell table:style-name="ce6" table:formula="of:=[.L106]-[.M106]" office:value-type="float" office:value="16618">
            <text:p>16618</text:p>
          </table:table-cell>
          <table:table-cell table:style-name="ce4" office:value-type="float" office:value="7896">
            <text:p>7896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588">
            <text:p>8588</text:p>
          </table:table-cell>
          <table:table-cell table:style-name="ce7" table:formula="of:=[.C106]/[.D106]" office:value-type="float" office:value="512">
            <text:p>512</text:p>
          </table:table-cell>
          <table:table-cell/>
          <table:table-cell table:style-name="ce4" office:value-type="float" office:value="179553">
            <text:p>179553</text:p>
          </table:table-cell>
          <table:table-cell table:style-name="ce4" office:value-type="float" office:value="162935">
            <text:p>162935</text:p>
          </table:table-cell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07]/([.A107]*[.B107])" office:value-type="float" office:value="8">
            <text:p>8</text:p>
          </table:table-cell>
          <table:table-cell table:style-name="ce6" table:formula="of:=[.L107]-[.M107]" office:value-type="float" office:value="37530">
            <text:p>37530</text:p>
          </table:table-cell>
          <table:table-cell table:style-name="ce4" office:value-type="float" office:value="29276">
            <text:p>29276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7980">
            <text:p>7980</text:p>
          </table:table-cell>
          <table:table-cell table:style-name="ce7" table:formula="of:=[.C107]/[.D107]" office:value-type="float" office:value="512">
            <text:p>512</text:p>
          </table:table-cell>
          <table:table-cell/>
          <table:table-cell table:style-name="ce4" office:value-type="float" office:value="201401">
            <text:p>201401</text:p>
          </table:table-cell>
          <table:table-cell table:style-name="ce4" office:value-type="float" office:value="163871">
            <text:p>163871</text:p>
          </table:table-cell>
          <table:table-cell table:number-columns-repeated="1011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08]/([.A108]*[.B108])" office:value-type="float" office:value="8.53333333333333">
            <text:p>8,5333333333</text:p>
          </table:table-cell>
          <table:table-cell table:style-name="ce6" table:formula="of:=[.L108]-[.M108]" office:value-type="float" office:value="195633">
            <text:p>195633</text:p>
          </table:table-cell>
          <table:table-cell table:style-name="ce4" office:value-type="float" office:value="190267">
            <text:p>190267</text:p>
          </table:table-cell>
          <table:table-cell table:style-name="ce4" office:value-type="float" office:value="681">
            <text:p>681</text:p>
          </table:table-cell>
          <table:table-cell table:style-name="ce4" office:value-type="float" office:value="4685">
            <text:p>4685</text:p>
          </table:table-cell>
          <table:table-cell table:style-name="ce7" table:formula="of:=[.C108]/[.D108]" office:value-type="float" office:value="512">
            <text:p>512</text:p>
          </table:table-cell>
          <table:table-cell/>
          <table:table-cell table:style-name="ce4" office:value-type="float" office:value="355713">
            <text:p>355713</text:p>
          </table:table-cell>
          <table:table-cell table:style-name="ce4" office:value-type="float" office:value="160080">
            <text:p>160080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09]/([.A109]*[.B109])" office:value-type="float" office:value="16">
            <text:p>16</text:p>
          </table:table-cell>
          <table:table-cell table:style-name="ce6" table:formula="of:=[.L109]-[.M109]" office:value-type="float" office:value="16074">
            <text:p>16074</text:p>
          </table:table-cell>
          <table:table-cell table:style-name="ce4" office:value-type="float" office:value="7206">
            <text:p>7206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718">
            <text:p>8718</text:p>
          </table:table-cell>
          <table:table-cell table:style-name="ce7" table:formula="of:=[.C109]/[.D109]" office:value-type="float" office:value="512">
            <text:p>512</text:p>
          </table:table-cell>
          <table:table-cell/>
          <table:table-cell table:style-name="ce4" office:value-type="float" office:value="143883">
            <text:p>143883</text:p>
          </table:table-cell>
          <table:table-cell table:style-name="ce4" office:value-type="float" office:value="127809">
            <text:p>127809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10]/([.A110]*[.B110])" office:value-type="float" office:value="16">
            <text:p>16</text:p>
          </table:table-cell>
          <table:table-cell table:style-name="ce6" table:formula="of:=[.L110]-[.M110]" office:value-type="float" office:value="33955">
            <text:p>33955</text:p>
          </table:table-cell>
          <table:table-cell table:style-name="ce4" office:value-type="float" office:value="25861">
            <text:p>2586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7850">
            <text:p>7850</text:p>
          </table:table-cell>
          <table:table-cell table:style-name="ce7" table:formula="of:=[.C110]/[.D110]" office:value-type="float" office:value="512">
            <text:p>512</text:p>
          </table:table-cell>
          <table:table-cell/>
          <table:table-cell table:style-name="ce4" office:value-type="float" office:value="199875">
            <text:p>199875</text:p>
          </table:table-cell>
          <table:table-cell table:style-name="ce4" office:value-type="float" office:value="165920">
            <text:p>165920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34217728">
            <text:p>134217728</text:p>
          </table:table-cell>
          <table:table-cell table:style-name="ce4" office:value-type="float" office:value="262144">
            <text:p>262144</text:p>
          </table:table-cell>
          <table:table-cell table:formula="of:=[.J111]/([.A111]*[.B111])" office:value-type="float" office:value="32">
            <text:p>32</text:p>
          </table:table-cell>
          <table:table-cell table:style-name="ce6" table:formula="of:=[.L111]-[.M111]" office:value-type="float" office:value="34228">
            <text:p>34228</text:p>
          </table:table-cell>
          <table:table-cell table:style-name="ce4" office:value-type="float" office:value="26109">
            <text:p>26109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7851">
            <text:p>7851</text:p>
          </table:table-cell>
          <table:table-cell table:style-name="ce7" table:formula="of:=[.C111]/[.D111]" office:value-type="float" office:value="512">
            <text:p>512</text:p>
          </table:table-cell>
          <table:table-cell/>
          <table:table-cell table:style-name="ce4" office:value-type="float" office:value="207361">
            <text:p>207361</text:p>
          </table:table-cell>
          <table:table-cell table:style-name="ce4" office:value-type="float" office:value="173133">
            <text:p>173133</text:p>
          </table:table-cell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2]/([.A112]*[.B112])" office:value-type="float" office:value="4">
            <text:p>4</text:p>
          </table:table-cell>
          <table:table-cell table:style-name="ce6" table:formula="of:=[.L112]-[.M112]" office:value-type="float" office:value="71135">
            <text:p>71135</text:p>
          </table:table-cell>
          <table:table-cell table:style-name="ce4" office:value-type="float" office:value="25773">
            <text:p>25773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45078">
            <text:p>45078</text:p>
          </table:table-cell>
          <table:table-cell table:style-name="ce7" table:formula="of:=[.C112]/[.D112]" office:value-type="float" office:value="512">
            <text:p>512</text:p>
          </table:table-cell>
          <table:table-cell/>
          <table:table-cell table:style-name="ce4" office:value-type="float" office:value="413819">
            <text:p>413819</text:p>
          </table:table-cell>
          <table:table-cell table:style-name="ce4" office:value-type="float" office:value="342684">
            <text:p>342684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3]/([.A113]*[.B113])" office:value-type="float" office:value="8">
            <text:p>8</text:p>
          </table:table-cell>
          <table:table-cell table:style-name="ce6" table:formula="of:=[.L113]-[.M113]" office:value-type="float" office:value="34185">
            <text:p>34185</text:p>
          </table:table-cell>
          <table:table-cell table:style-name="ce4" office:value-type="float" office:value="16524">
            <text:p>16524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17378">
            <text:p>17378</text:p>
          </table:table-cell>
          <table:table-cell table:style-name="ce7" table:formula="of:=[.C113]/[.D113]" office:value-type="float" office:value="512">
            <text:p>512</text:p>
          </table:table-cell>
          <table:table-cell/>
          <table:table-cell table:style-name="ce4" office:value-type="float" office:value="369797">
            <text:p>369797</text:p>
          </table:table-cell>
          <table:table-cell table:style-name="ce4" office:value-type="float" office:value="335612">
            <text:p>335612</text:p>
          </table:table-cell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4]/([.A114]*[.B114])" office:value-type="float" office:value="8">
            <text:p>8</text:p>
          </table:table-cell>
          <table:table-cell table:style-name="ce6" table:formula="of:=[.L114]-[.M114]" office:value-type="float" office:value="72055">
            <text:p>72055</text:p>
          </table:table-cell>
          <table:table-cell table:style-name="ce4" office:value-type="float" office:value="55822">
            <text:p>55822</text:p>
          </table:table-cell>
          <table:table-cell table:style-name="ce4" office:value-type="float" office:value="490">
            <text:p>490</text:p>
          </table:table-cell>
          <table:table-cell table:style-name="ce4" office:value-type="float" office:value="15741">
            <text:p>15741</text:p>
          </table:table-cell>
          <table:table-cell table:style-name="ce7" table:formula="of:=[.C114]/[.D114]" office:value-type="float" office:value="512">
            <text:p>512</text:p>
          </table:table-cell>
          <table:table-cell/>
          <table:table-cell table:style-name="ce4" office:value-type="float" office:value="402452">
            <text:p>402452</text:p>
          </table:table-cell>
          <table:table-cell table:style-name="ce4" office:value-type="float" office:value="330397">
            <text:p>330397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5]/([.A115]*[.B115])" office:value-type="float" office:value="16">
            <text:p>16</text:p>
          </table:table-cell>
          <table:table-cell table:style-name="ce6" table:formula="of:=[.L115]-[.M115]" office:value-type="float" office:value="33305">
            <text:p>33305</text:p>
          </table:table-cell>
          <table:table-cell table:style-name="ce4" office:value-type="float" office:value="14645">
            <text:p>14645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18423">
            <text:p>18423</text:p>
          </table:table-cell>
          <table:table-cell table:style-name="ce7" table:formula="of:=[.C115]/[.D115]" office:value-type="float" office:value="512">
            <text:p>512</text:p>
          </table:table-cell>
          <table:table-cell/>
          <table:table-cell table:style-name="ce4" office:value-type="float" office:value="236972">
            <text:p>236972</text:p>
          </table:table-cell>
          <table:table-cell table:style-name="ce4" office:value-type="float" office:value="203667">
            <text:p>203667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6]/([.A116]*[.B116])" office:value-type="float" office:value="16">
            <text:p>16</text:p>
          </table:table-cell>
          <table:table-cell table:style-name="ce6" table:formula="of:=[.L116]-[.M116]" office:value-type="float" office:value="71325">
            <text:p>71325</text:p>
          </table:table-cell>
          <table:table-cell table:style-name="ce4" office:value-type="float" office:value="54923">
            <text:p>54923</text:p>
          </table:table-cell>
          <table:table-cell table:style-name="ce4" office:value-type="float" office:value="542">
            <text:p>542</text:p>
          </table:table-cell>
          <table:table-cell table:style-name="ce4" office:value-type="float" office:value="15858">
            <text:p>15858</text:p>
          </table:table-cell>
          <table:table-cell table:style-name="ce7" table:formula="of:=[.C116]/[.D116]" office:value-type="float" office:value="512">
            <text:p>512</text:p>
          </table:table-cell>
          <table:table-cell/>
          <table:table-cell table:style-name="ce4" office:value-type="float" office:value="409881">
            <text:p>409881</text:p>
          </table:table-cell>
          <table:table-cell table:style-name="ce4" office:value-type="float" office:value="338556">
            <text:p>338556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7]/([.A117]*[.B117])" office:value-type="float" office:value="32">
            <text:p>32</text:p>
          </table:table-cell>
          <table:table-cell table:style-name="ce6" table:formula="of:=[.L117]-[.M117]" office:value-type="float" office:value="74429">
            <text:p>74429</text:p>
          </table:table-cell>
          <table:table-cell table:style-name="ce4" office:value-type="float" office:value="58377">
            <text:p>58377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15524">
            <text:p>15524</text:p>
          </table:table-cell>
          <table:table-cell table:style-name="ce7" table:formula="of:=[.C117]/[.D117]" office:value-type="float" office:value="512">
            <text:p>512</text:p>
          </table:table-cell>
          <table:table-cell/>
          <table:table-cell table:style-name="ce4" office:value-type="float" office:value="273643">
            <text:p>273643</text:p>
          </table:table-cell>
          <table:table-cell table:style-name="ce4" office:value-type="float" office:value="199214">
            <text:p>199214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68435456">
            <text:p>268435456</text:p>
          </table:table-cell>
          <table:table-cell table:style-name="ce4" office:value-type="float" office:value="524288">
            <text:p>524288</text:p>
          </table:table-cell>
          <table:table-cell table:formula="of:=[.J118]/([.A118]*[.B118])" office:value-type="float" office:value="32">
            <text:p>32</text:p>
          </table:table-cell>
          <table:table-cell table:style-name="ce6" table:formula="of:=[.L118]-[.M118]" office:value-type="float" office:value="356535">
            <text:p>356535</text:p>
          </table:table-cell>
          <table:table-cell table:style-name="ce4" office:value-type="float" office:value="345966">
            <text:p>345966</text:p>
          </table:table-cell>
          <table:table-cell table:style-name="ce4" office:value-type="float" office:value="1218">
            <text:p>1218</text:p>
          </table:table-cell>
          <table:table-cell table:style-name="ce4" office:value-type="float" office:value="9350">
            <text:p>9350</text:p>
          </table:table-cell>
          <table:table-cell table:style-name="ce7" table:formula="of:=[.C118]/[.D118]" office:value-type="float" office:value="512">
            <text:p>512</text:p>
          </table:table-cell>
          <table:table-cell/>
          <table:table-cell table:style-name="ce4" office:value-type="float" office:value="687545">
            <text:p>687545</text:p>
          </table:table-cell>
          <table:table-cell table:style-name="ce4" office:value-type="float" office:value="331010">
            <text:p>331010</text:p>
          </table:table-cell>
          <table:table-cell table:number-columns-repeated="1011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19]/([.A119]*[.B119])" office:value-type="float" office:value="2.13333333333333">
            <text:p>2,1333333333</text:p>
          </table:table-cell>
          <table:table-cell table:style-name="ce6" table:formula="of:=[.L119]-[.M119]" office:value-type="float" office:value="107161">
            <text:p>107161</text:p>
          </table:table-cell>
          <table:table-cell table:style-name="ce4" office:value-type="float" office:value="57065">
            <text:p>57065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9497">
            <text:p>49497</text:p>
          </table:table-cell>
          <table:table-cell table:style-name="ce7" table:formula="of:=[.C119]/[.D119]" office:value-type="float" office:value="512">
            <text:p>512</text:p>
          </table:table-cell>
          <table:table-cell/>
          <table:table-cell table:style-name="ce4" office:value-type="float" office:value="770407">
            <text:p>770407</text:p>
          </table:table-cell>
          <table:table-cell table:style-name="ce4" office:value-type="float" office:value="663246">
            <text:p>663246</text:p>
          </table:table-cell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0]/([.A120]*[.B120])" office:value-type="float" office:value="4">
            <text:p>4</text:p>
          </table:table-cell>
          <table:table-cell table:style-name="ce6" table:formula="of:=[.L120]-[.M120]" office:value-type="float" office:value="108297">
            <text:p>108297</text:p>
          </table:table-cell>
          <table:table-cell table:style-name="ce4" office:value-type="float" office:value="54237">
            <text:p>54237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53433">
            <text:p>53433</text:p>
          </table:table-cell>
          <table:table-cell table:style-name="ce7" table:formula="of:=[.C120]/[.D120]" office:value-type="float" office:value="512">
            <text:p>512</text:p>
          </table:table-cell>
          <table:table-cell/>
          <table:table-cell table:style-name="ce4" office:value-type="float" office:value="756019">
            <text:p>756019</text:p>
          </table:table-cell>
          <table:table-cell table:style-name="ce4" office:value-type="float" office:value="647722">
            <text:p>647722</text:p>
          </table:table-cell>
          <table:table-cell table:number-columns-repeated="1011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1]/([.A121]*[.B121])" office:value-type="float" office:value="4.26666666666667">
            <text:p>4,2666666667</text:p>
          </table:table-cell>
          <table:table-cell table:style-name="ce6" table:formula="of:=[.L121]-[.M121]" office:value-type="float" office:value="151663">
            <text:p>151663</text:p>
          </table:table-cell>
          <table:table-cell table:style-name="ce4" office:value-type="float" office:value="118812">
            <text:p>118812</text:p>
          </table:table-cell>
          <table:table-cell table:style-name="ce4" office:value-type="float" office:value="1111">
            <text:p>1111</text:p>
          </table:table-cell>
          <table:table-cell table:style-name="ce4" office:value-type="float" office:value="31737">
            <text:p>31737</text:p>
          </table:table-cell>
          <table:table-cell table:style-name="ce7" table:formula="of:=[.C121]/[.D121]" office:value-type="float" office:value="512">
            <text:p>512</text:p>
          </table:table-cell>
          <table:table-cell/>
          <table:table-cell table:style-name="ce4" office:value-type="float" office:value="798610">
            <text:p>798610</text:p>
          </table:table-cell>
          <table:table-cell table:style-name="ce4" office:value-type="float" office:value="646947">
            <text:p>646947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2]/([.A122]*[.B122])" office:value-type="float" office:value="8">
            <text:p>8</text:p>
          </table:table-cell>
          <table:table-cell table:style-name="ce6" table:formula="of:=[.L122]-[.M122]" office:value-type="float" office:value="68546">
            <text:p>68546</text:p>
          </table:table-cell>
          <table:table-cell table:style-name="ce4" office:value-type="float" office:value="33330">
            <text:p>33330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34628">
            <text:p>34628</text:p>
          </table:table-cell>
          <table:table-cell table:style-name="ce7" table:formula="of:=[.C122]/[.D122]" office:value-type="float" office:value="512">
            <text:p>512</text:p>
          </table:table-cell>
          <table:table-cell/>
          <table:table-cell table:style-name="ce4" office:value-type="float" office:value="725916">
            <text:p>725916</text:p>
          </table:table-cell>
          <table:table-cell table:style-name="ce4" office:value-type="float" office:value="657370">
            <text:p>657370</text:p>
          </table:table-cell>
          <table:table-cell table:style-name="ce1"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3]/([.A123]*[.B123])" office:value-type="float" office:value="8">
            <text:p>8</text:p>
          </table:table-cell>
          <table:table-cell table:style-name="ce6" table:formula="of:=[.L123]-[.M123]" office:value-type="float" office:value="150287">
            <text:p>150287</text:p>
          </table:table-cell>
          <table:table-cell table:style-name="ce4" office:value-type="float" office:value="117542">
            <text:p>117542</text:p>
          </table:table-cell>
          <table:table-cell table:style-name="ce4" office:value-type="float" office:value="1133">
            <text:p>1133</text:p>
          </table:table-cell>
          <table:table-cell table:style-name="ce4" office:value-type="float" office:value="31610">
            <text:p>31610</text:p>
          </table:table-cell>
          <table:table-cell table:style-name="ce7" table:formula="of:=[.C123]/[.D123]" office:value-type="float" office:value="512">
            <text:p>512</text:p>
          </table:table-cell>
          <table:table-cell/>
          <table:table-cell table:style-name="ce4" office:value-type="float" office:value="808824">
            <text:p>808824</text:p>
          </table:table-cell>
          <table:table-cell table:style-name="ce4" office:value-type="float" office:value="658537">
            <text:p>658537</text:p>
          </table:table-cell>
          <table:table-cell table:number-columns-repeated="1011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4]/([.A124]*[.B124])" office:value-type="float" office:value="10.6666666666667">
            <text:p>10,6666666667</text:p>
          </table:table-cell>
          <table:table-cell table:style-name="ce6" table:formula="of:=[.L124]-[.M124]" office:value-type="float" office:value="248329">
            <text:p>248329</text:p>
          </table:table-cell>
          <table:table-cell table:style-name="ce4" office:value-type="float" office:value="223874">
            <text:p>223874</text:p>
          </table:table-cell>
          <table:table-cell table:style-name="ce4" office:value-type="float" office:value="1441">
            <text:p>1441</text:p>
          </table:table-cell>
          <table:table-cell table:style-name="ce4" office:value-type="float" office:value="23012">
            <text:p>23012</text:p>
          </table:table-cell>
          <table:table-cell table:style-name="ce7" table:formula="of:=[.C124]/[.D124]" office:value-type="float" office:value="512">
            <text:p>512</text:p>
          </table:table-cell>
          <table:table-cell/>
          <table:table-cell table:style-name="ce4" office:value-type="float" office:value="887699">
            <text:p>887699</text:p>
          </table:table-cell>
          <table:table-cell table:style-name="ce4" office:value-type="float" office:value="639370">
            <text:p>639370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5]/([.A125]*[.B125])" office:value-type="float" office:value="16">
            <text:p>16</text:p>
          </table:table-cell>
          <table:table-cell table:style-name="ce6" table:formula="of:=[.L125]-[.M125]" office:value-type="float" office:value="55524">
            <text:p>55524</text:p>
          </table:table-cell>
          <table:table-cell table:style-name="ce4" office:value-type="float" office:value="30970">
            <text:p>30970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23927">
            <text:p>23927</text:p>
          </table:table-cell>
          <table:table-cell table:style-name="ce7" table:formula="of:=[.C125]/[.D125]" office:value-type="float" office:value="512">
            <text:p>512</text:p>
          </table:table-cell>
          <table:table-cell/>
          <table:table-cell table:style-name="ce4" office:value-type="float" office:value="463566">
            <text:p>463566</text:p>
          </table:table-cell>
          <table:table-cell table:style-name="ce4" office:value-type="float" office:value="408042">
            <text:p>408042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6]/([.A126]*[.B126])" office:value-type="float" office:value="16">
            <text:p>16</text:p>
          </table:table-cell>
          <table:table-cell table:style-name="ce6" table:formula="of:=[.L126]-[.M126]" office:value-type="float" office:value="142413">
            <text:p>142413</text:p>
          </table:table-cell>
          <table:table-cell table:style-name="ce4" office:value-type="float" office:value="110384">
            <text:p>110384</text:p>
          </table:table-cell>
          <table:table-cell table:style-name="ce4" office:value-type="float" office:value="919">
            <text:p>919</text:p>
          </table:table-cell>
          <table:table-cell table:style-name="ce4" office:value-type="float" office:value="31109">
            <text:p>31109</text:p>
          </table:table-cell>
          <table:table-cell table:style-name="ce7" table:formula="of:=[.C126]/[.D126]" office:value-type="float" office:value="512">
            <text:p>512</text:p>
          </table:table-cell>
          <table:table-cell/>
          <table:table-cell table:style-name="ce4" office:value-type="float" office:value="816562">
            <text:p>816562</text:p>
          </table:table-cell>
          <table:table-cell table:style-name="ce4" office:value-type="float" office:value="674149">
            <text:p>674149</text:p>
          </table:table-cell>
          <table:table-cell table:number-columns-repeated="1011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7]/([.A127]*[.B127])" office:value-type="float" office:value="21.3333333333333">
            <text:p>21,3333333333</text:p>
          </table:table-cell>
          <table:table-cell table:style-name="ce6" table:formula="of:=[.L127]-[.M127]" office:value-type="float" office:value="230969">
            <text:p>230969</text:p>
          </table:table-cell>
          <table:table-cell table:style-name="ce4" office:value-type="float" office:value="206776">
            <text:p>206776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22970">
            <text:p>22970</text:p>
          </table:table-cell>
          <table:table-cell table:style-name="ce7" table:formula="of:=[.C127]/[.D127]" office:value-type="float" office:value="512">
            <text:p>512</text:p>
          </table:table-cell>
          <table:table-cell/>
          <table:table-cell table:style-name="ce4" office:value-type="float" office:value="890413">
            <text:p>890413</text:p>
          </table:table-cell>
          <table:table-cell table:style-name="ce4" office:value-type="float" office:value="659444">
            <text:p>659444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8]/([.A128]*[.B128])" office:value-type="float" office:value="32">
            <text:p>32</text:p>
          </table:table-cell>
          <table:table-cell table:style-name="ce6" table:formula="of:=[.L128]-[.M128]" office:value-type="float" office:value="151851">
            <text:p>151851</text:p>
          </table:table-cell>
          <table:table-cell table:style-name="ce4" office:value-type="float" office:value="119812">
            <text:p>119812</text:p>
          </table:table-cell>
          <table:table-cell table:style-name="ce4" office:value-type="float" office:value="1051">
            <text:p>1051</text:p>
          </table:table-cell>
          <table:table-cell table:style-name="ce4" office:value-type="float" office:value="30987">
            <text:p>30987</text:p>
          </table:table-cell>
          <table:table-cell table:style-name="ce7" table:formula="of:=[.C128]/[.D128]" office:value-type="float" office:value="512">
            <text:p>512</text:p>
          </table:table-cell>
          <table:table-cell/>
          <table:table-cell table:style-name="ce4" office:value-type="float" office:value="549072">
            <text:p>549072</text:p>
          </table:table-cell>
          <table:table-cell table:style-name="ce4" office:value-type="float" office:value="397221">
            <text:p>397221</text:p>
          </table:table-cell>
          <table:table-cell table:number-columns-repeated="1011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36870912">
            <text:p>536870912</text:p>
          </table:table-cell>
          <table:table-cell table:style-name="ce4" office:value-type="float" office:value="1048576">
            <text:p>1048576</text:p>
          </table:table-cell>
          <table:table-cell table:formula="of:=[.J129]/([.A129]*[.B129])" office:value-type="float" office:value="42.6666666666667">
            <text:p>42,6666666667</text:p>
          </table:table-cell>
          <table:table-cell table:style-name="ce6" table:formula="of:=[.L129]-[.M129]" office:value-type="float" office:value="2077934">
            <text:p>2077934</text:p>
          </table:table-cell>
          <table:table-cell table:style-name="ce4" office:value-type="float" office:value="1314486">
            <text:p>1314486</text:p>
          </table:table-cell>
          <table:table-cell table:style-name="ce4" office:value-type="float" office:value="1774">
            <text:p>1774</text:p>
          </table:table-cell>
          <table:table-cell table:style-name="ce4" office:value-type="float" office:value="761673">
            <text:p>761673</text:p>
          </table:table-cell>
          <table:table-cell table:style-name="ce7" table:formula="of:=[.C129]/[.D129]" office:value-type="float" office:value="512">
            <text:p>512</text:p>
          </table:table-cell>
          <table:table-cell/>
          <table:table-cell table:style-name="ce4" office:value-type="float" office:value="2758759">
            <text:p>2758759</text:p>
          </table:table-cell>
          <table:table-cell table:style-name="ce4" office:value-type="float" office:value="680825">
            <text:p>68082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30]/([.A130]*[.B130])" office:value-type="float" office:value="85.3333333333333">
            <text:p>85,3333333333</text:p>
          </table:table-cell>
          <table:table-cell table:formula="of:=[.L130]-[.M130]" office:value-type="float" office:value="2419704">
            <text:p>2419704</text:p>
          </table:table-cell>
          <table:table-cell office:value-type="float" office:value="1492292">
            <text:p>1492292</text:p>
          </table:table-cell>
          <table:table-cell office:value-type="float" office:value="1494">
            <text:p>1494</text:p>
          </table:table-cell>
          <table:table-cell office:value-type="float" office:value="925917">
            <text:p>925917</text:p>
          </table:table-cell>
          <table:table-cell table:formula="of:=[.C130]/[.D130]" office:value-type="float" office:value="1024">
            <text:p>1024</text:p>
          </table:table-cell>
          <table:table-cell/>
          <table:table-cell office:value-type="float" office:value="3088562">
            <text:p>3088562</text:p>
          </table:table-cell>
          <table:table-cell office:value-type="float" office:value="668858">
            <text:p>66885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31]/([.A131]*[.B131])" office:value-type="float" office:value="64">
            <text:p>64</text:p>
          </table:table-cell>
          <table:table-cell table:formula="of:=[.L131]-[.M131]" office:value-type="float" office:value="49454">
            <text:p>49454</text:p>
          </table:table-cell>
          <table:table-cell office:value-type="float" office:value="41612">
            <text:p>41612</text:p>
          </table:table-cell>
          <table:table-cell office:value-type="float" office:value="188">
            <text:p>188</text:p>
          </table:table-cell>
          <table:table-cell office:value-type="float" office:value="7652">
            <text:p>7652</text:p>
          </table:table-cell>
          <table:table-cell table:formula="of:=[.C131]/[.D131]" office:value-type="float" office:value="1024">
            <text:p>1024</text:p>
          </table:table-cell>
          <table:table-cell/>
          <table:table-cell office:value-type="float" office:value="218322">
            <text:p>218322</text:p>
          </table:table-cell>
          <table:table-cell office:value-type="float" office:value="168868">
            <text:p>1688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32]/([.A132]*[.B132])" office:value-type="float" office:value="64">
            <text:p>64</text:p>
          </table:table-cell>
          <table:table-cell table:formula="of:=[.L132]-[.M132]" office:value-type="float" office:value="109527">
            <text:p>109527</text:p>
          </table:table-cell>
          <table:table-cell office:value-type="float" office:value="93557">
            <text:p>93557</text:p>
          </table:table-cell>
          <table:table-cell office:value-type="float" office:value="479">
            <text:p>479</text:p>
          </table:table-cell>
          <table:table-cell office:value-type="float" office:value="15489">
            <text:p>15489</text:p>
          </table:table-cell>
          <table:table-cell table:formula="of:=[.C132]/[.D132]" office:value-type="float" office:value="1024">
            <text:p>1024</text:p>
          </table:table-cell>
          <table:table-cell/>
          <table:table-cell office:value-type="float" office:value="308408">
            <text:p>308408</text:p>
          </table:table-cell>
          <table:table-cell office:value-type="float" office:value="198881">
            <text:p>19888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33]/([.A133]*[.B133])" office:value-type="float" office:value="64">
            <text:p>64</text:p>
          </table:table-cell>
          <table:table-cell table:formula="of:=[.L133]-[.M133]" office:value-type="float" office:value="222054">
            <text:p>222054</text:p>
          </table:table-cell>
          <table:table-cell office:value-type="float" office:value="190217">
            <text:p>190217</text:p>
          </table:table-cell>
          <table:table-cell office:value-type="float" office:value="956">
            <text:p>956</text:p>
          </table:table-cell>
          <table:table-cell office:value-type="float" office:value="30879">
            <text:p>30879</text:p>
          </table:table-cell>
          <table:table-cell table:formula="of:=[.C133]/[.D133]" office:value-type="float" office:value="1024">
            <text:p>1024</text:p>
          </table:table-cell>
          <table:table-cell/>
          <table:table-cell office:value-type="float" office:value="620276">
            <text:p>620276</text:p>
          </table:table-cell>
          <table:table-cell office:value-type="float" office:value="398222">
            <text:p>39822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34]/([.A134]*[.B134])" office:value-type="float" office:value="32">
            <text:p>32</text:p>
          </table:table-cell>
          <table:table-cell table:formula="of:=[.L134]-[.M134]" office:value-type="float" office:value="18835">
            <text:p>18835</text:p>
          </table:table-cell>
          <table:table-cell office:value-type="float" office:value="9745">
            <text:p>9745</text:p>
          </table:table-cell>
          <table:table-cell office:value-type="float" office:value="113">
            <text:p>113</text:p>
          </table:table-cell>
          <table:table-cell office:value-type="float" office:value="8976">
            <text:p>8976</text:p>
          </table:table-cell>
          <table:table-cell table:formula="of:=[.C134]/[.D134]" office:value-type="float" office:value="1024">
            <text:p>1024</text:p>
          </table:table-cell>
          <table:table-cell/>
          <table:table-cell office:value-type="float" office:value="172027">
            <text:p>172027</text:p>
          </table:table-cell>
          <table:table-cell office:value-type="float" office:value="153192">
            <text:p>15319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35]/([.A135]*[.B135])" office:value-type="float" office:value="32">
            <text:p>32</text:p>
          </table:table-cell>
          <table:table-cell table:formula="of:=[.L135]-[.M135]" office:value-type="float" office:value="38783">
            <text:p>38783</text:p>
          </table:table-cell>
          <table:table-cell office:value-type="float" office:value="20308">
            <text:p>20308</text:p>
          </table:table-cell>
          <table:table-cell office:value-type="float" office:value="174">
            <text:p>174</text:p>
          </table:table-cell>
          <table:table-cell office:value-type="float" office:value="18300">
            <text:p>18300</text:p>
          </table:table-cell>
          <table:table-cell table:formula="of:=[.C135]/[.D135]" office:value-type="float" office:value="1024">
            <text:p>1024</text:p>
          </table:table-cell>
          <table:table-cell/>
          <table:table-cell office:value-type="float" office:value="241889">
            <text:p>241889</text:p>
          </table:table-cell>
          <table:table-cell office:value-type="float" office:value="203106">
            <text:p>20310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36]/([.A136]*[.B136])" office:value-type="float" office:value="32">
            <text:p>32</text:p>
          </table:table-cell>
          <table:table-cell table:formula="of:=[.L136]-[.M136]" office:value-type="float" office:value="66407">
            <text:p>66407</text:p>
          </table:table-cell>
          <table:table-cell office:value-type="float" office:value="40690">
            <text:p>40690</text:p>
          </table:table-cell>
          <table:table-cell office:value-type="float" office:value="371">
            <text:p>371</text:p>
          </table:table-cell>
          <table:table-cell office:value-type="float" office:value="25344">
            <text:p>25344</text:p>
          </table:table-cell>
          <table:table-cell table:formula="of:=[.C136]/[.D136]" office:value-type="float" office:value="1024">
            <text:p>1024</text:p>
          </table:table-cell>
          <table:table-cell/>
          <table:table-cell office:value-type="float" office:value="474164">
            <text:p>474164</text:p>
          </table:table-cell>
          <table:table-cell office:value-type="float" office:value="407757">
            <text:p>40775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37]/([.A137]*[.B137])" office:value-type="float" office:value="64">
            <text:p>64</text:p>
          </table:table-cell>
          <table:table-cell table:formula="of:=[.L137]-[.M137]" office:value-type="float" office:value="618528">
            <text:p>618528</text:p>
          </table:table-cell>
          <table:table-cell office:value-type="float" office:value="608000">
            <text:p>608000</text:p>
          </table:table-cell>
          <table:table-cell office:value-type="float" office:value="1164">
            <text:p>1164</text:p>
          </table:table-cell>
          <table:table-cell office:value-type="float" office:value="9363">
            <text:p>9363</text:p>
          </table:table-cell>
          <table:table-cell table:formula="of:=[.C137]/[.D137]" office:value-type="float" office:value="1024">
            <text:p>1024</text:p>
          </table:table-cell>
          <table:table-cell/>
          <table:table-cell office:value-type="float" office:value="946933">
            <text:p>946933</text:p>
          </table:table-cell>
          <table:table-cell office:value-type="float" office:value="328405">
            <text:p>32840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38]/([.A138]*[.B138])" office:value-type="float" office:value="42.6666666666667">
            <text:p>42,6666666667</text:p>
          </table:table-cell>
          <table:table-cell table:formula="of:=[.L138]-[.M138]" office:value-type="float" office:value="391511">
            <text:p>391511</text:p>
          </table:table-cell>
          <table:table-cell office:value-type="float" office:value="367140">
            <text:p>367140</text:p>
          </table:table-cell>
          <table:table-cell office:value-type="float" office:value="1386">
            <text:p>1386</text:p>
          </table:table-cell>
          <table:table-cell office:value-type="float" office:value="22983">
            <text:p>22983</text:p>
          </table:table-cell>
          <table:table-cell table:formula="of:=[.C138]/[.D138]" office:value-type="float" office:value="1024">
            <text:p>1024</text:p>
          </table:table-cell>
          <table:table-cell/>
          <table:table-cell office:value-type="float" office:value="1052004">
            <text:p>1052004</text:p>
          </table:table-cell>
          <table:table-cell office:value-type="float" office:value="660493">
            <text:p>66049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39]/([.A139]*[.B139])" office:value-type="float" office:value="32">
            <text:p>32</text:p>
          </table:table-cell>
          <table:table-cell table:formula="of:=[.L139]-[.M139]" office:value-type="float" office:value="48524">
            <text:p>48524</text:p>
          </table:table-cell>
          <table:table-cell office:value-type="float" office:value="40563">
            <text:p>40563</text:p>
          </table:table-cell>
          <table:table-cell office:value-type="float" office:value="185">
            <text:p>185</text:p>
          </table:table-cell>
          <table:table-cell office:value-type="float" office:value="7774">
            <text:p>7774</text:p>
          </table:table-cell>
          <table:table-cell table:formula="of:=[.C139]/[.D139]" office:value-type="float" office:value="1024">
            <text:p>1024</text:p>
          </table:table-cell>
          <table:table-cell/>
          <table:table-cell office:value-type="float" office:value="212116">
            <text:p>212116</text:p>
          </table:table-cell>
          <table:table-cell office:value-type="float" office:value="163592">
            <text:p>16359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40]/([.A140]*[.B140])" office:value-type="float" office:value="32">
            <text:p>32</text:p>
          </table:table-cell>
          <table:table-cell table:formula="of:=[.L140]-[.M140]" office:value-type="float" office:value="103714">
            <text:p>103714</text:p>
          </table:table-cell>
          <table:table-cell office:value-type="float" office:value="87592">
            <text:p>87592</text:p>
          </table:table-cell>
          <table:table-cell office:value-type="float" office:value="464">
            <text:p>464</text:p>
          </table:table-cell>
          <table:table-cell office:value-type="float" office:value="15656">
            <text:p>15656</text:p>
          </table:table-cell>
          <table:table-cell table:formula="of:=[.C140]/[.D140]" office:value-type="float" office:value="1024">
            <text:p>1024</text:p>
          </table:table-cell>
          <table:table-cell/>
          <table:table-cell office:value-type="float" office:value="435426">
            <text:p>435426</text:p>
          </table:table-cell>
          <table:table-cell office:value-type="float" office:value="331712">
            <text:p>33171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41]/([.A141]*[.B141])" office:value-type="float" office:value="32">
            <text:p>32</text:p>
          </table:table-cell>
          <table:table-cell table:formula="of:=[.L141]-[.M141]" office:value-type="float" office:value="214897">
            <text:p>214897</text:p>
          </table:table-cell>
          <table:table-cell office:value-type="float" office:value="182367">
            <text:p>182367</text:p>
          </table:table-cell>
          <table:table-cell office:value-type="float" office:value="933">
            <text:p>933</text:p>
          </table:table-cell>
          <table:table-cell office:value-type="float" office:value="31596">
            <text:p>31596</text:p>
          </table:table-cell>
          <table:table-cell table:formula="of:=[.C141]/[.D141]" office:value-type="float" office:value="1024">
            <text:p>1024</text:p>
          </table:table-cell>
          <table:table-cell/>
          <table:table-cell office:value-type="float" office:value="889287">
            <text:p>889287</text:p>
          </table:table-cell>
          <table:table-cell office:value-type="float" office:value="674390">
            <text:p>67439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42]/([.A142]*[.B142])" office:value-type="float" office:value="16">
            <text:p>16</text:p>
          </table:table-cell>
          <table:table-cell table:formula="of:=[.L142]-[.M142]" office:value-type="float" office:value="19565">
            <text:p>19565</text:p>
          </table:table-cell>
          <table:table-cell office:value-type="float" office:value="10860">
            <text:p>10860</text:p>
          </table:table-cell>
          <table:table-cell office:value-type="float" office:value="119">
            <text:p>119</text:p>
          </table:table-cell>
          <table:table-cell office:value-type="float" office:value="8585">
            <text:p>8585</text:p>
          </table:table-cell>
          <table:table-cell table:formula="of:=[.C142]/[.D142]" office:value-type="float" office:value="1024">
            <text:p>1024</text:p>
          </table:table-cell>
          <table:table-cell/>
          <table:table-cell office:value-type="float" office:value="186099">
            <text:p>186099</text:p>
          </table:table-cell>
          <table:table-cell office:value-type="float" office:value="166534">
            <text:p>16653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43]/([.A143]*[.B143])" office:value-type="float" office:value="16">
            <text:p>16</text:p>
          </table:table-cell>
          <table:table-cell table:formula="of:=[.L143]-[.M143]" office:value-type="float" office:value="39937">
            <text:p>39937</text:p>
          </table:table-cell>
          <table:table-cell office:value-type="float" office:value="22353">
            <text:p>22353</text:p>
          </table:table-cell>
          <table:table-cell office:value-type="float" office:value="240">
            <text:p>240</text:p>
          </table:table-cell>
          <table:table-cell office:value-type="float" office:value="17342">
            <text:p>17342</text:p>
          </table:table-cell>
          <table:table-cell table:formula="of:=[.C143]/[.D143]" office:value-type="float" office:value="1024">
            <text:p>1024</text:p>
          </table:table-cell>
          <table:table-cell/>
          <table:table-cell office:value-type="float" office:value="375269">
            <text:p>375269</text:p>
          </table:table-cell>
          <table:table-cell office:value-type="float" office:value="335332">
            <text:p>33533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44]/([.A144]*[.B144])" office:value-type="float" office:value="16">
            <text:p>16</text:p>
          </table:table-cell>
          <table:table-cell table:formula="of:=[.L144]-[.M144]" office:value-type="float" office:value="80428">
            <text:p>80428</text:p>
          </table:table-cell>
          <table:table-cell office:value-type="float" office:value="45181">
            <text:p>45181</text:p>
          </table:table-cell>
          <table:table-cell office:value-type="float" office:value="464">
            <text:p>464</text:p>
          </table:table-cell>
          <table:table-cell office:value-type="float" office:value="34782">
            <text:p>34782</text:p>
          </table:table-cell>
          <table:table-cell table:formula="of:=[.C144]/[.D144]" office:value-type="float" office:value="1024">
            <text:p>1024</text:p>
          </table:table-cell>
          <table:table-cell/>
          <table:table-cell office:value-type="float" office:value="749671">
            <text:p>749671</text:p>
          </table:table-cell>
          <table:table-cell office:value-type="float" office:value="669243">
            <text:p>66924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45]/([.A145]*[.B145])" office:value-type="float" office:value="21.3333333333333">
            <text:p>21,3333333333</text:p>
          </table:table-cell>
          <table:table-cell table:formula="of:=[.L145]-[.M145]" office:value-type="float" office:value="385908">
            <text:p>385908</text:p>
          </table:table-cell>
          <table:table-cell office:value-type="float" office:value="361557">
            <text:p>361557</text:p>
          </table:table-cell>
          <table:table-cell office:value-type="float" office:value="1364">
            <text:p>1364</text:p>
          </table:table-cell>
          <table:table-cell office:value-type="float" office:value="22986">
            <text:p>22986</text:p>
          </table:table-cell>
          <table:table-cell table:formula="of:=[.C145]/[.D145]" office:value-type="float" office:value="1024">
            <text:p>1024</text:p>
          </table:table-cell>
          <table:table-cell/>
          <table:table-cell office:value-type="float" office:value="1045464">
            <text:p>1045464</text:p>
          </table:table-cell>
          <table:table-cell office:value-type="float" office:value="659556">
            <text:p>65955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46]/([.A146]*[.B146])" office:value-type="float" office:value="16">
            <text:p>16</text:p>
          </table:table-cell>
          <table:table-cell table:formula="of:=[.L146]-[.M146]" office:value-type="float" office:value="54614">
            <text:p>54614</text:p>
          </table:table-cell>
          <table:table-cell office:value-type="float" office:value="46507">
            <text:p>46507</text:p>
          </table:table-cell>
          <table:table-cell office:value-type="float" office:value="240">
            <text:p>240</text:p>
          </table:table-cell>
          <table:table-cell office:value-type="float" office:value="7865">
            <text:p>7865</text:p>
          </table:table-cell>
          <table:table-cell table:formula="of:=[.C146]/[.D146]" office:value-type="float" office:value="1024">
            <text:p>1024</text:p>
          </table:table-cell>
          <table:table-cell/>
          <table:table-cell office:value-type="float" office:value="220435">
            <text:p>220435</text:p>
          </table:table-cell>
          <table:table-cell office:value-type="float" office:value="165821">
            <text:p>16582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47]/([.A147]*[.B147])" office:value-type="float" office:value="16">
            <text:p>16</text:p>
          </table:table-cell>
          <table:table-cell table:formula="of:=[.L147]-[.M147]" office:value-type="float" office:value="106881">
            <text:p>106881</text:p>
          </table:table-cell>
          <table:table-cell office:value-type="float" office:value="90718">
            <text:p>90718</text:p>
          </table:table-cell>
          <table:table-cell office:value-type="float" office:value="378">
            <text:p>378</text:p>
          </table:table-cell>
          <table:table-cell office:value-type="float" office:value="15782">
            <text:p>15782</text:p>
          </table:table-cell>
          <table:table-cell table:formula="of:=[.C147]/[.D147]" office:value-type="float" office:value="1024">
            <text:p>1024</text:p>
          </table:table-cell>
          <table:table-cell/>
          <table:table-cell office:value-type="float" office:value="440933">
            <text:p>440933</text:p>
          </table:table-cell>
          <table:table-cell office:value-type="float" office:value="334052">
            <text:p>33405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48]/([.A148]*[.B148])" office:value-type="float" office:value="16">
            <text:p>16</text:p>
          </table:table-cell>
          <table:table-cell table:formula="of:=[.L148]-[.M148]" office:value-type="float" office:value="213465">
            <text:p>213465</text:p>
          </table:table-cell>
          <table:table-cell office:value-type="float" office:value="181022">
            <text:p>181022</text:p>
          </table:table-cell>
          <table:table-cell office:value-type="float" office:value="919">
            <text:p>919</text:p>
          </table:table-cell>
          <table:table-cell office:value-type="float" office:value="31522">
            <text:p>31522</text:p>
          </table:table-cell>
          <table:table-cell table:formula="of:=[.C148]/[.D148]" office:value-type="float" office:value="1024">
            <text:p>1024</text:p>
          </table:table-cell>
          <table:table-cell/>
          <table:table-cell office:value-type="float" office:value="863787">
            <text:p>863787</text:p>
          </table:table-cell>
          <table:table-cell office:value-type="float" office:value="650322">
            <text:p>650322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31072">
            <text:p>131072</text:p>
          </table:table-cell>
          <table:table-cell table:formula="of:=[.J149]/([.A149]*[.B149])" office:value-type="float" office:value="8">
            <text:p>8</text:p>
          </table:table-cell>
          <table:table-cell table:formula="of:=[.L149]-[.M149]" office:value-type="float" office:value="26174">
            <text:p>26174</text:p>
          </table:table-cell>
          <table:table-cell table:style-name="ce1" office:value-type="float" office:value="13533">
            <text:p>13533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521">
            <text:p>12521</text:p>
          </table:table-cell>
          <table:table-cell table:formula="of:=[.C149]/[.D149]" office:value-type="float" office:value="1024">
            <text:p>1024</text:p>
          </table:table-cell>
          <table:table-cell/>
          <table:table-cell table:style-name="ce1" office:value-type="float" office:value="188523">
            <text:p>188523</text:p>
          </table:table-cell>
          <table:table-cell table:style-name="ce1" office:value-type="float" office:value="162349">
            <text:p>162349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table:formula="of:=[.J150]/([.A150]*[.B150])" office:value-type="float" office:value="8">
            <text:p>8</text:p>
          </table:table-cell>
          <table:table-cell table:formula="of:=[.L150]-[.M150]" office:value-type="float" office:value="57013">
            <text:p>57013</text:p>
          </table:table-cell>
          <table:table-cell office:value-type="float" office:value="30759">
            <text:p>30759</text:p>
          </table:table-cell>
          <table:table-cell office:value-type="float" office:value="230">
            <text:p>230</text:p>
          </table:table-cell>
          <table:table-cell office:value-type="float" office:value="26023">
            <text:p>26023</text:p>
          </table:table-cell>
          <table:table-cell table:formula="of:=[.C150]/[.D150]" office:value-type="float" office:value="1024">
            <text:p>1024</text:p>
          </table:table-cell>
          <table:table-cell/>
          <table:table-cell office:value-type="float" office:value="392801">
            <text:p>392801</text:p>
          </table:table-cell>
          <table:table-cell office:value-type="float" office:value="335788">
            <text:p>33578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51]/([.A151]*[.B151])" office:value-type="float" office:value="8">
            <text:p>8</text:p>
          </table:table-cell>
          <table:table-cell table:formula="of:=[.L151]-[.M151]" office:value-type="float" office:value="111001">
            <text:p>111001</text:p>
          </table:table-cell>
          <table:table-cell office:value-type="float" office:value="63260">
            <text:p>63260</text:p>
          </table:table-cell>
          <table:table-cell office:value-type="float" office:value="461">
            <text:p>461</text:p>
          </table:table-cell>
          <table:table-cell office:value-type="float" office:value="47279">
            <text:p>47279</text:p>
          </table:table-cell>
          <table:table-cell table:formula="of:=[.C151]/[.D151]" office:value-type="float" office:value="1024">
            <text:p>1024</text:p>
          </table:table-cell>
          <table:table-cell/>
          <table:table-cell office:value-type="float" office:value="774425">
            <text:p>774425</text:p>
          </table:table-cell>
          <table:table-cell office:value-type="float" office:value="663424">
            <text:p>66342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52]/([.A152]*[.B152])" office:value-type="float" office:value="17.0666666666667">
            <text:p>17,0666666667</text:p>
          </table:table-cell>
          <table:table-cell table:formula="of:=[.L152]-[.M152]" office:value-type="float" office:value="350418">
            <text:p>350418</text:p>
          </table:table-cell>
          <table:table-cell office:value-type="float" office:value="345066">
            <text:p>345066</text:p>
          </table:table-cell>
          <table:table-cell office:value-type="float" office:value="665">
            <text:p>665</text:p>
          </table:table-cell>
          <table:table-cell office:value-type="float" office:value="4686">
            <text:p>4686</text:p>
          </table:table-cell>
          <table:table-cell table:formula="of:=[.C152]/[.D152]" office:value-type="float" office:value="1024">
            <text:p>1024</text:p>
          </table:table-cell>
          <table:table-cell/>
          <table:table-cell office:value-type="float" office:value="514311">
            <text:p>514311</text:p>
          </table:table-cell>
          <table:table-cell office:value-type="float" office:value="163893">
            <text:p>16389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53]/([.A153]*[.B153])" office:value-type="float" office:value="8.53333333333333">
            <text:p>8,5333333333</text:p>
          </table:table-cell>
          <table:table-cell table:formula="of:=[.L153]-[.M153]" office:value-type="float" office:value="54522">
            <text:p>54522</text:p>
          </table:table-cell>
          <table:table-cell office:value-type="float" office:value="46328">
            <text:p>46328</text:p>
          </table:table-cell>
          <table:table-cell office:value-type="float" office:value="233">
            <text:p>233</text:p>
          </table:table-cell>
          <table:table-cell office:value-type="float" office:value="7961">
            <text:p>7961</text:p>
          </table:table-cell>
          <table:table-cell table:formula="of:=[.C153]/[.D153]" office:value-type="float" office:value="1024">
            <text:p>1024</text:p>
          </table:table-cell>
          <table:table-cell/>
          <table:table-cell office:value-type="float" office:value="226399">
            <text:p>226399</text:p>
          </table:table-cell>
          <table:table-cell office:value-type="float" office:value="171877">
            <text:p>171877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54]/([.A154]*[.B154])" office:value-type="float" office:value="8.53333333333333">
            <text:p>8,5333333333</text:p>
          </table:table-cell>
          <table:table-cell table:formula="of:=[.L154]-[.M154]" office:value-type="float" office:value="220792">
            <text:p>220792</text:p>
          </table:table-cell>
          <table:table-cell office:value-type="float" office:value="188009">
            <text:p>188009</text:p>
          </table:table-cell>
          <table:table-cell office:value-type="float" office:value="942">
            <text:p>942</text:p>
          </table:table-cell>
          <table:table-cell office:value-type="float" office:value="31839">
            <text:p>31839</text:p>
          </table:table-cell>
          <table:table-cell table:formula="of:=[.C154]/[.D154]" office:value-type="float" office:value="1024">
            <text:p>1024</text:p>
          </table:table-cell>
          <table:table-cell/>
          <table:table-cell office:value-type="float" office:value="877493">
            <text:p>877493</text:p>
          </table:table-cell>
          <table:table-cell office:value-type="float" office:value="656701">
            <text:p>65670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table:formula="of:=[.J155]/([.A155]*[.B155])" office:value-type="float" office:value="4.26666666666667">
            <text:p>4,2666666667</text:p>
          </table:table-cell>
          <table:table-cell table:formula="of:=[.L155]-[.M155]" office:value-type="float" office:value="25163">
            <text:p>25163</text:p>
          </table:table-cell>
          <table:table-cell office:value-type="float" office:value="13759">
            <text:p>13759</text:p>
          </table:table-cell>
          <table:table-cell office:value-type="float" office:value="124">
            <text:p>124</text:p>
          </table:table-cell>
          <table:table-cell office:value-type="float" office:value="11279">
            <text:p>11279</text:p>
          </table:table-cell>
          <table:table-cell table:formula="of:=[.C155]/[.D155]" office:value-type="float" office:value="1024">
            <text:p>1024</text:p>
          </table:table-cell>
          <table:table-cell/>
          <table:table-cell office:value-type="float" office:value="193405">
            <text:p>193405</text:p>
          </table:table-cell>
          <table:table-cell office:value-type="float" office:value="168242">
            <text:p>16824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table:formula="of:=[.J156]/([.A156]*[.B156])" office:value-type="float" office:value="4.26666666666667">
            <text:p>4,2666666667</text:p>
          </table:table-cell>
          <table:table-cell table:formula="of:=[.L156]-[.M156]" office:value-type="float" office:value="116900">
            <text:p>116900</text:p>
          </table:table-cell>
          <table:table-cell office:value-type="float" office:value="67239">
            <text:p>67239</text:p>
          </table:table-cell>
          <table:table-cell office:value-type="float" office:value="429">
            <text:p>429</text:p>
          </table:table-cell>
          <table:table-cell office:value-type="float" office:value="49230">
            <text:p>49230</text:p>
          </table:table-cell>
          <table:table-cell table:formula="of:=[.C156]/[.D156]" office:value-type="float" office:value="1024">
            <text:p>1024</text:p>
          </table:table-cell>
          <table:table-cell/>
          <table:table-cell office:value-type="float" office:value="776104">
            <text:p>776104</text:p>
          </table:table-cell>
          <table:table-cell office:value-type="float" office:value="659204">
            <text:p>65920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57]/([.A157]*[.B157])" office:value-type="float" office:value="170.666666666667">
            <text:p>170,6666666667</text:p>
          </table:table-cell>
          <table:table-cell table:formula="of:=[.L157]-[.M157]" office:value-type="float" office:value="1329744">
            <text:p>1329744</text:p>
          </table:table-cell>
          <table:table-cell office:value-type="float" office:value="1229999">
            <text:p>1229999</text:p>
          </table:table-cell>
          <table:table-cell office:value-type="float" office:value="1387">
            <text:p>1387</text:p>
          </table:table-cell>
          <table:table-cell office:value-type="float" office:value="98356">
            <text:p>98356</text:p>
          </table:table-cell>
          <table:table-cell table:formula="of:=[.C157]/[.D157]" office:value-type="float" office:value="2048">
            <text:p>2048</text:p>
          </table:table-cell>
          <table:table-cell/>
          <table:table-cell office:value-type="float" office:value="1998615">
            <text:p>1998615</text:p>
          </table:table-cell>
          <table:table-cell office:value-type="float" office:value="668871">
            <text:p>66887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58]/([.A158]*[.B158])" office:value-type="float" office:value="128">
            <text:p>128</text:p>
          </table:table-cell>
          <table:table-cell table:formula="of:=[.L158]-[.M158]" office:value-type="float" office:value="80251">
            <text:p>80251</text:p>
          </table:table-cell>
          <table:table-cell office:value-type="float" office:value="72346">
            <text:p>72346</text:p>
          </table:table-cell>
          <table:table-cell office:value-type="float" office:value="221">
            <text:p>221</text:p>
          </table:table-cell>
          <table:table-cell office:value-type="float" office:value="7683">
            <text:p>7683</text:p>
          </table:table-cell>
          <table:table-cell table:formula="of:=[.C158]/[.D158]" office:value-type="float" office:value="2048">
            <text:p>2048</text:p>
          </table:table-cell>
          <table:table-cell/>
          <table:table-cell office:value-type="float" office:value="244497">
            <text:p>244497</text:p>
          </table:table-cell>
          <table:table-cell office:value-type="float" office:value="164246">
            <text:p>1642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59]/([.A159]*[.B159])" office:value-type="float" office:value="128">
            <text:p>128</text:p>
          </table:table-cell>
          <table:table-cell table:formula="of:=[.L159]-[.M159]" office:value-type="float" office:value="177784">
            <text:p>177784</text:p>
          </table:table-cell>
          <table:table-cell office:value-type="float" office:value="161691">
            <text:p>161691</text:p>
          </table:table-cell>
          <table:table-cell office:value-type="float" office:value="452">
            <text:p>452</text:p>
          </table:table-cell>
          <table:table-cell office:value-type="float" office:value="15640">
            <text:p>15640</text:p>
          </table:table-cell>
          <table:table-cell table:formula="of:=[.C159]/[.D159]" office:value-type="float" office:value="2048">
            <text:p>2048</text:p>
          </table:table-cell>
          <table:table-cell/>
          <table:table-cell office:value-type="float" office:value="377029">
            <text:p>377029</text:p>
          </table:table-cell>
          <table:table-cell office:value-type="float" office:value="199245">
            <text:p>19924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60]/([.A160]*[.B160])" office:value-type="float" office:value="128">
            <text:p>128</text:p>
          </table:table-cell>
          <table:table-cell table:formula="of:=[.L160]-[.M160]" office:value-type="float" office:value="359875">
            <text:p>359875</text:p>
          </table:table-cell>
          <table:table-cell office:value-type="float" office:value="328101">
            <text:p>328101</text:p>
          </table:table-cell>
          <table:table-cell office:value-type="float" office:value="847">
            <text:p>847</text:p>
          </table:table-cell>
          <table:table-cell office:value-type="float" office:value="30925">
            <text:p>30925</text:p>
          </table:table-cell>
          <table:table-cell table:formula="of:=[.C160]/[.D160]" office:value-type="float" office:value="2048">
            <text:p>2048</text:p>
          </table:table-cell>
          <table:table-cell/>
          <table:table-cell office:value-type="float" office:value="757469">
            <text:p>757469</text:p>
          </table:table-cell>
          <table:table-cell office:value-type="float" office:value="397594">
            <text:p>39759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61]/([.A161]*[.B161])" office:value-type="float" office:value="64">
            <text:p>64</text:p>
          </table:table-cell>
          <table:table-cell table:formula="of:=[.L161]-[.M161]" office:value-type="float" office:value="24156">
            <text:p>24156</text:p>
          </table:table-cell>
          <table:table-cell office:value-type="float" office:value="15054">
            <text:p>15054</text:p>
          </table:table-cell>
          <table:table-cell office:value-type="float" office:value="83">
            <text:p>83</text:p>
          </table:table-cell>
          <table:table-cell office:value-type="float" office:value="9018">
            <text:p>9018</text:p>
          </table:table-cell>
          <table:table-cell table:formula="of:=[.C161]/[.D161]" office:value-type="float" office:value="2048">
            <text:p>2048</text:p>
          </table:table-cell>
          <table:table-cell/>
          <table:table-cell office:value-type="float" office:value="185633">
            <text:p>185633</text:p>
          </table:table-cell>
          <table:table-cell office:value-type="float" office:value="161477">
            <text:p>16147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62]/([.A162]*[.B162])" office:value-type="float" office:value="64">
            <text:p>64</text:p>
          </table:table-cell>
          <table:table-cell table:formula="of:=[.L162]-[.M162]" office:value-type="float" office:value="42771">
            <text:p>42771</text:p>
          </table:table-cell>
          <table:table-cell office:value-type="float" office:value="31006">
            <text:p>31006</text:p>
          </table:table-cell>
          <table:table-cell office:value-type="float" office:value="210">
            <text:p>210</text:p>
          </table:table-cell>
          <table:table-cell office:value-type="float" office:value="11554">
            <text:p>11554</text:p>
          </table:table-cell>
          <table:table-cell table:formula="of:=[.C162]/[.D162]" office:value-type="float" office:value="2048">
            <text:p>2048</text:p>
          </table:table-cell>
          <table:table-cell/>
          <table:table-cell office:value-type="float" office:value="245921">
            <text:p>245921</text:p>
          </table:table-cell>
          <table:table-cell office:value-type="float" office:value="203150">
            <text:p>20315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63]/([.A163]*[.B163])" office:value-type="float" office:value="64">
            <text:p>64</text:p>
          </table:table-cell>
          <table:table-cell table:formula="of:=[.L163]-[.M163]" office:value-type="float" office:value="91253">
            <text:p>91253</text:p>
          </table:table-cell>
          <table:table-cell office:value-type="float" office:value="64281">
            <text:p>64281</text:p>
          </table:table-cell>
          <table:table-cell office:value-type="float" office:value="440">
            <text:p>440</text:p>
          </table:table-cell>
          <table:table-cell office:value-type="float" office:value="26530">
            <text:p>26530</text:p>
          </table:table-cell>
          <table:table-cell table:formula="of:=[.C163]/[.D163]" office:value-type="float" office:value="2048">
            <text:p>2048</text:p>
          </table:table-cell>
          <table:table-cell/>
          <table:table-cell office:value-type="float" office:value="498871">
            <text:p>498871</text:p>
          </table:table-cell>
          <table:table-cell office:value-type="float" office:value="407618">
            <text:p>40761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64]/([.A164]*[.B164])" office:value-type="float" office:value="128">
            <text:p>128</text:p>
          </table:table-cell>
          <table:table-cell table:formula="of:=[.L164]-[.M164]" office:value-type="float" office:value="1241747">
            <text:p>1241747</text:p>
          </table:table-cell>
          <table:table-cell office:value-type="float" office:value="1231249">
            <text:p>1231249</text:p>
          </table:table-cell>
          <table:table-cell office:value-type="float" office:value="1119">
            <text:p>1119</text:p>
          </table:table-cell>
          <table:table-cell office:value-type="float" office:value="9377">
            <text:p>9377</text:p>
          </table:table-cell>
          <table:table-cell table:formula="of:=[.C164]/[.D164]" office:value-type="float" office:value="2048">
            <text:p>2048</text:p>
          </table:table-cell>
          <table:table-cell/>
          <table:table-cell office:value-type="float" office:value="1562158">
            <text:p>1562158</text:p>
          </table:table-cell>
          <table:table-cell office:value-type="float" office:value="320411">
            <text:p>32041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65]/([.A165]*[.B165])" office:value-type="float" office:value="85.3333333333333">
            <text:p>85,3333333333</text:p>
          </table:table-cell>
          <table:table-cell table:formula="of:=[.L165]-[.M165]" office:value-type="float" office:value="672277">
            <text:p>672277</text:p>
          </table:table-cell>
          <table:table-cell office:value-type="float" office:value="648182">
            <text:p>648182</text:p>
          </table:table-cell>
          <table:table-cell office:value-type="float" office:value="1084">
            <text:p>1084</text:p>
          </table:table-cell>
          <table:table-cell office:value-type="float" office:value="23010">
            <text:p>23010</text:p>
          </table:table-cell>
          <table:table-cell table:formula="of:=[.C165]/[.D165]" office:value-type="float" office:value="2048">
            <text:p>2048</text:p>
          </table:table-cell>
          <table:table-cell/>
          <table:table-cell office:value-type="float" office:value="1331796">
            <text:p>1331796</text:p>
          </table:table-cell>
          <table:table-cell office:value-type="float" office:value="659519">
            <text:p>65951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66]/([.A166]*[.B166])" office:value-type="float" office:value="64">
            <text:p>64</text:p>
          </table:table-cell>
          <table:table-cell table:formula="of:=[.L166]-[.M166]" office:value-type="float" office:value="78793">
            <text:p>78793</text:p>
          </table:table-cell>
          <table:table-cell office:value-type="float" office:value="70825">
            <text:p>70825</text:p>
          </table:table-cell>
          <table:table-cell office:value-type="float" office:value="179">
            <text:p>179</text:p>
          </table:table-cell>
          <table:table-cell office:value-type="float" office:value="7788">
            <text:p>7788</text:p>
          </table:table-cell>
          <table:table-cell table:formula="of:=[.C166]/[.D166]" office:value-type="float" office:value="2048">
            <text:p>2048</text:p>
          </table:table-cell>
          <table:table-cell/>
          <table:table-cell office:value-type="float" office:value="239298">
            <text:p>239298</text:p>
            <draw:frame table:end-cell-address="Sheet5.W211" table:end-x="0.614cm" table:end-y="0.317cm" draw:z-index="0" draw:style-name="gr1" svg:width="23.741cm" svg:height="20.303cm" svg:x="0.521cm" svg:y="0.258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office:value-type="float" office:value="160505">
            <text:p>16050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67]/([.A167]*[.B167])" office:value-type="float" office:value="64">
            <text:p>64</text:p>
          </table:table-cell>
          <table:table-cell table:formula="of:=[.L167]-[.M167]" office:value-type="float" office:value="163048">
            <text:p>163048</text:p>
          </table:table-cell>
          <table:table-cell office:value-type="float" office:value="147086">
            <text:p>147086</text:p>
          </table:table-cell>
          <table:table-cell office:value-type="float" office:value="401">
            <text:p>401</text:p>
          </table:table-cell>
          <table:table-cell office:value-type="float" office:value="15560">
            <text:p>15560</text:p>
          </table:table-cell>
          <table:table-cell table:formula="of:=[.C167]/[.D167]" office:value-type="float" office:value="2048">
            <text:p>2048</text:p>
          </table:table-cell>
          <table:table-cell/>
          <table:table-cell office:value-type="float" office:value="484929">
            <text:p>484929</text:p>
          </table:table-cell>
          <table:table-cell office:value-type="float" office:value="321881">
            <text:p>321881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68]/([.A168]*[.B168])" office:value-type="float" office:value="64">
            <text:p>64</text:p>
          </table:table-cell>
          <table:table-cell table:formula="of:=[.L168]-[.M168]" office:value-type="float" office:value="339864">
            <text:p>339864</text:p>
          </table:table-cell>
          <table:table-cell office:value-type="float" office:value="308011">
            <text:p>308011</text:p>
          </table:table-cell>
          <table:table-cell office:value-type="float" office:value="711">
            <text:p>711</text:p>
          </table:table-cell>
          <table:table-cell office:value-type="float" office:value="31140">
            <text:p>31140</text:p>
          </table:table-cell>
          <table:table-cell table:formula="of:=[.C168]/[.D168]" office:value-type="float" office:value="2048">
            <text:p>2048</text:p>
          </table:table-cell>
          <table:table-cell/>
          <table:table-cell office:value-type="float" office:value="992892">
            <text:p>992892</text:p>
          </table:table-cell>
          <table:table-cell office:value-type="float" office:value="653028">
            <text:p>65302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69]/([.A169]*[.B169])" office:value-type="float" office:value="32">
            <text:p>32</text:p>
          </table:table-cell>
          <table:table-cell table:formula="of:=[.L169]-[.M169]" office:value-type="float" office:value="25692">
            <text:p>25692</text:p>
          </table:table-cell>
          <table:table-cell office:value-type="float" office:value="16912">
            <text:p>16912</text:p>
          </table:table-cell>
          <table:table-cell office:value-type="float" office:value="97">
            <text:p>97</text:p>
          </table:table-cell>
          <table:table-cell office:value-type="float" office:value="8682">
            <text:p>8682</text:p>
          </table:table-cell>
          <table:table-cell table:formula="of:=[.C169]/[.D169]" office:value-type="float" office:value="2048">
            <text:p>2048</text:p>
          </table:table-cell>
          <table:table-cell/>
          <table:table-cell office:value-type="float" office:value="187357">
            <text:p>187357</text:p>
          </table:table-cell>
          <table:table-cell office:value-type="float" office:value="161665">
            <text:p>16166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70]/([.A170]*[.B170])" office:value-type="float" office:value="32">
            <text:p>32</text:p>
          </table:table-cell>
          <table:table-cell table:formula="of:=[.L170]-[.M170]" office:value-type="float" office:value="51952">
            <text:p>51952</text:p>
          </table:table-cell>
          <table:table-cell office:value-type="float" office:value="34571">
            <text:p>34571</text:p>
          </table:table-cell>
          <table:table-cell office:value-type="float" office:value="200">
            <text:p>200</text:p>
          </table:table-cell>
          <table:table-cell office:value-type="float" office:value="17179">
            <text:p>17179</text:p>
          </table:table-cell>
          <table:table-cell table:formula="of:=[.C170]/[.D170]" office:value-type="float" office:value="2048">
            <text:p>2048</text:p>
          </table:table-cell>
          <table:table-cell/>
          <table:table-cell office:value-type="float" office:value="372722">
            <text:p>372722</text:p>
          </table:table-cell>
          <table:table-cell office:value-type="float" office:value="320770">
            <text:p>32077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71]/([.A171]*[.B171])" office:value-type="float" office:value="32">
            <text:p>32</text:p>
          </table:table-cell>
          <table:table-cell table:formula="of:=[.L171]-[.M171]" office:value-type="float" office:value="105194">
            <text:p>105194</text:p>
          </table:table-cell>
          <table:table-cell office:value-type="float" office:value="69974">
            <text:p>69974</text:p>
          </table:table-cell>
          <table:table-cell office:value-type="float" office:value="407">
            <text:p>407</text:p>
          </table:table-cell>
          <table:table-cell office:value-type="float" office:value="34811">
            <text:p>34811</text:p>
          </table:table-cell>
          <table:table-cell table:formula="of:=[.C171]/[.D171]" office:value-type="float" office:value="2048">
            <text:p>2048</text:p>
          </table:table-cell>
          <table:table-cell/>
          <table:table-cell office:value-type="float" office:value="774547">
            <text:p>774547</text:p>
          </table:table-cell>
          <table:table-cell office:value-type="float" office:value="669353">
            <text:p>66935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72]/([.A172]*[.B172])" office:value-type="float" office:value="42.6666666666667">
            <text:p>42,6666666667</text:p>
          </table:table-cell>
          <table:table-cell table:formula="of:=[.L172]-[.M172]" office:value-type="float" office:value="676131">
            <text:p>676131</text:p>
          </table:table-cell>
          <table:table-cell office:value-type="float" office:value="652092">
            <text:p>652092</text:p>
          </table:table-cell>
          <table:table-cell office:value-type="float" office:value="1090">
            <text:p>1090</text:p>
          </table:table-cell>
          <table:table-cell office:value-type="float" office:value="22947">
            <text:p>22947</text:p>
          </table:table-cell>
          <table:table-cell table:formula="of:=[.C172]/[.D172]" office:value-type="float" office:value="2048">
            <text:p>2048</text:p>
          </table:table-cell>
          <table:table-cell/>
          <table:table-cell office:value-type="float" office:value="1333844">
            <text:p>1333844</text:p>
          </table:table-cell>
          <table:table-cell office:value-type="float" office:value="657713">
            <text:p>65771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73]/([.A173]*[.B173])" office:value-type="float" office:value="32">
            <text:p>32</text:p>
          </table:table-cell>
          <table:table-cell table:formula="of:=[.L173]-[.M173]" office:value-type="float" office:value="89480">
            <text:p>89480</text:p>
          </table:table-cell>
          <table:table-cell office:value-type="float" office:value="81288">
            <text:p>81288</text:p>
          </table:table-cell>
          <table:table-cell office:value-type="float" office:value="219">
            <text:p>219</text:p>
          </table:table-cell>
          <table:table-cell office:value-type="float" office:value="7972">
            <text:p>7972</text:p>
          </table:table-cell>
          <table:table-cell table:formula="of:=[.C173]/[.D173]" office:value-type="float" office:value="2048">
            <text:p>2048</text:p>
          </table:table-cell>
          <table:table-cell/>
          <table:table-cell office:value-type="float" office:value="253497">
            <text:p>253497</text:p>
          </table:table-cell>
          <table:table-cell office:value-type="float" office:value="164017">
            <text:p>164017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74]/([.A174]*[.B174])" office:value-type="float" office:value="32">
            <text:p>32</text:p>
          </table:table-cell>
          <table:table-cell table:formula="of:=[.L174]-[.M174]" office:value-type="float" office:value="170407">
            <text:p>170407</text:p>
          </table:table-cell>
          <table:table-cell office:value-type="float" office:value="154464">
            <text:p>154464</text:p>
          </table:table-cell>
          <table:table-cell office:value-type="float" office:value="424">
            <text:p>424</text:p>
          </table:table-cell>
          <table:table-cell office:value-type="float" office:value="15517">
            <text:p>15517</text:p>
          </table:table-cell>
          <table:table-cell table:formula="of:=[.C174]/[.D174]" office:value-type="float" office:value="2048">
            <text:p>2048</text:p>
          </table:table-cell>
          <table:table-cell/>
          <table:table-cell office:value-type="float" office:value="495099">
            <text:p>495099</text:p>
          </table:table-cell>
          <table:table-cell office:value-type="float" office:value="324692">
            <text:p>324692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75]/([.A175]*[.B175])" office:value-type="float" office:value="32">
            <text:p>32</text:p>
          </table:table-cell>
          <table:table-cell table:formula="of:=[.L175]-[.M175]" office:value-type="float" office:value="354653">
            <text:p>354653</text:p>
          </table:table-cell>
          <table:table-cell office:value-type="float" office:value="321897">
            <text:p>321897</text:p>
          </table:table-cell>
          <table:table-cell office:value-type="float" office:value="901">
            <text:p>901</text:p>
          </table:table-cell>
          <table:table-cell office:value-type="float" office:value="31852">
            <text:p>31852</text:p>
          </table:table-cell>
          <table:table-cell table:formula="of:=[.C175]/[.D175]" office:value-type="float" office:value="2048">
            <text:p>2048</text:p>
          </table:table-cell>
          <table:table-cell/>
          <table:table-cell office:value-type="float" office:value="995056">
            <text:p>995056</text:p>
          </table:table-cell>
          <table:table-cell office:value-type="float" office:value="640403">
            <text:p>640403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65536">
            <text:p>65536</text:p>
          </table:table-cell>
          <table:table-cell table:formula="of:=[.J176]/([.A176]*[.B176])" office:value-type="float" office:value="16">
            <text:p>16</text:p>
          </table:table-cell>
          <table:table-cell table:formula="of:=[.L176]-[.M176]" office:value-type="float" office:value="30106">
            <text:p>30106</text:p>
          </table:table-cell>
          <table:table-cell table:style-name="ce1" office:value-type="float" office:value="18510">
            <text:p>1851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483">
            <text:p>11483</text:p>
          </table:table-cell>
          <table:table-cell table:formula="of:=[.C176]/[.D176]" office:value-type="float" office:value="2048">
            <text:p>2048</text:p>
          </table:table-cell>
          <table:table-cell/>
          <table:table-cell table:style-name="ce1" office:value-type="float" office:value="196148">
            <text:p>196148</text:p>
          </table:table-cell>
          <table:table-cell table:style-name="ce1" office:value-type="float" office:value="166042">
            <text:p>166042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table:formula="of:=[.J177]/([.A177]*[.B177])" office:value-type="float" office:value="16">
            <text:p>16</text:p>
          </table:table-cell>
          <table:table-cell table:formula="of:=[.L177]-[.M177]" office:value-type="float" office:value="63986">
            <text:p>63986</text:p>
          </table:table-cell>
          <table:table-cell office:value-type="float" office:value="38195">
            <text:p>38195</text:p>
          </table:table-cell>
          <table:table-cell office:value-type="float" office:value="216">
            <text:p>216</text:p>
          </table:table-cell>
          <table:table-cell office:value-type="float" office:value="25574">
            <text:p>25574</text:p>
          </table:table-cell>
          <table:table-cell table:formula="of:=[.C177]/[.D177]" office:value-type="float" office:value="2048">
            <text:p>2048</text:p>
          </table:table-cell>
          <table:table-cell/>
          <table:table-cell office:value-type="float" office:value="393870">
            <text:p>393870</text:p>
          </table:table-cell>
          <table:table-cell office:value-type="float" office:value="329884">
            <text:p>32988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78]/([.A178]*[.B178])" office:value-type="float" office:value="16">
            <text:p>16</text:p>
          </table:table-cell>
          <table:table-cell table:formula="of:=[.L178]-[.M178]" office:value-type="float" office:value="132695">
            <text:p>132695</text:p>
          </table:table-cell>
          <table:table-cell office:value-type="float" office:value="84977">
            <text:p>84977</text:p>
          </table:table-cell>
          <table:table-cell office:value-type="float" office:value="429">
            <text:p>429</text:p>
          </table:table-cell>
          <table:table-cell office:value-type="float" office:value="47287">
            <text:p>47287</text:p>
          </table:table-cell>
          <table:table-cell table:formula="of:=[.C178]/[.D178]" office:value-type="float" office:value="2048">
            <text:p>2048</text:p>
          </table:table-cell>
          <table:table-cell/>
          <table:table-cell office:value-type="float" office:value="788258">
            <text:p>788258</text:p>
          </table:table-cell>
          <table:table-cell office:value-type="float" office:value="655563">
            <text:p>65556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79]/([.A179]*[.B179])" office:value-type="float" office:value="34.1333333333333">
            <text:p>34,1333333333</text:p>
          </table:table-cell>
          <table:table-cell table:formula="of:=[.L179]-[.M179]" office:value-type="float" office:value="662172">
            <text:p>662172</text:p>
          </table:table-cell>
          <table:table-cell office:value-type="float" office:value="656858">
            <text:p>656858</text:p>
          </table:table-cell>
          <table:table-cell office:value-type="float" office:value="623">
            <text:p>623</text:p>
          </table:table-cell>
          <table:table-cell office:value-type="float" office:value="4689">
            <text:p>4689</text:p>
          </table:table-cell>
          <table:table-cell table:formula="of:=[.C179]/[.D179]" office:value-type="float" office:value="2048">
            <text:p>2048</text:p>
          </table:table-cell>
          <table:table-cell/>
          <table:table-cell office:value-type="float" office:value="823575">
            <text:p>823575</text:p>
          </table:table-cell>
          <table:table-cell office:value-type="float" office:value="161403">
            <text:p>16140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80]/([.A180]*[.B180])" office:value-type="float" office:value="17.0666666666667">
            <text:p>17,0666666667</text:p>
          </table:table-cell>
          <table:table-cell table:formula="of:=[.L180]-[.M180]" office:value-type="float" office:value="89098">
            <text:p>89098</text:p>
          </table:table-cell>
          <table:table-cell office:value-type="float" office:value="80934">
            <text:p>80934</text:p>
          </table:table-cell>
          <table:table-cell office:value-type="float" office:value="213">
            <text:p>213</text:p>
          </table:table-cell>
          <table:table-cell office:value-type="float" office:value="7949">
            <text:p>7949</text:p>
          </table:table-cell>
          <table:table-cell table:formula="of:=[.C180]/[.D180]" office:value-type="float" office:value="2048">
            <text:p>2048</text:p>
          </table:table-cell>
          <table:table-cell/>
          <table:table-cell office:value-type="float" office:value="254371">
            <text:p>254371</text:p>
          </table:table-cell>
          <table:table-cell office:value-type="float" office:value="165273">
            <text:p>16527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81]/([.A181]*[.B181])" office:value-type="float" office:value="17.0666666666667">
            <text:p>17,0666666667</text:p>
          </table:table-cell>
          <table:table-cell table:formula="of:=[.L181]-[.M181]" office:value-type="float" office:value="355426">
            <text:p>355426</text:p>
          </table:table-cell>
          <table:table-cell office:value-type="float" office:value="322874">
            <text:p>322874</text:p>
          </table:table-cell>
          <table:table-cell office:value-type="float" office:value="864">
            <text:p>864</text:p>
          </table:table-cell>
          <table:table-cell office:value-type="float" office:value="31686">
            <text:p>31686</text:p>
          </table:table-cell>
          <table:table-cell table:formula="of:=[.C181]/[.D181]" office:value-type="float" office:value="2048">
            <text:p>2048</text:p>
          </table:table-cell>
          <table:table-cell/>
          <table:table-cell office:value-type="float" office:value="1018182">
            <text:p>1018182</text:p>
          </table:table-cell>
          <table:table-cell office:value-type="float" office:value="662756">
            <text:p>66275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table:formula="of:=[.J182]/([.A182]*[.B182])" office:value-type="float" office:value="8.53333333333333">
            <text:p>8,5333333333</text:p>
          </table:table-cell>
          <table:table-cell table:formula="of:=[.L182]-[.M182]" office:value-type="float" office:value="30024">
            <text:p>30024</text:p>
          </table:table-cell>
          <table:table-cell office:value-type="float" office:value="18489">
            <text:p>18489</text:p>
          </table:table-cell>
          <table:table-cell office:value-type="float" office:value="100">
            <text:p>100</text:p>
          </table:table-cell>
          <table:table-cell office:value-type="float" office:value="11433">
            <text:p>11433</text:p>
          </table:table-cell>
          <table:table-cell table:formula="of:=[.C182]/[.D182]" office:value-type="float" office:value="2048">
            <text:p>2048</text:p>
          </table:table-cell>
          <table:table-cell/>
          <table:table-cell office:value-type="float" office:value="189434">
            <text:p>189434</text:p>
          </table:table-cell>
          <table:table-cell office:value-type="float" office:value="159410">
            <text:p>15941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table:formula="of:=[.J183]/([.A183]*[.B183])" office:value-type="float" office:value="8.53333333333333">
            <text:p>8,5333333333</text:p>
          </table:table-cell>
          <table:table-cell table:formula="of:=[.L183]-[.M183]" office:value-type="float" office:value="136443">
            <text:p>136443</text:p>
          </table:table-cell>
          <table:table-cell office:value-type="float" office:value="87359">
            <text:p>87359</text:p>
          </table:table-cell>
          <table:table-cell office:value-type="float" office:value="430">
            <text:p>430</text:p>
          </table:table-cell>
          <table:table-cell office:value-type="float" office:value="48653">
            <text:p>48653</text:p>
          </table:table-cell>
          <table:table-cell table:formula="of:=[.C183]/[.D183]" office:value-type="float" office:value="2048">
            <text:p>2048</text:p>
          </table:table-cell>
          <table:table-cell/>
          <table:table-cell office:value-type="float" office:value="802800">
            <text:p>802800</text:p>
          </table:table-cell>
          <table:table-cell office:value-type="float" office:value="666357">
            <text:p>666357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84]/([.A184]*[.B184])" office:value-type="float" office:value="341.333333333333">
            <text:p>341,3333333333</text:p>
          </table:table-cell>
          <table:table-cell table:formula="of:=[.L184]-[.M184]" office:value-type="float" office:value="1478041">
            <text:p>1478041</text:p>
          </table:table-cell>
          <table:table-cell office:value-type="float" office:value="1371690">
            <text:p>1371690</text:p>
          </table:table-cell>
          <table:table-cell office:value-type="float" office:value="1322">
            <text:p>1322</text:p>
          </table:table-cell>
          <table:table-cell office:value-type="float" office:value="105028">
            <text:p>105028</text:p>
          </table:table-cell>
          <table:table-cell table:formula="of:=[.C184]/[.D184]" office:value-type="float" office:value="4096">
            <text:p>4096</text:p>
          </table:table-cell>
          <table:table-cell/>
          <table:table-cell office:value-type="float" office:value="2125827">
            <text:p>2125827</text:p>
          </table:table-cell>
          <table:table-cell office:value-type="float" office:value="647786">
            <text:p>64778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185]/([.A185]*[.B185])" office:value-type="float" office:value="256">
            <text:p>256</text:p>
          </table:table-cell>
          <table:table-cell table:formula="of:=[.L185]-[.M185]" office:value-type="float" office:value="317034">
            <text:p>317034</text:p>
          </table:table-cell>
          <table:table-cell office:value-type="float" office:value="301163">
            <text:p>301163</text:p>
          </table:table-cell>
          <table:table-cell office:value-type="float" office:value="408">
            <text:p>408</text:p>
          </table:table-cell>
          <table:table-cell office:value-type="float" office:value="15461">
            <text:p>15461</text:p>
          </table:table-cell>
          <table:table-cell table:formula="of:=[.C185]/[.D185]" office:value-type="float" office:value="4096">
            <text:p>4096</text:p>
          </table:table-cell>
          <table:table-cell/>
          <table:table-cell office:value-type="float" office:value="515718">
            <text:p>515718</text:p>
          </table:table-cell>
          <table:table-cell office:value-type="float" office:value="198684">
            <text:p>19868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86]/([.A186]*[.B186])" office:value-type="float" office:value="256">
            <text:p>256</text:p>
          </table:table-cell>
          <table:table-cell table:formula="of:=[.L186]-[.M186]" office:value-type="float" office:value="643869">
            <text:p>643869</text:p>
          </table:table-cell>
          <table:table-cell office:value-type="float" office:value="612041">
            <text:p>612041</text:p>
          </table:table-cell>
          <table:table-cell office:value-type="float" office:value="827">
            <text:p>827</text:p>
          </table:table-cell>
          <table:table-cell office:value-type="float" office:value="30999">
            <text:p>30999</text:p>
          </table:table-cell>
          <table:table-cell table:formula="of:=[.C186]/[.D186]" office:value-type="float" office:value="4096">
            <text:p>4096</text:p>
          </table:table-cell>
          <table:table-cell/>
          <table:table-cell office:value-type="float" office:value="1041903">
            <text:p>1041903</text:p>
          </table:table-cell>
          <table:table-cell office:value-type="float" office:value="398034">
            <text:p>39803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187]/([.A187]*[.B187])" office:value-type="float" office:value="128">
            <text:p>128</text:p>
          </table:table-cell>
          <table:table-cell table:formula="of:=[.L187]-[.M187]" office:value-type="float" office:value="67068">
            <text:p>67068</text:p>
          </table:table-cell>
          <table:table-cell office:value-type="float" office:value="53757">
            <text:p>53757</text:p>
          </table:table-cell>
          <table:table-cell office:value-type="float" office:value="193">
            <text:p>193</text:p>
          </table:table-cell>
          <table:table-cell office:value-type="float" office:value="13117">
            <text:p>13117</text:p>
          </table:table-cell>
          <table:table-cell table:formula="of:=[.C187]/[.D187]" office:value-type="float" office:value="4096">
            <text:p>4096</text:p>
          </table:table-cell>
          <table:table-cell/>
          <table:table-cell office:value-type="float" office:value="270482">
            <text:p>270482</text:p>
          </table:table-cell>
          <table:table-cell office:value-type="float" office:value="203414">
            <text:p>20341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88]/([.A188]*[.B188])" office:value-type="float" office:value="128">
            <text:p>128</text:p>
          </table:table-cell>
          <table:table-cell table:formula="of:=[.L188]-[.M188]" office:value-type="float" office:value="139385">
            <text:p>139385</text:p>
          </table:table-cell>
          <table:table-cell office:value-type="float" office:value="112907">
            <text:p>112907</text:p>
          </table:table-cell>
          <table:table-cell office:value-type="float" office:value="403">
            <text:p>403</text:p>
          </table:table-cell>
          <table:table-cell office:value-type="float" office:value="26074">
            <text:p>26074</text:p>
          </table:table-cell>
          <table:table-cell table:formula="of:=[.C188]/[.D188]" office:value-type="float" office:value="4096">
            <text:p>4096</text:p>
          </table:table-cell>
          <table:table-cell/>
          <table:table-cell office:value-type="float" office:value="546494">
            <text:p>546494</text:p>
          </table:table-cell>
          <table:table-cell office:value-type="float" office:value="407109">
            <text:p>40710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189]/([.A189]*[.B189])" office:value-type="float" office:value="256">
            <text:p>256</text:p>
          </table:table-cell>
          <table:table-cell table:formula="of:=[.L189]-[.M189]" office:value-type="float" office:value="2379517">
            <text:p>2379517</text:p>
          </table:table-cell>
          <table:table-cell office:value-type="float" office:value="2368849">
            <text:p>2368849</text:p>
          </table:table-cell>
          <table:table-cell office:value-type="float" office:value="1308">
            <text:p>1308</text:p>
          </table:table-cell>
          <table:table-cell office:value-type="float" office:value="9358">
            <text:p>9358</text:p>
          </table:table-cell>
          <table:table-cell table:formula="of:=[.C189]/[.D189]" office:value-type="float" office:value="4096">
            <text:p>4096</text:p>
          </table:table-cell>
          <table:table-cell/>
          <table:table-cell office:value-type="float" office:value="2707071">
            <text:p>2707071</text:p>
          </table:table-cell>
          <table:table-cell office:value-type="float" office:value="327554">
            <text:p>32755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90]/([.A190]*[.B190])" office:value-type="float" office:value="170.666666666667">
            <text:p>170,6666666667</text:p>
          </table:table-cell>
          <table:table-cell table:formula="of:=[.L190]-[.M190]" office:value-type="float" office:value="1233567">
            <text:p>1233567</text:p>
          </table:table-cell>
          <table:table-cell office:value-type="float" office:value="1209577">
            <text:p>1209577</text:p>
          </table:table-cell>
          <table:table-cell office:value-type="float" office:value="1063">
            <text:p>1063</text:p>
          </table:table-cell>
          <table:table-cell office:value-type="float" office:value="22926">
            <text:p>22926</text:p>
          </table:table-cell>
          <table:table-cell table:formula="of:=[.C190]/[.D190]" office:value-type="float" office:value="4096">
            <text:p>4096</text:p>
          </table:table-cell>
          <table:table-cell/>
          <table:table-cell office:value-type="float" office:value="1885500">
            <text:p>1885500</text:p>
          </table:table-cell>
          <table:table-cell office:value-type="float" office:value="651933">
            <text:p>651933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J191]/([.A191]*[.B191])" office:value-type="float" office:value="128">
            <text:p>128</text:p>
          </table:table-cell>
          <table:table-cell table:formula="of:=[.L191]-[.M191]" office:value-type="float" office:value="147475">
            <text:p>147475</text:p>
          </table:table-cell>
          <table:table-cell office:value-type="float" office:value="139177">
            <text:p>139177</text:p>
          </table:table-cell>
          <table:table-cell office:value-type="float" office:value="210">
            <text:p>210</text:p>
          </table:table-cell>
          <table:table-cell office:value-type="float" office:value="8086">
            <text:p>8086</text:p>
          </table:table-cell>
          <table:table-cell table:formula="of:=[.C191]/[.D191]" office:value-type="float" office:value="4096">
            <text:p>4096</text:p>
          </table:table-cell>
          <table:table-cell/>
          <table:table-cell office:value-type="float" office:value="310241">
            <text:p>310241</text:p>
          </table:table-cell>
          <table:table-cell office:value-type="float" office:value="162766">
            <text:p>16276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192]/([.A192]*[.B192])" office:value-type="float" office:value="128">
            <text:p>128</text:p>
          </table:table-cell>
          <table:table-cell table:formula="of:=[.L192]-[.M192]" office:value-type="float" office:value="289741">
            <text:p>289741</text:p>
          </table:table-cell>
          <table:table-cell office:value-type="float" office:value="273766">
            <text:p>273766</text:p>
          </table:table-cell>
          <table:table-cell office:value-type="float" office:value="354">
            <text:p>354</text:p>
          </table:table-cell>
          <table:table-cell office:value-type="float" office:value="15620">
            <text:p>15620</text:p>
          </table:table-cell>
          <table:table-cell table:formula="of:=[.C192]/[.D192]" office:value-type="float" office:value="4096">
            <text:p>4096</text:p>
          </table:table-cell>
          <table:table-cell/>
          <table:table-cell office:value-type="float" office:value="620925">
            <text:p>620925</text:p>
          </table:table-cell>
          <table:table-cell office:value-type="float" office:value="331184">
            <text:p>331184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93]/([.A193]*[.B193])" office:value-type="float" office:value="128">
            <text:p>128</text:p>
          </table:table-cell>
          <table:table-cell table:formula="of:=[.L193]-[.M193]" office:value-type="float" office:value="613599">
            <text:p>613599</text:p>
          </table:table-cell>
          <table:table-cell office:value-type="float" office:value="581206">
            <text:p>581206</text:p>
          </table:table-cell>
          <table:table-cell office:value-type="float" office:value="899">
            <text:p>899</text:p>
          </table:table-cell>
          <table:table-cell office:value-type="float" office:value="31492">
            <text:p>31492</text:p>
          </table:table-cell>
          <table:table-cell table:formula="of:=[.C193]/[.D193]" office:value-type="float" office:value="4096">
            <text:p>4096</text:p>
          </table:table-cell>
          <table:table-cell/>
          <table:table-cell office:value-type="float" office:value="1268895">
            <text:p>1268895</text:p>
          </table:table-cell>
          <table:table-cell office:value-type="float" office:value="655296">
            <text:p>65529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J194]/([.A194]*[.B194])" office:value-type="float" office:value="64">
            <text:p>64</text:p>
          </table:table-cell>
          <table:table-cell table:formula="of:=[.L194]-[.M194]" office:value-type="float" office:value="39705">
            <text:p>39705</text:p>
          </table:table-cell>
          <table:table-cell office:value-type="float" office:value="30862">
            <text:p>30862</text:p>
          </table:table-cell>
          <table:table-cell office:value-type="float" office:value="74">
            <text:p>74</text:p>
          </table:table-cell>
          <table:table-cell office:value-type="float" office:value="8767">
            <text:p>8767</text:p>
          </table:table-cell>
          <table:table-cell table:formula="of:=[.C194]/[.D194]" office:value-type="float" office:value="4096">
            <text:p>4096</text:p>
          </table:table-cell>
          <table:table-cell/>
          <table:table-cell office:value-type="float" office:value="200295">
            <text:p>200295</text:p>
          </table:table-cell>
          <table:table-cell office:value-type="float" office:value="160590">
            <text:p>16059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195]/([.A195]*[.B195])" office:value-type="float" office:value="64">
            <text:p>64</text:p>
          </table:table-cell>
          <table:table-cell table:formula="of:=[.L195]-[.M195]" office:value-type="float" office:value="78235">
            <text:p>78235</text:p>
          </table:table-cell>
          <table:table-cell office:value-type="float" office:value="60609">
            <text:p>60609</text:p>
          </table:table-cell>
          <table:table-cell office:value-type="float" office:value="193">
            <text:p>193</text:p>
          </table:table-cell>
          <table:table-cell office:value-type="float" office:value="17432">
            <text:p>17432</text:p>
          </table:table-cell>
          <table:table-cell table:formula="of:=[.C195]/[.D195]" office:value-type="float" office:value="4096">
            <text:p>4096</text:p>
          </table:table-cell>
          <table:table-cell/>
          <table:table-cell office:value-type="float" office:value="409928">
            <text:p>409928</text:p>
          </table:table-cell>
          <table:table-cell office:value-type="float" office:value="331693">
            <text:p>33169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96]/([.A196]*[.B196])" office:value-type="float" office:value="64">
            <text:p>64</text:p>
          </table:table-cell>
          <table:table-cell table:formula="of:=[.L196]-[.M196]" office:value-type="float" office:value="153264">
            <text:p>153264</text:p>
          </table:table-cell>
          <table:table-cell office:value-type="float" office:value="118057">
            <text:p>118057</text:p>
          </table:table-cell>
          <table:table-cell office:value-type="float" office:value="369">
            <text:p>369</text:p>
          </table:table-cell>
          <table:table-cell office:value-type="float" office:value="34836">
            <text:p>34836</text:p>
          </table:table-cell>
          <table:table-cell table:formula="of:=[.C196]/[.D196]" office:value-type="float" office:value="4096">
            <text:p>4096</text:p>
          </table:table-cell>
          <table:table-cell/>
          <table:table-cell office:value-type="float" office:value="808344">
            <text:p>808344</text:p>
          </table:table-cell>
          <table:table-cell office:value-type="float" office:value="655080">
            <text:p>65508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197]/([.A197]*[.B197])" office:value-type="float" office:value="85.3333333333333">
            <text:p>85,3333333333</text:p>
          </table:table-cell>
          <table:table-cell table:formula="of:=[.L197]-[.M197]" office:value-type="float" office:value="1332175">
            <text:p>1332175</text:p>
          </table:table-cell>
          <table:table-cell office:value-type="float" office:value="1308032">
            <text:p>1308032</text:p>
          </table:table-cell>
          <table:table-cell office:value-type="float" office:value="1194">
            <text:p>1194</text:p>
          </table:table-cell>
          <table:table-cell office:value-type="float" office:value="22948">
            <text:p>22948</text:p>
          </table:table-cell>
          <table:table-cell table:formula="of:=[.C197]/[.D197]" office:value-type="float" office:value="4096">
            <text:p>4096</text:p>
          </table:table-cell>
          <table:table-cell/>
          <table:table-cell office:value-type="float" office:value="2001753">
            <text:p>2001753</text:p>
          </table:table-cell>
          <table:table-cell office:value-type="float" office:value="669578">
            <text:p>66957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J198]/([.A198]*[.B198])" office:value-type="float" office:value="64">
            <text:p>64</text:p>
          </table:table-cell>
          <table:table-cell table:formula="of:=[.L198]-[.M198]" office:value-type="float" office:value="159372">
            <text:p>159372</text:p>
          </table:table-cell>
          <table:table-cell office:value-type="float" office:value="151207">
            <text:p>151207</text:p>
          </table:table-cell>
          <table:table-cell office:value-type="float" office:value="212">
            <text:p>212</text:p>
          </table:table-cell>
          <table:table-cell office:value-type="float" office:value="7951">
            <text:p>7951</text:p>
          </table:table-cell>
          <table:table-cell table:formula="of:=[.C198]/[.D198]" office:value-type="float" office:value="4096">
            <text:p>4096</text:p>
          </table:table-cell>
          <table:table-cell/>
          <table:table-cell office:value-type="float" office:value="320761">
            <text:p>320761</text:p>
          </table:table-cell>
          <table:table-cell office:value-type="float" office:value="161389">
            <text:p>16138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199]/([.A199]*[.B199])" office:value-type="float" office:value="64">
            <text:p>64</text:p>
          </table:table-cell>
          <table:table-cell table:formula="of:=[.L199]-[.M199]" office:value-type="float" office:value="305448">
            <text:p>305448</text:p>
          </table:table-cell>
          <table:table-cell office:value-type="float" office:value="289206">
            <text:p>289206</text:p>
          </table:table-cell>
          <table:table-cell office:value-type="float" office:value="432">
            <text:p>432</text:p>
          </table:table-cell>
          <table:table-cell office:value-type="float" office:value="15808">
            <text:p>15808</text:p>
          </table:table-cell>
          <table:table-cell table:formula="of:=[.C199]/[.D199]" office:value-type="float" office:value="4096">
            <text:p>4096</text:p>
          </table:table-cell>
          <table:table-cell/>
          <table:table-cell office:value-type="float" office:value="626379">
            <text:p>626379</text:p>
          </table:table-cell>
          <table:table-cell office:value-type="float" office:value="320931">
            <text:p>32093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200]/([.A200]*[.B200])" office:value-type="float" office:value="64">
            <text:p>64</text:p>
          </table:table-cell>
          <table:table-cell table:formula="of:=[.L200]-[.M200]" office:value-type="float" office:value="617460">
            <text:p>617460</text:p>
          </table:table-cell>
          <table:table-cell office:value-type="float" office:value="584980">
            <text:p>584980</text:p>
          </table:table-cell>
          <table:table-cell office:value-type="float" office:value="860">
            <text:p>860</text:p>
          </table:table-cell>
          <table:table-cell office:value-type="float" office:value="31620">
            <text:p>31620</text:p>
          </table:table-cell>
          <table:table-cell table:formula="of:=[.C200]/[.D200]" office:value-type="float" office:value="4096">
            <text:p>4096</text:p>
          </table:table-cell>
          <table:table-cell/>
          <table:table-cell office:value-type="float" office:value="1271527">
            <text:p>1271527</text:p>
          </table:table-cell>
          <table:table-cell office:value-type="float" office:value="654067">
            <text:p>654067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32768">
            <text:p>32768</text:p>
          </table:table-cell>
          <table:table-cell table:formula="of:=[.J201]/([.A201]*[.B201])" office:value-type="float" office:value="32">
            <text:p>32</text:p>
          </table:table-cell>
          <table:table-cell table:formula="of:=[.L201]-[.M201]" office:value-type="float" office:value="44718">
            <text:p>44718</text:p>
          </table:table-cell>
          <table:table-cell table:style-name="ce1" office:value-type="float" office:value="31448">
            <text:p>31448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3167">
            <text:p>13167</text:p>
          </table:table-cell>
          <table:table-cell table:formula="of:=[.C201]/[.D201]" office:value-type="float" office:value="4096">
            <text:p>4096</text:p>
          </table:table-cell>
          <table:table-cell/>
          <table:table-cell table:style-name="ce1" office:value-type="float" office:value="214367">
            <text:p>214367</text:p>
          </table:table-cell>
          <table:table-cell table:style-name="ce1" office:value-type="float" office:value="169649">
            <text:p>169649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table:formula="of:=[.J202]/([.A202]*[.B202])" office:value-type="float" office:value="32">
            <text:p>32</text:p>
          </table:table-cell>
          <table:table-cell table:formula="of:=[.L202]-[.M202]" office:value-type="float" office:value="85635">
            <text:p>85635</text:p>
          </table:table-cell>
          <table:table-cell office:value-type="float" office:value="61776">
            <text:p>61776</text:p>
          </table:table-cell>
          <table:table-cell office:value-type="float" office:value="197">
            <text:p>197</text:p>
          </table:table-cell>
          <table:table-cell office:value-type="float" office:value="23660">
            <text:p>23660</text:p>
          </table:table-cell>
          <table:table-cell table:formula="of:=[.C202]/[.D202]" office:value-type="float" office:value="4096">
            <text:p>4096</text:p>
          </table:table-cell>
          <table:table-cell/>
          <table:table-cell office:value-type="float" office:value="411745">
            <text:p>411745</text:p>
          </table:table-cell>
          <table:table-cell office:value-type="float" office:value="326110">
            <text:p>32611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203]/([.A203]*[.B203])" office:value-type="float" office:value="32">
            <text:p>32</text:p>
          </table:table-cell>
          <table:table-cell table:formula="of:=[.L203]-[.M203]" office:value-type="float" office:value="175854">
            <text:p>175854</text:p>
          </table:table-cell>
          <table:table-cell office:value-type="float" office:value="128234">
            <text:p>128234</text:p>
          </table:table-cell>
          <table:table-cell office:value-type="float" office:value="389">
            <text:p>389</text:p>
          </table:table-cell>
          <table:table-cell office:value-type="float" office:value="47230">
            <text:p>47230</text:p>
          </table:table-cell>
          <table:table-cell table:formula="of:=[.C203]/[.D203]" office:value-type="float" office:value="4096">
            <text:p>4096</text:p>
          </table:table-cell>
          <table:table-cell/>
          <table:table-cell office:value-type="float" office:value="825807">
            <text:p>825807</text:p>
          </table:table-cell>
          <table:table-cell office:value-type="float" office:value="649953">
            <text:p>64995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J204]/([.A204]*[.B204])" office:value-type="float" office:value="68.2666666666667">
            <text:p>68,2666666667</text:p>
          </table:table-cell>
          <table:table-cell table:formula="of:=[.L204]-[.M204]" office:value-type="float" office:value="1272308">
            <text:p>1272308</text:p>
          </table:table-cell>
          <table:table-cell office:value-type="float" office:value="1266995">
            <text:p>1266995</text:p>
          </table:table-cell>
          <table:table-cell office:value-type="float" office:value="603">
            <text:p>603</text:p>
          </table:table-cell>
          <table:table-cell office:value-type="float" office:value="4710">
            <text:p>4710</text:p>
          </table:table-cell>
          <table:table-cell table:formula="of:=[.C204]/[.D204]" office:value-type="float" office:value="4096">
            <text:p>4096</text:p>
          </table:table-cell>
          <table:table-cell/>
          <table:table-cell office:value-type="float" office:value="1436152">
            <text:p>1436152</text:p>
          </table:table-cell>
          <table:table-cell office:value-type="float" office:value="163844">
            <text:p>16384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J205]/([.A205]*[.B205])" office:value-type="float" office:value="34.1333333333333">
            <text:p>34,1333333333</text:p>
          </table:table-cell>
          <table:table-cell table:formula="of:=[.L205]-[.M205]" office:value-type="float" office:value="158745">
            <text:p>158745</text:p>
          </table:table-cell>
          <table:table-cell office:value-type="float" office:value="150559">
            <text:p>150559</text:p>
          </table:table-cell>
          <table:table-cell office:value-type="float" office:value="190">
            <text:p>190</text:p>
          </table:table-cell>
          <table:table-cell office:value-type="float" office:value="7994">
            <text:p>7994</text:p>
          </table:table-cell>
          <table:table-cell table:formula="of:=[.C205]/[.D205]" office:value-type="float" office:value="4096">
            <text:p>4096</text:p>
          </table:table-cell>
          <table:table-cell/>
          <table:table-cell office:value-type="float" office:value="334554">
            <text:p>334554</text:p>
          </table:table-cell>
          <table:table-cell office:value-type="float" office:value="175809">
            <text:p>17580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206]/([.A206]*[.B206])" office:value-type="float" office:value="34.1333333333333">
            <text:p>34,1333333333</text:p>
          </table:table-cell>
          <table:table-cell table:formula="of:=[.L206]-[.M206]" office:value-type="float" office:value="630217">
            <text:p>630217</text:p>
          </table:table-cell>
          <table:table-cell office:value-type="float" office:value="597670">
            <text:p>597670</text:p>
          </table:table-cell>
          <table:table-cell office:value-type="float" office:value="822">
            <text:p>822</text:p>
          </table:table-cell>
          <table:table-cell office:value-type="float" office:value="31723">
            <text:p>31723</text:p>
          </table:table-cell>
          <table:table-cell table:formula="of:=[.C206]/[.D206]" office:value-type="float" office:value="4096">
            <text:p>4096</text:p>
          </table:table-cell>
          <table:table-cell/>
          <table:table-cell office:value-type="float" office:value="1292521">
            <text:p>1292521</text:p>
          </table:table-cell>
          <table:table-cell office:value-type="float" office:value="662304">
            <text:p>66230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table:formula="of:=[.J207]/([.A207]*[.B207])" office:value-type="float" office:value="17.0666666666667">
            <text:p>17,0666666667</text:p>
          </table:table-cell>
          <table:table-cell table:formula="of:=[.L207]-[.M207]" office:value-type="float" office:value="43415">
            <text:p>43415</text:p>
          </table:table-cell>
          <table:table-cell office:value-type="float" office:value="31475">
            <text:p>31475</text:p>
          </table:table-cell>
          <table:table-cell office:value-type="float" office:value="100">
            <text:p>100</text:p>
          </table:table-cell>
          <table:table-cell office:value-type="float" office:value="11839">
            <text:p>11839</text:p>
          </table:table-cell>
          <table:table-cell table:formula="of:=[.C207]/[.D207]" office:value-type="float" office:value="4096">
            <text:p>4096</text:p>
          </table:table-cell>
          <table:table-cell/>
          <table:table-cell office:value-type="float" office:value="205297">
            <text:p>205297</text:p>
          </table:table-cell>
          <table:table-cell office:value-type="float" office:value="161882">
            <text:p>16188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table:formula="of:=[.J208]/([.A208]*[.B208])" office:value-type="float" office:value="17.0666666666667">
            <text:p>17,0666666667</text:p>
          </table:table-cell>
          <table:table-cell table:formula="of:=[.L208]-[.M208]" office:value-type="float" office:value="176981">
            <text:p>176981</text:p>
          </table:table-cell>
          <table:table-cell office:value-type="float" office:value="128840">
            <text:p>128840</text:p>
          </table:table-cell>
          <table:table-cell office:value-type="float" office:value="367">
            <text:p>367</text:p>
          </table:table-cell>
          <table:table-cell office:value-type="float" office:value="47773">
            <text:p>47773</text:p>
          </table:table-cell>
          <table:table-cell table:formula="of:=[.C208]/[.D208]" office:value-type="float" office:value="4096">
            <text:p>4096</text:p>
          </table:table-cell>
          <table:table-cell/>
          <table:table-cell office:value-type="float" office:value="852583">
            <text:p>852583</text:p>
          </table:table-cell>
          <table:table-cell office:value-type="float" office:value="675602">
            <text:p>67560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09]/([.A209]*[.B209])" office:value-type="float" office:value="682.666666666667">
            <text:p>682,6666666667</text:p>
          </table:table-cell>
          <table:table-cell table:formula="of:=[.L209]-[.M209]" office:value-type="float" office:value="2753189">
            <text:p>2753189</text:p>
          </table:table-cell>
          <table:table-cell office:value-type="float" office:value="2645976">
            <text:p>2645976</text:p>
          </table:table-cell>
          <table:table-cell office:value-type="float" office:value="1267">
            <text:p>1267</text:p>
          </table:table-cell>
          <table:table-cell office:value-type="float" office:value="105945">
            <text:p>105945</text:p>
          </table:table-cell>
          <table:table-cell table:formula="of:=[.C209]/[.D209]" office:value-type="float" office:value="8192">
            <text:p>8192</text:p>
          </table:table-cell>
          <table:table-cell/>
          <table:table-cell office:value-type="float" office:value="3424998">
            <text:p>3424998</text:p>
          </table:table-cell>
          <table:table-cell office:value-type="float" office:value="671809">
            <text:p>67180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10]/([.A210]*[.B210])" office:value-type="float" office:value="512">
            <text:p>512</text:p>
          </table:table-cell>
          <table:table-cell table:formula="of:=[.L210]-[.M210]" office:value-type="float" office:value="605002">
            <text:p>605002</text:p>
          </table:table-cell>
          <table:table-cell office:value-type="float" office:value="589013">
            <text:p>589013</text:p>
          </table:table-cell>
          <table:table-cell office:value-type="float" office:value="439">
            <text:p>439</text:p>
          </table:table-cell>
          <table:table-cell office:value-type="float" office:value="15549">
            <text:p>15549</text:p>
          </table:table-cell>
          <table:table-cell table:formula="of:=[.C210]/[.D210]" office:value-type="float" office:value="8192">
            <text:p>8192</text:p>
          </table:table-cell>
          <table:table-cell/>
          <table:table-cell office:value-type="float" office:value="803947">
            <text:p>803947</text:p>
          </table:table-cell>
          <table:table-cell office:value-type="float" office:value="198945">
            <text:p>19894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11]/([.A211]*[.B211])" office:value-type="float" office:value="512">
            <text:p>512</text:p>
          </table:table-cell>
          <table:table-cell table:formula="of:=[.L211]-[.M211]" office:value-type="float" office:value="1199043">
            <text:p>1199043</text:p>
          </table:table-cell>
          <table:table-cell office:value-type="float" office:value="1167207">
            <text:p>1167207</text:p>
          </table:table-cell>
          <table:table-cell office:value-type="float" office:value="846">
            <text:p>846</text:p>
          </table:table-cell>
          <table:table-cell office:value-type="float" office:value="30989">
            <text:p>30989</text:p>
          </table:table-cell>
          <table:table-cell table:formula="of:=[.C211]/[.D211]" office:value-type="float" office:value="8192">
            <text:p>8192</text:p>
          </table:table-cell>
          <table:table-cell/>
          <table:table-cell office:value-type="float" office:value="1596816">
            <text:p>1596816</text:p>
          </table:table-cell>
          <table:table-cell office:value-type="float" office:value="397773">
            <text:p>39777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12]/([.A212]*[.B212])" office:value-type="float" office:value="256">
            <text:p>256</text:p>
          </table:table-cell>
          <table:table-cell table:formula="of:=[.L212]-[.M212]" office:value-type="float" office:value="110727">
            <text:p>110727</text:p>
          </table:table-cell>
          <table:table-cell office:value-type="float" office:value="98518">
            <text:p>98518</text:p>
          </table:table-cell>
          <table:table-cell office:value-type="float" office:value="176">
            <text:p>176</text:p>
          </table:table-cell>
          <table:table-cell office:value-type="float" office:value="12031">
            <text:p>12031</text:p>
          </table:table-cell>
          <table:table-cell table:formula="of:=[.C212]/[.D212]" office:value-type="float" office:value="8192">
            <text:p>8192</text:p>
          </table:table-cell>
          <table:table-cell/>
          <table:table-cell office:value-type="float" office:value="314612">
            <text:p>314612</text:p>
          </table:table-cell>
          <table:table-cell office:value-type="float" office:value="203885">
            <text:p>20388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13]/([.A213]*[.B213])" office:value-type="float" office:value="256">
            <text:p>256</text:p>
          </table:table-cell>
          <table:table-cell table:formula="of:=[.L213]-[.M213]" office:value-type="float" office:value="232378">
            <text:p>232378</text:p>
          </table:table-cell>
          <table:table-cell office:value-type="float" office:value="207984">
            <text:p>207984</text:p>
          </table:table-cell>
          <table:table-cell office:value-type="float" office:value="294">
            <text:p>294</text:p>
          </table:table-cell>
          <table:table-cell office:value-type="float" office:value="24099">
            <text:p>24099</text:p>
          </table:table-cell>
          <table:table-cell table:formula="of:=[.C213]/[.D213]" office:value-type="float" office:value="8192">
            <text:p>8192</text:p>
          </table:table-cell>
          <table:table-cell/>
          <table:table-cell office:value-type="float" office:value="641555">
            <text:p>641555</text:p>
          </table:table-cell>
          <table:table-cell office:value-type="float" office:value="409177">
            <text:p>40917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14]/([.A214]*[.B214])" office:value-type="float" office:value="512">
            <text:p>512</text:p>
          </table:table-cell>
          <table:table-cell table:formula="of:=[.L214]-[.M214]" office:value-type="float" office:value="4576183">
            <text:p>4576183</text:p>
          </table:table-cell>
          <table:table-cell office:value-type="float" office:value="4565514">
            <text:p>4565514</text:p>
          </table:table-cell>
          <table:table-cell office:value-type="float" office:value="1299">
            <text:p>1299</text:p>
          </table:table-cell>
          <table:table-cell office:value-type="float" office:value="9369">
            <text:p>9369</text:p>
          </table:table-cell>
          <table:table-cell table:formula="of:=[.C214]/[.D214]" office:value-type="float" office:value="8192">
            <text:p>8192</text:p>
          </table:table-cell>
          <table:table-cell/>
          <table:table-cell office:value-type="float" office:value="4913178">
            <text:p>4913178</text:p>
          </table:table-cell>
          <table:table-cell office:value-type="float" office:value="336995">
            <text:p>33699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15]/([.A215]*[.B215])" office:value-type="float" office:value="341.333333333333">
            <text:p>341,3333333333</text:p>
          </table:table-cell>
          <table:table-cell table:formula="of:=[.L215]-[.M215]" office:value-type="float" office:value="2443623">
            <text:p>2443623</text:p>
          </table:table-cell>
          <table:table-cell office:value-type="float" office:value="2419457">
            <text:p>2419457</text:p>
          </table:table-cell>
          <table:table-cell office:value-type="float" office:value="1136">
            <text:p>1136</text:p>
          </table:table-cell>
          <table:table-cell office:value-type="float" office:value="23029">
            <text:p>23029</text:p>
          </table:table-cell>
          <table:table-cell table:formula="of:=[.C215]/[.D215]" office:value-type="float" office:value="8192">
            <text:p>8192</text:p>
          </table:table-cell>
          <table:table-cell/>
          <table:table-cell office:value-type="float" office:value="3109079">
            <text:p>3109079</text:p>
          </table:table-cell>
          <table:table-cell office:value-type="float" office:value="665456">
            <text:p>66545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16]/([.A216]*[.B216])" office:value-type="float" office:value="256">
            <text:p>256</text:p>
          </table:table-cell>
          <table:table-cell table:formula="of:=[.L216]-[.M216]" office:value-type="float" office:value="559489">
            <text:p>559489</text:p>
          </table:table-cell>
          <table:table-cell office:value-type="float" office:value="543498">
            <text:p>543498</text:p>
          </table:table-cell>
          <table:table-cell office:value-type="float" office:value="379">
            <text:p>379</text:p>
          </table:table-cell>
          <table:table-cell office:value-type="float" office:value="15610">
            <text:p>15610</text:p>
          </table:table-cell>
          <table:table-cell table:formula="of:=[.C216]/[.D216]" office:value-type="float" office:value="8192">
            <text:p>8192</text:p>
          </table:table-cell>
          <table:table-cell/>
          <table:table-cell office:value-type="float" office:value="895638">
            <text:p>895638</text:p>
          </table:table-cell>
          <table:table-cell office:value-type="float" office:value="336149">
            <text:p>33614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17]/([.A217]*[.B217])" office:value-type="float" office:value="256">
            <text:p>256</text:p>
          </table:table-cell>
          <table:table-cell table:formula="of:=[.L217]-[.M217]" office:value-type="float" office:value="1111653">
            <text:p>1111653</text:p>
          </table:table-cell>
          <table:table-cell office:value-type="float" office:value="1079650">
            <text:p>1079650</text:p>
          </table:table-cell>
          <table:table-cell office:value-type="float" office:value="689">
            <text:p>689</text:p>
          </table:table-cell>
          <table:table-cell office:value-type="float" office:value="31312">
            <text:p>31312</text:p>
          </table:table-cell>
          <table:table-cell table:formula="of:=[.C217]/[.D217]" office:value-type="float" office:value="8192">
            <text:p>8192</text:p>
          </table:table-cell>
          <table:table-cell/>
          <table:table-cell office:value-type="float" office:value="1764846">
            <text:p>1764846</text:p>
          </table:table-cell>
          <table:table-cell office:value-type="float" office:value="653193">
            <text:p>65319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18]/([.A218]*[.B218])" office:value-type="float" office:value="128">
            <text:p>128</text:p>
          </table:table-cell>
          <table:table-cell table:formula="of:=[.L218]-[.M218]" office:value-type="float" office:value="126909">
            <text:p>126909</text:p>
          </table:table-cell>
          <table:table-cell office:value-type="float" office:value="109297">
            <text:p>109297</text:p>
          </table:table-cell>
          <table:table-cell office:value-type="float" office:value="189">
            <text:p>189</text:p>
          </table:table-cell>
          <table:table-cell office:value-type="float" office:value="17421">
            <text:p>17421</text:p>
          </table:table-cell>
          <table:table-cell table:formula="of:=[.C218]/[.D218]" office:value-type="float" office:value="8192">
            <text:p>8192</text:p>
          </table:table-cell>
          <table:table-cell/>
          <table:table-cell office:value-type="float" office:value="453102">
            <text:p>453102</text:p>
          </table:table-cell>
          <table:table-cell office:value-type="float" office:value="326193">
            <text:p>32619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19]/([.A219]*[.B219])" office:value-type="float" office:value="128">
            <text:p>128</text:p>
          </table:table-cell>
          <table:table-cell table:formula="of:=[.L219]-[.M219]" office:value-type="float" office:value="250888">
            <text:p>250888</text:p>
          </table:table-cell>
          <table:table-cell office:value-type="float" office:value="215791">
            <text:p>215791</text:p>
          </table:table-cell>
          <table:table-cell office:value-type="float" office:value="372">
            <text:p>372</text:p>
          </table:table-cell>
          <table:table-cell office:value-type="float" office:value="34724">
            <text:p>34724</text:p>
          </table:table-cell>
          <table:table-cell table:formula="of:=[.C219]/[.D219]" office:value-type="float" office:value="8192">
            <text:p>8192</text:p>
          </table:table-cell>
          <table:table-cell/>
          <table:table-cell office:value-type="float" office:value="899766">
            <text:p>899766</text:p>
          </table:table-cell>
          <table:table-cell office:value-type="float" office:value="648878">
            <text:p>64887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20]/([.A220]*[.B220])" office:value-type="float" office:value="170.666666666667">
            <text:p>170,6666666667</text:p>
          </table:table-cell>
          <table:table-cell table:formula="of:=[.L220]-[.M220]" office:value-type="float" office:value="2560972">
            <text:p>2560972</text:p>
          </table:table-cell>
          <table:table-cell office:value-type="float" office:value="2536921">
            <text:p>2536921</text:p>
          </table:table-cell>
          <table:table-cell office:value-type="float" office:value="1191">
            <text:p>1191</text:p>
          </table:table-cell>
          <table:table-cell office:value-type="float" office:value="22858">
            <text:p>22858</text:p>
          </table:table-cell>
          <table:table-cell table:formula="of:=[.C220]/[.D220]" office:value-type="float" office:value="8192">
            <text:p>8192</text:p>
          </table:table-cell>
          <table:table-cell/>
          <table:table-cell office:value-type="float" office:value="3218400">
            <text:p>3218400</text:p>
          </table:table-cell>
          <table:table-cell office:value-type="float" office:value="657428">
            <text:p>657428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J221]/([.A221]*[.B221])" office:value-type="float" office:value="128">
            <text:p>128</text:p>
          </table:table-cell>
          <table:table-cell table:formula="of:=[.L221]-[.M221]" office:value-type="float" office:value="300636">
            <text:p>300636</text:p>
          </table:table-cell>
          <table:table-cell office:value-type="float" office:value="292508">
            <text:p>292508</text:p>
          </table:table-cell>
          <table:table-cell office:value-type="float" office:value="216">
            <text:p>216</text:p>
          </table:table-cell>
          <table:table-cell office:value-type="float" office:value="7911">
            <text:p>7911</text:p>
          </table:table-cell>
          <table:table-cell table:formula="of:=[.C221]/[.D221]" office:value-type="float" office:value="8192">
            <text:p>8192</text:p>
          </table:table-cell>
          <table:table-cell/>
          <table:table-cell office:value-type="float" office:value="464877">
            <text:p>464877</text:p>
          </table:table-cell>
          <table:table-cell office:value-type="float" office:value="164241">
            <text:p>16424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22]/([.A222]*[.B222])" office:value-type="float" office:value="128">
            <text:p>128</text:p>
          </table:table-cell>
          <table:table-cell table:formula="of:=[.L222]-[.M222]" office:value-type="float" office:value="585134">
            <text:p>585134</text:p>
          </table:table-cell>
          <table:table-cell office:value-type="float" office:value="569045">
            <text:p>569045</text:p>
          </table:table-cell>
          <table:table-cell office:value-type="float" office:value="389">
            <text:p>389</text:p>
          </table:table-cell>
          <table:table-cell office:value-type="float" office:value="15699">
            <text:p>15699</text:p>
          </table:table-cell>
          <table:table-cell table:formula="of:=[.C222]/[.D222]" office:value-type="float" office:value="8192">
            <text:p>8192</text:p>
          </table:table-cell>
          <table:table-cell/>
          <table:table-cell office:value-type="float" office:value="911308">
            <text:p>911308</text:p>
          </table:table-cell>
          <table:table-cell office:value-type="float" office:value="326174">
            <text:p>32617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23]/([.A223]*[.B223])" office:value-type="float" office:value="128">
            <text:p>128</text:p>
          </table:table-cell>
          <table:table-cell table:formula="of:=[.L223]-[.M223]" office:value-type="float" office:value="1136467">
            <text:p>1136467</text:p>
          </table:table-cell>
          <table:table-cell office:value-type="float" office:value="1103909">
            <text:p>1103909</text:p>
          </table:table-cell>
          <table:table-cell office:value-type="float" office:value="780">
            <text:p>780</text:p>
          </table:table-cell>
          <table:table-cell office:value-type="float" office:value="31776">
            <text:p>31776</text:p>
          </table:table-cell>
          <table:table-cell table:formula="of:=[.C223]/[.D223]" office:value-type="float" office:value="8192">
            <text:p>8192</text:p>
          </table:table-cell>
          <table:table-cell/>
          <table:table-cell office:value-type="float" office:value="1780003">
            <text:p>1780003</text:p>
          </table:table-cell>
          <table:table-cell office:value-type="float" office:value="643536">
            <text:p>643536</text:p>
          </table:table-cell>
          <table:table-cell table:number-columns-repeated="101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4217728">
            <text:p>134217728</text:p>
          </table:table-cell>
          <table:table-cell table:style-name="ce1" office:value-type="float" office:value="16384">
            <text:p>16384</text:p>
          </table:table-cell>
          <table:table-cell table:formula="of:=[.J224]/([.A224]*[.B224])" office:value-type="float" office:value="64">
            <text:p>64</text:p>
          </table:table-cell>
          <table:table-cell table:formula="of:=[.L224]-[.M224]" office:value-type="float" office:value="69734">
            <text:p>69734</text:p>
          </table:table-cell>
          <table:table-cell table:style-name="ce1" office:value-type="float" office:value="57567">
            <text:p>5756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2083">
            <text:p>12083</text:p>
          </table:table-cell>
          <table:table-cell table:formula="of:=[.C224]/[.D224]" office:value-type="float" office:value="8192">
            <text:p>8192</text:p>
          </table:table-cell>
          <table:table-cell/>
          <table:table-cell table:style-name="ce1" office:value-type="float" office:value="229606">
            <text:p>229606</text:p>
          </table:table-cell>
          <table:table-cell table:style-name="ce1" office:value-type="float" office:value="159872">
            <text:p>159872</text:p>
          </table:table-cell>
          <table:table-cell table:style-name="ce1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table:formula="of:=[.J225]/([.A225]*[.B225])" office:value-type="float" office:value="64">
            <text:p>64</text:p>
          </table:table-cell>
          <table:table-cell table:formula="of:=[.L225]-[.M225]" office:value-type="float" office:value="135252">
            <text:p>135252</text:p>
          </table:table-cell>
          <table:table-cell office:value-type="float" office:value="111076">
            <text:p>111076</text:p>
          </table:table-cell>
          <table:table-cell office:value-type="float" office:value="188">
            <text:p>188</text:p>
          </table:table-cell>
          <table:table-cell office:value-type="float" office:value="23987">
            <text:p>23987</text:p>
          </table:table-cell>
          <table:table-cell table:formula="of:=[.C225]/[.D225]" office:value-type="float" office:value="8192">
            <text:p>8192</text:p>
          </table:table-cell>
          <table:table-cell/>
          <table:table-cell office:value-type="float" office:value="462136">
            <text:p>462136</text:p>
          </table:table-cell>
          <table:table-cell office:value-type="float" office:value="326884">
            <text:p>326884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26]/([.A226]*[.B226])" office:value-type="float" office:value="64">
            <text:p>64</text:p>
          </table:table-cell>
          <table:table-cell table:formula="of:=[.L226]-[.M226]" office:value-type="float" office:value="271011">
            <text:p>271011</text:p>
          </table:table-cell>
          <table:table-cell office:value-type="float" office:value="222340">
            <text:p>222340</text:p>
          </table:table-cell>
          <table:table-cell office:value-type="float" office:value="362">
            <text:p>362</text:p>
          </table:table-cell>
          <table:table-cell office:value-type="float" office:value="48307">
            <text:p>48307</text:p>
          </table:table-cell>
          <table:table-cell table:formula="of:=[.C226]/[.D226]" office:value-type="float" office:value="8192">
            <text:p>8192</text:p>
          </table:table-cell>
          <table:table-cell/>
          <table:table-cell office:value-type="float" office:value="929423">
            <text:p>929423</text:p>
          </table:table-cell>
          <table:table-cell office:value-type="float" office:value="658412">
            <text:p>658412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J227]/([.A227]*[.B227])" office:value-type="float" office:value="136.533333333333">
            <text:p>136,5333333333</text:p>
          </table:table-cell>
          <table:table-cell table:formula="of:=[.L227]-[.M227]" office:value-type="float" office:value="2535487">
            <text:p>2535487</text:p>
          </table:table-cell>
          <table:table-cell office:value-type="float" office:value="2530200">
            <text:p>2530200</text:p>
          </table:table-cell>
          <table:table-cell office:value-type="float" office:value="602">
            <text:p>602</text:p>
          </table:table-cell>
          <table:table-cell office:value-type="float" office:value="4684">
            <text:p>4684</text:p>
          </table:table-cell>
          <table:table-cell table:formula="of:=[.C227]/[.D227]" office:value-type="float" office:value="8192">
            <text:p>8192</text:p>
          </table:table-cell>
          <table:table-cell/>
          <table:table-cell office:value-type="float" office:value="2696616">
            <text:p>2696616</text:p>
          </table:table-cell>
          <table:table-cell office:value-type="float" office:value="161129">
            <text:p>16112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J228]/([.A228]*[.B228])" office:value-type="float" office:value="68.2666666666667">
            <text:p>68,2666666667</text:p>
          </table:table-cell>
          <table:table-cell table:formula="of:=[.L228]-[.M228]" office:value-type="float" office:value="301034">
            <text:p>301034</text:p>
          </table:table-cell>
          <table:table-cell office:value-type="float" office:value="292870">
            <text:p>292870</text:p>
          </table:table-cell>
          <table:table-cell office:value-type="float" office:value="203">
            <text:p>203</text:p>
          </table:table-cell>
          <table:table-cell office:value-type="float" office:value="7959">
            <text:p>7959</text:p>
          </table:table-cell>
          <table:table-cell table:formula="of:=[.C228]/[.D228]" office:value-type="float" office:value="8192">
            <text:p>8192</text:p>
          </table:table-cell>
          <table:table-cell/>
          <table:table-cell office:value-type="float" office:value="470642">
            <text:p>470642</text:p>
          </table:table-cell>
          <table:table-cell office:value-type="float" office:value="169608">
            <text:p>169608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29]/([.A229]*[.B229])" office:value-type="float" office:value="68.2666666666667">
            <text:p>68,2666666667</text:p>
          </table:table-cell>
          <table:table-cell table:formula="of:=[.L229]-[.M229]" office:value-type="float" office:value="1214477">
            <text:p>1214477</text:p>
          </table:table-cell>
          <table:table-cell office:value-type="float" office:value="1181880">
            <text:p>1181880</text:p>
          </table:table-cell>
          <table:table-cell office:value-type="float" office:value="867">
            <text:p>867</text:p>
          </table:table-cell>
          <table:table-cell office:value-type="float" office:value="31729">
            <text:p>31729</text:p>
          </table:table-cell>
          <table:table-cell table:formula="of:=[.C229]/[.D229]" office:value-type="float" office:value="8192">
            <text:p>8192</text:p>
          </table:table-cell>
          <table:table-cell/>
          <table:table-cell office:value-type="float" office:value="1876748">
            <text:p>1876748</text:p>
          </table:table-cell>
          <table:table-cell office:value-type="float" office:value="662271">
            <text:p>66227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table:formula="of:=[.J230]/([.A230]*[.B230])" office:value-type="float" office:value="34.1333333333333">
            <text:p>34,1333333333</text:p>
          </table:table-cell>
          <table:table-cell table:formula="of:=[.L230]-[.M230]" office:value-type="float" office:value="69907">
            <text:p>69907</text:p>
          </table:table-cell>
          <table:table-cell office:value-type="float" office:value="57645">
            <text:p>57645</text:p>
          </table:table-cell>
          <table:table-cell office:value-type="float" office:value="98">
            <text:p>98</text:p>
          </table:table-cell>
          <table:table-cell office:value-type="float" office:value="12162">
            <text:p>12162</text:p>
          </table:table-cell>
          <table:table-cell table:formula="of:=[.C230]/[.D230]" office:value-type="float" office:value="8192">
            <text:p>8192</text:p>
          </table:table-cell>
          <table:table-cell/>
          <table:table-cell office:value-type="float" office:value="236953">
            <text:p>236953</text:p>
          </table:table-cell>
          <table:table-cell office:value-type="float" office:value="167046">
            <text:p>167046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table:formula="of:=[.J231]/([.A231]*[.B231])" office:value-type="float" office:value="34.1333333333333">
            <text:p>34,1333333333</text:p>
          </table:table-cell>
          <table:table-cell table:formula="of:=[.L231]-[.M231]" office:value-type="float" office:value="277818">
            <text:p>277818</text:p>
          </table:table-cell>
          <table:table-cell office:value-type="float" office:value="228677">
            <text:p>228677</text:p>
          </table:table-cell>
          <table:table-cell office:value-type="float" office:value="383">
            <text:p>383</text:p>
          </table:table-cell>
          <table:table-cell office:value-type="float" office:value="48756">
            <text:p>48756</text:p>
          </table:table-cell>
          <table:table-cell table:formula="of:=[.C231]/[.D231]" office:value-type="float" office:value="8192">
            <text:p>8192</text:p>
          </table:table-cell>
          <table:table-cell/>
          <table:table-cell office:value-type="float" office:value="925478">
            <text:p>925478</text:p>
          </table:table-cell>
          <table:table-cell office:value-type="float" office:value="647660">
            <text:p>64766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32]/([.A232]*[.B232])" office:value-type="float" office:value="1365.33333333333">
            <text:p>1365,3333333333</text:p>
          </table:table-cell>
          <table:table-cell table:formula="of:=[.L232]-[.M232]" office:value-type="float" office:value="5317821">
            <text:p>5317821</text:p>
          </table:table-cell>
          <table:table-cell office:value-type="float" office:value="5210666">
            <text:p>5210666</text:p>
          </table:table-cell>
          <table:table-cell office:value-type="float" office:value="1275">
            <text:p>1275</text:p>
          </table:table-cell>
          <table:table-cell office:value-type="float" office:value="105878">
            <text:p>105878</text:p>
          </table:table-cell>
          <table:table-cell table:formula="of:=[.C232]/[.D232]" office:value-type="float" office:value="16384">
            <text:p>16384</text:p>
          </table:table-cell>
          <table:table-cell/>
          <table:table-cell office:value-type="float" office:value="6004858">
            <text:p>6004858</text:p>
          </table:table-cell>
          <table:table-cell office:value-type="float" office:value="687037">
            <text:p>6870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33]/([.A233]*[.B233])" office:value-type="float" office:value="1024">
            <text:p>1024</text:p>
          </table:table-cell>
          <table:table-cell table:formula="of:=[.L233]-[.M233]" office:value-type="float" office:value="1170798">
            <text:p>1170798</text:p>
          </table:table-cell>
          <table:table-cell office:value-type="float" office:value="1154833">
            <text:p>1154833</text:p>
          </table:table-cell>
          <table:table-cell office:value-type="float" office:value="425">
            <text:p>425</text:p>
          </table:table-cell>
          <table:table-cell office:value-type="float" office:value="15539">
            <text:p>15539</text:p>
          </table:table-cell>
          <table:table-cell table:formula="of:=[.C233]/[.D233]" office:value-type="float" office:value="16384">
            <text:p>16384</text:p>
          </table:table-cell>
          <table:table-cell/>
          <table:table-cell office:value-type="float" office:value="1369969">
            <text:p>1369969</text:p>
          </table:table-cell>
          <table:table-cell office:value-type="float" office:value="199171">
            <text:p>19917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34]/([.A234]*[.B234])" office:value-type="float" office:value="1024">
            <text:p>1024</text:p>
          </table:table-cell>
          <table:table-cell table:formula="of:=[.L234]-[.M234]" office:value-type="float" office:value="2350889">
            <text:p>2350889</text:p>
          </table:table-cell>
          <table:table-cell office:value-type="float" office:value="2319094">
            <text:p>2319094</text:p>
          </table:table-cell>
          <table:table-cell office:value-type="float" office:value="835">
            <text:p>835</text:p>
          </table:table-cell>
          <table:table-cell office:value-type="float" office:value="30958">
            <text:p>30958</text:p>
          </table:table-cell>
          <table:table-cell table:formula="of:=[.C234]/[.D234]" office:value-type="float" office:value="16384">
            <text:p>16384</text:p>
          </table:table-cell>
          <table:table-cell/>
          <table:table-cell office:value-type="float" office:value="2748209">
            <text:p>2748209</text:p>
          </table:table-cell>
          <table:table-cell office:value-type="float" office:value="397320">
            <text:p>39732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35]/([.A235]*[.B235])" office:value-type="float" office:value="512">
            <text:p>512</text:p>
          </table:table-cell>
          <table:table-cell table:formula="of:=[.L235]-[.M235]" office:value-type="float" office:value="200805">
            <text:p>200805</text:p>
          </table:table-cell>
          <table:table-cell office:value-type="float" office:value="188106">
            <text:p>188106</text:p>
          </table:table-cell>
          <table:table-cell office:value-type="float" office:value="147">
            <text:p>147</text:p>
          </table:table-cell>
          <table:table-cell office:value-type="float" office:value="12550">
            <text:p>12550</text:p>
          </table:table-cell>
          <table:table-cell table:formula="of:=[.C235]/[.D235]" office:value-type="float" office:value="16384">
            <text:p>16384</text:p>
          </table:table-cell>
          <table:table-cell/>
          <table:table-cell office:value-type="float" office:value="403676">
            <text:p>403676</text:p>
          </table:table-cell>
          <table:table-cell office:value-type="float" office:value="202871">
            <text:p>20287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36]/([.A236]*[.B236])" office:value-type="float" office:value="512">
            <text:p>512</text:p>
          </table:table-cell>
          <table:table-cell table:formula="of:=[.L236]-[.M236]" office:value-type="float" office:value="423882">
            <text:p>423882</text:p>
          </table:table-cell>
          <table:table-cell office:value-type="float" office:value="387218">
            <text:p>387218</text:p>
          </table:table-cell>
          <table:table-cell office:value-type="float" office:value="293">
            <text:p>293</text:p>
          </table:table-cell>
          <table:table-cell office:value-type="float" office:value="36370">
            <text:p>36370</text:p>
          </table:table-cell>
          <table:table-cell table:formula="of:=[.C236]/[.D236]" office:value-type="float" office:value="16384">
            <text:p>16384</text:p>
          </table:table-cell>
          <table:table-cell/>
          <table:table-cell office:value-type="float" office:value="831071">
            <text:p>831071</text:p>
          </table:table-cell>
          <table:table-cell office:value-type="float" office:value="407189">
            <text:p>407189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37]/([.A237]*[.B237])" office:value-type="float" office:value="1024">
            <text:p>1024</text:p>
          </table:table-cell>
          <table:table-cell table:formula="of:=[.L237]-[.M237]" office:value-type="float" office:value="9581408">
            <text:p>9581408</text:p>
          </table:table-cell>
          <table:table-cell office:value-type="float" office:value="9570920">
            <text:p>9570920</text:p>
          </table:table-cell>
          <table:table-cell office:value-type="float" office:value="1111">
            <text:p>1111</text:p>
          </table:table-cell>
          <table:table-cell office:value-type="float" office:value="9375">
            <text:p>9375</text:p>
          </table:table-cell>
          <table:table-cell table:formula="of:=[.C237]/[.D237]" office:value-type="float" office:value="16384">
            <text:p>16384</text:p>
          </table:table-cell>
          <table:table-cell/>
          <table:table-cell office:value-type="float" office:value="9897256">
            <text:p>9897256</text:p>
          </table:table-cell>
          <table:table-cell office:value-type="float" office:value="315848">
            <text:p>31584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38]/([.A238]*[.B238])" office:value-type="float" office:value="682.666666666667">
            <text:p>682,6666666667</text:p>
          </table:table-cell>
          <table:table-cell table:formula="of:=[.L238]-[.M238]" office:value-type="float" office:value="4806533">
            <text:p>4806533</text:p>
          </table:table-cell>
          <table:table-cell office:value-type="float" office:value="4782340">
            <text:p>4782340</text:p>
          </table:table-cell>
          <table:table-cell office:value-type="float" office:value="1217">
            <text:p>1217</text:p>
          </table:table-cell>
          <table:table-cell office:value-type="float" office:value="22974">
            <text:p>22974</text:p>
          </table:table-cell>
          <table:table-cell table:formula="of:=[.C238]/[.D238]" office:value-type="float" office:value="16384">
            <text:p>16384</text:p>
          </table:table-cell>
          <table:table-cell/>
          <table:table-cell office:value-type="float" office:value="5469308">
            <text:p>5469308</text:p>
          </table:table-cell>
          <table:table-cell office:value-type="float" office:value="662775">
            <text:p>662775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39]/([.A239]*[.B239])" office:value-type="float" office:value="512">
            <text:p>512</text:p>
          </table:table-cell>
          <table:table-cell table:formula="of:=[.L239]-[.M239]" office:value-type="float" office:value="1127098">
            <text:p>1127098</text:p>
          </table:table-cell>
          <table:table-cell office:value-type="float" office:value="1111029">
            <text:p>1111029</text:p>
          </table:table-cell>
          <table:table-cell office:value-type="float" office:value="416">
            <text:p>416</text:p>
          </table:table-cell>
          <table:table-cell office:value-type="float" office:value="15651">
            <text:p>15651</text:p>
          </table:table-cell>
          <table:table-cell table:formula="of:=[.C239]/[.D239]" office:value-type="float" office:value="16384">
            <text:p>16384</text:p>
          </table:table-cell>
          <table:table-cell/>
          <table:table-cell office:value-type="float" office:value="1460345">
            <text:p>1460345</text:p>
          </table:table-cell>
          <table:table-cell office:value-type="float" office:value="333247">
            <text:p>333247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0]/([.A240]*[.B240])" office:value-type="float" office:value="512">
            <text:p>512</text:p>
          </table:table-cell>
          <table:table-cell table:formula="of:=[.L240]-[.M240]" office:value-type="float" office:value="2209475">
            <text:p>2209475</text:p>
          </table:table-cell>
          <table:table-cell office:value-type="float" office:value="2176857">
            <text:p>2176857</text:p>
          </table:table-cell>
          <table:table-cell office:value-type="float" office:value="755">
            <text:p>755</text:p>
          </table:table-cell>
          <table:table-cell office:value-type="float" office:value="31862">
            <text:p>31862</text:p>
          </table:table-cell>
          <table:table-cell table:formula="of:=[.C240]/[.D240]" office:value-type="float" office:value="16384">
            <text:p>16384</text:p>
          </table:table-cell>
          <table:table-cell/>
          <table:table-cell office:value-type="float" office:value="2880882">
            <text:p>2880882</text:p>
          </table:table-cell>
          <table:table-cell office:value-type="float" office:value="671407">
            <text:p>67140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41]/([.A241]*[.B241])" office:value-type="float" office:value="256">
            <text:p>256</text:p>
          </table:table-cell>
          <table:table-cell table:formula="of:=[.L241]-[.M241]" office:value-type="float" office:value="228168">
            <text:p>228168</text:p>
          </table:table-cell>
          <table:table-cell office:value-type="float" office:value="210143">
            <text:p>210143</text:p>
          </table:table-cell>
          <table:table-cell office:value-type="float" office:value="172">
            <text:p>172</text:p>
          </table:table-cell>
          <table:table-cell office:value-type="float" office:value="17851">
            <text:p>17851</text:p>
          </table:table-cell>
          <table:table-cell table:formula="of:=[.C241]/[.D241]" office:value-type="float" office:value="16384">
            <text:p>16384</text:p>
          </table:table-cell>
          <table:table-cell/>
          <table:table-cell office:value-type="float" office:value="560744">
            <text:p>560744</text:p>
          </table:table-cell>
          <table:table-cell office:value-type="float" office:value="332576">
            <text:p>33257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2]/([.A242]*[.B242])" office:value-type="float" office:value="256">
            <text:p>256</text:p>
          </table:table-cell>
          <table:table-cell table:formula="of:=[.L242]-[.M242]" office:value-type="float" office:value="448053">
            <text:p>448053</text:p>
          </table:table-cell>
          <table:table-cell office:value-type="float" office:value="413183">
            <text:p>413183</text:p>
          </table:table-cell>
          <table:table-cell office:value-type="float" office:value="290">
            <text:p>290</text:p>
          </table:table-cell>
          <table:table-cell office:value-type="float" office:value="34579">
            <text:p>34579</text:p>
          </table:table-cell>
          <table:table-cell table:formula="of:=[.C242]/[.D242]" office:value-type="float" office:value="16384">
            <text:p>16384</text:p>
          </table:table-cell>
          <table:table-cell/>
          <table:table-cell office:value-type="float" office:value="1127214">
            <text:p>1127214</text:p>
          </table:table-cell>
          <table:table-cell office:value-type="float" office:value="679161">
            <text:p>67916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3]/([.A243]*[.B243])" office:value-type="float" office:value="341.333333333333">
            <text:p>341,3333333333</text:p>
          </table:table-cell>
          <table:table-cell table:formula="of:=[.L243]-[.M243]" office:value-type="float" office:value="4979752">
            <text:p>4979752</text:p>
          </table:table-cell>
          <table:table-cell office:value-type="float" office:value="4955702">
            <text:p>4955702</text:p>
          </table:table-cell>
          <table:table-cell office:value-type="float" office:value="1066">
            <text:p>1066</text:p>
          </table:table-cell>
          <table:table-cell office:value-type="float" office:value="22982">
            <text:p>22982</text:p>
          </table:table-cell>
          <table:table-cell table:formula="of:=[.C243]/[.D243]" office:value-type="float" office:value="16384">
            <text:p>16384</text:p>
          </table:table-cell>
          <table:table-cell/>
          <table:table-cell office:value-type="float" office:value="5621211">
            <text:p>5621211</text:p>
          </table:table-cell>
          <table:table-cell office:value-type="float" office:value="641459">
            <text:p>64145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44]/([.A244]*[.B244])" office:value-type="float" office:value="256">
            <text:p>256</text:p>
          </table:table-cell>
          <table:table-cell table:formula="of:=[.L244]-[.M244]" office:value-type="float" office:value="1146971">
            <text:p>1146971</text:p>
          </table:table-cell>
          <table:table-cell office:value-type="float" office:value="1130753">
            <text:p>1130753</text:p>
          </table:table-cell>
          <table:table-cell office:value-type="float" office:value="426">
            <text:p>426</text:p>
          </table:table-cell>
          <table:table-cell office:value-type="float" office:value="15791">
            <text:p>15791</text:p>
          </table:table-cell>
          <table:table-cell table:formula="of:=[.C244]/[.D244]" office:value-type="float" office:value="16384">
            <text:p>16384</text:p>
          </table:table-cell>
          <table:table-cell/>
          <table:table-cell office:value-type="float" office:value="1465537">
            <text:p>1465537</text:p>
          </table:table-cell>
          <table:table-cell office:value-type="float" office:value="318566">
            <text:p>318566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5]/([.A245]*[.B245])" office:value-type="float" office:value="256">
            <text:p>256</text:p>
          </table:table-cell>
          <table:table-cell table:formula="of:=[.L245]-[.M245]" office:value-type="float" office:value="2297881">
            <text:p>2297881</text:p>
          </table:table-cell>
          <table:table-cell office:value-type="float" office:value="2265258">
            <text:p>2265258</text:p>
          </table:table-cell>
          <table:table-cell office:value-type="float" office:value="823">
            <text:p>823</text:p>
          </table:table-cell>
          <table:table-cell office:value-type="float" office:value="31798">
            <text:p>31798</text:p>
          </table:table-cell>
          <table:table-cell table:formula="of:=[.C245]/[.D245]" office:value-type="float" office:value="16384">
            <text:p>16384</text:p>
          </table:table-cell>
          <table:table-cell/>
          <table:table-cell office:value-type="float" office:value="2956404">
            <text:p>2956404</text:p>
          </table:table-cell>
          <table:table-cell office:value-type="float" office:value="658523">
            <text:p>65852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table:formula="of:=[.J246]/([.A246]*[.B246])" office:value-type="float" office:value="128">
            <text:p>128</text:p>
          </table:table-cell>
          <table:table-cell table:formula="of:=[.L246]-[.M246]" office:value-type="float" office:value="238235">
            <text:p>238235</text:p>
          </table:table-cell>
          <table:table-cell office:value-type="float" office:value="213594">
            <text:p>213594</text:p>
          </table:table-cell>
          <table:table-cell office:value-type="float" office:value="178">
            <text:p>178</text:p>
          </table:table-cell>
          <table:table-cell office:value-type="float" office:value="24462">
            <text:p>24462</text:p>
          </table:table-cell>
          <table:table-cell table:formula="of:=[.C246]/[.D246]" office:value-type="float" office:value="16384">
            <text:p>16384</text:p>
          </table:table-cell>
          <table:table-cell/>
          <table:table-cell office:value-type="float" office:value="566766">
            <text:p>566766</text:p>
          </table:table-cell>
          <table:table-cell office:value-type="float" office:value="328531">
            <text:p>32853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7]/([.A247]*[.B247])" office:value-type="float" office:value="128">
            <text:p>128</text:p>
          </table:table-cell>
          <table:table-cell table:formula="of:=[.L247]-[.M247]" office:value-type="float" office:value="474167">
            <text:p>474167</text:p>
          </table:table-cell>
          <table:table-cell office:value-type="float" office:value="425140">
            <text:p>425140</text:p>
          </table:table-cell>
          <table:table-cell office:value-type="float" office:value="367">
            <text:p>367</text:p>
          </table:table-cell>
          <table:table-cell office:value-type="float" office:value="48658">
            <text:p>48658</text:p>
          </table:table-cell>
          <table:table-cell table:formula="of:=[.C247]/[.D247]" office:value-type="float" office:value="16384">
            <text:p>16384</text:p>
          </table:table-cell>
          <table:table-cell/>
          <table:table-cell office:value-type="float" office:value="1136612">
            <text:p>1136612</text:p>
          </table:table-cell>
          <table:table-cell office:value-type="float" office:value="662445">
            <text:p>66244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8]/([.A248]*[.B248])" office:value-type="float" office:value="136.533333333333">
            <text:p>136,5333333333</text:p>
          </table:table-cell>
          <table:table-cell table:formula="of:=[.L248]-[.M248]" office:value-type="float" office:value="2344072">
            <text:p>2344072</text:p>
          </table:table-cell>
          <table:table-cell office:value-type="float" office:value="2311365">
            <text:p>2311365</text:p>
          </table:table-cell>
          <table:table-cell office:value-type="float" office:value="863">
            <text:p>863</text:p>
          </table:table-cell>
          <table:table-cell office:value-type="float" office:value="31842">
            <text:p>31842</text:p>
          </table:table-cell>
          <table:table-cell table:formula="of:=[.C248]/[.D248]" office:value-type="float" office:value="16384">
            <text:p>16384</text:p>
          </table:table-cell>
          <table:table-cell/>
          <table:table-cell office:value-type="float" office:value="2998501">
            <text:p>2998501</text:p>
          </table:table-cell>
          <table:table-cell office:value-type="float" office:value="654429">
            <text:p>65442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table:formula="of:=[.J249]/([.A249]*[.B249])" office:value-type="float" office:value="68.2666666666667">
            <text:p>68,2666666667</text:p>
          </table:table-cell>
          <table:table-cell table:formula="of:=[.L249]-[.M249]" office:value-type="float" office:value="487237">
            <text:p>487237</text:p>
          </table:table-cell>
          <table:table-cell office:value-type="float" office:value="437906">
            <text:p>437906</text:p>
          </table:table-cell>
          <table:table-cell office:value-type="float" office:value="371">
            <text:p>371</text:p>
          </table:table-cell>
          <table:table-cell office:value-type="float" office:value="48957">
            <text:p>48957</text:p>
          </table:table-cell>
          <table:table-cell table:formula="of:=[.C249]/[.D249]" office:value-type="float" office:value="16384">
            <text:p>16384</text:p>
          </table:table-cell>
          <table:table-cell/>
          <table:table-cell office:value-type="float" office:value="1141119">
            <text:p>1141119</text:p>
          </table:table-cell>
          <table:table-cell office:value-type="float" office:value="653882">
            <text:p>65388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0]/([.A250]*[.B250])" office:value-type="float" office:value="2730.66666666667">
            <text:p>2730,6666666667</text:p>
          </table:table-cell>
          <table:table-cell table:formula="of:=[.L250]-[.M250]" office:value-type="float" office:value="10404415">
            <text:p>10404415</text:p>
          </table:table-cell>
          <table:table-cell office:value-type="float" office:value="10296831">
            <text:p>10296831</text:p>
          </table:table-cell>
          <table:table-cell office:value-type="float" office:value="1264">
            <text:p>1264</text:p>
          </table:table-cell>
          <table:table-cell office:value-type="float" office:value="106318">
            <text:p>106318</text:p>
          </table:table-cell>
          <table:table-cell table:formula="of:=[.C250]/[.D250]" office:value-type="float" office:value="32768">
            <text:p>32768</text:p>
          </table:table-cell>
          <table:table-cell/>
          <table:table-cell office:value-type="float" office:value="11086437">
            <text:p>11086437</text:p>
          </table:table-cell>
          <table:table-cell office:value-type="float" office:value="682022">
            <text:p>68202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1]/([.A251]*[.B251])" office:value-type="float" office:value="2048">
            <text:p>2048</text:p>
          </table:table-cell>
          <table:table-cell table:formula="of:=[.L251]-[.M251]" office:value-type="float" office:value="4626704">
            <text:p>4626704</text:p>
          </table:table-cell>
          <table:table-cell office:value-type="float" office:value="4595019">
            <text:p>4595019</text:p>
          </table:table-cell>
          <table:table-cell office:value-type="float" office:value="869">
            <text:p>869</text:p>
          </table:table-cell>
          <table:table-cell office:value-type="float" office:value="30814">
            <text:p>30814</text:p>
          </table:table-cell>
          <table:table-cell table:formula="of:=[.C251]/[.D251]" office:value-type="float" office:value="32768">
            <text:p>32768</text:p>
          </table:table-cell>
          <table:table-cell/>
          <table:table-cell office:value-type="float" office:value="5024705">
            <text:p>5024705</text:p>
          </table:table-cell>
          <table:table-cell office:value-type="float" office:value="398001">
            <text:p>39800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2]/([.A252]*[.B252])" office:value-type="float" office:value="1024">
            <text:p>1024</text:p>
          </table:table-cell>
          <table:table-cell table:formula="of:=[.L252]-[.M252]" office:value-type="float" office:value="770278">
            <text:p>770278</text:p>
          </table:table-cell>
          <table:table-cell office:value-type="float" office:value="746041">
            <text:p>746041</text:p>
          </table:table-cell>
          <table:table-cell office:value-type="float" office:value="302">
            <text:p>302</text:p>
          </table:table-cell>
          <table:table-cell office:value-type="float" office:value="23933">
            <text:p>23933</text:p>
          </table:table-cell>
          <table:table-cell table:formula="of:=[.C252]/[.D252]" office:value-type="float" office:value="32768">
            <text:p>32768</text:p>
          </table:table-cell>
          <table:table-cell/>
          <table:table-cell office:value-type="float" office:value="1178664">
            <text:p>1178664</text:p>
          </table:table-cell>
          <table:table-cell office:value-type="float" office:value="408386">
            <text:p>408386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3]/([.A253]*[.B253])" office:value-type="float" office:value="1365.33333333333">
            <text:p>1365,3333333333</text:p>
          </table:table-cell>
          <table:table-cell table:formula="of:=[.L253]-[.M253]" office:value-type="float" office:value="9543396">
            <text:p>9543396</text:p>
          </table:table-cell>
          <table:table-cell office:value-type="float" office:value="9519176">
            <text:p>9519176</text:p>
          </table:table-cell>
          <table:table-cell office:value-type="float" office:value="1120">
            <text:p>1120</text:p>
          </table:table-cell>
          <table:table-cell office:value-type="float" office:value="23099">
            <text:p>23099</text:p>
          </table:table-cell>
          <table:table-cell table:formula="of:=[.C253]/[.D253]" office:value-type="float" office:value="32768">
            <text:p>32768</text:p>
          </table:table-cell>
          <table:table-cell/>
          <table:table-cell office:value-type="float" office:value="10203166">
            <text:p>10203166</text:p>
          </table:table-cell>
          <table:table-cell office:value-type="float" office:value="659770">
            <text:p>65977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4]/([.A254]*[.B254])" office:value-type="float" office:value="1024">
            <text:p>1024</text:p>
          </table:table-cell>
          <table:table-cell table:formula="of:=[.L254]-[.M254]" office:value-type="float" office:value="4391390">
            <text:p>4391390</text:p>
          </table:table-cell>
          <table:table-cell office:value-type="float" office:value="4359145">
            <text:p>4359145</text:p>
          </table:table-cell>
          <table:table-cell office:value-type="float" office:value="839">
            <text:p>839</text:p>
          </table:table-cell>
          <table:table-cell office:value-type="float" office:value="31405">
            <text:p>31405</text:p>
          </table:table-cell>
          <table:table-cell table:formula="of:=[.C254]/[.D254]" office:value-type="float" office:value="32768">
            <text:p>32768</text:p>
          </table:table-cell>
          <table:table-cell/>
          <table:table-cell office:value-type="float" office:value="5074417">
            <text:p>5074417</text:p>
          </table:table-cell>
          <table:table-cell office:value-type="float" office:value="683027">
            <text:p>68302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5]/([.A255]*[.B255])" office:value-type="float" office:value="512">
            <text:p>512</text:p>
          </table:table-cell>
          <table:table-cell table:formula="of:=[.L255]-[.M255]" office:value-type="float" office:value="856099">
            <text:p>856099</text:p>
          </table:table-cell>
          <table:table-cell office:value-type="float" office:value="820846">
            <text:p>820846</text:p>
          </table:table-cell>
          <table:table-cell office:value-type="float" office:value="360">
            <text:p>360</text:p>
          </table:table-cell>
          <table:table-cell office:value-type="float" office:value="34891">
            <text:p>34891</text:p>
          </table:table-cell>
          <table:table-cell table:formula="of:=[.C255]/[.D255]" office:value-type="float" office:value="32768">
            <text:p>32768</text:p>
          </table:table-cell>
          <table:table-cell/>
          <table:table-cell office:value-type="float" office:value="1519730">
            <text:p>1519730</text:p>
          </table:table-cell>
          <table:table-cell office:value-type="float" office:value="663631">
            <text:p>663631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6]/([.A256]*[.B256])" office:value-type="float" office:value="682.666666666667">
            <text:p>682,6666666667</text:p>
          </table:table-cell>
          <table:table-cell table:formula="of:=[.L256]-[.M256]" office:value-type="float" office:value="9897791">
            <text:p>9897791</text:p>
          </table:table-cell>
          <table:table-cell office:value-type="float" office:value="9873471">
            <text:p>9873471</text:p>
          </table:table-cell>
          <table:table-cell office:value-type="float" office:value="1245">
            <text:p>1245</text:p>
          </table:table-cell>
          <table:table-cell office:value-type="float" office:value="23074">
            <text:p>23074</text:p>
          </table:table-cell>
          <table:table-cell table:formula="of:=[.C256]/[.D256]" office:value-type="float" office:value="32768">
            <text:p>32768</text:p>
          </table:table-cell>
          <table:table-cell/>
          <table:table-cell office:value-type="float" office:value="10560411">
            <text:p>10560411</text:p>
          </table:table-cell>
          <table:table-cell office:value-type="float" office:value="662620">
            <text:p>66262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7]/([.A257]*[.B257])" office:value-type="float" office:value="512">
            <text:p>512</text:p>
          </table:table-cell>
          <table:table-cell table:formula="of:=[.L257]-[.M257]" office:value-type="float" office:value="4564395">
            <text:p>4564395</text:p>
          </table:table-cell>
          <table:table-cell office:value-type="float" office:value="4531686">
            <text:p>4531686</text:p>
          </table:table-cell>
          <table:table-cell office:value-type="float" office:value="859">
            <text:p>859</text:p>
          </table:table-cell>
          <table:table-cell office:value-type="float" office:value="31849">
            <text:p>31849</text:p>
          </table:table-cell>
          <table:table-cell table:formula="of:=[.C257]/[.D257]" office:value-type="float" office:value="32768">
            <text:p>32768</text:p>
          </table:table-cell>
          <table:table-cell/>
          <table:table-cell office:value-type="float" office:value="5223524">
            <text:p>5223524</text:p>
          </table:table-cell>
          <table:table-cell office:value-type="float" office:value="659129">
            <text:p>659129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8]/([.A258]*[.B258])" office:value-type="float" office:value="256">
            <text:p>256</text:p>
          </table:table-cell>
          <table:table-cell table:formula="of:=[.L258]-[.M258]" office:value-type="float" office:value="907801">
            <text:p>907801</text:p>
          </table:table-cell>
          <table:table-cell office:value-type="float" office:value="852790">
            <text:p>852790</text:p>
          </table:table-cell>
          <table:table-cell office:value-type="float" office:value="357">
            <text:p>357</text:p>
          </table:table-cell>
          <table:table-cell office:value-type="float" office:value="54652">
            <text:p>54652</text:p>
          </table:table-cell>
          <table:table-cell table:formula="of:=[.C258]/[.D258]" office:value-type="float" office:value="32768">
            <text:p>32768</text:p>
          </table:table-cell>
          <table:table-cell/>
          <table:table-cell office:value-type="float" office:value="1563665">
            <text:p>1563665</text:p>
          </table:table-cell>
          <table:table-cell office:value-type="float" office:value="655864">
            <text:p>655864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59]/([.A259]*[.B259])" office:value-type="float" office:value="273.066666666667">
            <text:p>273,0666666667</text:p>
          </table:table-cell>
          <table:table-cell table:formula="of:=[.L259]-[.M259]" office:value-type="float" office:value="4589888">
            <text:p>4589888</text:p>
          </table:table-cell>
          <table:table-cell office:value-type="float" office:value="4557276">
            <text:p>4557276</text:p>
          </table:table-cell>
          <table:table-cell office:value-type="float" office:value="828">
            <text:p>828</text:p>
          </table:table-cell>
          <table:table-cell office:value-type="float" office:value="31783">
            <text:p>31783</text:p>
          </table:table-cell>
          <table:table-cell table:formula="of:=[.C259]/[.D259]" office:value-type="float" office:value="32768">
            <text:p>32768</text:p>
          </table:table-cell>
          <table:table-cell/>
          <table:table-cell office:value-type="float" office:value="5252368">
            <text:p>5252368</text:p>
          </table:table-cell>
          <table:table-cell office:value-type="float" office:value="662480">
            <text:p>66248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table:formula="of:=[.J260]/([.A260]*[.B260])" office:value-type="float" office:value="136.533333333333">
            <text:p>136,5333333333</text:p>
          </table:table-cell>
          <table:table-cell table:formula="of:=[.L260]-[.M260]" office:value-type="float" office:value="902834">
            <text:p>902834</text:p>
          </table:table-cell>
          <table:table-cell office:value-type="float" office:value="853044">
            <text:p>853044</text:p>
          </table:table-cell>
          <table:table-cell office:value-type="float" office:value="349">
            <text:p>349</text:p>
          </table:table-cell>
          <table:table-cell office:value-type="float" office:value="49439">
            <text:p>49439</text:p>
          </table:table-cell>
          <table:table-cell table:formula="of:=[.C260]/[.D260]" office:value-type="float" office:value="32768">
            <text:p>32768</text:p>
          </table:table-cell>
          <table:table-cell/>
          <table:table-cell office:value-type="float" office:value="1555761">
            <text:p>1555761</text:p>
          </table:table-cell>
          <table:table-cell office:value-type="float" office:value="652927">
            <text:p>652927</text:p>
          </table:table-cell>
          <table:table-cell table:number-columns-repeated="1011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 table:print="false">
        <office:forms form:automatic-focus="false" form:apply-design-mode="false"/>
        <table:table-column table:style-name="co6" table:default-cell-style-name="Default"/>
        <table:table-column table:style-name="co6" table:number-columns-repeated="4" table:default-cell-style-name="ce4"/>
        <table:table-column table:style-name="co6" table:default-cell-style-name="ce3"/>
        <table:table-column table:style-name="co6" table:default-cell-style-name="ce6"/>
        <table:table-column table:style-name="co6" table:number-columns-repeated="3" table:default-cell-style-name="ce4"/>
        <table:table-column table:style-name="co6" table:default-cell-style-name="ce7"/>
        <table:table-column table:style-name="co6" table:default-cell-style-name="Default"/>
        <table:table-column table:style-name="co6" table:number-columns-repeated="2" table:default-cell-style-name="ce4"/>
        <table:table-column table:style-name="co6" table:number-columns-repeated="2" table:default-cell-style-name="Default"/>
        <table:table-row table:style-name="ro1">
          <table:table-cell/>
          <table:table-cell table:style-name="Default" office:value-type="string">
            <text:p>H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C</text:p>
          </table:table-cell>
          <table:table-cell office:value-type="string">
            <text:p>Knotenauslastung</text:p>
          </table:table-cell>
          <table:table-cell table:style-name="ce2" office:value-type="string">
            <text:p>Gesamt-rand</text:p>
          </table:table-cell>
          <table:table-cell table:style-name="Default" office:value-type="string">
            <text:p>chunkverteil</text:p>
          </table:table-cell>
          <table:table-cell table:style-name="Default" office:value-type="string">
            <text:p>endtag</text:p>
          </table:table-cell>
          <table:table-cell table:style-name="Default" office:value-type="string">
            <text:p>merge</text:p>
          </table:table-cell>
          <table:table-cell table:style-name="ce3" office:value-type="string">
            <text:p>V/C</text:p>
          </table:table-cell>
          <table:table-cell/>
          <table:table-cell table:style-name="Default" office:value-type="string">
            <text:p>gesamt</text:p>
          </table:table-cell>
          <table:table-cell table:style-name="Default" office:value-type="string">
            <text:p>random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2]/([.B2]*[.C2])" office:value-type="float" office:value="32">
            <text:p>32</text:p>
          </table:table-cell>
          <table:table-cell table:formula="of:=[.M2]-[.N2]" office:value-type="float" office:value="34228">
            <text:p>34228</text:p>
          </table:table-cell>
          <table:table-cell office:value-type="float" office:value="26109">
            <text:p>26109</text:p>
          </table:table-cell>
          <table:table-cell office:value-type="float" office:value="266">
            <text:p>266</text:p>
          </table:table-cell>
          <table:table-cell office:value-type="float" office:value="7851">
            <text:p>7851</text:p>
          </table:table-cell>
          <table:table-cell table:formula="of:=[.D2]/[.E2]" office:value-type="float" office:value="512">
            <text:p>512</text:p>
          </table:table-cell>
          <table:table-cell/>
          <table:table-cell office:value-type="float" office:value="207361">
            <text:p>207361</text:p>
          </table:table-cell>
          <table:table-cell office:value-type="float" office:value="173133">
            <text:p>173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3]/([.B3]*[.C3])" office:value-type="float" office:value="16">
            <text:p>16</text:p>
          </table:table-cell>
          <table:table-cell table:formula="of:=[.M3]-[.N3]" office:value-type="float" office:value="16074">
            <text:p>16074</text:p>
          </table:table-cell>
          <table:table-cell office:value-type="float" office:value="7206">
            <text:p>7206</text:p>
          </table:table-cell>
          <table:table-cell office:value-type="float" office:value="149">
            <text:p>149</text:p>
          </table:table-cell>
          <table:table-cell office:value-type="float" office:value="8718">
            <text:p>8718</text:p>
          </table:table-cell>
          <table:table-cell table:formula="of:=[.D3]/[.E3]" office:value-type="float" office:value="512">
            <text:p>512</text:p>
          </table:table-cell>
          <table:table-cell/>
          <table:table-cell office:value-type="float" office:value="143883">
            <text:p>143883</text:p>
          </table:table-cell>
          <table:table-cell office:value-type="float" office:value="127809">
            <text:p>1278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4]/([.B4]*[.C4])" office:value-type="float" office:value="16">
            <text:p>16</text:p>
          </table:table-cell>
          <table:table-cell table:formula="of:=[.M4]-[.N4]" office:value-type="float" office:value="33955">
            <text:p>33955</text:p>
          </table:table-cell>
          <table:table-cell office:value-type="float" office:value="25861">
            <text:p>25861</text:p>
          </table:table-cell>
          <table:table-cell office:value-type="float" office:value="242">
            <text:p>242</text:p>
          </table:table-cell>
          <table:table-cell office:value-type="float" office:value="7850">
            <text:p>7850</text:p>
          </table:table-cell>
          <table:table-cell table:formula="of:=[.D4]/[.E4]" office:value-type="float" office:value="512">
            <text:p>512</text:p>
          </table:table-cell>
          <table:table-cell/>
          <table:table-cell office:value-type="float" office:value="199875">
            <text:p>199875</text:p>
          </table:table-cell>
          <table:table-cell office:value-type="float" office:value="165920">
            <text:p>1659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5]/([.B5]*[.C5])" office:value-type="float" office:value="8">
            <text:p>8</text:p>
          </table:table-cell>
          <table:table-cell table:formula="of:=[.M5]-[.N5]" office:value-type="float" office:value="16618">
            <text:p>16618</text:p>
          </table:table-cell>
          <table:table-cell office:value-type="float" office:value="7896">
            <text:p>7896</text:p>
          </table:table-cell>
          <table:table-cell office:value-type="float" office:value="132">
            <text:p>132</text:p>
          </table:table-cell>
          <table:table-cell office:value-type="float" office:value="8588">
            <text:p>8588</text:p>
          </table:table-cell>
          <table:table-cell table:formula="of:=[.D5]/[.E5]" office:value-type="float" office:value="512">
            <text:p>512</text:p>
          </table:table-cell>
          <table:table-cell/>
          <table:table-cell office:value-type="float" office:value="179553">
            <text:p>179553</text:p>
          </table:table-cell>
          <table:table-cell office:value-type="float" office:value="162935">
            <text:p>162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6]/([.B6]*[.C6])" office:value-type="float" office:value="8">
            <text:p>8</text:p>
          </table:table-cell>
          <table:table-cell table:formula="of:=[.M6]-[.N6]" office:value-type="float" office:value="37530">
            <text:p>37530</text:p>
          </table:table-cell>
          <table:table-cell office:value-type="float" office:value="29276">
            <text:p>29276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  <table:table-cell table:formula="of:=[.D6]/[.E6]" office:value-type="float" office:value="512">
            <text:p>512</text:p>
          </table:table-cell>
          <table:table-cell/>
          <table:table-cell office:value-type="float" office:value="201401">
            <text:p>201401</text:p>
          </table:table-cell>
          <table:table-cell office:value-type="float" office:value="163871">
            <text:p>16387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4217728">
            <text:p>134217728</text:p>
          </table:table-cell>
          <table:table-cell table:style-name="ce5" office:value-type="float" office:value="262144">
            <text:p>262144</text:p>
          </table:table-cell>
          <table:table-cell table:formula="of:=[.K7]/([.B7]*[.C7])" office:value-type="float" office:value="4">
            <text:p>4</text:p>
          </table:table-cell>
          <table:table-cell table:formula="of:=[.M7]-[.N7]" office:value-type="float" office:value="23986">
            <text:p>23986</text:p>
          </table:table-cell>
          <table:table-cell table:style-name="ce5" office:value-type="float" office:value="12308">
            <text:p>12308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1524">
            <text:p>11524</text:p>
          </table:table-cell>
          <table:table-cell table:formula="of:=[.D7]/[.E7]" office:value-type="float" office:value="512">
            <text:p>512</text:p>
          </table:table-cell>
          <table:table-cell/>
          <table:table-cell table:style-name="ce5" office:value-type="float" office:value="189713">
            <text:p>189713</text:p>
          </table:table-cell>
          <table:table-cell table:style-name="ce5" office:value-type="float" office:value="165727">
            <text:p>165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8]/([.B8]*[.C8])" office:value-type="float" office:value="8.53333333333333">
            <text:p>8,5333333333</text:p>
          </table:table-cell>
          <table:table-cell table:formula="of:=[.M8]-[.N8]" office:value-type="float" office:value="195633">
            <text:p>195633</text:p>
          </table:table-cell>
          <table:table-cell office:value-type="float" office:value="190267">
            <text:p>190267</text:p>
          </table:table-cell>
          <table:table-cell office:value-type="float" office:value="681">
            <text:p>681</text:p>
          </table:table-cell>
          <table:table-cell office:value-type="float" office:value="4685">
            <text:p>4685</text:p>
          </table:table-cell>
          <table:table-cell table:formula="of:=[.D8]/[.E8]" office:value-type="float" office:value="512">
            <text:p>512</text:p>
          </table:table-cell>
          <table:table-cell/>
          <table:table-cell office:value-type="float" office:value="355713">
            <text:p>355713</text:p>
          </table:table-cell>
          <table:table-cell office:value-type="float" office:value="160080">
            <text:p>1600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9]/([.B9]*[.C9])" office:value-type="float" office:value="4.26666666666667">
            <text:p>4,2666666667</text:p>
          </table:table-cell>
          <table:table-cell table:formula="of:=[.M9]-[.N9]" office:value-type="float" office:value="37160">
            <text:p>37160</text:p>
          </table:table-cell>
          <table:table-cell office:value-type="float" office:value="28958">
            <text:p>28958</text:p>
          </table:table-cell>
          <table:table-cell office:value-type="float" office:value="274">
            <text:p>274</text:p>
          </table:table-cell>
          <table:table-cell office:value-type="float" office:value="7926">
            <text:p>7926</text:p>
          </table:table-cell>
          <table:table-cell table:formula="of:=[.D9]/[.E9]" office:value-type="float" office:value="512">
            <text:p>512</text:p>
          </table:table-cell>
          <table:table-cell/>
          <table:table-cell office:value-type="float" office:value="203825">
            <text:p>203825</text:p>
          </table:table-cell>
          <table:table-cell office:value-type="float" office:value="166665">
            <text:p>1666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table:formula="of:=[.K10]/([.B10]*[.C10])" office:value-type="float" office:value="2.13333333333333">
            <text:p>2,1333333333</text:p>
          </table:table-cell>
          <table:table-cell table:formula="of:=[.M10]-[.N10]" office:value-type="float" office:value="35234">
            <text:p>35234</text:p>
          </table:table-cell>
          <table:table-cell office:value-type="float" office:value="12545">
            <text:p>12545</text:p>
          </table:table-cell>
          <table:table-cell office:value-type="float" office:value="155">
            <text:p>155</text:p>
          </table:table-cell>
          <table:table-cell office:value-type="float" office:value="22533">
            <text:p>22533</text:p>
          </table:table-cell>
          <table:table-cell table:formula="of:=[.D10]/[.E10]" office:value-type="float" office:value="512">
            <text:p>512</text:p>
          </table:table-cell>
          <table:table-cell/>
          <table:table-cell office:value-type="float" office:value="204518">
            <text:p>204518</text:p>
          </table:table-cell>
          <table:table-cell office:value-type="float" office:value="169284">
            <text:p>16928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1]/([.B11]*[.C11])" office:value-type="float" office:value="32">
            <text:p>32</text:p>
          </table:table-cell>
          <table:table-cell table:formula="of:=[.M11]-[.N11]" office:value-type="float" office:value="74429">
            <text:p>74429</text:p>
          </table:table-cell>
          <table:table-cell office:value-type="float" office:value="58377">
            <text:p>58377</text:p>
          </table:table-cell>
          <table:table-cell office:value-type="float" office:value="527">
            <text:p>527</text:p>
          </table:table-cell>
          <table:table-cell office:value-type="float" office:value="15524">
            <text:p>15524</text:p>
          </table:table-cell>
          <table:table-cell table:formula="of:=[.D11]/[.E11]" office:value-type="float" office:value="512">
            <text:p>512</text:p>
          </table:table-cell>
          <table:table-cell/>
          <table:table-cell office:value-type="float" office:value="273643">
            <text:p>273643</text:p>
          </table:table-cell>
          <table:table-cell office:value-type="float" office:value="199214">
            <text:p>199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2]/([.B12]*[.C12])" office:value-type="float" office:value="16">
            <text:p>16</text:p>
          </table:table-cell>
          <table:table-cell table:formula="of:=[.M12]-[.N12]" office:value-type="float" office:value="33305">
            <text:p>33305</text:p>
          </table:table-cell>
          <table:table-cell office:value-type="float" office:value="14645">
            <text:p>14645</text:p>
          </table:table-cell>
          <table:table-cell office:value-type="float" office:value="235">
            <text:p>235</text:p>
          </table:table-cell>
          <table:table-cell office:value-type="float" office:value="18423">
            <text:p>18423</text:p>
          </table:table-cell>
          <table:table-cell table:formula="of:=[.D12]/[.E12]" office:value-type="float" office:value="512">
            <text:p>512</text:p>
          </table:table-cell>
          <table:table-cell/>
          <table:table-cell office:value-type="float" office:value="236972">
            <text:p>236972</text:p>
          </table:table-cell>
          <table:table-cell office:value-type="float" office:value="203667">
            <text:p>203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3]/([.B13]*[.C13])" office:value-type="float" office:value="32">
            <text:p>32</text:p>
          </table:table-cell>
          <table:table-cell table:formula="of:=[.M13]-[.N13]" office:value-type="float" office:value="356535">
            <text:p>356535</text:p>
          </table:table-cell>
          <table:table-cell office:value-type="float" office:value="345966">
            <text:p>345966</text:p>
          </table:table-cell>
          <table:table-cell office:value-type="float" office:value="1218">
            <text:p>1218</text:p>
          </table:table-cell>
          <table:table-cell office:value-type="float" office:value="9350">
            <text:p>9350</text:p>
          </table:table-cell>
          <table:table-cell table:formula="of:=[.D13]/[.E13]" office:value-type="float" office:value="512">
            <text:p>512</text:p>
          </table:table-cell>
          <table:table-cell/>
          <table:table-cell office:value-type="float" office:value="687545">
            <text:p>687545</text:p>
          </table:table-cell>
          <table:table-cell office:value-type="float" office:value="331010">
            <text:p>331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4]/([.B14]*[.C14])" office:value-type="float" office:value="16">
            <text:p>16</text:p>
          </table:table-cell>
          <table:table-cell table:formula="of:=[.M14]-[.N14]" office:value-type="float" office:value="71325">
            <text:p>71325</text:p>
          </table:table-cell>
          <table:table-cell office:value-type="float" office:value="54923">
            <text:p>54923</text:p>
          </table:table-cell>
          <table:table-cell office:value-type="float" office:value="542">
            <text:p>542</text:p>
          </table:table-cell>
          <table:table-cell office:value-type="float" office:value="15858">
            <text:p>15858</text:p>
          </table:table-cell>
          <table:table-cell table:formula="of:=[.D14]/[.E14]" office:value-type="float" office:value="512">
            <text:p>512</text:p>
          </table:table-cell>
          <table:table-cell/>
          <table:table-cell office:value-type="float" office:value="409881">
            <text:p>409881</text:p>
          </table:table-cell>
          <table:table-cell office:value-type="float" office:value="338556">
            <text:p>33855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5]/([.B15]*[.C15])" office:value-type="float" office:value="8">
            <text:p>8</text:p>
          </table:table-cell>
          <table:table-cell table:formula="of:=[.M15]-[.N15]" office:value-type="float" office:value="34185">
            <text:p>34185</text:p>
          </table:table-cell>
          <table:table-cell office:value-type="float" office:value="16524">
            <text:p>16524</text:p>
          </table:table-cell>
          <table:table-cell office:value-type="float" office:value="282">
            <text:p>282</text:p>
          </table:table-cell>
          <table:table-cell office:value-type="float" office:value="17378">
            <text:p>17378</text:p>
          </table:table-cell>
          <table:table-cell table:formula="of:=[.D15]/[.E15]" office:value-type="float" office:value="512">
            <text:p>512</text:p>
          </table:table-cell>
          <table:table-cell/>
          <table:table-cell office:value-type="float" office:value="369797">
            <text:p>369797</text:p>
          </table:table-cell>
          <table:table-cell office:value-type="float" office:value="335612">
            <text:p>335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6]/([.B16]*[.C16])" office:value-type="float" office:value="8">
            <text:p>8</text:p>
          </table:table-cell>
          <table:table-cell table:formula="of:=[.M16]-[.N16]" office:value-type="float" office:value="72055">
            <text:p>72055</text:p>
          </table:table-cell>
          <table:table-cell office:value-type="float" office:value="55822">
            <text:p>55822</text:p>
          </table:table-cell>
          <table:table-cell office:value-type="float" office:value="490">
            <text:p>490</text:p>
          </table:table-cell>
          <table:table-cell office:value-type="float" office:value="15741">
            <text:p>15741</text:p>
          </table:table-cell>
          <table:table-cell table:formula="of:=[.D16]/[.E16]" office:value-type="float" office:value="512">
            <text:p>512</text:p>
          </table:table-cell>
          <table:table-cell/>
          <table:table-cell office:value-type="float" office:value="402452">
            <text:p>402452</text:p>
          </table:table-cell>
          <table:table-cell office:value-type="float" office:value="330397">
            <text:p>330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table:formula="of:=[.K17]/([.B17]*[.C17])" office:value-type="float" office:value="4">
            <text:p>4</text:p>
          </table:table-cell>
          <table:table-cell table:formula="of:=[.M17]-[.N17]" office:value-type="float" office:value="71135">
            <text:p>71135</text:p>
          </table:table-cell>
          <table:table-cell office:value-type="float" office:value="25773">
            <text:p>25773</text:p>
          </table:table-cell>
          <table:table-cell office:value-type="float" office:value="283">
            <text:p>283</text:p>
          </table:table-cell>
          <table:table-cell office:value-type="float" office:value="45078">
            <text:p>45078</text:p>
          </table:table-cell>
          <table:table-cell table:formula="of:=[.D17]/[.E17]" office:value-type="float" office:value="512">
            <text:p>512</text:p>
          </table:table-cell>
          <table:table-cell/>
          <table:table-cell office:value-type="float" office:value="413819">
            <text:p>413819</text:p>
          </table:table-cell>
          <table:table-cell office:value-type="float" office:value="342684">
            <text:p>342684</text:p>
          </table:table-cell>
          <table:table-cell table:number-columns-repeated="2"/>
        </table:table-row>
        <table:table-row table:style-name="ro1">
          <table:table-cell office:value-type="string">
            <text:p>4+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18]/([.B18]*[.C18])" office:value-type="float" office:value="42.6666666666667">
            <text:p>42,6666666667</text:p>
          </table:table-cell>
          <table:table-cell table:formula="of:=[.M18]-[.N18]" office:value-type="float" office:value="2077934">
            <text:p>2077934</text:p>
          </table:table-cell>
          <table:table-cell office:value-type="float" office:value="1314486">
            <text:p>1314486</text:p>
          </table:table-cell>
          <table:table-cell office:value-type="float" office:value="1774">
            <text:p>1774</text:p>
          </table:table-cell>
          <table:table-cell office:value-type="float" office:value="761673">
            <text:p>761673</text:p>
          </table:table-cell>
          <table:table-cell table:formula="of:=[.D18]/[.E18]" office:value-type="float" office:value="512">
            <text:p>512</text:p>
          </table:table-cell>
          <table:table-cell/>
          <table:table-cell office:value-type="float" office:value="2758759">
            <text:p>2758759</text:p>
          </table:table-cell>
          <table:table-cell office:value-type="float" office:value="680825">
            <text:p>680825</text:p>
          </table:table-cell>
          <table:table-cell table:number-columns-repeated="2"/>
        </table:table-row>
        <table:table-row table:style-name="ro1">
          <table:table-cell office:value-type="string">
            <text:p>4+4</text:p>
          </table:table-cell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19]/([.B19]*[.C19])" office:value-type="float" office:value="32">
            <text:p>32</text:p>
          </table:table-cell>
          <table:table-cell table:formula="of:=[.M19]-[.N19]" office:value-type="float" office:value="151851">
            <text:p>151851</text:p>
          </table:table-cell>
          <table:table-cell office:value-type="float" office:value="119812">
            <text:p>119812</text:p>
          </table:table-cell>
          <table:table-cell office:value-type="float" office:value="1051">
            <text:p>1051</text:p>
          </table:table-cell>
          <table:table-cell office:value-type="float" office:value="30987">
            <text:p>30987</text:p>
          </table:table-cell>
          <table:table-cell table:formula="of:=[.D19]/[.E19]" office:value-type="float" office:value="512">
            <text:p>512</text:p>
          </table:table-cell>
          <table:table-cell/>
          <table:table-cell office:value-type="float" office:value="549072">
            <text:p>549072</text:p>
          </table:table-cell>
          <table:table-cell office:value-type="float" office:value="397221">
            <text:p>397221</text:p>
          </table:table-cell>
          <table:table-cell table:number-columns-repeated="2"/>
        </table:table-row>
        <table:table-row table:style-name="ro1">
          <table:table-cell office:value-type="string">
            <text:p>4+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0]/([.B20]*[.C20])" office:value-type="float" office:value="16">
            <text:p>16</text:p>
          </table:table-cell>
          <table:table-cell table:formula="of:=[.M20]-[.N20]" office:value-type="float" office:value="55524">
            <text:p>55524</text:p>
          </table:table-cell>
          <table:table-cell office:value-type="float" office:value="30970">
            <text:p>30970</text:p>
          </table:table-cell>
          <table:table-cell office:value-type="float" office:value="625">
            <text:p>625</text:p>
          </table:table-cell>
          <table:table-cell office:value-type="float" office:value="23927">
            <text:p>23927</text:p>
          </table:table-cell>
          <table:table-cell table:formula="of:=[.D20]/[.E20]" office:value-type="float" office:value="512">
            <text:p>512</text:p>
          </table:table-cell>
          <table:table-cell/>
          <table:table-cell office:value-type="float" office:value="463566">
            <text:p>463566</text:p>
          </table:table-cell>
          <table:table-cell office:value-type="float" office:value="408042">
            <text:p>408042</text:p>
          </table:table-cell>
          <table:table-cell table:number-columns-repeated="2"/>
        </table:table-row>
        <table:table-row table:style-name="ro1">
          <table:table-cell office:value-type="string">
            <text:p>8+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1]/([.B21]*[.C21])" office:value-type="float" office:value="21.3333333333333">
            <text:p>21,3333333333</text:p>
          </table:table-cell>
          <table:table-cell table:formula="of:=[.M21]-[.N21]" office:value-type="float" office:value="230969">
            <text:p>230969</text:p>
          </table:table-cell>
          <table:table-cell office:value-type="float" office:value="206776">
            <text:p>206776</text:p>
          </table:table-cell>
          <table:table-cell office:value-type="float" office:value="1221">
            <text:p>1221</text:p>
          </table:table-cell>
          <table:table-cell office:value-type="float" office:value="22970">
            <text:p>22970</text:p>
          </table:table-cell>
          <table:table-cell table:formula="of:=[.D21]/[.E21]" office:value-type="float" office:value="512">
            <text:p>512</text:p>
          </table:table-cell>
          <table:table-cell/>
          <table:table-cell office:value-type="float" office:value="890413">
            <text:p>890413</text:p>
          </table:table-cell>
          <table:table-cell office:value-type="float" office:value="659444">
            <text:p>659444</text:p>
          </table:table-cell>
          <table:table-cell table:number-columns-repeated="2"/>
        </table:table-row>
        <table:table-row table:style-name="ro1">
          <table:table-cell office:value-type="string">
            <text:p>8+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2]/([.B22]*[.C22])" office:value-type="float" office:value="16">
            <text:p>16</text:p>
          </table:table-cell>
          <table:table-cell table:formula="of:=[.M22]-[.N22]" office:value-type="float" office:value="142413">
            <text:p>142413</text:p>
          </table:table-cell>
          <table:table-cell office:value-type="float" office:value="110384">
            <text:p>110384</text:p>
          </table:table-cell>
          <table:table-cell office:value-type="float" office:value="919">
            <text:p>919</text:p>
          </table:table-cell>
          <table:table-cell office:value-type="float" office:value="31109">
            <text:p>31109</text:p>
          </table:table-cell>
          <table:table-cell table:formula="of:=[.D22]/[.E22]" office:value-type="float" office:value="512">
            <text:p>512</text:p>
          </table:table-cell>
          <table:table-cell/>
          <table:table-cell office:value-type="float" office:value="816562">
            <text:p>816562</text:p>
          </table:table-cell>
          <table:table-cell office:value-type="float" office:value="674149">
            <text:p>674149</text:p>
          </table:table-cell>
          <table:table-cell table:number-columns-repeated="2"/>
        </table:table-row>
        <table:table-row table:style-name="ro1">
          <table:table-cell office:value-type="string">
            <text:p>8+8</text:p>
          </table:table-cell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3]/([.B23]*[.C23])" office:value-type="float" office:value="8">
            <text:p>8</text:p>
          </table:table-cell>
          <table:table-cell table:formula="of:=[.M23]-[.N23]" office:value-type="float" office:value="68546">
            <text:p>68546</text:p>
          </table:table-cell>
          <table:table-cell office:value-type="float" office:value="33330">
            <text:p>33330</text:p>
          </table:table-cell>
          <table:table-cell office:value-type="float" office:value="587">
            <text:p>587</text:p>
          </table:table-cell>
          <table:table-cell office:value-type="float" office:value="34628">
            <text:p>34628</text:p>
          </table:table-cell>
          <table:table-cell table:formula="of:=[.D23]/[.E23]" office:value-type="float" office:value="512">
            <text:p>512</text:p>
          </table:table-cell>
          <table:table-cell/>
          <table:table-cell office:value-type="float" office:value="725916">
            <text:p>725916</text:p>
          </table:table-cell>
          <table:table-cell office:value-type="float" office:value="657370">
            <text:p>657370</text:p>
          </table:table-cell>
          <table:table-cell table:number-columns-repeated="2"/>
        </table:table-row>
        <table:table-row table:style-name="ro1">
          <table:table-cell office:value-type="string">
            <text:p>16+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4]/([.B24]*[.C24])" office:value-type="float" office:value="10.6666666666667">
            <text:p>10,6666666667</text:p>
          </table:table-cell>
          <table:table-cell table:formula="of:=[.M24]-[.N24]" office:value-type="float" office:value="248329">
            <text:p>248329</text:p>
          </table:table-cell>
          <table:table-cell office:value-type="float" office:value="223874">
            <text:p>223874</text:p>
          </table:table-cell>
          <table:table-cell office:value-type="float" office:value="1441">
            <text:p>1441</text:p>
          </table:table-cell>
          <table:table-cell office:value-type="float" office:value="23012">
            <text:p>23012</text:p>
          </table:table-cell>
          <table:table-cell table:formula="of:=[.D24]/[.E24]" office:value-type="float" office:value="512">
            <text:p>512</text:p>
          </table:table-cell>
          <table:table-cell/>
          <table:table-cell office:value-type="float" office:value="887699">
            <text:p>887699</text:p>
          </table:table-cell>
          <table:table-cell office:value-type="float" office:value="639370">
            <text:p>639370</text:p>
          </table:table-cell>
          <table:table-cell table:number-columns-repeated="2"/>
        </table:table-row>
        <table:table-row table:style-name="ro1">
          <table:table-cell office:value-type="string">
            <text:p>16+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5]/([.B25]*[.C25])" office:value-type="float" office:value="8">
            <text:p>8</text:p>
          </table:table-cell>
          <table:table-cell table:formula="of:=[.M25]-[.N25]" office:value-type="float" office:value="150287">
            <text:p>150287</text:p>
          </table:table-cell>
          <table:table-cell office:value-type="float" office:value="117542">
            <text:p>117542</text:p>
          </table:table-cell>
          <table:table-cell office:value-type="float" office:value="1133">
            <text:p>1133</text:p>
          </table:table-cell>
          <table:table-cell office:value-type="float" office:value="31610">
            <text:p>31610</text:p>
          </table:table-cell>
          <table:table-cell table:formula="of:=[.D25]/[.E25]" office:value-type="float" office:value="512">
            <text:p>512</text:p>
          </table:table-cell>
          <table:table-cell/>
          <table:table-cell office:value-type="float" office:value="808824">
            <text:p>808824</text:p>
          </table:table-cell>
          <table:table-cell office:value-type="float" office:value="658537">
            <text:p>658537</text:p>
          </table:table-cell>
          <table:table-cell table:number-columns-repeated="2"/>
        </table:table-row>
        <table:table-row table:style-name="ro1">
          <table:table-cell office:value-type="string">
            <text:p>16+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6]/([.B26]*[.C26])" office:value-type="float" office:value="4">
            <text:p>4</text:p>
          </table:table-cell>
          <table:table-cell table:formula="of:=[.M26]-[.N26]" office:value-type="float" office:value="108297">
            <text:p>108297</text:p>
          </table:table-cell>
          <table:table-cell office:value-type="float" office:value="54237">
            <text:p>54237</text:p>
          </table:table-cell>
          <table:table-cell office:value-type="float" office:value="625">
            <text:p>625</text:p>
          </table:table-cell>
          <table:table-cell office:value-type="float" office:value="53433">
            <text:p>53433</text:p>
          </table:table-cell>
          <table:table-cell table:formula="of:=[.D26]/[.E26]" office:value-type="float" office:value="512">
            <text:p>512</text:p>
          </table:table-cell>
          <table:table-cell/>
          <table:table-cell office:value-type="float" office:value="756019">
            <text:p>756019</text:p>
          </table:table-cell>
          <table:table-cell office:value-type="float" office:value="647722">
            <text:p>647722</text:p>
          </table:table-cell>
          <table:table-cell table:number-columns-repeated="2"/>
        </table:table-row>
        <table:table-row table:style-name="ro1">
          <table:table-cell office:value-type="string">
            <text:p>30+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7]/([.B27]*[.C27])" office:value-type="float" office:value="4.26666666666667">
            <text:p>4,2666666667</text:p>
          </table:table-cell>
          <table:table-cell table:formula="of:=[.M27]-[.N27]" office:value-type="float" office:value="151663">
            <text:p>151663</text:p>
          </table:table-cell>
          <table:table-cell office:value-type="float" office:value="118812">
            <text:p>118812</text:p>
          </table:table-cell>
          <table:table-cell office:value-type="float" office:value="1111">
            <text:p>1111</text:p>
          </table:table-cell>
          <table:table-cell office:value-type="float" office:value="31737">
            <text:p>31737</text:p>
          </table:table-cell>
          <table:table-cell table:formula="of:=[.D27]/[.E27]" office:value-type="float" office:value="512">
            <text:p>512</text:p>
          </table:table-cell>
          <table:table-cell/>
          <table:table-cell office:value-type="float" office:value="798610">
            <text:p>798610</text:p>
          </table:table-cell>
          <table:table-cell office:value-type="float" office:value="646947">
            <text:p>646947</text:p>
          </table:table-cell>
          <table:table-cell table:number-columns-repeated="2"/>
        </table:table-row>
        <table:table-row table:style-name="ro1">
          <table:table-cell office:value-type="string">
            <text:p>30+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table:formula="of:=[.K28]/([.B28]*[.C28])" office:value-type="float" office:value="2.13333333333333">
            <text:p>2,1333333333</text:p>
          </table:table-cell>
          <table:table-cell table:formula="of:=[.M28]-[.N28]" office:value-type="float" office:value="107161">
            <text:p>107161</text:p>
          </table:table-cell>
          <table:table-cell office:value-type="float" office:value="57065">
            <text:p>57065</text:p>
          </table:table-cell>
          <table:table-cell office:value-type="float" office:value="598">
            <text:p>598</text:p>
          </table:table-cell>
          <table:table-cell office:value-type="float" office:value="49497">
            <text:p>49497</text:p>
          </table:table-cell>
          <table:table-cell table:formula="of:=[.D28]/[.E28]" office:value-type="float" office:value="512">
            <text:p>512</text:p>
          </table:table-cell>
          <table:table-cell/>
          <table:table-cell office:value-type="float" office:value="770407">
            <text:p>770407</text:p>
          </table:table-cell>
          <table:table-cell office:value-type="float" office:value="663246">
            <text:p>66324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6.N54" table:end-x="1.911cm" table:end-y="0.239cm" draw:z-index="0" draw:style-name="gr1" svg:width="27.558cm" svg:height="11.015cm" svg:x="1.45cm" svg:y="0.021cm">
              <draw:object draw:notify-on-update-of-ranges="Sheet6.A1:Sheet6.A1 Sheet6.A19:Sheet6.A28 Sheet6.G1:Sheet6.G1 Sheet6.G19:Sheet6.G2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9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/>
          <table:table-cell table:style-name="Default" table:number-columns-repeated="10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2"/>
          <table:table-cell/>
          <table:table-cell office:value-type="string">
            <text:p><text:s/></text:p>
          </table:table-cell>
        </table:table-row>
      </table:table>
      <table:table table:name="Sheet7" table:style-name="ta1" table:print="false">
        <office:forms form:automatic-focus="false" form:apply-design-mode="false"/>
        <table:table-column table:style-name="co6" table:number-columns-repeated="9" table:default-cell-style-name="Default"/>
        <table:table-column table:style-name="co6" table:default-cell-style-name="ce8"/>
        <table:table-column table:style-name="co6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esamt</text:p>
          </table:table-cell>
          <table:table-cell office:value-type="string">
            <text:p>random</text:p>
          </table:table-cell>
          <table:table-cell office:value-type="string">
            <text:p>chunkverteil</text:p>
          </table:table-cell>
          <table:table-cell office:value-type="string">
            <text:p>endtag</text:p>
          </table:table-cell>
          <table:table-cell office:value-type="string">
            <text:p>merge</text:p>
          </table:table-cell>
          <table:table-cell table:style-name="Default" office:value-type="string">
            <text:p>Gesamt-rand</text:p>
          </table:table-cell>
          <table:table-cell office:value-type="string">
            <text:p>V/C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office:value-type="float" office:value="138801">
            <text:p>138801</text:p>
          </table:table-cell>
          <table:table-cell office:value-type="float" office:value="126151">
            <text:p>126151</text:p>
          </table:table-cell>
          <table:table-cell office:value-type="float" office:value="4642">
            <text:p>4642</text:p>
          </table:table-cell>
          <table:table-cell office:value-type="float" office:value="2463">
            <text:p>2463</text:p>
          </table:table-cell>
          <table:table-cell office:value-type="float" office:value="5542">
            <text:p>5542</text:p>
          </table:table-cell>
          <table:table-cell table:formula="of:=[.E2]-[.F2]" office:value-type="float" office:value="12650">
            <text:p>12650</text:p>
          </table:table-cell>
          <table:table-cell table:formula="of:=[.C2]/[.D2]" office:value-type="float" office:value="16">
            <text:p>16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60413">
            <text:p>160413</text:p>
          </table:table-cell>
          <table:table-cell office:value-type="float" office:value="146231">
            <text:p>146231</text:p>
          </table:table-cell>
          <table:table-cell office:value-type="float" office:value="5998">
            <text:p>5998</text:p>
          </table:table-cell>
          <table:table-cell office:value-type="float" office:value="162">
            <text:p>162</text:p>
          </table:table-cell>
          <table:table-cell office:value-type="float" office:value="8020">
            <text:p>8020</text:p>
          </table:table-cell>
          <table:table-cell table:formula="of:=[.E3]-[.F3]" office:value-type="float" office:value="14182">
            <text:p>14182</text:p>
          </table:table-cell>
          <table:table-cell table:formula="of:=[.C3]/[.D3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5880">
            <text:p>185880</text:p>
          </table:table-cell>
          <table:table-cell office:value-type="float" office:value="171224">
            <text:p>171224</text:p>
          </table:table-cell>
          <table:table-cell office:value-type="float" office:value="5350">
            <text:p>5350</text:p>
          </table:table-cell>
          <table:table-cell office:value-type="float" office:value="338">
            <text:p>338</text:p>
          </table:table-cell>
          <table:table-cell office:value-type="float" office:value="8967">
            <text:p>8967</text:p>
          </table:table-cell>
          <table:table-cell table:formula="of:=[.E4]-[.F4]" office:value-type="float" office:value="14656">
            <text:p>14656</text:p>
          </table:table-cell>
          <table:table-cell table:formula="of:=[.C4]/[.D4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56532">
            <text:p>156532</text:p>
          </table:table-cell>
          <table:table-cell office:value-type="float" office:value="141722">
            <text:p>141722</text:p>
          </table:table-cell>
          <table:table-cell office:value-type="float" office:value="5225">
            <text:p>5225</text:p>
          </table:table-cell>
          <table:table-cell office:value-type="float" office:value="529">
            <text:p>529</text:p>
          </table:table-cell>
          <table:table-cell office:value-type="float" office:value="9054">
            <text:p>9054</text:p>
          </table:table-cell>
          <table:table-cell table:formula="of:=[.E5]-[.F5]" office:value-type="float" office:value="14810">
            <text:p>14810</text:p>
          </table:table-cell>
          <table:table-cell table:formula="of:=[.C5]/[.D5]" office:value-type="float" office:value="64">
            <text:p>6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1963">
            <text:p>181963</text:p>
          </table:table-cell>
          <table:table-cell office:value-type="float" office:value="166836">
            <text:p>166836</text:p>
          </table:table-cell>
          <table:table-cell office:value-type="float" office:value="5791">
            <text:p>5791</text:p>
          </table:table-cell>
          <table:table-cell office:value-type="float" office:value="623">
            <text:p>623</text:p>
          </table:table-cell>
          <table:table-cell office:value-type="float" office:value="8711">
            <text:p>8711</text:p>
          </table:table-cell>
          <table:table-cell table:formula="of:=[.E6]-[.F6]" office:value-type="float" office:value="15127">
            <text:p>15127</text:p>
          </table:table-cell>
          <table:table-cell table:formula="of:=[.C6]/[.D6]" office:value-type="float" office:value="64">
            <text:p>6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77865">
            <text:p>177865</text:p>
          </table:table-cell>
          <table:table-cell office:value-type="float" office:value="162690">
            <text:p>162690</text:p>
          </table:table-cell>
          <table:table-cell office:value-type="float" office:value="6083">
            <text:p>6083</text:p>
          </table:table-cell>
          <table:table-cell office:value-type="float" office:value="352">
            <text:p>352</text:p>
          </table:table-cell>
          <table:table-cell office:value-type="float" office:value="8737">
            <text:p>8737</text:p>
          </table:table-cell>
          <table:table-cell table:formula="of:=[.E7]-[.F7]" office:value-type="float" office:value="15175">
            <text:p>15175</text:p>
          </table:table-cell>
          <table:table-cell table:formula="of:=[.C7]/[.D7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45811">
            <text:p>145811</text:p>
          </table:table-cell>
          <table:table-cell office:value-type="float" office:value="130633">
            <text:p>130633</text:p>
          </table:table-cell>
          <table:table-cell office:value-type="float" office:value="5067">
            <text:p>5067</text:p>
          </table:table-cell>
          <table:table-cell office:value-type="float" office:value="1121">
            <text:p>1121</text:p>
          </table:table-cell>
          <table:table-cell office:value-type="float" office:value="8988">
            <text:p>8988</text:p>
          </table:table-cell>
          <table:table-cell table:formula="of:=[.E8]-[.F8]" office:value-type="float" office:value="15178">
            <text:p>15178</text:p>
          </table:table-cell>
          <table:table-cell table:formula="of:=[.C8]/[.D8]" office:value-type="float" office:value="32">
            <text:p>32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81895">
            <text:p>181895</text:p>
          </table:table-cell>
          <table:table-cell office:value-type="float" office:value="166462">
            <text:p>166462</text:p>
          </table:table-cell>
          <table:table-cell office:value-type="float" office:value="6676">
            <text:p>6676</text:p>
          </table:table-cell>
          <table:table-cell office:value-type="float" office:value="202">
            <text:p>202</text:p>
          </table:table-cell>
          <table:table-cell office:value-type="float" office:value="8554">
            <text:p>8554</text:p>
          </table:table-cell>
          <table:table-cell table:formula="of:=[.E9]-[.F9]" office:value-type="float" office:value="15433">
            <text:p>15433</text:p>
          </table:table-cell>
          <table:table-cell table:formula="of:=[.C9]/[.D9]" office:value-type="float" office:value="256">
            <text:p>256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1252">
            <text:p>181252</text:p>
          </table:table-cell>
          <table:table-cell office:value-type="float" office:value="165602">
            <text:p>165602</text:p>
          </table:table-cell>
          <table:table-cell office:value-type="float" office:value="5739">
            <text:p>5739</text:p>
          </table:table-cell>
          <table:table-cell office:value-type="float" office:value="1192">
            <text:p>1192</text:p>
          </table:table-cell>
          <table:table-cell office:value-type="float" office:value="8718">
            <text:p>8718</text:p>
          </table:table-cell>
          <table:table-cell table:formula="of:=[.E10]-[.F10]" office:value-type="float" office:value="15650">
            <text:p>15650</text:p>
          </table:table-cell>
          <table:table-cell table:formula="of:=[.C10]/[.D10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75193">
            <text:p>175193</text:p>
          </table:table-cell>
          <table:table-cell office:value-type="float" office:value="159393">
            <text:p>159393</text:p>
          </table:table-cell>
          <table:table-cell office:value-type="float" office:value="5816">
            <text:p>5816</text:p>
          </table:table-cell>
          <table:table-cell office:value-type="float" office:value="1240">
            <text:p>1240</text:p>
          </table:table-cell>
          <table:table-cell office:value-type="float" office:value="8744">
            <text:p>8744</text:p>
          </table:table-cell>
          <table:table-cell table:formula="of:=[.E11]-[.F11]" office:value-type="float" office:value="15800">
            <text:p>15800</text:p>
          </table:table-cell>
          <table:table-cell table:formula="of:=[.C11]/[.D11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43883">
            <text:p>143883</text:p>
          </table:table-cell>
          <table:table-cell office:value-type="float" office:value="127809">
            <text:p>127809</text:p>
          </table:table-cell>
          <table:table-cell office:value-type="float" office:value="7206">
            <text:p>7206</text:p>
          </table:table-cell>
          <table:table-cell office:value-type="float" office:value="149">
            <text:p>149</text:p>
          </table:table-cell>
          <table:table-cell office:value-type="float" office:value="8718">
            <text:p>8718</text:p>
          </table:table-cell>
          <table:table-cell table:formula="of:=[.E12]-[.F12]" office:value-type="float" office:value="16074">
            <text:p>16074</text:p>
          </table:table-cell>
          <table:table-cell table:formula="of:=[.C12]/[.D12]" office:value-type="float" office:value="512">
            <text:p>512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79553">
            <text:p>179553</text:p>
          </table:table-cell>
          <table:table-cell office:value-type="float" office:value="162935">
            <text:p>162935</text:p>
          </table:table-cell>
          <table:table-cell office:value-type="float" office:value="7896">
            <text:p>7896</text:p>
          </table:table-cell>
          <table:table-cell office:value-type="float" office:value="132">
            <text:p>132</text:p>
          </table:table-cell>
          <table:table-cell office:value-type="float" office:value="8588">
            <text:p>8588</text:p>
          </table:table-cell>
          <table:table-cell table:formula="of:=[.E13]-[.F13]" office:value-type="float" office:value="16618">
            <text:p>16618</text:p>
          </table:table-cell>
          <table:table-cell table:formula="of:=[.C13]/[.D13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72027">
            <text:p>172027</text:p>
          </table:table-cell>
          <table:table-cell office:value-type="float" office:value="153192">
            <text:p>153192</text:p>
          </table:table-cell>
          <table:table-cell office:value-type="float" office:value="9745">
            <text:p>9745</text:p>
          </table:table-cell>
          <table:table-cell office:value-type="float" office:value="113">
            <text:p>113</text:p>
          </table:table-cell>
          <table:table-cell office:value-type="float" office:value="8976">
            <text:p>8976</text:p>
          </table:table-cell>
          <table:table-cell table:formula="of:=[.E14]-[.F14]" office:value-type="float" office:value="18835">
            <text:p>18835</text:p>
          </table:table-cell>
          <table:table-cell table:formula="of:=[.C14]/[.D14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86099">
            <text:p>186099</text:p>
          </table:table-cell>
          <table:table-cell office:value-type="float" office:value="166534">
            <text:p>166534</text:p>
          </table:table-cell>
          <table:table-cell office:value-type="float" office:value="10860">
            <text:p>10860</text:p>
          </table:table-cell>
          <table:table-cell office:value-type="float" office:value="119">
            <text:p>119</text:p>
          </table:table-cell>
          <table:table-cell office:value-type="float" office:value="8585">
            <text:p>8585</text:p>
          </table:table-cell>
          <table:table-cell table:formula="of:=[.E15]-[.F15]" office:value-type="float" office:value="19565">
            <text:p>19565</text:p>
          </table:table-cell>
          <table:table-cell table:formula="of:=[.C15]/[.D15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9241">
            <text:p>189241</text:p>
          </table:table-cell>
          <table:table-cell office:value-type="float" office:value="167846">
            <text:p>167846</text:p>
          </table:table-cell>
          <table:table-cell office:value-type="float" office:value="12517">
            <text:p>12517</text:p>
          </table:table-cell>
          <table:table-cell office:value-type="float" office:value="1271">
            <text:p>1271</text:p>
          </table:table-cell>
          <table:table-cell office:value-type="float" office:value="7606">
            <text:p>7606</text:p>
          </table:table-cell>
          <table:table-cell table:formula="of:=[.E16]-[.F16]" office:value-type="float" office:value="21395">
            <text:p>21395</text:p>
          </table:table-cell>
          <table:table-cell table:formula="of:=[.C16]/[.D16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4634">
            <text:p>184634</text:p>
          </table:table-cell>
          <table:table-cell office:value-type="float" office:value="163016">
            <text:p>163016</text:p>
          </table:table-cell>
          <table:table-cell office:value-type="float" office:value="12561">
            <text:p>12561</text:p>
          </table:table-cell>
          <table:table-cell office:value-type="float" office:value="1143">
            <text:p>1143</text:p>
          </table:table-cell>
          <table:table-cell office:value-type="float" office:value="7913">
            <text:p>7913</text:p>
          </table:table-cell>
          <table:table-cell table:formula="of:=[.E17]-[.F17]" office:value-type="float" office:value="21618">
            <text:p>21618</text:p>
          </table:table-cell>
          <table:table-cell table:formula="of:=[.C17]/[.D17]" office:value-type="float" office:value="32">
            <text:p>32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8388608">
            <text:p>8388608</text:p>
          </table:table-cell>
          <table:table-cell office:value-type="float" office:value="184887">
            <text:p>184887</text:p>
          </table:table-cell>
          <table:table-cell office:value-type="float" office:value="163126">
            <text:p>163126</text:p>
          </table:table-cell>
          <table:table-cell office:value-type="float" office:value="11644">
            <text:p>11644</text:p>
          </table:table-cell>
          <table:table-cell office:value-type="float" office:value="2476">
            <text:p>2476</text:p>
          </table:table-cell>
          <table:table-cell office:value-type="float" office:value="7640">
            <text:p>7640</text:p>
          </table:table-cell>
          <table:table-cell table:formula="of:=[.E18]-[.F18]" office:value-type="float" office:value="21761">
            <text:p>21761</text:p>
          </table:table-cell>
          <table:table-cell table:formula="of:=[.C18]/[.D18]" office:value-type="float" office:value="16">
            <text:p>16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3488">
            <text:p>183488</text:p>
          </table:table-cell>
          <table:table-cell office:value-type="float" office:value="161458">
            <text:p>161458</text:p>
          </table:table-cell>
          <table:table-cell office:value-type="float" office:value="13439">
            <text:p>13439</text:p>
          </table:table-cell>
          <table:table-cell office:value-type="float" office:value="738">
            <text:p>738</text:p>
          </table:table-cell>
          <table:table-cell office:value-type="float" office:value="7850">
            <text:p>7850</text:p>
          </table:table-cell>
          <table:table-cell table:formula="of:=[.E19]-[.F19]" office:value-type="float" office:value="22030">
            <text:p>22030</text:p>
          </table:table-cell>
          <table:table-cell table:formula="of:=[.C19]/[.D19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7655">
            <text:p>187655</text:p>
          </table:table-cell>
          <table:table-cell office:value-type="float" office:value="165561">
            <text:p>165561</text:p>
          </table:table-cell>
          <table:table-cell office:value-type="float" office:value="13623">
            <text:p>13623</text:p>
          </table:table-cell>
          <table:table-cell office:value-type="float" office:value="630">
            <text:p>630</text:p>
          </table:table-cell>
          <table:table-cell office:value-type="float" office:value="7839">
            <text:p>7839</text:p>
          </table:table-cell>
          <table:table-cell table:formula="of:=[.E20]-[.F20]" office:value-type="float" office:value="22094">
            <text:p>22094</text:p>
          </table:table-cell>
          <table:table-cell table:formula="of:=[.C20]/[.D20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91834">
            <text:p>191834</text:p>
          </table:table-cell>
          <table:table-cell office:value-type="float" office:value="168937">
            <text:p>168937</text:p>
          </table:table-cell>
          <table:table-cell office:value-type="float" office:value="13766">
            <text:p>13766</text:p>
          </table:table-cell>
          <table:table-cell office:value-type="float" office:value="1279">
            <text:p>1279</text:p>
          </table:table-cell>
          <table:table-cell office:value-type="float" office:value="7851">
            <text:p>7851</text:p>
          </table:table-cell>
          <table:table-cell table:formula="of:=[.E21]-[.F21]" office:value-type="float" office:value="22897">
            <text:p>22897</text:p>
          </table:table-cell>
          <table:table-cell table:formula="of:=[.C21]/[.D21]" office:value-type="float" office:value="32">
            <text:p>32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6016">
            <text:p>186016</text:p>
          </table:table-cell>
          <table:table-cell office:value-type="float" office:value="162996">
            <text:p>162996</text:p>
          </table:table-cell>
          <table:table-cell office:value-type="float" office:value="15050">
            <text:p>15050</text:p>
          </table:table-cell>
          <table:table-cell office:value-type="float" office:value="354">
            <text:p>354</text:p>
          </table:table-cell>
          <table:table-cell office:value-type="float" office:value="7615">
            <text:p>7615</text:p>
          </table:table-cell>
          <table:table-cell table:formula="of:=[.E22]-[.F22]" office:value-type="float" office:value="23020">
            <text:p>23020</text:p>
          </table:table-cell>
          <table:table-cell table:formula="of:=[.C22]/[.D22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88971">
            <text:p>188971</text:p>
          </table:table-cell>
          <table:table-cell office:value-type="float" office:value="165823">
            <text:p>165823</text:p>
          </table:table-cell>
          <table:table-cell office:value-type="float" office:value="13949">
            <text:p>13949</text:p>
          </table:table-cell>
          <table:table-cell office:value-type="float" office:value="1344">
            <text:p>1344</text:p>
          </table:table-cell>
          <table:table-cell office:value-type="float" office:value="7853">
            <text:p>7853</text:p>
          </table:table-cell>
          <table:table-cell table:formula="of:=[.E23]-[.F23]" office:value-type="float" office:value="23148">
            <text:p>23148</text:p>
          </table:table-cell>
          <table:table-cell table:formula="of:=[.C23]/[.D23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5608">
            <text:p>195608</text:p>
          </table:table-cell>
          <table:table-cell office:value-type="float" office:value="172284">
            <text:p>172284</text:p>
          </table:table-cell>
          <table:table-cell office:value-type="float" office:value="15090">
            <text:p>15090</text:p>
          </table:table-cell>
          <table:table-cell office:value-type="float" office:value="374">
            <text:p>374</text:p>
          </table:table-cell>
          <table:table-cell office:value-type="float" office:value="7858">
            <text:p>7858</text:p>
          </table:table-cell>
          <table:table-cell table:formula="of:=[.E24]-[.F24]" office:value-type="float" office:value="23324">
            <text:p>23324</text:p>
          </table:table-cell>
          <table:table-cell table:formula="of:=[.C24]/[.D24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8440">
            <text:p>188440</text:p>
          </table:table-cell>
          <table:table-cell office:value-type="float" office:value="164871">
            <text:p>164871</text:p>
          </table:table-cell>
          <table:table-cell office:value-type="float" office:value="14871">
            <text:p>14871</text:p>
          </table:table-cell>
          <table:table-cell office:value-type="float" office:value="746">
            <text:p>746</text:p>
          </table:table-cell>
          <table:table-cell office:value-type="float" office:value="7951">
            <text:p>7951</text:p>
          </table:table-cell>
          <table:table-cell table:formula="of:=[.E25]-[.F25]" office:value-type="float" office:value="23569">
            <text:p>23569</text:p>
          </table:table-cell>
          <table:table-cell table:formula="of:=[.C25]/[.D25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7203">
            <text:p>187203</text:p>
          </table:table-cell>
          <table:table-cell office:value-type="float" office:value="163561">
            <text:p>163561</text:p>
          </table:table-cell>
          <table:table-cell office:value-type="float" office:value="14890">
            <text:p>14890</text:p>
          </table:table-cell>
          <table:table-cell office:value-type="float" office:value="714">
            <text:p>714</text:p>
          </table:table-cell>
          <table:table-cell office:value-type="float" office:value="8036">
            <text:p>8036</text:p>
          </table:table-cell>
          <table:table-cell table:formula="of:=[.E26]-[.F26]" office:value-type="float" office:value="23642">
            <text:p>23642</text:p>
          </table:table-cell>
          <table:table-cell table:formula="of:=[.C26]/[.D26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85863">
            <text:p>185863</text:p>
          </table:table-cell>
          <table:table-cell office:value-type="float" office:value="161964">
            <text:p>161964</text:p>
          </table:table-cell>
          <table:table-cell office:value-type="float" office:value="11693">
            <text:p>11693</text:p>
          </table:table-cell>
          <table:table-cell office:value-type="float" office:value="211">
            <text:p>211</text:p>
          </table:table-cell>
          <table:table-cell office:value-type="float" office:value="11993">
            <text:p>11993</text:p>
          </table:table-cell>
          <table:table-cell table:formula="of:=[.E27]-[.F27]" office:value-type="float" office:value="23899">
            <text:p>23899</text:p>
          </table:table-cell>
          <table:table-cell table:formula="of:=[.C27]/[.D27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89713">
            <text:p>189713</text:p>
          </table:table-cell>
          <table:table-cell office:value-type="float" office:value="165727">
            <text:p>165727</text:p>
          </table:table-cell>
          <table:table-cell office:value-type="float" office:value="12308">
            <text:p>12308</text:p>
          </table:table-cell>
          <table:table-cell office:value-type="float" office:value="153">
            <text:p>153</text:p>
          </table:table-cell>
          <table:table-cell office:value-type="float" office:value="11524">
            <text:p>11524</text:p>
          </table:table-cell>
          <table:table-cell table:formula="of:=[.E28]-[.F28]" office:value-type="float" office:value="23986">
            <text:p>23986</text:p>
          </table:table-cell>
          <table:table-cell table:formula="of:=[.C28]/[.D28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2556">
            <text:p>192556</text:p>
          </table:table-cell>
          <table:table-cell office:value-type="float" office:value="168519">
            <text:p>168519</text:p>
          </table:table-cell>
          <table:table-cell office:value-type="float" office:value="11838">
            <text:p>11838</text:p>
          </table:table-cell>
          <table:table-cell office:value-type="float" office:value="195">
            <text:p>195</text:p>
          </table:table-cell>
          <table:table-cell office:value-type="float" office:value="12003">
            <text:p>12003</text:p>
          </table:table-cell>
          <table:table-cell table:formula="of:=[.E29]-[.F29]" office:value-type="float" office:value="24037">
            <text:p>24037</text:p>
          </table:table-cell>
          <table:table-cell table:formula="of:=[.C29]/[.D29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5633">
            <text:p>185633</text:p>
          </table:table-cell>
          <table:table-cell office:value-type="float" office:value="161477">
            <text:p>161477</text:p>
          </table:table-cell>
          <table:table-cell office:value-type="float" office:value="15054">
            <text:p>15054</text:p>
          </table:table-cell>
          <table:table-cell office:value-type="float" office:value="83">
            <text:p>83</text:p>
          </table:table-cell>
          <table:table-cell office:value-type="float" office:value="9018">
            <text:p>9018</text:p>
          </table:table-cell>
          <table:table-cell table:formula="of:=[.E30]-[.F30]" office:value-type="float" office:value="24156">
            <text:p>24156</text:p>
          </table:table-cell>
          <table:table-cell table:formula="of:=[.C30]/[.D30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228045">
            <text:p>228045</text:p>
          </table:table-cell>
          <table:table-cell office:value-type="float" office:value="203843">
            <text:p>203843</text:p>
          </table:table-cell>
          <table:table-cell office:value-type="float" office:value="12535">
            <text:p>12535</text:p>
          </table:table-cell>
          <table:table-cell office:value-type="float" office:value="381">
            <text:p>381</text:p>
          </table:table-cell>
          <table:table-cell office:value-type="float" office:value="11284">
            <text:p>11284</text:p>
          </table:table-cell>
          <table:table-cell table:formula="of:=[.E31]-[.F31]" office:value-type="float" office:value="24202">
            <text:p>24202</text:p>
          </table:table-cell>
          <table:table-cell table:formula="of:=[.C31]/[.D31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227952">
            <text:p>227952</text:p>
          </table:table-cell>
          <table:table-cell office:value-type="float" office:value="203652">
            <text:p>203652</text:p>
          </table:table-cell>
          <table:table-cell office:value-type="float" office:value="10908">
            <text:p>10908</text:p>
          </table:table-cell>
          <table:table-cell office:value-type="float" office:value="577">
            <text:p>577</text:p>
          </table:table-cell>
          <table:table-cell office:value-type="float" office:value="12813">
            <text:p>12813</text:p>
          </table:table-cell>
          <table:table-cell table:formula="of:=[.E32]-[.F32]" office:value-type="float" office:value="24300">
            <text:p>24300</text:p>
          </table:table-cell>
          <table:table-cell table:formula="of:=[.C32]/[.D32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87288">
            <text:p>187288</text:p>
          </table:table-cell>
          <table:table-cell office:value-type="float" office:value="162726">
            <text:p>162726</text:p>
          </table:table-cell>
          <table:table-cell office:value-type="float" office:value="11567">
            <text:p>11567</text:p>
          </table:table-cell>
          <table:table-cell office:value-type="float" office:value="640">
            <text:p>640</text:p>
          </table:table-cell>
          <table:table-cell office:value-type="float" office:value="12354">
            <text:p>12354</text:p>
          </table:table-cell>
          <table:table-cell table:formula="of:=[.E33]-[.F33]" office:value-type="float" office:value="24562">
            <text:p>24562</text:p>
          </table:table-cell>
          <table:table-cell table:formula="of:=[.C33]/[.D33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3352">
            <text:p>193352</text:p>
          </table:table-cell>
          <table:table-cell office:value-type="float" office:value="168469">
            <text:p>168469</text:p>
          </table:table-cell>
          <table:table-cell office:value-type="float" office:value="16546">
            <text:p>16546</text:p>
          </table:table-cell>
          <table:table-cell office:value-type="float" office:value="449">
            <text:p>449</text:p>
          </table:table-cell>
          <table:table-cell office:value-type="float" office:value="7886">
            <text:p>7886</text:p>
          </table:table-cell>
          <table:table-cell table:formula="of:=[.E34]-[.F34]" office:value-type="float" office:value="24883">
            <text:p>24883</text:p>
          </table:table-cell>
          <table:table-cell table:formula="of:=[.C34]/[.D34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1551">
            <text:p>191551</text:p>
          </table:table-cell>
          <table:table-cell office:value-type="float" office:value="166609">
            <text:p>166609</text:p>
          </table:table-cell>
          <table:table-cell office:value-type="float" office:value="16493">
            <text:p>16493</text:p>
          </table:table-cell>
          <table:table-cell office:value-type="float" office:value="472">
            <text:p>472</text:p>
          </table:table-cell>
          <table:table-cell office:value-type="float" office:value="7975">
            <text:p>7975</text:p>
          </table:table-cell>
          <table:table-cell table:formula="of:=[.E35]-[.F35]" office:value-type="float" office:value="24942">
            <text:p>24942</text:p>
          </table:table-cell>
          <table:table-cell table:formula="of:=[.C35]/[.D35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93405">
            <text:p>193405</text:p>
          </table:table-cell>
          <table:table-cell office:value-type="float" office:value="168242">
            <text:p>168242</text:p>
          </table:table-cell>
          <table:table-cell office:value-type="float" office:value="13759">
            <text:p>13759</text:p>
          </table:table-cell>
          <table:table-cell office:value-type="float" office:value="124">
            <text:p>124</text:p>
          </table:table-cell>
          <table:table-cell office:value-type="float" office:value="11279">
            <text:p>11279</text:p>
          </table:table-cell>
          <table:table-cell table:formula="of:=[.E36]-[.F36]" office:value-type="float" office:value="25163">
            <text:p>25163</text:p>
          </table:table-cell>
          <table:table-cell table:formula="of:=[.C36]/[.D36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7357">
            <text:p>187357</text:p>
          </table:table-cell>
          <table:table-cell office:value-type="float" office:value="161665">
            <text:p>161665</text:p>
          </table:table-cell>
          <table:table-cell office:value-type="float" office:value="16912">
            <text:p>16912</text:p>
          </table:table-cell>
          <table:table-cell office:value-type="float" office:value="97">
            <text:p>97</text:p>
          </table:table-cell>
          <table:table-cell office:value-type="float" office:value="8682">
            <text:p>8682</text:p>
          </table:table-cell>
          <table:table-cell table:formula="of:=[.E37]-[.F37]" office:value-type="float" office:value="25692">
            <text:p>25692</text:p>
          </table:table-cell>
          <table:table-cell table:formula="of:=[.C37]/[.D37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89735">
            <text:p>189735</text:p>
          </table:table-cell>
          <table:table-cell office:value-type="float" office:value="163964">
            <text:p>163964</text:p>
          </table:table-cell>
          <table:table-cell office:value-type="float" office:value="11788">
            <text:p>11788</text:p>
          </table:table-cell>
          <table:table-cell office:value-type="float" office:value="360">
            <text:p>360</text:p>
          </table:table-cell>
          <table:table-cell office:value-type="float" office:value="13622">
            <text:p>13622</text:p>
          </table:table-cell>
          <table:table-cell table:formula="of:=[.E38]-[.F38]" office:value-type="float" office:value="25771">
            <text:p>25771</text:p>
          </table:table-cell>
          <table:table-cell table:formula="of:=[.C38]/[.D38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188523">
            <text:p>188523</text:p>
          </table:table-cell>
          <table:table-cell office:value-type="float" office:value="162349">
            <text:p>162349</text:p>
          </table:table-cell>
          <table:table-cell office:value-type="float" office:value="13533">
            <text:p>13533</text:p>
          </table:table-cell>
          <table:table-cell office:value-type="float" office:value="119">
            <text:p>119</text:p>
          </table:table-cell>
          <table:table-cell office:value-type="float" office:value="12521">
            <text:p>12521</text:p>
          </table:table-cell>
          <table:table-cell table:formula="of:=[.E39]-[.F39]" office:value-type="float" office:value="26174">
            <text:p>26174</text:p>
          </table:table-cell>
          <table:table-cell table:formula="of:=[.C39]/[.D39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0205">
            <text:p>190205</text:p>
          </table:table-cell>
          <table:table-cell office:value-type="float" office:value="163853">
            <text:p>163853</text:p>
          </table:table-cell>
          <table:table-cell office:value-type="float" office:value="18193">
            <text:p>18193</text:p>
          </table:table-cell>
          <table:table-cell office:value-type="float" office:value="296">
            <text:p>296</text:p>
          </table:table-cell>
          <table:table-cell office:value-type="float" office:value="7861">
            <text:p>7861</text:p>
          </table:table-cell>
          <table:table-cell table:formula="of:=[.E40]-[.F40]" office:value-type="float" office:value="26352">
            <text:p>26352</text:p>
          </table:table-cell>
          <table:table-cell table:formula="of:=[.C40]/[.D40]" office:value-type="float" office:value="256">
            <text:p>256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1477">
            <text:p>191477</text:p>
          </table:table-cell>
          <table:table-cell office:value-type="float" office:value="165033">
            <text:p>165033</text:p>
          </table:table-cell>
          <table:table-cell office:value-type="float" office:value="18516">
            <text:p>18516</text:p>
          </table:table-cell>
          <table:table-cell office:value-type="float" office:value="256">
            <text:p>256</text:p>
          </table:table-cell>
          <table:table-cell office:value-type="float" office:value="7670">
            <text:p>7670</text:p>
          </table:table-cell>
          <table:table-cell table:formula="of:=[.E41]-[.F41]" office:value-type="float" office:value="26444">
            <text:p>26444</text:p>
          </table:table-cell>
          <table:table-cell table:formula="of:=[.C41]/[.D41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4003">
            <text:p>194003</text:p>
          </table:table-cell>
          <table:table-cell office:value-type="float" office:value="165017">
            <text:p>165017</text:p>
          </table:table-cell>
          <table:table-cell office:value-type="float" office:value="20719">
            <text:p>20719</text:p>
          </table:table-cell>
          <table:table-cell office:value-type="float" office:value="342">
            <text:p>342</text:p>
          </table:table-cell>
          <table:table-cell office:value-type="float" office:value="7923">
            <text:p>7923</text:p>
          </table:table-cell>
          <table:table-cell table:formula="of:=[.E42]-[.F42]" office:value-type="float" office:value="28986">
            <text:p>28986</text:p>
          </table:table-cell>
          <table:table-cell table:formula="of:=[.C42]/[.D42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194137">
            <text:p>194137</text:p>
          </table:table-cell>
          <table:table-cell office:value-type="float" office:value="165134">
            <text:p>165134</text:p>
          </table:table-cell>
          <table:table-cell office:value-type="float" office:value="20722">
            <text:p>20722</text:p>
          </table:table-cell>
          <table:table-cell office:value-type="float" office:value="343">
            <text:p>343</text:p>
          </table:table-cell>
          <table:table-cell office:value-type="float" office:value="7937">
            <text:p>7937</text:p>
          </table:table-cell>
          <table:table-cell table:formula="of:=[.E43]-[.F43]" office:value-type="float" office:value="29003">
            <text:p>29003</text:p>
          </table:table-cell>
          <table:table-cell table:formula="of:=[.C43]/[.D43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233436">
            <text:p>233436</text:p>
          </table:table-cell>
          <table:table-cell office:value-type="float" office:value="203870">
            <text:p>203870</text:p>
          </table:table-cell>
          <table:table-cell office:value-type="float" office:value="10498">
            <text:p>10498</text:p>
          </table:table-cell>
          <table:table-cell office:value-type="float" office:value="1092">
            <text:p>1092</text:p>
          </table:table-cell>
          <table:table-cell office:value-type="float" office:value="17975">
            <text:p>17975</text:p>
          </table:table-cell>
          <table:table-cell table:formula="of:=[.E44]-[.F44]" office:value-type="float" office:value="29566">
            <text:p>29566</text:p>
          </table:table-cell>
          <table:table-cell table:formula="of:=[.C44]/[.D44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89434">
            <text:p>189434</text:p>
          </table:table-cell>
          <table:table-cell office:value-type="float" office:value="159410">
            <text:p>159410</text:p>
          </table:table-cell>
          <table:table-cell office:value-type="float" office:value="18489">
            <text:p>18489</text:p>
          </table:table-cell>
          <table:table-cell office:value-type="float" office:value="100">
            <text:p>100</text:p>
          </table:table-cell>
          <table:table-cell office:value-type="float" office:value="11433">
            <text:p>11433</text:p>
          </table:table-cell>
          <table:table-cell table:formula="of:=[.E45]-[.F45]" office:value-type="float" office:value="30024">
            <text:p>30024</text:p>
          </table:table-cell>
          <table:table-cell table:formula="of:=[.C45]/[.D45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196148">
            <text:p>196148</text:p>
          </table:table-cell>
          <table:table-cell office:value-type="float" office:value="166042">
            <text:p>166042</text:p>
          </table:table-cell>
          <table:table-cell office:value-type="float" office:value="18510">
            <text:p>18510</text:p>
          </table:table-cell>
          <table:table-cell office:value-type="float" office:value="111">
            <text:p>111</text:p>
          </table:table-cell>
          <table:table-cell office:value-type="float" office:value="11483">
            <text:p>11483</text:p>
          </table:table-cell>
          <table:table-cell table:formula="of:=[.E46]-[.F46]" office:value-type="float" office:value="30106">
            <text:p>30106</text:p>
          </table:table-cell>
          <table:table-cell table:formula="of:=[.C46]/[.D46]" office:value-type="float" office:value="2048">
            <text:p>2048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81665">
            <text:p>381665</text:p>
          </table:table-cell>
          <table:table-cell office:value-type="float" office:value="351426">
            <text:p>351426</text:p>
          </table:table-cell>
          <table:table-cell office:value-type="float" office:value="12314">
            <text:p>12314</text:p>
          </table:table-cell>
          <table:table-cell office:value-type="float" office:value="698">
            <text:p>698</text:p>
          </table:table-cell>
          <table:table-cell office:value-type="float" office:value="17227">
            <text:p>17227</text:p>
          </table:table-cell>
          <table:table-cell table:formula="of:=[.E47]-[.F47]" office:value-type="float" office:value="30239">
            <text:p>30239</text:p>
          </table:table-cell>
          <table:table-cell table:formula="of:=[.C47]/[.D47]" office:value-type="float" office:value="128">
            <text:p>128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58629">
            <text:p>358629</text:p>
          </table:table-cell>
          <table:table-cell office:value-type="float" office:value="327922">
            <text:p>327922</text:p>
          </table:table-cell>
          <table:table-cell office:value-type="float" office:value="12020">
            <text:p>12020</text:p>
          </table:table-cell>
          <table:table-cell office:value-type="float" office:value="1315">
            <text:p>1315</text:p>
          </table:table-cell>
          <table:table-cell office:value-type="float" office:value="17370">
            <text:p>17370</text:p>
          </table:table-cell>
          <table:table-cell table:formula="of:=[.E48]-[.F48]" office:value-type="float" office:value="30707">
            <text:p>30707</text:p>
          </table:table-cell>
          <table:table-cell table:formula="of:=[.C48]/[.D48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234536">
            <text:p>234536</text:p>
          </table:table-cell>
          <table:table-cell office:value-type="float" office:value="203794">
            <text:p>203794</text:p>
          </table:table-cell>
          <table:table-cell office:value-type="float" office:value="10038">
            <text:p>10038</text:p>
          </table:table-cell>
          <table:table-cell office:value-type="float" office:value="2110">
            <text:p>2110</text:p>
          </table:table-cell>
          <table:table-cell office:value-type="float" office:value="18593">
            <text:p>18593</text:p>
          </table:table-cell>
          <table:table-cell table:formula="of:=[.E49]-[.F49]" office:value-type="float" office:value="30742">
            <text:p>30742</text:p>
          </table:table-cell>
          <table:table-cell table:formula="of:=[.C49]/[.D49]" office:value-type="float" office:value="32">
            <text:p>32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60451">
            <text:p>360451</text:p>
          </table:table-cell>
          <table:table-cell office:value-type="float" office:value="329106">
            <text:p>329106</text:p>
          </table:table-cell>
          <table:table-cell office:value-type="float" office:value="13657">
            <text:p>13657</text:p>
          </table:table-cell>
          <table:table-cell office:value-type="float" office:value="429">
            <text:p>429</text:p>
          </table:table-cell>
          <table:table-cell office:value-type="float" office:value="17258">
            <text:p>17258</text:p>
          </table:table-cell>
          <table:table-cell table:formula="of:=[.E50]-[.F50]" office:value-type="float" office:value="31345">
            <text:p>31345</text:p>
          </table:table-cell>
          <table:table-cell table:formula="of:=[.C50]/[.D50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193417">
            <text:p>193417</text:p>
          </table:table-cell>
          <table:table-cell office:value-type="float" office:value="160804">
            <text:p>160804</text:p>
          </table:table-cell>
          <table:table-cell office:value-type="float" office:value="15573">
            <text:p>15573</text:p>
          </table:table-cell>
          <table:table-cell office:value-type="float" office:value="632">
            <text:p>632</text:p>
          </table:table-cell>
          <table:table-cell office:value-type="float" office:value="16406">
            <text:p>16406</text:p>
          </table:table-cell>
          <table:table-cell table:formula="of:=[.E51]-[.F51]" office:value-type="float" office:value="32613">
            <text:p>32613</text:p>
          </table:table-cell>
          <table:table-cell table:formula="of:=[.C51]/[.D51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95310">
            <text:p>195310</text:p>
          </table:table-cell>
          <table:table-cell office:value-type="float" office:value="162532">
            <text:p>162532</text:p>
          </table:table-cell>
          <table:table-cell office:value-type="float" office:value="15212">
            <text:p>15212</text:p>
          </table:table-cell>
          <table:table-cell office:value-type="float" office:value="1220">
            <text:p>1220</text:p>
          </table:table-cell>
          <table:table-cell office:value-type="float" office:value="16344">
            <text:p>16344</text:p>
          </table:table-cell>
          <table:table-cell table:formula="of:=[.E52]-[.F52]" office:value-type="float" office:value="32778">
            <text:p>32778</text:p>
          </table:table-cell>
          <table:table-cell table:formula="of:=[.C52]/[.D52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236972">
            <text:p>236972</text:p>
          </table:table-cell>
          <table:table-cell office:value-type="float" office:value="203667">
            <text:p>203667</text:p>
          </table:table-cell>
          <table:table-cell office:value-type="float" office:value="14645">
            <text:p>14645</text:p>
          </table:table-cell>
          <table:table-cell office:value-type="float" office:value="235">
            <text:p>235</text:p>
          </table:table-cell>
          <table:table-cell office:value-type="float" office:value="18423">
            <text:p>18423</text:p>
          </table:table-cell>
          <table:table-cell table:formula="of:=[.E53]-[.F53]" office:value-type="float" office:value="33305">
            <text:p>33305</text:p>
          </table:table-cell>
          <table:table-cell table:formula="of:=[.C53]/[.D53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197965">
            <text:p>197965</text:p>
          </table:table-cell>
          <table:table-cell office:value-type="float" office:value="164277">
            <text:p>164277</text:p>
          </table:table-cell>
          <table:table-cell office:value-type="float" office:value="10530">
            <text:p>10530</text:p>
          </table:table-cell>
          <table:table-cell office:value-type="float" office:value="1179">
            <text:p>1179</text:p>
          </table:table-cell>
          <table:table-cell office:value-type="float" office:value="21978">
            <text:p>21978</text:p>
          </table:table-cell>
          <table:table-cell table:formula="of:=[.E54]-[.F54]" office:value-type="float" office:value="33688">
            <text:p>33688</text:p>
          </table:table-cell>
          <table:table-cell table:formula="of:=[.C54]/[.D54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200089">
            <text:p>200089</text:p>
          </table:table-cell>
          <table:table-cell office:value-type="float" office:value="166305">
            <text:p>166305</text:p>
          </table:table-cell>
          <table:table-cell office:value-type="float" office:value="17292">
            <text:p>17292</text:p>
          </table:table-cell>
          <table:table-cell office:value-type="float" office:value="268">
            <text:p>268</text:p>
          </table:table-cell>
          <table:table-cell office:value-type="float" office:value="16222">
            <text:p>16222</text:p>
          </table:table-cell>
          <table:table-cell table:formula="of:=[.E55]-[.F55]" office:value-type="float" office:value="33784">
            <text:p>33784</text:p>
          </table:table-cell>
          <table:table-cell table:formula="of:=[.C55]/[.D55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7382">
            <text:p>197382</text:p>
          </table:table-cell>
          <table:table-cell office:value-type="float" office:value="163515">
            <text:p>163515</text:p>
          </table:table-cell>
          <table:table-cell office:value-type="float" office:value="16746">
            <text:p>16746</text:p>
          </table:table-cell>
          <table:table-cell office:value-type="float" office:value="394">
            <text:p>394</text:p>
          </table:table-cell>
          <table:table-cell office:value-type="float" office:value="16726">
            <text:p>16726</text:p>
          </table:table-cell>
          <table:table-cell table:formula="of:=[.E56]-[.F56]" office:value-type="float" office:value="33867">
            <text:p>33867</text:p>
          </table:table-cell>
          <table:table-cell table:formula="of:=[.C56]/[.D56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199875">
            <text:p>199875</text:p>
          </table:table-cell>
          <table:table-cell office:value-type="float" office:value="165920">
            <text:p>165920</text:p>
          </table:table-cell>
          <table:table-cell office:value-type="float" office:value="25861">
            <text:p>25861</text:p>
          </table:table-cell>
          <table:table-cell office:value-type="float" office:value="242">
            <text:p>242</text:p>
          </table:table-cell>
          <table:table-cell office:value-type="float" office:value="7850">
            <text:p>7850</text:p>
          </table:table-cell>
          <table:table-cell table:formula="of:=[.E57]-[.F57]" office:value-type="float" office:value="33955">
            <text:p>33955</text:p>
          </table:table-cell>
          <table:table-cell table:formula="of:=[.C57]/[.D57]" office:value-type="float" office:value="512">
            <text:p>512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369797">
            <text:p>369797</text:p>
          </table:table-cell>
          <table:table-cell office:value-type="float" office:value="335612">
            <text:p>335612</text:p>
          </table:table-cell>
          <table:table-cell office:value-type="float" office:value="16524">
            <text:p>16524</text:p>
          </table:table-cell>
          <table:table-cell office:value-type="float" office:value="282">
            <text:p>282</text:p>
          </table:table-cell>
          <table:table-cell office:value-type="float" office:value="17378">
            <text:p>17378</text:p>
          </table:table-cell>
          <table:table-cell table:formula="of:=[.E58]-[.F58]" office:value-type="float" office:value="34185">
            <text:p>34185</text:p>
          </table:table-cell>
          <table:table-cell table:formula="of:=[.C58]/[.D58]" office:value-type="float" office:value="512">
            <text:p>512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7361">
            <text:p>207361</text:p>
          </table:table-cell>
          <table:table-cell office:value-type="float" office:value="173133">
            <text:p>173133</text:p>
          </table:table-cell>
          <table:table-cell office:value-type="float" office:value="26109">
            <text:p>26109</text:p>
          </table:table-cell>
          <table:table-cell office:value-type="float" office:value="266">
            <text:p>266</text:p>
          </table:table-cell>
          <table:table-cell office:value-type="float" office:value="7851">
            <text:p>7851</text:p>
          </table:table-cell>
          <table:table-cell table:formula="of:=[.E59]-[.F59]" office:value-type="float" office:value="34228">
            <text:p>34228</text:p>
          </table:table-cell>
          <table:table-cell table:formula="of:=[.C59]/[.D59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4518">
            <text:p>204518</text:p>
          </table:table-cell>
          <table:table-cell office:value-type="float" office:value="169284">
            <text:p>169284</text:p>
          </table:table-cell>
          <table:table-cell office:value-type="float" office:value="12545">
            <text:p>12545</text:p>
          </table:table-cell>
          <table:table-cell office:value-type="float" office:value="155">
            <text:p>155</text:p>
          </table:table-cell>
          <table:table-cell office:value-type="float" office:value="22533">
            <text:p>22533</text:p>
          </table:table-cell>
          <table:table-cell table:formula="of:=[.E60]-[.F60]" office:value-type="float" office:value="35234">
            <text:p>35234</text:p>
          </table:table-cell>
          <table:table-cell table:formula="of:=[.C60]/[.D60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199941">
            <text:p>199941</text:p>
          </table:table-cell>
          <table:table-cell office:value-type="float" office:value="164393">
            <text:p>164393</text:p>
          </table:table-cell>
          <table:table-cell office:value-type="float" office:value="11850">
            <text:p>11850</text:p>
          </table:table-cell>
          <table:table-cell office:value-type="float" office:value="330">
            <text:p>330</text:p>
          </table:table-cell>
          <table:table-cell office:value-type="float" office:value="23366">
            <text:p>23366</text:p>
          </table:table-cell>
          <table:table-cell table:formula="of:=[.E61]-[.F61]" office:value-type="float" office:value="35548">
            <text:p>35548</text:p>
          </table:table-cell>
          <table:table-cell table:formula="of:=[.C61]/[.D61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201758">
            <text:p>201758</text:p>
          </table:table-cell>
          <table:table-cell office:value-type="float" office:value="165578">
            <text:p>165578</text:p>
          </table:table-cell>
          <table:table-cell office:value-type="float" office:value="11487">
            <text:p>11487</text:p>
          </table:table-cell>
          <table:table-cell office:value-type="float" office:value="592">
            <text:p>592</text:p>
          </table:table-cell>
          <table:table-cell office:value-type="float" office:value="24100">
            <text:p>24100</text:p>
          </table:table-cell>
          <table:table-cell table:formula="of:=[.E62]-[.F62]" office:value-type="float" office:value="36180">
            <text:p>36180</text:p>
          </table:table-cell>
          <table:table-cell table:formula="of:=[.C62]/[.D62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3825">
            <text:p>203825</text:p>
          </table:table-cell>
          <table:table-cell office:value-type="float" office:value="166665">
            <text:p>166665</text:p>
          </table:table-cell>
          <table:table-cell office:value-type="float" office:value="28958">
            <text:p>28958</text:p>
          </table:table-cell>
          <table:table-cell office:value-type="float" office:value="274">
            <text:p>274</text:p>
          </table:table-cell>
          <table:table-cell office:value-type="float" office:value="7926">
            <text:p>7926</text:p>
          </table:table-cell>
          <table:table-cell table:formula="of:=[.E63]-[.F63]" office:value-type="float" office:value="37160">
            <text:p>37160</text:p>
          </table:table-cell>
          <table:table-cell table:formula="of:=[.C63]/[.D63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201401">
            <text:p>201401</text:p>
          </table:table-cell>
          <table:table-cell office:value-type="float" office:value="163871">
            <text:p>163871</text:p>
          </table:table-cell>
          <table:table-cell office:value-type="float" office:value="29276">
            <text:p>29276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  <table:table-cell table:formula="of:=[.E64]-[.F64]" office:value-type="float" office:value="37530">
            <text:p>37530</text:p>
          </table:table-cell>
          <table:table-cell table:formula="of:=[.C64]/[.D64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241889">
            <text:p>241889</text:p>
          </table:table-cell>
          <table:table-cell office:value-type="float" office:value="203106">
            <text:p>203106</text:p>
          </table:table-cell>
          <table:table-cell office:value-type="float" office:value="20308">
            <text:p>20308</text:p>
          </table:table-cell>
          <table:table-cell office:value-type="float" office:value="174">
            <text:p>174</text:p>
          </table:table-cell>
          <table:table-cell office:value-type="float" office:value="18300">
            <text:p>18300</text:p>
          </table:table-cell>
          <table:table-cell table:formula="of:=[.E65]-[.F65]" office:value-type="float" office:value="38783">
            <text:p>38783</text:p>
          </table:table-cell>
          <table:table-cell table:formula="of:=[.C65]/[.D65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00295">
            <text:p>200295</text:p>
          </table:table-cell>
          <table:table-cell office:value-type="float" office:value="160590">
            <text:p>160590</text:p>
          </table:table-cell>
          <table:table-cell office:value-type="float" office:value="30862">
            <text:p>30862</text:p>
          </table:table-cell>
          <table:table-cell office:value-type="float" office:value="74">
            <text:p>74</text:p>
          </table:table-cell>
          <table:table-cell office:value-type="float" office:value="8767">
            <text:p>8767</text:p>
          </table:table-cell>
          <table:table-cell table:formula="of:=[.E66]-[.F66]" office:value-type="float" office:value="39705">
            <text:p>39705</text:p>
          </table:table-cell>
          <table:table-cell table:formula="of:=[.C66]/[.D66]" office:value-type="float" office:value="4096">
            <text:p>4096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75269">
            <text:p>375269</text:p>
          </table:table-cell>
          <table:table-cell office:value-type="float" office:value="335332">
            <text:p>335332</text:p>
          </table:table-cell>
          <table:table-cell office:value-type="float" office:value="22353">
            <text:p>22353</text:p>
          </table:table-cell>
          <table:table-cell office:value-type="float" office:value="240">
            <text:p>240</text:p>
          </table:table-cell>
          <table:table-cell office:value-type="float" office:value="17342">
            <text:p>17342</text:p>
          </table:table-cell>
          <table:table-cell table:formula="of:=[.E67]-[.F67]" office:value-type="float" office:value="39937">
            <text:p>39937</text:p>
          </table:table-cell>
          <table:table-cell table:formula="of:=[.C67]/[.D67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245921">
            <text:p>245921</text:p>
          </table:table-cell>
          <table:table-cell office:value-type="float" office:value="203150">
            <text:p>203150</text:p>
          </table:table-cell>
          <table:table-cell office:value-type="float" office:value="31006">
            <text:p>31006</text:p>
          </table:table-cell>
          <table:table-cell office:value-type="float" office:value="210">
            <text:p>210</text:p>
          </table:table-cell>
          <table:table-cell office:value-type="float" office:value="11554">
            <text:p>11554</text:p>
          </table:table-cell>
          <table:table-cell table:formula="of:=[.E68]-[.F68]" office:value-type="float" office:value="42771">
            <text:p>42771</text:p>
          </table:table-cell>
          <table:table-cell table:formula="of:=[.C68]/[.D68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05297">
            <text:p>205297</text:p>
          </table:table-cell>
          <table:table-cell office:value-type="float" office:value="161882">
            <text:p>161882</text:p>
          </table:table-cell>
          <table:table-cell office:value-type="float" office:value="31475">
            <text:p>31475</text:p>
          </table:table-cell>
          <table:table-cell office:value-type="float" office:value="100">
            <text:p>100</text:p>
          </table:table-cell>
          <table:table-cell office:value-type="float" office:value="11839">
            <text:p>11839</text:p>
          </table:table-cell>
          <table:table-cell table:formula="of:=[.E69]-[.F69]" office:value-type="float" office:value="43415">
            <text:p>43415</text:p>
          </table:table-cell>
          <table:table-cell table:formula="of:=[.C69]/[.D69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73910">
            <text:p>373910</text:p>
          </table:table-cell>
          <table:table-cell office:value-type="float" office:value="329916">
            <text:p>329916</text:p>
          </table:table-cell>
          <table:table-cell office:value-type="float" office:value="25808">
            <text:p>25808</text:p>
          </table:table-cell>
          <table:table-cell office:value-type="float" office:value="2691">
            <text:p>2691</text:p>
          </table:table-cell>
          <table:table-cell office:value-type="float" office:value="15494">
            <text:p>15494</text:p>
          </table:table-cell>
          <table:table-cell table:formula="of:=[.E70]-[.F70]" office:value-type="float" office:value="43994">
            <text:p>43994</text:p>
          </table:table-cell>
          <table:table-cell table:formula="of:=[.C70]/[.D70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214367">
            <text:p>214367</text:p>
          </table:table-cell>
          <table:table-cell office:value-type="float" office:value="169649">
            <text:p>169649</text:p>
          </table:table-cell>
          <table:table-cell office:value-type="float" office:value="31448">
            <text:p>31448</text:p>
          </table:table-cell>
          <table:table-cell office:value-type="float" office:value="101">
            <text:p>101</text:p>
          </table:table-cell>
          <table:table-cell office:value-type="float" office:value="13167">
            <text:p>13167</text:p>
          </table:table-cell>
          <table:table-cell table:formula="of:=[.E71]-[.F71]" office:value-type="float" office:value="44718">
            <text:p>44718</text:p>
          </table:table-cell>
          <table:table-cell table:formula="of:=[.C71]/[.D71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67943">
            <text:p>367943</text:p>
          </table:table-cell>
          <table:table-cell office:value-type="float" office:value="322805">
            <text:p>322805</text:p>
          </table:table-cell>
          <table:table-cell office:value-type="float" office:value="27122">
            <text:p>27122</text:p>
          </table:table-cell>
          <table:table-cell office:value-type="float" office:value="2542">
            <text:p>2542</text:p>
          </table:table-cell>
          <table:table-cell office:value-type="float" office:value="15473">
            <text:p>15473</text:p>
          </table:table-cell>
          <table:table-cell table:formula="of:=[.E72]-[.F72]" office:value-type="float" office:value="45138">
            <text:p>45138</text:p>
          </table:table-cell>
          <table:table-cell table:formula="of:=[.C72]/[.D72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75067">
            <text:p>375067</text:p>
          </table:table-cell>
          <table:table-cell office:value-type="float" office:value="328867">
            <text:p>328867</text:p>
          </table:table-cell>
          <table:table-cell office:value-type="float" office:value="29051">
            <text:p>29051</text:p>
          </table:table-cell>
          <table:table-cell office:value-type="float" office:value="1466">
            <text:p>1466</text:p>
          </table:table-cell>
          <table:table-cell office:value-type="float" office:value="15683">
            <text:p>15683</text:p>
          </table:table-cell>
          <table:table-cell table:formula="of:=[.E73]-[.F73]" office:value-type="float" office:value="46200">
            <text:p>46200</text:p>
          </table:table-cell>
          <table:table-cell table:formula="of:=[.C73]/[.D73]" office:value-type="float" office:value="64">
            <text:p>64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245310">
            <text:p>245310</text:p>
          </table:table-cell>
          <table:table-cell office:value-type="float" office:value="198772">
            <text:p>198772</text:p>
          </table:table-cell>
          <table:table-cell office:value-type="float" office:value="28471">
            <text:p>28471</text:p>
          </table:table-cell>
          <table:table-cell office:value-type="float" office:value="2734">
            <text:p>2734</text:p>
          </table:table-cell>
          <table:table-cell office:value-type="float" office:value="15332">
            <text:p>15332</text:p>
          </table:table-cell>
          <table:table-cell table:formula="of:=[.E74]-[.F74]" office:value-type="float" office:value="46538">
            <text:p>46538</text:p>
          </table:table-cell>
          <table:table-cell table:formula="of:=[.C74]/[.D74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75242">
            <text:p>375242</text:p>
          </table:table-cell>
          <table:table-cell office:value-type="float" office:value="327788">
            <text:p>327788</text:p>
          </table:table-cell>
          <table:table-cell office:value-type="float" office:value="30152">
            <text:p>30152</text:p>
          </table:table-cell>
          <table:table-cell office:value-type="float" office:value="1572">
            <text:p>1572</text:p>
          </table:table-cell>
          <table:table-cell office:value-type="float" office:value="15727">
            <text:p>15727</text:p>
          </table:table-cell>
          <table:table-cell table:formula="of:=[.E75]-[.F75]" office:value-type="float" office:value="47454">
            <text:p>47454</text:p>
          </table:table-cell>
          <table:table-cell table:formula="of:=[.C75]/[.D75]" office:value-type="float" office:value="64">
            <text:p>64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246453">
            <text:p>246453</text:p>
          </table:table-cell>
          <table:table-cell office:value-type="float" office:value="198860">
            <text:p>198860</text:p>
          </table:table-cell>
          <table:table-cell office:value-type="float" office:value="30524">
            <text:p>30524</text:p>
          </table:table-cell>
          <table:table-cell office:value-type="float" office:value="1511">
            <text:p>1511</text:p>
          </table:table-cell>
          <table:table-cell office:value-type="float" office:value="15556">
            <text:p>15556</text:p>
          </table:table-cell>
          <table:table-cell table:formula="of:=[.E76]-[.F76]" office:value-type="float" office:value="47593">
            <text:p>47593</text:p>
          </table:table-cell>
          <table:table-cell table:formula="of:=[.C76]/[.D76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12116">
            <text:p>212116</text:p>
          </table:table-cell>
          <table:table-cell office:value-type="float" office:value="163592">
            <text:p>163592</text:p>
          </table:table-cell>
          <table:table-cell office:value-type="float" office:value="40563">
            <text:p>40563</text:p>
          </table:table-cell>
          <table:table-cell office:value-type="float" office:value="185">
            <text:p>185</text:p>
          </table:table-cell>
          <table:table-cell office:value-type="float" office:value="7774">
            <text:p>7774</text:p>
          </table:table-cell>
          <table:table-cell table:formula="of:=[.E77]-[.F77]" office:value-type="float" office:value="48524">
            <text:p>48524</text:p>
          </table:table-cell>
          <table:table-cell table:formula="of:=[.C77]/[.D77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18322">
            <text:p>218322</text:p>
          </table:table-cell>
          <table:table-cell office:value-type="float" office:value="168868">
            <text:p>168868</text:p>
          </table:table-cell>
          <table:table-cell office:value-type="float" office:value="41612">
            <text:p>41612</text:p>
          </table:table-cell>
          <table:table-cell office:value-type="float" office:value="188">
            <text:p>188</text:p>
          </table:table-cell>
          <table:table-cell office:value-type="float" office:value="7652">
            <text:p>7652</text:p>
          </table:table-cell>
          <table:table-cell table:formula="of:=[.E78]-[.F78]" office:value-type="float" office:value="49454">
            <text:p>49454</text:p>
          </table:table-cell>
          <table:table-cell table:formula="of:=[.C78]/[.D78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73494">
            <text:p>373494</text:p>
          </table:table-cell>
          <table:table-cell office:value-type="float" office:value="323578">
            <text:p>323578</text:p>
          </table:table-cell>
          <table:table-cell office:value-type="float" office:value="33579">
            <text:p>33579</text:p>
          </table:table-cell>
          <table:table-cell office:value-type="float" office:value="855">
            <text:p>855</text:p>
          </table:table-cell>
          <table:table-cell office:value-type="float" office:value="15479">
            <text:p>15479</text:p>
          </table:table-cell>
          <table:table-cell table:formula="of:=[.E79]-[.F79]" office:value-type="float" office:value="49916">
            <text:p>49916</text:p>
          </table:table-cell>
          <table:table-cell table:formula="of:=[.C79]/[.D79]" office:value-type="float" office:value="128">
            <text:p>1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456394">
            <text:p>456394</text:p>
          </table:table-cell>
          <table:table-cell office:value-type="float" office:value="406219">
            <text:p>406219</text:p>
          </table:table-cell>
          <table:table-cell office:value-type="float" office:value="25457">
            <text:p>25457</text:p>
          </table:table-cell>
          <table:table-cell office:value-type="float" office:value="723">
            <text:p>723</text:p>
          </table:table-cell>
          <table:table-cell office:value-type="float" office:value="23993">
            <text:p>23993</text:p>
          </table:table-cell>
          <table:table-cell table:formula="of:=[.E80]-[.F80]" office:value-type="float" office:value="50175">
            <text:p>50175</text:p>
          </table:table-cell>
          <table:table-cell table:formula="of:=[.C80]/[.D80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73361">
            <text:p>373361</text:p>
          </table:table-cell>
          <table:table-cell office:value-type="float" office:value="323008">
            <text:p>323008</text:p>
          </table:table-cell>
          <table:table-cell office:value-type="float" office:value="33544">
            <text:p>33544</text:p>
          </table:table-cell>
          <table:table-cell office:value-type="float" office:value="905">
            <text:p>905</text:p>
          </table:table-cell>
          <table:table-cell office:value-type="float" office:value="15903">
            <text:p>15903</text:p>
          </table:table-cell>
          <table:table-cell table:formula="of:=[.E81]-[.F81]" office:value-type="float" office:value="50353">
            <text:p>50353</text:p>
          </table:table-cell>
          <table:table-cell table:formula="of:=[.C81]/[.D81]" office:value-type="float" office:value="128">
            <text:p>128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250242">
            <text:p>250242</text:p>
          </table:table-cell>
          <table:table-cell office:value-type="float" office:value="199009">
            <text:p>199009</text:p>
          </table:table-cell>
          <table:table-cell office:value-type="float" office:value="34293">
            <text:p>34293</text:p>
          </table:table-cell>
          <table:table-cell office:value-type="float" office:value="982">
            <text:p>982</text:p>
          </table:table-cell>
          <table:table-cell office:value-type="float" office:value="15956">
            <text:p>15956</text:p>
          </table:table-cell>
          <table:table-cell table:formula="of:=[.E82]-[.F82]" office:value-type="float" office:value="51233">
            <text:p>51233</text:p>
          </table:table-cell>
          <table:table-cell table:formula="of:=[.C82]/[.D82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93573">
            <text:p>393573</text:p>
          </table:table-cell>
          <table:table-cell office:value-type="float" office:value="341863">
            <text:p>341863</text:p>
          </table:table-cell>
          <table:table-cell office:value-type="float" office:value="24522">
            <text:p>24522</text:p>
          </table:table-cell>
          <table:table-cell office:value-type="float" office:value="389">
            <text:p>389</text:p>
          </table:table-cell>
          <table:table-cell office:value-type="float" office:value="26797">
            <text:p>26797</text:p>
          </table:table-cell>
          <table:table-cell table:formula="of:=[.E83]-[.F83]" office:value-type="float" office:value="51710">
            <text:p>51710</text:p>
          </table:table-cell>
          <table:table-cell table:formula="of:=[.C83]/[.D83]" office:value-type="float" office:value="256">
            <text:p>256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372722">
            <text:p>372722</text:p>
          </table:table-cell>
          <table:table-cell office:value-type="float" office:value="320770">
            <text:p>320770</text:p>
          </table:table-cell>
          <table:table-cell office:value-type="float" office:value="34571">
            <text:p>34571</text:p>
          </table:table-cell>
          <table:table-cell office:value-type="float" office:value="200">
            <text:p>200</text:p>
          </table:table-cell>
          <table:table-cell office:value-type="float" office:value="17179">
            <text:p>17179</text:p>
          </table:table-cell>
          <table:table-cell table:formula="of:=[.E84]-[.F84]" office:value-type="float" office:value="51952">
            <text:p>51952</text:p>
          </table:table-cell>
          <table:table-cell table:formula="of:=[.C84]/[.D84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26399">
            <text:p>226399</text:p>
          </table:table-cell>
          <table:table-cell office:value-type="float" office:value="171877">
            <text:p>171877</text:p>
          </table:table-cell>
          <table:table-cell office:value-type="float" office:value="46328">
            <text:p>46328</text:p>
          </table:table-cell>
          <table:table-cell office:value-type="float" office:value="233">
            <text:p>233</text:p>
          </table:table-cell>
          <table:table-cell office:value-type="float" office:value="7961">
            <text:p>7961</text:p>
          </table:table-cell>
          <table:table-cell table:formula="of:=[.E85]-[.F85]" office:value-type="float" office:value="54522">
            <text:p>54522</text:p>
          </table:table-cell>
          <table:table-cell table:formula="of:=[.C85]/[.D85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220435">
            <text:p>220435</text:p>
          </table:table-cell>
          <table:table-cell office:value-type="float" office:value="165821">
            <text:p>165821</text:p>
          </table:table-cell>
          <table:table-cell office:value-type="float" office:value="46507">
            <text:p>46507</text:p>
          </table:table-cell>
          <table:table-cell office:value-type="float" office:value="240">
            <text:p>240</text:p>
          </table:table-cell>
          <table:table-cell office:value-type="float" office:value="7865">
            <text:p>7865</text:p>
          </table:table-cell>
          <table:table-cell table:formula="of:=[.E86]-[.F86]" office:value-type="float" office:value="54614">
            <text:p>54614</text:p>
          </table:table-cell>
          <table:table-cell table:formula="of:=[.C86]/[.D86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4194304">
            <text:p>4194304</text:p>
          </table:table-cell>
          <table:table-cell office:value-type="float" office:value="212387">
            <text:p>212387</text:p>
          </table:table-cell>
          <table:table-cell office:value-type="float" office:value="157465">
            <text:p>157465</text:p>
          </table:table-cell>
          <table:table-cell office:value-type="float" office:value="48534">
            <text:p>48534</text:p>
          </table:table-cell>
          <table:table-cell office:value-type="float" office:value="1700">
            <text:p>1700</text:p>
          </table:table-cell>
          <table:table-cell office:value-type="float" office:value="4687">
            <text:p>4687</text:p>
          </table:table-cell>
          <table:table-cell table:formula="of:=[.E87]-[.F87]" office:value-type="float" office:value="54922">
            <text:p>54922</text:p>
          </table:table-cell>
          <table:table-cell table:formula="of:=[.C87]/[.D87]" office:value-type="float" office:value="32">
            <text:p>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463566">
            <text:p>463566</text:p>
          </table:table-cell>
          <table:table-cell office:value-type="float" office:value="408042">
            <text:p>408042</text:p>
          </table:table-cell>
          <table:table-cell office:value-type="float" office:value="30970">
            <text:p>30970</text:p>
          </table:table-cell>
          <table:table-cell office:value-type="float" office:value="625">
            <text:p>625</text:p>
          </table:table-cell>
          <table:table-cell office:value-type="float" office:value="23927">
            <text:p>23927</text:p>
          </table:table-cell>
          <table:table-cell table:formula="of:=[.E88]-[.F88]" office:value-type="float" office:value="55524">
            <text:p>55524</text:p>
          </table:table-cell>
          <table:table-cell table:formula="of:=[.C88]/[.D88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83553">
            <text:p>383553</text:p>
          </table:table-cell>
          <table:table-cell office:value-type="float" office:value="327982">
            <text:p>327982</text:p>
          </table:table-cell>
          <table:table-cell office:value-type="float" office:value="39134">
            <text:p>39134</text:p>
          </table:table-cell>
          <table:table-cell office:value-type="float" office:value="645">
            <text:p>645</text:p>
          </table:table-cell>
          <table:table-cell office:value-type="float" office:value="15790">
            <text:p>15790</text:p>
          </table:table-cell>
          <table:table-cell table:formula="of:=[.E89]-[.F89]" office:value-type="float" office:value="55571">
            <text:p>55571</text:p>
          </table:table-cell>
          <table:table-cell table:formula="of:=[.C89]/[.D89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387135">
            <text:p>387135</text:p>
          </table:table-cell>
          <table:table-cell office:value-type="float" office:value="331149">
            <text:p>331149</text:p>
          </table:table-cell>
          <table:table-cell office:value-type="float" office:value="39800">
            <text:p>39800</text:p>
          </table:table-cell>
          <table:table-cell office:value-type="float" office:value="631">
            <text:p>631</text:p>
          </table:table-cell>
          <table:table-cell office:value-type="float" office:value="15553">
            <text:p>15553</text:p>
          </table:table-cell>
          <table:table-cell table:formula="of:=[.E90]-[.F90]" office:value-type="float" office:value="55986">
            <text:p>55986</text:p>
          </table:table-cell>
          <table:table-cell table:formula="of:=[.C90]/[.D90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92801">
            <text:p>392801</text:p>
          </table:table-cell>
          <table:table-cell office:value-type="float" office:value="335788">
            <text:p>335788</text:p>
          </table:table-cell>
          <table:table-cell office:value-type="float" office:value="30759">
            <text:p>30759</text:p>
          </table:table-cell>
          <table:table-cell office:value-type="float" office:value="230">
            <text:p>230</text:p>
          </table:table-cell>
          <table:table-cell office:value-type="float" office:value="26023">
            <text:p>26023</text:p>
          </table:table-cell>
          <table:table-cell table:formula="of:=[.E91]-[.F91]" office:value-type="float" office:value="57013">
            <text:p>57013</text:p>
          </table:table-cell>
          <table:table-cell table:formula="of:=[.C91]/[.D91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257473">
            <text:p>257473</text:p>
          </table:table-cell>
          <table:table-cell office:value-type="float" office:value="199024">
            <text:p>199024</text:p>
          </table:table-cell>
          <table:table-cell office:value-type="float" office:value="42243">
            <text:p>42243</text:p>
          </table:table-cell>
          <table:table-cell office:value-type="float" office:value="687">
            <text:p>687</text:p>
          </table:table-cell>
          <table:table-cell office:value-type="float" office:value="15518">
            <text:p>15518</text:p>
          </table:table-cell>
          <table:table-cell table:formula="of:=[.E92]-[.F92]" office:value-type="float" office:value="58449">
            <text:p>58449</text:p>
          </table:table-cell>
          <table:table-cell table:formula="of:=[.C92]/[.D92]" office:value-type="float" office:value="256">
            <text:p>2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470522">
            <text:p>470522</text:p>
          </table:table-cell>
          <table:table-cell office:value-type="float" office:value="408386">
            <text:p>408386</text:p>
          </table:table-cell>
          <table:table-cell office:value-type="float" office:value="23095">
            <text:p>23095</text:p>
          </table:table-cell>
          <table:table-cell office:value-type="float" office:value="2753">
            <text:p>2753</text:p>
          </table:table-cell>
          <table:table-cell office:value-type="float" office:value="36287">
            <text:p>36287</text:p>
          </table:table-cell>
          <table:table-cell table:formula="of:=[.E93]-[.F93]" office:value-type="float" office:value="62136">
            <text:p>62136</text:p>
          </table:table-cell>
          <table:table-cell table:formula="of:=[.C93]/[.D93]" office:value-type="float" office:value="64">
            <text:p>6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34373">
            <text:p>734373</text:p>
          </table:table-cell>
          <table:table-cell office:value-type="float" office:value="672136">
            <text:p>672136</text:p>
          </table:table-cell>
          <table:table-cell office:value-type="float" office:value="24756">
            <text:p>24756</text:p>
          </table:table-cell>
          <table:table-cell office:value-type="float" office:value="2733">
            <text:p>2733</text:p>
          </table:table-cell>
          <table:table-cell office:value-type="float" office:value="34747">
            <text:p>34747</text:p>
          </table:table-cell>
          <table:table-cell table:formula="of:=[.E94]-[.F94]" office:value-type="float" office:value="62237">
            <text:p>62237</text:p>
          </table:table-cell>
          <table:table-cell table:formula="of:=[.C94]/[.D94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097152">
            <text:p>2097152</text:p>
          </table:table-cell>
          <table:table-cell office:value-type="float" office:value="223088">
            <text:p>223088</text:p>
          </table:table-cell>
          <table:table-cell office:value-type="float" office:value="160790">
            <text:p>160790</text:p>
          </table:table-cell>
          <table:table-cell office:value-type="float" office:value="56473">
            <text:p>56473</text:p>
          </table:table-cell>
          <table:table-cell office:value-type="float" office:value="1118">
            <text:p>1118</text:p>
          </table:table-cell>
          <table:table-cell office:value-type="float" office:value="4705">
            <text:p>4705</text:p>
          </table:table-cell>
          <table:table-cell table:formula="of:=[.E95]-[.F95]" office:value-type="float" office:value="62298">
            <text:p>62298</text:p>
          </table:table-cell>
          <table:table-cell table:formula="of:=[.C95]/[.D95]" office:value-type="float" office:value="64">
            <text:p>6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19647">
            <text:p>719647</text:p>
          </table:table-cell>
          <table:table-cell office:value-type="float" office:value="657092">
            <text:p>657092</text:p>
          </table:table-cell>
          <table:table-cell office:value-type="float" office:value="26242">
            <text:p>26242</text:p>
          </table:table-cell>
          <table:table-cell office:value-type="float" office:value="1513">
            <text:p>1513</text:p>
          </table:table-cell>
          <table:table-cell office:value-type="float" office:value="34799">
            <text:p>34799</text:p>
          </table:table-cell>
          <table:table-cell table:formula="of:=[.E96]-[.F96]" office:value-type="float" office:value="62555">
            <text:p>62555</text:p>
          </table:table-cell>
          <table:table-cell table:formula="of:=[.C96]/[.D96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393870">
            <text:p>393870</text:p>
          </table:table-cell>
          <table:table-cell office:value-type="float" office:value="329884">
            <text:p>329884</text:p>
          </table:table-cell>
          <table:table-cell office:value-type="float" office:value="38195">
            <text:p>38195</text:p>
          </table:table-cell>
          <table:table-cell office:value-type="float" office:value="216">
            <text:p>216</text:p>
          </table:table-cell>
          <table:table-cell office:value-type="float" office:value="25574">
            <text:p>25574</text:p>
          </table:table-cell>
          <table:table-cell table:formula="of:=[.E97]-[.F97]" office:value-type="float" office:value="63986">
            <text:p>63986</text:p>
          </table:table-cell>
          <table:table-cell table:formula="of:=[.C97]/[.D97]" office:value-type="float" office:value="2048">
            <text:p>204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42892">
            <text:p>742892</text:p>
          </table:table-cell>
          <table:table-cell office:value-type="float" office:value="678790">
            <text:p>678790</text:p>
          </table:table-cell>
          <table:table-cell office:value-type="float" office:value="28340">
            <text:p>28340</text:p>
          </table:table-cell>
          <table:table-cell office:value-type="float" office:value="900">
            <text:p>900</text:p>
          </table:table-cell>
          <table:table-cell office:value-type="float" office:value="34860">
            <text:p>34860</text:p>
          </table:table-cell>
          <table:table-cell table:formula="of:=[.E98]-[.F98]" office:value-type="float" office:value="64102">
            <text:p>64102</text:p>
          </table:table-cell>
          <table:table-cell table:formula="of:=[.C98]/[.D98]" office:value-type="float" office:value="256">
            <text:p>2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474164">
            <text:p>474164</text:p>
          </table:table-cell>
          <table:table-cell office:value-type="float" office:value="407757">
            <text:p>407757</text:p>
          </table:table-cell>
          <table:table-cell office:value-type="float" office:value="40690">
            <text:p>40690</text:p>
          </table:table-cell>
          <table:table-cell office:value-type="float" office:value="371">
            <text:p>371</text:p>
          </table:table-cell>
          <table:table-cell office:value-type="float" office:value="25344">
            <text:p>25344</text:p>
          </table:table-cell>
          <table:table-cell table:formula="of:=[.E99]-[.F99]" office:value-type="float" office:value="66407">
            <text:p>66407</text:p>
          </table:table-cell>
          <table:table-cell table:formula="of:=[.C99]/[.D99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270482">
            <text:p>270482</text:p>
          </table:table-cell>
          <table:table-cell office:value-type="float" office:value="203414">
            <text:p>203414</text:p>
          </table:table-cell>
          <table:table-cell office:value-type="float" office:value="53757">
            <text:p>53757</text:p>
          </table:table-cell>
          <table:table-cell office:value-type="float" office:value="193">
            <text:p>193</text:p>
          </table:table-cell>
          <table:table-cell office:value-type="float" office:value="13117">
            <text:p>13117</text:p>
          </table:table-cell>
          <table:table-cell table:formula="of:=[.E100]-[.F100]" office:value-type="float" office:value="67068">
            <text:p>67068</text:p>
          </table:table-cell>
          <table:table-cell table:formula="of:=[.C100]/[.D100]" office:value-type="float" office:value="4096">
            <text:p>4096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25916">
            <text:p>725916</text:p>
          </table:table-cell>
          <table:table-cell office:value-type="float" office:value="657370">
            <text:p>657370</text:p>
          </table:table-cell>
          <table:table-cell office:value-type="float" office:value="33330">
            <text:p>33330</text:p>
          </table:table-cell>
          <table:table-cell office:value-type="float" office:value="587">
            <text:p>587</text:p>
          </table:table-cell>
          <table:table-cell office:value-type="float" office:value="34628">
            <text:p>34628</text:p>
          </table:table-cell>
          <table:table-cell table:formula="of:=[.E101]-[.F101]" office:value-type="float" office:value="68546">
            <text:p>68546</text:p>
          </table:table-cell>
          <table:table-cell table:formula="of:=[.C101]/[.D101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29606">
            <text:p>229606</text:p>
          </table:table-cell>
          <table:table-cell office:value-type="float" office:value="159872">
            <text:p>159872</text:p>
          </table:table-cell>
          <table:table-cell office:value-type="float" office:value="57567">
            <text:p>57567</text:p>
          </table:table-cell>
          <table:table-cell office:value-type="float" office:value="83">
            <text:p>83</text:p>
          </table:table-cell>
          <table:table-cell office:value-type="float" office:value="12083">
            <text:p>12083</text:p>
          </table:table-cell>
          <table:table-cell table:formula="of:=[.E102]-[.F102]" office:value-type="float" office:value="69734">
            <text:p>69734</text:p>
          </table:table-cell>
          <table:table-cell table:formula="of:=[.C102]/[.D102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391450">
            <text:p>391450</text:p>
          </table:table-cell>
          <table:table-cell office:value-type="float" office:value="321602">
            <text:p>321602</text:p>
          </table:table-cell>
          <table:table-cell office:value-type="float" office:value="23190">
            <text:p>23190</text:p>
          </table:table-cell>
          <table:table-cell office:value-type="float" office:value="1290">
            <text:p>1290</text:p>
          </table:table-cell>
          <table:table-cell office:value-type="float" office:value="45366">
            <text:p>45366</text:p>
          </table:table-cell>
          <table:table-cell table:formula="of:=[.E103]-[.F103]" office:value-type="float" office:value="69848">
            <text:p>69848</text:p>
          </table:table-cell>
          <table:table-cell table:formula="of:=[.C103]/[.D103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36953">
            <text:p>236953</text:p>
          </table:table-cell>
          <table:table-cell office:value-type="float" office:value="167046">
            <text:p>167046</text:p>
          </table:table-cell>
          <table:table-cell office:value-type="float" office:value="57645">
            <text:p>57645</text:p>
          </table:table-cell>
          <table:table-cell office:value-type="float" office:value="98">
            <text:p>98</text:p>
          </table:table-cell>
          <table:table-cell office:value-type="float" office:value="12162">
            <text:p>12162</text:p>
          </table:table-cell>
          <table:table-cell table:formula="of:=[.E104]-[.F104]" office:value-type="float" office:value="69907">
            <text:p>69907</text:p>
          </table:table-cell>
          <table:table-cell table:formula="of:=[.C104]/[.D104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392832">
            <text:p>392832</text:p>
          </table:table-cell>
          <table:table-cell office:value-type="float" office:value="321721">
            <text:p>321721</text:p>
          </table:table-cell>
          <table:table-cell office:value-type="float" office:value="23729">
            <text:p>23729</text:p>
          </table:table-cell>
          <table:table-cell office:value-type="float" office:value="682">
            <text:p>682</text:p>
          </table:table-cell>
          <table:table-cell office:value-type="float" office:value="46699">
            <text:p>46699</text:p>
          </table:table-cell>
          <table:table-cell table:formula="of:=[.E105]-[.F105]" office:value-type="float" office:value="71111">
            <text:p>71111</text:p>
          </table:table-cell>
          <table:table-cell table:formula="of:=[.C105]/[.D105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413819">
            <text:p>413819</text:p>
          </table:table-cell>
          <table:table-cell office:value-type="float" office:value="342684">
            <text:p>342684</text:p>
          </table:table-cell>
          <table:table-cell office:value-type="float" office:value="25773">
            <text:p>25773</text:p>
          </table:table-cell>
          <table:table-cell office:value-type="float" office:value="283">
            <text:p>283</text:p>
          </table:table-cell>
          <table:table-cell office:value-type="float" office:value="45078">
            <text:p>45078</text:p>
          </table:table-cell>
          <table:table-cell table:formula="of:=[.E106]-[.F106]" office:value-type="float" office:value="71135">
            <text:p>71135</text:p>
          </table:table-cell>
          <table:table-cell table:formula="of:=[.C106]/[.D106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409881">
            <text:p>409881</text:p>
          </table:table-cell>
          <table:table-cell office:value-type="float" office:value="338556">
            <text:p>338556</text:p>
          </table:table-cell>
          <table:table-cell office:value-type="float" office:value="54923">
            <text:p>54923</text:p>
          </table:table-cell>
          <table:table-cell office:value-type="float" office:value="542">
            <text:p>542</text:p>
          </table:table-cell>
          <table:table-cell office:value-type="float" office:value="15858">
            <text:p>15858</text:p>
          </table:table-cell>
          <table:table-cell table:formula="of:=[.E107]-[.F107]" office:value-type="float" office:value="71325">
            <text:p>71325</text:p>
          </table:table-cell>
          <table:table-cell table:formula="of:=[.C107]/[.D107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402452">
            <text:p>402452</text:p>
          </table:table-cell>
          <table:table-cell office:value-type="float" office:value="330397">
            <text:p>330397</text:p>
          </table:table-cell>
          <table:table-cell office:value-type="float" office:value="55822">
            <text:p>55822</text:p>
          </table:table-cell>
          <table:table-cell office:value-type="float" office:value="490">
            <text:p>490</text:p>
          </table:table-cell>
          <table:table-cell office:value-type="float" office:value="15741">
            <text:p>15741</text:p>
          </table:table-cell>
          <table:table-cell table:formula="of:=[.E108]-[.F108]" office:value-type="float" office:value="72055">
            <text:p>72055</text:p>
          </table:table-cell>
          <table:table-cell table:formula="of:=[.C108]/[.D108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397075">
            <text:p>397075</text:p>
          </table:table-cell>
          <table:table-cell office:value-type="float" office:value="323099">
            <text:p>323099</text:p>
          </table:table-cell>
          <table:table-cell office:value-type="float" office:value="24784">
            <text:p>24784</text:p>
          </table:table-cell>
          <table:table-cell office:value-type="float" office:value="2458">
            <text:p>2458</text:p>
          </table:table-cell>
          <table:table-cell office:value-type="float" office:value="46733">
            <text:p>46733</text:p>
          </table:table-cell>
          <table:table-cell table:formula="of:=[.E109]-[.F109]" office:value-type="float" office:value="73976">
            <text:p>73976</text:p>
          </table:table-cell>
          <table:table-cell table:formula="of:=[.C109]/[.D109]" office:value-type="float" office:value="32">
            <text:p>32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273643">
            <text:p>273643</text:p>
          </table:table-cell>
          <table:table-cell office:value-type="float" office:value="199214">
            <text:p>199214</text:p>
          </table:table-cell>
          <table:table-cell office:value-type="float" office:value="58377">
            <text:p>58377</text:p>
          </table:table-cell>
          <table:table-cell office:value-type="float" office:value="527">
            <text:p>527</text:p>
          </table:table-cell>
          <table:table-cell office:value-type="float" office:value="15524">
            <text:p>15524</text:p>
          </table:table-cell>
          <table:table-cell table:formula="of:=[.E110]-[.F110]" office:value-type="float" office:value="74429">
            <text:p>74429</text:p>
          </table:table-cell>
          <table:table-cell table:formula="of:=[.C110]/[.D110]" office:value-type="float" office:value="512">
            <text:p>512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409928">
            <text:p>409928</text:p>
          </table:table-cell>
          <table:table-cell office:value-type="float" office:value="331693">
            <text:p>331693</text:p>
          </table:table-cell>
          <table:table-cell office:value-type="float" office:value="60609">
            <text:p>60609</text:p>
          </table:table-cell>
          <table:table-cell office:value-type="float" office:value="193">
            <text:p>193</text:p>
          </table:table-cell>
          <table:table-cell office:value-type="float" office:value="17432">
            <text:p>17432</text:p>
          </table:table-cell>
          <table:table-cell table:formula="of:=[.E111]-[.F111]" office:value-type="float" office:value="78235">
            <text:p>78235</text:p>
          </table:table-cell>
          <table:table-cell table:formula="of:=[.C111]/[.D111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39298">
            <text:p>239298</text:p>
          </table:table-cell>
          <table:table-cell office:value-type="float" office:value="160505">
            <text:p>160505</text:p>
          </table:table-cell>
          <table:table-cell office:value-type="float" office:value="70825">
            <text:p>70825</text:p>
          </table:table-cell>
          <table:table-cell office:value-type="float" office:value="179">
            <text:p>179</text:p>
          </table:table-cell>
          <table:table-cell office:value-type="float" office:value="7788">
            <text:p>7788</text:p>
          </table:table-cell>
          <table:table-cell table:formula="of:=[.E112]-[.F112]" office:value-type="float" office:value="78793">
            <text:p>78793</text:p>
          </table:table-cell>
          <table:table-cell table:formula="of:=[.C112]/[.D112]" office:value-type="float" office:value="2048">
            <text:p>2048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44497">
            <text:p>244497</text:p>
          </table:table-cell>
          <table:table-cell office:value-type="float" office:value="164246">
            <text:p>164246</text:p>
          </table:table-cell>
          <table:table-cell office:value-type="float" office:value="72346">
            <text:p>72346</text:p>
          </table:table-cell>
          <table:table-cell office:value-type="float" office:value="221">
            <text:p>221</text:p>
          </table:table-cell>
          <table:table-cell office:value-type="float" office:value="7683">
            <text:p>7683</text:p>
          </table:table-cell>
          <table:table-cell table:formula="of:=[.E113]-[.F113]" office:value-type="float" office:value="80251">
            <text:p>80251</text:p>
          </table:table-cell>
          <table:table-cell table:formula="of:=[.C113]/[.D113]" office:value-type="float" office:value="2048">
            <text:p>204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49671">
            <text:p>749671</text:p>
          </table:table-cell>
          <table:table-cell office:value-type="float" office:value="669243">
            <text:p>669243</text:p>
          </table:table-cell>
          <table:table-cell office:value-type="float" office:value="45181">
            <text:p>45181</text:p>
          </table:table-cell>
          <table:table-cell office:value-type="float" office:value="464">
            <text:p>464</text:p>
          </table:table-cell>
          <table:table-cell office:value-type="float" office:value="34782">
            <text:p>34782</text:p>
          </table:table-cell>
          <table:table-cell table:formula="of:=[.E114]-[.F114]" office:value-type="float" office:value="80428">
            <text:p>80428</text:p>
          </table:table-cell>
          <table:table-cell table:formula="of:=[.C114]/[.D114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048576">
            <text:p>1048576</text:p>
          </table:table-cell>
          <table:table-cell office:value-type="float" office:value="243254">
            <text:p>243254</text:p>
          </table:table-cell>
          <table:table-cell office:value-type="float" office:value="162518">
            <text:p>162518</text:p>
          </table:table-cell>
          <table:table-cell office:value-type="float" office:value="75203">
            <text:p>75203</text:p>
          </table:table-cell>
          <table:table-cell office:value-type="float" office:value="852">
            <text:p>852</text:p>
          </table:table-cell>
          <table:table-cell office:value-type="float" office:value="4680">
            <text:p>4680</text:p>
          </table:table-cell>
          <table:table-cell table:formula="of:=[.E115]-[.F115]" office:value-type="float" office:value="80736">
            <text:p>80736</text:p>
          </table:table-cell>
          <table:table-cell table:formula="of:=[.C115]/[.D115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411745">
            <text:p>411745</text:p>
          </table:table-cell>
          <table:table-cell office:value-type="float" office:value="326110">
            <text:p>326110</text:p>
          </table:table-cell>
          <table:table-cell office:value-type="float" office:value="61776">
            <text:p>61776</text:p>
          </table:table-cell>
          <table:table-cell office:value-type="float" office:value="197">
            <text:p>197</text:p>
          </table:table-cell>
          <table:table-cell office:value-type="float" office:value="23660">
            <text:p>23660</text:p>
          </table:table-cell>
          <table:table-cell table:formula="of:=[.E116]-[.F116]" office:value-type="float" office:value="85635">
            <text:p>85635</text:p>
          </table:table-cell>
          <table:table-cell table:formula="of:=[.C116]/[.D116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54371">
            <text:p>254371</text:p>
          </table:table-cell>
          <table:table-cell office:value-type="float" office:value="165273">
            <text:p>165273</text:p>
          </table:table-cell>
          <table:table-cell office:value-type="float" office:value="80934">
            <text:p>80934</text:p>
          </table:table-cell>
          <table:table-cell office:value-type="float" office:value="213">
            <text:p>213</text:p>
          </table:table-cell>
          <table:table-cell office:value-type="float" office:value="7949">
            <text:p>7949</text:p>
          </table:table-cell>
          <table:table-cell table:formula="of:=[.E117]-[.F117]" office:value-type="float" office:value="89098">
            <text:p>89098</text:p>
          </table:table-cell>
          <table:table-cell table:formula="of:=[.C117]/[.D117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253497">
            <text:p>253497</text:p>
          </table:table-cell>
          <table:table-cell office:value-type="float" office:value="164017">
            <text:p>164017</text:p>
          </table:table-cell>
          <table:table-cell office:value-type="float" office:value="81288">
            <text:p>81288</text:p>
          </table:table-cell>
          <table:table-cell office:value-type="float" office:value="219">
            <text:p>219</text:p>
          </table:table-cell>
          <table:table-cell office:value-type="float" office:value="7972">
            <text:p>7972</text:p>
          </table:table-cell>
          <table:table-cell table:formula="of:=[.E118]-[.F118]" office:value-type="float" office:value="89480">
            <text:p>89480</text:p>
          </table:table-cell>
          <table:table-cell table:formula="of:=[.C118]/[.D118]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498871">
            <text:p>498871</text:p>
          </table:table-cell>
          <table:table-cell office:value-type="float" office:value="407618">
            <text:p>407618</text:p>
          </table:table-cell>
          <table:table-cell office:value-type="float" office:value="64281">
            <text:p>64281</text:p>
          </table:table-cell>
          <table:table-cell office:value-type="float" office:value="440">
            <text:p>440</text:p>
          </table:table-cell>
          <table:table-cell office:value-type="float" office:value="26530">
            <text:p>26530</text:p>
          </table:table-cell>
          <table:table-cell table:formula="of:=[.E119]-[.F119]" office:value-type="float" office:value="91253">
            <text:p>91253</text:p>
          </table:table-cell>
          <table:table-cell table:formula="of:=[.C119]/[.D119]" office:value-type="float" office:value="2048">
            <text:p>20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1810">
            <text:p>751810</text:p>
          </table:table-cell>
          <table:table-cell office:value-type="float" office:value="660035">
            <text:p>660035</text:p>
          </table:table-cell>
          <table:table-cell office:value-type="float" office:value="58402">
            <text:p>58402</text:p>
          </table:table-cell>
          <table:table-cell office:value-type="float" office:value="2876">
            <text:p>2876</text:p>
          </table:table-cell>
          <table:table-cell office:value-type="float" office:value="30496">
            <text:p>30496</text:p>
          </table:table-cell>
          <table:table-cell table:formula="of:=[.E120]-[.F120]" office:value-type="float" office:value="91775">
            <text:p>91775</text:p>
          </table:table-cell>
          <table:table-cell table:formula="of:=[.C120]/[.D120]" office:value-type="float" office:value="64">
            <text:p>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7266">
            <text:p>757266</text:p>
          </table:table-cell>
          <table:table-cell office:value-type="float" office:value="663576">
            <text:p>663576</text:p>
          </table:table-cell>
          <table:table-cell office:value-type="float" office:value="59723">
            <text:p>59723</text:p>
          </table:table-cell>
          <table:table-cell office:value-type="float" office:value="2534">
            <text:p>2534</text:p>
          </table:table-cell>
          <table:table-cell office:value-type="float" office:value="31431">
            <text:p>31431</text:p>
          </table:table-cell>
          <table:table-cell table:formula="of:=[.E121]-[.F121]" office:value-type="float" office:value="93690">
            <text:p>93690</text:p>
          </table:table-cell>
          <table:table-cell table:formula="of:=[.C121]/[.D121]" office:value-type="float" office:value="64">
            <text:p>6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494817">
            <text:p>494817</text:p>
          </table:table-cell>
          <table:table-cell office:value-type="float" office:value="397787">
            <text:p>397787</text:p>
          </table:table-cell>
          <table:table-cell office:value-type="float" office:value="63108">
            <text:p>63108</text:p>
          </table:table-cell>
          <table:table-cell office:value-type="float" office:value="3055">
            <text:p>3055</text:p>
          </table:table-cell>
          <table:table-cell office:value-type="float" office:value="30866">
            <text:p>30866</text:p>
          </table:table-cell>
          <table:table-cell table:formula="of:=[.E122]-[.F122]" office:value-type="float" office:value="97030">
            <text:p>97030</text:p>
          </table:table-cell>
          <table:table-cell table:formula="of:=[.C122]/[.D122]" office:value-type="float" office:value="64">
            <text:p>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30680">
            <text:p>730680</text:p>
          </table:table-cell>
          <table:table-cell office:value-type="float" office:value="633263">
            <text:p>633263</text:p>
          </table:table-cell>
          <table:table-cell office:value-type="float" office:value="44118">
            <text:p>44118</text:p>
          </table:table-cell>
          <table:table-cell office:value-type="float" office:value="2661">
            <text:p>2661</text:p>
          </table:table-cell>
          <table:table-cell office:value-type="float" office:value="50637">
            <text:p>50637</text:p>
          </table:table-cell>
          <table:table-cell table:formula="of:=[.E123]-[.F123]" office:value-type="float" office:value="97417">
            <text:p>97417</text:p>
          </table:table-cell>
          <table:table-cell table:formula="of:=[.C123]/[.D123]" office:value-type="float" office:value="64">
            <text:p>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5211">
            <text:p>755211</text:p>
          </table:table-cell>
          <table:table-cell office:value-type="float" office:value="657014">
            <text:p>657014</text:p>
          </table:table-cell>
          <table:table-cell office:value-type="float" office:value="63548">
            <text:p>63548</text:p>
          </table:table-cell>
          <table:table-cell office:value-type="float" office:value="3065">
            <text:p>3065</text:p>
          </table:table-cell>
          <table:table-cell office:value-type="float" office:value="31584">
            <text:p>31584</text:p>
          </table:table-cell>
          <table:table-cell table:formula="of:=[.E124]-[.F124]" office:value-type="float" office:value="98197">
            <text:p>98197</text:p>
          </table:table-cell>
          <table:table-cell table:formula="of:=[.C124]/[.D124]" office:value-type="float" office:value="64">
            <text:p>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59570">
            <text:p>759570</text:p>
          </table:table-cell>
          <table:table-cell office:value-type="float" office:value="660485">
            <text:p>660485</text:p>
          </table:table-cell>
          <table:table-cell office:value-type="float" office:value="47053">
            <text:p>47053</text:p>
          </table:table-cell>
          <table:table-cell office:value-type="float" office:value="2635">
            <text:p>2635</text:p>
          </table:table-cell>
          <table:table-cell office:value-type="float" office:value="49396">
            <text:p>49396</text:p>
          </table:table-cell>
          <table:table-cell table:formula="of:=[.E125]-[.F125]" office:value-type="float" office:value="99085">
            <text:p>99085</text:p>
          </table:table-cell>
          <table:table-cell table:formula="of:=[.C125]/[.D125]" office:value-type="float" office:value="64">
            <text:p>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53503">
            <text:p>753503</text:p>
          </table:table-cell>
          <table:table-cell office:value-type="float" office:value="653388">
            <text:p>653388</text:p>
          </table:table-cell>
          <table:table-cell office:value-type="float" office:value="66210">
            <text:p>66210</text:p>
          </table:table-cell>
          <table:table-cell office:value-type="float" office:value="1875">
            <text:p>1875</text:p>
          </table:table-cell>
          <table:table-cell office:value-type="float" office:value="32028">
            <text:p>32028</text:p>
          </table:table-cell>
          <table:table-cell table:formula="of:=[.E126]-[.F126]" office:value-type="float" office:value="100115">
            <text:p>100115</text:p>
          </table:table-cell>
          <table:table-cell table:formula="of:=[.C126]/[.D126]" office:value-type="float" office:value="128">
            <text:p>1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51102">
            <text:p>751102</text:p>
          </table:table-cell>
          <table:table-cell office:value-type="float" office:value="649138">
            <text:p>649138</text:p>
          </table:table-cell>
          <table:table-cell office:value-type="float" office:value="48422">
            <text:p>48422</text:p>
          </table:table-cell>
          <table:table-cell office:value-type="float" office:value="884">
            <text:p>884</text:p>
          </table:table-cell>
          <table:table-cell office:value-type="float" office:value="52655">
            <text:p>52655</text:p>
          </table:table-cell>
          <table:table-cell table:formula="of:=[.E127]-[.F127]" office:value-type="float" office:value="101964">
            <text:p>101964</text:p>
          </table:table-cell>
          <table:table-cell table:formula="of:=[.C127]/[.D127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8388608">
            <text:p>8388608</text:p>
          </table:table-cell>
          <table:table-cell office:value-type="float" office:value="440902">
            <text:p>440902</text:p>
          </table:table-cell>
          <table:table-cell office:value-type="float" office:value="338668">
            <text:p>338668</text:p>
          </table:table-cell>
          <table:table-cell office:value-type="float" office:value="89816">
            <text:p>89816</text:p>
          </table:table-cell>
          <table:table-cell office:value-type="float" office:value="3053">
            <text:p>3053</text:p>
          </table:table-cell>
          <table:table-cell office:value-type="float" office:value="9363">
            <text:p>9363</text:p>
          </table:table-cell>
          <table:table-cell table:formula="of:=[.E128]-[.F128]" office:value-type="float" office:value="102234">
            <text:p>102234</text:p>
          </table:table-cell>
          <table:table-cell table:formula="of:=[.C128]/[.D128]" office:value-type="float" office:value="32">
            <text:p>3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435426">
            <text:p>435426</text:p>
          </table:table-cell>
          <table:table-cell office:value-type="float" office:value="331712">
            <text:p>331712</text:p>
          </table:table-cell>
          <table:table-cell office:value-type="float" office:value="87592">
            <text:p>87592</text:p>
          </table:table-cell>
          <table:table-cell office:value-type="float" office:value="464">
            <text:p>464</text:p>
          </table:table-cell>
          <table:table-cell office:value-type="float" office:value="15656">
            <text:p>15656</text:p>
          </table:table-cell>
          <table:table-cell table:formula="of:=[.E129]-[.F129]" office:value-type="float" office:value="103714">
            <text:p>103714</text:p>
          </table:table-cell>
          <table:table-cell table:formula="of:=[.C129]/[.D129]" office:value-type="float" office:value="1024">
            <text:p>10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74722">
            <text:p>774722</text:p>
          </table:table-cell>
          <table:table-cell office:value-type="float" office:value="670939">
            <text:p>670939</text:p>
          </table:table-cell>
          <table:table-cell office:value-type="float" office:value="70202">
            <text:p>70202</text:p>
          </table:table-cell>
          <table:table-cell office:value-type="float" office:value="1959">
            <text:p>1959</text:p>
          </table:table-cell>
          <table:table-cell office:value-type="float" office:value="31622">
            <text:p>31622</text:p>
          </table:table-cell>
          <table:table-cell table:formula="of:=[.E130]-[.F130]" office:value-type="float" office:value="103783">
            <text:p>103783</text:p>
          </table:table-cell>
          <table:table-cell table:formula="of:=[.C130]/[.D130]" office:value-type="float" office:value="128">
            <text:p>12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501925">
            <text:p>501925</text:p>
          </table:table-cell>
          <table:table-cell office:value-type="float" office:value="397885">
            <text:p>397885</text:p>
          </table:table-cell>
          <table:table-cell office:value-type="float" office:value="71243">
            <text:p>71243</text:p>
          </table:table-cell>
          <table:table-cell office:value-type="float" office:value="1935">
            <text:p>1935</text:p>
          </table:table-cell>
          <table:table-cell office:value-type="float" office:value="30860">
            <text:p>30860</text:p>
          </table:table-cell>
          <table:table-cell table:formula="of:=[.E131]-[.F131]" office:value-type="float" office:value="104040">
            <text:p>104040</text:p>
          </table:table-cell>
          <table:table-cell table:formula="of:=[.C131]/[.D131]" office:value-type="float" office:value="128">
            <text:p>12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74547">
            <text:p>774547</text:p>
          </table:table-cell>
          <table:table-cell office:value-type="float" office:value="669353">
            <text:p>669353</text:p>
          </table:table-cell>
          <table:table-cell office:value-type="float" office:value="69974">
            <text:p>69974</text:p>
          </table:table-cell>
          <table:table-cell office:value-type="float" office:value="407">
            <text:p>407</text:p>
          </table:table-cell>
          <table:table-cell office:value-type="float" office:value="34811">
            <text:p>34811</text:p>
          </table:table-cell>
          <table:table-cell table:formula="of:=[.E132]-[.F132]" office:value-type="float" office:value="105194">
            <text:p>105194</text:p>
          </table:table-cell>
          <table:table-cell table:formula="of:=[.C132]/[.D132]" office:value-type="float" office:value="2048">
            <text:p>20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0463">
            <text:p>790463</text:p>
          </table:table-cell>
          <table:table-cell office:value-type="float" office:value="684541">
            <text:p>684541</text:p>
          </table:table-cell>
          <table:table-cell office:value-type="float" office:value="72335">
            <text:p>72335</text:p>
          </table:table-cell>
          <table:table-cell office:value-type="float" office:value="1888">
            <text:p>1888</text:p>
          </table:table-cell>
          <table:table-cell office:value-type="float" office:value="31699">
            <text:p>31699</text:p>
          </table:table-cell>
          <table:table-cell table:formula="of:=[.E133]-[.F133]" office:value-type="float" office:value="105922">
            <text:p>105922</text:p>
          </table:table-cell>
          <table:table-cell table:formula="of:=[.C133]/[.D133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440933">
            <text:p>440933</text:p>
          </table:table-cell>
          <table:table-cell office:value-type="float" office:value="334052">
            <text:p>334052</text:p>
          </table:table-cell>
          <table:table-cell office:value-type="float" office:value="90718">
            <text:p>90718</text:p>
          </table:table-cell>
          <table:table-cell office:value-type="float" office:value="378">
            <text:p>378</text:p>
          </table:table-cell>
          <table:table-cell office:value-type="float" office:value="15782">
            <text:p>15782</text:p>
          </table:table-cell>
          <table:table-cell table:formula="of:=[.E134]-[.F134]" office:value-type="float" office:value="106881">
            <text:p>106881</text:p>
          </table:table-cell>
          <table:table-cell table:formula="of:=[.C134]/[.D134]" office:value-type="float" office:value="1024">
            <text:p>10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70407">
            <text:p>770407</text:p>
          </table:table-cell>
          <table:table-cell office:value-type="float" office:value="663246">
            <text:p>663246</text:p>
          </table:table-cell>
          <table:table-cell office:value-type="float" office:value="57065">
            <text:p>57065</text:p>
          </table:table-cell>
          <table:table-cell office:value-type="float" office:value="598">
            <text:p>598</text:p>
          </table:table-cell>
          <table:table-cell office:value-type="float" office:value="49497">
            <text:p>49497</text:p>
          </table:table-cell>
          <table:table-cell table:formula="of:=[.E135]-[.F135]" office:value-type="float" office:value="107161">
            <text:p>107161</text:p>
          </table:table-cell>
          <table:table-cell table:formula="of:=[.C135]/[.D135]" office:value-type="float" office:value="512">
            <text:p>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56019">
            <text:p>756019</text:p>
          </table:table-cell>
          <table:table-cell office:value-type="float" office:value="647722">
            <text:p>647722</text:p>
          </table:table-cell>
          <table:table-cell office:value-type="float" office:value="54237">
            <text:p>54237</text:p>
          </table:table-cell>
          <table:table-cell office:value-type="float" office:value="625">
            <text:p>625</text:p>
          </table:table-cell>
          <table:table-cell office:value-type="float" office:value="53433">
            <text:p>53433</text:p>
          </table:table-cell>
          <table:table-cell table:formula="of:=[.E136]-[.F136]" office:value-type="float" office:value="108297">
            <text:p>108297</text:p>
          </table:table-cell>
          <table:table-cell table:formula="of:=[.C136]/[.D136]" office:value-type="float" office:value="512">
            <text:p>512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308408">
            <text:p>308408</text:p>
          </table:table-cell>
          <table:table-cell office:value-type="float" office:value="198881">
            <text:p>198881</text:p>
          </table:table-cell>
          <table:table-cell office:value-type="float" office:value="93557">
            <text:p>93557</text:p>
          </table:table-cell>
          <table:table-cell office:value-type="float" office:value="479">
            <text:p>479</text:p>
          </table:table-cell>
          <table:table-cell office:value-type="float" office:value="15489">
            <text:p>15489</text:p>
          </table:table-cell>
          <table:table-cell table:formula="of:=[.E137]-[.F137]" office:value-type="float" office:value="109527">
            <text:p>109527</text:p>
          </table:table-cell>
          <table:table-cell table:formula="of:=[.C137]/[.D137]" office:value-type="float" office:value="1024">
            <text:p>1024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314612">
            <text:p>314612</text:p>
          </table:table-cell>
          <table:table-cell office:value-type="float" office:value="203885">
            <text:p>203885</text:p>
          </table:table-cell>
          <table:table-cell office:value-type="float" office:value="98518">
            <text:p>98518</text:p>
          </table:table-cell>
          <table:table-cell office:value-type="float" office:value="176">
            <text:p>176</text:p>
          </table:table-cell>
          <table:table-cell office:value-type="float" office:value="12031">
            <text:p>12031</text:p>
          </table:table-cell>
          <table:table-cell table:formula="of:=[.E138]-[.F138]" office:value-type="float" office:value="110727">
            <text:p>110727</text:p>
          </table:table-cell>
          <table:table-cell table:formula="of:=[.C138]/[.D138]" office:value-type="float" office:value="8192">
            <text:p>81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74425">
            <text:p>774425</text:p>
          </table:table-cell>
          <table:table-cell office:value-type="float" office:value="663424">
            <text:p>663424</text:p>
          </table:table-cell>
          <table:table-cell office:value-type="float" office:value="63260">
            <text:p>63260</text:p>
          </table:table-cell>
          <table:table-cell office:value-type="float" office:value="461">
            <text:p>461</text:p>
          </table:table-cell>
          <table:table-cell office:value-type="float" office:value="47279">
            <text:p>47279</text:p>
          </table:table-cell>
          <table:table-cell table:formula="of:=[.E139]-[.F139]" office:value-type="float" office:value="111001">
            <text:p>111001</text:p>
          </table:table-cell>
          <table:table-cell table:formula="of:=[.C139]/[.D139]" office:value-type="float" office:value="1024">
            <text:p>10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67683">
            <text:p>767683</text:p>
          </table:table-cell>
          <table:table-cell office:value-type="float" office:value="653616">
            <text:p>653616</text:p>
          </table:table-cell>
          <table:table-cell office:value-type="float" office:value="81011">
            <text:p>81011</text:p>
          </table:table-cell>
          <table:table-cell office:value-type="float" office:value="1304">
            <text:p>1304</text:p>
          </table:table-cell>
          <table:table-cell office:value-type="float" office:value="31751">
            <text:p>31751</text:p>
          </table:table-cell>
          <table:table-cell table:formula="of:=[.E140]-[.F140]" office:value-type="float" office:value="114067">
            <text:p>114067</text:p>
          </table:table-cell>
          <table:table-cell table:formula="of:=[.C140]/[.D140]" office:value-type="float" office:value="256">
            <text:p>2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98074">
            <text:p>798074</text:p>
          </table:table-cell>
          <table:table-cell office:value-type="float" office:value="681327">
            <text:p>681327</text:p>
          </table:table-cell>
          <table:table-cell office:value-type="float" office:value="84226">
            <text:p>84226</text:p>
          </table:table-cell>
          <table:table-cell office:value-type="float" office:value="1285">
            <text:p>1285</text:p>
          </table:table-cell>
          <table:table-cell office:value-type="float" office:value="31234">
            <text:p>31234</text:p>
          </table:table-cell>
          <table:table-cell table:formula="of:=[.E141]-[.F141]" office:value-type="float" office:value="116747">
            <text:p>116747</text:p>
          </table:table-cell>
          <table:table-cell table:formula="of:=[.C141]/[.D141]" office:value-type="float" office:value="256">
            <text:p>2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776104">
            <text:p>776104</text:p>
          </table:table-cell>
          <table:table-cell office:value-type="float" office:value="659204">
            <text:p>659204</text:p>
          </table:table-cell>
          <table:table-cell office:value-type="float" office:value="67239">
            <text:p>67239</text:p>
          </table:table-cell>
          <table:table-cell office:value-type="float" office:value="429">
            <text:p>429</text:p>
          </table:table-cell>
          <table:table-cell office:value-type="float" office:value="49230">
            <text:p>49230</text:p>
          </table:table-cell>
          <table:table-cell table:formula="of:=[.E142]-[.F142]" office:value-type="float" office:value="116900">
            <text:p>116900</text:p>
          </table:table-cell>
          <table:table-cell table:formula="of:=[.C142]/[.D142]" office:value-type="float" office:value="1024">
            <text:p>102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514915">
            <text:p>514915</text:p>
          </table:table-cell>
          <table:table-cell office:value-type="float" office:value="397816">
            <text:p>397816</text:p>
          </table:table-cell>
          <table:table-cell office:value-type="float" office:value="84765">
            <text:p>84765</text:p>
          </table:table-cell>
          <table:table-cell office:value-type="float" office:value="1343">
            <text:p>1343</text:p>
          </table:table-cell>
          <table:table-cell office:value-type="float" office:value="30989">
            <text:p>30989</text:p>
          </table:table-cell>
          <table:table-cell table:formula="of:=[.E143]-[.F143]" office:value-type="float" office:value="117099">
            <text:p>117099</text:p>
          </table:table-cell>
          <table:table-cell table:formula="of:=[.C143]/[.D143]" office:value-type="float" office:value="256">
            <text:p>25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524288">
            <text:p>524288</text:p>
          </table:table-cell>
          <table:table-cell office:value-type="float" office:value="281056">
            <text:p>281056</text:p>
          </table:table-cell>
          <table:table-cell office:value-type="float" office:value="162603">
            <text:p>162603</text:p>
          </table:table-cell>
          <table:table-cell office:value-type="float" office:value="113014">
            <text:p>113014</text:p>
          </table:table-cell>
          <table:table-cell office:value-type="float" office:value="721">
            <text:p>721</text:p>
          </table:table-cell>
          <table:table-cell office:value-type="float" office:value="4716">
            <text:p>4716</text:p>
          </table:table-cell>
          <table:table-cell table:formula="of:=[.E144]-[.F144]" office:value-type="float" office:value="118453">
            <text:p>118453</text:p>
          </table:table-cell>
          <table:table-cell table:formula="of:=[.C144]/[.D144]" office:value-type="float" office:value="256">
            <text:p>2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765341">
            <text:p>765341</text:p>
          </table:table-cell>
          <table:table-cell office:value-type="float" office:value="646851">
            <text:p>646851</text:p>
          </table:table-cell>
          <table:table-cell office:value-type="float" office:value="85414">
            <text:p>85414</text:p>
          </table:table-cell>
          <table:table-cell office:value-type="float" office:value="1354">
            <text:p>1354</text:p>
          </table:table-cell>
          <table:table-cell office:value-type="float" office:value="31720">
            <text:p>31720</text:p>
          </table:table-cell>
          <table:table-cell table:formula="of:=[.E145]-[.F145]" office:value-type="float" office:value="118490">
            <text:p>118490</text:p>
          </table:table-cell>
          <table:table-cell table:formula="of:=[.C145]/[.D145]" office:value-type="float" office:value="256">
            <text:p>2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83010">
            <text:p>783010</text:p>
          </table:table-cell>
          <table:table-cell office:value-type="float" office:value="664300">
            <text:p>664300</text:p>
          </table:table-cell>
          <table:table-cell office:value-type="float" office:value="92537">
            <text:p>92537</text:p>
          </table:table-cell>
          <table:table-cell office:value-type="float" office:value="3088">
            <text:p>3088</text:p>
          </table:table-cell>
          <table:table-cell office:value-type="float" office:value="23084">
            <text:p>23084</text:p>
          </table:table-cell>
          <table:table-cell table:formula="of:=[.E146]-[.F146]" office:value-type="float" office:value="118710">
            <text:p>118710</text:p>
          </table:table-cell>
          <table:table-cell table:formula="of:=[.C146]/[.D146]" office:value-type="float" office:value="64">
            <text:p>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770933">
            <text:p>770933</text:p>
          </table:table-cell>
          <table:table-cell office:value-type="float" office:value="649009">
            <text:p>649009</text:p>
          </table:table-cell>
          <table:table-cell office:value-type="float" office:value="95634">
            <text:p>95634</text:p>
          </table:table-cell>
          <table:table-cell office:value-type="float" office:value="3380">
            <text:p>3380</text:p>
          </table:table-cell>
          <table:table-cell office:value-type="float" office:value="22908">
            <text:p>22908</text:p>
          </table:table-cell>
          <table:table-cell table:formula="of:=[.E147]-[.F147]" office:value-type="float" office:value="121924">
            <text:p>121924</text:p>
          </table:table-cell>
          <table:table-cell table:formula="of:=[.C147]/[.D147]" office:value-type="float" office:value="64">
            <text:p>6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4194304">
            <text:p>4194304</text:p>
          </table:table-cell>
          <table:table-cell office:value-type="float" office:value="458616">
            <text:p>458616</text:p>
          </table:table-cell>
          <table:table-cell office:value-type="float" office:value="332807">
            <text:p>332807</text:p>
          </table:table-cell>
          <table:table-cell office:value-type="float" office:value="114267">
            <text:p>114267</text:p>
          </table:table-cell>
          <table:table-cell office:value-type="float" office:value="2184">
            <text:p>2184</text:p>
          </table:table-cell>
          <table:table-cell office:value-type="float" office:value="9357">
            <text:p>9357</text:p>
          </table:table-cell>
          <table:table-cell table:formula="of:=[.E148]-[.F148]" office:value-type="float" office:value="125809">
            <text:p>125809</text:p>
          </table:table-cell>
          <table:table-cell table:formula="of:=[.C148]/[.D148]" office:value-type="float" office:value="64">
            <text:p>6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53102">
            <text:p>453102</text:p>
          </table:table-cell>
          <table:table-cell office:value-type="float" office:value="326193">
            <text:p>326193</text:p>
          </table:table-cell>
          <table:table-cell office:value-type="float" office:value="109297">
            <text:p>109297</text:p>
          </table:table-cell>
          <table:table-cell office:value-type="float" office:value="189">
            <text:p>189</text:p>
          </table:table-cell>
          <table:table-cell office:value-type="float" office:value="17421">
            <text:p>17421</text:p>
          </table:table-cell>
          <table:table-cell table:formula="of:=[.E149]-[.F149]" office:value-type="float" office:value="126909">
            <text:p>126909</text:p>
          </table:table-cell>
          <table:table-cell table:formula="of:=[.C149]/[.D149]" office:value-type="float" office:value="8192">
            <text:p>81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88258">
            <text:p>788258</text:p>
          </table:table-cell>
          <table:table-cell office:value-type="float" office:value="655563">
            <text:p>655563</text:p>
          </table:table-cell>
          <table:table-cell office:value-type="float" office:value="84977">
            <text:p>84977</text:p>
          </table:table-cell>
          <table:table-cell office:value-type="float" office:value="429">
            <text:p>429</text:p>
          </table:table-cell>
          <table:table-cell office:value-type="float" office:value="47287">
            <text:p>47287</text:p>
          </table:table-cell>
          <table:table-cell table:formula="of:=[.E150]-[.F150]" office:value-type="float" office:value="132695">
            <text:p>132695</text:p>
          </table:table-cell>
          <table:table-cell table:formula="of:=[.C150]/[.D150]" office:value-type="float" office:value="2048">
            <text:p>2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806984">
            <text:p>806984</text:p>
          </table:table-cell>
          <table:table-cell office:value-type="float" office:value="672203">
            <text:p>672203</text:p>
          </table:table-cell>
          <table:table-cell office:value-type="float" office:value="109948">
            <text:p>109948</text:p>
          </table:table-cell>
          <table:table-cell office:value-type="float" office:value="1865">
            <text:p>1865</text:p>
          </table:table-cell>
          <table:table-cell office:value-type="float" office:value="22967">
            <text:p>22967</text:p>
          </table:table-cell>
          <table:table-cell table:formula="of:=[.E151]-[.F151]" office:value-type="float" office:value="134781">
            <text:p>134781</text:p>
          </table:table-cell>
          <table:table-cell table:formula="of:=[.C151]/[.D151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62136">
            <text:p>462136</text:p>
          </table:table-cell>
          <table:table-cell office:value-type="float" office:value="326884">
            <text:p>326884</text:p>
          </table:table-cell>
          <table:table-cell office:value-type="float" office:value="111076">
            <text:p>111076</text:p>
          </table:table-cell>
          <table:table-cell office:value-type="float" office:value="188">
            <text:p>188</text:p>
          </table:table-cell>
          <table:table-cell office:value-type="float" office:value="23987">
            <text:p>23987</text:p>
          </table:table-cell>
          <table:table-cell table:formula="of:=[.E152]-[.F152]" office:value-type="float" office:value="135252">
            <text:p>135252</text:p>
          </table:table-cell>
          <table:table-cell table:formula="of:=[.C152]/[.D152]" office:value-type="float" office:value="8192">
            <text:p>81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802800">
            <text:p>802800</text:p>
          </table:table-cell>
          <table:table-cell office:value-type="float" office:value="666357">
            <text:p>666357</text:p>
          </table:table-cell>
          <table:table-cell office:value-type="float" office:value="87359">
            <text:p>87359</text:p>
          </table:table-cell>
          <table:table-cell office:value-type="float" office:value="430">
            <text:p>430</text:p>
          </table:table-cell>
          <table:table-cell office:value-type="float" office:value="48653">
            <text:p>48653</text:p>
          </table:table-cell>
          <table:table-cell table:formula="of:=[.E153]-[.F153]" office:value-type="float" office:value="136443">
            <text:p>136443</text:p>
          </table:table-cell>
          <table:table-cell table:formula="of:=[.C153]/[.D153]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546494">
            <text:p>546494</text:p>
          </table:table-cell>
          <table:table-cell office:value-type="float" office:value="407109">
            <text:p>407109</text:p>
          </table:table-cell>
          <table:table-cell office:value-type="float" office:value="112907">
            <text:p>112907</text:p>
          </table:table-cell>
          <table:table-cell office:value-type="float" office:value="403">
            <text:p>403</text:p>
          </table:table-cell>
          <table:table-cell office:value-type="float" office:value="26074">
            <text:p>26074</text:p>
          </table:table-cell>
          <table:table-cell table:formula="of:=[.E154]-[.F154]" office:value-type="float" office:value="139385">
            <text:p>139385</text:p>
          </table:table-cell>
          <table:table-cell table:formula="of:=[.C154]/[.D154]" office:value-type="float" office:value="4096">
            <text:p>40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3450">
            <text:p>793450</text:p>
          </table:table-cell>
          <table:table-cell office:value-type="float" office:value="653993">
            <text:p>653993</text:p>
          </table:table-cell>
          <table:table-cell office:value-type="float" office:value="114129">
            <text:p>114129</text:p>
          </table:table-cell>
          <table:table-cell office:value-type="float" office:value="2358">
            <text:p>2358</text:p>
          </table:table-cell>
          <table:table-cell office:value-type="float" office:value="22968">
            <text:p>22968</text:p>
          </table:table-cell>
          <table:table-cell table:formula="of:=[.E155]-[.F155]" office:value-type="float" office:value="139457">
            <text:p>139457</text:p>
          </table:table-cell>
          <table:table-cell table:formula="of:=[.C155]/[.D155]" office:value-type="float" office:value="128">
            <text:p>1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16562">
            <text:p>816562</text:p>
          </table:table-cell>
          <table:table-cell office:value-type="float" office:value="674149">
            <text:p>674149</text:p>
          </table:table-cell>
          <table:table-cell office:value-type="float" office:value="110384">
            <text:p>110384</text:p>
          </table:table-cell>
          <table:table-cell office:value-type="float" office:value="919">
            <text:p>919</text:p>
          </table:table-cell>
          <table:table-cell office:value-type="float" office:value="31109">
            <text:p>31109</text:p>
          </table:table-cell>
          <table:table-cell table:formula="of:=[.E156]-[.F156]" office:value-type="float" office:value="142413">
            <text:p>142413</text:p>
          </table:table-cell>
          <table:table-cell table:formula="of:=[.C156]/[.D156]" office:value-type="float" office:value="512">
            <text:p>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4354">
            <text:p>794354</text:p>
          </table:table-cell>
          <table:table-cell office:value-type="float" office:value="650891">
            <text:p>650891</text:p>
          </table:table-cell>
          <table:table-cell office:value-type="float" office:value="48493">
            <text:p>48493</text:p>
          </table:table-cell>
          <table:table-cell office:value-type="float" office:value="1455">
            <text:p>1455</text:p>
          </table:table-cell>
          <table:table-cell office:value-type="float" office:value="93514">
            <text:p>93514</text:p>
          </table:table-cell>
          <table:table-cell table:formula="of:=[.E157]-[.F157]" office:value-type="float" office:value="143463">
            <text:p>143463</text:p>
          </table:table-cell>
          <table:table-cell table:formula="of:=[.C157]/[.D157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097152">
            <text:p>2097152</text:p>
          </table:table-cell>
          <table:table-cell office:value-type="float" office:value="476398">
            <text:p>476398</text:p>
          </table:table-cell>
          <table:table-cell office:value-type="float" office:value="331441">
            <text:p>331441</text:p>
          </table:table-cell>
          <table:table-cell office:value-type="float" office:value="133994">
            <text:p>133994</text:p>
          </table:table-cell>
          <table:table-cell office:value-type="float" office:value="1547">
            <text:p>1547</text:p>
          </table:table-cell>
          <table:table-cell office:value-type="float" office:value="9414">
            <text:p>9414</text:p>
          </table:table-cell>
          <table:table-cell table:formula="of:=[.E158]-[.F158]" office:value-type="float" office:value="144957">
            <text:p>144957</text:p>
          </table:table-cell>
          <table:table-cell table:formula="of:=[.C158]/[.D158]" office:value-type="float" office:value="128">
            <text:p>1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797651">
            <text:p>797651</text:p>
          </table:table-cell>
          <table:table-cell office:value-type="float" office:value="650956">
            <text:p>650956</text:p>
          </table:table-cell>
          <table:table-cell office:value-type="float" office:value="48825">
            <text:p>48825</text:p>
          </table:table-cell>
          <table:table-cell office:value-type="float" office:value="1512">
            <text:p>1512</text:p>
          </table:table-cell>
          <table:table-cell office:value-type="float" office:value="96355">
            <text:p>96355</text:p>
          </table:table-cell>
          <table:table-cell table:formula="of:=[.E159]-[.F159]" office:value-type="float" office:value="146695">
            <text:p>146695</text:p>
          </table:table-cell>
          <table:table-cell table:formula="of:=[.C159]/[.D159]" office:value-type="float" office:value="128">
            <text:p>128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310241">
            <text:p>310241</text:p>
          </table:table-cell>
          <table:table-cell office:value-type="float" office:value="162766">
            <text:p>162766</text:p>
          </table:table-cell>
          <table:table-cell office:value-type="float" office:value="139177">
            <text:p>139177</text:p>
          </table:table-cell>
          <table:table-cell office:value-type="float" office:value="210">
            <text:p>210</text:p>
          </table:table-cell>
          <table:table-cell office:value-type="float" office:value="8086">
            <text:p>8086</text:p>
          </table:table-cell>
          <table:table-cell table:formula="of:=[.E160]-[.F160]" office:value-type="float" office:value="147475">
            <text:p>147475</text:p>
          </table:table-cell>
          <table:table-cell table:formula="of:=[.C160]/[.D160]" office:value-type="float" office:value="4096">
            <text:p>40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15866">
            <text:p>815866</text:p>
          </table:table-cell>
          <table:table-cell office:value-type="float" office:value="668195">
            <text:p>668195</text:p>
          </table:table-cell>
          <table:table-cell office:value-type="float" office:value="50611">
            <text:p>50611</text:p>
          </table:table-cell>
          <table:table-cell office:value-type="float" office:value="838">
            <text:p>838</text:p>
          </table:table-cell>
          <table:table-cell office:value-type="float" office:value="96221">
            <text:p>96221</text:p>
          </table:table-cell>
          <table:table-cell table:formula="of:=[.E161]-[.F161]" office:value-type="float" office:value="147671">
            <text:p>147671</text:p>
          </table:table-cell>
          <table:table-cell table:formula="of:=[.C161]/[.D161]" office:value-type="float" office:value="256">
            <text:p>2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08824">
            <text:p>808824</text:p>
          </table:table-cell>
          <table:table-cell office:value-type="float" office:value="658537">
            <text:p>658537</text:p>
          </table:table-cell>
          <table:table-cell office:value-type="float" office:value="117542">
            <text:p>117542</text:p>
          </table:table-cell>
          <table:table-cell office:value-type="float" office:value="1133">
            <text:p>1133</text:p>
          </table:table-cell>
          <table:table-cell office:value-type="float" office:value="31610">
            <text:p>31610</text:p>
          </table:table-cell>
          <table:table-cell table:formula="of:=[.E162]-[.F162]" office:value-type="float" office:value="150287">
            <text:p>150287</text:p>
          </table:table-cell>
          <table:table-cell table:formula="of:=[.C162]/[.D162]" office:value-type="float" office:value="512">
            <text:p>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798610">
            <text:p>798610</text:p>
          </table:table-cell>
          <table:table-cell office:value-type="float" office:value="646947">
            <text:p>646947</text:p>
          </table:table-cell>
          <table:table-cell office:value-type="float" office:value="118812">
            <text:p>118812</text:p>
          </table:table-cell>
          <table:table-cell office:value-type="float" office:value="1111">
            <text:p>1111</text:p>
          </table:table-cell>
          <table:table-cell office:value-type="float" office:value="31737">
            <text:p>31737</text:p>
          </table:table-cell>
          <table:table-cell table:formula="of:=[.E163]-[.F163]" office:value-type="float" office:value="151663">
            <text:p>151663</text:p>
          </table:table-cell>
          <table:table-cell table:formula="of:=[.C163]/[.D163]" office:value-type="float" office:value="512">
            <text:p>51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549072">
            <text:p>549072</text:p>
          </table:table-cell>
          <table:table-cell office:value-type="float" office:value="397221">
            <text:p>397221</text:p>
          </table:table-cell>
          <table:table-cell office:value-type="float" office:value="119812">
            <text:p>119812</text:p>
          </table:table-cell>
          <table:table-cell office:value-type="float" office:value="1051">
            <text:p>1051</text:p>
          </table:table-cell>
          <table:table-cell office:value-type="float" office:value="30987">
            <text:p>30987</text:p>
          </table:table-cell>
          <table:table-cell table:formula="of:=[.E164]-[.F164]" office:value-type="float" office:value="151851">
            <text:p>151851</text:p>
          </table:table-cell>
          <table:table-cell table:formula="of:=[.C164]/[.D164]" office:value-type="float" office:value="512">
            <text:p>51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08344">
            <text:p>808344</text:p>
          </table:table-cell>
          <table:table-cell office:value-type="float" office:value="655080">
            <text:p>655080</text:p>
          </table:table-cell>
          <table:table-cell office:value-type="float" office:value="118057">
            <text:p>118057</text:p>
          </table:table-cell>
          <table:table-cell office:value-type="float" office:value="369">
            <text:p>369</text:p>
          </table:table-cell>
          <table:table-cell office:value-type="float" office:value="34836">
            <text:p>34836</text:p>
          </table:table-cell>
          <table:table-cell table:formula="of:=[.E165]-[.F165]" office:value-type="float" office:value="153264">
            <text:p>153264</text:p>
          </table:table-cell>
          <table:table-cell table:formula="of:=[.C165]/[.D165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334554">
            <text:p>334554</text:p>
          </table:table-cell>
          <table:table-cell office:value-type="float" office:value="175809">
            <text:p>175809</text:p>
          </table:table-cell>
          <table:table-cell office:value-type="float" office:value="150559">
            <text:p>150559</text:p>
          </table:table-cell>
          <table:table-cell office:value-type="float" office:value="190">
            <text:p>190</text:p>
          </table:table-cell>
          <table:table-cell office:value-type="float" office:value="7994">
            <text:p>7994</text:p>
          </table:table-cell>
          <table:table-cell table:formula="of:=[.E166]-[.F166]" office:value-type="float" office:value="158745">
            <text:p>158745</text:p>
          </table:table-cell>
          <table:table-cell table:formula="of:=[.C166]/[.D166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320761">
            <text:p>320761</text:p>
          </table:table-cell>
          <table:table-cell office:value-type="float" office:value="161389">
            <text:p>161389</text:p>
          </table:table-cell>
          <table:table-cell office:value-type="float" office:value="151207">
            <text:p>151207</text:p>
          </table:table-cell>
          <table:table-cell office:value-type="float" office:value="212">
            <text:p>212</text:p>
          </table:table-cell>
          <table:table-cell office:value-type="float" office:value="7951">
            <text:p>7951</text:p>
          </table:table-cell>
          <table:table-cell table:formula="of:=[.E167]-[.F167]" office:value-type="float" office:value="159372">
            <text:p>159372</text:p>
          </table:table-cell>
          <table:table-cell table:formula="of:=[.C167]/[.D167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484929">
            <text:p>484929</text:p>
          </table:table-cell>
          <table:table-cell office:value-type="float" office:value="321881">
            <text:p>321881</text:p>
          </table:table-cell>
          <table:table-cell office:value-type="float" office:value="147086">
            <text:p>147086</text:p>
          </table:table-cell>
          <table:table-cell office:value-type="float" office:value="401">
            <text:p>401</text:p>
          </table:table-cell>
          <table:table-cell office:value-type="float" office:value="15560">
            <text:p>15560</text:p>
          </table:table-cell>
          <table:table-cell table:formula="of:=[.E168]-[.F168]" office:value-type="float" office:value="163048">
            <text:p>163048</text:p>
          </table:table-cell>
          <table:table-cell table:formula="of:=[.C168]/[.D168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495099">
            <text:p>495099</text:p>
          </table:table-cell>
          <table:table-cell office:value-type="float" office:value="324692">
            <text:p>324692</text:p>
          </table:table-cell>
          <table:table-cell office:value-type="float" office:value="154464">
            <text:p>154464</text:p>
          </table:table-cell>
          <table:table-cell office:value-type="float" office:value="424">
            <text:p>424</text:p>
          </table:table-cell>
          <table:table-cell office:value-type="float" office:value="15517">
            <text:p>15517</text:p>
          </table:table-cell>
          <table:table-cell table:formula="of:=[.E169]-[.F169]" office:value-type="float" office:value="170407">
            <text:p>170407</text:p>
          </table:table-cell>
          <table:table-cell table:formula="of:=[.C169]/[.D169]" office:value-type="float" office:value="2048">
            <text:p>20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46443">
            <text:p>846443</text:p>
          </table:table-cell>
          <table:table-cell office:value-type="float" office:value="674901">
            <text:p>674901</text:p>
          </table:table-cell>
          <table:table-cell office:value-type="float" office:value="146905">
            <text:p>146905</text:p>
          </table:table-cell>
          <table:table-cell office:value-type="float" office:value="1653">
            <text:p>1653</text:p>
          </table:table-cell>
          <table:table-cell office:value-type="float" office:value="22983">
            <text:p>22983</text:p>
          </table:table-cell>
          <table:table-cell table:formula="of:=[.E170]-[.F170]" office:value-type="float" office:value="171542">
            <text:p>171542</text:p>
          </table:table-cell>
          <table:table-cell table:formula="of:=[.C170]/[.D170]" office:value-type="float" office:value="256">
            <text:p>2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838156">
            <text:p>838156</text:p>
          </table:table-cell>
          <table:table-cell office:value-type="float" office:value="666256">
            <text:p>666256</text:p>
          </table:table-cell>
          <table:table-cell office:value-type="float" office:value="147373">
            <text:p>147373</text:p>
          </table:table-cell>
          <table:table-cell office:value-type="float" office:value="1684">
            <text:p>1684</text:p>
          </table:table-cell>
          <table:table-cell office:value-type="float" office:value="22841">
            <text:p>22841</text:p>
          </table:table-cell>
          <table:table-cell table:formula="of:=[.E171]-[.F171]" office:value-type="float" office:value="171900">
            <text:p>171900</text:p>
          </table:table-cell>
          <table:table-cell table:formula="of:=[.C171]/[.D171]" office:value-type="float" office:value="256">
            <text:p>2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25807">
            <text:p>825807</text:p>
          </table:table-cell>
          <table:table-cell office:value-type="float" office:value="649953">
            <text:p>649953</text:p>
          </table:table-cell>
          <table:table-cell office:value-type="float" office:value="128234">
            <text:p>128234</text:p>
          </table:table-cell>
          <table:table-cell office:value-type="float" office:value="389">
            <text:p>389</text:p>
          </table:table-cell>
          <table:table-cell office:value-type="float" office:value="47230">
            <text:p>47230</text:p>
          </table:table-cell>
          <table:table-cell table:formula="of:=[.E172]-[.F172]" office:value-type="float" office:value="175854">
            <text:p>175854</text:p>
          </table:table-cell>
          <table:table-cell table:formula="of:=[.C172]/[.D172]" office:value-type="float" office:value="4096">
            <text:p>40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852583">
            <text:p>852583</text:p>
          </table:table-cell>
          <table:table-cell office:value-type="float" office:value="675602">
            <text:p>675602</text:p>
          </table:table-cell>
          <table:table-cell office:value-type="float" office:value="128840">
            <text:p>128840</text:p>
          </table:table-cell>
          <table:table-cell office:value-type="float" office:value="367">
            <text:p>367</text:p>
          </table:table-cell>
          <table:table-cell office:value-type="float" office:value="47773">
            <text:p>47773</text:p>
          </table:table-cell>
          <table:table-cell table:formula="of:=[.E173]-[.F173]" office:value-type="float" office:value="176981">
            <text:p>176981</text:p>
          </table:table-cell>
          <table:table-cell table:formula="of:=[.C173]/[.D173]" office:value-type="float" office:value="4096">
            <text:p>4096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377029">
            <text:p>377029</text:p>
          </table:table-cell>
          <table:table-cell office:value-type="float" office:value="199245">
            <text:p>199245</text:p>
          </table:table-cell>
          <table:table-cell office:value-type="float" office:value="161691">
            <text:p>161691</text:p>
          </table:table-cell>
          <table:table-cell office:value-type="float" office:value="452">
            <text:p>452</text:p>
          </table:table-cell>
          <table:table-cell office:value-type="float" office:value="15640">
            <text:p>15640</text:p>
          </table:table-cell>
          <table:table-cell table:formula="of:=[.E174]-[.F174]" office:value-type="float" office:value="177784">
            <text:p>177784</text:p>
          </table:table-cell>
          <table:table-cell table:formula="of:=[.C174]/[.D174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262144">
            <text:p>262144</text:p>
          </table:table-cell>
          <table:table-cell office:value-type="float" office:value="355713">
            <text:p>355713</text:p>
          </table:table-cell>
          <table:table-cell office:value-type="float" office:value="160080">
            <text:p>160080</text:p>
          </table:table-cell>
          <table:table-cell office:value-type="float" office:value="190267">
            <text:p>190267</text:p>
          </table:table-cell>
          <table:table-cell office:value-type="float" office:value="681">
            <text:p>681</text:p>
          </table:table-cell>
          <table:table-cell office:value-type="float" office:value="4685">
            <text:p>4685</text:p>
          </table:table-cell>
          <table:table-cell table:formula="of:=[.E175]-[.F175]" office:value-type="float" office:value="195633">
            <text:p>195633</text:p>
          </table:table-cell>
          <table:table-cell table:formula="of:=[.C175]/[.D175]" office:value-type="float" office:value="512">
            <text:p>512</text:p>
          </table:table-cell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403676">
            <text:p>403676</text:p>
          </table:table-cell>
          <table:table-cell office:value-type="float" office:value="202871">
            <text:p>202871</text:p>
          </table:table-cell>
          <table:table-cell office:value-type="float" office:value="188106">
            <text:p>188106</text:p>
          </table:table-cell>
          <table:table-cell office:value-type="float" office:value="147">
            <text:p>147</text:p>
          </table:table-cell>
          <table:table-cell office:value-type="float" office:value="12550">
            <text:p>12550</text:p>
          </table:table-cell>
          <table:table-cell table:formula="of:=[.E176]-[.F176]" office:value-type="float" office:value="200805">
            <text:p>200805</text:p>
          </table:table-cell>
          <table:table-cell table:formula="of:=[.C176]/[.D176]" office:value-type="float" office:value="16384">
            <text:p>1638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048576">
            <text:p>1048576</text:p>
          </table:table-cell>
          <table:table-cell office:value-type="float" office:value="538871">
            <text:p>538871</text:p>
          </table:table-cell>
          <table:table-cell office:value-type="float" office:value="328659">
            <text:p>328659</text:p>
          </table:table-cell>
          <table:table-cell office:value-type="float" office:value="199631">
            <text:p>199631</text:p>
          </table:table-cell>
          <table:table-cell office:value-type="float" office:value="1217">
            <text:p>1217</text:p>
          </table:table-cell>
          <table:table-cell office:value-type="float" office:value="9363">
            <text:p>9363</text:p>
          </table:table-cell>
          <table:table-cell table:formula="of:=[.E177]-[.F177]" office:value-type="float" office:value="210212">
            <text:p>210212</text:p>
          </table:table-cell>
          <table:table-cell table:formula="of:=[.C177]/[.D177]" office:value-type="float" office:value="256">
            <text:p>2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863787">
            <text:p>863787</text:p>
          </table:table-cell>
          <table:table-cell office:value-type="float" office:value="650322">
            <text:p>650322</text:p>
          </table:table-cell>
          <table:table-cell office:value-type="float" office:value="181022">
            <text:p>181022</text:p>
          </table:table-cell>
          <table:table-cell office:value-type="float" office:value="919">
            <text:p>919</text:p>
          </table:table-cell>
          <table:table-cell office:value-type="float" office:value="31522">
            <text:p>31522</text:p>
          </table:table-cell>
          <table:table-cell table:formula="of:=[.E178]-[.F178]" office:value-type="float" office:value="213465">
            <text:p>213465</text:p>
          </table:table-cell>
          <table:table-cell table:formula="of:=[.C178]/[.D178]" office:value-type="float" office:value="1024">
            <text:p>10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889287">
            <text:p>889287</text:p>
          </table:table-cell>
          <table:table-cell office:value-type="float" office:value="674390">
            <text:p>674390</text:p>
          </table:table-cell>
          <table:table-cell office:value-type="float" office:value="182367">
            <text:p>182367</text:p>
          </table:table-cell>
          <table:table-cell office:value-type="float" office:value="933">
            <text:p>933</text:p>
          </table:table-cell>
          <table:table-cell office:value-type="float" office:value="31596">
            <text:p>31596</text:p>
          </table:table-cell>
          <table:table-cell table:formula="of:=[.E179]-[.F179]" office:value-type="float" office:value="214897">
            <text:p>214897</text:p>
          </table:table-cell>
          <table:table-cell table:formula="of:=[.C179]/[.D179]" office:value-type="float" office:value="1024">
            <text:p>10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877493">
            <text:p>877493</text:p>
          </table:table-cell>
          <table:table-cell office:value-type="float" office:value="656701">
            <text:p>656701</text:p>
          </table:table-cell>
          <table:table-cell office:value-type="float" office:value="188009">
            <text:p>188009</text:p>
          </table:table-cell>
          <table:table-cell office:value-type="float" office:value="942">
            <text:p>942</text:p>
          </table:table-cell>
          <table:table-cell office:value-type="float" office:value="31839">
            <text:p>31839</text:p>
          </table:table-cell>
          <table:table-cell table:formula="of:=[.E180]-[.F180]" office:value-type="float" office:value="220792">
            <text:p>220792</text:p>
          </table:table-cell>
          <table:table-cell table:formula="of:=[.C180]/[.D180]" office:value-type="float" office:value="1024">
            <text:p>102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620276">
            <text:p>620276</text:p>
          </table:table-cell>
          <table:table-cell office:value-type="float" office:value="398222">
            <text:p>398222</text:p>
          </table:table-cell>
          <table:table-cell office:value-type="float" office:value="190217">
            <text:p>190217</text:p>
          </table:table-cell>
          <table:table-cell office:value-type="float" office:value="956">
            <text:p>956</text:p>
          </table:table-cell>
          <table:table-cell office:value-type="float" office:value="30879">
            <text:p>30879</text:p>
          </table:table-cell>
          <table:table-cell table:formula="of:=[.E181]-[.F181]" office:value-type="float" office:value="222054">
            <text:p>222054</text:p>
          </table:table-cell>
          <table:table-cell table:formula="of:=[.C181]/[.D181]" office:value-type="float" office:value="1024">
            <text:p>1024</text:p>
          </table:table-cell>
        </table:table-row>
        <table:table-row table:style-name="ro1" table:visibility="filter">
          <table:table-cell table:number-columns-repeated="2"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560744">
            <text:p>560744</text:p>
          </table:table-cell>
          <table:table-cell office:value-type="float" office:value="332576">
            <text:p>332576</text:p>
          </table:table-cell>
          <table:table-cell office:value-type="float" office:value="210143">
            <text:p>210143</text:p>
          </table:table-cell>
          <table:table-cell office:value-type="float" office:value="172">
            <text:p>172</text:p>
          </table:table-cell>
          <table:table-cell office:value-type="float" office:value="17851">
            <text:p>17851</text:p>
          </table:table-cell>
          <table:table-cell table:formula="of:=[.E182]-[.F182]" office:value-type="float" office:value="228168">
            <text:p>228168</text:p>
          </table:table-cell>
          <table:table-cell table:formula="of:=[.C182]/[.D182]" office:value-type="float" office:value="16384">
            <text:p>163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90413">
            <text:p>890413</text:p>
          </table:table-cell>
          <table:table-cell office:value-type="float" office:value="659444">
            <text:p>659444</text:p>
          </table:table-cell>
          <table:table-cell office:value-type="float" office:value="206776">
            <text:p>206776</text:p>
          </table:table-cell>
          <table:table-cell office:value-type="float" office:value="1221">
            <text:p>1221</text:p>
          </table:table-cell>
          <table:table-cell office:value-type="float" office:value="22970">
            <text:p>22970</text:p>
          </table:table-cell>
          <table:table-cell table:formula="of:=[.E183]-[.F183]" office:value-type="float" office:value="230969">
            <text:p>230969</text:p>
          </table:table-cell>
          <table:table-cell table:formula="of:=[.C183]/[.D183]" office:value-type="float" office:value="512">
            <text:p>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641555">
            <text:p>641555</text:p>
          </table:table-cell>
          <table:table-cell office:value-type="float" office:value="409177">
            <text:p>409177</text:p>
          </table:table-cell>
          <table:table-cell office:value-type="float" office:value="207984">
            <text:p>207984</text:p>
          </table:table-cell>
          <table:table-cell office:value-type="float" office:value="294">
            <text:p>294</text:p>
          </table:table-cell>
          <table:table-cell office:value-type="float" office:value="24099">
            <text:p>24099</text:p>
          </table:table-cell>
          <table:table-cell table:formula="of:=[.E184]-[.F184]" office:value-type="float" office:value="232378">
            <text:p>232378</text:p>
          </table:table-cell>
          <table:table-cell table:formula="of:=[.C184]/[.D184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566766">
            <text:p>566766</text:p>
          </table:table-cell>
          <table:table-cell office:value-type="float" office:value="328531">
            <text:p>328531</text:p>
          </table:table-cell>
          <table:table-cell office:value-type="float" office:value="213594">
            <text:p>213594</text:p>
          </table:table-cell>
          <table:table-cell office:value-type="float" office:value="178">
            <text:p>178</text:p>
          </table:table-cell>
          <table:table-cell office:value-type="float" office:value="24462">
            <text:p>24462</text:p>
          </table:table-cell>
          <table:table-cell table:formula="of:=[.E185]-[.F185]" office:value-type="float" office:value="238235">
            <text:p>238235</text:p>
          </table:table-cell>
          <table:table-cell table:formula="of:=[.C185]/[.D185]" office:value-type="float" office:value="16384">
            <text:p>163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887699">
            <text:p>887699</text:p>
          </table:table-cell>
          <table:table-cell office:value-type="float" office:value="639370">
            <text:p>639370</text:p>
          </table:table-cell>
          <table:table-cell office:value-type="float" office:value="223874">
            <text:p>223874</text:p>
          </table:table-cell>
          <table:table-cell office:value-type="float" office:value="1441">
            <text:p>1441</text:p>
          </table:table-cell>
          <table:table-cell office:value-type="float" office:value="23012">
            <text:p>23012</text:p>
          </table:table-cell>
          <table:table-cell table:formula="of:=[.E186]-[.F186]" office:value-type="float" office:value="248329">
            <text:p>248329</text:p>
          </table:table-cell>
          <table:table-cell table:formula="of:=[.C186]/[.D186]" office:value-type="float" office:value="512">
            <text:p>51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899766">
            <text:p>899766</text:p>
          </table:table-cell>
          <table:table-cell office:value-type="float" office:value="648878">
            <text:p>648878</text:p>
          </table:table-cell>
          <table:table-cell office:value-type="float" office:value="215791">
            <text:p>215791</text:p>
          </table:table-cell>
          <table:table-cell office:value-type="float" office:value="372">
            <text:p>372</text:p>
          </table:table-cell>
          <table:table-cell office:value-type="float" office:value="34724">
            <text:p>34724</text:p>
          </table:table-cell>
          <table:table-cell table:formula="of:=[.E187]-[.F187]" office:value-type="float" office:value="250888">
            <text:p>250888</text:p>
          </table:table-cell>
          <table:table-cell table:formula="of:=[.C187]/[.D187]" office:value-type="float" office:value="8192">
            <text:p>81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29423">
            <text:p>929423</text:p>
          </table:table-cell>
          <table:table-cell office:value-type="float" office:value="658412">
            <text:p>658412</text:p>
          </table:table-cell>
          <table:table-cell office:value-type="float" office:value="222340">
            <text:p>222340</text:p>
          </table:table-cell>
          <table:table-cell office:value-type="float" office:value="362">
            <text:p>362</text:p>
          </table:table-cell>
          <table:table-cell office:value-type="float" office:value="48307">
            <text:p>48307</text:p>
          </table:table-cell>
          <table:table-cell table:formula="of:=[.E188]-[.F188]" office:value-type="float" office:value="271011">
            <text:p>271011</text:p>
          </table:table-cell>
          <table:table-cell table:formula="of:=[.C188]/[.D188]" office:value-type="float" office:value="8192">
            <text:p>81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925478">
            <text:p>925478</text:p>
          </table:table-cell>
          <table:table-cell office:value-type="float" office:value="647660">
            <text:p>647660</text:p>
          </table:table-cell>
          <table:table-cell office:value-type="float" office:value="228677">
            <text:p>228677</text:p>
          </table:table-cell>
          <table:table-cell office:value-type="float" office:value="383">
            <text:p>383</text:p>
          </table:table-cell>
          <table:table-cell office:value-type="float" office:value="48756">
            <text:p>48756</text:p>
          </table:table-cell>
          <table:table-cell table:formula="of:=[.E189]-[.F189]" office:value-type="float" office:value="277818">
            <text:p>277818</text:p>
          </table:table-cell>
          <table:table-cell table:formula="of:=[.C189]/[.D189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620925">
            <text:p>620925</text:p>
          </table:table-cell>
          <table:table-cell office:value-type="float" office:value="331184">
            <text:p>331184</text:p>
          </table:table-cell>
          <table:table-cell office:value-type="float" office:value="273766">
            <text:p>273766</text:p>
          </table:table-cell>
          <table:table-cell office:value-type="float" office:value="354">
            <text:p>354</text:p>
          </table:table-cell>
          <table:table-cell office:value-type="float" office:value="15620">
            <text:p>15620</text:p>
          </table:table-cell>
          <table:table-cell table:formula="of:=[.E190]-[.F190]" office:value-type="float" office:value="289741">
            <text:p>289741</text:p>
          </table:table-cell>
          <table:table-cell table:formula="of:=[.C190]/[.D190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464877">
            <text:p>464877</text:p>
          </table:table-cell>
          <table:table-cell office:value-type="float" office:value="164241">
            <text:p>164241</text:p>
          </table:table-cell>
          <table:table-cell office:value-type="float" office:value="292508">
            <text:p>292508</text:p>
          </table:table-cell>
          <table:table-cell office:value-type="float" office:value="216">
            <text:p>216</text:p>
          </table:table-cell>
          <table:table-cell office:value-type="float" office:value="7911">
            <text:p>7911</text:p>
          </table:table-cell>
          <table:table-cell table:formula="of:=[.E191]-[.F191]" office:value-type="float" office:value="300636">
            <text:p>300636</text:p>
          </table:table-cell>
          <table:table-cell table:formula="of:=[.C191]/[.D191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470642">
            <text:p>470642</text:p>
          </table:table-cell>
          <table:table-cell office:value-type="float" office:value="169608">
            <text:p>169608</text:p>
          </table:table-cell>
          <table:table-cell office:value-type="float" office:value="292870">
            <text:p>292870</text:p>
          </table:table-cell>
          <table:table-cell office:value-type="float" office:value="203">
            <text:p>203</text:p>
          </table:table-cell>
          <table:table-cell office:value-type="float" office:value="7959">
            <text:p>7959</text:p>
          </table:table-cell>
          <table:table-cell table:formula="of:=[.E192]-[.F192]" office:value-type="float" office:value="301034">
            <text:p>301034</text:p>
          </table:table-cell>
          <table:table-cell table:formula="of:=[.C192]/[.D192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626379">
            <text:p>626379</text:p>
          </table:table-cell>
          <table:table-cell office:value-type="float" office:value="320931">
            <text:p>320931</text:p>
          </table:table-cell>
          <table:table-cell office:value-type="float" office:value="289206">
            <text:p>289206</text:p>
          </table:table-cell>
          <table:table-cell office:value-type="float" office:value="432">
            <text:p>432</text:p>
          </table:table-cell>
          <table:table-cell office:value-type="float" office:value="15808">
            <text:p>15808</text:p>
          </table:table-cell>
          <table:table-cell table:formula="of:=[.E193]-[.F193]" office:value-type="float" office:value="305448">
            <text:p>305448</text:p>
          </table:table-cell>
          <table:table-cell table:formula="of:=[.C193]/[.D193]" office:value-type="float" office:value="4096">
            <text:p>4096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515718">
            <text:p>515718</text:p>
          </table:table-cell>
          <table:table-cell office:value-type="float" office:value="198684">
            <text:p>198684</text:p>
          </table:table-cell>
          <table:table-cell office:value-type="float" office:value="301163">
            <text:p>301163</text:p>
          </table:table-cell>
          <table:table-cell office:value-type="float" office:value="408">
            <text:p>408</text:p>
          </table:table-cell>
          <table:table-cell office:value-type="float" office:value="15461">
            <text:p>15461</text:p>
          </table:table-cell>
          <table:table-cell table:formula="of:=[.E194]-[.F194]" office:value-type="float" office:value="317034">
            <text:p>317034</text:p>
          </table:table-cell>
          <table:table-cell table:formula="of:=[.C194]/[.D194]" office:value-type="float" office:value="4096">
            <text:p>40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992892">
            <text:p>992892</text:p>
          </table:table-cell>
          <table:table-cell office:value-type="float" office:value="653028">
            <text:p>653028</text:p>
          </table:table-cell>
          <table:table-cell office:value-type="float" office:value="308011">
            <text:p>308011</text:p>
          </table:table-cell>
          <table:table-cell office:value-type="float" office:value="711">
            <text:p>711</text:p>
          </table:table-cell>
          <table:table-cell office:value-type="float" office:value="31140">
            <text:p>31140</text:p>
          </table:table-cell>
          <table:table-cell table:formula="of:=[.E195]-[.F195]" office:value-type="float" office:value="339864">
            <text:p>339864</text:p>
          </table:table-cell>
          <table:table-cell table:formula="of:=[.C195]/[.D195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31072">
            <text:p>131072</text:p>
          </table:table-cell>
          <table:table-cell office:value-type="float" office:value="514311">
            <text:p>514311</text:p>
          </table:table-cell>
          <table:table-cell office:value-type="float" office:value="163893">
            <text:p>163893</text:p>
          </table:table-cell>
          <table:table-cell office:value-type="float" office:value="345066">
            <text:p>345066</text:p>
          </table:table-cell>
          <table:table-cell office:value-type="float" office:value="665">
            <text:p>665</text:p>
          </table:table-cell>
          <table:table-cell office:value-type="float" office:value="4686">
            <text:p>4686</text:p>
          </table:table-cell>
          <table:table-cell table:formula="of:=[.E196]-[.F196]" office:value-type="float" office:value="350418">
            <text:p>350418</text:p>
          </table:table-cell>
          <table:table-cell table:formula="of:=[.C196]/[.D196]" office:value-type="float" office:value="1024">
            <text:p>102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995056">
            <text:p>995056</text:p>
          </table:table-cell>
          <table:table-cell office:value-type="float" office:value="640403">
            <text:p>640403</text:p>
          </table:table-cell>
          <table:table-cell office:value-type="float" office:value="321897">
            <text:p>321897</text:p>
          </table:table-cell>
          <table:table-cell office:value-type="float" office:value="901">
            <text:p>901</text:p>
          </table:table-cell>
          <table:table-cell office:value-type="float" office:value="31852">
            <text:p>31852</text:p>
          </table:table-cell>
          <table:table-cell table:formula="of:=[.E197]-[.F197]" office:value-type="float" office:value="354653">
            <text:p>354653</text:p>
          </table:table-cell>
          <table:table-cell table:formula="of:=[.C197]/[.D197]" office:value-type="float" office:value="2048">
            <text:p>20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018182">
            <text:p>1018182</text:p>
          </table:table-cell>
          <table:table-cell office:value-type="float" office:value="662756">
            <text:p>662756</text:p>
          </table:table-cell>
          <table:table-cell office:value-type="float" office:value="322874">
            <text:p>322874</text:p>
          </table:table-cell>
          <table:table-cell office:value-type="float" office:value="864">
            <text:p>864</text:p>
          </table:table-cell>
          <table:table-cell office:value-type="float" office:value="31686">
            <text:p>31686</text:p>
          </table:table-cell>
          <table:table-cell table:formula="of:=[.E198]-[.F198]" office:value-type="float" office:value="355426">
            <text:p>355426</text:p>
          </table:table-cell>
          <table:table-cell table:formula="of:=[.C198]/[.D198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524288">
            <text:p>524288</text:p>
          </table:table-cell>
          <table:table-cell office:value-type="float" office:value="687545">
            <text:p>687545</text:p>
          </table:table-cell>
          <table:table-cell office:value-type="float" office:value="331010">
            <text:p>331010</text:p>
          </table:table-cell>
          <table:table-cell office:value-type="float" office:value="345966">
            <text:p>345966</text:p>
          </table:table-cell>
          <table:table-cell office:value-type="float" office:value="1218">
            <text:p>1218</text:p>
          </table:table-cell>
          <table:table-cell office:value-type="float" office:value="9350">
            <text:p>9350</text:p>
          </table:table-cell>
          <table:table-cell table:formula="of:=[.E199]-[.F199]" office:value-type="float" office:value="356535">
            <text:p>356535</text:p>
          </table:table-cell>
          <table:table-cell table:formula="of:=[.C199]/[.D199]" office:value-type="float" office:value="512">
            <text:p>51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757469">
            <text:p>757469</text:p>
          </table:table-cell>
          <table:table-cell office:value-type="float" office:value="397594">
            <text:p>397594</text:p>
          </table:table-cell>
          <table:table-cell office:value-type="float" office:value="328101">
            <text:p>328101</text:p>
          </table:table-cell>
          <table:table-cell office:value-type="float" office:value="847">
            <text:p>847</text:p>
          </table:table-cell>
          <table:table-cell office:value-type="float" office:value="30925">
            <text:p>30925</text:p>
          </table:table-cell>
          <table:table-cell table:formula="of:=[.E200]-[.F200]" office:value-type="float" office:value="359875">
            <text:p>359875</text:p>
          </table:table-cell>
          <table:table-cell table:formula="of:=[.C200]/[.D200]" office:value-type="float" office:value="2048">
            <text:p>2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1045464">
            <text:p>1045464</text:p>
          </table:table-cell>
          <table:table-cell office:value-type="float" office:value="659556">
            <text:p>659556</text:p>
          </table:table-cell>
          <table:table-cell office:value-type="float" office:value="361557">
            <text:p>361557</text:p>
          </table:table-cell>
          <table:table-cell office:value-type="float" office:value="1364">
            <text:p>1364</text:p>
          </table:table-cell>
          <table:table-cell office:value-type="float" office:value="22986">
            <text:p>22986</text:p>
          </table:table-cell>
          <table:table-cell table:formula="of:=[.E201]-[.F201]" office:value-type="float" office:value="385908">
            <text:p>385908</text:p>
          </table:table-cell>
          <table:table-cell table:formula="of:=[.C201]/[.D201]" office:value-type="float" office:value="1024">
            <text:p>10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1052004">
            <text:p>1052004</text:p>
          </table:table-cell>
          <table:table-cell office:value-type="float" office:value="660493">
            <text:p>660493</text:p>
          </table:table-cell>
          <table:table-cell office:value-type="float" office:value="367140">
            <text:p>367140</text:p>
          </table:table-cell>
          <table:table-cell office:value-type="float" office:value="1386">
            <text:p>1386</text:p>
          </table:table-cell>
          <table:table-cell office:value-type="float" office:value="22983">
            <text:p>22983</text:p>
          </table:table-cell>
          <table:table-cell table:formula="of:=[.E202]-[.F202]" office:value-type="float" office:value="391511">
            <text:p>391511</text:p>
          </table:table-cell>
          <table:table-cell table:formula="of:=[.C202]/[.D202]" office:value-type="float" office:value="1024">
            <text:p>1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831071">
            <text:p>831071</text:p>
          </table:table-cell>
          <table:table-cell office:value-type="float" office:value="407189">
            <text:p>407189</text:p>
          </table:table-cell>
          <table:table-cell office:value-type="float" office:value="387218">
            <text:p>387218</text:p>
          </table:table-cell>
          <table:table-cell office:value-type="float" office:value="293">
            <text:p>293</text:p>
          </table:table-cell>
          <table:table-cell office:value-type="float" office:value="36370">
            <text:p>36370</text:p>
          </table:table-cell>
          <table:table-cell table:formula="of:=[.E203]-[.F203]" office:value-type="float" office:value="423882">
            <text:p>423882</text:p>
          </table:table-cell>
          <table:table-cell table:formula="of:=[.C203]/[.D203]" office:value-type="float" office:value="16384">
            <text:p>1638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27214">
            <text:p>1127214</text:p>
          </table:table-cell>
          <table:table-cell office:value-type="float" office:value="679161">
            <text:p>679161</text:p>
          </table:table-cell>
          <table:table-cell office:value-type="float" office:value="413183">
            <text:p>413183</text:p>
          </table:table-cell>
          <table:table-cell office:value-type="float" office:value="290">
            <text:p>290</text:p>
          </table:table-cell>
          <table:table-cell office:value-type="float" office:value="34579">
            <text:p>34579</text:p>
          </table:table-cell>
          <table:table-cell table:formula="of:=[.E204]-[.F204]" office:value-type="float" office:value="448053">
            <text:p>448053</text:p>
          </table:table-cell>
          <table:table-cell table:formula="of:=[.C204]/[.D204]" office:value-type="float" office:value="16384">
            <text:p>163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36612">
            <text:p>1136612</text:p>
          </table:table-cell>
          <table:table-cell office:value-type="float" office:value="662445">
            <text:p>662445</text:p>
          </table:table-cell>
          <table:table-cell office:value-type="float" office:value="425140">
            <text:p>425140</text:p>
          </table:table-cell>
          <table:table-cell office:value-type="float" office:value="367">
            <text:p>367</text:p>
          </table:table-cell>
          <table:table-cell office:value-type="float" office:value="48658">
            <text:p>48658</text:p>
          </table:table-cell>
          <table:table-cell table:formula="of:=[.E205]-[.F205]" office:value-type="float" office:value="474167">
            <text:p>474167</text:p>
          </table:table-cell>
          <table:table-cell table:formula="of:=[.C205]/[.D205]" office:value-type="float" office:value="16384">
            <text:p>16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1141119">
            <text:p>1141119</text:p>
          </table:table-cell>
          <table:table-cell office:value-type="float" office:value="653882">
            <text:p>653882</text:p>
          </table:table-cell>
          <table:table-cell office:value-type="float" office:value="437906">
            <text:p>437906</text:p>
          </table:table-cell>
          <table:table-cell office:value-type="float" office:value="371">
            <text:p>371</text:p>
          </table:table-cell>
          <table:table-cell office:value-type="float" office:value="48957">
            <text:p>48957</text:p>
          </table:table-cell>
          <table:table-cell table:formula="of:=[.E206]-[.F206]" office:value-type="float" office:value="487237">
            <text:p>487237</text:p>
          </table:table-cell>
          <table:table-cell table:formula="of:=[.C206]/[.D206]" office:value-type="float" office:value="16384">
            <text:p>1638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895638">
            <text:p>895638</text:p>
          </table:table-cell>
          <table:table-cell office:value-type="float" office:value="336149">
            <text:p>336149</text:p>
          </table:table-cell>
          <table:table-cell office:value-type="float" office:value="543498">
            <text:p>543498</text:p>
          </table:table-cell>
          <table:table-cell office:value-type="float" office:value="379">
            <text:p>379</text:p>
          </table:table-cell>
          <table:table-cell office:value-type="float" office:value="15610">
            <text:p>15610</text:p>
          </table:table-cell>
          <table:table-cell table:formula="of:=[.E207]-[.F207]" office:value-type="float" office:value="559489">
            <text:p>559489</text:p>
          </table:table-cell>
          <table:table-cell table:formula="of:=[.C207]/[.D207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911308">
            <text:p>911308</text:p>
          </table:table-cell>
          <table:table-cell office:value-type="float" office:value="326174">
            <text:p>326174</text:p>
          </table:table-cell>
          <table:table-cell office:value-type="float" office:value="569045">
            <text:p>569045</text:p>
          </table:table-cell>
          <table:table-cell office:value-type="float" office:value="389">
            <text:p>389</text:p>
          </table:table-cell>
          <table:table-cell office:value-type="float" office:value="15699">
            <text:p>15699</text:p>
          </table:table-cell>
          <table:table-cell table:formula="of:=[.E208]-[.F208]" office:value-type="float" office:value="585134">
            <text:p>585134</text:p>
          </table:table-cell>
          <table:table-cell table:formula="of:=[.C208]/[.D208]" office:value-type="float" office:value="8192">
            <text:p>8192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803947">
            <text:p>803947</text:p>
          </table:table-cell>
          <table:table-cell office:value-type="float" office:value="198945">
            <text:p>198945</text:p>
          </table:table-cell>
          <table:table-cell office:value-type="float" office:value="589013">
            <text:p>589013</text:p>
          </table:table-cell>
          <table:table-cell office:value-type="float" office:value="439">
            <text:p>439</text:p>
          </table:table-cell>
          <table:table-cell office:value-type="float" office:value="15549">
            <text:p>15549</text:p>
          </table:table-cell>
          <table:table-cell table:formula="of:=[.E209]-[.F209]" office:value-type="float" office:value="605002">
            <text:p>605002</text:p>
          </table:table-cell>
          <table:table-cell table:formula="of:=[.C209]/[.D209]" office:value-type="float" office:value="8192">
            <text:p>81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268895">
            <text:p>1268895</text:p>
          </table:table-cell>
          <table:table-cell office:value-type="float" office:value="655296">
            <text:p>655296</text:p>
          </table:table-cell>
          <table:table-cell office:value-type="float" office:value="581206">
            <text:p>581206</text:p>
          </table:table-cell>
          <table:table-cell office:value-type="float" office:value="899">
            <text:p>899</text:p>
          </table:table-cell>
          <table:table-cell office:value-type="float" office:value="31492">
            <text:p>31492</text:p>
          </table:table-cell>
          <table:table-cell table:formula="of:=[.E210]-[.F210]" office:value-type="float" office:value="613599">
            <text:p>613599</text:p>
          </table:table-cell>
          <table:table-cell table:formula="of:=[.C210]/[.D210]" office:value-type="float" office:value="4096">
            <text:p>40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271527">
            <text:p>1271527</text:p>
          </table:table-cell>
          <table:table-cell office:value-type="float" office:value="654067">
            <text:p>654067</text:p>
          </table:table-cell>
          <table:table-cell office:value-type="float" office:value="584980">
            <text:p>584980</text:p>
          </table:table-cell>
          <table:table-cell office:value-type="float" office:value="860">
            <text:p>860</text:p>
          </table:table-cell>
          <table:table-cell office:value-type="float" office:value="31620">
            <text:p>31620</text:p>
          </table:table-cell>
          <table:table-cell table:formula="of:=[.E211]-[.F211]" office:value-type="float" office:value="617460">
            <text:p>617460</text:p>
          </table:table-cell>
          <table:table-cell table:formula="of:=[.C211]/[.D211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262144">
            <text:p>262144</text:p>
          </table:table-cell>
          <table:table-cell office:value-type="float" office:value="946933">
            <text:p>946933</text:p>
          </table:table-cell>
          <table:table-cell office:value-type="float" office:value="328405">
            <text:p>328405</text:p>
          </table:table-cell>
          <table:table-cell office:value-type="float" office:value="608000">
            <text:p>608000</text:p>
          </table:table-cell>
          <table:table-cell office:value-type="float" office:value="1164">
            <text:p>1164</text:p>
          </table:table-cell>
          <table:table-cell office:value-type="float" office:value="9363">
            <text:p>9363</text:p>
          </table:table-cell>
          <table:table-cell table:formula="of:=[.E212]-[.F212]" office:value-type="float" office:value="618528">
            <text:p>618528</text:p>
          </table:table-cell>
          <table:table-cell table:formula="of:=[.C212]/[.D212]" office:value-type="float" office:value="1024">
            <text:p>10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292521">
            <text:p>1292521</text:p>
          </table:table-cell>
          <table:table-cell office:value-type="float" office:value="662304">
            <text:p>662304</text:p>
          </table:table-cell>
          <table:table-cell office:value-type="float" office:value="597670">
            <text:p>597670</text:p>
          </table:table-cell>
          <table:table-cell office:value-type="float" office:value="822">
            <text:p>822</text:p>
          </table:table-cell>
          <table:table-cell office:value-type="float" office:value="31723">
            <text:p>31723</text:p>
          </table:table-cell>
          <table:table-cell table:formula="of:=[.E213]-[.F213]" office:value-type="float" office:value="630217">
            <text:p>630217</text:p>
          </table:table-cell>
          <table:table-cell table:formula="of:=[.C213]/[.D213]" office:value-type="float" office:value="4096">
            <text:p>409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041903">
            <text:p>1041903</text:p>
          </table:table-cell>
          <table:table-cell office:value-type="float" office:value="398034">
            <text:p>398034</text:p>
          </table:table-cell>
          <table:table-cell office:value-type="float" office:value="612041">
            <text:p>612041</text:p>
          </table:table-cell>
          <table:table-cell office:value-type="float" office:value="827">
            <text:p>827</text:p>
          </table:table-cell>
          <table:table-cell office:value-type="float" office:value="30999">
            <text:p>30999</text:p>
          </table:table-cell>
          <table:table-cell table:formula="of:=[.E214]-[.F214]" office:value-type="float" office:value="643869">
            <text:p>643869</text:p>
          </table:table-cell>
          <table:table-cell table:formula="of:=[.C214]/[.D214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65536">
            <text:p>65536</text:p>
          </table:table-cell>
          <table:table-cell office:value-type="float" office:value="823575">
            <text:p>823575</text:p>
          </table:table-cell>
          <table:table-cell office:value-type="float" office:value="161403">
            <text:p>161403</text:p>
          </table:table-cell>
          <table:table-cell office:value-type="float" office:value="656858">
            <text:p>656858</text:p>
          </table:table-cell>
          <table:table-cell office:value-type="float" office:value="623">
            <text:p>623</text:p>
          </table:table-cell>
          <table:table-cell office:value-type="float" office:value="4689">
            <text:p>4689</text:p>
          </table:table-cell>
          <table:table-cell table:formula="of:=[.E215]-[.F215]" office:value-type="float" office:value="662172">
            <text:p>662172</text:p>
          </table:table-cell>
          <table:table-cell table:formula="of:=[.C215]/[.D215]" office:value-type="float" office:value="2048">
            <text:p>20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331796">
            <text:p>1331796</text:p>
          </table:table-cell>
          <table:table-cell office:value-type="float" office:value="659519">
            <text:p>659519</text:p>
          </table:table-cell>
          <table:table-cell office:value-type="float" office:value="648182">
            <text:p>648182</text:p>
          </table:table-cell>
          <table:table-cell office:value-type="float" office:value="1084">
            <text:p>1084</text:p>
          </table:table-cell>
          <table:table-cell office:value-type="float" office:value="23010">
            <text:p>23010</text:p>
          </table:table-cell>
          <table:table-cell table:formula="of:=[.E216]-[.F216]" office:value-type="float" office:value="672277">
            <text:p>672277</text:p>
          </table:table-cell>
          <table:table-cell table:formula="of:=[.C216]/[.D216]" office:value-type="float" office:value="2048">
            <text:p>2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333844">
            <text:p>1333844</text:p>
          </table:table-cell>
          <table:table-cell office:value-type="float" office:value="657713">
            <text:p>657713</text:p>
          </table:table-cell>
          <table:table-cell office:value-type="float" office:value="652092">
            <text:p>652092</text:p>
          </table:table-cell>
          <table:table-cell office:value-type="float" office:value="1090">
            <text:p>1090</text:p>
          </table:table-cell>
          <table:table-cell office:value-type="float" office:value="22947">
            <text:p>22947</text:p>
          </table:table-cell>
          <table:table-cell table:formula="of:=[.E217]-[.F217]" office:value-type="float" office:value="676131">
            <text:p>676131</text:p>
          </table:table-cell>
          <table:table-cell table:formula="of:=[.C217]/[.D217]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178664">
            <text:p>1178664</text:p>
          </table:table-cell>
          <table:table-cell office:value-type="float" office:value="408386">
            <text:p>408386</text:p>
          </table:table-cell>
          <table:table-cell office:value-type="float" office:value="746041">
            <text:p>746041</text:p>
          </table:table-cell>
          <table:table-cell office:value-type="float" office:value="302">
            <text:p>302</text:p>
          </table:table-cell>
          <table:table-cell office:value-type="float" office:value="23933">
            <text:p>23933</text:p>
          </table:table-cell>
          <table:table-cell table:formula="of:=[.E218]-[.F218]" office:value-type="float" office:value="770278">
            <text:p>770278</text:p>
          </table:table-cell>
          <table:table-cell table:formula="of:=[.C218]/[.D218]" office:value-type="float" office:value="32768">
            <text:p>3276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19730">
            <text:p>1519730</text:p>
          </table:table-cell>
          <table:table-cell office:value-type="float" office:value="663631">
            <text:p>663631</text:p>
          </table:table-cell>
          <table:table-cell office:value-type="float" office:value="820846">
            <text:p>820846</text:p>
          </table:table-cell>
          <table:table-cell office:value-type="float" office:value="360">
            <text:p>360</text:p>
          </table:table-cell>
          <table:table-cell office:value-type="float" office:value="34891">
            <text:p>34891</text:p>
          </table:table-cell>
          <table:table-cell table:formula="of:=[.E219]-[.F219]" office:value-type="float" office:value="856099">
            <text:p>856099</text:p>
          </table:table-cell>
          <table:table-cell table:formula="of:=[.C219]/[.D219]" office:value-type="float" office:value="32768">
            <text:p>3276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55761">
            <text:p>1555761</text:p>
          </table:table-cell>
          <table:table-cell office:value-type="float" office:value="652927">
            <text:p>652927</text:p>
          </table:table-cell>
          <table:table-cell office:value-type="float" office:value="853044">
            <text:p>853044</text:p>
          </table:table-cell>
          <table:table-cell office:value-type="float" office:value="349">
            <text:p>349</text:p>
          </table:table-cell>
          <table:table-cell office:value-type="float" office:value="49439">
            <text:p>49439</text:p>
          </table:table-cell>
          <table:table-cell table:formula="of:=[.E220]-[.F220]" office:value-type="float" office:value="902834">
            <text:p>902834</text:p>
          </table:table-cell>
          <table:table-cell table:formula="of:=[.C220]/[.D220]" office:value-type="float" office:value="32768">
            <text:p>327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563665">
            <text:p>1563665</text:p>
          </table:table-cell>
          <table:table-cell office:value-type="float" office:value="655864">
            <text:p>655864</text:p>
          </table:table-cell>
          <table:table-cell office:value-type="float" office:value="852790">
            <text:p>852790</text:p>
          </table:table-cell>
          <table:table-cell office:value-type="float" office:value="357">
            <text:p>357</text:p>
          </table:table-cell>
          <table:table-cell office:value-type="float" office:value="54652">
            <text:p>54652</text:p>
          </table:table-cell>
          <table:table-cell table:formula="of:=[.E221]-[.F221]" office:value-type="float" office:value="907801">
            <text:p>907801</text:p>
          </table:table-cell>
          <table:table-cell table:formula="of:=[.C221]/[.D221]" office:value-type="float" office:value="32768">
            <text:p>327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764846">
            <text:p>1764846</text:p>
          </table:table-cell>
          <table:table-cell office:value-type="float" office:value="653193">
            <text:p>653193</text:p>
          </table:table-cell>
          <table:table-cell office:value-type="float" office:value="1079650">
            <text:p>1079650</text:p>
          </table:table-cell>
          <table:table-cell office:value-type="float" office:value="689">
            <text:p>689</text:p>
          </table:table-cell>
          <table:table-cell office:value-type="float" office:value="31312">
            <text:p>31312</text:p>
          </table:table-cell>
          <table:table-cell table:formula="of:=[.E222]-[.F222]" office:value-type="float" office:value="1111653">
            <text:p>1111653</text:p>
          </table:table-cell>
          <table:table-cell table:formula="of:=[.C222]/[.D222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1460345">
            <text:p>1460345</text:p>
          </table:table-cell>
          <table:table-cell office:value-type="float" office:value="333247">
            <text:p>333247</text:p>
          </table:table-cell>
          <table:table-cell office:value-type="float" office:value="1111029">
            <text:p>1111029</text:p>
          </table:table-cell>
          <table:table-cell office:value-type="float" office:value="416">
            <text:p>416</text:p>
          </table:table-cell>
          <table:table-cell office:value-type="float" office:value="15651">
            <text:p>15651</text:p>
          </table:table-cell>
          <table:table-cell table:formula="of:=[.E223]-[.F223]" office:value-type="float" office:value="1127098">
            <text:p>1127098</text:p>
          </table:table-cell>
          <table:table-cell table:formula="of:=[.C223]/[.D223]" office:value-type="float" office:value="16384">
            <text:p>163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780003">
            <text:p>1780003</text:p>
          </table:table-cell>
          <table:table-cell office:value-type="float" office:value="643536">
            <text:p>643536</text:p>
          </table:table-cell>
          <table:table-cell office:value-type="float" office:value="1103909">
            <text:p>1103909</text:p>
          </table:table-cell>
          <table:table-cell office:value-type="float" office:value="780">
            <text:p>780</text:p>
          </table:table-cell>
          <table:table-cell office:value-type="float" office:value="31776">
            <text:p>31776</text:p>
          </table:table-cell>
          <table:table-cell table:formula="of:=[.E224]-[.F224]" office:value-type="float" office:value="1136467">
            <text:p>1136467</text:p>
          </table:table-cell>
          <table:table-cell table:formula="of:=[.C224]/[.D224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1465537">
            <text:p>1465537</text:p>
          </table:table-cell>
          <table:table-cell office:value-type="float" office:value="318566">
            <text:p>318566</text:p>
          </table:table-cell>
          <table:table-cell office:value-type="float" office:value="1130753">
            <text:p>1130753</text:p>
          </table:table-cell>
          <table:table-cell office:value-type="float" office:value="426">
            <text:p>426</text:p>
          </table:table-cell>
          <table:table-cell office:value-type="float" office:value="15791">
            <text:p>15791</text:p>
          </table:table-cell>
          <table:table-cell table:formula="of:=[.E225]-[.F225]" office:value-type="float" office:value="1146971">
            <text:p>1146971</text:p>
          </table:table-cell>
          <table:table-cell table:formula="of:=[.C225]/[.D225]" office:value-type="float" office:value="16384">
            <text:p>16384</text:p>
          </table:table-cell>
        </table:table-row>
        <table:table-row table:style-name="ro1" table:visibility="filter">
          <table:table-cell table:number-columns-repeated="2" office:value-type="float" office:value="4">
            <text:p>4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1369969">
            <text:p>1369969</text:p>
          </table:table-cell>
          <table:table-cell office:value-type="float" office:value="199171">
            <text:p>199171</text:p>
          </table:table-cell>
          <table:table-cell office:value-type="float" office:value="1154833">
            <text:p>1154833</text:p>
          </table:table-cell>
          <table:table-cell office:value-type="float" office:value="425">
            <text:p>425</text:p>
          </table:table-cell>
          <table:table-cell office:value-type="float" office:value="15539">
            <text:p>15539</text:p>
          </table:table-cell>
          <table:table-cell table:formula="of:=[.E226]-[.F226]" office:value-type="float" office:value="1170798">
            <text:p>1170798</text:p>
          </table:table-cell>
          <table:table-cell table:formula="of:=[.C226]/[.D226]" office:value-type="float" office:value="16384">
            <text:p>1638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596816">
            <text:p>1596816</text:p>
          </table:table-cell>
          <table:table-cell office:value-type="float" office:value="397773">
            <text:p>397773</text:p>
          </table:table-cell>
          <table:table-cell office:value-type="float" office:value="1167207">
            <text:p>1167207</text:p>
          </table:table-cell>
          <table:table-cell office:value-type="float" office:value="846">
            <text:p>846</text:p>
          </table:table-cell>
          <table:table-cell office:value-type="float" office:value="30989">
            <text:p>30989</text:p>
          </table:table-cell>
          <table:table-cell table:formula="of:=[.E227]-[.F227]" office:value-type="float" office:value="1199043">
            <text:p>1199043</text:p>
          </table:table-cell>
          <table:table-cell table:formula="of:=[.C227]/[.D227]" office:value-type="float" office:value="8192">
            <text:p>81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1876748">
            <text:p>1876748</text:p>
          </table:table-cell>
          <table:table-cell office:value-type="float" office:value="662271">
            <text:p>662271</text:p>
          </table:table-cell>
          <table:table-cell office:value-type="float" office:value="1181880">
            <text:p>1181880</text:p>
          </table:table-cell>
          <table:table-cell office:value-type="float" office:value="867">
            <text:p>867</text:p>
          </table:table-cell>
          <table:table-cell office:value-type="float" office:value="31729">
            <text:p>31729</text:p>
          </table:table-cell>
          <table:table-cell table:formula="of:=[.E228]-[.F228]" office:value-type="float" office:value="1214477">
            <text:p>1214477</text:p>
          </table:table-cell>
          <table:table-cell table:formula="of:=[.C228]/[.D228]" office:value-type="float" office:value="8192">
            <text:p>81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1885500">
            <text:p>1885500</text:p>
          </table:table-cell>
          <table:table-cell office:value-type="float" office:value="651933">
            <text:p>651933</text:p>
          </table:table-cell>
          <table:table-cell office:value-type="float" office:value="1209577">
            <text:p>1209577</text:p>
          </table:table-cell>
          <table:table-cell office:value-type="float" office:value="1063">
            <text:p>1063</text:p>
          </table:table-cell>
          <table:table-cell office:value-type="float" office:value="22926">
            <text:p>22926</text:p>
          </table:table-cell>
          <table:table-cell table:formula="of:=[.E229]-[.F229]" office:value-type="float" office:value="1233567">
            <text:p>1233567</text:p>
          </table:table-cell>
          <table:table-cell table:formula="of:=[.C229]/[.D229]" office:value-type="float" office:value="4096">
            <text:p>4096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31072">
            <text:p>131072</text:p>
          </table:table-cell>
          <table:table-cell office:value-type="float" office:value="1562158">
            <text:p>1562158</text:p>
          </table:table-cell>
          <table:table-cell office:value-type="float" office:value="320411">
            <text:p>320411</text:p>
          </table:table-cell>
          <table:table-cell office:value-type="float" office:value="1231249">
            <text:p>1231249</text:p>
          </table:table-cell>
          <table:table-cell office:value-type="float" office:value="1119">
            <text:p>1119</text:p>
          </table:table-cell>
          <table:table-cell office:value-type="float" office:value="9377">
            <text:p>9377</text:p>
          </table:table-cell>
          <table:table-cell table:formula="of:=[.E230]-[.F230]" office:value-type="float" office:value="1241747">
            <text:p>1241747</text:p>
          </table:table-cell>
          <table:table-cell table:formula="of:=[.C230]/[.D230]" office:value-type="float" office:value="2048">
            <text:p>2048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32768">
            <text:p>32768</text:p>
          </table:table-cell>
          <table:table-cell office:value-type="float" office:value="1436152">
            <text:p>1436152</text:p>
          </table:table-cell>
          <table:table-cell office:value-type="float" office:value="163844">
            <text:p>163844</text:p>
          </table:table-cell>
          <table:table-cell office:value-type="float" office:value="1266995">
            <text:p>1266995</text:p>
          </table:table-cell>
          <table:table-cell office:value-type="float" office:value="603">
            <text:p>603</text:p>
          </table:table-cell>
          <table:table-cell office:value-type="float" office:value="4710">
            <text:p>4710</text:p>
          </table:table-cell>
          <table:table-cell table:formula="of:=[.E231]-[.F231]" office:value-type="float" office:value="1272308">
            <text:p>1272308</text:p>
          </table:table-cell>
          <table:table-cell table:formula="of:=[.C231]/[.D231]" office:value-type="float" office:value="4096">
            <text:p>40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62144">
            <text:p>262144</text:p>
          </table:table-cell>
          <table:table-cell office:value-type="float" office:value="1998615">
            <text:p>1998615</text:p>
          </table:table-cell>
          <table:table-cell office:value-type="float" office:value="668871">
            <text:p>668871</text:p>
          </table:table-cell>
          <table:table-cell office:value-type="float" office:value="1229999">
            <text:p>1229999</text:p>
          </table:table-cell>
          <table:table-cell office:value-type="float" office:value="1387">
            <text:p>1387</text:p>
          </table:table-cell>
          <table:table-cell office:value-type="float" office:value="98356">
            <text:p>98356</text:p>
          </table:table-cell>
          <table:table-cell table:formula="of:=[.E232]-[.F232]" office:value-type="float" office:value="1329744">
            <text:p>1329744</text:p>
          </table:table-cell>
          <table:table-cell table:formula="of:=[.C232]/[.D232]" office:value-type="float" office:value="2048">
            <text:p>2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2001753">
            <text:p>2001753</text:p>
          </table:table-cell>
          <table:table-cell office:value-type="float" office:value="669578">
            <text:p>669578</text:p>
          </table:table-cell>
          <table:table-cell office:value-type="float" office:value="1308032">
            <text:p>1308032</text:p>
          </table:table-cell>
          <table:table-cell office:value-type="float" office:value="1194">
            <text:p>1194</text:p>
          </table:table-cell>
          <table:table-cell office:value-type="float" office:value="22948">
            <text:p>22948</text:p>
          </table:table-cell>
          <table:table-cell table:formula="of:=[.E233]-[.F233]" office:value-type="float" office:value="1332175">
            <text:p>1332175</text:p>
          </table:table-cell>
          <table:table-cell table:formula="of:=[.C233]/[.D233]" office:value-type="float" office:value="4096">
            <text:p>40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31072">
            <text:p>131072</text:p>
          </table:table-cell>
          <table:table-cell office:value-type="float" office:value="2125827">
            <text:p>2125827</text:p>
          </table:table-cell>
          <table:table-cell office:value-type="float" office:value="647786">
            <text:p>647786</text:p>
          </table:table-cell>
          <table:table-cell office:value-type="float" office:value="1371690">
            <text:p>1371690</text:p>
          </table:table-cell>
          <table:table-cell office:value-type="float" office:value="1322">
            <text:p>1322</text:p>
          </table:table-cell>
          <table:table-cell office:value-type="float" office:value="105028">
            <text:p>105028</text:p>
          </table:table-cell>
          <table:table-cell table:formula="of:=[.E234]-[.F234]" office:value-type="float" office:value="1478041">
            <text:p>1478041</text:p>
          </table:table-cell>
          <table:table-cell table:formula="of:=[.C234]/[.D234]" office:value-type="float" office:value="4096">
            <text:p>40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048576">
            <text:p>1048576</text:p>
          </table:table-cell>
          <table:table-cell office:value-type="float" office:value="2758759">
            <text:p>2758759</text:p>
          </table:table-cell>
          <table:table-cell office:value-type="float" office:value="680825">
            <text:p>680825</text:p>
          </table:table-cell>
          <table:table-cell office:value-type="float" office:value="1314486">
            <text:p>1314486</text:p>
          </table:table-cell>
          <table:table-cell office:value-type="float" office:value="1774">
            <text:p>1774</text:p>
          </table:table-cell>
          <table:table-cell office:value-type="float" office:value="761673">
            <text:p>761673</text:p>
          </table:table-cell>
          <table:table-cell table:formula="of:=[.E235]-[.F235]" office:value-type="float" office:value="2077934">
            <text:p>2077934</text:p>
          </table:table-cell>
          <table:table-cell table:formula="of:=[.C235]/[.D235]" office:value-type="float" office:value="512">
            <text:p>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4194304">
            <text:p>4194304</text:p>
          </table:table-cell>
          <table:table-cell office:value-type="float" office:value="2766350">
            <text:p>2766350</text:p>
          </table:table-cell>
          <table:table-cell office:value-type="float" office:value="663368">
            <text:p>663368</text:p>
          </table:table-cell>
          <table:table-cell office:value-type="float" office:value="1133479">
            <text:p>1133479</text:p>
          </table:table-cell>
          <table:table-cell office:value-type="float" office:value="2604">
            <text:p>2604</text:p>
          </table:table-cell>
          <table:table-cell office:value-type="float" office:value="966898">
            <text:p>966898</text:p>
          </table:table-cell>
          <table:table-cell table:formula="of:=[.E236]-[.F236]" office:value-type="float" office:value="2102982">
            <text:p>2102982</text:p>
          </table:table-cell>
          <table:table-cell table:formula="of:=[.C236]/[.D236]" office:value-type="float" office:value="128">
            <text:p>1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8388608">
            <text:p>8388608</text:p>
          </table:table-cell>
          <table:table-cell office:value-type="float" office:value="2807142">
            <text:p>2807142</text:p>
          </table:table-cell>
          <table:table-cell office:value-type="float" office:value="654828">
            <text:p>654828</text:p>
          </table:table-cell>
          <table:table-cell office:value-type="float" office:value="1271101">
            <text:p>1271101</text:p>
          </table:table-cell>
          <table:table-cell office:value-type="float" office:value="3824">
            <text:p>3824</text:p>
          </table:table-cell>
          <table:table-cell office:value-type="float" office:value="877388">
            <text:p>877388</text:p>
          </table:table-cell>
          <table:table-cell table:formula="of:=[.E237]-[.F237]" office:value-type="float" office:value="2152314">
            <text:p>2152314</text:p>
          </table:table-cell>
          <table:table-cell table:formula="of:=[.C237]/[.D237]" office:value-type="float" office:value="64">
            <text:p>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880882">
            <text:p>2880882</text:p>
          </table:table-cell>
          <table:table-cell office:value-type="float" office:value="671407">
            <text:p>671407</text:p>
          </table:table-cell>
          <table:table-cell office:value-type="float" office:value="2176857">
            <text:p>2176857</text:p>
          </table:table-cell>
          <table:table-cell office:value-type="float" office:value="755">
            <text:p>755</text:p>
          </table:table-cell>
          <table:table-cell office:value-type="float" office:value="31862">
            <text:p>31862</text:p>
          </table:table-cell>
          <table:table-cell table:formula="of:=[.E238]-[.F238]" office:value-type="float" office:value="2209475">
            <text:p>2209475</text:p>
          </table:table-cell>
          <table:table-cell table:formula="of:=[.C238]/[.D238]" office:value-type="float" office:value="16384">
            <text:p>163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2097152">
            <text:p>2097152</text:p>
          </table:table-cell>
          <table:table-cell office:value-type="float" office:value="2979275">
            <text:p>2979275</text:p>
          </table:table-cell>
          <table:table-cell office:value-type="float" office:value="689283">
            <text:p>689283</text:p>
          </table:table-cell>
          <table:table-cell office:value-type="float" office:value="1309912">
            <text:p>1309912</text:p>
          </table:table-cell>
          <table:table-cell office:value-type="float" office:value="2142">
            <text:p>2142</text:p>
          </table:table-cell>
          <table:table-cell office:value-type="float" office:value="977937">
            <text:p>977937</text:p>
          </table:table-cell>
          <table:table-cell table:formula="of:=[.E239]-[.F239]" office:value-type="float" office:value="2289992">
            <text:p>2289992</text:p>
          </table:table-cell>
          <table:table-cell table:formula="of:=[.C239]/[.D239]" office:value-type="float" office:value="256">
            <text:p>2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956404">
            <text:p>2956404</text:p>
          </table:table-cell>
          <table:table-cell office:value-type="float" office:value="658523">
            <text:p>658523</text:p>
          </table:table-cell>
          <table:table-cell office:value-type="float" office:value="2265258">
            <text:p>2265258</text:p>
          </table:table-cell>
          <table:table-cell office:value-type="float" office:value="823">
            <text:p>823</text:p>
          </table:table-cell>
          <table:table-cell office:value-type="float" office:value="31798">
            <text:p>31798</text:p>
          </table:table-cell>
          <table:table-cell table:formula="of:=[.E240]-[.F240]" office:value-type="float" office:value="2297881">
            <text:p>2297881</text:p>
          </table:table-cell>
          <table:table-cell table:formula="of:=[.C240]/[.D240]" office:value-type="float" office:value="16384">
            <text:p>16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998501">
            <text:p>2998501</text:p>
          </table:table-cell>
          <table:table-cell office:value-type="float" office:value="654429">
            <text:p>654429</text:p>
          </table:table-cell>
          <table:table-cell office:value-type="float" office:value="2311365">
            <text:p>2311365</text:p>
          </table:table-cell>
          <table:table-cell office:value-type="float" office:value="863">
            <text:p>863</text:p>
          </table:table-cell>
          <table:table-cell office:value-type="float" office:value="31842">
            <text:p>31842</text:p>
          </table:table-cell>
          <table:table-cell table:formula="of:=[.E241]-[.F241]" office:value-type="float" office:value="2344072">
            <text:p>2344072</text:p>
          </table:table-cell>
          <table:table-cell table:formula="of:=[.C241]/[.D241]" office:value-type="float" office:value="16384">
            <text:p>1638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2748209">
            <text:p>2748209</text:p>
          </table:table-cell>
          <table:table-cell office:value-type="float" office:value="397320">
            <text:p>397320</text:p>
          </table:table-cell>
          <table:table-cell office:value-type="float" office:value="2319094">
            <text:p>2319094</text:p>
          </table:table-cell>
          <table:table-cell office:value-type="float" office:value="835">
            <text:p>835</text:p>
          </table:table-cell>
          <table:table-cell office:value-type="float" office:value="30958">
            <text:p>30958</text:p>
          </table:table-cell>
          <table:table-cell table:formula="of:=[.E242]-[.F242]" office:value-type="float" office:value="2350889">
            <text:p>2350889</text:p>
          </table:table-cell>
          <table:table-cell table:formula="of:=[.C242]/[.D242]" office:value-type="float" office:value="16384">
            <text:p>1638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65536">
            <text:p>65536</text:p>
          </table:table-cell>
          <table:table-cell office:value-type="float" office:value="2707071">
            <text:p>2707071</text:p>
          </table:table-cell>
          <table:table-cell office:value-type="float" office:value="327554">
            <text:p>327554</text:p>
          </table:table-cell>
          <table:table-cell office:value-type="float" office:value="2368849">
            <text:p>2368849</text:p>
          </table:table-cell>
          <table:table-cell office:value-type="float" office:value="1308">
            <text:p>1308</text:p>
          </table:table-cell>
          <table:table-cell office:value-type="float" office:value="9358">
            <text:p>9358</text:p>
          </table:table-cell>
          <table:table-cell table:formula="of:=[.E243]-[.F243]" office:value-type="float" office:value="2379517">
            <text:p>2379517</text:p>
          </table:table-cell>
          <table:table-cell table:formula="of:=[.C243]/[.D243]" office:value-type="float" office:value="4096">
            <text:p>40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524288">
            <text:p>524288</text:p>
          </table:table-cell>
          <table:table-cell office:value-type="float" office:value="3088562">
            <text:p>3088562</text:p>
          </table:table-cell>
          <table:table-cell office:value-type="float" office:value="668858">
            <text:p>668858</text:p>
          </table:table-cell>
          <table:table-cell office:value-type="float" office:value="1492292">
            <text:p>1492292</text:p>
          </table:table-cell>
          <table:table-cell office:value-type="float" office:value="1494">
            <text:p>1494</text:p>
          </table:table-cell>
          <table:table-cell office:value-type="float" office:value="925917">
            <text:p>925917</text:p>
          </table:table-cell>
          <table:table-cell table:formula="of:=[.E244]-[.F244]" office:value-type="float" office:value="2419704">
            <text:p>2419704</text:p>
          </table:table-cell>
          <table:table-cell table:formula="of:=[.C244]/[.D244]" office:value-type="float" office:value="1024">
            <text:p>10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3109079">
            <text:p>3109079</text:p>
          </table:table-cell>
          <table:table-cell office:value-type="float" office:value="665456">
            <text:p>665456</text:p>
          </table:table-cell>
          <table:table-cell office:value-type="float" office:value="2419457">
            <text:p>2419457</text:p>
          </table:table-cell>
          <table:table-cell office:value-type="float" office:value="1136">
            <text:p>1136</text:p>
          </table:table-cell>
          <table:table-cell office:value-type="float" office:value="23029">
            <text:p>23029</text:p>
          </table:table-cell>
          <table:table-cell table:formula="of:=[.E245]-[.F245]" office:value-type="float" office:value="2443623">
            <text:p>2443623</text:p>
          </table:table-cell>
          <table:table-cell table:formula="of:=[.C245]/[.D245]" office:value-type="float" office:value="8192">
            <text:p>8192</text:p>
          </table:table-cell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4217728">
            <text:p>134217728</text:p>
          </table:table-cell>
          <table:table-cell office:value-type="float" office:value="16384">
            <text:p>16384</text:p>
          </table:table-cell>
          <table:table-cell office:value-type="float" office:value="2696616">
            <text:p>2696616</text:p>
          </table:table-cell>
          <table:table-cell office:value-type="float" office:value="161129">
            <text:p>161129</text:p>
          </table:table-cell>
          <table:table-cell office:value-type="float" office:value="2530200">
            <text:p>2530200</text:p>
          </table:table-cell>
          <table:table-cell office:value-type="float" office:value="602">
            <text:p>602</text:p>
          </table:table-cell>
          <table:table-cell office:value-type="float" office:value="4684">
            <text:p>4684</text:p>
          </table:table-cell>
          <table:table-cell table:formula="of:=[.E246]-[.F246]" office:value-type="float" office:value="2535487">
            <text:p>2535487</text:p>
          </table:table-cell>
          <table:table-cell table:formula="of:=[.C246]/[.D246]" office:value-type="float" office:value="8192">
            <text:p>81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3218400">
            <text:p>3218400</text:p>
          </table:table-cell>
          <table:table-cell office:value-type="float" office:value="657428">
            <text:p>657428</text:p>
          </table:table-cell>
          <table:table-cell office:value-type="float" office:value="2536921">
            <text:p>2536921</text:p>
          </table:table-cell>
          <table:table-cell office:value-type="float" office:value="1191">
            <text:p>1191</text:p>
          </table:table-cell>
          <table:table-cell office:value-type="float" office:value="22858">
            <text:p>22858</text:p>
          </table:table-cell>
          <table:table-cell table:formula="of:=[.E247]-[.F247]" office:value-type="float" office:value="2560972">
            <text:p>2560972</text:p>
          </table:table-cell>
          <table:table-cell table:formula="of:=[.C247]/[.D247]" office:value-type="float" office:value="8192">
            <text:p>81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65536">
            <text:p>65536</text:p>
          </table:table-cell>
          <table:table-cell office:value-type="float" office:value="3424998">
            <text:p>3424998</text:p>
          </table:table-cell>
          <table:table-cell office:value-type="float" office:value="671809">
            <text:p>671809</text:p>
          </table:table-cell>
          <table:table-cell office:value-type="float" office:value="2645976">
            <text:p>2645976</text:p>
          </table:table-cell>
          <table:table-cell office:value-type="float" office:value="1267">
            <text:p>1267</text:p>
          </table:table-cell>
          <table:table-cell office:value-type="float" office:value="105945">
            <text:p>105945</text:p>
          </table:table-cell>
          <table:table-cell table:formula="of:=[.E248]-[.F248]" office:value-type="float" office:value="2753189">
            <text:p>2753189</text:p>
          </table:table-cell>
          <table:table-cell table:formula="of:=[.C248]/[.D248]" office:value-type="float" office:value="8192">
            <text:p>81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074417">
            <text:p>5074417</text:p>
          </table:table-cell>
          <table:table-cell office:value-type="float" office:value="683027">
            <text:p>683027</text:p>
          </table:table-cell>
          <table:table-cell office:value-type="float" office:value="4359145">
            <text:p>4359145</text:p>
          </table:table-cell>
          <table:table-cell office:value-type="float" office:value="839">
            <text:p>839</text:p>
          </table:table-cell>
          <table:table-cell office:value-type="float" office:value="31405">
            <text:p>31405</text:p>
          </table:table-cell>
          <table:table-cell table:formula="of:=[.E249]-[.F249]" office:value-type="float" office:value="4391390">
            <text:p>4391390</text:p>
          </table:table-cell>
          <table:table-cell table:formula="of:=[.C249]/[.D249]" office:value-type="float" office:value="32768">
            <text:p>327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223524">
            <text:p>5223524</text:p>
          </table:table-cell>
          <table:table-cell office:value-type="float" office:value="659129">
            <text:p>659129</text:p>
          </table:table-cell>
          <table:table-cell office:value-type="float" office:value="4531686">
            <text:p>4531686</text:p>
          </table:table-cell>
          <table:table-cell office:value-type="float" office:value="859">
            <text:p>859</text:p>
          </table:table-cell>
          <table:table-cell office:value-type="float" office:value="31849">
            <text:p>31849</text:p>
          </table:table-cell>
          <table:table-cell table:formula="of:=[.E250]-[.F250]" office:value-type="float" office:value="4564395">
            <text:p>4564395</text:p>
          </table:table-cell>
          <table:table-cell table:formula="of:=[.C250]/[.D250]" office:value-type="float" office:value="32768">
            <text:p>32768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32768">
            <text:p>32768</text:p>
          </table:table-cell>
          <table:table-cell office:value-type="float" office:value="4913178">
            <text:p>4913178</text:p>
          </table:table-cell>
          <table:table-cell office:value-type="float" office:value="336995">
            <text:p>336995</text:p>
          </table:table-cell>
          <table:table-cell office:value-type="float" office:value="4565514">
            <text:p>4565514</text:p>
          </table:table-cell>
          <table:table-cell office:value-type="float" office:value="1299">
            <text:p>1299</text:p>
          </table:table-cell>
          <table:table-cell office:value-type="float" office:value="9369">
            <text:p>9369</text:p>
          </table:table-cell>
          <table:table-cell table:formula="of:=[.E251]-[.F251]" office:value-type="float" office:value="4576183">
            <text:p>4576183</text:p>
          </table:table-cell>
          <table:table-cell table:formula="of:=[.C251]/[.D251]" office:value-type="float" office:value="8192">
            <text:p>81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252368">
            <text:p>5252368</text:p>
          </table:table-cell>
          <table:table-cell office:value-type="float" office:value="662480">
            <text:p>662480</text:p>
          </table:table-cell>
          <table:table-cell office:value-type="float" office:value="4557276">
            <text:p>4557276</text:p>
          </table:table-cell>
          <table:table-cell office:value-type="float" office:value="828">
            <text:p>828</text:p>
          </table:table-cell>
          <table:table-cell office:value-type="float" office:value="31783">
            <text:p>31783</text:p>
          </table:table-cell>
          <table:table-cell table:formula="of:=[.E252]-[.F252]" office:value-type="float" office:value="4589888">
            <text:p>4589888</text:p>
          </table:table-cell>
          <table:table-cell table:formula="of:=[.C252]/[.D252]" office:value-type="float" office:value="32768">
            <text:p>3276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5024705">
            <text:p>5024705</text:p>
          </table:table-cell>
          <table:table-cell office:value-type="float" office:value="398001">
            <text:p>398001</text:p>
          </table:table-cell>
          <table:table-cell office:value-type="float" office:value="4595019">
            <text:p>4595019</text:p>
          </table:table-cell>
          <table:table-cell office:value-type="float" office:value="869">
            <text:p>869</text:p>
          </table:table-cell>
          <table:table-cell office:value-type="float" office:value="30814">
            <text:p>30814</text:p>
          </table:table-cell>
          <table:table-cell table:formula="of:=[.E253]-[.F253]" office:value-type="float" office:value="4626704">
            <text:p>4626704</text:p>
          </table:table-cell>
          <table:table-cell table:formula="of:=[.C253]/[.D253]" office:value-type="float" office:value="32768">
            <text:p>327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5469308">
            <text:p>5469308</text:p>
          </table:table-cell>
          <table:table-cell office:value-type="float" office:value="662775">
            <text:p>662775</text:p>
          </table:table-cell>
          <table:table-cell office:value-type="float" office:value="4782340">
            <text:p>4782340</text:p>
          </table:table-cell>
          <table:table-cell office:value-type="float" office:value="1217">
            <text:p>1217</text:p>
          </table:table-cell>
          <table:table-cell office:value-type="float" office:value="22974">
            <text:p>22974</text:p>
          </table:table-cell>
          <table:table-cell table:formula="of:=[.E254]-[.F254]" office:value-type="float" office:value="4806533">
            <text:p>4806533</text:p>
          </table:table-cell>
          <table:table-cell table:formula="of:=[.C254]/[.D254]" office:value-type="float" office:value="16384">
            <text:p>163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5621211">
            <text:p>5621211</text:p>
          </table:table-cell>
          <table:table-cell office:value-type="float" office:value="641459">
            <text:p>641459</text:p>
          </table:table-cell>
          <table:table-cell office:value-type="float" office:value="4955702">
            <text:p>4955702</text:p>
          </table:table-cell>
          <table:table-cell office:value-type="float" office:value="1066">
            <text:p>1066</text:p>
          </table:table-cell>
          <table:table-cell office:value-type="float" office:value="22982">
            <text:p>22982</text:p>
          </table:table-cell>
          <table:table-cell table:formula="of:=[.E255]-[.F255]" office:value-type="float" office:value="4979752">
            <text:p>4979752</text:p>
          </table:table-cell>
          <table:table-cell table:formula="of:=[.C255]/[.D255]" office:value-type="float" office:value="16384">
            <text:p>163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32768">
            <text:p>32768</text:p>
          </table:table-cell>
          <table:table-cell office:value-type="float" office:value="6004858">
            <text:p>6004858</text:p>
          </table:table-cell>
          <table:table-cell office:value-type="float" office:value="687037">
            <text:p>687037</text:p>
          </table:table-cell>
          <table:table-cell office:value-type="float" office:value="5210666">
            <text:p>5210666</text:p>
          </table:table-cell>
          <table:table-cell office:value-type="float" office:value="1275">
            <text:p>1275</text:p>
          </table:table-cell>
          <table:table-cell office:value-type="float" office:value="105878">
            <text:p>105878</text:p>
          </table:table-cell>
          <table:table-cell table:formula="of:=[.E256]-[.F256]" office:value-type="float" office:value="5317821">
            <text:p>5317821</text:p>
          </table:table-cell>
          <table:table-cell table:formula="of:=[.C256]/[.D256]" office:value-type="float" office:value="16384">
            <text:p>163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0203166">
            <text:p>10203166</text:p>
          </table:table-cell>
          <table:table-cell office:value-type="float" office:value="659770">
            <text:p>659770</text:p>
          </table:table-cell>
          <table:table-cell office:value-type="float" office:value="9519176">
            <text:p>9519176</text:p>
          </table:table-cell>
          <table:table-cell office:value-type="float" office:value="1120">
            <text:p>1120</text:p>
          </table:table-cell>
          <table:table-cell office:value-type="float" office:value="23099">
            <text:p>23099</text:p>
          </table:table-cell>
          <table:table-cell table:formula="of:=[.E257]-[.F257]" office:value-type="float" office:value="9543396">
            <text:p>9543396</text:p>
          </table:table-cell>
          <table:table-cell table:formula="of:=[.C257]/[.D257]" office:value-type="float" office:value="32768">
            <text:p>32768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8435456">
            <text:p>268435456</text:p>
          </table:table-cell>
          <table:table-cell office:value-type="float" office:value="16384">
            <text:p>16384</text:p>
          </table:table-cell>
          <table:table-cell office:value-type="float" office:value="9897256">
            <text:p>9897256</text:p>
          </table:table-cell>
          <table:table-cell office:value-type="float" office:value="315848">
            <text:p>315848</text:p>
          </table:table-cell>
          <table:table-cell office:value-type="float" office:value="9570920">
            <text:p>9570920</text:p>
          </table:table-cell>
          <table:table-cell office:value-type="float" office:value="1111">
            <text:p>1111</text:p>
          </table:table-cell>
          <table:table-cell office:value-type="float" office:value="9375">
            <text:p>9375</text:p>
          </table:table-cell>
          <table:table-cell table:formula="of:=[.E258]-[.F258]" office:value-type="float" office:value="9581408">
            <text:p>9581408</text:p>
          </table:table-cell>
          <table:table-cell table:formula="of:=[.C258]/[.D258]" office:value-type="float" office:value="16384">
            <text:p>163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0560411">
            <text:p>10560411</text:p>
          </table:table-cell>
          <table:table-cell office:value-type="float" office:value="662620">
            <text:p>662620</text:p>
          </table:table-cell>
          <table:table-cell office:value-type="float" office:value="9873471">
            <text:p>9873471</text:p>
          </table:table-cell>
          <table:table-cell office:value-type="float" office:value="1245">
            <text:p>1245</text:p>
          </table:table-cell>
          <table:table-cell office:value-type="float" office:value="23074">
            <text:p>23074</text:p>
          </table:table-cell>
          <table:table-cell table:formula="of:=[.E259]-[.F259]" office:value-type="float" office:value="9897791">
            <text:p>9897791</text:p>
          </table:table-cell>
          <table:table-cell table:formula="of:=[.C259]/[.D259]" office:value-type="float" office:value="32768">
            <text:p>327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6870912">
            <text:p>536870912</text:p>
          </table:table-cell>
          <table:table-cell office:value-type="float" office:value="16384">
            <text:p>16384</text:p>
          </table:table-cell>
          <table:table-cell office:value-type="float" office:value="11086437">
            <text:p>11086437</text:p>
          </table:table-cell>
          <table:table-cell office:value-type="float" office:value="682022">
            <text:p>682022</text:p>
          </table:table-cell>
          <table:table-cell office:value-type="float" office:value="10296831">
            <text:p>10296831</text:p>
          </table:table-cell>
          <table:table-cell office:value-type="float" office:value="1264">
            <text:p>1264</text:p>
          </table:table-cell>
          <table:table-cell office:value-type="float" office:value="106318">
            <text:p>106318</text:p>
          </table:table-cell>
          <table:table-cell table:formula="of:=[.E260]-[.F260]" office:value-type="float" office:value="10404415">
            <text:p>10404415</text:p>
          </table:table-cell>
          <table:table-cell table:formula="of:=[.C260]/[.D260]" office:value-type="float" office:value="32768">
            <text:p>32768</text:p>
          </table:table-cell>
        </table:table-row>
      </table:table>
      <table:table table:name="Sheet8" table:style-name="ta1" table:print="false">
        <office:forms form:automatic-focus="false" form:apply-design-mode="false"/>
        <table:table-column table:style-name="co6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office:value-type="float" office:value="536870912">
            <text:p>536870912</text:p>
          </table:table-cell>
          <table:table-cell office:value-type="float" office:value="200">
            <text:p>200</text:p>
          </table:table-cell>
          <table:table-cell table:formula="of:=[.$D$6]/[.E6]" office:value-type="float" office:value="2684354.56">
            <text:p>2684354,56</text:p>
          </table:table-cell>
          <table:table-cell office:value-type="float" office:value="2684354">
            <text:p>2684354</text:p>
          </table:table-cell>
          <table:table-cell table:formula="of:=[.G6]*[.E6]" office:value-type="float" office:value="536870800">
            <text:p>536870800</text:p>
          </table:table-cell>
          <table:table-cell table:formula="of:=[.$H$6]/[.E6]" office:value-type="float" office:value="2684354">
            <text:p>2684354</text:p>
          </table:table-cell>
          <table:table-cell/>
          <table:table-cell table:formula="of:=[.D6]/[.G6]" office:value-type="float" office:value="200.00004172326">
            <text:p>200,0000417233</text:p>
          </table:table-cell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table:formula="of:=[.$D$6]/[.E7]" office:value-type="float" office:value="2440322.32727273">
            <text:p>2440322,32727273</text:p>
          </table:table-cell>
          <table:table-cell/>
          <table:table-cell table:formula="of:=[.G7]*[.E7]" office:value-type="float" office:value="0">
            <text:p>0</text:p>
          </table:table-cell>
          <table:table-cell table:formula="of:=[.$H$6]/[.E7]" office:value-type="float" office:value="2440321.81818182">
            <text:p>2440321,818181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table:formula="of:=[.$D$6]/[.E8]" office:value-type="float" office:value="2236962.13333333">
            <text:p>2236962,13333333</text:p>
          </table:table-cell>
          <table:table-cell/>
          <table:table-cell table:formula="of:=[.G8]*[.E8]" office:value-type="float" office:value="0">
            <text:p>0</text:p>
          </table:table-cell>
          <table:table-cell table:formula="of:=[.$H$6]/[.E8]" office:value-type="float" office:value="2236961.66666667">
            <text:p>2236961,666666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0">
            <text:p>260</text:p>
          </table:table-cell>
          <table:table-cell table:formula="of:=[.$D$6]/[.E9]" office:value-type="float" office:value="2064888.12307692">
            <text:p>2064888,12307692</text:p>
          </table:table-cell>
          <table:table-cell/>
          <table:table-cell table:formula="of:=[.G9]*[.E9]" office:value-type="float" office:value="0">
            <text:p>0</text:p>
          </table:table-cell>
          <table:table-cell table:formula="of:=[.$H$6]/[.E9]" office:value-type="float" office:value="2064887.69230769">
            <text:p>2064887,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80">
            <text:p>280</text:p>
          </table:table-cell>
          <table:table-cell table:formula="of:=[.$D$6]/[.E10]" office:value-type="float" office:value="1917396.11428571">
            <text:p>1917396,11428571</text:p>
          </table:table-cell>
          <table:table-cell/>
          <table:table-cell table:formula="of:=[.G10]*[.E10]" office:value-type="float" office:value="0">
            <text:p>0</text:p>
          </table:table-cell>
          <table:table-cell table:formula="of:=[.$H$6]/[.E10]" office:value-type="float" office:value="1917395.71428571">
            <text:p>1917395,714285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0">
            <text:p>300</text:p>
          </table:table-cell>
          <table:table-cell table:formula="of:=[.$D$6]/[.E11]" office:value-type="float" office:value="1789569.70666667">
            <text:p>1789569,70666667</text:p>
          </table:table-cell>
          <table:table-cell/>
          <table:table-cell table:formula="of:=[.G11]*[.E11]" office:value-type="float" office:value="0">
            <text:p>0</text:p>
          </table:table-cell>
          <table:table-cell table:formula="of:=[.$H$6]/[.E11]" office:value-type="float" office:value="1789569.33333333">
            <text:p>1789569,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0">
            <text:p>320</text:p>
          </table:table-cell>
          <table:table-cell table:formula="of:=[.$D$6]/[.E12]" office:value-type="float" office:value="1677721.6">
            <text:p>1677721,6</text:p>
          </table:table-cell>
          <table:table-cell/>
          <table:table-cell table:formula="of:=[.G12]*[.E12]" office:value-type="float" office:value="0">
            <text:p>0</text:p>
          </table:table-cell>
          <table:table-cell table:formula="of:=[.$H$6]/[.E12]" office:value-type="float" office:value="1677721.25">
            <text:p>1677721,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40">
            <text:p>340</text:p>
          </table:table-cell>
          <table:table-cell table:formula="of:=[.$D$6]/[.E13]" office:value-type="float" office:value="1579032.09411765">
            <text:p>1579032,09411765</text:p>
          </table:table-cell>
          <table:table-cell/>
          <table:table-cell table:formula="of:=[.G13]*[.E13]" office:value-type="float" office:value="0">
            <text:p>0</text:p>
          </table:table-cell>
          <table:table-cell table:formula="of:=[.$H$6]/[.E13]" office:value-type="float" office:value="1579031.76470588">
            <text:p>1579031,764705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0">
            <text:p>360</text:p>
          </table:table-cell>
          <table:table-cell table:formula="of:=[.$D$6]/[.E14]" office:value-type="float" office:value="1491308.08888889">
            <text:p>1491308,08888889</text:p>
          </table:table-cell>
          <table:table-cell/>
          <table:table-cell table:formula="of:=[.G14]*[.E14]" office:value-type="float" office:value="0">
            <text:p>0</text:p>
          </table:table-cell>
          <table:table-cell table:formula="of:=[.$H$6]/[.E14]" office:value-type="float" office:value="1491307.77777778">
            <text:p>1491307,777777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80">
            <text:p>380</text:p>
          </table:table-cell>
          <table:table-cell table:formula="of:=[.$D$6]/[.E15]" office:value-type="float" office:value="1412818.18947368">
            <text:p>1412818,18947368</text:p>
          </table:table-cell>
          <table:table-cell/>
          <table:table-cell table:formula="of:=[.G15]*[.E15]" office:value-type="float" office:value="0">
            <text:p>0</text:p>
          </table:table-cell>
          <table:table-cell table:formula="of:=[.$H$6]/[.E15]" office:value-type="float" office:value="1412817.89473684">
            <text:p>1412817,894736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00">
            <text:p>400</text:p>
          </table:table-cell>
          <table:table-cell table:formula="of:=[.$D$6]/[.E16]" office:value-type="float" office:value="1342177.28">
            <text:p>1342177,28</text:p>
          </table:table-cell>
          <table:table-cell/>
          <table:table-cell table:formula="of:=[.G16]*[.E16]" office:value-type="float" office:value="0">
            <text:p>0</text:p>
          </table:table-cell>
          <table:table-cell table:formula="of:=[.$H$6]/[.E16]" office:value-type="float" office:value="1342177">
            <text:p>13421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0">
            <text:p>420</text:p>
          </table:table-cell>
          <table:table-cell table:formula="of:=[.$D$6]/[.E17]" office:value-type="float" office:value="1278264.07619048">
            <text:p>1278264,07619048</text:p>
          </table:table-cell>
          <table:table-cell/>
          <table:table-cell table:formula="of:=[.G17]*[.E17]" office:value-type="float" office:value="0">
            <text:p>0</text:p>
          </table:table-cell>
          <table:table-cell table:formula="of:=[.$H$6]/[.E17]" office:value-type="float" office:value="1278263.80952381">
            <text:p>1278263,809523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0">
            <text:p>440</text:p>
          </table:table-cell>
          <table:table-cell table:formula="of:=[.$D$6]/[.E18]" office:value-type="float" office:value="1220161.16363636">
            <text:p>1220161,16363636</text:p>
          </table:table-cell>
          <table:table-cell/>
          <table:table-cell table:formula="of:=[.G18]*[.E18]" office:value-type="float" office:value="0">
            <text:p>0</text:p>
          </table:table-cell>
          <table:table-cell table:formula="of:=[.$H$6]/[.E18]" office:value-type="float" office:value="1220160.90909091">
            <text:p>1220160,909090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0">
            <text:p>460</text:p>
          </table:table-cell>
          <table:table-cell table:formula="of:=[.$D$6]/[.E19]" office:value-type="float" office:value="1167110.67826087">
            <text:p>1167110,67826087</text:p>
          </table:table-cell>
          <table:table-cell/>
          <table:table-cell table:formula="of:=[.G19]*[.E19]" office:value-type="float" office:value="0">
            <text:p>0</text:p>
          </table:table-cell>
          <table:table-cell table:formula="of:=[.$H$6]/[.E19]" office:value-type="float" office:value="1167110.43478261">
            <text:p>1167110,43478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0">
            <text:p>480</text:p>
          </table:table-cell>
          <table:table-cell table:formula="of:=[.$D$6]/[.E20]" office:value-type="float" office:value="1118481.06666667">
            <text:p>1118481,06666667</text:p>
          </table:table-cell>
          <table:table-cell/>
          <table:table-cell table:formula="of:=[.G20]*[.E20]" office:value-type="float" office:value="0">
            <text:p>0</text:p>
          </table:table-cell>
          <table:table-cell table:formula="of:=[.$H$6]/[.E20]" office:value-type="float" office:value="1118480.83333333">
            <text:p>1118480,8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0">
            <text:p>500</text:p>
          </table:table-cell>
          <table:table-cell table:formula="of:=[.$D$6]/[.E21]" office:value-type="float" office:value="1073741.824">
            <text:p>1073741,824</text:p>
          </table:table-cell>
          <table:table-cell/>
          <table:table-cell table:formula="of:=[.G21]*[.E21]" office:value-type="float" office:value="0">
            <text:p>0</text:p>
          </table:table-cell>
          <table:table-cell table:formula="of:=[.$H$6]/[.E21]" office:value-type="float" office:value="1073741.6">
            <text:p>1073741,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0">
            <text:p>520</text:p>
          </table:table-cell>
          <table:table-cell table:formula="of:=[.$D$6]/[.E22]" office:value-type="float" office:value="1032444.06153846">
            <text:p>1032444,06153846</text:p>
          </table:table-cell>
          <table:table-cell/>
          <table:table-cell table:formula="of:=[.G22]*[.E22]" office:value-type="float" office:value="0">
            <text:p>0</text:p>
          </table:table-cell>
          <table:table-cell table:formula="of:=[.$H$6]/[.E22]" office:value-type="float" office:value="1032443.84615385">
            <text:p>1032443,846153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40">
            <text:p>540</text:p>
          </table:table-cell>
          <table:table-cell table:formula="of:=[.$D$6]/[.E23]" office:value-type="float" office:value="994205.392592593">
            <text:p>994205,3925925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0">
            <text:p>560</text:p>
          </table:table-cell>
          <table:table-cell table:formula="of:=[.$D$6]/[.E24]" office:value-type="float" office:value="958698.057142857">
            <text:p>958698,0571428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80">
            <text:p>580</text:p>
          </table:table-cell>
          <table:table-cell table:formula="of:=[.$D$6]/[.E25]" office:value-type="float" office:value="925639.503448276">
            <text:p>925639,5034482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00">
            <text:p>600</text:p>
          </table:table-cell>
          <table:table-cell table:formula="of:=[.$D$6]/[.E26]" office:value-type="float" office:value="894784.853333333">
            <text:p>894784,853333333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4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5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6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7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8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9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0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1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2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3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4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5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6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7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8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19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0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1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2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3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4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5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6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7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8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29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0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1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2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3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4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5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6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8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79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1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2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3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4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6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7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number-columns-repeated="4"/>
          <table:table-cell/>
          <table:table-cell table:formula="of:=[.$D$6]/[.E388]" office:value-type="float" office:value="0">
            <text:p>#DIV/0!</text:p>
          </table:table-cell>
          <table:table-cell table:number-columns-repeated="5"/>
        </table:table-row>
      </table:table>
      <table:database-ranges>
        <table:database-range table:target-range-address="Sheet7.A1:Sheet7.K1" table:display-filter-buttons="true">
          <table:filter>
            <table:filter-condition table:field-number="2" table:value="536870912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.02.2013</text:date>, <text:time>17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2T17:59:04</dc:date>
    <meta:generator>OpenOffice.org/3.2$Unix OpenOffice.org_project/320m19$Build-9505</meta:generator>
    <meta:editing-duration>PT01H30M26S</meta:editing-duration>
    <meta:editing-cycles>3</meta:editing-cycles>
    <meta:document-statistic meta:table-count="8" meta:cell-count="126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63cm" svg:height="15.647cm" xlink:href=".." chart:class="chart:scatter" chart:style-name="ch1">
        <chart:legend chart:legend-position="end" svg:x="24.141cm" svg:y="6.791cm" chart:style-name="ch2"/>
        <chart:plot-area chart:style-name="ch3" table:cell-range-address="'30-8'.D1:'30-8'.I11" chart:data-source-has-labels="row" svg:x="0.537cm" svg:y="0.312cm" svg:width="23.068cm" svg:height="14.71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-8'.E2:'30-8'.E11" chart:label-cell-address="'30-8'.E1:'30-8'.E1" chart:class="chart:scatter">
            <chart:domain table:cell-range-address="'30-8'.D2:'30-8'.D11"/>
            <chart:data-point chart:repeated="10"/>
          </chart:series>
          <chart:series chart:style-name="ch8" chart:values-cell-range-address="'30-8'.F2:'30-8'.F11" chart:label-cell-address="'30-8'.F1:'30-8'.F1" chart:class="chart:scatter">
            <chart:data-point chart:repeated="10"/>
          </chart:series>
          <chart:series chart:style-name="ch9" chart:values-cell-range-address="'30-8'.G2:'30-8'.G11" chart:label-cell-address="'30-8'.G1:'30-8'.G1" chart:class="chart:scatter">
            <chart:data-point chart:repeated="10"/>
          </chart:series>
          <chart:series chart:style-name="ch10" chart:values-cell-range-address="'30-8'.H2:'30-8'.H11" chart:label-cell-address="'30-8'.H1:'30-8'.H1" chart:class="chart:scatter">
            <chart:data-point chart:repeated="10"/>
          </chart:series>
          <chart:series chart:style-name="ch11" chart:values-cell-range-address="'30-8'.I2:'30-8'.I11" chart:label-cell-address="'30-8'.I1:'30-8'.I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30-8'.E1:'30-8'.E1">gesamt</text:p>
              </table:table-cell>
              <table:table-cell office:value-type="string">
                <text:p text:id="'30-8'.F1:'30-8'.F1">random</text:p>
              </table:table-cell>
              <table:table-cell office:value-type="string">
                <text:p text:id="'30-8'.G1:'30-8'.G1">chunkverteil</text:p>
              </table:table-cell>
              <table:table-cell office:value-type="string">
                <text:p text:id="'30-8'.H1:'30-8'.H1">endtag</text:p>
              </table:table-cell>
              <table:table-cell office:value-type="string">
                <text:p text:id="'30-8'.I1:'30-8'.I1">me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 text:id="'30-8'.D2:'30-8'.D11">16384</text:p>
              </table:table-cell>
              <table:table-cell office:value-type="float" office:value="1555761">
                <text:p text:id="'30-8'.E2:'30-8'.E11">1555761</text:p>
              </table:table-cell>
              <table:table-cell office:value-type="float" office:value="652927">
                <text:p text:id="'30-8'.F2:'30-8'.F11">652927</text:p>
              </table:table-cell>
              <table:table-cell office:value-type="float" office:value="853044">
                <text:p text:id="'30-8'.G2:'30-8'.G11">853044</text:p>
              </table:table-cell>
              <table:table-cell office:value-type="float" office:value="349">
                <text:p text:id="'30-8'.H2:'30-8'.H11">349</text:p>
              </table:table-cell>
              <table:table-cell office:value-type="float" office:value="49439">
                <text:p text:id="'30-8'.I2:'30-8'.I11">49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1141119">
                <text:p>1141119</text:p>
              </table:table-cell>
              <table:table-cell office:value-type="float" office:value="653882">
                <text:p>653882</text:p>
              </table:table-cell>
              <table:table-cell office:value-type="float" office:value="437906">
                <text:p>437906</text:p>
              </table:table-cell>
              <table:table-cell office:value-type="float" office:value="371">
                <text:p>371</text:p>
              </table:table-cell>
              <table:table-cell office:value-type="float" office:value="48957">
                <text:p>48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925478">
                <text:p>925478</text:p>
              </table:table-cell>
              <table:table-cell office:value-type="float" office:value="647660">
                <text:p>647660</text:p>
              </table:table-cell>
              <table:table-cell office:value-type="float" office:value="228677">
                <text:p>228677</text:p>
              </table:table-cell>
              <table:table-cell office:value-type="float" office:value="383">
                <text:p>383</text:p>
              </table:table-cell>
              <table:table-cell office:value-type="float" office:value="48756">
                <text:p>48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852583">
                <text:p>852583</text:p>
              </table:table-cell>
              <table:table-cell office:value-type="float" office:value="675602">
                <text:p>675602</text:p>
              </table:table-cell>
              <table:table-cell office:value-type="float" office:value="128840">
                <text:p>128840</text:p>
              </table:table-cell>
              <table:table-cell office:value-type="float" office:value="367">
                <text:p>367</text:p>
              </table:table-cell>
              <table:table-cell office:value-type="float" office:value="47773">
                <text:p>47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802800">
                <text:p>802800</text:p>
              </table:table-cell>
              <table:table-cell office:value-type="float" office:value="666357">
                <text:p>666357</text:p>
              </table:table-cell>
              <table:table-cell office:value-type="float" office:value="87359">
                <text:p>87359</text:p>
              </table:table-cell>
              <table:table-cell office:value-type="float" office:value="430">
                <text:p>430</text:p>
              </table:table-cell>
              <table:table-cell office:value-type="float" office:value="48653">
                <text:p>48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776104">
                <text:p>776104</text:p>
              </table:table-cell>
              <table:table-cell office:value-type="float" office:value="659204">
                <text:p>659204</text:p>
              </table:table-cell>
              <table:table-cell office:value-type="float" office:value="67239">
                <text:p>67239</text:p>
              </table:table-cell>
              <table:table-cell office:value-type="float" office:value="429">
                <text:p>429</text:p>
              </table:table-cell>
              <table:table-cell office:value-type="float" office:value="49230">
                <text:p>49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770407">
                <text:p>770407</text:p>
              </table:table-cell>
              <table:table-cell office:value-type="float" office:value="663246">
                <text:p>663246</text:p>
              </table:table-cell>
              <table:table-cell office:value-type="float" office:value="57065">
                <text:p>57065</text:p>
              </table:table-cell>
              <table:table-cell office:value-type="float" office:value="598">
                <text:p>598</text:p>
              </table:table-cell>
              <table:table-cell office:value-type="float" office:value="49497">
                <text:p>4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815866">
                <text:p>815866</text:p>
              </table:table-cell>
              <table:table-cell office:value-type="float" office:value="668195">
                <text:p>668195</text:p>
              </table:table-cell>
              <table:table-cell office:value-type="float" office:value="50611">
                <text:p>50611</text:p>
              </table:table-cell>
              <table:table-cell office:value-type="float" office:value="838">
                <text:p>838</text:p>
              </table:table-cell>
              <table:table-cell office:value-type="float" office:value="96221">
                <text:p>96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794354">
                <text:p>794354</text:p>
              </table:table-cell>
              <table:table-cell office:value-type="float" office:value="650891">
                <text:p>650891</text:p>
              </table:table-cell>
              <table:table-cell office:value-type="float" office:value="48493">
                <text:p>48493</text:p>
              </table:table-cell>
              <table:table-cell office:value-type="float" office:value="1455">
                <text:p>1455</text:p>
              </table:table-cell>
              <table:table-cell office:value-type="float" office:value="93514">
                <text:p>93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759570">
                <text:p>759570</text:p>
              </table:table-cell>
              <table:table-cell office:value-type="float" office:value="660485">
                <text:p>660485</text:p>
              </table:table-cell>
              <table:table-cell office:value-type="float" office:value="47053">
                <text:p>47053</text:p>
              </table:table-cell>
              <table:table-cell office:value-type="float" office:value="2635">
                <text:p>2635</text:p>
              </table:table-cell>
              <table:table-cell office:value-type="float" office:value="49396">
                <text:p>49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42cm" svg:height="20.304cm" xlink:href=".." chart:class="chart:scatter" chart:style-name="ch1">
        <chart:legend chart:legend-position="end" svg:x="21.401cm" svg:y="9.308cm" chart:style-name="ch2"/>
        <chart:plot-area chart:style-name="ch3" table:cell-range-address="Sheet3.D200:Sheet3.H209" svg:x="0.474cm" svg:y="0.406cm" svg:width="20.454cm" svg:height="19.0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00:Sheet3.E209" chart:class="chart:scatter">
            <chart:domain table:cell-range-address="Sheet3.D200:Sheet3.D209"/>
            <chart:data-point chart:repeated="10"/>
          </chart:series>
          <chart:series chart:style-name="ch8" chart:values-cell-range-address="Sheet3.F200:Sheet3.F209" chart:class="chart:scatter">
            <chart:data-point chart:repeated="10"/>
          </chart:series>
          <chart:series chart:style-name="ch9" chart:values-cell-range-address="Sheet3.G200:Sheet3.G209" chart:class="chart:scatter">
            <chart:data-point chart:repeated="10"/>
          </chart:series>
          <chart:series chart:style-name="ch10" chart:values-cell-range-address="Sheet3.H200:Sheet3.H209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 text:id="Sheet3.D200:Sheet3.D209">16384</text:p>
              </table:table-cell>
              <table:table-cell office:value-type="float" office:value="907801">
                <text:p text:id="Sheet3.E200:Sheet3.E209">907801</text:p>
              </table:table-cell>
              <table:table-cell office:value-type="float" office:value="852790">
                <text:p text:id="Sheet3.F200:Sheet3.F209">852790</text:p>
              </table:table-cell>
              <table:table-cell office:value-type="float" office:value="357">
                <text:p text:id="Sheet3.G200:Sheet3.G209">357</text:p>
              </table:table-cell>
              <table:table-cell office:value-type="float" office:value="54652">
                <text:p text:id="Sheet3.H200:Sheet3.H209">546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474167">
                <text:p>474167</text:p>
              </table:table-cell>
              <table:table-cell office:value-type="float" office:value="425140">
                <text:p>425140</text:p>
              </table:table-cell>
              <table:table-cell office:value-type="float" office:value="367">
                <text:p>367</text:p>
              </table:table-cell>
              <table:table-cell office:value-type="float" office:value="48658">
                <text:p>48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271011">
                <text:p>271011</text:p>
              </table:table-cell>
              <table:table-cell office:value-type="float" office:value="222340">
                <text:p>222340</text:p>
              </table:table-cell>
              <table:table-cell office:value-type="float" office:value="362">
                <text:p>362</text:p>
              </table:table-cell>
              <table:table-cell office:value-type="float" office:value="48307">
                <text:p>48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175854">
                <text:p>175854</text:p>
              </table:table-cell>
              <table:table-cell office:value-type="float" office:value="128234">
                <text:p>128234</text:p>
              </table:table-cell>
              <table:table-cell office:value-type="float" office:value="389">
                <text:p>389</text:p>
              </table:table-cell>
              <table:table-cell office:value-type="float" office:value="47230">
                <text:p>47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132695">
                <text:p>132695</text:p>
              </table:table-cell>
              <table:table-cell office:value-type="float" office:value="84977">
                <text:p>84977</text:p>
              </table:table-cell>
              <table:table-cell office:value-type="float" office:value="429">
                <text:p>429</text:p>
              </table:table-cell>
              <table:table-cell office:value-type="float" office:value="47287">
                <text:p>47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111001">
                <text:p>111001</text:p>
              </table:table-cell>
              <table:table-cell office:value-type="float" office:value="63260">
                <text:p>63260</text:p>
              </table:table-cell>
              <table:table-cell office:value-type="float" office:value="461">
                <text:p>461</text:p>
              </table:table-cell>
              <table:table-cell office:value-type="float" office:value="47279">
                <text:p>47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108297">
                <text:p>108297</text:p>
              </table:table-cell>
              <table:table-cell office:value-type="float" office:value="54237">
                <text:p>54237</text:p>
              </table:table-cell>
              <table:table-cell office:value-type="float" office:value="625">
                <text:p>625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101964">
                <text:p>101964</text:p>
              </table:table-cell>
              <table:table-cell office:value-type="float" office:value="48422">
                <text:p>48422</text:p>
              </table:table-cell>
              <table:table-cell office:value-type="float" office:value="884">
                <text:p>884</text:p>
              </table:table-cell>
              <table:table-cell office:value-type="float" office:value="52655">
                <text:p>52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46695">
                <text:p>146695</text:p>
              </table:table-cell>
              <table:table-cell office:value-type="float" office:value="48825">
                <text:p>48825</text:p>
              </table:table-cell>
              <table:table-cell office:value-type="float" office:value="1512">
                <text:p>1512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97417">
                <text:p>97417</text:p>
              </table:table-cell>
              <table:table-cell office:value-type="float" office:value="44118">
                <text:p>44118</text:p>
              </table:table-cell>
              <table:table-cell office:value-type="float" office:value="2661">
                <text:p>2661</text:p>
              </table:table-cell>
              <table:table-cell office:value-type="float" office:value="50637">
                <text:p>50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27cm" svg:height="15.189cm" xlink:href=".." chart:class="chart:scatter" chart:style-name="ch1">
        <chart:legend chart:legend-position="end" svg:x="22.366cm" svg:y="6.75cm" chart:style-name="ch2"/>
        <chart:plot-area chart:style-name="ch3" table:cell-range-address="Sheet3.D200:Sheet3.H209" svg:x="0.494cm" svg:y="0.303cm" svg:width="21.379cm" svg:height="14.2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00:Sheet3.E209" chart:class="chart:scatter">
            <chart:domain table:cell-range-address="Sheet3.D200:Sheet3.D209"/>
            <chart:data-point chart:repeated="10"/>
          </chart:series>
          <chart:series chart:style-name="ch8" chart:values-cell-range-address="Sheet3.F200:Sheet3.F209" chart:class="chart:scatter">
            <chart:data-point chart:repeated="10"/>
          </chart:series>
          <chart:series chart:style-name="ch9" chart:values-cell-range-address="Sheet3.G200:Sheet3.G209" chart:class="chart:scatter">
            <chart:data-point chart:repeated="10"/>
          </chart:series>
          <chart:series chart:style-name="ch10" chart:values-cell-range-address="Sheet3.H200:Sheet3.H209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 text:id="Sheet3.D200:Sheet3.D209">16384</text:p>
              </table:table-cell>
              <table:table-cell office:value-type="float" office:value="907801">
                <text:p text:id="Sheet3.E200:Sheet3.E209">907801</text:p>
              </table:table-cell>
              <table:table-cell office:value-type="float" office:value="852790">
                <text:p text:id="Sheet3.F200:Sheet3.F209">852790</text:p>
              </table:table-cell>
              <table:table-cell office:value-type="float" office:value="357">
                <text:p text:id="Sheet3.G200:Sheet3.G209">357</text:p>
              </table:table-cell>
              <table:table-cell office:value-type="float" office:value="54652">
                <text:p text:id="Sheet3.H200:Sheet3.H209">546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474167">
                <text:p>474167</text:p>
              </table:table-cell>
              <table:table-cell office:value-type="float" office:value="425140">
                <text:p>425140</text:p>
              </table:table-cell>
              <table:table-cell office:value-type="float" office:value="367">
                <text:p>367</text:p>
              </table:table-cell>
              <table:table-cell office:value-type="float" office:value="48658">
                <text:p>48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271011">
                <text:p>271011</text:p>
              </table:table-cell>
              <table:table-cell office:value-type="float" office:value="222340">
                <text:p>222340</text:p>
              </table:table-cell>
              <table:table-cell office:value-type="float" office:value="362">
                <text:p>362</text:p>
              </table:table-cell>
              <table:table-cell office:value-type="float" office:value="48307">
                <text:p>48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175854">
                <text:p>175854</text:p>
              </table:table-cell>
              <table:table-cell office:value-type="float" office:value="128234">
                <text:p>128234</text:p>
              </table:table-cell>
              <table:table-cell office:value-type="float" office:value="389">
                <text:p>389</text:p>
              </table:table-cell>
              <table:table-cell office:value-type="float" office:value="47230">
                <text:p>47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132695">
                <text:p>132695</text:p>
              </table:table-cell>
              <table:table-cell office:value-type="float" office:value="84977">
                <text:p>84977</text:p>
              </table:table-cell>
              <table:table-cell office:value-type="float" office:value="429">
                <text:p>429</text:p>
              </table:table-cell>
              <table:table-cell office:value-type="float" office:value="47287">
                <text:p>47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111001">
                <text:p>111001</text:p>
              </table:table-cell>
              <table:table-cell office:value-type="float" office:value="63260">
                <text:p>63260</text:p>
              </table:table-cell>
              <table:table-cell office:value-type="float" office:value="461">
                <text:p>461</text:p>
              </table:table-cell>
              <table:table-cell office:value-type="float" office:value="47279">
                <text:p>47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108297">
                <text:p>108297</text:p>
              </table:table-cell>
              <table:table-cell office:value-type="float" office:value="54237">
                <text:p>54237</text:p>
              </table:table-cell>
              <table:table-cell office:value-type="float" office:value="625">
                <text:p>625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101964">
                <text:p>101964</text:p>
              </table:table-cell>
              <table:table-cell office:value-type="float" office:value="48422">
                <text:p>48422</text:p>
              </table:table-cell>
              <table:table-cell office:value-type="float" office:value="884">
                <text:p>884</text:p>
              </table:table-cell>
              <table:table-cell office:value-type="float" office:value="52655">
                <text:p>52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46695">
                <text:p>146695</text:p>
              </table:table-cell>
              <table:table-cell office:value-type="float" office:value="48825">
                <text:p>48825</text:p>
              </table:table-cell>
              <table:table-cell office:value-type="float" office:value="1512">
                <text:p>1512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97417">
                <text:p>97417</text:p>
              </table:table-cell>
              <table:table-cell office:value-type="float" office:value="44118">
                <text:p>44118</text:p>
              </table:table-cell>
              <table:table-cell office:value-type="float" office:value="2661">
                <text:p>2661</text:p>
              </table:table-cell>
              <table:table-cell office:value-type="float" office:value="50637">
                <text:p>50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79cm" svg:height="18.293cm" xlink:href=".." chart:class="chart:scatter" chart:style-name="ch1">
        <chart:legend chart:legend-position="end" svg:x="17.027cm" svg:y="8.302cm" chart:style-name="ch2"/>
        <chart:plot-area chart:style-name="ch3" table:cell-range-address="Sheet3.D12:Sheet3.H19" svg:x="0.385cm" svg:y="0.365cm" svg:width="16.258cm" svg:height="17.19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2:Sheet3.E19" chart:class="chart:scatter">
            <chart:domain table:cell-range-address="Sheet3.D12:Sheet3.D19"/>
            <chart:data-point chart:repeated="8"/>
          </chart:series>
          <chart:series chart:style-name="ch8" chart:values-cell-range-address="Sheet3.F12:Sheet3.F19" chart:class="chart:scatter">
            <chart:data-point chart:repeated="8"/>
          </chart:series>
          <chart:series chart:style-name="ch9" chart:values-cell-range-address="Sheet3.G12:Sheet3.G19" chart:class="chart:scatter">
            <chart:data-point chart:repeated="8"/>
          </chart:series>
          <chart:series chart:style-name="ch10" chart:values-cell-range-address="Sheet3.H12:Sheet3.H1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 text:id="Sheet3.D12:Sheet3.D19">65536</text:p>
              </table:table-cell>
              <table:table-cell office:value-type="float" office:value="80251">
                <text:p text:id="Sheet3.E12:Sheet3.E19">80251</text:p>
              </table:table-cell>
              <table:table-cell office:value-type="float" office:value="72346">
                <text:p text:id="Sheet3.F12:Sheet3.F19">72346</text:p>
              </table:table-cell>
              <table:table-cell office:value-type="float" office:value="221">
                <text:p text:id="Sheet3.G12:Sheet3.G19">221</text:p>
              </table:table-cell>
              <table:table-cell office:value-type="float" office:value="7683">
                <text:p text:id="Sheet3.H12:Sheet3.H19">76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2">
                <text:p>131072</text:p>
              </table:table-cell>
              <table:table-cell office:value-type="float" office:value="49454">
                <text:p>49454</text:p>
              </table:table-cell>
              <table:table-cell office:value-type="float" office:value="41612">
                <text:p>41612</text:p>
              </table:table-cell>
              <table:table-cell office:value-type="float" office:value="188">
                <text:p>188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4228">
                <text:p>34228</text:p>
              </table:table-cell>
              <table:table-cell office:value-type="float" office:value="26109">
                <text:p>26109</text:p>
              </table:table-cell>
              <table:table-cell office:value-type="float" office:value="266">
                <text:p>266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26444">
                <text:p>26444</text:p>
              </table:table-cell>
              <table:table-cell office:value-type="float" office:value="18516">
                <text:p>18516</text:p>
              </table:table-cell>
              <table:table-cell office:value-type="float" office:value="256">
                <text:p>256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23020">
                <text:p>23020</text:p>
              </table:table-cell>
              <table:table-cell office:value-type="float" office:value="15050">
                <text:p>15050</text:p>
              </table:table-cell>
              <table:table-cell office:value-type="float" office:value="354">
                <text:p>354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2">
                <text:p>2097152</text:p>
              </table:table-cell>
              <table:table-cell office:value-type="float" office:value="22030">
                <text:p>22030</text:p>
              </table:table-cell>
              <table:table-cell office:value-type="float" office:value="13439">
                <text:p>13439</text:p>
              </table:table-cell>
              <table:table-cell office:value-type="float" office:value="738">
                <text:p>738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21395">
                <text:p>21395</text:p>
              </table:table-cell>
              <table:table-cell office:value-type="float" office:value="12517">
                <text:p>12517</text:p>
              </table:table-cell>
              <table:table-cell office:value-type="float" office:value="1271">
                <text:p>1271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">
                <text:p>8388608</text:p>
              </table:table-cell>
              <table:table-cell office:value-type="float" office:value="21761">
                <text:p>21761</text:p>
              </table:table-cell>
              <table:table-cell office:value-type="float" office:value="11644">
                <text:p>11644</text:p>
              </table:table-cell>
              <table:table-cell office:value-type="float" office:value="2476">
                <text:p>2476</text:p>
              </table:table-cell>
              <table:table-cell office:value-type="float" office:value="7640">
                <text:p>76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42cm" svg:height="20.304cm" xlink:href="." chart:class="chart:scatter" chart:style-name="ch1">
        <chart:legend chart:legend-position="end" svg:x="21.401cm" svg:y="9.308cm" chart:style-name="ch2"/>
        <chart:plot-area chart:style-name="ch3" chart:data-source-has-labels="both" svg:x="0.474cm" svg:y="0.406cm" svg:width="20.454cm" svg:height="19.086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</table:table-cell>
              <table:table-cell office:value-type="float" office:value="907801">
                <text:p>907801</text:p>
              </table:table-cell>
              <table:table-cell office:value-type="float" office:value="852790">
                <text:p>852790</text:p>
              </table:table-cell>
              <table:table-cell office:value-type="float" office:value="357">
                <text:p>357</text:p>
              </table:table-cell>
              <table:table-cell office:value-type="float" office:value="54652">
                <text:p>546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474167">
                <text:p>474167</text:p>
              </table:table-cell>
              <table:table-cell office:value-type="float" office:value="425140">
                <text:p>425140</text:p>
              </table:table-cell>
              <table:table-cell office:value-type="float" office:value="367">
                <text:p>367</text:p>
              </table:table-cell>
              <table:table-cell office:value-type="float" office:value="48658">
                <text:p>48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271011">
                <text:p>271011</text:p>
              </table:table-cell>
              <table:table-cell office:value-type="float" office:value="222340">
                <text:p>222340</text:p>
              </table:table-cell>
              <table:table-cell office:value-type="float" office:value="362">
                <text:p>362</text:p>
              </table:table-cell>
              <table:table-cell office:value-type="float" office:value="48307">
                <text:p>48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175854">
                <text:p>175854</text:p>
              </table:table-cell>
              <table:table-cell office:value-type="float" office:value="128234">
                <text:p>128234</text:p>
              </table:table-cell>
              <table:table-cell office:value-type="float" office:value="389">
                <text:p>389</text:p>
              </table:table-cell>
              <table:table-cell office:value-type="float" office:value="47230">
                <text:p>47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132695">
                <text:p>132695</text:p>
              </table:table-cell>
              <table:table-cell office:value-type="float" office:value="84977">
                <text:p>84977</text:p>
              </table:table-cell>
              <table:table-cell office:value-type="float" office:value="429">
                <text:p>429</text:p>
              </table:table-cell>
              <table:table-cell office:value-type="float" office:value="47287">
                <text:p>47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111001">
                <text:p>111001</text:p>
              </table:table-cell>
              <table:table-cell office:value-type="float" office:value="63260">
                <text:p>63260</text:p>
              </table:table-cell>
              <table:table-cell office:value-type="float" office:value="461">
                <text:p>461</text:p>
              </table:table-cell>
              <table:table-cell office:value-type="float" office:value="47279">
                <text:p>47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108297">
                <text:p>108297</text:p>
              </table:table-cell>
              <table:table-cell office:value-type="float" office:value="54237">
                <text:p>54237</text:p>
              </table:table-cell>
              <table:table-cell office:value-type="float" office:value="625">
                <text:p>625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101964">
                <text:p>101964</text:p>
              </table:table-cell>
              <table:table-cell office:value-type="float" office:value="48422">
                <text:p>48422</text:p>
              </table:table-cell>
              <table:table-cell office:value-type="float" office:value="884">
                <text:p>884</text:p>
              </table:table-cell>
              <table:table-cell office:value-type="float" office:value="52655">
                <text:p>52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146695">
                <text:p>146695</text:p>
              </table:table-cell>
              <table:table-cell office:value-type="float" office:value="48825">
                <text:p>48825</text:p>
              </table:table-cell>
              <table:table-cell office:value-type="float" office:value="1512">
                <text:p>1512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97417">
                <text:p>97417</text:p>
              </table:table-cell>
              <table:table-cell office:value-type="float" office:value="44118">
                <text:p>44118</text:p>
              </table:table-cell>
              <table:table-cell office:value-type="float" office:value="2661">
                <text:p>2661</text:p>
              </table:table-cell>
              <table:table-cell office:value-type="float" office:value="50637">
                <text:p>506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79cm" svg:height="18.293cm" xlink:href="." chart:class="chart:scatter" chart:style-name="ch1">
        <chart:legend chart:legend-position="end" svg:x="17.027cm" svg:y="8.302cm" chart:style-name="ch2"/>
        <chart:plot-area chart:style-name="ch3" chart:data-source-has-labels="both" svg:x="0.385cm" svg:y="0.365cm" svg:width="16.258cm" svg:height="17.198cm"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E$2:.$E$9" chart:label-cell-address="local-table.$E$1" chart:class="chart:scatter">
            <chart:data-point chart:repeated="8"/>
          </chart:series>
          <chart:series chart:style-name="ch10" chart:values-cell-range-address="local-table.$F$2:.$F$9" chart:label-cell-address="local-table.$F$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</table:table-cell>
              <table:table-cell office:value-type="float" office:value="80251">
                <text:p>80251</text:p>
              </table:table-cell>
              <table:table-cell office:value-type="float" office:value="72346">
                <text:p>72346</text:p>
              </table:table-cell>
              <table:table-cell office:value-type="float" office:value="221">
                <text:p>221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2">
                <text:p>131072</text:p>
              </table:table-cell>
              <table:table-cell office:value-type="float" office:value="49454">
                <text:p>49454</text:p>
              </table:table-cell>
              <table:table-cell office:value-type="float" office:value="41612">
                <text:p>41612</text:p>
              </table:table-cell>
              <table:table-cell office:value-type="float" office:value="188">
                <text:p>188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4228">
                <text:p>34228</text:p>
              </table:table-cell>
              <table:table-cell office:value-type="float" office:value="26109">
                <text:p>26109</text:p>
              </table:table-cell>
              <table:table-cell office:value-type="float" office:value="266">
                <text:p>266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26444">
                <text:p>26444</text:p>
              </table:table-cell>
              <table:table-cell office:value-type="float" office:value="18516">
                <text:p>18516</text:p>
              </table:table-cell>
              <table:table-cell office:value-type="float" office:value="256">
                <text:p>256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23020">
                <text:p>23020</text:p>
              </table:table-cell>
              <table:table-cell office:value-type="float" office:value="15050">
                <text:p>15050</text:p>
              </table:table-cell>
              <table:table-cell office:value-type="float" office:value="354">
                <text:p>354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2">
                <text:p>2097152</text:p>
              </table:table-cell>
              <table:table-cell office:value-type="float" office:value="22030">
                <text:p>22030</text:p>
              </table:table-cell>
              <table:table-cell office:value-type="float" office:value="13439">
                <text:p>13439</text:p>
              </table:table-cell>
              <table:table-cell office:value-type="float" office:value="738">
                <text:p>738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21395">
                <text:p>21395</text:p>
              </table:table-cell>
              <table:table-cell office:value-type="float" office:value="12517">
                <text:p>12517</text:p>
              </table:table-cell>
              <table:table-cell office:value-type="float" office:value="1271">
                <text:p>1271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">
                <text:p>8388608</text:p>
              </table:table-cell>
              <table:table-cell office:value-type="float" office:value="21761">
                <text:p>21761</text:p>
              </table:table-cell>
              <table:table-cell office:value-type="float" office:value="11644">
                <text:p>11644</text:p>
              </table:table-cell>
              <table:table-cell office:value-type="float" office:value="2476">
                <text:p>2476</text:p>
              </table:table-cell>
              <table:table-cell office:value-type="float" office:value="7640">
                <text:p>76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61cm" svg:height="19.641cm" xlink:href=".." chart:class="chart:scatter" chart:style-name="ch1">
        <chart:legend chart:legend-position="end" svg:x="23.085cm" svg:y="8.976cm" chart:style-name="ch2"/>
        <chart:plot-area chart:style-name="ch3" table:cell-range-address="Sheet5.E119:Sheet5.I129" svg:x="0.509cm" svg:y="0.392cm" svg:width="22.068cm" svg:height="18.4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119:Sheet5.F129" chart:class="chart:scatter">
            <chart:domain table:cell-range-address="Sheet5.E119:Sheet5.E129"/>
            <chart:data-point chart:repeated="11"/>
          </chart:series>
          <chart:series chart:style-name="ch7" chart:values-cell-range-address="Sheet5.G119:Sheet5.G129" chart:class="chart:scatter">
            <chart:data-point chart:repeated="11"/>
          </chart:series>
          <chart:series chart:style-name="ch8" chart:values-cell-range-address="Sheet5.H119:Sheet5.H129" chart:class="chart:scatter">
            <chart:data-point chart:repeated="11"/>
          </chart:series>
          <chart:series chart:style-name="ch9" chart:values-cell-range-address="Sheet5.I119:Sheet5.I129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3333333333333">
                <text:p text:id="Sheet5.E119:Sheet5.E129">2.13333333333333</text:p>
              </table:table-cell>
              <table:table-cell office:value-type="float" office:value="107161">
                <text:p text:id="Sheet5.F119:Sheet5.F129">107161</text:p>
              </table:table-cell>
              <table:table-cell office:value-type="float" office:value="57065">
                <text:p text:id="Sheet5.G119:Sheet5.G129">57065</text:p>
              </table:table-cell>
              <table:table-cell office:value-type="float" office:value="598">
                <text:p text:id="Sheet5.H119:Sheet5.H129">598</text:p>
              </table:table-cell>
              <table:table-cell office:value-type="float" office:value="49497">
                <text:p text:id="Sheet5.I119:Sheet5.I129">494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8297">
                <text:p>108297</text:p>
              </table:table-cell>
              <table:table-cell office:value-type="float" office:value="54237">
                <text:p>54237</text:p>
              </table:table-cell>
              <table:table-cell office:value-type="float" office:value="625">
                <text:p>625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51663">
                <text:p>151663</text:p>
              </table:table-cell>
              <table:table-cell office:value-type="float" office:value="118812">
                <text:p>118812</text:p>
              </table:table-cell>
              <table:table-cell office:value-type="float" office:value="1111">
                <text:p>1111</text:p>
              </table:table-cell>
              <table:table-cell office:value-type="float" office:value="31737">
                <text:p>31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546">
                <text:p>68546</text:p>
              </table:table-cell>
              <table:table-cell office:value-type="float" office:value="33330">
                <text:p>33330</text:p>
              </table:table-cell>
              <table:table-cell office:value-type="float" office:value="587">
                <text:p>587</text:p>
              </table:table-cell>
              <table:table-cell office:value-type="float" office:value="34628">
                <text:p>34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0287">
                <text:p>150287</text:p>
              </table:table-cell>
              <table:table-cell office:value-type="float" office:value="117542">
                <text:p>117542</text:p>
              </table:table-cell>
              <table:table-cell office:value-type="float" office:value="1133">
                <text:p>1133</text:p>
              </table:table-cell>
              <table:table-cell office:value-type="float" office:value="31610">
                <text:p>316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48329">
                <text:p>248329</text:p>
              </table:table-cell>
              <table:table-cell office:value-type="float" office:value="223874">
                <text:p>223874</text:p>
              </table:table-cell>
              <table:table-cell office:value-type="float" office:value="1441">
                <text:p>1441</text:p>
              </table:table-cell>
              <table:table-cell office:value-type="float" office:value="23012">
                <text:p>23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5524">
                <text:p>55524</text:p>
              </table:table-cell>
              <table:table-cell office:value-type="float" office:value="30970">
                <text:p>30970</text:p>
              </table:table-cell>
              <table:table-cell office:value-type="float" office:value="625">
                <text:p>625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2413">
                <text:p>142413</text:p>
              </table:table-cell>
              <table:table-cell office:value-type="float" office:value="110384">
                <text:p>110384</text:p>
              </table:table-cell>
              <table:table-cell office:value-type="float" office:value="919">
                <text:p>919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30969">
                <text:p>230969</text:p>
              </table:table-cell>
              <table:table-cell office:value-type="float" office:value="206776">
                <text:p>206776</text:p>
              </table:table-cell>
              <table:table-cell office:value-type="float" office:value="1221">
                <text:p>1221</text:p>
              </table:table-cell>
              <table:table-cell office:value-type="float" office:value="22970">
                <text:p>229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1851">
                <text:p>151851</text:p>
              </table:table-cell>
              <table:table-cell office:value-type="float" office:value="119812">
                <text:p>119812</text:p>
              </table:table-cell>
              <table:table-cell office:value-type="float" office:value="1051">
                <text:p>1051</text:p>
              </table:table-cell>
              <table:table-cell office:value-type="float" office:value="30987">
                <text:p>30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2077934">
                <text:p>2077934</text:p>
              </table:table-cell>
              <table:table-cell office:value-type="float" office:value="1314486">
                <text:p>1314486</text:p>
              </table:table-cell>
              <table:table-cell office:value-type="float" office:value="1774">
                <text:p>1774</text:p>
              </table:table-cell>
              <table:table-cell office:value-type="float" office:value="761673">
                <text:p>7616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59cm" svg:height="11.016cm" xlink:href=".." chart:class="chart:bar" chart:style-name="ch1">
        <chart:legend chart:legend-position="end" svg:x="24.691cm" svg:y="5.226cm" chart:style-name="ch2"/>
        <chart:plot-area chart:style-name="ch3" table:cell-range-address="Sheet6.A1:Sheet6.A1 Sheet6.A19:Sheet6.A28 Sheet6.G1:Sheet6.G1 Sheet6.G19:Sheet6.G28" chart:data-source-has-labels="both" svg:x="0.551cm" svg:y="0.22cm" svg:width="23.59cm" svg:height="10.356cm">
          <chart:axis chart:dimension="x" chart:name="primary-x" chart:style-name="ch4">
            <chart:categories table:cell-range-address="Sheet6.A19:Sheet6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G19:Sheet6.G28" chart:label-cell-address="Sheet6.G1:Sheet6.G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G1:Sheet6.G1">Gesamt-rand</text:p>
              </table:table-cell>
            </table:table-row>
          </table:table-header-rows>
          <table:table-rows>
            <table:table-row>
              <table:table-cell office:value-type="string">
                <text:p text:id="Sheet6.A19:Sheet6.A28">4+4</text:p>
              </table:table-cell>
              <table:table-cell office:value-type="float" office:value="151851">
                <text:p text:id="Sheet6.G19:Sheet6.G28">151851</text:p>
              </table:table-cell>
            </table:table-row>
            <table:table-row>
              <table:table-cell office:value-type="string">
                <text:p>4+8</text:p>
              </table:table-cell>
              <table:table-cell office:value-type="float" office:value="55524">
                <text:p>55524</text:p>
              </table:table-cell>
            </table:table-row>
            <table:table-row>
              <table:table-cell office:value-type="string">
                <text:p>8+3</text:p>
              </table:table-cell>
              <table:table-cell office:value-type="float" office:value="230969">
                <text:p>230969</text:p>
              </table:table-cell>
            </table:table-row>
            <table:table-row>
              <table:table-cell office:value-type="string">
                <text:p>8+4</text:p>
              </table:table-cell>
              <table:table-cell office:value-type="float" office:value="142413">
                <text:p>142413</text:p>
              </table:table-cell>
            </table:table-row>
            <table:table-row>
              <table:table-cell office:value-type="string">
                <text:p>8+8</text:p>
              </table:table-cell>
              <table:table-cell office:value-type="float" office:value="68546">
                <text:p>68546</text:p>
              </table:table-cell>
            </table:table-row>
            <table:table-row>
              <table:table-cell office:value-type="string">
                <text:p>16+3</text:p>
              </table:table-cell>
              <table:table-cell office:value-type="float" office:value="248329">
                <text:p>248329</text:p>
              </table:table-cell>
            </table:table-row>
            <table:table-row>
              <table:table-cell office:value-type="string">
                <text:p>16+4</text:p>
              </table:table-cell>
              <table:table-cell office:value-type="float" office:value="150287">
                <text:p>150287</text:p>
              </table:table-cell>
            </table:table-row>
            <table:table-row>
              <table:table-cell office:value-type="string">
                <text:p>16+8</text:p>
              </table:table-cell>
              <table:table-cell office:value-type="float" office:value="108297">
                <text:p>108297</text:p>
              </table:table-cell>
            </table:table-row>
            <table:table-row>
              <table:table-cell office:value-type="string">
                <text:p>30+4</text:p>
              </table:table-cell>
              <table:table-cell office:value-type="float" office:value="151663">
                <text:p>151663</text:p>
              </table:table-cell>
            </table:table-row>
            <table:table-row>
              <table:table-cell office:value-type="string">
                <text:p>30+8</text:p>
              </table:table-cell>
              <table:table-cell office:value-type="float" office:value="107161">
                <text:p>1071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